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CA"/>
    </style:style>
    <style:style style:name="P2" style:parent-style-name="Normal" style:family="paragraph">
      <style:text-properties fo:language="en" fo:country="CA"/>
    </style:style>
    <style:style style:name="P3" style:parent-style-name="Normal" style:family="paragraph">
      <style:text-properties fo:language="en" fo:country="CA"/>
    </style:style>
    <style:style style:name="P4" style:parent-style-name="Normal" style:family="paragraph">
      <style:text-properties fo:language="en" fo:country="CA"/>
    </style:style>
    <style:style style:name="P5" style:parent-style-name="Normal" style:family="paragraph">
      <style:text-properties fo:language="en" fo:country="CA"/>
    </style:style>
    <style:style style:name="P6" style:parent-style-name="Normal" style:family="paragraph">
      <style:text-properties fo:language="en" fo:country="CA"/>
    </style:style>
    <style:style style:name="P7" style:parent-style-name="Normal" style:family="paragraph">
      <style:text-properties fo:language="en" fo:country="CA"/>
    </style:style>
    <style:style style:name="P8" style:parent-style-name="Normal" style:family="paragraph">
      <style:text-properties fo:language="en" fo:country="CA"/>
    </style:style>
    <style:style style:name="P9" style:parent-style-name="Normal" style:family="paragraph">
      <style:text-properties fo:language="en" fo:country="CA"/>
    </style:style>
    <style:style style:name="P10" style:parent-style-name="Normal" style:family="paragraph">
      <style:text-properties fo:language="en" fo:country="CA"/>
    </style:style>
    <style:style style:name="P11" style:parent-style-name="Normal" style:family="paragraph">
      <style:text-properties fo:language="en" fo:country="CA"/>
    </style:style>
    <style:style style:name="P12" style:parent-style-name="Normal" style:family="paragraph">
      <style:text-properties fo:language="en" fo:country="CA"/>
    </style:style>
    <style:style style:name="P13" style:parent-style-name="Normal" style:family="paragraph">
      <style:text-properties fo:language="en" fo:country="CA"/>
    </style:style>
    <style:style style:name="P14" style:parent-style-name="Normal" style:family="paragraph">
      <style:text-properties fo:language="en" fo:country="CA"/>
    </style:style>
    <style:style style:name="P15" style:parent-style-name="Normal" style:family="paragraph">
      <style:text-properties fo:language="en" fo:country="CA"/>
    </style:style>
    <style:style style:name="P16" style:parent-style-name="Normal" style:family="paragraph">
      <style:text-properties fo:language="en" fo:country="CA"/>
    </style:style>
    <style:style style:name="P17" style:parent-style-name="Normal" style:family="paragraph">
      <style:text-properties fo:language="en" fo:country="CA"/>
    </style:style>
    <style:style style:name="P18" style:parent-style-name="Normal" style:family="paragraph">
      <style:text-properties fo:language="en" fo:country="CA"/>
    </style:style>
    <style:style style:name="P19" style:parent-style-name="Normal" style:family="paragraph">
      <style:text-properties fo:language="en" fo:country="CA"/>
    </style:style>
    <style:style style:name="P20" style:parent-style-name="Normal" style:family="paragraph">
      <style:text-properties fo:language="en" fo:country="CA"/>
    </style:style>
    <style:style style:name="P21" style:parent-style-name="Normal" style:family="paragraph">
      <style:text-properties fo:language="en" fo:country="CA"/>
    </style:style>
    <style:style style:name="P22" style:parent-style-name="Normal" style:family="paragraph">
      <style:text-properties fo:language="en" fo:country="CA"/>
    </style:style>
    <style:style style:name="P23" style:parent-style-name="Normal" style:family="paragraph">
      <style:text-properties fo:language="en" fo:country="CA"/>
    </style:style>
    <style:style style:name="P24" style:parent-style-name="Normal" style:family="paragraph">
      <style:text-properties fo:language="en" fo:country="CA"/>
    </style:style>
    <style:style style:name="P25" style:parent-style-name="Normal" style:family="paragraph">
      <style:text-properties fo:language="en" fo:country="CA"/>
    </style:style>
    <style:style style:name="P26" style:parent-style-name="Normal" style:family="paragraph">
      <style:text-properties fo:language="en" fo:country="CA"/>
    </style:style>
    <style:style style:name="P27" style:parent-style-name="Normal" style:family="paragraph">
      <style:text-properties fo:language="en" fo:country="CA"/>
    </style:style>
    <style:style style:name="P28" style:parent-style-name="Normal" style:family="paragraph">
      <style:text-properties fo:language="en" fo:country="CA"/>
    </style:style>
    <style:style style:name="P29" style:parent-style-name="Normal" style:family="paragraph">
      <style:text-properties fo:language="en" fo:country="CA"/>
    </style:style>
    <style:style style:name="P30" style:parent-style-name="Normal" style:family="paragraph">
      <style:text-properties fo:language="en" fo:country="CA"/>
    </style:style>
    <style:style style:name="P31" style:parent-style-name="Normal" style:family="paragraph">
      <style:text-properties fo:language="en" fo:country="CA"/>
    </style:style>
    <style:style style:name="P32" style:parent-style-name="Normal" style:family="paragraph">
      <style:text-properties fo:language="en" fo:country="CA"/>
    </style:style>
    <style:style style:name="P33" style:parent-style-name="Normal" style:family="paragraph">
      <style:text-properties fo:language="en" fo:country="CA"/>
    </style:style>
    <style:style style:name="P34" style:parent-style-name="Normal" style:family="paragraph">
      <style:text-properties fo:language="en" fo:country="CA"/>
    </style:style>
    <style:style style:name="P35" style:parent-style-name="Normal" style:family="paragraph">
      <style:text-properties fo:language="en" fo:country="CA"/>
    </style:style>
    <style:style style:name="P36" style:parent-style-name="Normal" style:family="paragraph">
      <style:text-properties fo:language="en" fo:country="CA"/>
    </style:style>
    <style:style style:name="P37" style:parent-style-name="Normal" style:family="paragraph">
      <style:text-properties fo:language="en" fo:country="CA"/>
    </style:style>
    <style:style style:name="P38" style:parent-style-name="Normal" style:family="paragraph">
      <style:text-properties fo:language="en" fo:country="CA"/>
    </style:style>
    <style:style style:name="P39" style:parent-style-name="Normal" style:family="paragraph">
      <style:text-properties fo:language="en" fo:country="CA"/>
    </style:style>
    <style:style style:name="P40" style:parent-style-name="Normal" style:family="paragraph">
      <style:text-properties fo:language="en" fo:country="CA"/>
    </style:style>
    <style:style style:name="P41" style:parent-style-name="Normal" style:family="paragraph">
      <style:text-properties fo:language="en" fo:country="CA"/>
    </style:style>
    <style:style style:name="P42" style:parent-style-name="Normal" style:family="paragraph">
      <style:text-properties fo:language="en" fo:country="CA"/>
    </style:style>
    <style:style style:name="P43" style:parent-style-name="Normal" style:family="paragraph">
      <style:text-properties fo:language="en" fo:country="CA"/>
    </style:style>
    <style:style style:name="P44" style:parent-style-name="Normal" style:family="paragraph">
      <style:text-properties fo:language="en" fo:country="CA"/>
    </style:style>
    <style:style style:name="P45" style:parent-style-name="Normal" style:family="paragraph">
      <style:text-properties fo:language="en" fo:country="CA"/>
    </style:style>
    <style:style style:name="P46" style:parent-style-name="Normal" style:family="paragraph">
      <style:text-properties fo:language="en" fo:country="CA"/>
    </style:style>
    <style:style style:name="P47" style:parent-style-name="Normal" style:family="paragraph">
      <style:text-properties fo:language="en" fo:country="CA"/>
    </style:style>
    <style:style style:name="P48" style:parent-style-name="Normal" style:family="paragraph">
      <style:text-properties fo:language="en" fo:country="CA"/>
    </style:style>
    <style:style style:name="P49" style:parent-style-name="Normal" style:family="paragraph">
      <style:text-properties fo:language="en" fo:country="CA"/>
    </style:style>
    <style:style style:name="P50" style:parent-style-name="Normal" style:family="paragraph">
      <style:text-properties fo:language="en" fo:country="CA"/>
    </style:style>
    <style:style style:name="P51" style:parent-style-name="Normal" style:family="paragraph">
      <style:text-properties fo:language="en" fo:country="CA"/>
    </style:style>
    <style:style style:name="P52" style:parent-style-name="Normal" style:family="paragraph">
      <style:text-properties fo:language="en" fo:country="CA"/>
    </style:style>
    <style:style style:name="P53" style:parent-style-name="Normal" style:family="paragraph">
      <style:text-properties fo:language="en" fo:country="CA"/>
    </style:style>
    <style:style style:name="P54" style:parent-style-name="Normal" style:family="paragraph">
      <style:text-properties fo:language="en" fo:country="CA"/>
    </style:style>
    <style:style style:name="P55" style:parent-style-name="Normal" style:family="paragraph">
      <style:text-properties fo:language="en" fo:country="CA"/>
    </style:style>
    <style:style style:name="P56" style:parent-style-name="Normal" style:family="paragraph">
      <style:text-properties fo:language="en" fo:country="CA"/>
    </style:style>
    <style:style style:name="P57" style:parent-style-name="Normal" style:family="paragraph">
      <style:text-properties fo:language="en" fo:country="CA"/>
    </style:style>
    <style:style style:name="P58" style:parent-style-name="Normal" style:family="paragraph">
      <style:text-properties fo:language="en" fo:country="CA"/>
    </style:style>
    <style:style style:name="P59" style:parent-style-name="Normal" style:family="paragraph">
      <style:text-properties fo:language="en" fo:country="CA"/>
    </style:style>
    <style:style style:name="P60" style:parent-style-name="Normal" style:family="paragraph">
      <style:text-properties fo:language="en" fo:country="CA"/>
    </style:style>
    <style:style style:name="P61" style:parent-style-name="Normal" style:family="paragraph">
      <style:text-properties fo:language="en" fo:country="CA"/>
    </style:style>
    <style:style style:name="P62" style:parent-style-name="Normal" style:family="paragraph">
      <style:text-properties fo:language="en" fo:country="CA"/>
    </style:style>
    <style:style style:name="P63" style:parent-style-name="Normal" style:family="paragraph">
      <style:text-properties fo:language="en" fo:country="CA"/>
    </style:style>
    <style:style style:name="P64" style:parent-style-name="Normal" style:family="paragraph">
      <style:text-properties fo:language="en" fo:country="CA"/>
    </style:style>
    <style:style style:name="P65" style:parent-style-name="Normal" style:family="paragraph">
      <style:text-properties fo:language="en" fo:country="CA"/>
    </style:style>
    <style:style style:name="P66" style:parent-style-name="Normal" style:family="paragraph">
      <style:text-properties fo:language="en" fo:country="CA"/>
    </style:style>
    <style:style style:name="P67" style:parent-style-name="Normal" style:family="paragraph">
      <style:text-properties fo:language="en" fo:country="CA"/>
    </style:style>
    <style:style style:name="P68" style:parent-style-name="Normal" style:family="paragraph">
      <style:text-properties fo:language="en" fo:country="CA"/>
    </style:style>
    <style:style style:name="P69" style:parent-style-name="Normal" style:family="paragraph">
      <style:text-properties fo:language="en" fo:country="CA"/>
    </style:style>
    <style:style style:name="P70" style:parent-style-name="Normal" style:family="paragraph">
      <style:text-properties fo:language="en" fo:country="CA"/>
    </style:style>
    <style:style style:name="P71" style:parent-style-name="Normal" style:family="paragraph">
      <style:text-properties fo:language="en" fo:country="CA"/>
    </style:style>
    <style:style style:name="P72" style:parent-style-name="Normal" style:family="paragraph">
      <style:text-properties fo:language="en" fo:country="CA"/>
    </style:style>
    <style:style style:name="P73" style:parent-style-name="Normal" style:family="paragraph">
      <style:text-properties fo:language="en" fo:country="CA"/>
    </style:style>
    <style:style style:name="P74" style:parent-style-name="Normal" style:family="paragraph">
      <style:text-properties fo:language="en" fo:country="CA"/>
    </style:style>
    <style:style style:name="T75" style:parent-style-name="DefaultParagraphFont" style:family="text">
      <style:text-properties fo:language="en" fo:country="CA"/>
    </style:style>
    <style:style style:name="T76" style:parent-style-name="DefaultParagraphFont" style:family="text">
      <style:text-properties fo:language="en" fo:country="CA"/>
    </style:style>
    <style:style style:name="T77" style:parent-style-name="DefaultParagraphFont" style:family="text">
      <style:text-properties fo:language="en" fo:country="CA"/>
    </style:style>
    <style:style style:name="T78" style:parent-style-name="DefaultParagraphFont" style:family="text">
      <style:text-properties fo:language="en" fo:country="CA"/>
    </style:style>
    <style:style style:name="T79" style:parent-style-name="DefaultParagraphFont" style:family="text">
      <style:text-properties fo:language="en" fo:country="CA"/>
    </style:style>
    <style:style style:name="T80" style:parent-style-name="DefaultParagraphFont" style:family="text">
      <style:text-properties fo:language="en" fo:country="CA"/>
    </style:style>
    <style:style style:name="T81" style:parent-style-name="DefaultParagraphFont" style:family="text">
      <style:text-properties fo:language="en" fo:country="CA"/>
    </style:style>
    <style:style style:name="T82" style:parent-style-name="DefaultParagraphFont" style:family="text">
      <style:text-properties fo:language="en" fo:country="CA"/>
    </style:style>
    <style:style style:name="P83" style:parent-style-name="Normal" style:family="paragraph">
      <style:text-properties fo:language="en" fo:country="CA"/>
    </style:style>
    <style:style style:name="P84" style:parent-style-name="Normal" style:family="paragraph">
      <style:text-properties fo:language="en" fo:country="CA"/>
    </style:style>
    <style:style style:name="P85" style:parent-style-name="Normal" style:family="paragraph">
      <style:text-properties fo:language="en" fo:country="CA"/>
    </style:style>
    <style:style style:name="P86" style:parent-style-name="Normal" style:family="paragraph">
      <style:text-properties fo:language="en" fo:country="CA"/>
    </style:style>
    <style:style style:name="P87" style:parent-style-name="Normal" style:family="paragraph">
      <style:text-properties fo:language="en" fo:country="CA"/>
    </style:style>
    <style:style style:name="P88" style:parent-style-name="Normal" style:family="paragraph">
      <style:text-properties fo:language="en" fo:country="CA"/>
    </style:style>
    <style:style style:name="P89" style:parent-style-name="Normal" style:family="paragraph">
      <style:text-properties fo:language="en" fo:country="CA"/>
    </style:style>
    <style:style style:name="P90" style:parent-style-name="Normal" style:family="paragraph">
      <style:text-properties fo:language="en" fo:country="CA"/>
    </style:style>
    <style:style style:name="P91" style:parent-style-name="Normal" style:family="paragraph">
      <style:text-properties fo:language="en" fo:country="CA"/>
    </style:style>
    <style:style style:name="P92" style:parent-style-name="Normal" style:family="paragraph">
      <style:text-properties fo:language="en" fo:country="CA"/>
    </style:style>
    <style:style style:name="P93" style:parent-style-name="Normal" style:family="paragraph">
      <style:text-properties fo:language="en" fo:country="CA"/>
    </style:style>
    <style:style style:name="P94" style:parent-style-name="Normal" style:family="paragraph">
      <style:text-properties fo:language="en" fo:country="CA"/>
    </style:style>
    <style:style style:name="P95" style:parent-style-name="Normal" style:family="paragraph">
      <style:text-properties fo:language="en" fo:country="CA"/>
    </style:style>
    <style:style style:name="P96" style:parent-style-name="Normal" style:family="paragraph">
      <style:text-properties fo:language="en" fo:country="CA"/>
    </style:style>
    <style:style style:name="P97" style:parent-style-name="Normal" style:family="paragraph">
      <style:text-properties fo:language="en" fo:country="CA"/>
    </style:style>
    <style:style style:name="P98" style:parent-style-name="Normal" style:family="paragraph">
      <style:text-properties fo:language="en" fo:country="CA"/>
    </style:style>
    <style:style style:name="P99" style:parent-style-name="Normal" style:family="paragraph">
      <style:text-properties fo:language="en" fo:country="CA"/>
    </style:style>
    <style:style style:name="P100" style:parent-style-name="Normal" style:family="paragraph">
      <style:text-properties fo:language="en" fo:country="CA"/>
    </style:style>
    <style:style style:name="P101" style:parent-style-name="Normal" style:family="paragraph">
      <style:text-properties fo:language="en" fo:country="CA"/>
    </style:style>
    <style:style style:name="P102" style:parent-style-name="Normal" style:family="paragraph">
      <style:text-properties fo:language="en" fo:country="CA"/>
    </style:style>
    <style:style style:name="P103" style:parent-style-name="Normal" style:family="paragraph">
      <style:text-properties fo:language="en" fo:country="CA"/>
    </style:style>
    <style:style style:name="P104" style:parent-style-name="Normal" style:family="paragraph">
      <style:text-properties fo:language="en" fo:country="CA"/>
    </style:style>
    <style:style style:name="P105" style:parent-style-name="Normal" style:family="paragraph">
      <style:text-properties fo:language="en" fo:country="CA"/>
    </style:style>
    <style:style style:name="P106" style:parent-style-name="Normal" style:family="paragraph">
      <style:text-properties fo:language="en" fo:country="CA"/>
    </style:style>
    <style:style style:name="P107" style:parent-style-name="Normal" style:family="paragraph">
      <style:text-properties fo:language="en" fo:country="CA"/>
    </style:style>
    <style:style style:name="P108" style:parent-style-name="Normal" style:family="paragraph">
      <style:text-properties fo:language="en" fo:country="CA"/>
    </style:style>
    <style:style style:name="P109" style:parent-style-name="Normal" style:family="paragraph">
      <style:text-properties fo:language="en" fo:country="CA"/>
    </style:style>
    <style:style style:name="P110" style:parent-style-name="Normal" style:family="paragraph">
      <style:text-properties fo:language="en" fo:country="CA"/>
    </style:style>
    <style:style style:name="P111" style:parent-style-name="Normal" style:family="paragraph">
      <style:text-properties fo:language="en" fo:country="CA"/>
    </style:style>
    <style:style style:name="P112" style:parent-style-name="Normal" style:family="paragraph">
      <style:text-properties fo:language="en" fo:country="CA"/>
    </style:style>
    <style:style style:name="P113" style:parent-style-name="Normal" style:family="paragraph">
      <style:text-properties fo:language="en" fo:country="CA"/>
    </style:style>
    <style:style style:name="P114" style:parent-style-name="Normal" style:family="paragraph">
      <style:text-properties fo:language="en" fo:country="CA"/>
    </style:style>
    <style:style style:name="P115" style:parent-style-name="Normal" style:family="paragraph">
      <style:text-properties fo:language="en" fo:country="CA"/>
    </style:style>
    <style:style style:name="P116" style:parent-style-name="Normal" style:family="paragraph">
      <style:text-properties fo:language="en" fo:country="CA"/>
    </style:style>
    <style:style style:name="P117" style:parent-style-name="Normal" style:family="paragraph">
      <style:text-properties fo:language="en" fo:country="CA"/>
    </style:style>
    <style:style style:name="P118" style:parent-style-name="Normal" style:family="paragraph">
      <style:text-properties fo:language="en" fo:country="CA"/>
    </style:style>
    <style:style style:name="P119" style:parent-style-name="Normal" style:family="paragraph">
      <style:text-properties fo:language="en" fo:country="CA"/>
    </style:style>
    <style:style style:name="P120" style:parent-style-name="Normal" style:family="paragraph">
      <style:text-properties fo:language="en" fo:country="CA"/>
    </style:style>
    <style:style style:name="P121" style:parent-style-name="Normal" style:family="paragraph">
      <style:text-properties fo:language="en" fo:country="CA"/>
    </style:style>
    <style:style style:name="P122" style:parent-style-name="Normal" style:family="paragraph">
      <style:text-properties fo:language="en" fo:country="CA"/>
    </style:style>
    <style:style style:name="P123" style:parent-style-name="Normal" style:family="paragraph">
      <style:text-properties fo:language="en" fo:country="CA"/>
    </style:style>
    <style:style style:name="P124" style:parent-style-name="Normal" style:family="paragraph">
      <style:text-properties fo:language="en" fo:country="CA"/>
    </style:style>
    <style:style style:name="P125" style:parent-style-name="Normal" style:family="paragraph">
      <style:text-properties fo:language="en" fo:country="CA"/>
    </style:style>
    <style:style style:name="P126" style:parent-style-name="Normal" style:family="paragraph">
      <style:text-properties fo:language="en" fo:country="CA"/>
    </style:style>
    <style:style style:name="P127" style:parent-style-name="Normal" style:family="paragraph">
      <style:text-properties fo:language="en" fo:country="CA"/>
    </style:style>
    <style:style style:name="P128" style:parent-style-name="Normal" style:family="paragraph">
      <style:text-properties fo:language="en" fo:country="CA"/>
    </style:style>
    <style:style style:name="P129" style:parent-style-name="Normal" style:family="paragraph">
      <style:text-properties fo:language="en" fo:country="CA"/>
    </style:style>
    <style:style style:name="P130" style:parent-style-name="Normal" style:family="paragraph">
      <style:text-properties fo:language="en" fo:country="CA"/>
    </style:style>
    <style:style style:name="P131" style:parent-style-name="Normal" style:family="paragraph">
      <style:text-properties fo:language="en" fo:country="CA"/>
    </style:style>
    <style:style style:name="P132" style:parent-style-name="Normal" style:family="paragraph">
      <style:text-properties fo:language="en" fo:country="CA"/>
    </style:style>
    <style:style style:name="P133" style:parent-style-name="Normal" style:family="paragraph">
      <style:text-properties fo:language="en" fo:country="CA"/>
    </style:style>
    <style:style style:name="P134" style:parent-style-name="Normal" style:family="paragraph">
      <style:text-properties fo:language="en" fo:country="CA"/>
    </style:style>
    <style:style style:name="P135" style:parent-style-name="Normal" style:family="paragraph">
      <style:text-properties fo:language="en" fo:country="CA"/>
    </style:style>
    <style:style style:name="P136" style:parent-style-name="Normal" style:family="paragraph">
      <style:text-properties fo:language="en" fo:country="CA"/>
    </style:style>
    <style:style style:name="P137" style:parent-style-name="Normal" style:family="paragraph">
      <style:text-properties fo:language="en" fo:country="CA"/>
    </style:style>
    <style:style style:name="P138" style:parent-style-name="Normal" style:family="paragraph">
      <style:text-properties fo:language="en" fo:country="CA"/>
    </style:style>
    <style:style style:name="P139" style:parent-style-name="Normal" style:family="paragraph">
      <style:text-properties fo:language="en" fo:country="CA"/>
    </style:style>
    <style:style style:name="P140" style:parent-style-name="Normal" style:family="paragraph">
      <style:text-properties fo:language="en" fo:country="CA"/>
    </style:style>
    <style:style style:name="P141" style:parent-style-name="Normal" style:family="paragraph">
      <style:text-properties fo:language="en" fo:country="CA"/>
    </style:style>
    <style:style style:name="P142" style:parent-style-name="Normal" style:family="paragraph">
      <style:text-properties fo:language="en" fo:country="CA"/>
    </style:style>
    <style:style style:name="P143" style:parent-style-name="Normal" style:family="paragraph">
      <style:text-properties fo:language="en" fo:country="CA"/>
    </style:style>
    <style:style style:name="P144" style:parent-style-name="Normal" style:family="paragraph">
      <style:text-properties fo:language="en" fo:country="CA"/>
    </style:style>
    <style:style style:name="P145" style:parent-style-name="Normal" style:family="paragraph">
      <style:text-properties fo:language="en" fo:country="CA"/>
    </style:style>
    <style:style style:name="P146" style:parent-style-name="Normal" style:family="paragraph">
      <style:text-properties fo:language="en" fo:country="CA"/>
    </style:style>
    <style:style style:name="P147" style:parent-style-name="Normal" style:family="paragraph">
      <style:text-properties fo:language="en" fo:country="CA"/>
    </style:style>
    <style:style style:name="P148" style:parent-style-name="Normal" style:family="paragraph">
      <style:text-properties fo:language="en" fo:country="CA"/>
    </style:style>
    <style:style style:name="P149" style:parent-style-name="Normal" style:family="paragraph">
      <style:text-properties fo:language="en" fo:country="CA"/>
    </style:style>
    <style:style style:name="P150" style:parent-style-name="Normal" style:family="paragraph">
      <style:text-properties fo:language="en" fo:country="CA"/>
    </style:style>
    <style:style style:name="P151" style:parent-style-name="Normal" style:family="paragraph">
      <style:text-properties fo:language="en" fo:country="CA"/>
    </style:style>
    <style:style style:name="P152" style:parent-style-name="Normal" style:family="paragraph">
      <style:text-properties fo:language="en" fo:country="CA"/>
    </style:style>
    <style:style style:name="P153" style:parent-style-name="Normal" style:family="paragraph">
      <style:text-properties fo:language="en" fo:country="CA"/>
    </style:style>
    <style:style style:name="P154" style:parent-style-name="Normal" style:family="paragraph">
      <style:text-properties fo:language="en" fo:country="CA"/>
    </style:style>
    <style:style style:name="P155" style:parent-style-name="Normal" style:family="paragraph">
      <style:text-properties fo:language="en" fo:country="CA"/>
    </style:style>
    <style:style style:name="P156" style:parent-style-name="Normal" style:family="paragraph">
      <style:text-properties fo:language="en" fo:country="CA"/>
    </style:style>
    <style:style style:name="P157" style:parent-style-name="Normal" style:family="paragraph">
      <style:text-properties fo:language="en" fo:country="CA"/>
    </style:style>
    <style:style style:name="P158" style:parent-style-name="Normal" style:family="paragraph">
      <style:text-properties fo:language="en" fo:country="CA"/>
    </style:style>
    <style:style style:name="P159" style:parent-style-name="Normal" style:family="paragraph">
      <style:text-properties fo:language="en" fo:country="CA"/>
    </style:style>
    <style:style style:name="P160" style:parent-style-name="Normal" style:family="paragraph">
      <style:text-properties fo:language="en" fo:country="CA"/>
    </style:style>
    <style:style style:name="P161" style:parent-style-name="Normal" style:family="paragraph">
      <style:text-properties fo:language="en" fo:country="CA"/>
    </style:style>
    <style:style style:name="P162" style:parent-style-name="Normal" style:family="paragraph">
      <style:text-properties fo:language="en" fo:country="CA"/>
    </style:style>
    <style:style style:name="P163" style:parent-style-name="Normal" style:family="paragraph">
      <style:text-properties fo:language="en" fo:country="CA"/>
    </style:style>
    <style:style style:name="P164" style:parent-style-name="Normal" style:family="paragraph">
      <style:text-properties fo:language="en" fo:country="CA"/>
    </style:style>
    <style:style style:name="P165" style:parent-style-name="Normal" style:family="paragraph">
      <style:text-properties fo:language="en" fo:country="CA"/>
    </style:style>
    <style:style style:name="P166" style:parent-style-name="Normal" style:family="paragraph">
      <style:text-properties fo:language="en" fo:country="CA"/>
    </style:style>
    <style:style style:name="P167" style:parent-style-name="Normal" style:family="paragraph">
      <style:text-properties fo:language="en" fo:country="CA"/>
    </style:style>
    <style:style style:name="P168" style:parent-style-name="Normal" style:family="paragraph">
      <style:text-properties fo:language="en" fo:country="CA"/>
    </style:style>
    <style:style style:name="P169" style:parent-style-name="Normal" style:family="paragraph">
      <style:text-properties fo:language="en" fo:country="CA"/>
    </style:style>
    <style:style style:name="P170" style:parent-style-name="Normal" style:family="paragraph">
      <style:text-properties fo:language="en" fo:country="CA"/>
    </style:style>
    <style:style style:name="P171" style:parent-style-name="Normal" style:family="paragraph">
      <style:text-properties fo:language="en" fo:country="CA"/>
    </style:style>
    <style:style style:name="P172" style:parent-style-name="Normal" style:family="paragraph">
      <style:text-properties fo:language="en" fo:country="CA"/>
    </style:style>
    <style:style style:name="P173" style:parent-style-name="Normal" style:family="paragraph">
      <style:text-properties fo:language="en" fo:country="CA"/>
    </style:style>
    <style:style style:name="P174" style:parent-style-name="Normal" style:family="paragraph">
      <style:text-properties fo:language="en" fo:country="CA"/>
    </style:style>
    <style:style style:name="P175" style:parent-style-name="Normal" style:family="paragraph">
      <style:text-properties fo:language="en" fo:country="CA"/>
    </style:style>
    <style:style style:name="P176" style:parent-style-name="Normal" style:family="paragraph">
      <style:text-properties fo:language="en" fo:country="CA"/>
    </style:style>
    <style:style style:name="P177" style:parent-style-name="Normal" style:family="paragraph">
      <style:text-properties fo:language="en" fo:country="CA"/>
    </style:style>
    <style:style style:name="P178" style:parent-style-name="Normal" style:family="paragraph">
      <style:text-properties fo:language="en" fo:country="CA"/>
    </style:style>
    <style:style style:name="P179" style:parent-style-name="Normal" style:family="paragraph">
      <style:text-properties fo:language="en" fo:country="CA"/>
    </style:style>
    <style:style style:name="P180" style:parent-style-name="Normal" style:family="paragraph">
      <style:text-properties fo:language="en" fo:country="CA"/>
    </style:style>
    <style:style style:name="P181" style:parent-style-name="Normal" style:family="paragraph">
      <style:text-properties fo:language="en" fo:country="CA"/>
    </style:style>
    <style:style style:name="P182" style:parent-style-name="Normal" style:family="paragraph">
      <style:text-properties fo:language="en" fo:country="CA"/>
    </style:style>
    <style:style style:name="P183" style:parent-style-name="Normal" style:family="paragraph">
      <style:text-properties fo:language="en" fo:country="CA"/>
    </style:style>
    <style:style style:name="P184" style:parent-style-name="Normal" style:family="paragraph">
      <style:text-properties fo:language="en" fo:country="CA"/>
    </style:style>
    <style:style style:name="P185" style:parent-style-name="Normal" style:family="paragraph">
      <style:text-properties fo:language="en" fo:country="CA"/>
    </style:style>
    <style:style style:name="P186" style:parent-style-name="Normal" style:family="paragraph">
      <style:text-properties fo:language="en" fo:country="CA"/>
    </style:style>
    <style:style style:name="P187" style:parent-style-name="Normal" style:family="paragraph">
      <style:text-properties fo:language="en" fo:country="CA"/>
    </style:style>
    <style:style style:name="P188" style:parent-style-name="Normal" style:family="paragraph">
      <style:text-properties fo:language="en" fo:country="CA"/>
    </style:style>
    <style:style style:name="P189" style:parent-style-name="Normal" style:family="paragraph">
      <style:text-properties fo:language="en" fo:country="CA"/>
    </style:style>
    <style:style style:name="P190" style:parent-style-name="Normal" style:family="paragraph">
      <style:text-properties fo:language="en" fo:country="CA"/>
    </style:style>
    <style:style style:name="P191" style:parent-style-name="Normal" style:family="paragraph">
      <style:text-properties fo:language="en" fo:country="CA"/>
    </style:style>
    <style:style style:name="P192" style:parent-style-name="Normal" style:family="paragraph">
      <style:text-properties fo:language="en" fo:country="CA"/>
    </style:style>
    <style:style style:name="P193" style:parent-style-name="Normal" style:family="paragraph">
      <style:text-properties fo:language="en" fo:country="CA"/>
    </style:style>
    <style:style style:name="P194" style:parent-style-name="Normal" style:family="paragraph">
      <style:text-properties fo:language="en" fo:country="CA"/>
    </style:style>
    <style:style style:name="P195" style:parent-style-name="Normal" style:family="paragraph">
      <style:text-properties fo:language="en" fo:country="CA"/>
    </style:style>
    <style:style style:name="P196" style:parent-style-name="Normal" style:family="paragraph">
      <style:text-properties fo:language="en" fo:country="CA"/>
    </style:style>
    <style:style style:name="P197" style:parent-style-name="Normal" style:family="paragraph">
      <style:text-properties fo:language="en" fo:country="CA"/>
    </style:style>
    <style:style style:name="P198" style:parent-style-name="Normal" style:family="paragraph">
      <style:text-properties fo:language="en" fo:country="CA"/>
    </style:style>
    <style:style style:name="P199" style:parent-style-name="Normal" style:family="paragraph">
      <style:text-properties fo:language="en" fo:country="CA"/>
    </style:style>
    <style:style style:name="P200" style:parent-style-name="Normal" style:family="paragraph">
      <style:text-properties fo:language="en" fo:country="CA"/>
    </style:style>
    <style:style style:name="P201" style:parent-style-name="Normal" style:family="paragraph">
      <style:text-properties fo:language="en" fo:country="CA"/>
    </style:style>
    <style:style style:name="P202" style:parent-style-name="Normal" style:family="paragraph">
      <style:text-properties fo:language="en" fo:country="CA"/>
    </style:style>
    <style:style style:name="P203" style:parent-style-name="Normal" style:family="paragraph">
      <style:text-properties fo:language="en" fo:country="CA"/>
    </style:style>
    <style:style style:name="P204" style:parent-style-name="Normal" style:family="paragraph">
      <style:text-properties fo:language="en" fo:country="CA"/>
    </style:style>
    <style:style style:name="P205" style:parent-style-name="Normal" style:family="paragraph">
      <style:text-properties fo:language="en" fo:country="CA"/>
    </style:style>
    <style:style style:name="P206" style:parent-style-name="Normal" style:family="paragraph">
      <style:text-properties fo:language="en" fo:country="CA"/>
    </style:style>
    <style:style style:name="P207" style:parent-style-name="Normal" style:family="paragraph">
      <style:text-properties fo:language="en" fo:country="CA"/>
    </style:style>
    <style:style style:name="P208" style:parent-style-name="Normal" style:family="paragraph">
      <style:text-properties fo:language="en" fo:country="CA"/>
    </style:style>
    <style:style style:name="P209" style:parent-style-name="Normal" style:family="paragraph">
      <style:text-properties fo:language="en" fo:country="CA"/>
    </style:style>
    <style:style style:name="P210" style:parent-style-name="Normal" style:family="paragraph">
      <style:text-properties fo:language="en" fo:country="CA"/>
    </style:style>
    <style:style style:name="P211" style:parent-style-name="Normal" style:family="paragraph">
      <style:text-properties fo:language="en" fo:country="CA"/>
    </style:style>
    <style:style style:name="P212" style:parent-style-name="Normal" style:family="paragraph">
      <style:text-properties fo:language="en" fo:country="CA"/>
    </style:style>
    <style:style style:name="P213" style:parent-style-name="Normal" style:family="paragraph">
      <style:text-properties fo:language="en" fo:country="CA"/>
    </style:style>
    <style:style style:name="P214" style:parent-style-name="Normal" style:family="paragraph">
      <style:text-properties fo:language="en" fo:country="CA"/>
    </style:style>
    <style:style style:name="P215" style:parent-style-name="Normal" style:family="paragraph">
      <style:text-properties fo:language="en" fo:country="CA"/>
    </style:style>
    <style:style style:name="P216" style:parent-style-name="Normal" style:family="paragraph">
      <style:text-properties fo:language="en" fo:country="CA"/>
    </style:style>
    <style:style style:name="P217" style:parent-style-name="Normal" style:family="paragraph">
      <style:text-properties fo:language="en" fo:country="CA"/>
    </style:style>
    <style:style style:name="P218" style:parent-style-name="Normal" style:family="paragraph">
      <style:text-properties fo:language="en" fo:country="CA"/>
    </style:style>
    <style:style style:name="P219" style:parent-style-name="Normal" style:family="paragraph">
      <style:text-properties fo:language="en" fo:country="CA"/>
    </style:style>
    <style:style style:name="P220" style:parent-style-name="Normal" style:family="paragraph">
      <style:text-properties fo:language="en" fo:country="CA"/>
    </style:style>
    <style:style style:name="P221" style:parent-style-name="Normal" style:family="paragraph">
      <style:text-properties fo:language="en" fo:country="CA"/>
    </style:style>
    <style:style style:name="P222" style:parent-style-name="Normal" style:family="paragraph">
      <style:text-properties fo:language="en" fo:country="CA"/>
    </style:style>
    <style:style style:name="P223" style:parent-style-name="Normal" style:family="paragraph">
      <style:text-properties fo:language="en" fo:country="CA"/>
    </style:style>
    <style:style style:name="P224" style:parent-style-name="Normal" style:family="paragraph">
      <style:text-properties fo:language="en" fo:country="CA"/>
    </style:style>
    <style:style style:name="P225" style:parent-style-name="Normal" style:family="paragraph">
      <style:text-properties fo:language="en" fo:country="CA"/>
    </style:style>
    <style:style style:name="P226" style:parent-style-name="Normal" style:family="paragraph">
      <style:text-properties fo:language="en" fo:country="CA"/>
    </style:style>
    <style:style style:name="P227" style:parent-style-name="Normal" style:family="paragraph">
      <style:text-properties fo:language="en" fo:country="CA"/>
    </style:style>
    <style:style style:name="P228" style:parent-style-name="Normal" style:family="paragraph">
      <style:text-properties fo:language="en" fo:country="CA"/>
    </style:style>
    <style:style style:name="T229" style:parent-style-name="DefaultParagraphFont" style:family="text">
      <style:text-properties fo:language="en" fo:country="CA"/>
    </style:style>
    <style:style style:name="T230" style:parent-style-name="DefaultParagraphFont" style:family="text">
      <style:text-properties fo:language="en" fo:country="CA"/>
    </style:style>
    <style:style style:name="T231" style:parent-style-name="DefaultParagraphFont" style:family="text">
      <style:text-properties fo:language="en" fo:country="CA"/>
    </style:style>
    <style:style style:name="T232" style:parent-style-name="DefaultParagraphFont" style:family="text">
      <style:text-properties fo:language="en" fo:country="CA"/>
    </style:style>
    <style:style style:name="T233" style:parent-style-name="DefaultParagraphFont" style:family="text">
      <style:text-properties fo:language="en" fo:country="CA"/>
    </style:style>
    <style:style style:name="T234" style:parent-style-name="DefaultParagraphFont" style:family="text">
      <style:text-properties fo:language="en" fo:country="CA"/>
    </style:style>
    <style:style style:name="T235" style:parent-style-name="DefaultParagraphFont" style:family="text">
      <style:text-properties fo:language="en" fo:country="CA"/>
    </style:style>
    <style:style style:name="T236" style:parent-style-name="DefaultParagraphFont" style:family="text">
      <style:text-properties fo:language="en" fo:country="CA"/>
    </style:style>
    <style:style style:name="T237" style:parent-style-name="DefaultParagraphFont" style:family="text">
      <style:text-properties fo:language="en" fo:country="CA"/>
    </style:style>
    <style:style style:name="T238" style:parent-style-name="DefaultParagraphFont" style:family="text">
      <style:text-properties fo:language="en" fo:country="CA"/>
    </style:style>
    <style:style style:name="T239" style:parent-style-name="DefaultParagraphFont" style:family="text">
      <style:text-properties fo:language="en" fo:country="CA"/>
    </style:style>
    <style:style style:name="T240" style:parent-style-name="DefaultParagraphFont" style:family="text">
      <style:text-properties fo:language="en" fo:country="CA"/>
    </style:style>
    <style:style style:name="T241" style:parent-style-name="DefaultParagraphFont" style:family="text">
      <style:text-properties fo:language="en" fo:country="CA"/>
    </style:style>
    <style:style style:name="T242" style:parent-style-name="DefaultParagraphFont" style:family="text">
      <style:text-properties fo:language="en" fo:country="CA"/>
    </style:style>
    <style:style style:name="T243" style:parent-style-name="DefaultParagraphFont" style:family="text">
      <style:text-properties fo:language="en" fo:country="CA"/>
    </style:style>
    <style:style style:name="T244" style:parent-style-name="DefaultParagraphFont" style:family="text">
      <style:text-properties fo:language="en" fo:country="CA"/>
    </style:style>
    <style:style style:name="T245" style:parent-style-name="DefaultParagraphFont" style:family="text">
      <style:text-properties fo:language="en" fo:country="CA"/>
    </style:style>
    <style:style style:name="T246" style:parent-style-name="DefaultParagraphFont" style:family="text">
      <style:text-properties fo:language="en" fo:country="CA"/>
    </style:style>
    <style:style style:name="T247" style:parent-style-name="DefaultParagraphFont" style:family="text">
      <style:text-properties fo:language="en" fo:country="CA"/>
    </style:style>
    <style:style style:name="T248" style:parent-style-name="DefaultParagraphFont" style:family="text">
      <style:text-properties fo:language="en" fo:country="CA"/>
    </style:style>
    <style:style style:name="T249" style:parent-style-name="DefaultParagraphFont" style:family="text">
      <style:text-properties fo:language="en" fo:country="CA"/>
    </style:style>
    <style:style style:name="T250" style:parent-style-name="DefaultParagraphFont" style:family="text">
      <style:text-properties fo:language="en" fo:country="CA"/>
    </style:style>
    <style:style style:name="T251" style:parent-style-name="DefaultParagraphFont" style:family="text">
      <style:text-properties fo:language="en" fo:country="CA"/>
    </style:style>
    <style:style style:name="T252" style:parent-style-name="DefaultParagraphFont" style:family="text">
      <style:text-properties fo:language="en" fo:country="CA"/>
    </style:style>
    <style:style style:name="T253" style:parent-style-name="DefaultParagraphFont" style:family="text">
      <style:text-properties fo:language="en" fo:country="CA"/>
    </style:style>
    <style:style style:name="T254" style:parent-style-name="DefaultParagraphFont" style:family="text">
      <style:text-properties fo:language="en" fo:country="CA"/>
    </style:style>
    <style:style style:name="T255" style:parent-style-name="DefaultParagraphFont" style:family="text">
      <style:text-properties fo:language="en" fo:country="CA"/>
    </style:style>
    <style:style style:name="T256" style:parent-style-name="DefaultParagraphFont" style:family="text">
      <style:text-properties fo:language="en" fo:country="CA"/>
    </style:style>
    <style:style style:name="T257" style:parent-style-name="DefaultParagraphFont" style:family="text">
      <style:text-properties fo:language="en" fo:country="CA"/>
    </style:style>
    <style:style style:name="T258" style:parent-style-name="DefaultParagraphFont" style:family="text">
      <style:text-properties fo:language="en" fo:country="CA"/>
    </style:style>
    <style:style style:name="T259" style:parent-style-name="DefaultParagraphFont" style:family="text">
      <style:text-properties fo:language="en" fo:country="CA"/>
    </style:style>
    <style:style style:name="T260" style:parent-style-name="DefaultParagraphFont" style:family="text">
      <style:text-properties fo:language="en" fo:country="CA"/>
    </style:style>
    <style:style style:name="T261" style:parent-style-name="DefaultParagraphFont" style:family="text">
      <style:text-properties fo:language="en" fo:country="CA"/>
    </style:style>
    <style:style style:name="T262" style:parent-style-name="DefaultParagraphFont" style:family="text">
      <style:text-properties fo:language="en" fo:country="CA"/>
    </style:style>
    <style:style style:name="T263" style:parent-style-name="DefaultParagraphFont" style:family="text">
      <style:text-properties fo:language="en" fo:country="CA"/>
    </style:style>
    <style:style style:name="T264" style:parent-style-name="DefaultParagraphFont" style:family="text">
      <style:text-properties fo:language="en" fo:country="CA"/>
    </style:style>
    <style:style style:name="T265" style:parent-style-name="DefaultParagraphFont" style:family="text">
      <style:text-properties fo:language="en" fo:country="CA"/>
    </style:style>
    <style:style style:name="T266" style:parent-style-name="DefaultParagraphFont" style:family="text">
      <style:text-properties fo:language="en" fo:country="CA"/>
    </style:style>
    <style:style style:name="T267" style:parent-style-name="DefaultParagraphFont" style:family="text">
      <style:text-properties fo:language="en" fo:country="CA"/>
    </style:style>
    <style:style style:name="T268" style:parent-style-name="DefaultParagraphFont" style:family="text">
      <style:text-properties fo:language="en" fo:country="CA"/>
    </style:style>
    <style:style style:name="T269" style:parent-style-name="DefaultParagraphFont" style:family="text">
      <style:text-properties fo:language="en" fo:country="CA"/>
    </style:style>
    <style:style style:name="T270" style:parent-style-name="DefaultParagraphFont" style:family="text">
      <style:text-properties fo:language="en" fo:country="CA"/>
    </style:style>
    <style:style style:name="T271" style:parent-style-name="DefaultParagraphFont" style:family="text">
      <style:text-properties fo:language="en" fo:country="CA"/>
    </style:style>
    <style:style style:name="T272" style:parent-style-name="DefaultParagraphFont" style:family="text">
      <style:text-properties fo:language="en" fo:country="CA"/>
    </style:style>
    <style:style style:name="T273" style:parent-style-name="DefaultParagraphFont" style:family="text">
      <style:text-properties fo:language="en" fo:country="CA"/>
    </style:style>
    <style:style style:name="T274" style:parent-style-name="DefaultParagraphFont" style:family="text">
      <style:text-properties fo:language="en" fo:country="CA"/>
    </style:style>
    <style:style style:name="T275" style:parent-style-name="DefaultParagraphFont" style:family="text">
      <style:text-properties fo:language="en" fo:country="CA"/>
    </style:style>
    <style:style style:name="T276" style:parent-style-name="DefaultParagraphFont" style:family="text">
      <style:text-properties fo:language="en" fo:country="CA"/>
    </style:style>
    <style:style style:name="T277" style:parent-style-name="DefaultParagraphFont" style:family="text">
      <style:text-properties fo:language="en" fo:country="CA"/>
    </style:style>
    <style:style style:name="T278" style:parent-style-name="DefaultParagraphFont" style:family="text">
      <style:text-properties fo:language="en" fo:country="CA"/>
    </style:style>
    <style:style style:name="T279" style:parent-style-name="DefaultParagraphFont" style:family="text">
      <style:text-properties fo:language="en" fo:country="CA"/>
    </style:style>
    <style:style style:name="T280" style:parent-style-name="DefaultParagraphFont" style:family="text">
      <style:text-properties fo:language="en" fo:country="CA"/>
    </style:style>
    <style:style style:name="T281" style:parent-style-name="DefaultParagraphFont" style:family="text">
      <style:text-properties fo:language="en" fo:country="CA"/>
    </style:style>
    <style:style style:name="T282" style:parent-style-name="DefaultParagraphFont" style:family="text">
      <style:text-properties fo:language="en" fo:country="CA"/>
    </style:style>
    <style:style style:name="T283" style:parent-style-name="DefaultParagraphFont" style:family="text">
      <style:text-properties fo:language="en" fo:country="CA"/>
    </style:style>
    <style:style style:name="T284" style:parent-style-name="DefaultParagraphFont" style:family="text">
      <style:text-properties fo:language="en" fo:country="CA"/>
    </style:style>
    <style:style style:name="T285" style:parent-style-name="DefaultParagraphFont" style:family="text">
      <style:text-properties fo:language="en" fo:country="CA"/>
    </style:style>
    <style:style style:name="T286" style:parent-style-name="DefaultParagraphFont" style:family="text">
      <style:text-properties fo:language="en" fo:country="CA"/>
    </style:style>
    <style:style style:name="T287" style:parent-style-name="DefaultParagraphFont" style:family="text">
      <style:text-properties fo:language="en" fo:country="CA"/>
    </style:style>
    <style:style style:name="T288" style:parent-style-name="DefaultParagraphFont" style:family="text">
      <style:text-properties fo:language="en" fo:country="CA"/>
    </style:style>
    <style:style style:name="T289" style:parent-style-name="DefaultParagraphFont" style:family="text">
      <style:text-properties fo:language="en" fo:country="CA"/>
    </style:style>
    <style:style style:name="T290" style:parent-style-name="DefaultParagraphFont" style:family="text">
      <style:text-properties fo:language="en" fo:country="CA"/>
    </style:style>
    <style:style style:name="T291" style:parent-style-name="DefaultParagraphFont" style:family="text">
      <style:text-properties fo:language="en" fo:country="CA"/>
    </style:style>
    <style:style style:name="T292" style:parent-style-name="DefaultParagraphFont" style:family="text">
      <style:text-properties fo:language="en" fo:country="CA"/>
    </style:style>
    <style:style style:name="T293" style:parent-style-name="DefaultParagraphFont" style:family="text">
      <style:text-properties fo:language="en" fo:country="CA"/>
    </style:style>
    <style:style style:name="T294" style:parent-style-name="DefaultParagraphFont" style:family="text">
      <style:text-properties fo:language="en" fo:country="CA"/>
    </style:style>
    <style:style style:name="T295" style:parent-style-name="DefaultParagraphFont" style:family="text">
      <style:text-properties fo:language="en" fo:country="CA"/>
    </style:style>
    <style:style style:name="T296" style:parent-style-name="DefaultParagraphFont" style:family="text">
      <style:text-properties fo:language="en" fo:country="CA"/>
    </style:style>
    <style:style style:name="T297" style:parent-style-name="DefaultParagraphFont" style:family="text">
      <style:text-properties fo:language="en" fo:country="CA"/>
    </style:style>
    <style:style style:name="T298" style:parent-style-name="DefaultParagraphFont" style:family="text">
      <style:text-properties fo:language="en" fo:country="CA"/>
    </style:style>
    <style:style style:name="T299" style:parent-style-name="DefaultParagraphFont" style:family="text">
      <style:text-properties fo:language="en" fo:country="CA"/>
    </style:style>
    <style:style style:name="T300" style:parent-style-name="DefaultParagraphFont" style:family="text">
      <style:text-properties fo:language="en" fo:country="CA"/>
    </style:style>
    <style:style style:name="T301" style:parent-style-name="DefaultParagraphFont" style:family="text">
      <style:text-properties fo:language="en" fo:country="CA"/>
    </style:style>
    <style:style style:name="T302" style:parent-style-name="DefaultParagraphFont" style:family="text">
      <style:text-properties fo:language="en" fo:country="CA"/>
    </style:style>
    <style:style style:name="T303" style:parent-style-name="DefaultParagraphFont" style:family="text">
      <style:text-properties fo:language="en" fo:country="CA"/>
    </style:style>
    <style:style style:name="T304" style:parent-style-name="DefaultParagraphFont" style:family="text">
      <style:text-properties fo:language="en" fo:country="CA"/>
    </style:style>
    <style:style style:name="T305" style:parent-style-name="DefaultParagraphFont" style:family="text">
      <style:text-properties fo:language="en" fo:country="CA"/>
    </style:style>
    <style:style style:name="T306" style:parent-style-name="DefaultParagraphFont" style:family="text">
      <style:text-properties fo:language="en" fo:country="CA"/>
    </style:style>
    <style:style style:name="T307" style:parent-style-name="DefaultParagraphFont" style:family="text">
      <style:text-properties fo:language="en" fo:country="CA"/>
    </style:style>
    <style:style style:name="T308" style:parent-style-name="DefaultParagraphFont" style:family="text">
      <style:text-properties fo:language="en" fo:country="CA"/>
    </style:style>
    <style:style style:name="T309" style:parent-style-name="DefaultParagraphFont" style:family="text">
      <style:text-properties fo:language="en" fo:country="CA"/>
    </style:style>
    <style:style style:name="T310" style:parent-style-name="DefaultParagraphFont" style:family="text">
      <style:text-properties fo:language="en" fo:country="CA"/>
    </style:style>
    <style:style style:name="T311" style:parent-style-name="DefaultParagraphFont" style:family="text">
      <style:text-properties fo:language="en" fo:country="CA"/>
    </style:style>
    <style:style style:name="T312" style:parent-style-name="DefaultParagraphFont" style:family="text">
      <style:text-properties fo:language="en" fo:country="CA"/>
    </style:style>
    <style:style style:name="T313" style:parent-style-name="DefaultParagraphFont" style:family="text">
      <style:text-properties fo:language="en" fo:country="CA"/>
    </style:style>
    <style:style style:name="T314" style:parent-style-name="DefaultParagraphFont" style:family="text">
      <style:text-properties fo:language="en" fo:country="CA"/>
    </style:style>
    <style:style style:name="T315" style:parent-style-name="DefaultParagraphFont" style:family="text">
      <style:text-properties fo:language="en" fo:country="CA"/>
    </style:style>
    <style:style style:name="T316" style:parent-style-name="DefaultParagraphFont" style:family="text">
      <style:text-properties fo:language="en" fo:country="CA"/>
    </style:style>
    <style:style style:name="T317" style:parent-style-name="DefaultParagraphFont" style:family="text">
      <style:text-properties fo:language="en" fo:country="CA"/>
    </style:style>
    <style:style style:name="T318" style:parent-style-name="DefaultParagraphFont" style:family="text">
      <style:text-properties fo:language="en" fo:country="CA"/>
    </style:style>
    <style:style style:name="T319" style:parent-style-name="DefaultParagraphFont" style:family="text">
      <style:text-properties fo:language="en" fo:country="CA"/>
    </style:style>
    <style:style style:name="T320" style:parent-style-name="DefaultParagraphFont" style:family="text">
      <style:text-properties fo:language="en" fo:country="CA"/>
    </style:style>
    <style:style style:name="T321" style:parent-style-name="DefaultParagraphFont" style:family="text">
      <style:text-properties fo:language="en" fo:country="CA"/>
    </style:style>
    <style:style style:name="T322" style:parent-style-name="DefaultParagraphFont" style:family="text">
      <style:text-properties fo:language="en" fo:country="CA"/>
    </style:style>
    <style:style style:name="T323" style:parent-style-name="DefaultParagraphFont" style:family="text">
      <style:text-properties fo:language="en" fo:country="CA"/>
    </style:style>
    <style:style style:name="T324" style:parent-style-name="DefaultParagraphFont" style:family="text">
      <style:text-properties fo:language="en" fo:country="CA"/>
    </style:style>
    <style:style style:name="T325" style:parent-style-name="DefaultParagraphFont" style:family="text">
      <style:text-properties fo:language="en" fo:country="CA"/>
    </style:style>
    <style:style style:name="T326" style:parent-style-name="DefaultParagraphFont" style:family="text">
      <style:text-properties fo:language="en" fo:country="CA"/>
    </style:style>
    <style:style style:name="T327" style:parent-style-name="DefaultParagraphFont" style:family="text">
      <style:text-properties fo:language="en" fo:country="CA"/>
    </style:style>
    <style:style style:name="T328" style:parent-style-name="DefaultParagraphFont" style:family="text">
      <style:text-properties fo:language="en" fo:country="CA"/>
    </style:style>
    <style:style style:name="T329" style:parent-style-name="DefaultParagraphFont" style:family="text">
      <style:text-properties fo:language="en" fo:country="CA"/>
    </style:style>
    <style:style style:name="T330" style:parent-style-name="DefaultParagraphFont" style:family="text">
      <style:text-properties fo:language="en" fo:country="CA"/>
    </style:style>
    <style:style style:name="T331" style:parent-style-name="DefaultParagraphFont" style:family="text">
      <style:text-properties fo:language="en" fo:country="CA"/>
    </style:style>
    <style:style style:name="T332" style:parent-style-name="DefaultParagraphFont" style:family="text">
      <style:text-properties fo:language="en" fo:country="CA"/>
    </style:style>
    <style:style style:name="T333" style:parent-style-name="DefaultParagraphFont" style:family="text">
      <style:text-properties fo:language="en" fo:country="CA"/>
    </style:style>
    <style:style style:name="T334" style:parent-style-name="DefaultParagraphFont" style:family="text">
      <style:text-properties fo:language="en" fo:country="CA"/>
    </style:style>
    <style:style style:name="T335" style:parent-style-name="DefaultParagraphFont" style:family="text">
      <style:text-properties fo:language="en" fo:country="CA"/>
    </style:style>
    <style:style style:name="T336" style:parent-style-name="DefaultParagraphFont" style:family="text">
      <style:text-properties fo:language="en" fo:country="CA"/>
    </style:style>
    <style:style style:name="T337" style:parent-style-name="DefaultParagraphFont" style:family="text">
      <style:text-properties fo:language="en" fo:country="CA"/>
    </style:style>
    <style:style style:name="T338" style:parent-style-name="DefaultParagraphFont" style:family="text">
      <style:text-properties fo:language="en" fo:country="CA"/>
    </style:style>
    <style:style style:name="T339" style:parent-style-name="DefaultParagraphFont" style:family="text">
      <style:text-properties fo:language="en" fo:country="CA"/>
    </style:style>
    <style:style style:name="T340" style:parent-style-name="DefaultParagraphFont" style:family="text">
      <style:text-properties fo:language="en" fo:country="CA"/>
    </style:style>
    <style:style style:name="T341" style:parent-style-name="DefaultParagraphFont" style:family="text">
      <style:text-properties fo:language="en" fo:country="CA"/>
    </style:style>
    <style:style style:name="T342" style:parent-style-name="DefaultParagraphFont" style:family="text">
      <style:text-properties fo:language="en" fo:country="CA"/>
    </style:style>
    <style:style style:name="T343" style:parent-style-name="DefaultParagraphFont" style:family="text">
      <style:text-properties fo:language="en" fo:country="CA"/>
    </style:style>
    <style:style style:name="T344" style:parent-style-name="DefaultParagraphFont" style:family="text">
      <style:text-properties fo:language="en" fo:country="CA"/>
    </style:style>
    <style:style style:name="T345" style:parent-style-name="DefaultParagraphFont" style:family="text">
      <style:text-properties fo:language="en" fo:country="CA"/>
    </style:style>
    <style:style style:name="T346" style:parent-style-name="DefaultParagraphFont" style:family="text">
      <style:text-properties fo:language="en" fo:country="CA"/>
    </style:style>
    <style:style style:name="T347" style:parent-style-name="DefaultParagraphFont" style:family="text">
      <style:text-properties fo:language="en" fo:country="CA"/>
    </style:style>
    <style:style style:name="T348" style:parent-style-name="DefaultParagraphFont" style:family="text">
      <style:text-properties fo:language="en" fo:country="CA"/>
    </style:style>
    <style:style style:name="T349" style:parent-style-name="DefaultParagraphFont" style:family="text">
      <style:text-properties fo:language="en" fo:country="CA"/>
    </style:style>
    <style:style style:name="T350" style:parent-style-name="DefaultParagraphFont" style:family="text">
      <style:text-properties fo:language="en" fo:country="CA"/>
    </style:style>
    <style:style style:name="T351" style:parent-style-name="DefaultParagraphFont" style:family="text">
      <style:text-properties fo:language="en" fo:country="CA"/>
    </style:style>
    <style:style style:name="T352" style:parent-style-name="DefaultParagraphFont" style:family="text">
      <style:text-properties fo:language="en" fo:country="CA"/>
    </style:style>
    <style:style style:name="T353" style:parent-style-name="DefaultParagraphFont" style:family="text">
      <style:text-properties fo:language="en" fo:country="CA"/>
    </style:style>
    <style:style style:name="T354" style:parent-style-name="DefaultParagraphFont" style:family="text">
      <style:text-properties fo:language="en" fo:country="CA"/>
    </style:style>
    <style:style style:name="T355" style:parent-style-name="DefaultParagraphFont" style:family="text">
      <style:text-properties fo:language="en" fo:country="CA"/>
    </style:style>
    <style:style style:name="T356" style:parent-style-name="DefaultParagraphFont" style:family="text">
      <style:text-properties fo:language="en" fo:country="CA"/>
    </style:style>
    <style:style style:name="T357" style:parent-style-name="DefaultParagraphFont" style:family="text">
      <style:text-properties fo:language="en" fo:country="CA"/>
    </style:style>
    <style:style style:name="T358" style:parent-style-name="DefaultParagraphFont" style:family="text">
      <style:text-properties fo:language="en" fo:country="CA"/>
    </style:style>
    <style:style style:name="T359" style:parent-style-name="DefaultParagraphFont" style:family="text">
      <style:text-properties fo:language="en" fo:country="CA"/>
    </style:style>
    <style:style style:name="T360" style:parent-style-name="DefaultParagraphFont" style:family="text">
      <style:text-properties fo:language="en" fo:country="CA"/>
    </style:style>
    <style:style style:name="T361" style:parent-style-name="DefaultParagraphFont" style:family="text">
      <style:text-properties fo:language="en" fo:country="CA"/>
    </style:style>
    <style:style style:name="T362" style:parent-style-name="DefaultParagraphFont" style:family="text">
      <style:text-properties fo:language="en" fo:country="CA"/>
    </style:style>
    <style:style style:name="T363" style:parent-style-name="DefaultParagraphFont" style:family="text">
      <style:text-properties fo:language="en" fo:country="CA"/>
    </style:style>
    <style:style style:name="T364" style:parent-style-name="DefaultParagraphFont" style:family="text">
      <style:text-properties fo:language="en" fo:country="CA"/>
    </style:style>
    <style:style style:name="T365" style:parent-style-name="DefaultParagraphFont" style:family="text">
      <style:text-properties fo:language="en" fo:country="CA"/>
    </style:style>
    <style:style style:name="T366" style:parent-style-name="DefaultParagraphFont" style:family="text">
      <style:text-properties fo:language="en" fo:country="CA"/>
    </style:style>
    <style:style style:name="T367" style:parent-style-name="DefaultParagraphFont" style:family="text">
      <style:text-properties fo:language="en" fo:country="CA"/>
    </style:style>
    <style:style style:name="T368" style:parent-style-name="DefaultParagraphFont" style:family="text">
      <style:text-properties fo:language="en" fo:country="CA"/>
    </style:style>
    <style:style style:name="T369" style:parent-style-name="DefaultParagraphFont" style:family="text">
      <style:text-properties fo:language="en" fo:country="CA"/>
    </style:style>
    <style:style style:name="T370" style:parent-style-name="DefaultParagraphFont" style:family="text">
      <style:text-properties fo:language="en" fo:country="CA"/>
    </style:style>
    <style:style style:name="T371" style:parent-style-name="DefaultParagraphFont" style:family="text">
      <style:text-properties fo:language="en" fo:country="CA"/>
    </style:style>
    <style:style style:name="T372" style:parent-style-name="DefaultParagraphFont" style:family="text">
      <style:text-properties fo:language="en" fo:country="CA"/>
    </style:style>
    <style:style style:name="T373" style:parent-style-name="DefaultParagraphFont" style:family="text">
      <style:text-properties fo:language="en" fo:country="CA"/>
    </style:style>
    <style:style style:name="T374" style:parent-style-name="DefaultParagraphFont" style:family="text">
      <style:text-properties fo:language="en" fo:country="CA"/>
    </style:style>
    <style:style style:name="T375" style:parent-style-name="DefaultParagraphFont" style:family="text">
      <style:text-properties fo:language="en" fo:country="CA"/>
    </style:style>
    <style:style style:name="T376" style:parent-style-name="DefaultParagraphFont" style:family="text">
      <style:text-properties fo:language="en" fo:country="CA"/>
    </style:style>
    <style:style style:name="T377" style:parent-style-name="DefaultParagraphFont" style:family="text">
      <style:text-properties fo:language="en" fo:country="CA"/>
    </style:style>
    <style:style style:name="T378" style:parent-style-name="DefaultParagraphFont" style:family="text">
      <style:text-properties fo:language="en" fo:country="CA"/>
    </style:style>
    <style:style style:name="T379" style:parent-style-name="DefaultParagraphFont" style:family="text">
      <style:text-properties fo:language="en" fo:country="CA"/>
    </style:style>
    <style:style style:name="T380" style:parent-style-name="DefaultParagraphFont" style:family="text">
      <style:text-properties fo:language="en" fo:country="CA"/>
    </style:style>
    <style:style style:name="T381" style:parent-style-name="DefaultParagraphFont" style:family="text">
      <style:text-properties fo:language="en" fo:country="CA"/>
    </style:style>
    <style:style style:name="T382" style:parent-style-name="DefaultParagraphFont" style:family="text">
      <style:text-properties fo:language="en" fo:country="CA"/>
    </style:style>
    <style:style style:name="T383" style:parent-style-name="DefaultParagraphFont" style:family="text">
      <style:text-properties fo:language="en" fo:country="CA"/>
    </style:style>
    <style:style style:name="T384" style:parent-style-name="DefaultParagraphFont" style:family="text">
      <style:text-properties fo:language="en" fo:country="CA"/>
    </style:style>
    <style:style style:name="T385" style:parent-style-name="DefaultParagraphFont" style:family="text">
      <style:text-properties fo:language="en" fo:country="CA"/>
    </style:style>
    <style:style style:name="T386" style:parent-style-name="DefaultParagraphFont" style:family="text">
      <style:text-properties fo:language="en" fo:country="CA"/>
    </style:style>
    <style:style style:name="T387" style:parent-style-name="DefaultParagraphFont" style:family="text">
      <style:text-properties fo:language="en" fo:country="CA"/>
    </style:style>
    <style:style style:name="T388" style:parent-style-name="DefaultParagraphFont" style:family="text">
      <style:text-properties fo:language="en" fo:country="CA"/>
    </style:style>
    <style:style style:name="T389" style:parent-style-name="DefaultParagraphFont" style:family="text">
      <style:text-properties fo:language="en" fo:country="CA"/>
    </style:style>
    <style:style style:name="T390" style:parent-style-name="DefaultParagraphFont" style:family="text">
      <style:text-properties fo:language="en" fo:country="CA"/>
    </style:style>
    <style:style style:name="T391" style:parent-style-name="DefaultParagraphFont" style:family="text">
      <style:text-properties fo:language="en" fo:country="CA"/>
    </style:style>
    <style:style style:name="T392" style:parent-style-name="DefaultParagraphFont" style:family="text">
      <style:text-properties fo:language="en" fo:country="CA"/>
    </style:style>
    <style:style style:name="T393" style:parent-style-name="DefaultParagraphFont" style:family="text">
      <style:text-properties fo:language="en" fo:country="CA"/>
    </style:style>
    <style:style style:name="T394" style:parent-style-name="DefaultParagraphFont" style:family="text">
      <style:text-properties fo:language="en" fo:country="CA"/>
    </style:style>
    <style:style style:name="T395" style:parent-style-name="DefaultParagraphFont" style:family="text">
      <style:text-properties fo:language="en" fo:country="CA"/>
    </style:style>
    <style:style style:name="T396" style:parent-style-name="DefaultParagraphFont" style:family="text">
      <style:text-properties fo:language="en" fo:country="CA"/>
    </style:style>
    <style:style style:name="T397" style:parent-style-name="DefaultParagraphFont" style:family="text">
      <style:text-properties fo:language="en" fo:country="CA"/>
    </style:style>
    <style:style style:name="T398" style:parent-style-name="DefaultParagraphFont" style:family="text">
      <style:text-properties fo:language="en" fo:country="CA"/>
    </style:style>
    <style:style style:name="T399" style:parent-style-name="DefaultParagraphFont" style:family="text">
      <style:text-properties fo:language="en" fo:country="CA"/>
    </style:style>
    <style:style style:name="T400" style:parent-style-name="DefaultParagraphFont" style:family="text">
      <style:text-properties fo:language="en" fo:country="CA"/>
    </style:style>
    <style:style style:name="T401" style:parent-style-name="DefaultParagraphFont" style:family="text">
      <style:text-properties fo:language="en" fo:country="CA"/>
    </style:style>
    <style:style style:name="T402" style:parent-style-name="DefaultParagraphFont" style:family="text">
      <style:text-properties fo:language="en" fo:country="CA"/>
    </style:style>
    <style:style style:name="T403" style:parent-style-name="DefaultParagraphFont" style:family="text">
      <style:text-properties fo:language="en" fo:country="CA"/>
    </style:style>
    <style:style style:name="T404" style:parent-style-name="DefaultParagraphFont" style:family="text">
      <style:text-properties fo:language="en" fo:country="CA"/>
    </style:style>
    <style:style style:name="T405" style:parent-style-name="DefaultParagraphFont" style:family="text">
      <style:text-properties fo:language="en" fo:country="CA"/>
    </style:style>
    <style:style style:name="T406" style:parent-style-name="DefaultParagraphFont" style:family="text">
      <style:text-properties fo:language="en" fo:country="CA"/>
    </style:style>
    <style:style style:name="T407" style:parent-style-name="DefaultParagraphFont" style:family="text">
      <style:text-properties fo:language="en" fo:country="CA"/>
    </style:style>
    <style:style style:name="T408" style:parent-style-name="DefaultParagraphFont" style:family="text">
      <style:text-properties fo:language="en" fo:country="CA"/>
    </style:style>
    <style:style style:name="T409" style:parent-style-name="DefaultParagraphFont" style:family="text">
      <style:text-properties fo:language="en" fo:country="CA"/>
    </style:style>
    <style:style style:name="T410" style:parent-style-name="DefaultParagraphFont" style:family="text">
      <style:text-properties fo:language="en" fo:country="CA"/>
    </style:style>
    <style:style style:name="T411" style:parent-style-name="DefaultParagraphFont" style:family="text">
      <style:text-properties fo:language="en" fo:country="CA"/>
    </style:style>
    <style:style style:name="T412" style:parent-style-name="DefaultParagraphFont" style:family="text">
      <style:text-properties fo:language="en" fo:country="CA"/>
    </style:style>
    <style:style style:name="T413" style:parent-style-name="DefaultParagraphFont" style:family="text">
      <style:text-properties fo:language="en" fo:country="CA"/>
    </style:style>
    <style:style style:name="T414" style:parent-style-name="DefaultParagraphFont" style:family="text">
      <style:text-properties fo:language="en" fo:country="CA"/>
    </style:style>
    <style:style style:name="T415" style:parent-style-name="DefaultParagraphFont" style:family="text">
      <style:text-properties fo:language="en" fo:country="CA"/>
    </style:style>
    <style:style style:name="T416" style:parent-style-name="DefaultParagraphFont" style:family="text">
      <style:text-properties fo:language="en" fo:country="CA"/>
    </style:style>
    <style:style style:name="T417" style:parent-style-name="DefaultParagraphFont" style:family="text">
      <style:text-properties fo:language="en" fo:country="CA"/>
    </style:style>
    <style:style style:name="T418" style:parent-style-name="DefaultParagraphFont" style:family="text">
      <style:text-properties fo:language="en" fo:country="CA"/>
    </style:style>
    <style:style style:name="T419" style:parent-style-name="DefaultParagraphFont" style:family="text">
      <style:text-properties fo:language="en" fo:country="CA"/>
    </style:style>
    <style:style style:name="T420" style:parent-style-name="DefaultParagraphFont" style:family="text">
      <style:text-properties fo:language="en" fo:country="CA"/>
    </style:style>
    <style:style style:name="T421" style:parent-style-name="DefaultParagraphFont" style:family="text">
      <style:text-properties fo:language="en" fo:country="CA"/>
    </style:style>
    <style:style style:name="T422" style:parent-style-name="DefaultParagraphFont" style:family="text">
      <style:text-properties fo:language="en" fo:country="CA"/>
    </style:style>
    <style:style style:name="T423" style:parent-style-name="DefaultParagraphFont" style:family="text">
      <style:text-properties fo:language="en" fo:country="CA"/>
    </style:style>
    <style:style style:name="T424" style:parent-style-name="DefaultParagraphFont" style:family="text">
      <style:text-properties fo:language="en" fo:country="CA"/>
    </style:style>
    <style:style style:name="T425" style:parent-style-name="DefaultParagraphFont" style:family="text">
      <style:text-properties fo:language="en" fo:country="CA"/>
    </style:style>
    <style:style style:name="T426" style:parent-style-name="DefaultParagraphFont" style:family="text">
      <style:text-properties fo:language="en" fo:country="CA"/>
    </style:style>
    <style:style style:name="T427" style:parent-style-name="DefaultParagraphFont" style:family="text">
      <style:text-properties fo:language="en" fo:country="CA"/>
    </style:style>
    <style:style style:name="T428" style:parent-style-name="DefaultParagraphFont" style:family="text">
      <style:text-properties fo:language="en" fo:country="CA"/>
    </style:style>
    <style:style style:name="T429" style:parent-style-name="DefaultParagraphFont" style:family="text">
      <style:text-properties fo:language="en" fo:country="CA"/>
    </style:style>
    <style:style style:name="T430" style:parent-style-name="DefaultParagraphFont" style:family="text">
      <style:text-properties fo:language="en" fo:country="CA"/>
    </style:style>
    <style:style style:name="T431" style:parent-style-name="DefaultParagraphFont" style:family="text">
      <style:text-properties fo:language="en" fo:country="CA"/>
    </style:style>
    <style:style style:name="T432" style:parent-style-name="DefaultParagraphFont" style:family="text">
      <style:text-properties fo:language="en" fo:country="CA"/>
    </style:style>
    <style:style style:name="T433" style:parent-style-name="DefaultParagraphFont" style:family="text">
      <style:text-properties fo:language="en" fo:country="CA"/>
    </style:style>
    <style:style style:name="T434" style:parent-style-name="DefaultParagraphFont" style:family="text">
      <style:text-properties fo:language="en" fo:country="CA"/>
    </style:style>
    <style:style style:name="T435" style:parent-style-name="DefaultParagraphFont" style:family="text">
      <style:text-properties fo:language="en" fo:country="CA"/>
    </style:style>
    <style:style style:name="T436" style:parent-style-name="DefaultParagraphFont" style:family="text">
      <style:text-properties fo:language="en" fo:country="CA"/>
    </style:style>
    <style:style style:name="T437" style:parent-style-name="DefaultParagraphFont" style:family="text">
      <style:text-properties fo:language="en" fo:country="CA"/>
    </style:style>
    <style:style style:name="T438" style:parent-style-name="DefaultParagraphFont" style:family="text">
      <style:text-properties fo:language="en" fo:country="CA"/>
    </style:style>
    <style:style style:name="T439" style:parent-style-name="DefaultParagraphFont" style:family="text">
      <style:text-properties fo:language="en" fo:country="CA"/>
    </style:style>
    <style:style style:name="T440" style:parent-style-name="DefaultParagraphFont" style:family="text">
      <style:text-properties fo:language="en" fo:country="CA"/>
    </style:style>
    <style:style style:name="T441" style:parent-style-name="DefaultParagraphFont" style:family="text">
      <style:text-properties fo:language="en" fo:country="CA"/>
    </style:style>
    <style:style style:name="T442" style:parent-style-name="DefaultParagraphFont" style:family="text">
      <style:text-properties fo:language="en" fo:country="CA"/>
    </style:style>
    <style:style style:name="T443" style:parent-style-name="DefaultParagraphFont" style:family="text">
      <style:text-properties fo:language="en" fo:country="CA"/>
    </style:style>
    <style:style style:name="T444" style:parent-style-name="DefaultParagraphFont" style:family="text">
      <style:text-properties fo:language="en" fo:country="CA"/>
    </style:style>
    <style:style style:name="T445" style:parent-style-name="DefaultParagraphFont" style:family="text">
      <style:text-properties fo:language="en" fo:country="CA"/>
    </style:style>
    <style:style style:name="T446" style:parent-style-name="DefaultParagraphFont" style:family="text">
      <style:text-properties fo:language="en" fo:country="CA"/>
    </style:style>
    <style:style style:name="T447" style:parent-style-name="DefaultParagraphFont" style:family="text">
      <style:text-properties fo:language="en" fo:country="CA"/>
    </style:style>
    <style:style style:name="T448" style:parent-style-name="DefaultParagraphFont" style:family="text">
      <style:text-properties fo:language="en" fo:country="CA"/>
    </style:style>
    <style:style style:name="T449" style:parent-style-name="DefaultParagraphFont" style:family="text">
      <style:text-properties fo:language="en" fo:country="CA"/>
    </style:style>
    <style:style style:name="T450" style:parent-style-name="DefaultParagraphFont" style:family="text">
      <style:text-properties fo:language="en" fo:country="CA"/>
    </style:style>
    <style:style style:name="T451" style:parent-style-name="DefaultParagraphFont" style:family="text">
      <style:text-properties fo:language="en" fo:country="CA"/>
    </style:style>
    <style:style style:name="T452" style:parent-style-name="DefaultParagraphFont" style:family="text">
      <style:text-properties fo:language="en" fo:country="CA"/>
    </style:style>
    <style:style style:name="T453" style:parent-style-name="DefaultParagraphFont" style:family="text">
      <style:text-properties fo:language="en" fo:country="CA"/>
    </style:style>
    <style:style style:name="T454" style:parent-style-name="DefaultParagraphFont" style:family="text">
      <style:text-properties fo:language="en" fo:country="CA"/>
    </style:style>
    <style:style style:name="T455" style:parent-style-name="DefaultParagraphFont" style:family="text">
      <style:text-properties fo:language="en" fo:country="CA"/>
    </style:style>
    <style:style style:name="T456" style:parent-style-name="DefaultParagraphFont" style:family="text">
      <style:text-properties fo:language="en" fo:country="CA"/>
    </style:style>
    <style:style style:name="T457" style:parent-style-name="DefaultParagraphFont" style:family="text">
      <style:text-properties fo:language="en" fo:country="CA"/>
    </style:style>
    <style:style style:name="T458" style:parent-style-name="DefaultParagraphFont" style:family="text">
      <style:text-properties fo:language="en" fo:country="CA"/>
    </style:style>
    <style:style style:name="T459" style:parent-style-name="DefaultParagraphFont" style:family="text">
      <style:text-properties fo:language="en" fo:country="CA"/>
    </style:style>
    <style:style style:name="T460" style:parent-style-name="DefaultParagraphFont" style:family="text">
      <style:text-properties fo:language="en" fo:country="CA"/>
    </style:style>
    <style:style style:name="T461" style:parent-style-name="DefaultParagraphFont" style:family="text">
      <style:text-properties fo:language="en" fo:country="CA"/>
    </style:style>
    <style:style style:name="T462" style:parent-style-name="DefaultParagraphFont" style:family="text">
      <style:text-properties fo:language="en" fo:country="CA"/>
    </style:style>
    <style:style style:name="T463" style:parent-style-name="DefaultParagraphFont" style:family="text">
      <style:text-properties fo:language="en" fo:country="CA"/>
    </style:style>
    <style:style style:name="T464" style:parent-style-name="DefaultParagraphFont" style:family="text">
      <style:text-properties fo:language="en" fo:country="CA"/>
    </style:style>
    <style:style style:name="T465" style:parent-style-name="DefaultParagraphFont" style:family="text">
      <style:text-properties fo:language="en" fo:country="CA"/>
    </style:style>
    <style:style style:name="T466" style:parent-style-name="DefaultParagraphFont" style:family="text">
      <style:text-properties fo:language="en" fo:country="CA"/>
    </style:style>
    <style:style style:name="T467" style:parent-style-name="DefaultParagraphFont" style:family="text">
      <style:text-properties fo:language="en" fo:country="CA"/>
    </style:style>
    <style:style style:name="T468" style:parent-style-name="DefaultParagraphFont" style:family="text">
      <style:text-properties fo:language="en" fo:country="CA"/>
    </style:style>
    <style:style style:name="T469" style:parent-style-name="DefaultParagraphFont" style:family="text">
      <style:text-properties fo:language="en" fo:country="CA"/>
    </style:style>
    <style:style style:name="T470" style:parent-style-name="DefaultParagraphFont" style:family="text">
      <style:text-properties fo:language="en" fo:country="CA"/>
    </style:style>
    <style:style style:name="T471" style:parent-style-name="DefaultParagraphFont" style:family="text">
      <style:text-properties fo:language="en" fo:country="CA"/>
    </style:style>
    <style:style style:name="T472" style:parent-style-name="DefaultParagraphFont" style:family="text">
      <style:text-properties fo:language="en" fo:country="CA"/>
    </style:style>
    <style:style style:name="T473" style:parent-style-name="DefaultParagraphFont" style:family="text">
      <style:text-properties fo:language="en" fo:country="CA"/>
    </style:style>
    <style:style style:name="T474" style:parent-style-name="DefaultParagraphFont" style:family="text">
      <style:text-properties fo:language="en" fo:country="CA"/>
    </style:style>
    <style:style style:name="T475" style:parent-style-name="DefaultParagraphFont" style:family="text">
      <style:text-properties fo:language="en" fo:country="CA"/>
    </style:style>
    <style:style style:name="T476" style:parent-style-name="DefaultParagraphFont" style:family="text">
      <style:text-properties fo:language="en" fo:country="CA"/>
    </style:style>
    <style:style style:name="T477" style:parent-style-name="DefaultParagraphFont" style:family="text">
      <style:text-properties fo:language="en" fo:country="CA"/>
    </style:style>
    <style:style style:name="T478" style:parent-style-name="DefaultParagraphFont" style:family="text">
      <style:text-properties fo:language="en" fo:country="CA"/>
    </style:style>
    <style:style style:name="T479" style:parent-style-name="DefaultParagraphFont" style:family="text">
      <style:text-properties fo:language="en" fo:country="CA"/>
    </style:style>
    <style:style style:name="T480" style:parent-style-name="DefaultParagraphFont" style:family="text">
      <style:text-properties fo:language="en" fo:country="CA"/>
    </style:style>
    <style:style style:name="T481" style:parent-style-name="DefaultParagraphFont" style:family="text">
      <style:text-properties fo:language="en" fo:country="CA"/>
    </style:style>
    <style:style style:name="T482" style:parent-style-name="DefaultParagraphFont" style:family="text">
      <style:text-properties fo:language="en" fo:country="CA"/>
    </style:style>
    <style:style style:name="T483" style:parent-style-name="DefaultParagraphFont" style:family="text">
      <style:text-properties fo:language="en" fo:country="CA"/>
    </style:style>
    <style:style style:name="T484" style:parent-style-name="DefaultParagraphFont" style:family="text">
      <style:text-properties fo:language="en" fo:country="CA"/>
    </style:style>
    <style:style style:name="T485" style:parent-style-name="DefaultParagraphFont" style:family="text">
      <style:text-properties fo:language="en" fo:country="CA"/>
    </style:style>
    <style:style style:name="T486" style:parent-style-name="DefaultParagraphFont" style:family="text">
      <style:text-properties fo:language="en" fo:country="CA"/>
    </style:style>
    <style:style style:name="T487" style:parent-style-name="DefaultParagraphFont" style:family="text">
      <style:text-properties fo:language="en" fo:country="CA"/>
    </style:style>
    <style:style style:name="T488" style:parent-style-name="DefaultParagraphFont" style:family="text">
      <style:text-properties fo:language="en" fo:country="CA"/>
    </style:style>
    <style:style style:name="T489" style:parent-style-name="DefaultParagraphFont" style:family="text">
      <style:text-properties fo:language="en" fo:country="CA"/>
    </style:style>
    <style:style style:name="T490" style:parent-style-name="DefaultParagraphFont" style:family="text">
      <style:text-properties fo:language="en" fo:country="CA"/>
    </style:style>
    <style:style style:name="T491" style:parent-style-name="DefaultParagraphFont" style:family="text">
      <style:text-properties fo:language="en" fo:country="CA"/>
    </style:style>
    <style:style style:name="T492" style:parent-style-name="DefaultParagraphFont" style:family="text">
      <style:text-properties fo:language="en" fo:country="CA"/>
    </style:style>
    <style:style style:name="T493" style:parent-style-name="DefaultParagraphFont" style:family="text">
      <style:text-properties fo:language="en" fo:country="CA"/>
    </style:style>
    <style:style style:name="T494" style:parent-style-name="DefaultParagraphFont" style:family="text">
      <style:text-properties fo:language="en" fo:country="CA"/>
    </style:style>
    <style:style style:name="T495" style:parent-style-name="DefaultParagraphFont" style:family="text">
      <style:text-properties fo:language="en" fo:country="CA"/>
    </style:style>
    <style:style style:name="T496" style:parent-style-name="DefaultParagraphFont" style:family="text">
      <style:text-properties fo:language="en" fo:country="CA"/>
    </style:style>
    <style:style style:name="T497" style:parent-style-name="DefaultParagraphFont" style:family="text">
      <style:text-properties fo:language="en" fo:country="CA"/>
    </style:style>
    <style:style style:name="T498" style:parent-style-name="DefaultParagraphFont" style:family="text">
      <style:text-properties fo:language="en" fo:country="CA"/>
    </style:style>
    <style:style style:name="T499" style:parent-style-name="DefaultParagraphFont" style:family="text">
      <style:text-properties fo:language="en" fo:country="CA"/>
    </style:style>
    <style:style style:name="T500" style:parent-style-name="DefaultParagraphFont" style:family="text">
      <style:text-properties fo:language="en" fo:country="CA"/>
    </style:style>
    <style:style style:name="T501" style:parent-style-name="DefaultParagraphFont" style:family="text">
      <style:text-properties fo:language="en" fo:country="CA"/>
    </style:style>
    <style:style style:name="T502" style:parent-style-name="DefaultParagraphFont" style:family="text">
      <style:text-properties fo:language="en" fo:country="CA"/>
    </style:style>
    <style:style style:name="T503" style:parent-style-name="DefaultParagraphFont" style:family="text">
      <style:text-properties fo:language="en" fo:country="CA"/>
    </style:style>
    <style:style style:name="T504" style:parent-style-name="DefaultParagraphFont" style:family="text">
      <style:text-properties fo:language="en" fo:country="CA"/>
    </style:style>
    <style:style style:name="T505" style:parent-style-name="DefaultParagraphFont" style:family="text">
      <style:text-properties fo:language="en" fo:country="CA"/>
    </style:style>
    <style:style style:name="T506" style:parent-style-name="DefaultParagraphFont" style:family="text">
      <style:text-properties fo:language="en" fo:country="CA"/>
    </style:style>
    <style:style style:name="T507" style:parent-style-name="DefaultParagraphFont" style:family="text">
      <style:text-properties fo:language="en" fo:country="CA"/>
    </style:style>
    <style:style style:name="T508" style:parent-style-name="DefaultParagraphFont" style:family="text">
      <style:text-properties fo:language="en" fo:country="CA"/>
    </style:style>
    <style:style style:name="T509" style:parent-style-name="DefaultParagraphFont" style:family="text">
      <style:text-properties fo:language="en" fo:country="CA"/>
    </style:style>
    <style:style style:name="T510" style:parent-style-name="DefaultParagraphFont" style:family="text">
      <style:text-properties fo:language="en" fo:country="CA"/>
    </style:style>
    <style:style style:name="T511" style:parent-style-name="DefaultParagraphFont" style:family="text">
      <style:text-properties fo:language="en" fo:country="CA"/>
    </style:style>
    <style:style style:name="T512" style:parent-style-name="DefaultParagraphFont" style:family="text">
      <style:text-properties fo:language="en" fo:country="CA"/>
    </style:style>
    <style:style style:name="T513" style:parent-style-name="DefaultParagraphFont" style:family="text">
      <style:text-properties fo:language="en" fo:country="CA"/>
    </style:style>
    <style:style style:name="T514" style:parent-style-name="DefaultParagraphFont" style:family="text">
      <style:text-properties fo:language="en" fo:country="CA"/>
    </style:style>
    <style:style style:name="T515" style:parent-style-name="DefaultParagraphFont" style:family="text">
      <style:text-properties fo:language="en" fo:country="CA"/>
    </style:style>
    <style:style style:name="T516" style:parent-style-name="DefaultParagraphFont" style:family="text">
      <style:text-properties fo:language="en" fo:country="CA"/>
    </style:style>
    <style:style style:name="T517" style:parent-style-name="DefaultParagraphFont" style:family="text">
      <style:text-properties fo:language="en" fo:country="CA"/>
    </style:style>
    <style:style style:name="T518" style:parent-style-name="DefaultParagraphFont" style:family="text">
      <style:text-properties fo:language="en" fo:country="CA"/>
    </style:style>
    <style:style style:name="T519" style:parent-style-name="DefaultParagraphFont" style:family="text">
      <style:text-properties fo:language="en" fo:country="CA"/>
    </style:style>
    <style:style style:name="T520" style:parent-style-name="DefaultParagraphFont" style:family="text">
      <style:text-properties fo:language="en" fo:country="CA"/>
    </style:style>
    <style:style style:name="T521" style:parent-style-name="DefaultParagraphFont" style:family="text">
      <style:text-properties fo:language="en" fo:country="CA"/>
    </style:style>
    <style:style style:name="T522" style:parent-style-name="DefaultParagraphFont" style:family="text">
      <style:text-properties fo:language="en" fo:country="CA"/>
    </style:style>
    <style:style style:name="T523" style:parent-style-name="DefaultParagraphFont" style:family="text">
      <style:text-properties fo:language="en" fo:country="CA"/>
    </style:style>
    <style:style style:name="T524" style:parent-style-name="DefaultParagraphFont" style:family="text">
      <style:text-properties fo:language="en" fo:country="CA"/>
    </style:style>
    <style:style style:name="T525" style:parent-style-name="DefaultParagraphFont" style:family="text">
      <style:text-properties fo:language="en" fo:country="CA"/>
    </style:style>
    <style:style style:name="T526" style:parent-style-name="DefaultParagraphFont" style:family="text">
      <style:text-properties fo:language="en" fo:country="CA"/>
    </style:style>
    <style:style style:name="T527" style:parent-style-name="DefaultParagraphFont" style:family="text">
      <style:text-properties fo:language="en" fo:country="CA"/>
    </style:style>
    <style:style style:name="T528" style:parent-style-name="DefaultParagraphFont" style:family="text">
      <style:text-properties fo:language="en" fo:country="CA"/>
    </style:style>
    <style:style style:name="T529" style:parent-style-name="DefaultParagraphFont" style:family="text">
      <style:text-properties fo:language="en" fo:country="CA"/>
    </style:style>
    <style:style style:name="T530" style:parent-style-name="DefaultParagraphFont" style:family="text">
      <style:text-properties fo:language="en" fo:country="CA"/>
    </style:style>
    <style:style style:name="T531" style:parent-style-name="DefaultParagraphFont" style:family="text">
      <style:text-properties fo:language="en" fo:country="CA"/>
    </style:style>
    <style:style style:name="T532" style:parent-style-name="DefaultParagraphFont" style:family="text">
      <style:text-properties fo:language="en" fo:country="CA"/>
    </style:style>
    <style:style style:name="T533" style:parent-style-name="DefaultParagraphFont" style:family="text">
      <style:text-properties fo:language="en" fo:country="CA"/>
    </style:style>
    <style:style style:name="T534" style:parent-style-name="DefaultParagraphFont" style:family="text">
      <style:text-properties fo:language="en" fo:country="CA"/>
    </style:style>
    <style:style style:name="T535" style:parent-style-name="DefaultParagraphFont" style:family="text">
      <style:text-properties fo:language="en" fo:country="CA"/>
    </style:style>
    <style:style style:name="T536" style:parent-style-name="DefaultParagraphFont" style:family="text">
      <style:text-properties fo:language="en" fo:country="CA"/>
    </style:style>
    <style:style style:name="T537" style:parent-style-name="DefaultParagraphFont" style:family="text">
      <style:text-properties fo:language="en" fo:country="CA"/>
    </style:style>
    <style:style style:name="T538" style:parent-style-name="DefaultParagraphFont" style:family="text">
      <style:text-properties fo:language="en" fo:country="CA"/>
    </style:style>
    <style:style style:name="T539" style:parent-style-name="DefaultParagraphFont" style:family="text">
      <style:text-properties fo:language="en" fo:country="CA"/>
    </style:style>
    <style:style style:name="T540" style:parent-style-name="DefaultParagraphFont" style:family="text">
      <style:text-properties fo:language="en" fo:country="CA"/>
    </style:style>
    <style:style style:name="T541" style:parent-style-name="DefaultParagraphFont" style:family="text">
      <style:text-properties fo:language="en" fo:country="CA"/>
    </style:style>
    <style:style style:name="T542" style:parent-style-name="DefaultParagraphFont" style:family="text">
      <style:text-properties fo:language="en" fo:country="CA"/>
    </style:style>
    <style:style style:name="T543" style:parent-style-name="DefaultParagraphFont" style:family="text">
      <style:text-properties fo:language="en" fo:country="CA"/>
    </style:style>
    <style:style style:name="T544" style:parent-style-name="DefaultParagraphFont" style:family="text">
      <style:text-properties fo:language="en" fo:country="CA"/>
    </style:style>
    <style:style style:name="T545" style:parent-style-name="DefaultParagraphFont" style:family="text">
      <style:text-properties fo:language="en" fo:country="CA"/>
    </style:style>
    <style:style style:name="T546" style:parent-style-name="DefaultParagraphFont" style:family="text">
      <style:text-properties fo:language="en" fo:country="CA"/>
    </style:style>
    <style:style style:name="T547" style:parent-style-name="DefaultParagraphFont" style:family="text">
      <style:text-properties fo:language="en" fo:country="CA"/>
    </style:style>
    <style:style style:name="T548" style:parent-style-name="DefaultParagraphFont" style:family="text">
      <style:text-properties fo:language="en" fo:country="CA"/>
    </style:style>
    <style:style style:name="T549" style:parent-style-name="DefaultParagraphFont" style:family="text">
      <style:text-properties fo:language="en" fo:country="CA"/>
    </style:style>
    <style:style style:name="T550" style:parent-style-name="DefaultParagraphFont" style:family="text">
      <style:text-properties fo:language="en" fo:country="CA"/>
    </style:style>
    <style:style style:name="T551" style:parent-style-name="DefaultParagraphFont" style:family="text">
      <style:text-properties fo:language="en" fo:country="CA"/>
    </style:style>
    <style:style style:name="T552" style:parent-style-name="DefaultParagraphFont" style:family="text">
      <style:text-properties fo:language="en" fo:country="CA"/>
    </style:style>
    <style:style style:name="T553" style:parent-style-name="DefaultParagraphFont" style:family="text">
      <style:text-properties fo:language="en" fo:country="CA"/>
    </style:style>
    <style:style style:name="T554" style:parent-style-name="DefaultParagraphFont" style:family="text">
      <style:text-properties fo:language="en" fo:country="CA"/>
    </style:style>
    <style:style style:name="T555" style:parent-style-name="DefaultParagraphFont" style:family="text">
      <style:text-properties fo:language="en" fo:country="CA"/>
    </style:style>
    <style:style style:name="T556" style:parent-style-name="DefaultParagraphFont" style:family="text">
      <style:text-properties fo:language="en" fo:country="CA"/>
    </style:style>
    <style:style style:name="T557" style:parent-style-name="DefaultParagraphFont" style:family="text">
      <style:text-properties fo:language="en" fo:country="CA"/>
    </style:style>
    <style:style style:name="T558" style:parent-style-name="DefaultParagraphFont" style:family="text">
      <style:text-properties fo:language="en" fo:country="CA"/>
    </style:style>
    <style:style style:name="T559" style:parent-style-name="DefaultParagraphFont" style:family="text">
      <style:text-properties fo:language="en" fo:country="CA"/>
    </style:style>
    <style:style style:name="T560" style:parent-style-name="DefaultParagraphFont" style:family="text">
      <style:text-properties fo:language="en" fo:country="CA"/>
    </style:style>
    <style:style style:name="T561" style:parent-style-name="DefaultParagraphFont" style:family="text">
      <style:text-properties fo:language="en" fo:country="CA"/>
    </style:style>
    <style:style style:name="T562" style:parent-style-name="DefaultParagraphFont" style:family="text">
      <style:text-properties fo:language="en" fo:country="CA"/>
    </style:style>
    <style:style style:name="T563" style:parent-style-name="DefaultParagraphFont" style:family="text">
      <style:text-properties fo:language="en" fo:country="CA"/>
    </style:style>
    <style:style style:name="T564" style:parent-style-name="DefaultParagraphFont" style:family="text">
      <style:text-properties fo:language="en" fo:country="CA"/>
    </style:style>
    <style:style style:name="T565" style:parent-style-name="DefaultParagraphFont" style:family="text">
      <style:text-properties fo:language="en" fo:country="CA"/>
    </style:style>
    <style:style style:name="T566" style:parent-style-name="DefaultParagraphFont" style:family="text">
      <style:text-properties fo:language="en" fo:country="CA"/>
    </style:style>
    <style:style style:name="T567" style:parent-style-name="DefaultParagraphFont" style:family="text">
      <style:text-properties fo:language="en" fo:country="CA"/>
    </style:style>
    <style:style style:name="T568" style:parent-style-name="DefaultParagraphFont" style:family="text">
      <style:text-properties fo:language="en" fo:country="CA"/>
    </style:style>
    <style:style style:name="T569" style:parent-style-name="DefaultParagraphFont" style:family="text">
      <style:text-properties fo:language="en" fo:country="CA"/>
    </style:style>
    <style:style style:name="T570" style:parent-style-name="DefaultParagraphFont" style:family="text">
      <style:text-properties fo:language="en" fo:country="CA"/>
    </style:style>
    <style:style style:name="T571" style:parent-style-name="DefaultParagraphFont" style:family="text">
      <style:text-properties fo:language="en" fo:country="CA"/>
    </style:style>
    <style:style style:name="T572" style:parent-style-name="DefaultParagraphFont" style:family="text">
      <style:text-properties fo:language="en" fo:country="CA"/>
    </style:style>
    <style:style style:name="T573" style:parent-style-name="DefaultParagraphFont" style:family="text">
      <style:text-properties fo:language="en" fo:country="CA"/>
    </style:style>
    <style:style style:name="T574" style:parent-style-name="DefaultParagraphFont" style:family="text">
      <style:text-properties fo:language="en" fo:country="CA"/>
    </style:style>
    <style:style style:name="T575" style:parent-style-name="DefaultParagraphFont" style:family="text">
      <style:text-properties fo:language="en" fo:country="CA"/>
    </style:style>
    <style:style style:name="T576" style:parent-style-name="DefaultParagraphFont" style:family="text">
      <style:text-properties fo:language="en" fo:country="CA"/>
    </style:style>
    <style:style style:name="T577" style:parent-style-name="DefaultParagraphFont" style:family="text">
      <style:text-properties fo:language="en" fo:country="CA"/>
    </style:style>
    <style:style style:name="T578" style:parent-style-name="DefaultParagraphFont" style:family="text">
      <style:text-properties fo:language="en" fo:country="CA"/>
    </style:style>
    <style:style style:name="T579" style:parent-style-name="DefaultParagraphFont" style:family="text">
      <style:text-properties fo:language="en" fo:country="CA"/>
    </style:style>
    <style:style style:name="T580" style:parent-style-name="DefaultParagraphFont" style:family="text">
      <style:text-properties fo:language="en" fo:country="CA"/>
    </style:style>
    <style:style style:name="T581" style:parent-style-name="DefaultParagraphFont" style:family="text">
      <style:text-properties fo:language="en" fo:country="CA"/>
    </style:style>
    <style:style style:name="T582" style:parent-style-name="DefaultParagraphFont" style:family="text">
      <style:text-properties fo:language="en" fo:country="CA"/>
    </style:style>
    <style:style style:name="T583" style:parent-style-name="DefaultParagraphFont" style:family="text">
      <style:text-properties fo:language="en" fo:country="CA"/>
    </style:style>
    <style:style style:name="T584" style:parent-style-name="DefaultParagraphFont" style:family="text">
      <style:text-properties fo:language="en" fo:country="CA"/>
    </style:style>
    <style:style style:name="T585" style:parent-style-name="DefaultParagraphFont" style:family="text">
      <style:text-properties fo:language="en" fo:country="CA"/>
    </style:style>
    <style:style style:name="T586" style:parent-style-name="DefaultParagraphFont" style:family="text">
      <style:text-properties fo:language="en" fo:country="CA"/>
    </style:style>
    <style:style style:name="T587" style:parent-style-name="DefaultParagraphFont" style:family="text">
      <style:text-properties fo:language="en" fo:country="CA"/>
    </style:style>
    <style:style style:name="T588" style:parent-style-name="DefaultParagraphFont" style:family="text">
      <style:text-properties fo:language="en" fo:country="CA"/>
    </style:style>
    <style:style style:name="T589" style:parent-style-name="DefaultParagraphFont" style:family="text">
      <style:text-properties fo:language="en" fo:country="CA"/>
    </style:style>
    <style:style style:name="T590" style:parent-style-name="DefaultParagraphFont" style:family="text">
      <style:text-properties fo:language="en" fo:country="CA"/>
    </style:style>
    <style:style style:name="T591" style:parent-style-name="DefaultParagraphFont" style:family="text">
      <style:text-properties fo:language="en" fo:country="CA"/>
    </style:style>
    <style:style style:name="T592" style:parent-style-name="DefaultParagraphFont" style:family="text">
      <style:text-properties fo:language="en" fo:country="CA"/>
    </style:style>
    <style:style style:name="T593" style:parent-style-name="DefaultParagraphFont" style:family="text">
      <style:text-properties fo:language="en" fo:country="CA"/>
    </style:style>
    <style:style style:name="T594" style:parent-style-name="DefaultParagraphFont" style:family="text">
      <style:text-properties fo:language="en" fo:country="CA"/>
    </style:style>
    <style:style style:name="T595" style:parent-style-name="DefaultParagraphFont" style:family="text">
      <style:text-properties fo:language="en" fo:country="CA"/>
    </style:style>
    <style:style style:name="T596" style:parent-style-name="DefaultParagraphFont" style:family="text">
      <style:text-properties fo:language="en" fo:country="CA"/>
    </style:style>
    <style:style style:name="T597" style:parent-style-name="DefaultParagraphFont" style:family="text">
      <style:text-properties fo:language="en" fo:country="CA"/>
    </style:style>
    <style:style style:name="T598" style:parent-style-name="DefaultParagraphFont" style:family="text">
      <style:text-properties fo:language="en" fo:country="CA"/>
    </style:style>
    <style:style style:name="T599" style:parent-style-name="DefaultParagraphFont" style:family="text">
      <style:text-properties fo:language="en" fo:country="CA"/>
    </style:style>
    <style:style style:name="T600" style:parent-style-name="DefaultParagraphFont" style:family="text">
      <style:text-properties fo:language="en" fo:country="CA"/>
    </style:style>
    <style:style style:name="T601" style:parent-style-name="DefaultParagraphFont" style:family="text">
      <style:text-properties fo:language="en" fo:country="CA"/>
    </style:style>
    <style:style style:name="T602" style:parent-style-name="DefaultParagraphFont" style:family="text">
      <style:text-properties fo:language="en" fo:country="CA"/>
    </style:style>
    <style:style style:name="T603" style:parent-style-name="DefaultParagraphFont" style:family="text">
      <style:text-properties fo:language="en" fo:country="CA"/>
    </style:style>
    <style:style style:name="T604" style:parent-style-name="DefaultParagraphFont" style:family="text">
      <style:text-properties fo:language="en" fo:country="CA"/>
    </style:style>
    <style:style style:name="T605" style:parent-style-name="DefaultParagraphFont" style:family="text">
      <style:text-properties fo:language="en" fo:country="CA"/>
    </style:style>
    <style:style style:name="T606" style:parent-style-name="DefaultParagraphFont" style:family="text">
      <style:text-properties fo:language="en" fo:country="CA"/>
    </style:style>
    <style:style style:name="T607" style:parent-style-name="DefaultParagraphFont" style:family="text">
      <style:text-properties fo:language="en" fo:country="CA"/>
    </style:style>
    <style:style style:name="T608" style:parent-style-name="DefaultParagraphFont" style:family="text">
      <style:text-properties fo:language="en" fo:country="CA"/>
    </style:style>
    <style:style style:name="T609" style:parent-style-name="DefaultParagraphFont" style:family="text">
      <style:text-properties fo:language="en" fo:country="CA"/>
    </style:style>
    <style:style style:name="T610" style:parent-style-name="DefaultParagraphFont" style:family="text">
      <style:text-properties fo:language="en" fo:country="CA"/>
    </style:style>
    <style:style style:name="T611" style:parent-style-name="DefaultParagraphFont" style:family="text">
      <style:text-properties fo:language="en" fo:country="CA"/>
    </style:style>
    <style:style style:name="T612" style:parent-style-name="DefaultParagraphFont" style:family="text">
      <style:text-properties fo:language="en" fo:country="CA"/>
    </style:style>
    <style:style style:name="T613" style:parent-style-name="DefaultParagraphFont" style:family="text">
      <style:text-properties fo:language="en" fo:country="CA"/>
    </style:style>
    <style:style style:name="T614" style:parent-style-name="DefaultParagraphFont" style:family="text">
      <style:text-properties fo:language="en" fo:country="CA"/>
    </style:style>
    <style:style style:name="T615" style:parent-style-name="DefaultParagraphFont" style:family="text">
      <style:text-properties fo:language="en" fo:country="CA"/>
    </style:style>
    <style:style style:name="T616" style:parent-style-name="DefaultParagraphFont" style:family="text">
      <style:text-properties fo:language="en" fo:country="CA"/>
    </style:style>
    <style:style style:name="T617" style:parent-style-name="DefaultParagraphFont" style:family="text">
      <style:text-properties fo:language="en" fo:country="CA"/>
    </style:style>
    <style:style style:name="T618" style:parent-style-name="DefaultParagraphFont" style:family="text">
      <style:text-properties fo:language="en" fo:country="CA"/>
    </style:style>
    <style:style style:name="T619" style:parent-style-name="DefaultParagraphFont" style:family="text">
      <style:text-properties fo:language="en" fo:country="CA"/>
    </style:style>
    <style:style style:name="T620" style:parent-style-name="DefaultParagraphFont" style:family="text">
      <style:text-properties fo:language="en" fo:country="CA"/>
    </style:style>
    <style:style style:name="T621" style:parent-style-name="DefaultParagraphFont" style:family="text">
      <style:text-properties fo:language="en" fo:country="CA"/>
    </style:style>
    <style:style style:name="T622" style:parent-style-name="DefaultParagraphFont" style:family="text">
      <style:text-properties fo:language="en" fo:country="CA"/>
    </style:style>
    <style:style style:name="T623" style:parent-style-name="DefaultParagraphFont" style:family="text">
      <style:text-properties fo:language="en" fo:country="CA"/>
    </style:style>
    <style:style style:name="T624" style:parent-style-name="DefaultParagraphFont" style:family="text">
      <style:text-properties fo:language="en" fo:country="CA"/>
    </style:style>
    <style:style style:name="T625" style:parent-style-name="DefaultParagraphFont" style:family="text">
      <style:text-properties fo:language="en" fo:country="CA"/>
    </style:style>
    <style:style style:name="T626" style:parent-style-name="DefaultParagraphFont" style:family="text">
      <style:text-properties fo:language="en" fo:country="CA"/>
    </style:style>
    <style:style style:name="T627" style:parent-style-name="DefaultParagraphFont" style:family="text">
      <style:text-properties fo:language="en" fo:country="CA"/>
    </style:style>
    <style:style style:name="T628" style:parent-style-name="DefaultParagraphFont" style:family="text">
      <style:text-properties fo:language="en" fo:country="CA"/>
    </style:style>
    <style:style style:name="T629" style:parent-style-name="DefaultParagraphFont" style:family="text">
      <style:text-properties fo:language="en" fo:country="CA"/>
    </style:style>
    <style:style style:name="T630" style:parent-style-name="DefaultParagraphFont" style:family="text">
      <style:text-properties fo:language="en" fo:country="CA"/>
    </style:style>
    <style:style style:name="T631" style:parent-style-name="DefaultParagraphFont" style:family="text">
      <style:text-properties fo:language="en" fo:country="CA"/>
    </style:style>
    <style:style style:name="T632" style:parent-style-name="DefaultParagraphFont" style:family="text">
      <style:text-properties fo:language="en" fo:country="CA"/>
    </style:style>
    <style:style style:name="T633" style:parent-style-name="DefaultParagraphFont" style:family="text">
      <style:text-properties fo:language="en" fo:country="CA"/>
    </style:style>
    <style:style style:name="T634" style:parent-style-name="DefaultParagraphFont" style:family="text">
      <style:text-properties fo:language="en" fo:country="CA"/>
    </style:style>
    <style:style style:name="T635" style:parent-style-name="DefaultParagraphFont" style:family="text">
      <style:text-properties fo:language="en" fo:country="CA"/>
    </style:style>
    <style:style style:name="T636" style:parent-style-name="DefaultParagraphFont" style:family="text">
      <style:text-properties fo:language="en" fo:country="CA"/>
    </style:style>
    <style:style style:name="T637" style:parent-style-name="DefaultParagraphFont" style:family="text">
      <style:text-properties fo:language="en" fo:country="CA"/>
    </style:style>
    <style:style style:name="T638" style:parent-style-name="DefaultParagraphFont" style:family="text">
      <style:text-properties fo:language="en" fo:country="CA"/>
    </style:style>
    <style:style style:name="T639" style:parent-style-name="DefaultParagraphFont" style:family="text">
      <style:text-properties fo:language="en" fo:country="CA"/>
    </style:style>
    <style:style style:name="T640" style:parent-style-name="DefaultParagraphFont" style:family="text">
      <style:text-properties fo:language="en" fo:country="CA"/>
    </style:style>
    <style:style style:name="T641" style:parent-style-name="DefaultParagraphFont" style:family="text">
      <style:text-properties fo:language="en" fo:country="CA"/>
    </style:style>
    <style:style style:name="T642" style:parent-style-name="DefaultParagraphFont" style:family="text">
      <style:text-properties fo:language="en" fo:country="CA"/>
    </style:style>
    <style:style style:name="T643" style:parent-style-name="DefaultParagraphFont" style:family="text">
      <style:text-properties fo:language="en" fo:country="CA"/>
    </style:style>
    <style:style style:name="T644" style:parent-style-name="DefaultParagraphFont" style:family="text">
      <style:text-properties fo:language="en" fo:country="CA"/>
    </style:style>
    <style:style style:name="T645" style:parent-style-name="DefaultParagraphFont" style:family="text">
      <style:text-properties fo:language="en" fo:country="CA"/>
    </style:style>
    <style:style style:name="T646" style:parent-style-name="DefaultParagraphFont" style:family="text">
      <style:text-properties fo:language="en" fo:country="CA"/>
    </style:style>
    <style:style style:name="T647" style:parent-style-name="DefaultParagraphFont" style:family="text">
      <style:text-properties fo:language="en" fo:country="CA"/>
    </style:style>
    <style:style style:name="T648" style:parent-style-name="DefaultParagraphFont" style:family="text">
      <style:text-properties fo:language="en" fo:country="CA"/>
    </style:style>
    <style:style style:name="T649" style:parent-style-name="DefaultParagraphFont" style:family="text">
      <style:text-properties fo:language="en" fo:country="CA"/>
    </style:style>
    <style:style style:name="T650" style:parent-style-name="DefaultParagraphFont" style:family="text">
      <style:text-properties fo:language="en" fo:country="CA"/>
    </style:style>
    <style:style style:name="T651" style:parent-style-name="DefaultParagraphFont" style:family="text">
      <style:text-properties fo:language="en" fo:country="CA"/>
    </style:style>
    <style:style style:name="T652" style:parent-style-name="DefaultParagraphFont" style:family="text">
      <style:text-properties fo:language="en" fo:country="CA"/>
    </style:style>
    <style:style style:name="T653" style:parent-style-name="DefaultParagraphFont" style:family="text">
      <style:text-properties fo:language="en" fo:country="CA"/>
    </style:style>
    <style:style style:name="T654" style:parent-style-name="DefaultParagraphFont" style:family="text">
      <style:text-properties fo:language="en" fo:country="CA"/>
    </style:style>
    <style:style style:name="T655" style:parent-style-name="DefaultParagraphFont" style:family="text">
      <style:text-properties fo:language="en" fo:country="CA"/>
    </style:style>
    <style:style style:name="T656" style:parent-style-name="DefaultParagraphFont" style:family="text">
      <style:text-properties fo:language="en" fo:country="CA"/>
    </style:style>
    <style:style style:name="T657" style:parent-style-name="DefaultParagraphFont" style:family="text">
      <style:text-properties fo:language="en" fo:country="CA"/>
    </style:style>
    <style:style style:name="T658" style:parent-style-name="DefaultParagraphFont" style:family="text">
      <style:text-properties fo:language="en" fo:country="CA"/>
    </style:style>
    <style:style style:name="T659" style:parent-style-name="DefaultParagraphFont" style:family="text">
      <style:text-properties fo:language="en" fo:country="CA"/>
    </style:style>
    <style:style style:name="T660" style:parent-style-name="DefaultParagraphFont" style:family="text">
      <style:text-properties fo:language="en" fo:country="CA"/>
    </style:style>
    <style:style style:name="T661" style:parent-style-name="DefaultParagraphFont" style:family="text">
      <style:text-properties fo:language="en" fo:country="CA"/>
    </style:style>
    <style:style style:name="T662" style:parent-style-name="DefaultParagraphFont" style:family="text">
      <style:text-properties fo:language="en" fo:country="CA"/>
    </style:style>
    <style:style style:name="T663" style:parent-style-name="DefaultParagraphFont" style:family="text">
      <style:text-properties fo:language="en" fo:country="CA"/>
    </style:style>
    <style:style style:name="T664" style:parent-style-name="DefaultParagraphFont" style:family="text">
      <style:text-properties fo:language="en" fo:country="CA"/>
    </style:style>
    <style:style style:name="T665" style:parent-style-name="DefaultParagraphFont" style:family="text">
      <style:text-properties fo:language="en" fo:country="CA"/>
    </style:style>
    <style:style style:name="T666" style:parent-style-name="DefaultParagraphFont" style:family="text">
      <style:text-properties fo:language="en" fo:country="CA"/>
    </style:style>
    <style:style style:name="T667" style:parent-style-name="DefaultParagraphFont" style:family="text">
      <style:text-properties fo:language="en" fo:country="CA"/>
    </style:style>
    <style:style style:name="T668" style:parent-style-name="DefaultParagraphFont" style:family="text">
      <style:text-properties fo:language="en" fo:country="CA"/>
    </style:style>
    <style:style style:name="T669" style:parent-style-name="DefaultParagraphFont" style:family="text">
      <style:text-properties fo:language="en" fo:country="CA"/>
    </style:style>
    <style:style style:name="T670" style:parent-style-name="DefaultParagraphFont" style:family="text">
      <style:text-properties fo:language="en" fo:country="CA"/>
    </style:style>
    <style:style style:name="T671" style:parent-style-name="DefaultParagraphFont" style:family="text">
      <style:text-properties fo:language="en" fo:country="CA"/>
    </style:style>
    <style:style style:name="T672" style:parent-style-name="DefaultParagraphFont" style:family="text">
      <style:text-properties fo:language="en" fo:country="CA"/>
    </style:style>
    <style:style style:name="T673" style:parent-style-name="DefaultParagraphFont" style:family="text">
      <style:text-properties fo:language="en" fo:country="CA"/>
    </style:style>
    <style:style style:name="T674" style:parent-style-name="DefaultParagraphFont" style:family="text">
      <style:text-properties fo:language="en" fo:country="CA"/>
    </style:style>
    <style:style style:name="T675" style:parent-style-name="DefaultParagraphFont" style:family="text">
      <style:text-properties fo:language="en" fo:country="CA"/>
    </style:style>
    <style:style style:name="T676" style:parent-style-name="DefaultParagraphFont" style:family="text">
      <style:text-properties fo:language="en" fo:country="CA"/>
    </style:style>
    <style:style style:name="T677" style:parent-style-name="DefaultParagraphFont" style:family="text">
      <style:text-properties fo:language="en" fo:country="CA"/>
    </style:style>
    <style:style style:name="T678" style:parent-style-name="DefaultParagraphFont" style:family="text">
      <style:text-properties fo:language="en" fo:country="CA"/>
    </style:style>
    <style:style style:name="T679" style:parent-style-name="DefaultParagraphFont" style:family="text">
      <style:text-properties fo:language="en" fo:country="CA"/>
    </style:style>
    <style:style style:name="T680" style:parent-style-name="DefaultParagraphFont" style:family="text">
      <style:text-properties fo:language="en" fo:country="CA"/>
    </style:style>
    <style:style style:name="T681" style:parent-style-name="DefaultParagraphFont" style:family="text">
      <style:text-properties fo:language="en" fo:country="CA"/>
    </style:style>
    <style:style style:name="T682" style:parent-style-name="DefaultParagraphFont" style:family="text">
      <style:text-properties fo:language="en" fo:country="CA"/>
    </style:style>
    <style:style style:name="T683" style:parent-style-name="DefaultParagraphFont" style:family="text">
      <style:text-properties fo:language="en" fo:country="CA"/>
    </style:style>
    <style:style style:name="T684" style:parent-style-name="DefaultParagraphFont" style:family="text">
      <style:text-properties fo:language="en" fo:country="CA"/>
    </style:style>
    <style:style style:name="T685" style:parent-style-name="DefaultParagraphFont" style:family="text">
      <style:text-properties fo:language="en" fo:country="CA"/>
    </style:style>
    <style:style style:name="T686" style:parent-style-name="DefaultParagraphFont" style:family="text">
      <style:text-properties fo:language="en" fo:country="CA"/>
    </style:style>
    <style:style style:name="T687" style:parent-style-name="DefaultParagraphFont" style:family="text">
      <style:text-properties fo:language="en" fo:country="CA"/>
    </style:style>
    <style:style style:name="T688" style:parent-style-name="DefaultParagraphFont" style:family="text">
      <style:text-properties fo:language="en" fo:country="CA"/>
    </style:style>
    <style:style style:name="T689" style:parent-style-name="DefaultParagraphFont" style:family="text">
      <style:text-properties fo:language="en" fo:country="CA"/>
    </style:style>
    <style:style style:name="T690" style:parent-style-name="DefaultParagraphFont" style:family="text">
      <style:text-properties fo:language="en" fo:country="CA"/>
    </style:style>
    <style:style style:name="T691" style:parent-style-name="DefaultParagraphFont" style:family="text">
      <style:text-properties fo:language="en" fo:country="CA"/>
    </style:style>
    <style:style style:name="T692" style:parent-style-name="DefaultParagraphFont" style:family="text">
      <style:text-properties fo:language="en" fo:country="CA"/>
    </style:style>
    <style:style style:name="T693" style:parent-style-name="DefaultParagraphFont" style:family="text">
      <style:text-properties fo:language="en" fo:country="CA"/>
    </style:style>
    <style:style style:name="T694" style:parent-style-name="DefaultParagraphFont" style:family="text">
      <style:text-properties fo:language="en" fo:country="CA"/>
    </style:style>
    <style:style style:name="T695" style:parent-style-name="DefaultParagraphFont" style:family="text">
      <style:text-properties fo:language="en" fo:country="CA"/>
    </style:style>
    <style:style style:name="T696" style:parent-style-name="DefaultParagraphFont" style:family="text">
      <style:text-properties fo:language="en" fo:country="CA"/>
    </style:style>
    <style:style style:name="T697" style:parent-style-name="DefaultParagraphFont" style:family="text">
      <style:text-properties fo:language="en" fo:country="CA"/>
    </style:style>
    <style:style style:name="T698" style:parent-style-name="DefaultParagraphFont" style:family="text">
      <style:text-properties fo:language="en" fo:country="CA"/>
    </style:style>
    <style:style style:name="T699" style:parent-style-name="DefaultParagraphFont" style:family="text">
      <style:text-properties fo:language="en" fo:country="CA"/>
    </style:style>
    <style:style style:name="T700" style:parent-style-name="DefaultParagraphFont" style:family="text">
      <style:text-properties fo:language="en" fo:country="CA"/>
    </style:style>
    <style:style style:name="T701" style:parent-style-name="DefaultParagraphFont" style:family="text">
      <style:text-properties fo:language="en" fo:country="CA"/>
    </style:style>
    <style:style style:name="T702" style:parent-style-name="DefaultParagraphFont" style:family="text">
      <style:text-properties fo:language="en" fo:country="CA"/>
    </style:style>
    <style:style style:name="T703" style:parent-style-name="DefaultParagraphFont" style:family="text">
      <style:text-properties fo:language="en" fo:country="CA"/>
    </style:style>
    <style:style style:name="T704" style:parent-style-name="DefaultParagraphFont" style:family="text">
      <style:text-properties fo:language="en" fo:country="CA"/>
    </style:style>
    <style:style style:name="T705" style:parent-style-name="DefaultParagraphFont" style:family="text">
      <style:text-properties fo:language="en" fo:country="CA"/>
    </style:style>
    <style:style style:name="T706" style:parent-style-name="DefaultParagraphFont" style:family="text">
      <style:text-properties fo:language="en" fo:country="CA"/>
    </style:style>
    <style:style style:name="T707" style:parent-style-name="DefaultParagraphFont" style:family="text">
      <style:text-properties fo:language="en" fo:country="CA"/>
    </style:style>
    <style:style style:name="T708" style:parent-style-name="DefaultParagraphFont" style:family="text">
      <style:text-properties fo:language="en" fo:country="CA"/>
    </style:style>
    <style:style style:name="T709" style:parent-style-name="DefaultParagraphFont" style:family="text">
      <style:text-properties fo:language="en" fo:country="CA"/>
    </style:style>
    <style:style style:name="T710" style:parent-style-name="DefaultParagraphFont" style:family="text">
      <style:text-properties fo:language="en" fo:country="CA"/>
    </style:style>
    <style:style style:name="T711" style:parent-style-name="DefaultParagraphFont" style:family="text">
      <style:text-properties fo:language="en" fo:country="CA"/>
    </style:style>
    <style:style style:name="T712" style:parent-style-name="DefaultParagraphFont" style:family="text">
      <style:text-properties fo:language="en" fo:country="CA"/>
    </style:style>
    <style:style style:name="T713" style:parent-style-name="DefaultParagraphFont" style:family="text">
      <style:text-properties fo:language="en" fo:country="CA"/>
    </style:style>
    <style:style style:name="T714" style:parent-style-name="DefaultParagraphFont" style:family="text">
      <style:text-properties fo:language="en" fo:country="CA"/>
    </style:style>
    <style:style style:name="T715" style:parent-style-name="DefaultParagraphFont" style:family="text">
      <style:text-properties fo:language="en" fo:country="CA"/>
    </style:style>
    <style:style style:name="T716" style:parent-style-name="DefaultParagraphFont" style:family="text">
      <style:text-properties fo:language="en" fo:country="CA"/>
    </style:style>
    <style:style style:name="T717" style:parent-style-name="DefaultParagraphFont" style:family="text">
      <style:text-properties fo:language="en" fo:country="CA"/>
    </style:style>
    <style:style style:name="T718" style:parent-style-name="DefaultParagraphFont" style:family="text">
      <style:text-properties fo:language="en" fo:country="CA"/>
    </style:style>
    <style:style style:name="T719" style:parent-style-name="DefaultParagraphFont" style:family="text">
      <style:text-properties fo:language="en" fo:country="CA"/>
    </style:style>
    <style:style style:name="T720" style:parent-style-name="DefaultParagraphFont" style:family="text">
      <style:text-properties fo:language="en" fo:country="CA"/>
    </style:style>
    <style:style style:name="T721" style:parent-style-name="DefaultParagraphFont" style:family="text">
      <style:text-properties fo:language="en" fo:country="CA"/>
    </style:style>
    <style:style style:name="T722" style:parent-style-name="DefaultParagraphFont" style:family="text">
      <style:text-properties fo:language="en" fo:country="CA"/>
    </style:style>
    <style:style style:name="T723" style:parent-style-name="DefaultParagraphFont" style:family="text">
      <style:text-properties fo:language="en" fo:country="CA"/>
    </style:style>
    <style:style style:name="T724" style:parent-style-name="DefaultParagraphFont" style:family="text">
      <style:text-properties fo:language="en" fo:country="CA"/>
    </style:style>
    <style:style style:name="T725" style:parent-style-name="DefaultParagraphFont" style:family="text">
      <style:text-properties fo:language="en" fo:country="CA"/>
    </style:style>
    <style:style style:name="T726" style:parent-style-name="DefaultParagraphFont" style:family="text">
      <style:text-properties fo:language="en" fo:country="CA"/>
    </style:style>
    <style:style style:name="T727" style:parent-style-name="DefaultParagraphFont" style:family="text">
      <style:text-properties fo:language="en" fo:country="CA"/>
    </style:style>
    <style:style style:name="T728" style:parent-style-name="DefaultParagraphFont" style:family="text">
      <style:text-properties fo:language="en" fo:country="CA"/>
    </style:style>
    <style:style style:name="T729" style:parent-style-name="DefaultParagraphFont" style:family="text">
      <style:text-properties fo:language="en" fo:country="CA"/>
    </style:style>
    <style:style style:name="T730" style:parent-style-name="DefaultParagraphFont" style:family="text">
      <style:text-properties fo:language="en" fo:country="CA"/>
    </style:style>
    <style:style style:name="T731" style:parent-style-name="DefaultParagraphFont" style:family="text">
      <style:text-properties fo:language="en" fo:country="CA"/>
    </style:style>
    <style:style style:name="T732" style:parent-style-name="DefaultParagraphFont" style:family="text">
      <style:text-properties fo:language="en" fo:country="CA"/>
    </style:style>
    <style:style style:name="T733" style:parent-style-name="DefaultParagraphFont" style:family="text">
      <style:text-properties fo:language="en" fo:country="CA"/>
    </style:style>
    <style:style style:name="T734" style:parent-style-name="DefaultParagraphFont" style:family="text">
      <style:text-properties fo:language="en" fo:country="CA"/>
    </style:style>
    <style:style style:name="T735" style:parent-style-name="DefaultParagraphFont" style:family="text">
      <style:text-properties fo:language="en" fo:country="CA"/>
    </style:style>
    <style:style style:name="T736" style:parent-style-name="DefaultParagraphFont" style:family="text">
      <style:text-properties fo:language="en" fo:country="CA"/>
    </style:style>
    <style:style style:name="T737" style:parent-style-name="DefaultParagraphFont" style:family="text">
      <style:text-properties fo:language="en" fo:country="CA"/>
    </style:style>
    <style:style style:name="T738" style:parent-style-name="DefaultParagraphFont" style:family="text">
      <style:text-properties fo:language="en" fo:country="CA"/>
    </style:style>
    <style:style style:name="T739" style:parent-style-name="DefaultParagraphFont" style:family="text">
      <style:text-properties fo:language="en" fo:country="CA"/>
    </style:style>
    <style:style style:name="T740" style:parent-style-name="DefaultParagraphFont" style:family="text">
      <style:text-properties fo:language="en" fo:country="CA"/>
    </style:style>
    <style:style style:name="T741" style:parent-style-name="DefaultParagraphFont" style:family="text">
      <style:text-properties fo:language="en" fo:country="CA"/>
    </style:style>
    <style:style style:name="T742" style:parent-style-name="DefaultParagraphFont" style:family="text">
      <style:text-properties fo:language="en" fo:country="CA"/>
    </style:style>
    <style:style style:name="T743" style:parent-style-name="DefaultParagraphFont" style:family="text">
      <style:text-properties fo:language="en" fo:country="CA"/>
    </style:style>
    <style:style style:name="T744" style:parent-style-name="DefaultParagraphFont" style:family="text">
      <style:text-properties fo:language="en" fo:country="CA"/>
    </style:style>
    <style:style style:name="T745" style:parent-style-name="DefaultParagraphFont" style:family="text">
      <style:text-properties fo:language="en" fo:country="CA"/>
    </style:style>
    <style:style style:name="T746" style:parent-style-name="DefaultParagraphFont" style:family="text">
      <style:text-properties fo:language="en" fo:country="CA"/>
    </style:style>
    <style:style style:name="T747" style:parent-style-name="DefaultParagraphFont" style:family="text">
      <style:text-properties fo:language="en" fo:country="CA"/>
    </style:style>
    <style:style style:name="T748" style:parent-style-name="DefaultParagraphFont" style:family="text">
      <style:text-properties fo:language="en" fo:country="CA"/>
    </style:style>
    <style:style style:name="T749" style:parent-style-name="DefaultParagraphFont" style:family="text">
      <style:text-properties fo:language="en" fo:country="CA"/>
    </style:style>
    <style:style style:name="T750" style:parent-style-name="DefaultParagraphFont" style:family="text">
      <style:text-properties fo:language="en" fo:country="CA"/>
    </style:style>
    <style:style style:name="T751" style:parent-style-name="DefaultParagraphFont" style:family="text">
      <style:text-properties fo:language="en" fo:country="CA"/>
    </style:style>
    <style:style style:name="T752" style:parent-style-name="DefaultParagraphFont" style:family="text">
      <style:text-properties fo:language="en" fo:country="CA"/>
    </style:style>
    <style:style style:name="T753" style:parent-style-name="DefaultParagraphFont" style:family="text">
      <style:text-properties fo:language="en" fo:country="CA"/>
    </style:style>
    <style:style style:name="T754" style:parent-style-name="DefaultParagraphFont" style:family="text">
      <style:text-properties fo:language="en" fo:country="CA"/>
    </style:style>
    <style:style style:name="T755" style:parent-style-name="DefaultParagraphFont" style:family="text">
      <style:text-properties fo:language="en" fo:country="CA"/>
    </style:style>
    <style:style style:name="T756" style:parent-style-name="DefaultParagraphFont" style:family="text">
      <style:text-properties fo:language="en" fo:country="CA"/>
    </style:style>
    <style:style style:name="T757" style:parent-style-name="DefaultParagraphFont" style:family="text">
      <style:text-properties fo:language="en" fo:country="CA"/>
    </style:style>
    <style:style style:name="T758" style:parent-style-name="DefaultParagraphFont" style:family="text">
      <style:text-properties fo:language="en" fo:country="CA"/>
    </style:style>
    <style:style style:name="T759" style:parent-style-name="DefaultParagraphFont" style:family="text">
      <style:text-properties fo:language="en" fo:country="CA"/>
    </style:style>
    <style:style style:name="T760" style:parent-style-name="DefaultParagraphFont" style:family="text">
      <style:text-properties fo:language="en" fo:country="CA"/>
    </style:style>
    <style:style style:name="T761" style:parent-style-name="DefaultParagraphFont" style:family="text">
      <style:text-properties fo:language="en" fo:country="CA"/>
    </style:style>
    <style:style style:name="T762" style:parent-style-name="DefaultParagraphFont" style:family="text">
      <style:text-properties fo:language="en" fo:country="CA"/>
    </style:style>
    <style:style style:name="T763" style:parent-style-name="DefaultParagraphFont" style:family="text">
      <style:text-properties fo:language="en" fo:country="CA"/>
    </style:style>
    <style:style style:name="T764" style:parent-style-name="DefaultParagraphFont" style:family="text">
      <style:text-properties fo:language="en" fo:country="CA"/>
    </style:style>
    <style:style style:name="T765" style:parent-style-name="DefaultParagraphFont" style:family="text">
      <style:text-properties fo:language="en" fo:country="CA"/>
    </style:style>
    <style:style style:name="T766" style:parent-style-name="DefaultParagraphFont" style:family="text">
      <style:text-properties fo:language="en" fo:country="CA"/>
    </style:style>
    <style:style style:name="T767" style:parent-style-name="DefaultParagraphFont" style:family="text">
      <style:text-properties fo:language="en" fo:country="CA"/>
    </style:style>
    <style:style style:name="T768" style:parent-style-name="DefaultParagraphFont" style:family="text">
      <style:text-properties fo:language="en" fo:country="CA"/>
    </style:style>
    <style:style style:name="T769" style:parent-style-name="DefaultParagraphFont" style:family="text">
      <style:text-properties fo:language="en" fo:country="CA"/>
    </style:style>
    <style:style style:name="T770" style:parent-style-name="DefaultParagraphFont" style:family="text">
      <style:text-properties fo:language="en" fo:country="CA"/>
    </style:style>
    <style:style style:name="T771" style:parent-style-name="DefaultParagraphFont" style:family="text">
      <style:text-properties fo:language="en" fo:country="CA"/>
    </style:style>
    <style:style style:name="T772" style:parent-style-name="DefaultParagraphFont" style:family="text">
      <style:text-properties fo:language="en" fo:country="CA"/>
    </style:style>
    <style:style style:name="T773" style:parent-style-name="DefaultParagraphFont" style:family="text">
      <style:text-properties fo:language="en" fo:country="CA"/>
    </style:style>
    <style:style style:name="T774" style:parent-style-name="DefaultParagraphFont" style:family="text">
      <style:text-properties fo:language="en" fo:country="CA"/>
    </style:style>
    <style:style style:name="T775" style:parent-style-name="DefaultParagraphFont" style:family="text">
      <style:text-properties fo:language="en" fo:country="CA"/>
    </style:style>
    <style:style style:name="T776" style:parent-style-name="DefaultParagraphFont" style:family="text">
      <style:text-properties fo:language="en" fo:country="CA"/>
    </style:style>
    <style:style style:name="T777" style:parent-style-name="DefaultParagraphFont" style:family="text">
      <style:text-properties fo:language="en" fo:country="CA"/>
    </style:style>
    <style:style style:name="T778" style:parent-style-name="DefaultParagraphFont" style:family="text">
      <style:text-properties fo:language="en" fo:country="CA"/>
    </style:style>
    <style:style style:name="T779" style:parent-style-name="DefaultParagraphFont" style:family="text">
      <style:text-properties fo:language="en" fo:country="CA"/>
    </style:style>
    <style:style style:name="T780" style:parent-style-name="DefaultParagraphFont" style:family="text">
      <style:text-properties fo:language="en" fo:country="CA"/>
    </style:style>
    <style:style style:name="T781" style:parent-style-name="DefaultParagraphFont" style:family="text">
      <style:text-properties fo:language="en" fo:country="CA"/>
    </style:style>
    <style:style style:name="T782" style:parent-style-name="DefaultParagraphFont" style:family="text">
      <style:text-properties fo:language="en" fo:country="CA"/>
    </style:style>
    <style:style style:name="T783" style:parent-style-name="DefaultParagraphFont" style:family="text">
      <style:text-properties fo:language="en" fo:country="CA"/>
    </style:style>
    <style:style style:name="T784" style:parent-style-name="DefaultParagraphFont" style:family="text">
      <style:text-properties fo:language="en" fo:country="CA"/>
    </style:style>
    <style:style style:name="T785" style:parent-style-name="DefaultParagraphFont" style:family="text">
      <style:text-properties fo:language="en" fo:country="CA"/>
    </style:style>
    <style:style style:name="T786" style:parent-style-name="DefaultParagraphFont" style:family="text">
      <style:text-properties fo:language="en" fo:country="CA"/>
    </style:style>
    <style:style style:name="T787" style:parent-style-name="DefaultParagraphFont" style:family="text">
      <style:text-properties fo:language="en" fo:country="CA"/>
    </style:style>
    <style:style style:name="T788" style:parent-style-name="DefaultParagraphFont" style:family="text">
      <style:text-properties fo:language="en" fo:country="CA"/>
    </style:style>
    <style:style style:name="T789" style:parent-style-name="DefaultParagraphFont" style:family="text">
      <style:text-properties fo:language="en" fo:country="CA"/>
    </style:style>
    <style:style style:name="T790" style:parent-style-name="DefaultParagraphFont" style:family="text">
      <style:text-properties fo:language="en" fo:country="CA"/>
    </style:style>
    <style:style style:name="T791" style:parent-style-name="DefaultParagraphFont" style:family="text">
      <style:text-properties fo:language="en" fo:country="CA"/>
    </style:style>
    <style:style style:name="T792" style:parent-style-name="DefaultParagraphFont" style:family="text">
      <style:text-properties fo:language="en" fo:country="CA"/>
    </style:style>
    <style:style style:name="T793" style:parent-style-name="DefaultParagraphFont" style:family="text">
      <style:text-properties fo:language="en" fo:country="CA"/>
    </style:style>
    <style:style style:name="T794" style:parent-style-name="DefaultParagraphFont" style:family="text">
      <style:text-properties fo:language="en" fo:country="CA"/>
    </style:style>
    <style:style style:name="T795" style:parent-style-name="DefaultParagraphFont" style:family="text">
      <style:text-properties fo:language="en" fo:country="CA"/>
    </style:style>
    <style:style style:name="T796" style:parent-style-name="DefaultParagraphFont" style:family="text">
      <style:text-properties fo:language="en" fo:country="CA"/>
    </style:style>
    <style:style style:name="T797" style:parent-style-name="DefaultParagraphFont" style:family="text">
      <style:text-properties fo:language="en" fo:country="CA"/>
    </style:style>
    <style:style style:name="T798" style:parent-style-name="DefaultParagraphFont" style:family="text">
      <style:text-properties fo:language="en" fo:country="CA"/>
    </style:style>
    <style:style style:name="T799" style:parent-style-name="DefaultParagraphFont" style:family="text">
      <style:text-properties fo:language="en" fo:country="CA"/>
    </style:style>
    <style:style style:name="T800" style:parent-style-name="DefaultParagraphFont" style:family="text">
      <style:text-properties fo:language="en" fo:country="CA"/>
    </style:style>
    <style:style style:name="T801" style:parent-style-name="DefaultParagraphFont" style:family="text">
      <style:text-properties fo:language="en" fo:country="CA"/>
    </style:style>
    <style:style style:name="T802" style:parent-style-name="DefaultParagraphFont" style:family="text">
      <style:text-properties fo:language="en" fo:country="CA"/>
    </style:style>
    <style:style style:name="T803" style:parent-style-name="DefaultParagraphFont" style:family="text">
      <style:text-properties fo:language="en" fo:country="CA"/>
    </style:style>
    <style:style style:name="T804" style:parent-style-name="DefaultParagraphFont" style:family="text">
      <style:text-properties fo:language="en" fo:country="CA"/>
    </style:style>
    <style:style style:name="T805" style:parent-style-name="DefaultParagraphFont" style:family="text">
      <style:text-properties fo:language="en" fo:country="CA"/>
    </style:style>
    <style:style style:name="T806" style:parent-style-name="DefaultParagraphFont" style:family="text">
      <style:text-properties fo:language="en" fo:country="CA"/>
    </style:style>
    <style:style style:name="T807" style:parent-style-name="DefaultParagraphFont" style:family="text">
      <style:text-properties fo:language="en" fo:country="CA"/>
    </style:style>
    <style:style style:name="T808" style:parent-style-name="DefaultParagraphFont" style:family="text">
      <style:text-properties fo:language="en" fo:country="CA"/>
    </style:style>
    <style:style style:name="T809" style:parent-style-name="DefaultParagraphFont" style:family="text">
      <style:text-properties fo:language="en" fo:country="CA"/>
    </style:style>
    <style:style style:name="T810" style:parent-style-name="DefaultParagraphFont" style:family="text">
      <style:text-properties fo:language="en" fo:country="CA"/>
    </style:style>
    <style:style style:name="T811" style:parent-style-name="DefaultParagraphFont" style:family="text">
      <style:text-properties fo:language="en" fo:country="CA"/>
    </style:style>
    <style:style style:name="T812" style:parent-style-name="DefaultParagraphFont" style:family="text">
      <style:text-properties fo:language="en" fo:country="CA"/>
    </style:style>
    <style:style style:name="T813" style:parent-style-name="DefaultParagraphFont" style:family="text">
      <style:text-properties fo:language="en" fo:country="CA"/>
    </style:style>
    <style:style style:name="T814" style:parent-style-name="DefaultParagraphFont" style:family="text">
      <style:text-properties fo:language="en" fo:country="CA"/>
    </style:style>
    <style:style style:name="T815" style:parent-style-name="DefaultParagraphFont" style:family="text">
      <style:text-properties fo:language="en" fo:country="CA"/>
    </style:style>
    <style:style style:name="T816" style:parent-style-name="DefaultParagraphFont" style:family="text">
      <style:text-properties fo:language="en" fo:country="CA"/>
    </style:style>
    <style:style style:name="T817" style:parent-style-name="DefaultParagraphFont" style:family="text">
      <style:text-properties fo:language="en" fo:country="CA"/>
    </style:style>
    <style:style style:name="T818" style:parent-style-name="DefaultParagraphFont" style:family="text">
      <style:text-properties fo:language="en" fo:country="CA"/>
    </style:style>
    <style:style style:name="T819" style:parent-style-name="DefaultParagraphFont" style:family="text">
      <style:text-properties fo:language="en" fo:country="CA"/>
    </style:style>
    <style:style style:name="T820" style:parent-style-name="DefaultParagraphFont" style:family="text">
      <style:text-properties fo:language="en" fo:country="CA"/>
    </style:style>
    <style:style style:name="T821" style:parent-style-name="DefaultParagraphFont" style:family="text">
      <style:text-properties fo:language="en" fo:country="CA"/>
    </style:style>
    <style:style style:name="T822" style:parent-style-name="DefaultParagraphFont" style:family="text">
      <style:text-properties fo:language="en" fo:country="CA"/>
    </style:style>
    <style:style style:name="T823" style:parent-style-name="DefaultParagraphFont" style:family="text">
      <style:text-properties fo:language="en" fo:country="CA"/>
    </style:style>
    <style:style style:name="T824" style:parent-style-name="DefaultParagraphFont" style:family="text">
      <style:text-properties fo:language="en" fo:country="CA"/>
    </style:style>
    <style:style style:name="T825" style:parent-style-name="DefaultParagraphFont" style:family="text">
      <style:text-properties fo:language="en" fo:country="CA"/>
    </style:style>
    <style:style style:name="T826" style:parent-style-name="DefaultParagraphFont" style:family="text">
      <style:text-properties fo:language="en" fo:country="CA"/>
    </style:style>
    <style:style style:name="T827" style:parent-style-name="DefaultParagraphFont" style:family="text">
      <style:text-properties fo:language="en" fo:country="CA"/>
    </style:style>
    <style:style style:name="T828" style:parent-style-name="DefaultParagraphFont" style:family="text">
      <style:text-properties fo:language="en" fo:country="CA"/>
    </style:style>
    <style:style style:name="T829" style:parent-style-name="DefaultParagraphFont" style:family="text">
      <style:text-properties fo:language="en" fo:country="CA"/>
    </style:style>
    <style:style style:name="T830" style:parent-style-name="DefaultParagraphFont" style:family="text">
      <style:text-properties fo:language="en" fo:country="CA"/>
    </style:style>
    <style:style style:name="T831" style:parent-style-name="DefaultParagraphFont" style:family="text">
      <style:text-properties fo:language="en" fo:country="CA"/>
    </style:style>
    <style:style style:name="T832" style:parent-style-name="DefaultParagraphFont" style:family="text">
      <style:text-properties fo:language="en" fo:country="CA"/>
    </style:style>
    <style:style style:name="T833" style:parent-style-name="DefaultParagraphFont" style:family="text">
      <style:text-properties fo:language="en" fo:country="CA"/>
    </style:style>
    <style:style style:name="T834" style:parent-style-name="DefaultParagraphFont" style:family="text">
      <style:text-properties fo:language="en" fo:country="CA"/>
    </style:style>
    <style:style style:name="T835" style:parent-style-name="DefaultParagraphFont" style:family="text">
      <style:text-properties fo:language="en" fo:country="CA"/>
    </style:style>
    <style:style style:name="T836" style:parent-style-name="DefaultParagraphFont" style:family="text">
      <style:text-properties fo:language="en" fo:country="CA"/>
    </style:style>
    <style:style style:name="T837" style:parent-style-name="DefaultParagraphFont" style:family="text">
      <style:text-properties fo:language="en" fo:country="CA"/>
    </style:style>
    <style:style style:name="T838" style:parent-style-name="DefaultParagraphFont" style:family="text">
      <style:text-properties fo:language="en" fo:country="CA"/>
    </style:style>
    <style:style style:name="T839" style:parent-style-name="DefaultParagraphFont" style:family="text">
      <style:text-properties fo:language="en" fo:country="CA"/>
    </style:style>
    <style:style style:name="T840" style:parent-style-name="DefaultParagraphFont" style:family="text">
      <style:text-properties fo:language="en" fo:country="CA"/>
    </style:style>
    <style:style style:name="T841" style:parent-style-name="DefaultParagraphFont" style:family="text">
      <style:text-properties fo:language="en" fo:country="CA"/>
    </style:style>
    <style:style style:name="T842" style:parent-style-name="DefaultParagraphFont" style:family="text">
      <style:text-properties fo:language="en" fo:country="CA"/>
    </style:style>
    <style:style style:name="T843" style:parent-style-name="DefaultParagraphFont" style:family="text">
      <style:text-properties fo:language="en" fo:country="CA"/>
    </style:style>
    <style:style style:name="T844" style:parent-style-name="DefaultParagraphFont" style:family="text">
      <style:text-properties fo:language="en" fo:country="CA"/>
    </style:style>
    <style:style style:name="T845" style:parent-style-name="DefaultParagraphFont" style:family="text">
      <style:text-properties fo:language="en" fo:country="CA"/>
    </style:style>
    <style:style style:name="T846" style:parent-style-name="DefaultParagraphFont" style:family="text">
      <style:text-properties fo:language="en" fo:country="CA"/>
    </style:style>
    <style:style style:name="T847" style:parent-style-name="DefaultParagraphFont" style:family="text">
      <style:text-properties fo:language="en" fo:country="CA"/>
    </style:style>
    <style:style style:name="T848" style:parent-style-name="DefaultParagraphFont" style:family="text">
      <style:text-properties fo:language="en" fo:country="CA"/>
    </style:style>
    <style:style style:name="T849" style:parent-style-name="DefaultParagraphFont" style:family="text">
      <style:text-properties fo:language="en" fo:country="CA"/>
    </style:style>
    <style:style style:name="T850" style:parent-style-name="DefaultParagraphFont" style:family="text">
      <style:text-properties fo:language="en" fo:country="CA"/>
    </style:style>
    <style:style style:name="T851" style:parent-style-name="DefaultParagraphFont" style:family="text">
      <style:text-properties fo:language="en" fo:country="CA"/>
    </style:style>
    <style:style style:name="T852" style:parent-style-name="DefaultParagraphFont" style:family="text">
      <style:text-properties fo:language="en" fo:country="CA"/>
    </style:style>
    <style:style style:name="T853" style:parent-style-name="DefaultParagraphFont" style:family="text">
      <style:text-properties fo:language="en" fo:country="CA"/>
    </style:style>
    <style:style style:name="T854" style:parent-style-name="DefaultParagraphFont" style:family="text">
      <style:text-properties fo:language="en" fo:country="CA"/>
    </style:style>
    <style:style style:name="T855" style:parent-style-name="DefaultParagraphFont" style:family="text">
      <style:text-properties fo:language="en" fo:country="CA"/>
    </style:style>
    <style:style style:name="T856" style:parent-style-name="DefaultParagraphFont" style:family="text">
      <style:text-properties fo:language="en" fo:country="CA"/>
    </style:style>
    <style:style style:name="T857" style:parent-style-name="DefaultParagraphFont" style:family="text">
      <style:text-properties fo:language="en" fo:country="CA"/>
    </style:style>
    <style:style style:name="T858" style:parent-style-name="DefaultParagraphFont" style:family="text">
      <style:text-properties fo:language="en" fo:country="CA"/>
    </style:style>
    <style:style style:name="T859" style:parent-style-name="DefaultParagraphFont" style:family="text">
      <style:text-properties fo:language="en" fo:country="CA"/>
    </style:style>
    <style:style style:name="T860" style:parent-style-name="DefaultParagraphFont" style:family="text">
      <style:text-properties fo:language="en" fo:country="CA"/>
    </style:style>
    <style:style style:name="T861" style:parent-style-name="DefaultParagraphFont" style:family="text">
      <style:text-properties fo:language="en" fo:country="CA"/>
    </style:style>
    <style:style style:name="T862" style:parent-style-name="DefaultParagraphFont" style:family="text">
      <style:text-properties fo:language="en" fo:country="CA"/>
    </style:style>
    <style:style style:name="T863" style:parent-style-name="DefaultParagraphFont" style:family="text">
      <style:text-properties fo:language="en" fo:country="CA"/>
    </style:style>
    <style:style style:name="T864" style:parent-style-name="DefaultParagraphFont" style:family="text">
      <style:text-properties fo:language="en" fo:country="CA"/>
    </style:style>
    <style:style style:name="T865" style:parent-style-name="DefaultParagraphFont" style:family="text">
      <style:text-properties fo:language="en" fo:country="CA"/>
    </style:style>
    <style:style style:name="T866" style:parent-style-name="DefaultParagraphFont" style:family="text">
      <style:text-properties fo:language="en" fo:country="CA"/>
    </style:style>
    <style:style style:name="T867" style:parent-style-name="DefaultParagraphFont" style:family="text">
      <style:text-properties fo:language="en" fo:country="CA"/>
    </style:style>
    <style:style style:name="T868" style:parent-style-name="DefaultParagraphFont" style:family="text">
      <style:text-properties fo:language="en" fo:country="CA"/>
    </style:style>
    <style:style style:name="T869" style:parent-style-name="DefaultParagraphFont" style:family="text">
      <style:text-properties fo:language="en" fo:country="CA"/>
    </style:style>
    <style:style style:name="T870" style:parent-style-name="DefaultParagraphFont" style:family="text">
      <style:text-properties fo:language="en" fo:country="CA"/>
    </style:style>
    <style:style style:name="T871" style:parent-style-name="DefaultParagraphFont" style:family="text">
      <style:text-properties fo:language="en" fo:country="CA"/>
    </style:style>
    <style:style style:name="T872" style:parent-style-name="DefaultParagraphFont" style:family="text">
      <style:text-properties fo:language="en" fo:country="CA"/>
    </style:style>
    <style:style style:name="T873" style:parent-style-name="DefaultParagraphFont" style:family="text">
      <style:text-properties fo:language="en" fo:country="CA"/>
    </style:style>
    <style:style style:name="T874" style:parent-style-name="DefaultParagraphFont" style:family="text">
      <style:text-properties fo:language="en" fo:country="CA"/>
    </style:style>
    <style:style style:name="T875" style:parent-style-name="DefaultParagraphFont" style:family="text">
      <style:text-properties fo:language="en" fo:country="CA"/>
    </style:style>
    <style:style style:name="T876" style:parent-style-name="DefaultParagraphFont" style:family="text">
      <style:text-properties fo:language="en" fo:country="CA"/>
    </style:style>
    <style:style style:name="T877" style:parent-style-name="DefaultParagraphFont" style:family="text">
      <style:text-properties fo:language="en" fo:country="CA"/>
    </style:style>
    <style:style style:name="T878" style:parent-style-name="DefaultParagraphFont" style:family="text">
      <style:text-properties fo:language="en" fo:country="CA"/>
    </style:style>
    <style:style style:name="T879" style:parent-style-name="DefaultParagraphFont" style:family="text">
      <style:text-properties fo:language="en" fo:country="CA"/>
    </style:style>
    <style:style style:name="T880" style:parent-style-name="DefaultParagraphFont" style:family="text">
      <style:text-properties fo:language="en" fo:country="CA"/>
    </style:style>
    <style:style style:name="T881" style:parent-style-name="DefaultParagraphFont" style:family="text">
      <style:text-properties fo:language="en" fo:country="CA"/>
    </style:style>
    <style:style style:name="T882" style:parent-style-name="DefaultParagraphFont" style:family="text">
      <style:text-properties fo:language="en" fo:country="CA"/>
    </style:style>
    <style:style style:name="T883" style:parent-style-name="DefaultParagraphFont" style:family="text">
      <style:text-properties fo:language="en" fo:country="CA"/>
    </style:style>
    <style:style style:name="T884" style:parent-style-name="DefaultParagraphFont" style:family="text">
      <style:text-properties fo:language="en" fo:country="CA"/>
    </style:style>
    <style:style style:name="T885" style:parent-style-name="DefaultParagraphFont" style:family="text">
      <style:text-properties fo:language="en" fo:country="CA"/>
    </style:style>
    <style:style style:name="T886" style:parent-style-name="DefaultParagraphFont" style:family="text">
      <style:text-properties fo:language="en" fo:country="CA"/>
    </style:style>
    <style:style style:name="T887" style:parent-style-name="DefaultParagraphFont" style:family="text">
      <style:text-properties fo:language="en" fo:country="CA"/>
    </style:style>
    <style:style style:name="T888" style:parent-style-name="DefaultParagraphFont" style:family="text">
      <style:text-properties fo:language="en" fo:country="CA"/>
    </style:style>
    <style:style style:name="T889" style:parent-style-name="DefaultParagraphFont" style:family="text">
      <style:text-properties fo:language="en" fo:country="CA"/>
    </style:style>
    <style:style style:name="T890" style:parent-style-name="DefaultParagraphFont" style:family="text">
      <style:text-properties fo:language="en" fo:country="CA"/>
    </style:style>
    <style:style style:name="T891" style:parent-style-name="DefaultParagraphFont" style:family="text">
      <style:text-properties fo:language="en" fo:country="CA"/>
    </style:style>
    <style:style style:name="T892" style:parent-style-name="DefaultParagraphFont" style:family="text">
      <style:text-properties fo:language="en" fo:country="CA"/>
    </style:style>
    <style:style style:name="T893" style:parent-style-name="DefaultParagraphFont" style:family="text">
      <style:text-properties fo:language="en" fo:country="CA"/>
    </style:style>
    <style:style style:name="T894" style:parent-style-name="DefaultParagraphFont" style:family="text">
      <style:text-properties fo:language="en" fo:country="CA"/>
    </style:style>
    <style:style style:name="T895" style:parent-style-name="DefaultParagraphFont" style:family="text">
      <style:text-properties fo:language="en" fo:country="CA"/>
    </style:style>
    <style:style style:name="T896" style:parent-style-name="DefaultParagraphFont" style:family="text">
      <style:text-properties fo:language="en" fo:country="CA"/>
    </style:style>
    <style:style style:name="T897" style:parent-style-name="DefaultParagraphFont" style:family="text">
      <style:text-properties fo:language="en" fo:country="CA"/>
    </style:style>
    <style:style style:name="T898" style:parent-style-name="DefaultParagraphFont" style:family="text">
      <style:text-properties fo:language="en" fo:country="CA"/>
    </style:style>
    <style:style style:name="T899" style:parent-style-name="DefaultParagraphFont" style:family="text">
      <style:text-properties fo:language="en" fo:country="CA"/>
    </style:style>
    <style:style style:name="T900" style:parent-style-name="DefaultParagraphFont" style:family="text">
      <style:text-properties fo:language="en" fo:country="CA"/>
    </style:style>
    <style:style style:name="T901" style:parent-style-name="DefaultParagraphFont" style:family="text">
      <style:text-properties fo:language="en" fo:country="CA"/>
    </style:style>
    <style:style style:name="T902" style:parent-style-name="DefaultParagraphFont" style:family="text">
      <style:text-properties fo:language="en" fo:country="CA"/>
    </style:style>
    <style:style style:name="T903" style:parent-style-name="DefaultParagraphFont" style:family="text">
      <style:text-properties fo:language="en" fo:country="CA"/>
    </style:style>
    <style:style style:name="T904" style:parent-style-name="DefaultParagraphFont" style:family="text">
      <style:text-properties fo:language="en" fo:country="CA"/>
    </style:style>
    <style:style style:name="T905" style:parent-style-name="DefaultParagraphFont" style:family="text">
      <style:text-properties fo:language="en" fo:country="CA"/>
    </style:style>
    <style:style style:name="T906" style:parent-style-name="DefaultParagraphFont" style:family="text">
      <style:text-properties fo:language="en" fo:country="CA"/>
    </style:style>
    <style:style style:name="T907" style:parent-style-name="DefaultParagraphFont" style:family="text">
      <style:text-properties fo:language="en" fo:country="CA"/>
    </style:style>
    <style:style style:name="T908" style:parent-style-name="DefaultParagraphFont" style:family="text">
      <style:text-properties fo:language="en" fo:country="CA"/>
    </style:style>
    <style:style style:name="T909" style:parent-style-name="DefaultParagraphFont" style:family="text">
      <style:text-properties fo:language="en" fo:country="CA"/>
    </style:style>
    <style:style style:name="T910" style:parent-style-name="DefaultParagraphFont" style:family="text">
      <style:text-properties fo:language="en" fo:country="CA"/>
    </style:style>
    <style:style style:name="T911" style:parent-style-name="DefaultParagraphFont" style:family="text">
      <style:text-properties fo:language="en" fo:country="CA"/>
    </style:style>
    <style:style style:name="T912" style:parent-style-name="DefaultParagraphFont" style:family="text">
      <style:text-properties fo:language="en" fo:country="CA"/>
    </style:style>
    <style:style style:name="T913" style:parent-style-name="DefaultParagraphFont" style:family="text">
      <style:text-properties fo:language="en" fo:country="CA"/>
    </style:style>
    <style:style style:name="T914" style:parent-style-name="DefaultParagraphFont" style:family="text">
      <style:text-properties fo:language="en" fo:country="CA"/>
    </style:style>
    <style:style style:name="T915" style:parent-style-name="DefaultParagraphFont" style:family="text">
      <style:text-properties fo:language="en" fo:country="CA"/>
    </style:style>
    <style:style style:name="T916" style:parent-style-name="DefaultParagraphFont" style:family="text">
      <style:text-properties fo:language="en" fo:country="CA"/>
    </style:style>
    <style:style style:name="T917" style:parent-style-name="DefaultParagraphFont" style:family="text">
      <style:text-properties fo:language="en" fo:country="CA"/>
    </style:style>
    <style:style style:name="T918" style:parent-style-name="DefaultParagraphFont" style:family="text">
      <style:text-properties fo:language="en" fo:country="CA"/>
    </style:style>
    <style:style style:name="T919" style:parent-style-name="DefaultParagraphFont" style:family="text">
      <style:text-properties fo:language="en" fo:country="CA"/>
    </style:style>
    <style:style style:name="T920" style:parent-style-name="DefaultParagraphFont" style:family="text">
      <style:text-properties fo:language="en" fo:country="CA"/>
    </style:style>
    <style:style style:name="T921" style:parent-style-name="DefaultParagraphFont" style:family="text">
      <style:text-properties fo:language="en" fo:country="CA"/>
    </style:style>
    <style:style style:name="T922" style:parent-style-name="DefaultParagraphFont" style:family="text">
      <style:text-properties fo:language="en" fo:country="CA"/>
    </style:style>
    <style:style style:name="T923" style:parent-style-name="DefaultParagraphFont" style:family="text">
      <style:text-properties fo:language="en" fo:country="CA"/>
    </style:style>
    <style:style style:name="T924" style:parent-style-name="DefaultParagraphFont" style:family="text">
      <style:text-properties fo:language="en" fo:country="CA"/>
    </style:style>
    <style:style style:name="T925" style:parent-style-name="DefaultParagraphFont" style:family="text">
      <style:text-properties fo:language="en" fo:country="CA"/>
    </style:style>
    <style:style style:name="T926" style:parent-style-name="DefaultParagraphFont" style:family="text">
      <style:text-properties fo:language="en" fo:country="CA"/>
    </style:style>
    <style:style style:name="T927" style:parent-style-name="DefaultParagraphFont" style:family="text">
      <style:text-properties fo:language="en" fo:country="CA"/>
    </style:style>
    <style:style style:name="T928" style:parent-style-name="DefaultParagraphFont" style:family="text">
      <style:text-properties fo:language="en" fo:country="CA"/>
    </style:style>
    <style:style style:name="T929" style:parent-style-name="DefaultParagraphFont" style:family="text">
      <style:text-properties fo:language="en" fo:country="CA"/>
    </style:style>
    <style:style style:name="T930" style:parent-style-name="DefaultParagraphFont" style:family="text">
      <style:text-properties fo:language="en" fo:country="CA"/>
    </style:style>
    <style:style style:name="T931" style:parent-style-name="DefaultParagraphFont" style:family="text">
      <style:text-properties fo:language="en" fo:country="CA"/>
    </style:style>
    <style:style style:name="T932" style:parent-style-name="DefaultParagraphFont" style:family="text">
      <style:text-properties fo:language="en" fo:country="CA"/>
    </style:style>
    <style:style style:name="T933" style:parent-style-name="DefaultParagraphFont" style:family="text">
      <style:text-properties fo:language="en" fo:country="CA"/>
    </style:style>
    <style:style style:name="T934" style:parent-style-name="DefaultParagraphFont" style:family="text">
      <style:text-properties fo:language="en" fo:country="CA"/>
    </style:style>
    <style:style style:name="T935" style:parent-style-name="DefaultParagraphFont" style:family="text">
      <style:text-properties fo:language="en" fo:country="CA"/>
    </style:style>
    <style:style style:name="T936" style:parent-style-name="DefaultParagraphFont" style:family="text">
      <style:text-properties fo:language="en" fo:country="CA"/>
    </style:style>
    <style:style style:name="T937" style:parent-style-name="DefaultParagraphFont" style:family="text">
      <style:text-properties fo:language="en" fo:country="CA"/>
    </style:style>
    <style:style style:name="T938" style:parent-style-name="DefaultParagraphFont" style:family="text">
      <style:text-properties fo:language="en" fo:country="CA"/>
    </style:style>
    <style:style style:name="T939" style:parent-style-name="DefaultParagraphFont" style:family="text">
      <style:text-properties fo:language="en" fo:country="CA"/>
    </style:style>
    <style:style style:name="T940" style:parent-style-name="DefaultParagraphFont" style:family="text">
      <style:text-properties fo:language="en" fo:country="CA"/>
    </style:style>
    <style:style style:name="T941" style:parent-style-name="DefaultParagraphFont" style:family="text">
      <style:text-properties fo:language="en" fo:country="CA"/>
    </style:style>
    <style:style style:name="T942" style:parent-style-name="DefaultParagraphFont" style:family="text">
      <style:text-properties fo:language="en" fo:country="CA"/>
    </style:style>
    <style:style style:name="T943" style:parent-style-name="DefaultParagraphFont" style:family="text">
      <style:text-properties fo:language="en" fo:country="CA"/>
    </style:style>
    <style:style style:name="T944" style:parent-style-name="DefaultParagraphFont" style:family="text">
      <style:text-properties fo:language="en" fo:country="CA"/>
    </style:style>
    <style:style style:name="T945" style:parent-style-name="DefaultParagraphFont" style:family="text">
      <style:text-properties fo:language="en" fo:country="CA"/>
    </style:style>
    <style:style style:name="T946" style:parent-style-name="DefaultParagraphFont" style:family="text">
      <style:text-properties fo:language="en" fo:country="CA"/>
    </style:style>
    <style:style style:name="T947" style:parent-style-name="DefaultParagraphFont" style:family="text">
      <style:text-properties fo:language="en" fo:country="CA"/>
    </style:style>
    <style:style style:name="T948" style:parent-style-name="DefaultParagraphFont" style:family="text">
      <style:text-properties fo:language="en" fo:country="CA"/>
    </style:style>
    <style:style style:name="T949" style:parent-style-name="DefaultParagraphFont" style:family="text">
      <style:text-properties fo:language="en" fo:country="CA"/>
    </style:style>
    <style:style style:name="T950" style:parent-style-name="DefaultParagraphFont" style:family="text">
      <style:text-properties fo:language="en" fo:country="CA"/>
    </style:style>
    <style:style style:name="T951" style:parent-style-name="DefaultParagraphFont" style:family="text">
      <style:text-properties fo:language="en" fo:country="CA"/>
    </style:style>
    <style:style style:name="T952" style:parent-style-name="DefaultParagraphFont" style:family="text">
      <style:text-properties fo:language="en" fo:country="CA"/>
    </style:style>
    <style:style style:name="T953" style:parent-style-name="DefaultParagraphFont" style:family="text">
      <style:text-properties fo:language="en" fo:country="CA"/>
    </style:style>
    <style:style style:name="T954" style:parent-style-name="DefaultParagraphFont" style:family="text">
      <style:text-properties fo:language="en" fo:country="CA"/>
    </style:style>
    <style:style style:name="T955" style:parent-style-name="DefaultParagraphFont" style:family="text">
      <style:text-properties fo:language="en" fo:country="CA"/>
    </style:style>
    <style:style style:name="T956" style:parent-style-name="DefaultParagraphFont" style:family="text">
      <style:text-properties fo:language="en" fo:country="CA"/>
    </style:style>
    <style:style style:name="T957" style:parent-style-name="DefaultParagraphFont" style:family="text">
      <style:text-properties fo:language="en" fo:country="CA"/>
    </style:style>
    <style:style style:name="T958" style:parent-style-name="DefaultParagraphFont" style:family="text">
      <style:text-properties fo:language="en" fo:country="CA"/>
    </style:style>
    <style:style style:name="T959" style:parent-style-name="DefaultParagraphFont" style:family="text">
      <style:text-properties fo:language="en" fo:country="CA"/>
    </style:style>
    <style:style style:name="T960" style:parent-style-name="DefaultParagraphFont" style:family="text">
      <style:text-properties fo:language="en" fo:country="CA"/>
    </style:style>
    <style:style style:name="T961" style:parent-style-name="DefaultParagraphFont" style:family="text">
      <style:text-properties fo:language="en" fo:country="CA"/>
    </style:style>
    <style:style style:name="T962" style:parent-style-name="DefaultParagraphFont" style:family="text">
      <style:text-properties fo:language="en" fo:country="CA"/>
    </style:style>
    <style:style style:name="T963" style:parent-style-name="DefaultParagraphFont" style:family="text">
      <style:text-properties fo:language="en" fo:country="CA"/>
    </style:style>
    <style:style style:name="T964" style:parent-style-name="DefaultParagraphFont" style:family="text">
      <style:text-properties fo:language="en" fo:country="CA"/>
    </style:style>
    <style:style style:name="T965" style:parent-style-name="DefaultParagraphFont" style:family="text">
      <style:text-properties fo:language="en" fo:country="CA"/>
    </style:style>
    <style:style style:name="T966" style:parent-style-name="DefaultParagraphFont" style:family="text">
      <style:text-properties fo:language="en" fo:country="CA"/>
    </style:style>
    <style:style style:name="T967" style:parent-style-name="DefaultParagraphFont" style:family="text">
      <style:text-properties fo:language="en" fo:country="CA"/>
    </style:style>
    <style:style style:name="T968" style:parent-style-name="DefaultParagraphFont" style:family="text">
      <style:text-properties fo:language="en" fo:country="CA"/>
    </style:style>
    <style:style style:name="T969" style:parent-style-name="DefaultParagraphFont" style:family="text">
      <style:text-properties fo:language="en" fo:country="CA"/>
    </style:style>
    <style:style style:name="T970" style:parent-style-name="DefaultParagraphFont" style:family="text">
      <style:text-properties fo:language="en" fo:country="CA"/>
    </style:style>
    <style:style style:name="T971" style:parent-style-name="DefaultParagraphFont" style:family="text">
      <style:text-properties fo:language="en" fo:country="CA"/>
    </style:style>
    <style:style style:name="T972" style:parent-style-name="DefaultParagraphFont" style:family="text">
      <style:text-properties fo:language="en" fo:country="CA"/>
    </style:style>
    <style:style style:name="T973" style:parent-style-name="DefaultParagraphFont" style:family="text">
      <style:text-properties fo:language="en" fo:country="CA"/>
    </style:style>
    <style:style style:name="T974" style:parent-style-name="DefaultParagraphFont" style:family="text">
      <style:text-properties fo:language="en" fo:country="CA"/>
    </style:style>
    <style:style style:name="T975" style:parent-style-name="DefaultParagraphFont" style:family="text">
      <style:text-properties fo:language="en" fo:country="CA"/>
    </style:style>
    <style:style style:name="T976" style:parent-style-name="DefaultParagraphFont" style:family="text">
      <style:text-properties fo:language="en" fo:country="CA"/>
    </style:style>
    <style:style style:name="T977" style:parent-style-name="DefaultParagraphFont" style:family="text">
      <style:text-properties fo:language="en" fo:country="CA"/>
    </style:style>
    <style:style style:name="T978" style:parent-style-name="DefaultParagraphFont" style:family="text">
      <style:text-properties fo:language="en" fo:country="CA"/>
    </style:style>
    <style:style style:name="T979" style:parent-style-name="DefaultParagraphFont" style:family="text">
      <style:text-properties fo:language="en" fo:country="CA"/>
    </style:style>
    <style:style style:name="T980" style:parent-style-name="DefaultParagraphFont" style:family="text">
      <style:text-properties fo:language="en" fo:country="CA"/>
    </style:style>
    <style:style style:name="T981" style:parent-style-name="DefaultParagraphFont" style:family="text">
      <style:text-properties fo:language="en" fo:country="CA"/>
    </style:style>
    <style:style style:name="T982" style:parent-style-name="DefaultParagraphFont" style:family="text">
      <style:text-properties fo:language="en" fo:country="CA"/>
    </style:style>
    <style:style style:name="T983" style:parent-style-name="DefaultParagraphFont" style:family="text">
      <style:text-properties fo:language="en" fo:country="CA"/>
    </style:style>
    <style:style style:name="T984" style:parent-style-name="DefaultParagraphFont" style:family="text">
      <style:text-properties fo:language="en" fo:country="CA"/>
    </style:style>
    <style:style style:name="T985" style:parent-style-name="DefaultParagraphFont" style:family="text">
      <style:text-properties fo:language="en" fo:country="CA"/>
    </style:style>
    <style:style style:name="T986" style:parent-style-name="DefaultParagraphFont" style:family="text">
      <style:text-properties fo:language="en" fo:country="CA"/>
    </style:style>
    <style:style style:name="T987" style:parent-style-name="DefaultParagraphFont" style:family="text">
      <style:text-properties fo:language="en" fo:country="CA"/>
    </style:style>
    <style:style style:name="T988" style:parent-style-name="DefaultParagraphFont" style:family="text">
      <style:text-properties fo:language="en" fo:country="CA"/>
    </style:style>
    <style:style style:name="T989" style:parent-style-name="DefaultParagraphFont" style:family="text">
      <style:text-properties fo:language="en" fo:country="CA"/>
    </style:style>
    <style:style style:name="T990" style:parent-style-name="DefaultParagraphFont" style:family="text">
      <style:text-properties fo:language="en" fo:country="CA"/>
    </style:style>
    <style:style style:name="T991" style:parent-style-name="DefaultParagraphFont" style:family="text">
      <style:text-properties fo:language="en" fo:country="CA"/>
    </style:style>
    <style:style style:name="T992" style:parent-style-name="DefaultParagraphFont" style:family="text">
      <style:text-properties fo:language="en" fo:country="CA"/>
    </style:style>
    <style:style style:name="T993" style:parent-style-name="DefaultParagraphFont" style:family="text">
      <style:text-properties fo:language="en" fo:country="CA"/>
    </style:style>
    <style:style style:name="T994" style:parent-style-name="DefaultParagraphFont" style:family="text">
      <style:text-properties fo:language="en" fo:country="CA"/>
    </style:style>
    <style:style style:name="T995" style:parent-style-name="DefaultParagraphFont" style:family="text">
      <style:text-properties fo:language="en" fo:country="CA"/>
    </style:style>
    <style:style style:name="T996" style:parent-style-name="DefaultParagraphFont" style:family="text">
      <style:text-properties fo:language="en" fo:country="CA"/>
    </style:style>
    <style:style style:name="T997" style:parent-style-name="DefaultParagraphFont" style:family="text">
      <style:text-properties fo:language="en" fo:country="CA"/>
    </style:style>
    <style:style style:name="T998" style:parent-style-name="DefaultParagraphFont" style:family="text">
      <style:text-properties fo:language="en" fo:country="CA"/>
    </style:style>
    <style:style style:name="T999" style:parent-style-name="DefaultParagraphFont" style:family="text">
      <style:text-properties fo:language="en" fo:country="CA"/>
    </style:style>
    <style:style style:name="T1000" style:parent-style-name="DefaultParagraphFont" style:family="text">
      <style:text-properties fo:language="en" fo:country="CA"/>
    </style:style>
    <style:style style:name="T1001" style:parent-style-name="DefaultParagraphFont" style:family="text">
      <style:text-properties fo:language="en" fo:country="CA"/>
    </style:style>
    <style:style style:name="T1002" style:parent-style-name="DefaultParagraphFont" style:family="text">
      <style:text-properties fo:language="en" fo:country="CA"/>
    </style:style>
    <style:style style:name="T1003" style:parent-style-name="DefaultParagraphFont" style:family="text">
      <style:text-properties fo:language="en" fo:country="CA"/>
    </style:style>
    <style:style style:name="T1004" style:parent-style-name="DefaultParagraphFont" style:family="text">
      <style:text-properties fo:language="en" fo:country="CA"/>
    </style:style>
    <style:style style:name="T1005" style:parent-style-name="DefaultParagraphFont" style:family="text">
      <style:text-properties fo:language="en" fo:country="CA"/>
    </style:style>
    <style:style style:name="T1006" style:parent-style-name="DefaultParagraphFont" style:family="text">
      <style:text-properties fo:language="en" fo:country="CA"/>
    </style:style>
    <style:style style:name="T1007" style:parent-style-name="DefaultParagraphFont" style:family="text">
      <style:text-properties fo:language="en" fo:country="CA"/>
    </style:style>
    <style:style style:name="T1008" style:parent-style-name="DefaultParagraphFont" style:family="text">
      <style:text-properties fo:language="en" fo:country="CA"/>
    </style:style>
    <style:style style:name="T1009" style:parent-style-name="DefaultParagraphFont" style:family="text">
      <style:text-properties fo:language="en" fo:country="CA"/>
    </style:style>
    <style:style style:name="T1010" style:parent-style-name="DefaultParagraphFont" style:family="text">
      <style:text-properties fo:language="en" fo:country="CA"/>
    </style:style>
    <style:style style:name="T1011" style:parent-style-name="DefaultParagraphFont" style:family="text">
      <style:text-properties fo:language="en" fo:country="CA"/>
    </style:style>
    <style:style style:name="T1012" style:parent-style-name="DefaultParagraphFont" style:family="text">
      <style:text-properties fo:language="en" fo:country="CA"/>
    </style:style>
    <style:style style:name="T1013" style:parent-style-name="DefaultParagraphFont" style:family="text">
      <style:text-properties fo:language="en" fo:country="CA"/>
    </style:style>
    <style:style style:name="T1014" style:parent-style-name="DefaultParagraphFont" style:family="text">
      <style:text-properties fo:language="en" fo:country="CA"/>
    </style:style>
    <style:style style:name="T1015" style:parent-style-name="DefaultParagraphFont" style:family="text">
      <style:text-properties fo:language="en" fo:country="CA"/>
    </style:style>
    <style:style style:name="T1016" style:parent-style-name="DefaultParagraphFont" style:family="text">
      <style:text-properties fo:language="en" fo:country="CA"/>
    </style:style>
    <style:style style:name="T1017" style:parent-style-name="DefaultParagraphFont" style:family="text">
      <style:text-properties fo:language="en" fo:country="CA"/>
    </style:style>
    <style:style style:name="T1018" style:parent-style-name="DefaultParagraphFont" style:family="text">
      <style:text-properties fo:language="en" fo:country="CA"/>
    </style:style>
    <style:style style:name="T1019" style:parent-style-name="DefaultParagraphFont" style:family="text">
      <style:text-properties fo:language="en" fo:country="CA"/>
    </style:style>
    <style:style style:name="T1020" style:parent-style-name="DefaultParagraphFont" style:family="text">
      <style:text-properties fo:language="en" fo:country="CA"/>
    </style:style>
    <style:style style:name="T1021" style:parent-style-name="DefaultParagraphFont" style:family="text">
      <style:text-properties fo:language="en" fo:country="CA"/>
    </style:style>
    <style:style style:name="T1022" style:parent-style-name="DefaultParagraphFont" style:family="text">
      <style:text-properties fo:language="en" fo:country="CA"/>
    </style:style>
    <style:style style:name="T1023" style:parent-style-name="DefaultParagraphFont" style:family="text">
      <style:text-properties fo:language="en" fo:country="CA"/>
    </style:style>
    <style:style style:name="T1024" style:parent-style-name="DefaultParagraphFont" style:family="text">
      <style:text-properties fo:language="en" fo:country="CA"/>
    </style:style>
    <style:style style:name="T1025" style:parent-style-name="DefaultParagraphFont" style:family="text">
      <style:text-properties fo:language="en" fo:country="CA"/>
    </style:style>
    <style:style style:name="T1026" style:parent-style-name="DefaultParagraphFont" style:family="text">
      <style:text-properties fo:language="en" fo:country="CA"/>
    </style:style>
    <style:style style:name="T1027" style:parent-style-name="DefaultParagraphFont" style:family="text">
      <style:text-properties fo:language="en" fo:country="CA"/>
    </style:style>
    <style:style style:name="T1028" style:parent-style-name="DefaultParagraphFont" style:family="text">
      <style:text-properties fo:language="en" fo:country="CA"/>
    </style:style>
    <style:style style:name="T1029" style:parent-style-name="DefaultParagraphFont" style:family="text">
      <style:text-properties fo:language="en" fo:country="CA"/>
    </style:style>
    <style:style style:name="T1030" style:parent-style-name="DefaultParagraphFont" style:family="text">
      <style:text-properties fo:language="en" fo:country="CA"/>
    </style:style>
    <style:style style:name="T1031" style:parent-style-name="DefaultParagraphFont" style:family="text">
      <style:text-properties fo:language="en" fo:country="CA"/>
    </style:style>
    <style:style style:name="T1032" style:parent-style-name="DefaultParagraphFont" style:family="text">
      <style:text-properties fo:language="en" fo:country="CA"/>
    </style:style>
    <style:style style:name="T1033" style:parent-style-name="DefaultParagraphFont" style:family="text">
      <style:text-properties fo:language="en" fo:country="CA"/>
    </style:style>
    <style:style style:name="T1034" style:parent-style-name="DefaultParagraphFont" style:family="text">
      <style:text-properties fo:language="en" fo:country="CA"/>
    </style:style>
    <style:style style:name="T1035" style:parent-style-name="DefaultParagraphFont" style:family="text">
      <style:text-properties fo:language="en" fo:country="CA"/>
    </style:style>
    <style:style style:name="T1036" style:parent-style-name="DefaultParagraphFont" style:family="text">
      <style:text-properties fo:language="en" fo:country="CA"/>
    </style:style>
    <style:style style:name="T1037" style:parent-style-name="DefaultParagraphFont" style:family="text">
      <style:text-properties fo:language="en" fo:country="CA"/>
    </style:style>
    <style:style style:name="T1038" style:parent-style-name="DefaultParagraphFont" style:family="text">
      <style:text-properties fo:language="en" fo:country="CA"/>
    </style:style>
    <style:style style:name="T1039" style:parent-style-name="DefaultParagraphFont" style:family="text">
      <style:text-properties fo:language="en" fo:country="CA"/>
    </style:style>
    <style:style style:name="T1040" style:parent-style-name="DefaultParagraphFont" style:family="text">
      <style:text-properties fo:language="en" fo:country="CA"/>
    </style:style>
    <style:style style:name="T1041" style:parent-style-name="DefaultParagraphFont" style:family="text">
      <style:text-properties fo:language="en" fo:country="CA"/>
    </style:style>
    <style:style style:name="T1042" style:parent-style-name="DefaultParagraphFont" style:family="text">
      <style:text-properties fo:language="en" fo:country="CA"/>
    </style:style>
    <style:style style:name="T1043" style:parent-style-name="DefaultParagraphFont" style:family="text">
      <style:text-properties fo:language="en" fo:country="CA"/>
    </style:style>
    <style:style style:name="T1044" style:parent-style-name="DefaultParagraphFont" style:family="text">
      <style:text-properties fo:language="en" fo:country="CA"/>
    </style:style>
    <style:style style:name="T1045" style:parent-style-name="DefaultParagraphFont" style:family="text">
      <style:text-properties fo:language="en" fo:country="CA"/>
    </style:style>
    <style:style style:name="T1046" style:parent-style-name="DefaultParagraphFont" style:family="text">
      <style:text-properties fo:language="en" fo:country="CA"/>
    </style:style>
    <style:style style:name="T1047" style:parent-style-name="DefaultParagraphFont" style:family="text">
      <style:text-properties fo:language="en" fo:country="CA"/>
    </style:style>
    <style:style style:name="T1048" style:parent-style-name="DefaultParagraphFont" style:family="text">
      <style:text-properties fo:language="en" fo:country="CA"/>
    </style:style>
    <style:style style:name="T1049" style:parent-style-name="DefaultParagraphFont" style:family="text">
      <style:text-properties fo:language="en" fo:country="CA"/>
    </style:style>
    <style:style style:name="T1050" style:parent-style-name="DefaultParagraphFont" style:family="text">
      <style:text-properties fo:language="en" fo:country="CA"/>
    </style:style>
    <style:style style:name="T1051" style:parent-style-name="DefaultParagraphFont" style:family="text">
      <style:text-properties fo:language="en" fo:country="CA"/>
    </style:style>
    <style:style style:name="T1052" style:parent-style-name="DefaultParagraphFont" style:family="text">
      <style:text-properties fo:language="en" fo:country="CA"/>
    </style:style>
    <style:style style:name="T1053" style:parent-style-name="DefaultParagraphFont" style:family="text">
      <style:text-properties fo:language="en" fo:country="CA"/>
    </style:style>
    <style:style style:name="T1054" style:parent-style-name="DefaultParagraphFont" style:family="text">
      <style:text-properties fo:language="en" fo:country="CA"/>
    </style:style>
    <style:style style:name="T1055" style:parent-style-name="DefaultParagraphFont" style:family="text">
      <style:text-properties fo:language="en" fo:country="CA"/>
    </style:style>
    <style:style style:name="T1056" style:parent-style-name="DefaultParagraphFont" style:family="text">
      <style:text-properties fo:language="en" fo:country="CA"/>
    </style:style>
    <style:style style:name="T1057" style:parent-style-name="DefaultParagraphFont" style:family="text">
      <style:text-properties fo:language="en" fo:country="CA"/>
    </style:style>
    <style:style style:name="T1058" style:parent-style-name="DefaultParagraphFont" style:family="text">
      <style:text-properties fo:language="en" fo:country="CA"/>
    </style:style>
    <style:style style:name="T1059" style:parent-style-name="DefaultParagraphFont" style:family="text">
      <style:text-properties fo:language="en" fo:country="CA"/>
    </style:style>
    <style:style style:name="T1060" style:parent-style-name="DefaultParagraphFont" style:family="text">
      <style:text-properties fo:language="en" fo:country="CA"/>
    </style:style>
    <style:style style:name="T1061" style:parent-style-name="DefaultParagraphFont" style:family="text">
      <style:text-properties fo:language="en" fo:country="CA"/>
    </style:style>
    <style:style style:name="T1062" style:parent-style-name="DefaultParagraphFont" style:family="text">
      <style:text-properties fo:language="en" fo:country="CA"/>
    </style:style>
    <style:style style:name="T1063" style:parent-style-name="DefaultParagraphFont" style:family="text">
      <style:text-properties fo:language="en" fo:country="CA"/>
    </style:style>
    <style:style style:name="T1064" style:parent-style-name="DefaultParagraphFont" style:family="text">
      <style:text-properties fo:language="en" fo:country="CA"/>
    </style:style>
    <style:style style:name="T1065" style:parent-style-name="DefaultParagraphFont" style:family="text">
      <style:text-properties fo:language="en" fo:country="CA"/>
    </style:style>
    <style:style style:name="T1066" style:parent-style-name="DefaultParagraphFont" style:family="text">
      <style:text-properties fo:language="en" fo:country="CA"/>
    </style:style>
    <style:style style:name="T1067" style:parent-style-name="DefaultParagraphFont" style:family="text">
      <style:text-properties fo:language="en" fo:country="CA"/>
    </style:style>
    <style:style style:name="T1068" style:parent-style-name="DefaultParagraphFont" style:family="text">
      <style:text-properties fo:language="en" fo:country="CA"/>
    </style:style>
    <style:style style:name="T1069" style:parent-style-name="DefaultParagraphFont" style:family="text">
      <style:text-properties fo:language="en" fo:country="CA"/>
    </style:style>
    <style:style style:name="T1070" style:parent-style-name="DefaultParagraphFont" style:family="text">
      <style:text-properties fo:language="en" fo:country="CA"/>
    </style:style>
    <style:style style:name="T1071" style:parent-style-name="DefaultParagraphFont" style:family="text">
      <style:text-properties fo:language="en" fo:country="CA"/>
    </style:style>
    <style:style style:name="T1072" style:parent-style-name="DefaultParagraphFont" style:family="text">
      <style:text-properties fo:language="en" fo:country="CA"/>
    </style:style>
    <style:style style:name="T1073" style:parent-style-name="DefaultParagraphFont" style:family="text">
      <style:text-properties fo:language="en" fo:country="CA"/>
    </style:style>
    <style:style style:name="T1074" style:parent-style-name="DefaultParagraphFont" style:family="text">
      <style:text-properties fo:language="en" fo:country="CA"/>
    </style:style>
    <style:style style:name="T1075" style:parent-style-name="DefaultParagraphFont" style:family="text">
      <style:text-properties fo:language="en" fo:country="CA"/>
    </style:style>
    <style:style style:name="T1076" style:parent-style-name="DefaultParagraphFont" style:family="text">
      <style:text-properties fo:language="en" fo:country="CA"/>
    </style:style>
    <style:style style:name="T1077" style:parent-style-name="DefaultParagraphFont" style:family="text">
      <style:text-properties fo:language="en" fo:country="CA"/>
    </style:style>
    <style:style style:name="T1078" style:parent-style-name="DefaultParagraphFont" style:family="text">
      <style:text-properties fo:language="en" fo:country="CA"/>
    </style:style>
    <style:style style:name="T1079" style:parent-style-name="DefaultParagraphFont" style:family="text">
      <style:text-properties fo:language="en" fo:country="CA"/>
    </style:style>
    <style:style style:name="T1080" style:parent-style-name="DefaultParagraphFont" style:family="text">
      <style:text-properties fo:language="en" fo:country="CA"/>
    </style:style>
    <style:style style:name="T1081" style:parent-style-name="DefaultParagraphFont" style:family="text">
      <style:text-properties fo:language="en" fo:country="CA"/>
    </style:style>
    <style:style style:name="T1082" style:parent-style-name="DefaultParagraphFont" style:family="text">
      <style:text-properties fo:language="en" fo:country="CA"/>
    </style:style>
    <style:style style:name="T1083" style:parent-style-name="DefaultParagraphFont" style:family="text">
      <style:text-properties fo:language="en" fo:country="CA"/>
    </style:style>
    <style:style style:name="T1084" style:parent-style-name="DefaultParagraphFont" style:family="text">
      <style:text-properties fo:language="en" fo:country="CA"/>
    </style:style>
    <style:style style:name="T1085" style:parent-style-name="DefaultParagraphFont" style:family="text">
      <style:text-properties fo:language="en" fo:country="CA"/>
    </style:style>
    <style:style style:name="T1086" style:parent-style-name="DefaultParagraphFont" style:family="text">
      <style:text-properties fo:language="en" fo:country="CA"/>
    </style:style>
    <style:style style:name="T1087" style:parent-style-name="DefaultParagraphFont" style:family="text">
      <style:text-properties fo:language="en" fo:country="CA"/>
    </style:style>
    <style:style style:name="T1088" style:parent-style-name="DefaultParagraphFont" style:family="text">
      <style:text-properties fo:language="en" fo:country="CA"/>
    </style:style>
    <style:style style:name="T1089" style:parent-style-name="DefaultParagraphFont" style:family="text">
      <style:text-properties fo:language="en" fo:country="CA"/>
    </style:style>
    <style:style style:name="T1090" style:parent-style-name="DefaultParagraphFont" style:family="text">
      <style:text-properties fo:language="en" fo:country="CA"/>
    </style:style>
    <style:style style:name="T1091" style:parent-style-name="DefaultParagraphFont" style:family="text">
      <style:text-properties fo:language="en" fo:country="CA"/>
    </style:style>
    <style:style style:name="T1092" style:parent-style-name="DefaultParagraphFont" style:family="text">
      <style:text-properties fo:language="en" fo:country="CA"/>
    </style:style>
    <style:style style:name="T1093" style:parent-style-name="DefaultParagraphFont" style:family="text">
      <style:text-properties fo:language="en" fo:country="CA"/>
    </style:style>
    <style:style style:name="T1094" style:parent-style-name="DefaultParagraphFont" style:family="text">
      <style:text-properties fo:language="en" fo:country="CA"/>
    </style:style>
    <style:style style:name="T1095" style:parent-style-name="DefaultParagraphFont" style:family="text">
      <style:text-properties fo:language="en" fo:country="CA"/>
    </style:style>
    <style:style style:name="T1096" style:parent-style-name="DefaultParagraphFont" style:family="text">
      <style:text-properties fo:language="en" fo:country="CA"/>
    </style:style>
    <style:style style:name="T1097" style:parent-style-name="DefaultParagraphFont" style:family="text">
      <style:text-properties fo:language="en" fo:country="CA"/>
    </style:style>
    <style:style style:name="T1098" style:parent-style-name="DefaultParagraphFont" style:family="text">
      <style:text-properties fo:language="en" fo:country="CA"/>
    </style:style>
    <style:style style:name="T1099" style:parent-style-name="DefaultParagraphFont" style:family="text">
      <style:text-properties fo:language="en" fo:country="CA"/>
    </style:style>
    <style:style style:name="T1100" style:parent-style-name="DefaultParagraphFont" style:family="text">
      <style:text-properties fo:language="en" fo:country="CA"/>
    </style:style>
    <style:style style:name="T1101" style:parent-style-name="DefaultParagraphFont" style:family="text">
      <style:text-properties fo:language="en" fo:country="CA"/>
    </style:style>
    <style:style style:name="T1102" style:parent-style-name="DefaultParagraphFont" style:family="text">
      <style:text-properties fo:language="en" fo:country="CA"/>
    </style:style>
    <style:style style:name="T1103" style:parent-style-name="DefaultParagraphFont" style:family="text">
      <style:text-properties fo:language="en" fo:country="CA"/>
    </style:style>
    <style:style style:name="T1104" style:parent-style-name="DefaultParagraphFont" style:family="text">
      <style:text-properties fo:language="en" fo:country="CA"/>
    </style:style>
    <style:style style:name="T1105" style:parent-style-name="DefaultParagraphFont" style:family="text">
      <style:text-properties fo:language="en" fo:country="CA"/>
    </style:style>
    <style:style style:name="T1106" style:parent-style-name="DefaultParagraphFont" style:family="text">
      <style:text-properties fo:language="en" fo:country="CA"/>
    </style:style>
    <style:style style:name="T1107" style:parent-style-name="DefaultParagraphFont" style:family="text">
      <style:text-properties fo:language="en" fo:country="CA"/>
    </style:style>
    <style:style style:name="T1108" style:parent-style-name="DefaultParagraphFont" style:family="text">
      <style:text-properties fo:language="en" fo:country="CA"/>
    </style:style>
    <style:style style:name="T1109" style:parent-style-name="DefaultParagraphFont" style:family="text">
      <style:text-properties fo:language="en" fo:country="CA"/>
    </style:style>
    <style:style style:name="T1110" style:parent-style-name="DefaultParagraphFont" style:family="text">
      <style:text-properties fo:language="en" fo:country="CA"/>
    </style:style>
    <style:style style:name="T1111" style:parent-style-name="DefaultParagraphFont" style:family="text">
      <style:text-properties fo:language="en" fo:country="CA"/>
    </style:style>
    <style:style style:name="T1112" style:parent-style-name="DefaultParagraphFont" style:family="text">
      <style:text-properties fo:language="en" fo:country="CA"/>
    </style:style>
    <style:style style:name="T1113" style:parent-style-name="DefaultParagraphFont" style:family="text">
      <style:text-properties fo:language="en" fo:country="CA"/>
    </style:style>
    <style:style style:name="T1114" style:parent-style-name="DefaultParagraphFont" style:family="text">
      <style:text-properties fo:language="en" fo:country="CA"/>
    </style:style>
    <style:style style:name="T1115" style:parent-style-name="DefaultParagraphFont" style:family="text">
      <style:text-properties fo:language="en" fo:country="CA"/>
    </style:style>
    <style:style style:name="T1116" style:parent-style-name="DefaultParagraphFont" style:family="text">
      <style:text-properties fo:language="en" fo:country="CA"/>
    </style:style>
    <style:style style:name="T1117" style:parent-style-name="DefaultParagraphFont" style:family="text">
      <style:text-properties fo:language="en" fo:country="CA"/>
    </style:style>
    <style:style style:name="T1118" style:parent-style-name="DefaultParagraphFont" style:family="text">
      <style:text-properties fo:language="en" fo:country="CA"/>
    </style:style>
    <style:style style:name="T1119" style:parent-style-name="DefaultParagraphFont" style:family="text">
      <style:text-properties fo:language="en" fo:country="CA"/>
    </style:style>
    <style:style style:name="T1120" style:parent-style-name="DefaultParagraphFont" style:family="text">
      <style:text-properties fo:language="en" fo:country="CA"/>
    </style:style>
    <style:style style:name="T1121" style:parent-style-name="DefaultParagraphFont" style:family="text">
      <style:text-properties fo:language="en" fo:country="CA"/>
    </style:style>
    <style:style style:name="T1122" style:parent-style-name="DefaultParagraphFont" style:family="text">
      <style:text-properties fo:language="en" fo:country="CA"/>
    </style:style>
    <style:style style:name="T1123" style:parent-style-name="DefaultParagraphFont" style:family="text">
      <style:text-properties fo:language="en" fo:country="CA"/>
    </style:style>
    <style:style style:name="T1124" style:parent-style-name="DefaultParagraphFont" style:family="text">
      <style:text-properties fo:language="en" fo:country="CA"/>
    </style:style>
    <style:style style:name="T1125" style:parent-style-name="DefaultParagraphFont" style:family="text">
      <style:text-properties fo:language="en" fo:country="CA"/>
    </style:style>
    <style:style style:name="T1126" style:parent-style-name="DefaultParagraphFont" style:family="text">
      <style:text-properties fo:language="en" fo:country="CA"/>
    </style:style>
    <style:style style:name="T1127" style:parent-style-name="DefaultParagraphFont" style:family="text">
      <style:text-properties fo:language="en" fo:country="CA"/>
    </style:style>
    <style:style style:name="T1128" style:parent-style-name="DefaultParagraphFont" style:family="text">
      <style:text-properties fo:language="en" fo:country="CA"/>
    </style:style>
    <style:style style:name="T1129" style:parent-style-name="DefaultParagraphFont" style:family="text">
      <style:text-properties fo:language="en" fo:country="CA"/>
    </style:style>
    <style:style style:name="T1130" style:parent-style-name="DefaultParagraphFont" style:family="text">
      <style:text-properties fo:language="en" fo:country="CA"/>
    </style:style>
    <style:style style:name="T1131" style:parent-style-name="DefaultParagraphFont" style:family="text">
      <style:text-properties fo:language="en" fo:country="CA"/>
    </style:style>
    <style:style style:name="T1132" style:parent-style-name="DefaultParagraphFont" style:family="text">
      <style:text-properties fo:language="en" fo:country="CA"/>
    </style:style>
    <style:style style:name="T1133" style:parent-style-name="DefaultParagraphFont" style:family="text">
      <style:text-properties fo:language="en" fo:country="CA"/>
    </style:style>
    <style:style style:name="T1134" style:parent-style-name="DefaultParagraphFont" style:family="text">
      <style:text-properties fo:language="en" fo:country="CA"/>
    </style:style>
    <style:style style:name="T1135" style:parent-style-name="DefaultParagraphFont" style:family="text">
      <style:text-properties fo:language="en" fo:country="CA"/>
    </style:style>
    <style:style style:name="T1136" style:parent-style-name="DefaultParagraphFont" style:family="text">
      <style:text-properties fo:language="en" fo:country="CA"/>
    </style:style>
    <style:style style:name="T1137" style:parent-style-name="DefaultParagraphFont" style:family="text">
      <style:text-properties fo:language="en" fo:country="CA"/>
    </style:style>
    <style:style style:name="T1138" style:parent-style-name="DefaultParagraphFont" style:family="text">
      <style:text-properties fo:language="en" fo:country="CA"/>
    </style:style>
    <style:style style:name="T1139" style:parent-style-name="DefaultParagraphFont" style:family="text">
      <style:text-properties fo:language="en" fo:country="CA"/>
    </style:style>
    <style:style style:name="T1140" style:parent-style-name="DefaultParagraphFont" style:family="text">
      <style:text-properties fo:language="en" fo:country="CA"/>
    </style:style>
    <style:style style:name="T1141" style:parent-style-name="DefaultParagraphFont" style:family="text">
      <style:text-properties fo:language="en" fo:country="CA"/>
    </style:style>
    <style:style style:name="T1142" style:parent-style-name="DefaultParagraphFont" style:family="text">
      <style:text-properties fo:language="en" fo:country="CA"/>
    </style:style>
    <style:style style:name="T1143" style:parent-style-name="DefaultParagraphFont" style:family="text">
      <style:text-properties fo:language="en" fo:country="CA"/>
    </style:style>
    <style:style style:name="T1144" style:parent-style-name="DefaultParagraphFont" style:family="text">
      <style:text-properties fo:language="en" fo:country="CA"/>
    </style:style>
    <style:style style:name="T1145" style:parent-style-name="DefaultParagraphFont" style:family="text">
      <style:text-properties fo:language="en" fo:country="CA"/>
    </style:style>
    <style:style style:name="T1146" style:parent-style-name="DefaultParagraphFont" style:family="text">
      <style:text-properties fo:language="en" fo:country="CA"/>
    </style:style>
    <style:style style:name="T1147" style:parent-style-name="DefaultParagraphFont" style:family="text">
      <style:text-properties fo:language="en" fo:country="CA"/>
    </style:style>
    <style:style style:name="T1148" style:parent-style-name="DefaultParagraphFont" style:family="text">
      <style:text-properties fo:language="en" fo:country="CA"/>
    </style:style>
    <style:style style:name="T1149" style:parent-style-name="DefaultParagraphFont" style:family="text">
      <style:text-properties fo:language="en" fo:country="CA"/>
    </style:style>
    <style:style style:name="T1150" style:parent-style-name="DefaultParagraphFont" style:family="text">
      <style:text-properties fo:language="en" fo:country="CA"/>
    </style:style>
    <style:style style:name="T1151" style:parent-style-name="DefaultParagraphFont" style:family="text">
      <style:text-properties fo:language="en" fo:country="CA"/>
    </style:style>
    <style:style style:name="T1152" style:parent-style-name="DefaultParagraphFont" style:family="text">
      <style:text-properties fo:language="en" fo:country="CA"/>
    </style:style>
    <style:style style:name="T1153" style:parent-style-name="DefaultParagraphFont" style:family="text">
      <style:text-properties fo:language="en" fo:country="CA"/>
    </style:style>
    <style:style style:name="T1154" style:parent-style-name="DefaultParagraphFont" style:family="text">
      <style:text-properties fo:language="en" fo:country="CA"/>
    </style:style>
    <style:style style:name="T1155" style:parent-style-name="DefaultParagraphFont" style:family="text">
      <style:text-properties fo:language="en" fo:country="CA"/>
    </style:style>
    <style:style style:name="T1156" style:parent-style-name="DefaultParagraphFont" style:family="text">
      <style:text-properties fo:language="en" fo:country="CA"/>
    </style:style>
    <style:style style:name="T1157" style:parent-style-name="DefaultParagraphFont" style:family="text">
      <style:text-properties fo:language="en" fo:country="CA"/>
    </style:style>
    <style:style style:name="T1158" style:parent-style-name="DefaultParagraphFont" style:family="text">
      <style:text-properties fo:language="en" fo:country="CA"/>
    </style:style>
    <style:style style:name="T1159" style:parent-style-name="DefaultParagraphFont" style:family="text">
      <style:text-properties fo:language="en" fo:country="CA"/>
    </style:style>
    <style:style style:name="T1160" style:parent-style-name="DefaultParagraphFont" style:family="text">
      <style:text-properties fo:language="en" fo:country="CA"/>
    </style:style>
    <style:style style:name="T1161" style:parent-style-name="DefaultParagraphFont" style:family="text">
      <style:text-properties fo:language="en" fo:country="CA"/>
    </style:style>
    <style:style style:name="T1162" style:parent-style-name="DefaultParagraphFont" style:family="text">
      <style:text-properties fo:language="en" fo:country="CA"/>
    </style:style>
    <style:style style:name="T1163" style:parent-style-name="DefaultParagraphFont" style:family="text">
      <style:text-properties fo:language="en" fo:country="CA"/>
    </style:style>
    <style:style style:name="T1164" style:parent-style-name="DefaultParagraphFont" style:family="text">
      <style:text-properties fo:language="en" fo:country="CA"/>
    </style:style>
    <style:style style:name="T1165" style:parent-style-name="DefaultParagraphFont" style:family="text">
      <style:text-properties fo:language="en" fo:country="CA"/>
    </style:style>
    <style:style style:name="T1166" style:parent-style-name="DefaultParagraphFont" style:family="text">
      <style:text-properties fo:language="en" fo:country="CA"/>
    </style:style>
    <style:style style:name="T1167" style:parent-style-name="DefaultParagraphFont" style:family="text">
      <style:text-properties fo:language="en" fo:country="CA"/>
    </style:style>
    <style:style style:name="T1168" style:parent-style-name="DefaultParagraphFont" style:family="text">
      <style:text-properties fo:language="en" fo:country="CA"/>
    </style:style>
    <style:style style:name="T1169" style:parent-style-name="DefaultParagraphFont" style:family="text">
      <style:text-properties fo:language="en" fo:country="CA"/>
    </style:style>
    <style:style style:name="T1170" style:parent-style-name="DefaultParagraphFont" style:family="text">
      <style:text-properties fo:language="en" fo:country="CA"/>
    </style:style>
    <style:style style:name="T1171" style:parent-style-name="DefaultParagraphFont" style:family="text">
      <style:text-properties fo:language="en" fo:country="CA"/>
    </style:style>
    <style:style style:name="T1172" style:parent-style-name="DefaultParagraphFont" style:family="text">
      <style:text-properties fo:language="en" fo:country="CA"/>
    </style:style>
    <style:style style:name="T1173" style:parent-style-name="DefaultParagraphFont" style:family="text">
      <style:text-properties fo:language="en" fo:country="CA"/>
    </style:style>
    <style:style style:name="T1174" style:parent-style-name="DefaultParagraphFont" style:family="text">
      <style:text-properties fo:language="en" fo:country="CA"/>
    </style:style>
    <style:style style:name="T1175" style:parent-style-name="DefaultParagraphFont" style:family="text">
      <style:text-properties fo:language="en" fo:country="CA"/>
    </style:style>
    <style:style style:name="T1176" style:parent-style-name="DefaultParagraphFont" style:family="text">
      <style:text-properties fo:language="en" fo:country="CA"/>
    </style:style>
    <style:style style:name="T1177" style:parent-style-name="DefaultParagraphFont" style:family="text">
      <style:text-properties fo:language="en" fo:country="CA"/>
    </style:style>
    <style:style style:name="T1178" style:parent-style-name="DefaultParagraphFont" style:family="text">
      <style:text-properties fo:language="en" fo:country="CA"/>
    </style:style>
    <style:style style:name="T1179" style:parent-style-name="DefaultParagraphFont" style:family="text">
      <style:text-properties fo:language="en" fo:country="CA"/>
    </style:style>
    <style:style style:name="T1180" style:parent-style-name="DefaultParagraphFont" style:family="text">
      <style:text-properties fo:language="en" fo:country="CA"/>
    </style:style>
    <style:style style:name="T1181" style:parent-style-name="DefaultParagraphFont" style:family="text">
      <style:text-properties fo:language="en" fo:country="CA"/>
    </style:style>
    <style:style style:name="T1182" style:parent-style-name="DefaultParagraphFont" style:family="text">
      <style:text-properties fo:language="en" fo:country="CA"/>
    </style:style>
    <style:style style:name="T1183" style:parent-style-name="DefaultParagraphFont" style:family="text">
      <style:text-properties fo:language="en" fo:country="CA"/>
    </style:style>
    <style:style style:name="T1184" style:parent-style-name="DefaultParagraphFont" style:family="text">
      <style:text-properties fo:language="en" fo:country="CA"/>
    </style:style>
    <style:style style:name="T1185" style:parent-style-name="DefaultParagraphFont" style:family="text">
      <style:text-properties fo:language="en" fo:country="CA"/>
    </style:style>
    <style:style style:name="T1186" style:parent-style-name="DefaultParagraphFont" style:family="text">
      <style:text-properties fo:language="en" fo:country="CA"/>
    </style:style>
    <style:style style:name="T1187" style:parent-style-name="DefaultParagraphFont" style:family="text">
      <style:text-properties fo:language="en" fo:country="CA"/>
    </style:style>
    <style:style style:name="T1188" style:parent-style-name="DefaultParagraphFont" style:family="text">
      <style:text-properties fo:language="en" fo:country="CA"/>
    </style:style>
    <style:style style:name="T1189" style:parent-style-name="DefaultParagraphFont" style:family="text">
      <style:text-properties fo:language="en" fo:country="CA"/>
    </style:style>
    <style:style style:name="T1190" style:parent-style-name="DefaultParagraphFont" style:family="text">
      <style:text-properties fo:language="en" fo:country="CA"/>
    </style:style>
    <style:style style:name="T1191" style:parent-style-name="DefaultParagraphFont" style:family="text">
      <style:text-properties fo:language="en" fo:country="CA"/>
    </style:style>
    <style:style style:name="T1192" style:parent-style-name="DefaultParagraphFont" style:family="text">
      <style:text-properties fo:language="en" fo:country="CA"/>
    </style:style>
    <style:style style:name="T1193" style:parent-style-name="DefaultParagraphFont" style:family="text">
      <style:text-properties fo:language="en" fo:country="CA"/>
    </style:style>
    <style:style style:name="T1194" style:parent-style-name="DefaultParagraphFont" style:family="text">
      <style:text-properties fo:language="en" fo:country="CA"/>
    </style:style>
    <style:style style:name="T1195" style:parent-style-name="DefaultParagraphFont" style:family="text">
      <style:text-properties fo:language="en" fo:country="CA"/>
    </style:style>
    <style:style style:name="T1196" style:parent-style-name="DefaultParagraphFont" style:family="text">
      <style:text-properties fo:language="en" fo:country="CA"/>
    </style:style>
    <style:style style:name="T1197" style:parent-style-name="DefaultParagraphFont" style:family="text">
      <style:text-properties fo:language="en" fo:country="CA"/>
    </style:style>
    <style:style style:name="T1198" style:parent-style-name="DefaultParagraphFont" style:family="text">
      <style:text-properties fo:language="en" fo:country="CA"/>
    </style:style>
    <style:style style:name="T1199" style:parent-style-name="DefaultParagraphFont" style:family="text">
      <style:text-properties fo:language="en" fo:country="CA"/>
    </style:style>
    <style:style style:name="T1200" style:parent-style-name="DefaultParagraphFont" style:family="text">
      <style:text-properties fo:language="en" fo:country="CA"/>
    </style:style>
    <style:style style:name="T1201" style:parent-style-name="DefaultParagraphFont" style:family="text">
      <style:text-properties fo:language="en" fo:country="CA"/>
    </style:style>
    <style:style style:name="T1202" style:parent-style-name="DefaultParagraphFont" style:family="text">
      <style:text-properties fo:language="en" fo:country="CA"/>
    </style:style>
    <style:style style:name="T1203" style:parent-style-name="DefaultParagraphFont" style:family="text">
      <style:text-properties fo:language="en" fo:country="CA"/>
    </style:style>
    <style:style style:name="T1204" style:parent-style-name="DefaultParagraphFont" style:family="text">
      <style:text-properties fo:language="en" fo:country="CA"/>
    </style:style>
    <style:style style:name="T1205" style:parent-style-name="DefaultParagraphFont" style:family="text">
      <style:text-properties fo:language="en" fo:country="CA"/>
    </style:style>
    <style:style style:name="T1206" style:parent-style-name="DefaultParagraphFont" style:family="text">
      <style:text-properties fo:language="en" fo:country="CA"/>
    </style:style>
    <style:style style:name="T1207" style:parent-style-name="DefaultParagraphFont" style:family="text">
      <style:text-properties fo:language="en" fo:country="CA"/>
    </style:style>
    <style:style style:name="T1208" style:parent-style-name="DefaultParagraphFont" style:family="text">
      <style:text-properties fo:language="en" fo:country="CA"/>
    </style:style>
    <style:style style:name="T1209" style:parent-style-name="DefaultParagraphFont" style:family="text">
      <style:text-properties fo:language="en" fo:country="CA"/>
    </style:style>
    <style:style style:name="T1210" style:parent-style-name="DefaultParagraphFont" style:family="text">
      <style:text-properties fo:language="en" fo:country="CA"/>
    </style:style>
    <style:style style:name="T1211" style:parent-style-name="DefaultParagraphFont" style:family="text">
      <style:text-properties fo:language="en" fo:country="CA"/>
    </style:style>
    <style:style style:name="T1212" style:parent-style-name="DefaultParagraphFont" style:family="text">
      <style:text-properties fo:language="en" fo:country="CA"/>
    </style:style>
    <style:style style:name="T1213" style:parent-style-name="DefaultParagraphFont" style:family="text">
      <style:text-properties fo:language="en" fo:country="CA"/>
    </style:style>
    <style:style style:name="T1214" style:parent-style-name="DefaultParagraphFont" style:family="text">
      <style:text-properties fo:language="en" fo:country="CA"/>
    </style:style>
    <style:style style:name="T1215" style:parent-style-name="DefaultParagraphFont" style:family="text">
      <style:text-properties fo:language="en" fo:country="CA"/>
    </style:style>
    <style:style style:name="T1216" style:parent-style-name="DefaultParagraphFont" style:family="text">
      <style:text-properties fo:language="en" fo:country="CA"/>
    </style:style>
    <style:style style:name="T1217" style:parent-style-name="DefaultParagraphFont" style:family="text">
      <style:text-properties fo:language="en" fo:country="CA"/>
    </style:style>
    <style:style style:name="T1218" style:parent-style-name="DefaultParagraphFont" style:family="text">
      <style:text-properties fo:language="en" fo:country="CA"/>
    </style:style>
    <style:style style:name="T1219" style:parent-style-name="DefaultParagraphFont" style:family="text">
      <style:text-properties fo:language="en" fo:country="CA"/>
    </style:style>
    <style:style style:name="T1220" style:parent-style-name="DefaultParagraphFont" style:family="text">
      <style:text-properties fo:language="en" fo:country="CA"/>
    </style:style>
    <style:style style:name="T1221" style:parent-style-name="DefaultParagraphFont" style:family="text">
      <style:text-properties fo:language="en" fo:country="CA"/>
    </style:style>
    <style:style style:name="T1222" style:parent-style-name="DefaultParagraphFont" style:family="text">
      <style:text-properties fo:language="en" fo:country="CA"/>
    </style:style>
    <style:style style:name="T1223" style:parent-style-name="DefaultParagraphFont" style:family="text">
      <style:text-properties fo:language="en" fo:country="CA"/>
    </style:style>
    <style:style style:name="T1224" style:parent-style-name="DefaultParagraphFont" style:family="text">
      <style:text-properties fo:language="en" fo:country="CA"/>
    </style:style>
    <style:style style:name="T1225" style:parent-style-name="DefaultParagraphFont" style:family="text">
      <style:text-properties fo:language="en" fo:country="CA"/>
    </style:style>
    <style:style style:name="T1226" style:parent-style-name="DefaultParagraphFont" style:family="text">
      <style:text-properties fo:language="en" fo:country="CA"/>
    </style:style>
    <style:style style:name="T1227" style:parent-style-name="DefaultParagraphFont" style:family="text">
      <style:text-properties fo:language="en" fo:country="CA"/>
    </style:style>
    <style:style style:name="T1228" style:parent-style-name="DefaultParagraphFont" style:family="text">
      <style:text-properties fo:language="en" fo:country="CA"/>
    </style:style>
    <style:style style:name="T1229" style:parent-style-name="DefaultParagraphFont" style:family="text">
      <style:text-properties fo:language="en" fo:country="CA"/>
    </style:style>
    <style:style style:name="T1230" style:parent-style-name="DefaultParagraphFont" style:family="text">
      <style:text-properties fo:language="en" fo:country="CA"/>
    </style:style>
    <style:style style:name="T1231" style:parent-style-name="DefaultParagraphFont" style:family="text">
      <style:text-properties fo:language="en" fo:country="CA"/>
    </style:style>
    <style:style style:name="T1232" style:parent-style-name="DefaultParagraphFont" style:family="text">
      <style:text-properties fo:language="en" fo:country="CA"/>
    </style:style>
    <style:style style:name="T1233" style:parent-style-name="DefaultParagraphFont" style:family="text">
      <style:text-properties fo:language="en" fo:country="CA"/>
    </style:style>
    <style:style style:name="T1234" style:parent-style-name="DefaultParagraphFont" style:family="text">
      <style:text-properties fo:language="en" fo:country="CA"/>
    </style:style>
    <style:style style:name="T1235" style:parent-style-name="DefaultParagraphFont" style:family="text">
      <style:text-properties fo:language="en" fo:country="CA"/>
    </style:style>
    <style:style style:name="T1236" style:parent-style-name="DefaultParagraphFont" style:family="text">
      <style:text-properties fo:language="en" fo:country="CA"/>
    </style:style>
    <style:style style:name="T1237" style:parent-style-name="DefaultParagraphFont" style:family="text">
      <style:text-properties fo:language="en" fo:country="CA"/>
    </style:style>
    <style:style style:name="T1238" style:parent-style-name="DefaultParagraphFont" style:family="text">
      <style:text-properties fo:language="en" fo:country="CA"/>
    </style:style>
    <style:style style:name="T1239" style:parent-style-name="DefaultParagraphFont" style:family="text">
      <style:text-properties fo:language="en" fo:country="CA"/>
    </style:style>
    <style:style style:name="T1240" style:parent-style-name="DefaultParagraphFont" style:family="text">
      <style:text-properties fo:language="en" fo:country="CA"/>
    </style:style>
    <style:style style:name="T1241" style:parent-style-name="DefaultParagraphFont" style:family="text">
      <style:text-properties fo:language="en" fo:country="CA"/>
    </style:style>
    <style:style style:name="T1242" style:parent-style-name="DefaultParagraphFont" style:family="text">
      <style:text-properties fo:language="en" fo:country="CA"/>
    </style:style>
    <style:style style:name="T1243" style:parent-style-name="DefaultParagraphFont" style:family="text">
      <style:text-properties fo:language="en" fo:country="CA"/>
    </style:style>
    <style:style style:name="T1244" style:parent-style-name="DefaultParagraphFont" style:family="text">
      <style:text-properties fo:language="en" fo:country="CA"/>
    </style:style>
    <style:style style:name="T1245" style:parent-style-name="DefaultParagraphFont" style:family="text">
      <style:text-properties fo:language="en" fo:country="CA"/>
    </style:style>
    <style:style style:name="T1246" style:parent-style-name="DefaultParagraphFont" style:family="text">
      <style:text-properties fo:language="en" fo:country="CA"/>
    </style:style>
    <style:style style:name="T1247" style:parent-style-name="DefaultParagraphFont" style:family="text">
      <style:text-properties fo:language="en" fo:country="CA"/>
    </style:style>
    <style:style style:name="T1248" style:parent-style-name="DefaultParagraphFont" style:family="text">
      <style:text-properties fo:language="en" fo:country="CA"/>
    </style:style>
    <style:style style:name="T1249" style:parent-style-name="DefaultParagraphFont" style:family="text">
      <style:text-properties fo:language="en" fo:country="CA"/>
    </style:style>
    <style:style style:name="T1250" style:parent-style-name="DefaultParagraphFont" style:family="text">
      <style:text-properties fo:language="en" fo:country="CA"/>
    </style:style>
    <style:style style:name="T1251" style:parent-style-name="DefaultParagraphFont" style:family="text">
      <style:text-properties fo:language="en" fo:country="CA"/>
    </style:style>
    <style:style style:name="T1252" style:parent-style-name="DefaultParagraphFont" style:family="text">
      <style:text-properties fo:language="en" fo:country="CA"/>
    </style:style>
    <style:style style:name="T1253" style:parent-style-name="DefaultParagraphFont" style:family="text">
      <style:text-properties fo:language="en" fo:country="CA"/>
    </style:style>
    <style:style style:name="T1254" style:parent-style-name="DefaultParagraphFont" style:family="text">
      <style:text-properties fo:language="en" fo:country="CA"/>
    </style:style>
    <style:style style:name="T1255" style:parent-style-name="DefaultParagraphFont" style:family="text">
      <style:text-properties fo:language="en" fo:country="CA"/>
    </style:style>
    <style:style style:name="T1256" style:parent-style-name="DefaultParagraphFont" style:family="text">
      <style:text-properties fo:language="en" fo:country="CA"/>
    </style:style>
    <style:style style:name="T1257" style:parent-style-name="DefaultParagraphFont" style:family="text">
      <style:text-properties fo:language="en" fo:country="CA"/>
    </style:style>
    <style:style style:name="T1258" style:parent-style-name="DefaultParagraphFont" style:family="text">
      <style:text-properties fo:language="en" fo:country="CA"/>
    </style:style>
    <style:style style:name="T1259" style:parent-style-name="DefaultParagraphFont" style:family="text">
      <style:text-properties fo:language="en" fo:country="CA"/>
    </style:style>
    <style:style style:name="T1260" style:parent-style-name="DefaultParagraphFont" style:family="text">
      <style:text-properties fo:language="en" fo:country="CA"/>
    </style:style>
    <style:style style:name="T1261" style:parent-style-name="DefaultParagraphFont" style:family="text">
      <style:text-properties fo:language="en" fo:country="CA"/>
    </style:style>
    <style:style style:name="T1262" style:parent-style-name="DefaultParagraphFont" style:family="text">
      <style:text-properties fo:language="en" fo:country="CA"/>
    </style:style>
    <style:style style:name="T1263" style:parent-style-name="DefaultParagraphFont" style:family="text">
      <style:text-properties fo:language="en" fo:country="CA"/>
    </style:style>
    <style:style style:name="T1264" style:parent-style-name="DefaultParagraphFont" style:family="text">
      <style:text-properties fo:language="en" fo:country="CA"/>
    </style:style>
    <style:style style:name="T1265" style:parent-style-name="DefaultParagraphFont" style:family="text">
      <style:text-properties fo:language="en" fo:country="CA"/>
    </style:style>
    <style:style style:name="T1266" style:parent-style-name="DefaultParagraphFont" style:family="text">
      <style:text-properties fo:language="en" fo:country="CA"/>
    </style:style>
    <style:style style:name="T1267" style:parent-style-name="DefaultParagraphFont" style:family="text">
      <style:text-properties fo:language="en" fo:country="CA"/>
    </style:style>
    <style:style style:name="T1268" style:parent-style-name="DefaultParagraphFont" style:family="text">
      <style:text-properties fo:language="en" fo:country="CA"/>
    </style:style>
    <style:style style:name="T1269" style:parent-style-name="DefaultParagraphFont" style:family="text">
      <style:text-properties fo:language="en" fo:country="CA"/>
    </style:style>
    <style:style style:name="T1270" style:parent-style-name="DefaultParagraphFont" style:family="text">
      <style:text-properties fo:language="en" fo:country="CA"/>
    </style:style>
    <style:style style:name="T1271" style:parent-style-name="DefaultParagraphFont" style:family="text">
      <style:text-properties fo:language="en" fo:country="CA"/>
    </style:style>
    <style:style style:name="T1272" style:parent-style-name="DefaultParagraphFont" style:family="text">
      <style:text-properties fo:language="en" fo:country="CA"/>
    </style:style>
    <style:style style:name="T1273" style:parent-style-name="DefaultParagraphFont" style:family="text">
      <style:text-properties fo:language="en" fo:country="CA"/>
    </style:style>
    <style:style style:name="T1274" style:parent-style-name="DefaultParagraphFont" style:family="text">
      <style:text-properties fo:language="en" fo:country="CA"/>
    </style:style>
    <style:style style:name="T1275" style:parent-style-name="DefaultParagraphFont" style:family="text">
      <style:text-properties fo:language="en" fo:country="CA"/>
    </style:style>
    <style:style style:name="T1276" style:parent-style-name="DefaultParagraphFont" style:family="text">
      <style:text-properties fo:language="en" fo:country="CA"/>
    </style:style>
    <style:style style:name="T1277" style:parent-style-name="DefaultParagraphFont" style:family="text">
      <style:text-properties fo:language="en" fo:country="CA"/>
    </style:style>
    <style:style style:name="T1278" style:parent-style-name="DefaultParagraphFont" style:family="text">
      <style:text-properties fo:language="en" fo:country="CA"/>
    </style:style>
    <style:style style:name="T1279" style:parent-style-name="DefaultParagraphFont" style:family="text">
      <style:text-properties fo:language="en" fo:country="CA"/>
    </style:style>
    <style:style style:name="T1280" style:parent-style-name="DefaultParagraphFont" style:family="text">
      <style:text-properties fo:language="en" fo:country="CA"/>
    </style:style>
    <style:style style:name="T1281" style:parent-style-name="DefaultParagraphFont" style:family="text">
      <style:text-properties fo:language="en" fo:country="CA"/>
    </style:style>
    <style:style style:name="T1282" style:parent-style-name="DefaultParagraphFont" style:family="text">
      <style:text-properties fo:language="en" fo:country="CA"/>
    </style:style>
    <style:style style:name="T1283" style:parent-style-name="DefaultParagraphFont" style:family="text">
      <style:text-properties fo:language="en" fo:country="CA"/>
    </style:style>
    <style:style style:name="T1284" style:parent-style-name="DefaultParagraphFont" style:family="text">
      <style:text-properties fo:language="en" fo:country="CA"/>
    </style:style>
    <style:style style:name="T1285" style:parent-style-name="DefaultParagraphFont" style:family="text">
      <style:text-properties fo:language="en" fo:country="CA"/>
    </style:style>
    <style:style style:name="T1286" style:parent-style-name="DefaultParagraphFont" style:family="text">
      <style:text-properties fo:language="en" fo:country="CA"/>
    </style:style>
    <style:style style:name="T1287" style:parent-style-name="DefaultParagraphFont" style:family="text">
      <style:text-properties fo:language="en" fo:country="CA"/>
    </style:style>
    <style:style style:name="T1288" style:parent-style-name="DefaultParagraphFont" style:family="text">
      <style:text-properties fo:language="en" fo:country="CA"/>
    </style:style>
    <style:style style:name="T1289" style:parent-style-name="DefaultParagraphFont" style:family="text">
      <style:text-properties fo:language="en" fo:country="CA"/>
    </style:style>
    <style:style style:name="T1290" style:parent-style-name="DefaultParagraphFont" style:family="text">
      <style:text-properties fo:language="en" fo:country="CA"/>
    </style:style>
    <style:style style:name="T1291" style:parent-style-name="DefaultParagraphFont" style:family="text">
      <style:text-properties fo:language="en" fo:country="CA"/>
    </style:style>
    <style:style style:name="T1292" style:parent-style-name="DefaultParagraphFont" style:family="text">
      <style:text-properties fo:language="en" fo:country="CA"/>
    </style:style>
    <style:style style:name="T1293" style:parent-style-name="DefaultParagraphFont" style:family="text">
      <style:text-properties fo:language="en" fo:country="CA"/>
    </style:style>
    <style:style style:name="T1294" style:parent-style-name="DefaultParagraphFont" style:family="text">
      <style:text-properties fo:language="en" fo:country="CA"/>
    </style:style>
    <style:style style:name="T1295" style:parent-style-name="DefaultParagraphFont" style:family="text">
      <style:text-properties fo:language="en" fo:country="CA"/>
    </style:style>
    <style:style style:name="T1296" style:parent-style-name="DefaultParagraphFont" style:family="text">
      <style:text-properties fo:language="en" fo:country="CA"/>
    </style:style>
    <style:style style:name="T1297" style:parent-style-name="DefaultParagraphFont" style:family="text">
      <style:text-properties fo:language="en" fo:country="CA"/>
    </style:style>
    <style:style style:name="T1298" style:parent-style-name="DefaultParagraphFont" style:family="text">
      <style:text-properties fo:language="en" fo:country="CA"/>
    </style:style>
    <style:style style:name="T1299" style:parent-style-name="DefaultParagraphFont" style:family="text">
      <style:text-properties fo:language="en" fo:country="CA"/>
    </style:style>
    <style:style style:name="T1300" style:parent-style-name="DefaultParagraphFont" style:family="text">
      <style:text-properties fo:language="en" fo:country="CA"/>
    </style:style>
    <style:style style:name="T1301" style:parent-style-name="DefaultParagraphFont" style:family="text">
      <style:text-properties fo:language="en" fo:country="CA"/>
    </style:style>
    <style:style style:name="T1302" style:parent-style-name="DefaultParagraphFont" style:family="text">
      <style:text-properties fo:language="en" fo:country="CA"/>
    </style:style>
    <style:style style:name="T1303" style:parent-style-name="DefaultParagraphFont" style:family="text">
      <style:text-properties fo:language="en" fo:country="CA"/>
    </style:style>
    <style:style style:name="T1304" style:parent-style-name="DefaultParagraphFont" style:family="text">
      <style:text-properties fo:language="en" fo:country="CA"/>
    </style:style>
    <style:style style:name="T1305" style:parent-style-name="DefaultParagraphFont" style:family="text">
      <style:text-properties fo:language="en" fo:country="CA"/>
    </style:style>
    <style:style style:name="T1306" style:parent-style-name="DefaultParagraphFont" style:family="text">
      <style:text-properties fo:language="en" fo:country="CA"/>
    </style:style>
    <style:style style:name="T1307" style:parent-style-name="DefaultParagraphFont" style:family="text">
      <style:text-properties fo:language="en" fo:country="CA"/>
    </style:style>
    <style:style style:name="T1308" style:parent-style-name="DefaultParagraphFont" style:family="text">
      <style:text-properties fo:language="en" fo:country="CA"/>
    </style:style>
    <style:style style:name="T1309" style:parent-style-name="DefaultParagraphFont" style:family="text">
      <style:text-properties fo:language="en" fo:country="CA"/>
    </style:style>
    <style:style style:name="T1310" style:parent-style-name="DefaultParagraphFont" style:family="text">
      <style:text-properties fo:language="en" fo:country="CA"/>
    </style:style>
    <style:style style:name="T1311" style:parent-style-name="DefaultParagraphFont" style:family="text">
      <style:text-properties fo:language="en" fo:country="CA"/>
    </style:style>
    <style:style style:name="T1312" style:parent-style-name="DefaultParagraphFont" style:family="text">
      <style:text-properties fo:language="en" fo:country="CA"/>
    </style:style>
    <style:style style:name="T1313" style:parent-style-name="DefaultParagraphFont" style:family="text">
      <style:text-properties fo:language="en" fo:country="CA"/>
    </style:style>
    <style:style style:name="T1314" style:parent-style-name="DefaultParagraphFont" style:family="text">
      <style:text-properties fo:language="en" fo:country="CA"/>
    </style:style>
    <style:style style:name="T1315" style:parent-style-name="DefaultParagraphFont" style:family="text">
      <style:text-properties fo:language="en" fo:country="CA"/>
    </style:style>
    <style:style style:name="T1316" style:parent-style-name="DefaultParagraphFont" style:family="text">
      <style:text-properties fo:language="en" fo:country="CA"/>
    </style:style>
    <style:style style:name="T1317" style:parent-style-name="DefaultParagraphFont" style:family="text">
      <style:text-properties fo:language="en" fo:country="CA"/>
    </style:style>
    <style:style style:name="T1318" style:parent-style-name="DefaultParagraphFont" style:family="text">
      <style:text-properties fo:language="en" fo:country="CA"/>
    </style:style>
    <style:style style:name="T1319" style:parent-style-name="DefaultParagraphFont" style:family="text">
      <style:text-properties fo:language="en" fo:country="CA"/>
    </style:style>
    <style:style style:name="T1320" style:parent-style-name="DefaultParagraphFont" style:family="text">
      <style:text-properties fo:language="en" fo:country="CA"/>
    </style:style>
    <style:style style:name="T1321" style:parent-style-name="DefaultParagraphFont" style:family="text">
      <style:text-properties fo:language="en" fo:country="CA"/>
    </style:style>
    <style:style style:name="T1322" style:parent-style-name="DefaultParagraphFont" style:family="text">
      <style:text-properties fo:language="en" fo:country="CA"/>
    </style:style>
    <style:style style:name="T1323" style:parent-style-name="DefaultParagraphFont" style:family="text">
      <style:text-properties fo:language="en" fo:country="CA"/>
    </style:style>
    <style:style style:name="T1324" style:parent-style-name="DefaultParagraphFont" style:family="text">
      <style:text-properties fo:language="en" fo:country="CA"/>
    </style:style>
    <style:style style:name="T1325" style:parent-style-name="DefaultParagraphFont" style:family="text">
      <style:text-properties fo:language="en" fo:country="CA"/>
    </style:style>
    <style:style style:name="T1326" style:parent-style-name="DefaultParagraphFont" style:family="text">
      <style:text-properties fo:language="en" fo:country="CA"/>
    </style:style>
    <style:style style:name="T1327" style:parent-style-name="DefaultParagraphFont" style:family="text">
      <style:text-properties fo:language="en" fo:country="CA"/>
    </style:style>
    <style:style style:name="T1328" style:parent-style-name="DefaultParagraphFont" style:family="text">
      <style:text-properties fo:language="en" fo:country="CA"/>
    </style:style>
    <style:style style:name="T1329" style:parent-style-name="DefaultParagraphFont" style:family="text">
      <style:text-properties fo:language="en" fo:country="CA"/>
    </style:style>
    <style:style style:name="T1330" style:parent-style-name="DefaultParagraphFont" style:family="text">
      <style:text-properties fo:language="en" fo:country="CA"/>
    </style:style>
    <style:style style:name="T1331" style:parent-style-name="DefaultParagraphFont" style:family="text">
      <style:text-properties fo:language="en" fo:country="CA"/>
    </style:style>
    <style:style style:name="T1332" style:parent-style-name="DefaultParagraphFont" style:family="text">
      <style:text-properties fo:language="en" fo:country="CA"/>
    </style:style>
    <style:style style:name="T1333" style:parent-style-name="DefaultParagraphFont" style:family="text">
      <style:text-properties fo:language="en" fo:country="CA"/>
    </style:style>
    <style:style style:name="T1334" style:parent-style-name="DefaultParagraphFont" style:family="text">
      <style:text-properties fo:language="en" fo:country="CA"/>
    </style:style>
    <style:style style:name="T1335" style:parent-style-name="DefaultParagraphFont" style:family="text">
      <style:text-properties fo:language="en" fo:country="CA"/>
    </style:style>
    <style:style style:name="T1336" style:parent-style-name="DefaultParagraphFont" style:family="text">
      <style:text-properties fo:language="en" fo:country="CA"/>
    </style:style>
    <style:style style:name="T1337" style:parent-style-name="DefaultParagraphFont" style:family="text">
      <style:text-properties fo:language="en" fo:country="CA"/>
    </style:style>
    <style:style style:name="T1338" style:parent-style-name="DefaultParagraphFont" style:family="text">
      <style:text-properties fo:language="en" fo:country="CA"/>
    </style:style>
    <style:style style:name="T1339" style:parent-style-name="DefaultParagraphFont" style:family="text">
      <style:text-properties fo:language="en" fo:country="CA"/>
    </style:style>
    <style:style style:name="T1340" style:parent-style-name="DefaultParagraphFont" style:family="text">
      <style:text-properties fo:language="en" fo:country="CA"/>
    </style:style>
    <style:style style:name="T1341" style:parent-style-name="DefaultParagraphFont" style:family="text">
      <style:text-properties fo:language="en" fo:country="CA"/>
    </style:style>
    <style:style style:name="T1342" style:parent-style-name="DefaultParagraphFont" style:family="text">
      <style:text-properties fo:language="en" fo:country="CA"/>
    </style:style>
    <style:style style:name="T1343" style:parent-style-name="DefaultParagraphFont" style:family="text">
      <style:text-properties fo:language="en" fo:country="CA"/>
    </style:style>
    <style:style style:name="T1344" style:parent-style-name="DefaultParagraphFont" style:family="text">
      <style:text-properties fo:language="en" fo:country="CA"/>
    </style:style>
    <style:style style:name="T1345" style:parent-style-name="DefaultParagraphFont" style:family="text">
      <style:text-properties fo:language="en" fo:country="CA"/>
    </style:style>
    <style:style style:name="T1346" style:parent-style-name="DefaultParagraphFont" style:family="text">
      <style:text-properties fo:language="en" fo:country="CA"/>
    </style:style>
    <style:style style:name="T1347" style:parent-style-name="DefaultParagraphFont" style:family="text">
      <style:text-properties fo:language="en" fo:country="CA"/>
    </style:style>
    <style:style style:name="T1348" style:parent-style-name="DefaultParagraphFont" style:family="text">
      <style:text-properties fo:language="en" fo:country="CA"/>
    </style:style>
    <style:style style:name="T1349" style:parent-style-name="DefaultParagraphFont" style:family="text">
      <style:text-properties fo:language="en" fo:country="CA"/>
    </style:style>
    <style:style style:name="T1350" style:parent-style-name="DefaultParagraphFont" style:family="text">
      <style:text-properties fo:language="en" fo:country="CA"/>
    </style:style>
    <style:style style:name="T1351" style:parent-style-name="DefaultParagraphFont" style:family="text">
      <style:text-properties fo:language="en" fo:country="CA"/>
    </style:style>
    <style:style style:name="T1352" style:parent-style-name="DefaultParagraphFont" style:family="text">
      <style:text-properties fo:language="en" fo:country="CA"/>
    </style:style>
    <style:style style:name="T1353" style:parent-style-name="DefaultParagraphFont" style:family="text">
      <style:text-properties fo:language="en" fo:country="CA"/>
    </style:style>
    <style:style style:name="T1354" style:parent-style-name="DefaultParagraphFont" style:family="text">
      <style:text-properties fo:language="en" fo:country="CA"/>
    </style:style>
    <style:style style:name="T1355" style:parent-style-name="DefaultParagraphFont" style:family="text">
      <style:text-properties fo:language="en" fo:country="CA"/>
    </style:style>
    <style:style style:name="T1356" style:parent-style-name="DefaultParagraphFont" style:family="text">
      <style:text-properties fo:language="en" fo:country="CA"/>
    </style:style>
    <style:style style:name="T1357" style:parent-style-name="DefaultParagraphFont" style:family="text">
      <style:text-properties fo:language="en" fo:country="CA"/>
    </style:style>
    <style:style style:name="T1358" style:parent-style-name="DefaultParagraphFont" style:family="text">
      <style:text-properties fo:language="en" fo:country="CA"/>
    </style:style>
    <style:style style:name="T1359" style:parent-style-name="DefaultParagraphFont" style:family="text">
      <style:text-properties fo:language="en" fo:country="CA"/>
    </style:style>
    <style:style style:name="T1360" style:parent-style-name="DefaultParagraphFont" style:family="text">
      <style:text-properties fo:language="en" fo:country="CA"/>
    </style:style>
    <style:style style:name="T1361" style:parent-style-name="DefaultParagraphFont" style:family="text">
      <style:text-properties fo:language="en" fo:country="CA"/>
    </style:style>
    <style:style style:name="T1362" style:parent-style-name="DefaultParagraphFont" style:family="text">
      <style:text-properties fo:language="en" fo:country="CA"/>
    </style:style>
    <style:style style:name="T1363" style:parent-style-name="DefaultParagraphFont" style:family="text">
      <style:text-properties fo:language="en" fo:country="CA"/>
    </style:style>
    <style:style style:name="T1364" style:parent-style-name="DefaultParagraphFont" style:family="text">
      <style:text-properties fo:language="en" fo:country="CA"/>
    </style:style>
    <style:style style:name="T1365" style:parent-style-name="DefaultParagraphFont" style:family="text">
      <style:text-properties fo:language="en" fo:country="CA"/>
    </style:style>
    <style:style style:name="T1366" style:parent-style-name="DefaultParagraphFont" style:family="text">
      <style:text-properties fo:language="en" fo:country="CA"/>
    </style:style>
    <style:style style:name="T1367" style:parent-style-name="DefaultParagraphFont" style:family="text">
      <style:text-properties fo:language="en" fo:country="CA"/>
    </style:style>
    <style:style style:name="T1368" style:parent-style-name="DefaultParagraphFont" style:family="text">
      <style:text-properties fo:language="en" fo:country="CA"/>
    </style:style>
    <style:style style:name="T1369" style:parent-style-name="DefaultParagraphFont" style:family="text">
      <style:text-properties fo:language="en" fo:country="CA"/>
    </style:style>
    <style:style style:name="T1370" style:parent-style-name="DefaultParagraphFont" style:family="text">
      <style:text-properties fo:language="en" fo:country="CA"/>
    </style:style>
    <style:style style:name="T1371" style:parent-style-name="DefaultParagraphFont" style:family="text">
      <style:text-properties fo:language="en" fo:country="CA"/>
    </style:style>
    <style:style style:name="T1372" style:parent-style-name="DefaultParagraphFont" style:family="text">
      <style:text-properties fo:language="en" fo:country="CA"/>
    </style:style>
    <style:style style:name="T1373" style:parent-style-name="DefaultParagraphFont" style:family="text">
      <style:text-properties fo:language="en" fo:country="CA"/>
    </style:style>
    <style:style style:name="T1374" style:parent-style-name="DefaultParagraphFont" style:family="text">
      <style:text-properties fo:language="en" fo:country="CA"/>
    </style:style>
    <style:style style:name="T1375" style:parent-style-name="DefaultParagraphFont" style:family="text">
      <style:text-properties fo:language="en" fo:country="CA"/>
    </style:style>
    <style:style style:name="T1376" style:parent-style-name="DefaultParagraphFont" style:family="text">
      <style:text-properties fo:language="en" fo:country="CA"/>
    </style:style>
    <style:style style:name="T1377" style:parent-style-name="DefaultParagraphFont" style:family="text">
      <style:text-properties fo:language="en" fo:country="CA"/>
    </style:style>
    <style:style style:name="T1378" style:parent-style-name="DefaultParagraphFont" style:family="text">
      <style:text-properties fo:language="en" fo:country="CA"/>
    </style:style>
    <style:style style:name="T1379" style:parent-style-name="DefaultParagraphFont" style:family="text">
      <style:text-properties fo:language="en" fo:country="CA"/>
    </style:style>
    <style:style style:name="T1380" style:parent-style-name="DefaultParagraphFont" style:family="text">
      <style:text-properties fo:language="en" fo:country="CA"/>
    </style:style>
    <style:style style:name="T1381" style:parent-style-name="DefaultParagraphFont" style:family="text">
      <style:text-properties fo:language="en" fo:country="CA"/>
    </style:style>
    <style:style style:name="T1382" style:parent-style-name="DefaultParagraphFont" style:family="text">
      <style:text-properties fo:language="en" fo:country="CA"/>
    </style:style>
    <style:style style:name="T1383" style:parent-style-name="DefaultParagraphFont" style:family="text">
      <style:text-properties fo:language="en" fo:country="CA"/>
    </style:style>
    <style:style style:name="T1384" style:parent-style-name="DefaultParagraphFont" style:family="text">
      <style:text-properties fo:language="en" fo:country="CA"/>
    </style:style>
    <style:style style:name="T1385" style:parent-style-name="DefaultParagraphFont" style:family="text">
      <style:text-properties fo:language="en" fo:country="CA"/>
    </style:style>
    <style:style style:name="T1386" style:parent-style-name="DefaultParagraphFont" style:family="text">
      <style:text-properties fo:language="en" fo:country="CA"/>
    </style:style>
    <style:style style:name="T1387" style:parent-style-name="DefaultParagraphFont" style:family="text">
      <style:text-properties fo:language="en" fo:country="CA"/>
    </style:style>
    <style:style style:name="T1388" style:parent-style-name="DefaultParagraphFont" style:family="text">
      <style:text-properties fo:language="en" fo:country="CA"/>
    </style:style>
    <style:style style:name="T1389" style:parent-style-name="DefaultParagraphFont" style:family="text">
      <style:text-properties fo:language="en" fo:country="CA"/>
    </style:style>
    <style:style style:name="T1390" style:parent-style-name="DefaultParagraphFont" style:family="text">
      <style:text-properties fo:language="en" fo:country="CA"/>
    </style:style>
    <style:style style:name="T1391" style:parent-style-name="DefaultParagraphFont" style:family="text">
      <style:text-properties fo:language="en" fo:country="CA"/>
    </style:style>
    <style:style style:name="T1392" style:parent-style-name="DefaultParagraphFont" style:family="text">
      <style:text-properties fo:language="en" fo:country="CA"/>
    </style:style>
    <style:style style:name="T1393" style:parent-style-name="DefaultParagraphFont" style:family="text">
      <style:text-properties fo:language="en" fo:country="CA"/>
    </style:style>
    <style:style style:name="T1394" style:parent-style-name="DefaultParagraphFont" style:family="text">
      <style:text-properties fo:language="en" fo:country="CA"/>
    </style:style>
    <style:style style:name="T1395" style:parent-style-name="DefaultParagraphFont" style:family="text">
      <style:text-properties fo:language="en" fo:country="CA"/>
    </style:style>
    <style:style style:name="T1396" style:parent-style-name="DefaultParagraphFont" style:family="text">
      <style:text-properties fo:language="en" fo:country="CA"/>
    </style:style>
    <style:style style:name="T1397" style:parent-style-name="DefaultParagraphFont" style:family="text">
      <style:text-properties fo:language="en" fo:country="CA"/>
    </style:style>
    <style:style style:name="T1398" style:parent-style-name="DefaultParagraphFont" style:family="text">
      <style:text-properties fo:language="en" fo:country="CA"/>
    </style:style>
    <style:style style:name="T1399" style:parent-style-name="DefaultParagraphFont" style:family="text">
      <style:text-properties fo:language="en" fo:country="CA"/>
    </style:style>
    <style:style style:name="T1400" style:parent-style-name="DefaultParagraphFont" style:family="text">
      <style:text-properties fo:language="en" fo:country="CA"/>
    </style:style>
    <style:style style:name="T1401" style:parent-style-name="DefaultParagraphFont" style:family="text">
      <style:text-properties fo:language="en" fo:country="CA"/>
    </style:style>
    <style:style style:name="T1402" style:parent-style-name="DefaultParagraphFont" style:family="text">
      <style:text-properties fo:language="en" fo:country="CA"/>
    </style:style>
    <style:style style:name="T1403" style:parent-style-name="DefaultParagraphFont" style:family="text">
      <style:text-properties fo:language="en" fo:country="CA"/>
    </style:style>
    <style:style style:name="T1404" style:parent-style-name="DefaultParagraphFont" style:family="text">
      <style:text-properties fo:language="en" fo:country="CA"/>
    </style:style>
    <style:style style:name="T1405" style:parent-style-name="DefaultParagraphFont" style:family="text">
      <style:text-properties fo:language="en" fo:country="CA"/>
    </style:style>
    <style:style style:name="T1406" style:parent-style-name="DefaultParagraphFont" style:family="text">
      <style:text-properties fo:language="en" fo:country="CA"/>
    </style:style>
    <style:style style:name="T1407" style:parent-style-name="DefaultParagraphFont" style:family="text">
      <style:text-properties fo:language="en" fo:country="CA"/>
    </style:style>
    <style:style style:name="T1408" style:parent-style-name="DefaultParagraphFont" style:family="text">
      <style:text-properties fo:language="en" fo:country="CA"/>
    </style:style>
    <style:style style:name="T1409" style:parent-style-name="DefaultParagraphFont" style:family="text">
      <style:text-properties fo:language="en" fo:country="CA"/>
    </style:style>
    <style:style style:name="T1410" style:parent-style-name="DefaultParagraphFont" style:family="text">
      <style:text-properties fo:language="en" fo:country="CA"/>
    </style:style>
    <style:style style:name="T1411" style:parent-style-name="DefaultParagraphFont" style:family="text">
      <style:text-properties fo:language="en" fo:country="CA"/>
    </style:style>
    <style:style style:name="T1412" style:parent-style-name="DefaultParagraphFont" style:family="text">
      <style:text-properties fo:language="en" fo:country="CA"/>
    </style:style>
    <style:style style:name="T1413" style:parent-style-name="DefaultParagraphFont" style:family="text">
      <style:text-properties fo:language="en" fo:country="CA"/>
    </style:style>
    <style:style style:name="T1414" style:parent-style-name="DefaultParagraphFont" style:family="text">
      <style:text-properties fo:language="en" fo:country="CA"/>
    </style:style>
    <style:style style:name="T1415" style:parent-style-name="DefaultParagraphFont" style:family="text">
      <style:text-properties fo:language="en" fo:country="CA"/>
    </style:style>
    <style:style style:name="T1416" style:parent-style-name="DefaultParagraphFont" style:family="text">
      <style:text-properties fo:language="en" fo:country="CA"/>
    </style:style>
    <style:style style:name="T1417" style:parent-style-name="DefaultParagraphFont" style:family="text">
      <style:text-properties fo:language="en" fo:country="CA"/>
    </style:style>
    <style:style style:name="T1418" style:parent-style-name="DefaultParagraphFont" style:family="text">
      <style:text-properties fo:language="en" fo:country="CA"/>
    </style:style>
    <style:style style:name="T1419" style:parent-style-name="DefaultParagraphFont" style:family="text">
      <style:text-properties fo:language="en" fo:country="CA"/>
    </style:style>
    <style:style style:name="T1420" style:parent-style-name="DefaultParagraphFont" style:family="text">
      <style:text-properties fo:language="en" fo:country="CA"/>
    </style:style>
    <style:style style:name="T1421" style:parent-style-name="DefaultParagraphFont" style:family="text">
      <style:text-properties fo:language="en" fo:country="CA"/>
    </style:style>
    <style:style style:name="T1422" style:parent-style-name="DefaultParagraphFont" style:family="text">
      <style:text-properties fo:language="en" fo:country="CA"/>
    </style:style>
    <style:style style:name="T1423" style:parent-style-name="DefaultParagraphFont" style:family="text">
      <style:text-properties fo:language="en" fo:country="CA"/>
    </style:style>
    <style:style style:name="T1424" style:parent-style-name="DefaultParagraphFont" style:family="text">
      <style:text-properties fo:language="en" fo:country="CA"/>
    </style:style>
    <style:style style:name="T1425" style:parent-style-name="DefaultParagraphFont" style:family="text">
      <style:text-properties fo:language="en" fo:country="CA"/>
    </style:style>
    <style:style style:name="T1426" style:parent-style-name="DefaultParagraphFont" style:family="text">
      <style:text-properties fo:language="en" fo:country="CA"/>
    </style:style>
    <style:style style:name="T1427" style:parent-style-name="DefaultParagraphFont" style:family="text">
      <style:text-properties fo:language="en" fo:country="CA"/>
    </style:style>
    <style:style style:name="T1428" style:parent-style-name="DefaultParagraphFont" style:family="text">
      <style:text-properties fo:language="en" fo:country="CA"/>
    </style:style>
    <style:style style:name="T1429" style:parent-style-name="DefaultParagraphFont" style:family="text">
      <style:text-properties fo:language="en" fo:country="CA"/>
    </style:style>
    <style:style style:name="T1430" style:parent-style-name="DefaultParagraphFont" style:family="text">
      <style:text-properties fo:language="en" fo:country="CA"/>
    </style:style>
    <style:style style:name="T1431" style:parent-style-name="DefaultParagraphFont" style:family="text">
      <style:text-properties fo:language="en" fo:country="CA"/>
    </style:style>
    <style:style style:name="T1432" style:parent-style-name="DefaultParagraphFont" style:family="text">
      <style:text-properties fo:language="en" fo:country="CA"/>
    </style:style>
    <style:style style:name="T1433" style:parent-style-name="DefaultParagraphFont" style:family="text">
      <style:text-properties fo:language="en" fo:country="CA"/>
    </style:style>
    <style:style style:name="T1434" style:parent-style-name="DefaultParagraphFont" style:family="text">
      <style:text-properties fo:language="en" fo:country="CA"/>
    </style:style>
    <style:style style:name="T1435" style:parent-style-name="DefaultParagraphFont" style:family="text">
      <style:text-properties fo:language="en" fo:country="CA"/>
    </style:style>
    <style:style style:name="T1436" style:parent-style-name="DefaultParagraphFont" style:family="text">
      <style:text-properties fo:language="en" fo:country="CA"/>
    </style:style>
    <style:style style:name="T1437" style:parent-style-name="DefaultParagraphFont" style:family="text">
      <style:text-properties fo:language="en" fo:country="CA"/>
    </style:style>
    <style:style style:name="T1438" style:parent-style-name="DefaultParagraphFont" style:family="text">
      <style:text-properties fo:language="en" fo:country="CA"/>
    </style:style>
    <style:style style:name="T1439" style:parent-style-name="DefaultParagraphFont" style:family="text">
      <style:text-properties fo:language="en" fo:country="CA"/>
    </style:style>
    <style:style style:name="T1440" style:parent-style-name="DefaultParagraphFont" style:family="text">
      <style:text-properties fo:language="en" fo:country="CA"/>
    </style:style>
    <style:style style:name="T1441" style:parent-style-name="DefaultParagraphFont" style:family="text">
      <style:text-properties fo:language="en" fo:country="CA"/>
    </style:style>
    <style:style style:name="T1442" style:parent-style-name="DefaultParagraphFont" style:family="text">
      <style:text-properties fo:language="en" fo:country="CA"/>
    </style:style>
    <style:style style:name="T1443" style:parent-style-name="DefaultParagraphFont" style:family="text">
      <style:text-properties fo:language="en" fo:country="CA"/>
    </style:style>
    <style:style style:name="T1444" style:parent-style-name="DefaultParagraphFont" style:family="text">
      <style:text-properties fo:language="en" fo:country="CA"/>
    </style:style>
    <style:style style:name="T1445" style:parent-style-name="DefaultParagraphFont" style:family="text">
      <style:text-properties fo:language="en" fo:country="CA"/>
    </style:style>
    <style:style style:name="T1446" style:parent-style-name="DefaultParagraphFont" style:family="text">
      <style:text-properties fo:language="en" fo:country="CA"/>
    </style:style>
    <style:style style:name="T1447" style:parent-style-name="DefaultParagraphFont" style:family="text">
      <style:text-properties fo:language="en" fo:country="CA"/>
    </style:style>
    <style:style style:name="T1448" style:parent-style-name="DefaultParagraphFont" style:family="text">
      <style:text-properties fo:language="en" fo:country="CA"/>
    </style:style>
    <style:style style:name="T1449" style:parent-style-name="DefaultParagraphFont" style:family="text">
      <style:text-properties fo:language="en" fo:country="CA"/>
    </style:style>
    <style:style style:name="T1450" style:parent-style-name="DefaultParagraphFont" style:family="text">
      <style:text-properties fo:language="en" fo:country="CA"/>
    </style:style>
    <style:style style:name="T1451" style:parent-style-name="DefaultParagraphFont" style:family="text">
      <style:text-properties fo:language="en" fo:country="CA"/>
    </style:style>
    <style:style style:name="T1452" style:parent-style-name="DefaultParagraphFont" style:family="text">
      <style:text-properties fo:language="en" fo:country="CA"/>
    </style:style>
    <style:style style:name="T1453" style:parent-style-name="DefaultParagraphFont" style:family="text">
      <style:text-properties fo:language="en" fo:country="CA"/>
    </style:style>
    <style:style style:name="T1454" style:parent-style-name="DefaultParagraphFont" style:family="text">
      <style:text-properties fo:language="en" fo:country="CA"/>
    </style:style>
    <style:style style:name="T1455" style:parent-style-name="DefaultParagraphFont" style:family="text">
      <style:text-properties fo:language="en" fo:country="CA"/>
    </style:style>
    <style:style style:name="T1456" style:parent-style-name="DefaultParagraphFont" style:family="text">
      <style:text-properties fo:language="en" fo:country="CA"/>
    </style:style>
    <style:style style:name="T1457" style:parent-style-name="DefaultParagraphFont" style:family="text">
      <style:text-properties fo:language="en" fo:country="CA"/>
    </style:style>
    <style:style style:name="T1458" style:parent-style-name="DefaultParagraphFont" style:family="text">
      <style:text-properties fo:language="en" fo:country="CA"/>
    </style:style>
    <style:style style:name="T1459" style:parent-style-name="DefaultParagraphFont" style:family="text">
      <style:text-properties fo:language="en" fo:country="CA"/>
    </style:style>
    <style:style style:name="T1460" style:parent-style-name="DefaultParagraphFont" style:family="text">
      <style:text-properties fo:language="en" fo:country="CA"/>
    </style:style>
    <style:style style:name="T1461" style:parent-style-name="DefaultParagraphFont" style:family="text">
      <style:text-properties fo:language="en" fo:country="CA"/>
    </style:style>
    <style:style style:name="T1462" style:parent-style-name="DefaultParagraphFont" style:family="text">
      <style:text-properties fo:language="en" fo:country="CA"/>
    </style:style>
    <style:style style:name="T1463" style:parent-style-name="DefaultParagraphFont" style:family="text">
      <style:text-properties fo:language="en" fo:country="CA"/>
    </style:style>
    <style:style style:name="T1464" style:parent-style-name="DefaultParagraphFont" style:family="text">
      <style:text-properties fo:language="en" fo:country="CA"/>
    </style:style>
    <style:style style:name="T1465" style:parent-style-name="DefaultParagraphFont" style:family="text">
      <style:text-properties fo:language="en" fo:country="CA"/>
    </style:style>
    <style:style style:name="T1466" style:parent-style-name="DefaultParagraphFont" style:family="text">
      <style:text-properties fo:language="en" fo:country="CA"/>
    </style:style>
    <style:style style:name="T1467" style:parent-style-name="DefaultParagraphFont" style:family="text">
      <style:text-properties fo:language="en" fo:country="CA"/>
    </style:style>
    <style:style style:name="T1468" style:parent-style-name="DefaultParagraphFont" style:family="text">
      <style:text-properties fo:language="en" fo:country="CA"/>
    </style:style>
    <style:style style:name="T1469" style:parent-style-name="DefaultParagraphFont" style:family="text">
      <style:text-properties fo:language="en" fo:country="CA"/>
    </style:style>
    <style:style style:name="T1470" style:parent-style-name="DefaultParagraphFont" style:family="text">
      <style:text-properties fo:language="en" fo:country="CA"/>
    </style:style>
    <style:style style:name="T1471" style:parent-style-name="DefaultParagraphFont" style:family="text">
      <style:text-properties fo:language="en" fo:country="CA"/>
    </style:style>
    <style:style style:name="T1472" style:parent-style-name="DefaultParagraphFont" style:family="text">
      <style:text-properties fo:language="en" fo:country="CA"/>
    </style:style>
    <style:style style:name="T1473" style:parent-style-name="DefaultParagraphFont" style:family="text">
      <style:text-properties fo:language="en" fo:country="CA"/>
    </style:style>
    <style:style style:name="T1474" style:parent-style-name="DefaultParagraphFont" style:family="text">
      <style:text-properties fo:language="en" fo:country="CA"/>
    </style:style>
    <style:style style:name="T1475" style:parent-style-name="DefaultParagraphFont" style:family="text">
      <style:text-properties fo:language="en" fo:country="CA"/>
    </style:style>
    <style:style style:name="T1476" style:parent-style-name="DefaultParagraphFont" style:family="text">
      <style:text-properties fo:language="en" fo:country="CA"/>
    </style:style>
    <style:style style:name="T1477" style:parent-style-name="DefaultParagraphFont" style:family="text">
      <style:text-properties fo:language="en" fo:country="CA"/>
    </style:style>
    <style:style style:name="T1478" style:parent-style-name="DefaultParagraphFont" style:family="text">
      <style:text-properties fo:language="en" fo:country="CA"/>
    </style:style>
    <style:style style:name="T1479" style:parent-style-name="DefaultParagraphFont" style:family="text">
      <style:text-properties fo:language="en" fo:country="CA"/>
    </style:style>
    <style:style style:name="T1480" style:parent-style-name="DefaultParagraphFont" style:family="text">
      <style:text-properties fo:language="en" fo:country="CA"/>
    </style:style>
    <style:style style:name="T1481" style:parent-style-name="DefaultParagraphFont" style:family="text">
      <style:text-properties fo:language="en" fo:country="CA"/>
    </style:style>
    <style:style style:name="T1482" style:parent-style-name="DefaultParagraphFont" style:family="text">
      <style:text-properties fo:language="en" fo:country="CA"/>
    </style:style>
    <style:style style:name="T1483" style:parent-style-name="DefaultParagraphFont" style:family="text">
      <style:text-properties fo:language="en" fo:country="CA"/>
    </style:style>
    <style:style style:name="T1484" style:parent-style-name="DefaultParagraphFont" style:family="text">
      <style:text-properties fo:language="en" fo:country="CA"/>
    </style:style>
    <style:style style:name="T1485" style:parent-style-name="DefaultParagraphFont" style:family="text">
      <style:text-properties fo:language="en" fo:country="CA"/>
    </style:style>
    <style:style style:name="T1486" style:parent-style-name="DefaultParagraphFont" style:family="text">
      <style:text-properties fo:language="en" fo:country="CA"/>
    </style:style>
    <style:style style:name="T1487" style:parent-style-name="DefaultParagraphFont" style:family="text">
      <style:text-properties fo:language="en" fo:country="CA"/>
    </style:style>
    <style:style style:name="T1488" style:parent-style-name="DefaultParagraphFont" style:family="text">
      <style:text-properties fo:language="en" fo:country="CA"/>
    </style:style>
    <style:style style:name="T1489" style:parent-style-name="DefaultParagraphFont" style:family="text">
      <style:text-properties fo:language="en" fo:country="CA"/>
    </style:style>
    <style:style style:name="T1490" style:parent-style-name="DefaultParagraphFont" style:family="text">
      <style:text-properties fo:language="en" fo:country="CA"/>
    </style:style>
    <style:style style:name="T1491" style:parent-style-name="DefaultParagraphFont" style:family="text">
      <style:text-properties fo:language="en" fo:country="CA"/>
    </style:style>
    <style:style style:name="T1492" style:parent-style-name="DefaultParagraphFont" style:family="text">
      <style:text-properties fo:language="en" fo:country="CA"/>
    </style:style>
    <style:style style:name="T1493" style:parent-style-name="DefaultParagraphFont" style:family="text">
      <style:text-properties fo:language="en" fo:country="CA"/>
    </style:style>
    <style:style style:name="T1494" style:parent-style-name="DefaultParagraphFont" style:family="text">
      <style:text-properties fo:language="en" fo:country="CA"/>
    </style:style>
    <style:style style:name="T1495" style:parent-style-name="DefaultParagraphFont" style:family="text">
      <style:text-properties fo:language="en" fo:country="CA"/>
    </style:style>
    <style:style style:name="T1496" style:parent-style-name="DefaultParagraphFont" style:family="text">
      <style:text-properties fo:language="en" fo:country="CA"/>
    </style:style>
    <style:style style:name="T1497" style:parent-style-name="DefaultParagraphFont" style:family="text">
      <style:text-properties fo:language="en" fo:country="CA"/>
    </style:style>
    <style:style style:name="T1498" style:parent-style-name="DefaultParagraphFont" style:family="text">
      <style:text-properties fo:language="en" fo:country="CA"/>
    </style:style>
    <style:style style:name="T1499" style:parent-style-name="DefaultParagraphFont" style:family="text">
      <style:text-properties fo:language="en" fo:country="CA"/>
    </style:style>
    <style:style style:name="T1500" style:parent-style-name="DefaultParagraphFont" style:family="text">
      <style:text-properties fo:language="en" fo:country="CA"/>
    </style:style>
    <style:style style:name="T1501" style:parent-style-name="DefaultParagraphFont" style:family="text">
      <style:text-properties fo:language="en" fo:country="CA"/>
    </style:style>
    <style:style style:name="T1502" style:parent-style-name="DefaultParagraphFont" style:family="text">
      <style:text-properties fo:language="en" fo:country="CA"/>
    </style:style>
    <style:style style:name="T1503" style:parent-style-name="DefaultParagraphFont" style:family="text">
      <style:text-properties fo:language="en" fo:country="CA"/>
    </style:style>
    <style:style style:name="T1504" style:parent-style-name="DefaultParagraphFont" style:family="text">
      <style:text-properties fo:language="en" fo:country="CA"/>
    </style:style>
    <style:style style:name="T1505" style:parent-style-name="DefaultParagraphFont" style:family="text">
      <style:text-properties fo:language="en" fo:country="CA"/>
    </style:style>
    <style:style style:name="T1506" style:parent-style-name="DefaultParagraphFont" style:family="text">
      <style:text-properties fo:language="en" fo:country="CA"/>
    </style:style>
    <style:style style:name="T1507" style:parent-style-name="DefaultParagraphFont" style:family="text">
      <style:text-properties fo:language="en" fo:country="CA"/>
    </style:style>
    <style:style style:name="T1508" style:parent-style-name="DefaultParagraphFont" style:family="text">
      <style:text-properties fo:language="en" fo:country="CA"/>
    </style:style>
    <style:style style:name="T1509" style:parent-style-name="DefaultParagraphFont" style:family="text">
      <style:text-properties fo:language="en" fo:country="CA"/>
    </style:style>
    <style:style style:name="T1510" style:parent-style-name="DefaultParagraphFont" style:family="text">
      <style:text-properties fo:language="en" fo:country="CA"/>
    </style:style>
    <style:style style:name="T1511" style:parent-style-name="DefaultParagraphFont" style:family="text">
      <style:text-properties fo:language="en" fo:country="CA"/>
    </style:style>
    <style:style style:name="T1512" style:parent-style-name="DefaultParagraphFont" style:family="text">
      <style:text-properties fo:language="en" fo:country="CA"/>
    </style:style>
    <style:style style:name="T1513" style:parent-style-name="DefaultParagraphFont" style:family="text">
      <style:text-properties fo:language="en" fo:country="CA"/>
    </style:style>
    <style:style style:name="T1514" style:parent-style-name="DefaultParagraphFont" style:family="text">
      <style:text-properties fo:language="en" fo:country="CA"/>
    </style:style>
    <style:style style:name="T1515" style:parent-style-name="DefaultParagraphFont" style:family="text">
      <style:text-properties fo:language="en" fo:country="CA"/>
    </style:style>
    <style:style style:name="T1516" style:parent-style-name="DefaultParagraphFont" style:family="text">
      <style:text-properties fo:language="en" fo:country="CA"/>
    </style:style>
    <style:style style:name="T1517" style:parent-style-name="DefaultParagraphFont" style:family="text">
      <style:text-properties fo:language="en" fo:country="CA"/>
    </style:style>
    <style:style style:name="T1518" style:parent-style-name="DefaultParagraphFont" style:family="text">
      <style:text-properties fo:language="en" fo:country="CA"/>
    </style:style>
    <style:style style:name="T1519" style:parent-style-name="DefaultParagraphFont" style:family="text">
      <style:text-properties fo:language="en" fo:country="CA"/>
    </style:style>
    <style:style style:name="T1520" style:parent-style-name="DefaultParagraphFont" style:family="text">
      <style:text-properties fo:language="en" fo:country="CA"/>
    </style:style>
    <style:style style:name="T1521" style:parent-style-name="DefaultParagraphFont" style:family="text">
      <style:text-properties fo:language="en" fo:country="CA"/>
    </style:style>
    <style:style style:name="T1522" style:parent-style-name="DefaultParagraphFont" style:family="text">
      <style:text-properties fo:language="en" fo:country="CA"/>
    </style:style>
    <style:style style:name="T1523" style:parent-style-name="DefaultParagraphFont" style:family="text">
      <style:text-properties fo:language="en" fo:country="CA"/>
    </style:style>
    <style:style style:name="T1524" style:parent-style-name="DefaultParagraphFont" style:family="text">
      <style:text-properties fo:language="en" fo:country="CA"/>
    </style:style>
    <style:style style:name="T1525" style:parent-style-name="DefaultParagraphFont" style:family="text">
      <style:text-properties fo:language="en" fo:country="CA"/>
    </style:style>
    <style:style style:name="T1526" style:parent-style-name="DefaultParagraphFont" style:family="text">
      <style:text-properties fo:language="en" fo:country="CA"/>
    </style:style>
    <style:style style:name="T1527" style:parent-style-name="DefaultParagraphFont" style:family="text">
      <style:text-properties fo:language="en" fo:country="CA"/>
    </style:style>
    <style:style style:name="T1528" style:parent-style-name="DefaultParagraphFont" style:family="text">
      <style:text-properties fo:language="en" fo:country="CA"/>
    </style:style>
    <style:style style:name="T1529" style:parent-style-name="DefaultParagraphFont" style:family="text">
      <style:text-properties fo:language="en" fo:country="CA"/>
    </style:style>
    <style:style style:name="T1530" style:parent-style-name="DefaultParagraphFont" style:family="text">
      <style:text-properties fo:language="en" fo:country="CA"/>
    </style:style>
    <style:style style:name="T1531" style:parent-style-name="DefaultParagraphFont" style:family="text">
      <style:text-properties fo:language="en" fo:country="CA"/>
    </style:style>
    <style:style style:name="T1532" style:parent-style-name="DefaultParagraphFont" style:family="text">
      <style:text-properties fo:language="en" fo:country="CA"/>
    </style:style>
    <style:style style:name="T1533" style:parent-style-name="DefaultParagraphFont" style:family="text">
      <style:text-properties fo:language="en" fo:country="CA"/>
    </style:style>
    <style:style style:name="T1534" style:parent-style-name="DefaultParagraphFont" style:family="text">
      <style:text-properties fo:language="en" fo:country="CA"/>
    </style:style>
    <style:style style:name="T1535" style:parent-style-name="DefaultParagraphFont" style:family="text">
      <style:text-properties fo:language="en" fo:country="CA"/>
    </style:style>
    <style:style style:name="T1536" style:parent-style-name="DefaultParagraphFont" style:family="text">
      <style:text-properties fo:language="en" fo:country="CA"/>
    </style:style>
    <style:style style:name="T1537" style:parent-style-name="DefaultParagraphFont" style:family="text">
      <style:text-properties fo:language="en" fo:country="CA"/>
    </style:style>
    <style:style style:name="T1538" style:parent-style-name="DefaultParagraphFont" style:family="text">
      <style:text-properties fo:language="en" fo:country="CA"/>
    </style:style>
    <style:style style:name="T1539" style:parent-style-name="DefaultParagraphFont" style:family="text">
      <style:text-properties fo:language="en" fo:country="CA"/>
    </style:style>
    <style:style style:name="T1540" style:parent-style-name="DefaultParagraphFont" style:family="text">
      <style:text-properties fo:language="en" fo:country="CA"/>
    </style:style>
    <style:style style:name="T1541" style:parent-style-name="DefaultParagraphFont" style:family="text">
      <style:text-properties fo:language="en" fo:country="CA"/>
    </style:style>
    <style:style style:name="T1542" style:parent-style-name="DefaultParagraphFont" style:family="text">
      <style:text-properties fo:language="en" fo:country="CA"/>
    </style:style>
    <style:style style:name="T1543" style:parent-style-name="DefaultParagraphFont" style:family="text">
      <style:text-properties fo:language="en" fo:country="CA"/>
    </style:style>
    <style:style style:name="T1544" style:parent-style-name="DefaultParagraphFont" style:family="text">
      <style:text-properties fo:language="en" fo:country="CA"/>
    </style:style>
    <style:style style:name="T1545" style:parent-style-name="DefaultParagraphFont" style:family="text">
      <style:text-properties fo:language="en" fo:country="CA"/>
    </style:style>
    <style:style style:name="T1546" style:parent-style-name="DefaultParagraphFont" style:family="text">
      <style:text-properties fo:language="en" fo:country="CA"/>
    </style:style>
    <style:style style:name="T1547" style:parent-style-name="DefaultParagraphFont" style:family="text">
      <style:text-properties fo:language="en" fo:country="CA"/>
    </style:style>
    <style:style style:name="T1548" style:parent-style-name="DefaultParagraphFont" style:family="text">
      <style:text-properties fo:language="en" fo:country="CA"/>
    </style:style>
    <style:style style:name="T1549" style:parent-style-name="DefaultParagraphFont" style:family="text">
      <style:text-properties fo:language="en" fo:country="CA"/>
    </style:style>
    <style:style style:name="T1550" style:parent-style-name="DefaultParagraphFont" style:family="text">
      <style:text-properties fo:language="en" fo:country="CA"/>
    </style:style>
    <style:style style:name="T1551" style:parent-style-name="DefaultParagraphFont" style:family="text">
      <style:text-properties fo:language="en" fo:country="CA"/>
    </style:style>
    <style:style style:name="T1552" style:parent-style-name="DefaultParagraphFont" style:family="text">
      <style:text-properties fo:language="en" fo:country="CA"/>
    </style:style>
    <style:style style:name="T1553" style:parent-style-name="DefaultParagraphFont" style:family="text">
      <style:text-properties fo:language="en" fo:country="CA"/>
    </style:style>
    <style:style style:name="T1554" style:parent-style-name="DefaultParagraphFont" style:family="text">
      <style:text-properties fo:language="en" fo:country="CA"/>
    </style:style>
    <style:style style:name="T1555" style:parent-style-name="DefaultParagraphFont" style:family="text">
      <style:text-properties fo:language="en" fo:country="CA"/>
    </style:style>
    <style:style style:name="T1556" style:parent-style-name="DefaultParagraphFont" style:family="text">
      <style:text-properties fo:language="en" fo:country="CA"/>
    </style:style>
    <style:style style:name="T1557" style:parent-style-name="DefaultParagraphFont" style:family="text">
      <style:text-properties fo:language="en" fo:country="CA"/>
    </style:style>
    <style:style style:name="T1558" style:parent-style-name="DefaultParagraphFont" style:family="text">
      <style:text-properties fo:language="en" fo:country="CA"/>
    </style:style>
    <style:style style:name="T1559" style:parent-style-name="DefaultParagraphFont" style:family="text">
      <style:text-properties fo:language="en" fo:country="CA"/>
    </style:style>
    <style:style style:name="T1560" style:parent-style-name="DefaultParagraphFont" style:family="text">
      <style:text-properties fo:language="en" fo:country="CA"/>
    </style:style>
    <style:style style:name="T1561" style:parent-style-name="DefaultParagraphFont" style:family="text">
      <style:text-properties fo:language="en" fo:country="CA"/>
    </style:style>
    <style:style style:name="T1562" style:parent-style-name="DefaultParagraphFont" style:family="text">
      <style:text-properties fo:language="en" fo:country="CA"/>
    </style:style>
    <style:style style:name="T1563" style:parent-style-name="DefaultParagraphFont" style:family="text">
      <style:text-properties fo:language="en" fo:country="CA"/>
    </style:style>
    <style:style style:name="T1564" style:parent-style-name="DefaultParagraphFont" style:family="text">
      <style:text-properties fo:language="en" fo:country="CA"/>
    </style:style>
    <style:style style:name="T1565" style:parent-style-name="DefaultParagraphFont" style:family="text">
      <style:text-properties fo:language="en" fo:country="CA"/>
    </style:style>
    <style:style style:name="T1566" style:parent-style-name="DefaultParagraphFont" style:family="text">
      <style:text-properties fo:language="en" fo:country="CA"/>
    </style:style>
    <style:style style:name="T1567" style:parent-style-name="DefaultParagraphFont" style:family="text">
      <style:text-properties fo:language="en" fo:country="CA"/>
    </style:style>
    <style:style style:name="T1568" style:parent-style-name="DefaultParagraphFont" style:family="text">
      <style:text-properties fo:language="en" fo:country="CA"/>
    </style:style>
    <style:style style:name="T1569" style:parent-style-name="DefaultParagraphFont" style:family="text">
      <style:text-properties fo:language="en" fo:country="CA"/>
    </style:style>
    <style:style style:name="T1570" style:parent-style-name="DefaultParagraphFont" style:family="text">
      <style:text-properties fo:language="en" fo:country="CA"/>
    </style:style>
    <style:style style:name="T1571" style:parent-style-name="DefaultParagraphFont" style:family="text">
      <style:text-properties fo:language="en" fo:country="CA"/>
    </style:style>
    <style:style style:name="T1572" style:parent-style-name="DefaultParagraphFont" style:family="text">
      <style:text-properties fo:language="en" fo:country="CA"/>
    </style:style>
    <style:style style:name="T1573" style:parent-style-name="DefaultParagraphFont" style:family="text">
      <style:text-properties fo:language="en" fo:country="CA"/>
    </style:style>
    <style:style style:name="T1574" style:parent-style-name="DefaultParagraphFont" style:family="text">
      <style:text-properties fo:language="en" fo:country="CA"/>
    </style:style>
    <style:style style:name="T1575" style:parent-style-name="DefaultParagraphFont" style:family="text">
      <style:text-properties fo:language="en" fo:country="CA"/>
    </style:style>
    <style:style style:name="T1576" style:parent-style-name="DefaultParagraphFont" style:family="text">
      <style:text-properties fo:language="en" fo:country="CA"/>
    </style:style>
    <style:style style:name="T1577" style:parent-style-name="DefaultParagraphFont" style:family="text">
      <style:text-properties fo:language="en" fo:country="CA"/>
    </style:style>
    <style:style style:name="T1578" style:parent-style-name="DefaultParagraphFont" style:family="text">
      <style:text-properties fo:language="en" fo:country="CA"/>
    </style:style>
    <style:style style:name="T1579" style:parent-style-name="DefaultParagraphFont" style:family="text">
      <style:text-properties fo:language="en" fo:country="CA"/>
    </style:style>
    <style:style style:name="T1580" style:parent-style-name="DefaultParagraphFont" style:family="text">
      <style:text-properties fo:language="en" fo:country="CA"/>
    </style:style>
    <style:style style:name="T1581" style:parent-style-name="DefaultParagraphFont" style:family="text">
      <style:text-properties fo:language="en" fo:country="CA"/>
    </style:style>
    <style:style style:name="T1582" style:parent-style-name="DefaultParagraphFont" style:family="text">
      <style:text-properties fo:language="en" fo:country="CA"/>
    </style:style>
    <style:style style:name="T1583" style:parent-style-name="DefaultParagraphFont" style:family="text">
      <style:text-properties fo:language="en" fo:country="CA"/>
    </style:style>
    <style:style style:name="T1584" style:parent-style-name="DefaultParagraphFont" style:family="text">
      <style:text-properties fo:language="en" fo:country="CA"/>
    </style:style>
    <style:style style:name="T1585" style:parent-style-name="DefaultParagraphFont" style:family="text">
      <style:text-properties fo:language="en" fo:country="CA"/>
    </style:style>
    <style:style style:name="T1586" style:parent-style-name="DefaultParagraphFont" style:family="text">
      <style:text-properties fo:language="en" fo:country="CA"/>
    </style:style>
    <style:style style:name="T1587" style:parent-style-name="DefaultParagraphFont" style:family="text">
      <style:text-properties fo:language="en" fo:country="CA"/>
    </style:style>
    <style:style style:name="T1588" style:parent-style-name="DefaultParagraphFont" style:family="text">
      <style:text-properties fo:language="en" fo:country="CA"/>
    </style:style>
    <style:style style:name="T1589" style:parent-style-name="DefaultParagraphFont" style:family="text">
      <style:text-properties fo:language="en" fo:country="CA"/>
    </style:style>
    <style:style style:name="T1590" style:parent-style-name="DefaultParagraphFont" style:family="text">
      <style:text-properties fo:language="en" fo:country="CA"/>
    </style:style>
    <style:style style:name="T1591" style:parent-style-name="DefaultParagraphFont" style:family="text">
      <style:text-properties fo:language="en" fo:country="CA"/>
    </style:style>
    <style:style style:name="T1592" style:parent-style-name="DefaultParagraphFont" style:family="text">
      <style:text-properties fo:language="en" fo:country="CA"/>
    </style:style>
    <style:style style:name="T1593" style:parent-style-name="DefaultParagraphFont" style:family="text">
      <style:text-properties fo:language="en" fo:country="CA"/>
    </style:style>
    <style:style style:name="T1594" style:parent-style-name="DefaultParagraphFont" style:family="text">
      <style:text-properties fo:language="en" fo:country="CA"/>
    </style:style>
    <style:style style:name="T1595" style:parent-style-name="DefaultParagraphFont" style:family="text">
      <style:text-properties fo:language="en" fo:country="CA"/>
    </style:style>
    <style:style style:name="T1596" style:parent-style-name="DefaultParagraphFont" style:family="text">
      <style:text-properties fo:language="en" fo:country="CA"/>
    </style:style>
    <style:style style:name="T1597" style:parent-style-name="DefaultParagraphFont" style:family="text">
      <style:text-properties fo:language="en" fo:country="CA"/>
    </style:style>
    <style:style style:name="T1598" style:parent-style-name="DefaultParagraphFont" style:family="text">
      <style:text-properties fo:language="en" fo:country="CA"/>
    </style:style>
    <style:style style:name="T1599" style:parent-style-name="DefaultParagraphFont" style:family="text">
      <style:text-properties fo:language="en" fo:country="CA"/>
    </style:style>
    <style:style style:name="T1600" style:parent-style-name="DefaultParagraphFont" style:family="text">
      <style:text-properties fo:language="en" fo:country="CA"/>
    </style:style>
    <style:style style:name="T1601" style:parent-style-name="DefaultParagraphFont" style:family="text">
      <style:text-properties fo:language="en" fo:country="CA"/>
    </style:style>
    <style:style style:name="T1602" style:parent-style-name="DefaultParagraphFont" style:family="text">
      <style:text-properties fo:language="en" fo:country="CA"/>
    </style:style>
    <style:style style:name="T1603" style:parent-style-name="DefaultParagraphFont" style:family="text">
      <style:text-properties fo:language="en" fo:country="CA"/>
    </style:style>
    <style:style style:name="T1604" style:parent-style-name="DefaultParagraphFont" style:family="text">
      <style:text-properties fo:language="en" fo:country="CA"/>
    </style:style>
    <style:style style:name="T1605" style:parent-style-name="DefaultParagraphFont" style:family="text">
      <style:text-properties fo:language="en" fo:country="CA"/>
    </style:style>
    <style:style style:name="T1606" style:parent-style-name="DefaultParagraphFont" style:family="text">
      <style:text-properties fo:language="en" fo:country="CA"/>
    </style:style>
    <style:style style:name="T1607" style:parent-style-name="DefaultParagraphFont" style:family="text">
      <style:text-properties fo:language="en" fo:country="CA"/>
    </style:style>
    <style:style style:name="T1608" style:parent-style-name="DefaultParagraphFont" style:family="text">
      <style:text-properties fo:language="en" fo:country="CA"/>
    </style:style>
    <style:style style:name="T1609" style:parent-style-name="DefaultParagraphFont" style:family="text">
      <style:text-properties fo:language="en" fo:country="CA"/>
    </style:style>
    <style:style style:name="T1610" style:parent-style-name="DefaultParagraphFont" style:family="text">
      <style:text-properties fo:language="en" fo:country="CA"/>
    </style:style>
    <style:style style:name="T1611" style:parent-style-name="DefaultParagraphFont" style:family="text">
      <style:text-properties fo:language="en" fo:country="CA"/>
    </style:style>
    <style:style style:name="T1612" style:parent-style-name="DefaultParagraphFont" style:family="text">
      <style:text-properties fo:language="en" fo:country="CA"/>
    </style:style>
    <style:style style:name="T1613" style:parent-style-name="DefaultParagraphFont" style:family="text">
      <style:text-properties fo:language="en" fo:country="CA"/>
    </style:style>
    <style:style style:name="T1614" style:parent-style-name="DefaultParagraphFont" style:family="text">
      <style:text-properties fo:language="en" fo:country="CA"/>
    </style:style>
    <style:style style:name="T1615" style:parent-style-name="DefaultParagraphFont" style:family="text">
      <style:text-properties fo:language="en" fo:country="CA"/>
    </style:style>
    <style:style style:name="T1616" style:parent-style-name="DefaultParagraphFont" style:family="text">
      <style:text-properties fo:language="en" fo:country="CA"/>
    </style:style>
    <style:style style:name="T1617" style:parent-style-name="DefaultParagraphFont" style:family="text">
      <style:text-properties fo:language="en" fo:country="CA"/>
    </style:style>
    <style:style style:name="T1618" style:parent-style-name="DefaultParagraphFont" style:family="text">
      <style:text-properties fo:language="en" fo:country="CA"/>
    </style:style>
    <style:style style:name="T1619" style:parent-style-name="DefaultParagraphFont" style:family="text">
      <style:text-properties fo:language="en" fo:country="CA"/>
    </style:style>
    <style:style style:name="T1620" style:parent-style-name="DefaultParagraphFont" style:family="text">
      <style:text-properties fo:language="en" fo:country="CA"/>
    </style:style>
    <style:style style:name="T1621" style:parent-style-name="DefaultParagraphFont" style:family="text">
      <style:text-properties fo:language="en" fo:country="CA"/>
    </style:style>
    <style:style style:name="T1622" style:parent-style-name="DefaultParagraphFont" style:family="text">
      <style:text-properties fo:language="en" fo:country="CA"/>
    </style:style>
    <style:style style:name="T1623" style:parent-style-name="DefaultParagraphFont" style:family="text">
      <style:text-properties fo:language="en" fo:country="CA"/>
    </style:style>
    <style:style style:name="T1624" style:parent-style-name="DefaultParagraphFont" style:family="text">
      <style:text-properties fo:language="en" fo:country="CA"/>
    </style:style>
    <style:style style:name="T1625" style:parent-style-name="DefaultParagraphFont" style:family="text">
      <style:text-properties fo:language="en" fo:country="CA"/>
    </style:style>
    <style:style style:name="T1626" style:parent-style-name="DefaultParagraphFont" style:family="text">
      <style:text-properties fo:language="en" fo:country="CA"/>
    </style:style>
    <style:style style:name="T1627" style:parent-style-name="DefaultParagraphFont" style:family="text">
      <style:text-properties fo:language="en" fo:country="CA"/>
    </style:style>
    <style:style style:name="T1628" style:parent-style-name="DefaultParagraphFont" style:family="text">
      <style:text-properties fo:language="en" fo:country="CA"/>
    </style:style>
    <style:style style:name="T1629" style:parent-style-name="DefaultParagraphFont" style:family="text">
      <style:text-properties fo:language="en" fo:country="CA"/>
    </style:style>
    <style:style style:name="T1630" style:parent-style-name="DefaultParagraphFont" style:family="text">
      <style:text-properties fo:language="en" fo:country="CA"/>
    </style:style>
    <style:style style:name="T1631" style:parent-style-name="DefaultParagraphFont" style:family="text">
      <style:text-properties fo:language="en" fo:country="CA"/>
    </style:style>
    <style:style style:name="T1632" style:parent-style-name="DefaultParagraphFont" style:family="text">
      <style:text-properties fo:language="en" fo:country="CA"/>
    </style:style>
    <style:style style:name="T1633" style:parent-style-name="DefaultParagraphFont" style:family="text">
      <style:text-properties fo:language="en" fo:country="CA"/>
    </style:style>
    <style:style style:name="T1634" style:parent-style-name="DefaultParagraphFont" style:family="text">
      <style:text-properties fo:language="en" fo:country="CA"/>
    </style:style>
    <style:style style:name="T1635" style:parent-style-name="DefaultParagraphFont" style:family="text">
      <style:text-properties fo:language="en" fo:country="CA"/>
    </style:style>
    <style:style style:name="T1636" style:parent-style-name="DefaultParagraphFont" style:family="text">
      <style:text-properties fo:language="en" fo:country="CA"/>
    </style:style>
    <style:style style:name="T1637" style:parent-style-name="DefaultParagraphFont" style:family="text">
      <style:text-properties fo:language="en" fo:country="CA"/>
    </style:style>
    <style:style style:name="T1638" style:parent-style-name="DefaultParagraphFont" style:family="text">
      <style:text-properties fo:language="en" fo:country="CA"/>
    </style:style>
    <style:style style:name="T1639" style:parent-style-name="DefaultParagraphFont" style:family="text">
      <style:text-properties fo:language="en" fo:country="CA"/>
    </style:style>
    <style:style style:name="T1640" style:parent-style-name="DefaultParagraphFont" style:family="text">
      <style:text-properties fo:language="en" fo:country="CA"/>
    </style:style>
    <style:style style:name="T1641" style:parent-style-name="DefaultParagraphFont" style:family="text">
      <style:text-properties fo:language="en" fo:country="CA"/>
    </style:style>
    <style:style style:name="T1642" style:parent-style-name="DefaultParagraphFont" style:family="text">
      <style:text-properties fo:language="en" fo:country="CA"/>
    </style:style>
    <style:style style:name="T1643" style:parent-style-name="DefaultParagraphFont" style:family="text">
      <style:text-properties fo:language="en" fo:country="CA"/>
    </style:style>
    <style:style style:name="T1644" style:parent-style-name="DefaultParagraphFont" style:family="text">
      <style:text-properties fo:language="en" fo:country="CA"/>
    </style:style>
    <style:style style:name="T1645" style:parent-style-name="DefaultParagraphFont" style:family="text">
      <style:text-properties fo:language="en" fo:country="CA"/>
    </style:style>
    <style:style style:name="T1646" style:parent-style-name="DefaultParagraphFont" style:family="text">
      <style:text-properties fo:language="en" fo:country="CA"/>
    </style:style>
    <style:style style:name="T1647" style:parent-style-name="DefaultParagraphFont" style:family="text">
      <style:text-properties fo:language="en" fo:country="CA"/>
    </style:style>
    <style:style style:name="T1648" style:parent-style-name="DefaultParagraphFont" style:family="text">
      <style:text-properties fo:language="en" fo:country="CA"/>
    </style:style>
    <style:style style:name="T1649" style:parent-style-name="DefaultParagraphFont" style:family="text">
      <style:text-properties fo:language="en" fo:country="CA"/>
    </style:style>
    <style:style style:name="T1650" style:parent-style-name="DefaultParagraphFont" style:family="text">
      <style:text-properties fo:language="en" fo:country="CA"/>
    </style:style>
    <style:style style:name="T1651" style:parent-style-name="DefaultParagraphFont" style:family="text">
      <style:text-properties fo:language="en" fo:country="CA"/>
    </style:style>
    <style:style style:name="T1652" style:parent-style-name="DefaultParagraphFont" style:family="text">
      <style:text-properties fo:language="en" fo:country="CA"/>
    </style:style>
    <style:style style:name="T1653" style:parent-style-name="DefaultParagraphFont" style:family="text">
      <style:text-properties fo:language="en" fo:country="CA"/>
    </style:style>
    <style:style style:name="T1654" style:parent-style-name="DefaultParagraphFont" style:family="text">
      <style:text-properties fo:language="en" fo:country="CA"/>
    </style:style>
    <style:style style:name="T1655" style:parent-style-name="DefaultParagraphFont" style:family="text">
      <style:text-properties fo:language="en" fo:country="CA"/>
    </style:style>
    <style:style style:name="T1656" style:parent-style-name="DefaultParagraphFont" style:family="text">
      <style:text-properties fo:language="en" fo:country="CA"/>
    </style:style>
    <style:style style:name="T1657" style:parent-style-name="DefaultParagraphFont" style:family="text">
      <style:text-properties fo:language="en" fo:country="CA"/>
    </style:style>
    <style:style style:name="T1658" style:parent-style-name="DefaultParagraphFont" style:family="text">
      <style:text-properties fo:language="en" fo:country="CA"/>
    </style:style>
    <style:style style:name="T1659" style:parent-style-name="DefaultParagraphFont" style:family="text">
      <style:text-properties fo:language="en" fo:country="CA"/>
    </style:style>
    <style:style style:name="T1660" style:parent-style-name="DefaultParagraphFont" style:family="text">
      <style:text-properties fo:language="en" fo:country="CA"/>
    </style:style>
    <style:style style:name="T1661" style:parent-style-name="DefaultParagraphFont" style:family="text">
      <style:text-properties fo:language="en" fo:country="CA"/>
    </style:style>
    <style:style style:name="T1662" style:parent-style-name="DefaultParagraphFont" style:family="text">
      <style:text-properties fo:language="en" fo:country="CA"/>
    </style:style>
    <style:style style:name="T1663" style:parent-style-name="DefaultParagraphFont" style:family="text">
      <style:text-properties fo:language="en" fo:country="CA"/>
    </style:style>
    <style:style style:name="T1664" style:parent-style-name="DefaultParagraphFont" style:family="text">
      <style:text-properties fo:language="en" fo:country="CA"/>
    </style:style>
    <style:style style:name="T1665" style:parent-style-name="DefaultParagraphFont" style:family="text">
      <style:text-properties fo:language="en" fo:country="CA"/>
    </style:style>
    <style:style style:name="T1666" style:parent-style-name="DefaultParagraphFont" style:family="text">
      <style:text-properties fo:language="en" fo:country="CA"/>
    </style:style>
    <style:style style:name="T1667" style:parent-style-name="DefaultParagraphFont" style:family="text">
      <style:text-properties fo:language="en" fo:country="CA"/>
    </style:style>
    <style:style style:name="T1668" style:parent-style-name="DefaultParagraphFont" style:family="text">
      <style:text-properties fo:language="en" fo:country="CA"/>
    </style:style>
    <style:style style:name="T1669" style:parent-style-name="DefaultParagraphFont" style:family="text">
      <style:text-properties fo:language="en" fo:country="CA"/>
    </style:style>
    <style:style style:name="T1670" style:parent-style-name="DefaultParagraphFont" style:family="text">
      <style:text-properties fo:language="en" fo:country="CA"/>
    </style:style>
    <style:style style:name="T1671" style:parent-style-name="DefaultParagraphFont" style:family="text">
      <style:text-properties fo:language="en" fo:country="CA"/>
    </style:style>
    <style:style style:name="T1672" style:parent-style-name="DefaultParagraphFont" style:family="text">
      <style:text-properties fo:language="en" fo:country="CA"/>
    </style:style>
    <style:style style:name="T1673" style:parent-style-name="DefaultParagraphFont" style:family="text">
      <style:text-properties fo:language="en" fo:country="CA"/>
    </style:style>
    <style:style style:name="T1674" style:parent-style-name="DefaultParagraphFont" style:family="text">
      <style:text-properties fo:language="en" fo:country="CA"/>
    </style:style>
    <style:style style:name="T1675" style:parent-style-name="DefaultParagraphFont" style:family="text">
      <style:text-properties fo:language="en" fo:country="CA"/>
    </style:style>
    <style:style style:name="T1676" style:parent-style-name="DefaultParagraphFont" style:family="text">
      <style:text-properties fo:language="en" fo:country="CA"/>
    </style:style>
    <style:style style:name="T1677" style:parent-style-name="DefaultParagraphFont" style:family="text">
      <style:text-properties fo:language="en" fo:country="CA"/>
    </style:style>
    <style:style style:name="T1678" style:parent-style-name="DefaultParagraphFont" style:family="text">
      <style:text-properties fo:language="en" fo:country="CA"/>
    </style:style>
    <style:style style:name="T1679" style:parent-style-name="DefaultParagraphFont" style:family="text">
      <style:text-properties fo:language="en" fo:country="CA"/>
    </style:style>
    <style:style style:name="T1680" style:parent-style-name="DefaultParagraphFont" style:family="text">
      <style:text-properties fo:language="en" fo:country="CA"/>
    </style:style>
    <style:style style:name="T1681" style:parent-style-name="DefaultParagraphFont" style:family="text">
      <style:text-properties fo:language="en" fo:country="CA"/>
    </style:style>
    <style:style style:name="T1682" style:parent-style-name="DefaultParagraphFont" style:family="text">
      <style:text-properties fo:language="en" fo:country="CA"/>
    </style:style>
    <style:style style:name="T1683" style:parent-style-name="DefaultParagraphFont" style:family="text">
      <style:text-properties fo:language="en" fo:country="CA"/>
    </style:style>
    <style:style style:name="T1684" style:parent-style-name="DefaultParagraphFont" style:family="text">
      <style:text-properties fo:language="en" fo:country="CA"/>
    </style:style>
    <style:style style:name="T1685" style:parent-style-name="DefaultParagraphFont" style:family="text">
      <style:text-properties fo:language="en" fo:country="CA"/>
    </style:style>
    <style:style style:name="T1686" style:parent-style-name="DefaultParagraphFont" style:family="text">
      <style:text-properties fo:language="en" fo:country="CA"/>
    </style:style>
    <style:style style:name="T1687" style:parent-style-name="DefaultParagraphFont" style:family="text">
      <style:text-properties fo:language="en" fo:country="CA"/>
    </style:style>
    <style:style style:name="T1688" style:parent-style-name="DefaultParagraphFont" style:family="text">
      <style:text-properties fo:language="en" fo:country="CA"/>
    </style:style>
    <style:style style:name="T1689" style:parent-style-name="DefaultParagraphFont" style:family="text">
      <style:text-properties fo:language="en" fo:country="CA"/>
    </style:style>
    <style:style style:name="T1690" style:parent-style-name="DefaultParagraphFont" style:family="text">
      <style:text-properties fo:language="en" fo:country="CA"/>
    </style:style>
    <style:style style:name="T1691" style:parent-style-name="DefaultParagraphFont" style:family="text">
      <style:text-properties fo:language="en" fo:country="CA"/>
    </style:style>
    <style:style style:name="T1692" style:parent-style-name="DefaultParagraphFont" style:family="text">
      <style:text-properties fo:language="en" fo:country="CA"/>
    </style:style>
    <style:style style:name="T1693" style:parent-style-name="DefaultParagraphFont" style:family="text">
      <style:text-properties fo:language="en" fo:country="CA"/>
    </style:style>
    <style:style style:name="T1694" style:parent-style-name="DefaultParagraphFont" style:family="text">
      <style:text-properties fo:language="en" fo:country="CA"/>
    </style:style>
    <style:style style:name="T1695" style:parent-style-name="DefaultParagraphFont" style:family="text">
      <style:text-properties fo:language="en" fo:country="CA"/>
    </style:style>
    <style:style style:name="T1696" style:parent-style-name="DefaultParagraphFont" style:family="text">
      <style:text-properties fo:language="en" fo:country="CA"/>
    </style:style>
    <style:style style:name="T1697" style:parent-style-name="DefaultParagraphFont" style:family="text">
      <style:text-properties fo:language="en" fo:country="CA"/>
    </style:style>
    <style:style style:name="T1698" style:parent-style-name="DefaultParagraphFont" style:family="text">
      <style:text-properties fo:language="en" fo:country="CA"/>
    </style:style>
    <style:style style:name="T1699" style:parent-style-name="DefaultParagraphFont" style:family="text">
      <style:text-properties fo:language="en" fo:country="CA"/>
    </style:style>
    <style:style style:name="T1700" style:parent-style-name="DefaultParagraphFont" style:family="text">
      <style:text-properties fo:language="en" fo:country="CA"/>
    </style:style>
    <style:style style:name="T1701" style:parent-style-name="DefaultParagraphFont" style:family="text">
      <style:text-properties fo:language="en" fo:country="CA"/>
    </style:style>
    <style:style style:name="T1702" style:parent-style-name="DefaultParagraphFont" style:family="text">
      <style:text-properties fo:language="en" fo:country="CA"/>
    </style:style>
    <style:style style:name="T1703" style:parent-style-name="DefaultParagraphFont" style:family="text">
      <style:text-properties fo:language="en" fo:country="CA"/>
    </style:style>
    <style:style style:name="T1704" style:parent-style-name="DefaultParagraphFont" style:family="text">
      <style:text-properties fo:language="en" fo:country="CA"/>
    </style:style>
    <style:style style:name="T1705" style:parent-style-name="DefaultParagraphFont" style:family="text">
      <style:text-properties fo:language="en" fo:country="CA"/>
    </style:style>
    <style:style style:name="T1706" style:parent-style-name="DefaultParagraphFont" style:family="text">
      <style:text-properties fo:language="en" fo:country="CA"/>
    </style:style>
    <style:style style:name="T1707" style:parent-style-name="DefaultParagraphFont" style:family="text">
      <style:text-properties fo:language="en" fo:country="CA"/>
    </style:style>
    <style:style style:name="T1708" style:parent-style-name="DefaultParagraphFont" style:family="text">
      <style:text-properties fo:language="en" fo:country="CA"/>
    </style:style>
    <style:style style:name="T1709" style:parent-style-name="DefaultParagraphFont" style:family="text">
      <style:text-properties fo:language="en" fo:country="CA"/>
    </style:style>
    <style:style style:name="T1710" style:parent-style-name="DefaultParagraphFont" style:family="text">
      <style:text-properties fo:language="en" fo:country="CA"/>
    </style:style>
    <style:style style:name="T1711" style:parent-style-name="DefaultParagraphFont" style:family="text">
      <style:text-properties fo:language="en" fo:country="CA"/>
    </style:style>
    <style:style style:name="T1712" style:parent-style-name="DefaultParagraphFont" style:family="text">
      <style:text-properties fo:language="en" fo:country="CA"/>
    </style:style>
    <style:style style:name="T1713" style:parent-style-name="DefaultParagraphFont" style:family="text">
      <style:text-properties fo:language="en" fo:country="CA"/>
    </style:style>
    <style:style style:name="T1714" style:parent-style-name="DefaultParagraphFont" style:family="text">
      <style:text-properties fo:language="en" fo:country="CA"/>
    </style:style>
    <style:style style:name="T1715" style:parent-style-name="DefaultParagraphFont" style:family="text">
      <style:text-properties fo:language="en" fo:country="CA"/>
    </style:style>
    <style:style style:name="T1716" style:parent-style-name="DefaultParagraphFont" style:family="text">
      <style:text-properties fo:language="en" fo:country="CA"/>
    </style:style>
    <style:style style:name="T1717" style:parent-style-name="DefaultParagraphFont" style:family="text">
      <style:text-properties fo:language="en" fo:country="CA"/>
    </style:style>
    <style:style style:name="T1718" style:parent-style-name="DefaultParagraphFont" style:family="text">
      <style:text-properties fo:language="en" fo:country="CA"/>
    </style:style>
    <style:style style:name="T1719" style:parent-style-name="DefaultParagraphFont" style:family="text">
      <style:text-properties fo:language="en" fo:country="CA"/>
    </style:style>
    <style:style style:name="T1720" style:parent-style-name="DefaultParagraphFont" style:family="text">
      <style:text-properties fo:language="en" fo:country="CA"/>
    </style:style>
    <style:style style:name="T1721" style:parent-style-name="DefaultParagraphFont" style:family="text">
      <style:text-properties fo:language="en" fo:country="CA"/>
    </style:style>
    <style:style style:name="T1722" style:parent-style-name="DefaultParagraphFont" style:family="text">
      <style:text-properties fo:language="en" fo:country="CA"/>
    </style:style>
    <style:style style:name="T1723" style:parent-style-name="DefaultParagraphFont" style:family="text">
      <style:text-properties fo:language="en" fo:country="CA"/>
    </style:style>
    <style:style style:name="T1724" style:parent-style-name="DefaultParagraphFont" style:family="text">
      <style:text-properties fo:language="en" fo:country="CA"/>
    </style:style>
    <style:style style:name="T1725" style:parent-style-name="DefaultParagraphFont" style:family="text">
      <style:text-properties fo:language="en" fo:country="CA"/>
    </style:style>
    <style:style style:name="T1726" style:parent-style-name="DefaultParagraphFont" style:family="text">
      <style:text-properties fo:language="en" fo:country="CA"/>
    </style:style>
    <style:style style:name="T1727" style:parent-style-name="DefaultParagraphFont" style:family="text">
      <style:text-properties fo:language="en" fo:country="CA"/>
    </style:style>
    <style:style style:name="T1728" style:parent-style-name="DefaultParagraphFont" style:family="text">
      <style:text-properties fo:language="en" fo:country="CA"/>
    </style:style>
    <style:style style:name="T1729" style:parent-style-name="DefaultParagraphFont" style:family="text">
      <style:text-properties fo:language="en" fo:country="CA"/>
    </style:style>
    <style:style style:name="T1730" style:parent-style-name="DefaultParagraphFont" style:family="text">
      <style:text-properties fo:language="en" fo:country="CA"/>
    </style:style>
    <style:style style:name="T1731" style:parent-style-name="DefaultParagraphFont" style:family="text">
      <style:text-properties fo:language="en" fo:country="CA"/>
    </style:style>
    <style:style style:name="T1732" style:parent-style-name="DefaultParagraphFont" style:family="text">
      <style:text-properties fo:language="en" fo:country="CA"/>
    </style:style>
    <style:style style:name="T1733" style:parent-style-name="DefaultParagraphFont" style:family="text">
      <style:text-properties fo:language="en" fo:country="CA"/>
    </style:style>
    <style:style style:name="T1734" style:parent-style-name="DefaultParagraphFont" style:family="text">
      <style:text-properties fo:language="en" fo:country="CA"/>
    </style:style>
    <style:style style:name="T1735" style:parent-style-name="DefaultParagraphFont" style:family="text">
      <style:text-properties fo:language="en" fo:country="CA"/>
    </style:style>
    <style:style style:name="T1736" style:parent-style-name="DefaultParagraphFont" style:family="text">
      <style:text-properties fo:language="en" fo:country="CA"/>
    </style:style>
    <style:style style:name="T1737" style:parent-style-name="DefaultParagraphFont" style:family="text">
      <style:text-properties fo:language="en" fo:country="CA"/>
    </style:style>
    <style:style style:name="T1738" style:parent-style-name="DefaultParagraphFont" style:family="text">
      <style:text-properties fo:language="en" fo:country="CA"/>
    </style:style>
    <style:style style:name="T1739" style:parent-style-name="DefaultParagraphFont" style:family="text">
      <style:text-properties fo:language="en" fo:country="CA"/>
    </style:style>
    <style:style style:name="P1740" style:parent-style-name="Normal" style:family="paragraph">
      <style:text-properties fo:language="en" fo:country="CA"/>
    </style:style>
    <style:style style:name="P1741" style:parent-style-name="Normal" style:family="paragraph">
      <style:text-properties fo:language="en" fo:country="CA"/>
    </style:style>
    <style:style style:name="P1742" style:parent-style-name="Normal" style:family="paragraph">
      <style:text-properties fo:language="en" fo:country="CA"/>
    </style:style>
    <style:style style:name="T1743" style:parent-style-name="DefaultParagraphFont" style:family="text">
      <style:text-properties fo:language="en" fo:country="CA"/>
    </style:style>
  </office:automatic-styles>
  <office:body>
    <office:text text:use-soft-page-breaks="true">
      <text:p text:style-name="P1">&lt;!DOCTYPE html&gt;</text:p>
      <text:p text:style-name="P2">&lt;html lang="en" id="facebook" class="no_js"&gt;</text:p>
      <text:p text:style-name="P3"/>
      <text:p text:style-name="P4">&lt;head&gt;</text:p>
      <text:p text:style-name="P5"><text:tab/>&lt;meta charset="utf-8" /&gt;</text:p>
      <text:p text:style-name="P6"><text:tab/>&lt;meta name="referrer" content="default" id="meta_referrer" /&gt;</text:p>
      <text:p text:style-name="P7"><text:tab/>&lt;script nonce="S7hebPMj"&gt;</text:p>
      <text:p text:style-name="P8"><text:tab/><text:tab/>window._cstart=+new Date();</text:p>
      <text:p text:style-name="P9"><text:tab/>&lt;/script&gt;</text:p>
      <text:p text:style-name="P10"><text:tab/>&lt;script nonce="S7hebPMj"&gt;</text:p>
      <text:p text:style-name="P11"><text:tab/><text:tab/>function envFlush(a){function b(b){for(var c in a)b[c]=a[c]}window.requireLazy?window.requireLazy(["Env"],b):(window.Env=window.Env||{},b(window.Env))}envFlush({"ajaxpipe_token":"AXjnrP3CW9FxNjHT7w0","timeslice_heartbeat_config":{"pollIntervalMs":33,"idleGapThresholdMs":60,"ignoredTimesliceNames":{"requestAnimationFrame":true,"Event listenHandler mousemove":true,"Event listenHandler mouseover":true,"Event listenHandler mouseout":true,"Event listenHandler scroll":true},"isHeartbeatEnabled":true,"isArtilleryOn":false},"shouldLogCounters":true,"timeslice_categories":{"react_render":true,"reflow":true},"sample_continuation_stacktraces":true,"dom_mutation_flag":true,"gk_instrument_object_url":true,"gk_log_promise_done":true,"stack_trace_limit":30,"reliability_fixederrors_2018":true,"timesliceBufferSize":5000,"show_invariant_decoder":false,"compat_iframe_token":"AQ696YPCqdOR2hW_7_8","isCQuick":false});</text:p>
      <text:p text:style-name="P12"><text:tab/>&lt;/script&gt;</text:p>
      <text:p text:style-name="P13"><text:tab/>&lt;script nonce="S7hebPMj"&gt;</text:p>
      <text:p text:style-name="P14"><text:tab/><text:tab/>(function(a){function b(b){if(!window.openDatabase)return;b.I_AM_INCOGNITO_AND_I_REALLY_NEED_WEBSQL=function(a,b,c,d){return window.openDatabase(a,b,c,d)};window.openDatabase=function(){throw new Error()}}b(a)})(this);</text:p>
      <text:p text:style-name="P15"><text:tab/>&lt;/script&gt;</text:p>
      <text:p text:style-name="P16"><text:tab/>&lt;style nonce="S7hebPMj"&gt;&lt;/style&gt;</text:p>
      <text:p text:style-name="P17"><text:tab/>&lt;script<text:s/>nonce="S7hebPMj"&gt;</text:p>
      <text:p text:style-name="P18"><text:tab/><text:tab/>__DEV__=0;CavalryLogger=window.CavalryLogger||function(a){this.lid=a,this.transition=!1,this.metric_collected=!1,this.is_detailed_profiler=!1,this.instrumentation_started=!1,this.pagelet_metrics={},this.events={},this.ongoing_watch={},this.values={t_cstart:window._cstart},this.piggy_values={},this.bootloader_metrics={},this.resource_to_pagelet_mapping={},this.initializeInstrumentation&amp;&amp;this.initializeInstrumentation()},CavalryLogger.prototype.setIsDetailedProfiler=function(a){this.is_detailed_profiler=a;return this},CavalryLogger.prototype.setTTIEvent=function(a){this.tti_event=a;return this},CavalryLogger.prototype.setValue=function(a,b,c,d){d=d?this.piggy_values:this.values;(typeof d[a]==="undefined"||c)&amp;&amp;(d[a]=b);return this},CavalryLogger.prototype.getLastTtiValue=function(){return this.lastTtiValue},CavalryLogger.prototype.setTimeStamp=CavalryLogger.prototype.setTimeStamp||function(a,b,c,d){this.mark(a);var e=this.values.t_cstart||this.values.t_start;e=d?e+d:CavalryLogger.now();this.setValue(a,e,b,c);this.tti_event&amp;&amp;a==this.tti_event&amp;&amp;(this.lastTtiValue=e,this.setTimeStamp("t_tti",b));return this},CavalryLogger.prototype.mark=typeof console==="object"&amp;&amp;console.timeStamp?function(a){console.timeStamp(a)}:function(){},CavalryLogger.prototype.addPiggyback=function(a,b){this.piggy_values[a]=b;return this},CavalryLogger.instances={},CavalryLogger.id=0,CavalryLogger.getInstance=function(a){typeof a==="undefined"&amp;&amp;(a=CavalryLogger.id);CavalryLogger.instances[a]||(CavalryLogger.instances[a]=new<text:s/>CavalryLogger(a));return CavalryLogger.instances[a]},CavalryLogger.setPageID=function(a){if(CavalryLogger.id===0){var b=CavalryLogger.getInstance();CavalryLogger.instances[a]=b;CavalryLogger.instances[a].lid=a;delete CavalryLogger.instances[0]}CavalryLogger.id=a},CavalryLogger.now=function(){return window.performance&amp;&amp;performance.timing&amp;&amp;performance.timing.navigationStart&amp;&amp;performance.now?performance.now()+performance.timing.navigationStart:new Date().getTime()},CavalryLogger.prototype.measureResources=function(){},CavalryLogger.prototype.profileEarlyResources=function(){},CavalryLogger.getBootloaderMetricsFromAllLoggers=function(){},CavalryLogger.start_js=function(){},CavalryLogger.start_js_script=function(){},CavalryLogger.done_js=function(){};CavalryLogger.getInstance().setTTIEvent("t_domcontent");CavalryLogger.prototype.measureResources=function(a,b){if(!this.log_resources)return;var c="bootload/"+a.name;if(this.bootloader_metrics[c]!==void 0||this.ongoing_watch[c]!==void 0)return;var d=CavalryLogger.now();this.ongoing_watch[c]=d;"start_"+c in this.bootloader_metrics||(this.bootloader_metrics["start_"+c]=d);b&amp;&amp;!("tag_"+c in this.bootloader_metrics)&amp;&amp;(this.bootloader_metrics["tag_"+c]=b);if(a.type==="js"){c="js_exec/"+a.name;this.ongoing_watch[c]=d}},CavalryLogger.prototype.stopWatch=function(a){if(this.ongoing_watch[a]){var b=CavalryLogger.now(),c=b-this.ongoing_watch[a];this.bootloader_metrics[a]=c;var d=this.piggy_values;a.indexOf("bootload")===0&amp;&amp;(d.t_resource_download||(d.t_resource_download=0),d.resources_downloaded||(d.resources_downloaded=0),d.t_resource_download+=c,d.resources_downloaded+=1,d["tag_"+a]=="_EF_"&amp;&amp;(d.t_pagelet_cssload_early_resources=b));delete this.ongoing_watch[a]}return this},CavalryLogger.getBootloaderMetricsFromAllLoggers=function(){var a={};Object.values(window.CavalryLogger.instances).forEach(function(b){b.bootloader_metrics&amp;&amp;Object.assign(a,b.bootloader_metrics)});return a},CavalryLogger.start_js=function(a){for(var b=0;b&lt;a.length;++b)CavalryLogger.getInstance().stopWatch("js_exec/"+a[b])},CavalryLogger.start_js_script=function(a){if(!a||!a.dataset)return;CavalryLogger.start_js([a.dataset.bootloaderHash||a.dataset.bootloaderHashClient])},CavalryLogger.done_js=function(a){for(var b=0;b&lt;a.length;++b)CavalryLogger.getInstance().stopWatch("bootload/"+a[b])},CavalryLogger.prototype.profileEarlyResources=function(a){for(var b=0;b&lt;a.length;b++)this.measureResources({name:a[b][0],type:a[b][1]?"js":""},"_EF_")};CavalryLogger.getInstance().log_resources=true;CavalryLogger.getInstance().setIsDetailedProfiler(true);window.CavalryLogger&amp;&amp;CavalryLogger.getInstance().setTimeStamp("t_start");</text:p>
      <text:p text:style-name="P19"><text:tab/>&lt;/script&gt;&lt;noscript&gt;</text:p>
      <text:p text:style-name="P20"><text:tab/><text:tab/>&lt;meta http-equiv="refresh" content="0; URL=/ads/manager/accounts?_fb_noscript=1" /&gt;&lt;/noscript&gt;</text:p>
      <text:p text:style-name="P21"><text:tab/>&lt;link rel="manifest" id="MANIFEST_LINK" href="/data/manifest/" crossorigin="use-credentials" /&gt;</text:p>
      <text:p text:style-name="P22"><text:tab/>&lt;title id="pageTitle"&gt;Ads Manager: Ad Accounts&lt;/title&gt;</text:p>
      <text:p text:style-name="P23"><text:tab/>&lt;link rel="shortcut icon" href="https://static.xx.fbcdn.net/rsrc.php/yM/r/smMa6yr4qCU.ico" /&gt;</text:p>
      <text:p text:style-name="P24"><text:tab/>&lt;link type="text/css" rel="stylesheet"</text:p>
      <text:p text:style-name="P25"><text:tab/><text:tab/>href="https://static.xx.fbcdn.net/rsrc.php/v3/yW/l/0,cross/2t6ofyiBSTv.css?_nc_x=uhDiwmKC_B3"</text:p>
      <text:p text:style-name="P26"><text:tab/><text:tab/>data-bootloader-hash="PuZHThr" /&gt;</text:p>
      <text:p text:style-name="P27"><text:tab/>&lt;link type="text/css" rel="stylesheet"</text:p>
      <text:p text:style-name="P28"><text:tab/><text:tab/>href="https://static.xx.fbcdn.net/rsrc.php/v3/yt/l/0,cross/R7oV-VdyLOh.css?_nc_x=uhDiwmKC_B3"</text:p>
      <text:p text:style-name="P29"><text:tab/><text:tab/>data-bootloader-hash="OPuOwyu" /&gt;</text:p>
      <text:p text:style-name="P30"><text:tab/>&lt;link type="text/css" rel="stylesheet"</text:p>
      <text:p text:style-name="P31"><text:tab/><text:tab/>href="https://static.xx.fbcdn.net/rsrc.php/v3/yJ/l/0,cross/EeV9kLcSJp3.css?_nc_x=uhDiwmKC_B3"</text:p>
      <text:p text:style-name="P32"><text:tab/><text:tab/>data-bootloader-hash="y4s9Al5" /&gt;</text:p>
      <text:p text:style-name="P33"><text:tab/>&lt;link type="text/css" rel="stylesheet"</text:p>
      <text:p text:style-name="P34"><text:tab/><text:tab/>href="https://static.xx.fbcdn.net/rsrc.php/v3/ya/l/0,cross/gnCBGiKuRZf.css?_nc_x=uhDiwmKC_B3"</text:p>
      <text:p text:style-name="P35"><text:tab/><text:tab/>data-bootloader-hash="sIdGXlD" /&gt;</text:p>
      <text:p text:style-name="P36"><text:tab/>&lt;link type="text/css" rel="stylesheet"</text:p>
      <text:p text:style-name="P37"><text:tab/><text:tab/>href="https://static.xx.fbcdn.net/rsrc.php/v3/yg/l/0,cross/YZe5Ew0Dqep.css?_nc_x=uhDiwmKC_B3"</text:p>
      <text:p text:style-name="P38"><text:tab/><text:tab/>data-bootloader-hash="UBpZdcx" /&gt;</text:p>
      <text:p text:style-name="P39"><text:tab/>&lt;link type="text/css" rel="stylesheet"</text:p>
      <text:p text:style-name="P40"><text:tab/><text:tab/>href="https://static.xx.fbcdn.net/rsrc.php/v3/ya/l/0,cross/6G5RMqq5D2u.css?_nc_x=uhDiwmKC_B3"</text:p>
      <text:p text:style-name="P41"><text:tab/><text:tab/>data-bootloader-hash="05S/8dE" /&gt;</text:p>
      <text:p text:style-name="P42"><text:tab/>&lt;link type="text/css" rel="stylesheet"</text:p>
      <text:p text:style-name="P43"><text:tab/><text:tab/>href="https://static.xx.fbcdn.net/rsrc.php/v3/yI/l/0,cross/I7vNGPmbkYx.css?_nc_x=uhDiwmKC_B3"</text:p>
      <text:p text:style-name="P44"><text:tab/><text:tab/>data-bootloader-hash="IZnktcb" /&gt;</text:p>
      <text:p text:style-name="P45"><text:tab/>&lt;script<text:s/>src="https://static.xx.fbcdn.net/rsrc.php/v3/yF/r/_RX9zRl_euT.js?_nc_x=uhDiwmKC_B3"</text:p>
      <text:p text:style-name="P46"><text:tab/><text:tab/>data-bootloader-hash="FeoEtZv" nonce="S7hebPMj"&gt;&lt;/script&gt;</text:p>
      <text:p text:style-name="P47"><text:tab/>&lt;script nonce="S7hebPMj"&gt;</text:p>
      <text:p text:style-name="P48"><text:tab/><text:tab/>requireLazy(["HasteSupportData"],function(m){m.handle({"clpData":{"269":{"r":1},"1744178":{"r":1,"s":1},"1796320":{"r":1,"s":1},"1814852":{"r":1},"1827916":{"r":1},"1827917":{"r":1},"1837559":{"r":1},"1838142":{"r":1,"s":1},"1921248":{"r":1},"1985308":{"r":1,"s":1},"2004113":{"r":1,"s":1},"1845773":{"r":1},"1949898":{"r":1},"1848815":{"r":10000,"s":1}},"gkxData":{"70":{"result":true,"hash":"AT7Uwp1CiQ0yHQRN5rI"},"139":{"result":false,"hash":"AT62qeYI13nRo9gfysA"},"181":{"result":true,"hash":"AT78qFoVv9PWdL4DFbk"},"335":{"result":false,"hash":"AT76YvhkjRKfx2DrklI"},"443":{"result":false,"hash":"AT4h1HaIxHYZn6IYJQA"},"945":{"result":true,"hash":"AT4fqXrdmfPTzFB-dM0"},"1229":{"result":false,"hash":"AT5azSB_3BmggK7mSa0"},"1230":{"result":true,"hash":"AT7nX0TuKMb2qcXTLmM"},"1262":{"result":true,"hash":"AT5RM6eBPNOl4l8y__E"},"1324":{"result":false,"hash":"AT6HVxDBtv2BD2TlWs0"},"1465":{"result":true,"hash":"AT7xYfmgiZ3heiVqizg"},"1613":{"result":false,"hash":"AT6C05u7kdG_SOrkatw"},"1705":{"result":false,"hash":"AT45JGOqDPcAMbr3c0Y"},"1711":{"result":false,"hash":"AT53QiTN5NgifHe2Y6o"},"2165":{"result":false,"hash":"AT42YijdF0hqRPCzZvk"},"2588":{"result":false,"hash":"AT6KnZU66o9fjOfECVM"},"2755":{"result":true,"hash":"AT5UMQkR8ly2W4m1Xb0"},"2772":{"result":false,"hash":"AT5Eu244WIce7iwqN1M"},"3183":{"result":true,"hash":"AT7F8QtTPb5-QQNIlJc"},"3752":{"result":false,"hash":"AT6eS5UTkkMp_xbP1is"},"3831":{"result":false,"hash":"AT4W23lQ0XxAZniM3dw"},"3850":{"result":false,"hash":"AT5My4RiHMBHBsxIpqc"},"4057":{"result":false,"hash":"AT5Lsg_uvGcHQUdFIqI"},"4075":{"result":false,"hash":"AT4_ZQi0sTjSt-RxvW8"},"4166":{"result":false,"hash":"AT7yrb5QuQ92736uheA"},"4363":{"result":true,"hash":"AT6gEm191bRL6Sy2qSw"},"4469":{"result":true,"hash":"AT6vBGmfZCG44Sz2XZE"},"4470":{"result":true,"hash":"AT49bJSVJSrhrRRnvIA"},"4471":{"result":true,"hash":"AT4c4sDFR0twq0zq0oM"},"4475":{"result":false,"hash":"AT79jqPlnQbdKnzgnOs"},"4482":{"result":true,"hash":"AT5PNzs8Txc3kjLkQ-E"},"4638":{"result":true,"hash":"AT5RMJE1yJSepmApOKg"},"4639":{"result":false,"hash":"AT6fuwnCZ25Hjx2lrL4"},"5173":{"result":true,"hash":"AT719vu1BCC8wvN0ea4"},"5241":{"result":true,"hash":"AT7o1bCQPGpf3ShETnc"},"5386":{"result":true,"hash":"AT4XlR1laSLOmotZvkU"},"5388":{"result":false,"hash":"AT6FycYdhv8uBan13dY"},"5403":{"result":false,"hash":"AT5zCIAplAr2jSMZWxY"},"5541":{"result":true,"hash":"AT70V-Q_zfEykznOMdg"},"5673":{"result":true,"hash":"AT7zQ0sVuSN1omlnvd8"},"5755":{"result":false,"hash":"AT60guqChe6IgZ7Z-eg"},"5876":{"result":true,"hash":"AT7BUTUolyICAw3vsvU"},"5919":{"result":false,"hash":"AT6PGptIPUYH051BV6M"},"5957":{"result":true,"hash":"AT5yGGp-PhEkG82J6eo"},"6177":{"result":false,"hash":"AT4Sobf3nZZt3s3gK-s"},"6247":{"result":false,"hash":"AT4zLNGsHwXVLCr2fns"},"676837":{"result":false,"hash":"AT4N8wBZA8ctCdHwuX4"},"677945":{"result":false,"hash":"AT5WYAbk6lWyRqJv0T4"},"677981":{"result":false,"hash":"AT6llpQ0kGjVw8sDE5I"},"678010":{"result":false,"hash":"AT5HCL_12aDYJJ6p9uM"},"678108":{"result":false,"hash":"AT4HfZhG2avMZxoSBQE"},"678116":{"result":false,"hash":"AT4Wa5ENfmYmaDpwnOw"},"678166":{"result":false,"hash":"AT7djB-jvLWzDcRaOgQ"},"678176":{"result":false,"hash":"AT6019dw3ju65mcw2sE"},"678680":{"result":false,"hash":"AT4Y-6Ul9ZZckQZncGA"},"678710":{"result":false,"hash":"AT7RwYVjwMYZGkb3ymk"},"678834":{"result":false,"hash":"AT74I2yC5xBIbPwIeWk"},"708253":{"result":false,"hash":"AT5n4hBL3YTMnQWtsuI"},"897896":{"result":false,"hash":"AT6PGlWP-m79QfozQCY"},"943270":{"result":false,"hash":"AT5e6VMx1qIcLZpkW1w"},"957989":{"result":false,"hash":"AT58i1lyL4Bq9GQu1Dc"},"996940":{"result":false,"hash":"AT7opYuEGy3sjG1aJvk"},"1073500":{"result":false,"hash":"AT7aJmfnqWyioxOOqXo"},"1099893":{"result":false,"hash":"AT5kly2LSZV_DKGR840"},"1131028":{"result":false,"hash":"AT5nD1VMBWW12EdmjiQ"},"1167394":{"result":false,"hash":"AT7BpN-tlUPwbIIF3Ls"},"1217157":{"result":false,"hash":"AT6B7YmllOsArnK6FBM"},"1224637":{"result":false,"hash":"AT7JRluWxuwDm3Xzkfo"},"1262877":{"result":true,"hash":"AT7tCNzhyBFAHumQJlM"},"1263340":{"result":false,"hash":"AT5bwizWgDaFQudm89o"},"1407308":{"result":false,"hash":"AT6g20u7kv9f37jOm3c"},"1470120":{"result":false,"hash":"AT7hoNhuKStHslT5oDM"},"1506527":{"result":false,"hash":"AT4Sh9E-OKS3cjo6PsU"},"1507009":{"result":false,"hash":"AT6-syMBaq2NYlv6Ut0"},"1554827":{"result":false,"hash":"AT7zueGLhGo0cT5xN_A"},"1703328":{"result":true,"hash":"AT49L03pP2X9Hmsnw3g"},"1738486":{"result":false,"hash":"AT4cX37oQco6DwhUQdg"},"1742795":{"result":false,"hash":"AT6dbnY5JZm_bTIN820"},"1749203":{"result":false,"hash":"AT7Bky2UlmEBaWEc8Dw"},"1773917":{"result":false,"hash":"AT44k3UOGF-WrJnpvsE"},"1778371":{"result":false,"hash":"AT6HtWXGEXFDQ5JjwhQ"},"1824195":{"result":true,"hash":"AT6GEPcvS6HyCCVDC4o"},"1857581":{"result":false,"hash":"AT5yTxGMp6le0PAtdz8"},"1861546":{"result":false,"hash":"AT7TDKkMR4gPryZgRLI"},"1863055":{"result":false,"hash":"AT7ONu9dmdwXlowb82o"},"1902022":{"result":false,"hash":"AT7WD_stYlEMqW8coTE"},"1906715":{"result":false,"hash":"AT4GCIqolvs26cx631o"},"1912204":{"result":false,"hash":"AT72FnwJF9IKaIf-3qE"},"1914427":{"result":false,"hash":"AT7r7RL9lwTjh6wx7jk"},"1915762":{"result":false,"hash":"AT6ndbXu8VGhz_bB7wU"},"676920":{"result":true,"hash":"AT497IX4gOFG8gZeieo"},"676838":{"result":false,"hash":"AT6nN1ehT9yq-2q65s0"}},"ixData":{"22175":{"sprited":1,"spriteCssClass":"sx_048170","spriteMapCssClass":"sp_4L_HNWQCB-W_2x"},"22262":{"sprited":1,"spriteCssClass":"sx_e8ae9f","spriteMapCssClass":"sp_n5tkV_VtTvP_2x"},"22263":{"sprited":1,"spriteCssClass":"sx_cd4060","spriteMapCssClass":"sp_n5tkV_VtTvP_2x"},"22264":{"sprited":1,"spriteCssClass":"sx_246607","spriteMapCssClass":"sp_n5tkV_VtTvP_2x"},"22272":{"sprited":1,"spriteCssClass":"sx_0fab3c","spriteMapCssClass":"sp_n5tkV_VtTvP_2x"},"22273":{"sprited":1,"spriteCssClass":"sx_d68f7e","spriteMapCssClass":"sp_n5tkV_VtTvP_2x"},"22274":{"sprited":1,"spriteCssClass":"sx_aeeaf1","spriteMapCssClass":"sp_n5tkV_VtTvP_2x"},"22275":{"sprited":1,"spriteCssClass":"sx_770ebf","spriteMapCssClass":"sp_n5tkV_VtTvP_2x"},"22276":{"sprited":1,"spriteCssClass":"sx_334099","spriteMapCssClass":"sp_n5tkV_VtTvP_2x"},"22279":{"sprited":1,"spriteCssClass":"sx_c7f072","spriteMapCssClass":"sp_n5tkV_VtTvP_2x"},"22283":{"sprited":1,"spriteCssClass":"sx_b99750","spriteMapCssClass":"sp_n5tkV_VtTvP_2x"},"22284":{"sprited":1,"spriteCssClass":"sx_d7073f","spriteMapCssClass":"sp_n5tkV_VtTvP_2x"},"22383":{"sprited":1,"spriteCssClass":"sx_89ce65","spriteMapCssClass":"sp_n5tkV_VtTvP_2x"},"22384":{"sprited":1,"spriteCssClass":"sx_ef374a","spriteMapCssClass":"sp_n5tkV_VtTvP_2x"},"22385":{"sprited":1,"spriteCssClass":"sx_b44feb","spriteMapCssClass":"sp_n5tkV_VtTvP_2x"},"22386":{"sprited":1,"spriteCssClass":"sx_5f31b7","spriteMapCssClass":"sp_n5tkV_VtTvP_2x"},"22387":{"sprited":1,"spriteCssClass":"sx_d4296e","spriteMapCssClass":"sp_n5tkV_VtTvP_2x"},"22389":{"sprited":1,"spriteCssClass":"sx_c9ddef","spriteMapCssClass":"sp_n5tkV_VtTvP_2x"},"22390":{"sprited":1,"spriteCssClass":"sx_eec369","spriteMapCssClass":"sp_n5tkV_VtTvP_2x"},"22391":{"sprited":1,"spriteCssClass":"sx_071bc2","spriteMapCssClass":"sp_n5tkV_VtTvP_2x"},"22392":{"sprited":1,"spriteCssClass":"sx_588d1c","spriteMapCssClass":"sp_n5tkV_VtTvP_2x"},"22393":{"sprited":1,"spriteCssClass":"sx_7df813","spriteMapCssClass":"sp_n5tkV_VtTvP_2x"},"22394":{"sprited":1,"spriteCssClass":"sx_6cc17e","spriteMapCssClass":"sp_n5tkV_VtTvP_2x"},"22395":{"sprited":1,"spriteCssClass":"sx_fa84ec","spriteMapCssClass":"sp_n5tkV_VtTvP_2x"},"22397":{"sprited":1,"spriteCssClass":"sx_ac9e89","spriteMapCssClass":"sp_n5tkV_VtTvP_2x"},"22398":{"sprited":1,"spriteCssClass":"sx_702a11","spriteMapCssClass":"sp_n5tkV_VtTvP_2x"},"26391":{"sprited":0,"uri":"https:\/\/static.xx.fbcdn.net\/rsrc.php\/v3\/yb\/r\/rVr5jZFhlqw.png","width":1550,"height":2000},"146103":{"sprited":0,"uri":"https:\/\/static.xx.fbcdn.net\/rsrc.php\/v3\/yu\/r\/L5CWFuxIEzs.png","width":1551,"height":2001},"150880":{"sprited":0,"uri":"https:\/\/static.xx.fbcdn.net\/rsrc.php\/v3\/yB\/r\/JURhVWFWk-S.png","width":1034,"height":1334},"158127":{"sprited":0,"uri":"https:\/\/static.xx.fbcdn.net\/rsrc.php\/v3\/yL\/r\/zPy08JC84nq.png","width":1550,"height":2016},"165585":{"sprited":0,"uri":"https:\/\/static.xx.fbcdn.net\/rsrc.php\/v3\/yL\/r\/5Pfh9n7AjCS.png","width":517,"height":667},"180832":{"sprited":0,"uri":"https:\/\/static.xx.fbcdn.net\/rsrc.php\/v3\/yX\/r\/pW1YaTGSOc9.png","width":1900,"height":2668},"206754":{"sprited":0,"uri":"https:\/\/static.xx.fbcdn.net\/rsrc.php\/v3\/yB\/r\/0JEAhUZcPRb.png","width":1034,"height":1344},"374487":{"sprited":1,"spriteCssClass":"sx_4fe0bf","spriteMapCssClass":"sp_n5tkV_VtTvP_2x"},"377142":{"sprited":1,"spriteCssClass":"sx_fa6a85","spriteMapCssClass":"sp_n5tkV_VtTvP_2x"},"377143":{"sprited":1,"spriteCssClass":"sx_a196b1","spriteMapCssClass":"sp_n5tkV_VtTvP_2x"},"383904":{"sprited":1,"spriteCssClass":"sx_286d1e","spriteMapCssClass":"sp_n5tkV_VtTvP_2x"},"418961":{"sprited":1,"spriteCssClass":"sx_ffe50f","spriteMapCssClass":"sp_n5tkV_VtTvP_2x"},"478232":{"sprited":1,"spriteCssClass":"sx_1e9037","spriteMapCssClass":"sp_n5tkV_VtTvP_2x"},"479175":{"sprited":1,"spriteCssClass":"sx_762eac","spriteMapCssClass":"sp_n5tkV_VtTvP_2x"},"480789":{"sprited":1,"spriteCssClass":"sx_294fcf","spriteMapCssClass":"sp_n5tkV_VtTvP_2x"},"480790":{"sprited":1,"spriteCssClass":"sx_496bd2","spriteMapCssClass":"sp_n5tkV_VtTvP_2x"},"481909":{"sprited":1,"spriteCssClass":"sx_6868be","spriteMapCssClass":"sp_n5tkV_VtTvP_2x"},"481931":{"sprited":1,"spriteCssClass":"sx_0e12f9","spriteMapCssClass":"sp_n5tkV_VtTvP_2x"},"481939":{"sprited":1,"spriteCssClass":"sx_c6f915","spriteMapCssClass":"sp_n5tkV_VtTvP_2x"},"482926":{"sprited":1,"spriteCssClass":"sx_202713","spriteMapCssClass":"sp_n5tkV_VtTvP_2x"},"482930":{"sprited":1,"spriteCssClass":"sx_633de7","spriteMapCssClass":"sp_n5tkV_VtTvP_2x"},"485235":{"sprited":1,"spriteCssClass":"sx_ca5d3e","spriteMapCssClass":"sp_n5tkV_VtTvP_2x"},"489534":{"sprited":1,"spriteCssClass":"sx_d8ab3e","spriteMapCssClass":"sp_n5tkV_VtTvP_2x"},"497240":{"sprited":1,"spriteCssClass":"sx_d36104","spriteMapCssClass":"sp_n5tkV_VtTvP_2x"},"501143":{"sprited":1,"spriteCssClass":"sx_a877de","spriteMapCssClass":"sp_n5tkV_VtTvP_2x"},"501146":{"sprited":1,"spriteCssClass":"sx_35a6bf","spriteMapCssClass":"sp_n5tkV_VtTvP_2x"},"503378":{"sprited":1,"spriteCssClass":"sx_a0926e","spriteMapCssClass":"sp_n5tkV_VtTvP_2x"},"505619":{"sprited":1,"spriteCssClass":"sx_6b00d5","spriteMapCssClass":"sp_n5tkV_VtTvP_2x"},"505902":{"sprited":1,"spriteCssClass":"sx_9c82d7","spriteMapCssClass":"sp_n5tkV_VtTvP_2x"},"505905":{"sprited":1,"spriteCssClass":"sx_894eab","spriteMapCssClass":"sp_n5tkV_VtTvP_2x"},"507188":{"sprited":1,"spriteCssClass":"sx_86b471","spriteMapCssClass":"sp_n5tkV_VtTvP_2x"},"534266":{"sprited":1,"spriteCssClass":"sx_645b03","spriteMapCssClass":"sp_n5tkV_VtTvP_2x"},"534915":{"sprited":1,"spriteCssClass":"sx_fc436a","spriteMapCssClass":"sp_n5tkV_VtTvP_2x"},"534925":{"sprited":1,"spriteCssClass":"sx_3cc393","spriteMapCssClass":"sp_n5tkV_VtTvP_2x"},"534930":{"sprited":1,"spriteCssClass":"sx_8069fc","spriteMapCssClass":"sp_n5tkV_VtTvP_2x"},"534931":{"sprited":1,"spriteCssClass":"sx_0bc1c0","spriteMapCssClass":"sp_n5tkV_VtTvP_2x"},"535132":{"sprited":1,"spriteCssClass":"sx_db58aa","spriteMapCssClass":"sp_n5tkV_VtTvP_2x"},"535135":{"sprited":1,"spriteCssClass":"sx_bf6dd2","spriteMapCssClass":"sp_n5tkV_VtTvP_2x"},"542000":{"sprited":1,"spriteCssClass":"sx_c3269d","spriteMapCssClass":"sp_4L_HNWQCB-W_2x"},"542007":{"sprited":1,"spriteCssClass":"sx_7dbd40","spriteMapCssClass":"sp_4L_HNWQCB-W_2x"},"543289":{"sprited":1,"spriteCssClass":"sx_cdfbd8","spriteMapCssClass":"sp_n5tkV_VtTvP_2x"},"547774":{"sprited":1,"spriteCssClass":"sx_14eeb1","spriteMapCssClass":"sp_n5tkV_VtTvP_2x"},"556707":{"sprited":0,"uri":"https:\/\/static.xx.fbcdn.net\/rsrc.php\/v3\/yC\/r\/ITP2XJZ35YT.png","width":517,"height":667},"556710":{"sprited":1,"spriteCssClass":"sx_4e951a","spriteMapCssClass":"sp_n5tkV_VtTvP_2x"},"556711":{"sprited":1,"spriteCssClass":"sx_a55c57","spriteMapCssClass":"sp_n5tkV_VtTvP_2x"},"556712":{"sprited":1,"spriteCssClass":"sx_c90e54","spriteMapCssClass":"sp_n5tkV_VtTvP_2x"},"556713":{"sprited":1,"spriteCssClass":"sx_e113e6","spriteMapCssClass":"sp_n5tkV_VtTvP_2x"},"556714":{"sprited":0,"uri":"https:\/\/static.xx.fbcdn.net\/rsrc.php\/v3\/ym\/r\/3eL1BYeC-dl.png","width":517,"height":667},"556715":{"sprited":0,"uri":"https:\/\/static.xx.fbcdn.net\/rsrc.php\/v3\/yD\/r\/0qXvNHKx5rj.png","width":517,"height":667},"556716":{"sprited":0,"uri":"https:\/\/static.xx.fbcdn.net\/rsrc.php\/v3\/yW\/r\/L6RUXtQg1Cc.png","width":517,"height":667},"556718":{"sprited":0,"uri":"https:\/\/static.xx.fbcdn.net\/rsrc.php\/v3\/yK\/r\/12q5UNsIvzv.png","width":517,"height":667},"556723":{"sprited":0,"uri":"https:\/\/static.xx.fbcdn.net\/rsrc.php\/v3\/y4\/r\/Ot4nP7ElEJT.png","width":517,"height":667},"556725":{"sprited":1,"spriteCssClass":"sx_accbea","spriteMapCssClass":"sp_n5tkV_VtTvP_2x"},"556726":{"sprited":0,"uri":"https:\/\/static.xx.fbcdn.net\/rsrc.php\/v3\/yy\/r\/YVH67S4Cx5I.png","width":517,"height":667},"556727":{"sprited":0,"uri":"https:\/\/static.xx.fbcdn.net\/rsrc.php\/v3\/yk\/r\/tZPkLO393_6.png","width":517,"height":667},"558163":{"sprited":1,"spriteCssClass":"sx_5d0b83","spriteMapCssClass":"sp_n5tkV_VtTvP_2x"},"566543":{"sprited":1,"spriteCssClass":"sx_0d5f33","spriteMapCssClass":"sp_n5tkV_VtTvP_2x"},"566546":{"sprited":1,"spriteCssClass":"sx_b16718","spriteMapCssClass":"sp_n5tkV_VtTvP_2x"},"567278":{"sprited":1,"spriteCssClass":"sx_60eca6","spriteMapCssClass":"sp_n5tkV_VtTvP_2x"},"577869":{"sprited":1,"spriteCssClass":"sx_58d714","spriteMapCssClass":"sp_n5tkV_VtTvP_2x"},"578888":{"sprited":1,"spriteCssClass":"sx_f0ce45","spriteMapCssClass":"sp_n5tkV_VtTvP_2x"},"586738":{"sprited":1,"spriteCssClass":"sx_a1bbdf","spriteMapCssClass":"sp_n5tkV_VtTvP_2x"},"624229":{"sprited":1,"spriteCssClass":"sx_916c1c","spriteMapCssClass":"sp_n5tkV_VtTvP_2x"},"624233":{"sprited":1,"spriteCssClass":"sx_06ccc7","spriteMapCssClass":"sp_n5tkV_VtTvP_2x"},"625590":{"sprited":1,"spriteCssClass":"sx_ffa869","spriteMapCssClass":"sp_n5tkV_VtTvP_2x"},"659042":{"sprited":0,"uri":"https:\/\/static.xx.fbcdn.net\/rsrc.php\/v3\/y-\/r\/74T5BeyT-Rr.png","width":1587,"height":2048},"676355":{"sprited":0,"uri":"https:\/\/static.xx.fbcdn.net\/rsrc.php\/v3\/ya\/r\/_QnXxDJeZ3O.png","width":517,"height":667},"690322":{"sprited":1,"spriteCssClass":"sx_42e2b5","spriteMapCssClass":"sp_4L_HNWQCB-W_2x"},"692652":{"sprited":1,"spriteCssClass":"sx_18b0ec","spriteMapCssClass":"sp_n5tkV_VtTvP_2x"},"692655":{"sprited":1,"spriteCssClass":"sx_b19416","spriteMapCssClass":"sp_n5tkV_VtTvP_2x"},"696362":{"sprited":1,"spriteCssClass":"sx_4e9d0f","spriteMapCssClass":"sp_n5tkV_VtTvP_2x"},"696369":{"sprited":1,"spriteCssClass":"sx_c5ec1a","spriteMapCssClass":"sp_n5tkV_VtTvP_2x"},"724795":{"sprited":1,"spriteCssClass":"sx_d4c14a","spriteMapCssClass":"sp_n5tkV_VtTvP_2x"},"789269":{"sprited":1,"spriteCssClass":"sx_3315b7","spriteMapCssClass":"sp_n5tkV_VtTvP_2x"},"835337":{"sprited":1,"spriteCssClass":"sx_397865","spriteMapCssClass":"sp_n5tkV_VtTvP_2x"},"837437":{"sprited":1,"spriteCssClass":"sx_a8efe0","spriteMapCssClass":"sp_n5tkV_VtTvP_2x"},"840096":{"sprited":0,"uri":"https:\/\/static.xx.fbcdn.net\/rsrc.php\/v3\/yS\/r\/PY7Ypq7I1Fs.png","width":1034,"height":1335},"840433":{"sprited":1,"spriteCssClass":"sx_b71799","spriteMapCssClass":"sp_n5tkV_VtTvP_2x"},"841886":{"sprited":1,"spriteCssClass":"sx_0eb8d9","spriteMapCssClass":"sp_n5tkV_VtTvP_2x"},"868678":{"sprited":0,"uri":"https:\/\/static.xx.fbcdn.net\/rsrc.php\/v3\/yp\/r\/AqAu_siRSE0.png","width":517,"height":667},"868781":{"sprited":1,"spriteCssClass":"sx_878683","spriteMapCssClass":"sp_n5tkV_VtTvP_2x"},"899505":{"sprited":1,"spriteCssClass":"sx_ed9a07","spriteMapCssClass":"sp_n5tkV_VtTvP_2x"},"899738":{"sprited":1,"spriteCssClass":"sx_72b46c","spriteMapCssClass":"sp_n5tkV_VtTvP_2x"},"899805":{"sprited":1,"spriteCssClass":"sx_fc7c64","spriteMapCssClass":"sp_n5tkV_VtTvP_2x"},"901242":{"sprited":0,"uri":"https:\/\/static.xx.fbcdn.net\/rsrc.php\/v1\/yt\/r\/nnDQD4Ks62h.jpg","width":775,"height":1000},"901243":{"sprited":0,"uri":"https:\/\/static.xx.fbcdn.net\/rsrc.php\/v1\/yC\/r\/6PAK5aCVnmt.jpg","width":775,"height":1000},"901244":{"sprited":0,"uri":"https:\/\/static.xx.fbcdn.net\/rsrc.php\/v1\/y8\/r\/CnK1Me9osFU.jpg","width":775,"height":1000},"901245":{"sprited":0,"uri":"https:\/\/static.xx.fbcdn.net\/rsrc.php\/v1\/yz\/r\/iUX-o5oO8kZ.jpg","width":775,"height":1000},"901246":{"sprited":0,"uri":"https:\/\/static.xx.fbcdn.net\/rsrc.php\/v1\/yJ\/r\/ICTpPC6enwk.jpg","width":775,"height":1000},"939866":{"sprited":0,"uri":"https:\/\/static.xx.fbcdn.net\/rsrc.php\/v3\/yB\/r\/DFTPG4pybXr.png","width":1034,"height":1334},"939867":{"sprited":0,"uri":"https:\/\/static.xx.fbcdn.net\/rsrc.php\/v3\/y4\/r\/dQDQoTiY6vd.png","width":1034,"height":1334},"943684":{"sprited":1,"spriteCssClass":"sx_1a605d","spriteMapCssClass":"sp_n5tkV_VtTvP_2x"},"943687":{"sprited":1,"spriteCssClass":"sx_f3296c","spriteMapCssClass":"sp_n5tkV_VtTvP_2x"},"1000168":{"sprited":0,"uri":"https:\/\/static.xx.fbcdn.net\/rsrc.php\/v3\/yJ\/r\/CzZ5Yi7E1mJ.png","width":744,"height":960},"1000183":{"sprited":0,"uri":"https:\/\/static.xx.fbcdn.net\/rsrc.php\/v3\/yw\/r\/foJVxTEkJi3.png","width":517,"height":667},"1084788":{"sprited":1,"spriteCssClass":"sx_a74970","spriteMapCssClass":"sp_4L_HNWQCB-W_2x"},"1084794":{"sprited":1,"spriteCssClass":"sx_53dbeb","spriteMapCssClass":"sp_4L_HNWQCB-W_2x"},"1084891":{"sprited":1,"spriteCssClass":"sx_005ad8","spriteMapCssClass":"sp_n5tkV_VtTvP_2x"},"1116976":{"sprited":1,"spriteCssClass":"sx_3155e4","spriteMapCssClass":"sp_n5tkV_VtTvP_2x"},"1213581":{"sprited":1,"spriteCssClass":"sx_cabca8","spriteMapCssClass":"sp_n5tkV_VtTvP_2x"},"1219358":{"sprited":1,"spriteCssClass":"sx_86c51e","spriteMapCssClass":"sp_4L_HNWQCB-W_2x"},"1253191":{"sprited":1,"spriteCssClass":"sx_c53b1a","spriteMapCssClass":"sp_n5tkV_VtTvP_2x"},"1261173":{"sprited":1,"spriteCssClass":"sx_59a829","spriteMapCssClass":"sp_n5tkV_VtTvP_2x"},"1280864":{"sprited":1,"spriteCssClass":"sx_75a1cb","spriteMapCssClass":"sp_n5tkV_VtTvP_2x"},"1334399":{"sprited":0,"uri":"https:\/\/static.xx.fbcdn.net\/rsrc.php\/v3\/yl\/r\/eFsketh4Rsy.png","width":517,"height":667},"1347204":{"sprited":1,"spriteCssClass":"sx_04ec85","spriteMapCssClass":"sp_n5tkV_VtTvP_2x"},"1348356":{"sprited":1,"spriteCssClass":"sx_024a55","spriteMapCssClass":"sp_n5tkV_VtTvP_2x"},"1348363":{"sprited":1,"spriteCssClass":"sx_dadd8e","spriteMapCssClass":"sp_n5tkV_VtTvP_2x"},"1355236":{"sprited":1,"spriteCssClass":"sx_0146c2","spriteMapCssClass":"sp_n5tkV_VtTvP_2x"},"1366380":{"sprited":1,"spriteCssClass":"sx_dbdae0","spriteMapCssClass":"sp_n5tkV_VtTvP_2x"},"1366387":{"sprited":1,"spriteCssClass":"sx_d893ec","spriteMapCssClass":"sp_n5tkV_VtTvP_2x"},"1366410":{"sprited":1,"spriteCssClass":"sx_a0eff0","spriteMapCssClass":"sp_n5tkV_VtTvP_2x"},"1366419":{"sprited":1,"spriteCssClass":"sx_95d142","spriteMapCssClass":"sp_n5tkV_VtTvP_2x"},"1400612":{"sprited":1,"spriteCssClass":"sx_daee09","spriteMapCssClass":"sp_n5tkV_VtTvP_2x"},"1826783":{"sprited":1,"spriteCssClass":"sx_c80091","spriteMapCssClass":"sp_n5tkV_VtTvP_2x"},"1944946":{"sprited":0,"uri":"https:\/\/static.xx.fbcdn.net\/rsrc.php\/v3\/yM\/r\/Ohy1Lx4IlQ_.png","width":1034,"height":1334},"1994665":{"sprited":1,"spriteCssClass":"sx_3ade42","spriteMapCssClass":"sp_4L_HNWQCB-W_2x"},"1997398":{"sprited":0,"uri":"https:\/\/static.xx.fbcdn.net\/rsrc.php\/v3\/yn\/r\/OWAAbWa518d.png","width":517,"height":667},"2029301":{"sprited":1,"spriteCssClass":"sx_512972","spriteMapCssClass":"sp_n5tkV_VtTvP_2x"}},"qexData":{"643":{"r":100,"l":"J{\"u\":\"\",\"t\":\"fb\",\"gks\":[],\"qe\":\"365713868623279\"}"},"648":{"r":false},"650":{"r":50},"651":{"r":300}},"qplData":{"19":{"r":1},"47":{"r":1},"74":{"r":1},"75":{"r":1},"85":{"r":1},"97":{"r":1},"101":{"r":1},"106":{"r":1},"117":{"r":1},"122":{"r":1},"126":{"r":1},"141":{"r":1},"182":{"r":1},"184":{"r":1},"185":{"r":1},"186":{"r":1},"187":{"r":1},"188":{"r":1},"189":{"r":1},"190":{"r":1},"191":{"r":1},"192":{"r":1},"193":{"r":1},"194":{"r":1},"195":{"r":1},"196":{"r":1},"244":{"r":1},"248":{"r":1},"249":{"r":1},"250":{"r":1},"251":{"r":1},"253":{"r":1},"268":{"r":1},"273":{"r":1},"303":{"r":1},"304":{"r":1},"306":{"r":1},"307":{"r":1},"329":{"r":1},"338":{"r":1},"342":{"r":1},"380":{"r":1},"391":{},"414":{"r":1},"419":{"r":1},"420":{"r":1},"423":{"r":1},"430":{"r":10},"439":{"r":1},"450":{"r":1},"451":{"r":1},"452":{"r":1},"472":{"r":1},"480":{"r":1},"495":{"r":1},"506":{"r":1},"544":{"m":3,"r":1},"617":{"r":1},"618":{"r":1},"621":{"r":1},"634":{"r":10},"652":{"r":1},"654":{"r":1},"656":{"r":1},"658":{"r":1},"659":{"r":1},"660":{"r":1},"682":{"r":1},"703":{"r":1},"717":{"r":1},"730":{"r":1},"802":{"r":1},"811":{"r":100},"842":{"r":100},"858":{"r":1},"876":{"r":1},"892":{"r":1},"906":{"r":1},"937":{"r":1},"1044":{"r":1},"1100":{"r":1},"1114":{"r":1},"1118":{"r":1},"1126":{"r":1},"1139":{"r":1},"1156":{"r":1},"1196":{"r":1},"1197":{"r":1},"1216":{"r":1},"1244":{"r":1},"1246":{"r":1},"1276":{},"1277":{},"1289":{"r":1},"1300":{"r":1},"1318":{"r":1},"1333":{"r":10},"1352":{},"1356":{"r":1},"1368":{"r":1},"1379":{"r":1},"1435":{"r":1},"1446":{"r":1},"1486":{"r":1},"1492":{"r":1},"1510":{},"1550":{"r":1},"1584":{"r":1},"1603":{"r":1},"1624":{"r":1},"1637":{"r":1},"1641":{"r":1},"1651":{"r":1},"1675":{"r":1},"1699":{"r":1},"1706":{"r":1},"1710":{"r":1},"1739":{"r":1},"1757":{"r":100},"1767":{"r":1},"1779":{"r":1},"1813":{"r":1},"1859":{"r":1},"1874":{"r":1},"1888":{"r":1},"1889":{"r":1},"1899":{"r":1},"1908":{"r":1},"1933":{"r":1},"1965":{"r":1},"2021":{"r":1},"2052":{"r":1},"2113":{"r":1},"2118":{"r":1},"2182":{"r":1},"2190":{"r":1},"2230":{},"2253":{"r":1},"2259":{"r":1},"2277":{},"2344":{"r":1},"2352":{"r":1},"2368":{"r":1},"2384":{"r":1},"2400":{"r":1},"2403":{"r":1},"2437":{"r":1},"2438":{"r":1},"2502":{"r":1},"2513":{"r":1},"2521":{"r":1},"2554":{"r":1},"2564":{"r":1},"2567":{"r":1},"2568":{"r":1},"2585":{"r":1},"2591":{"r":1},"2605":{"r":10},"2639":{"r":1},"2659":{"r":1},"2722":{"r":1},"2726":{},"2746":{"r":1},"2748":{"r":1},"2768":{"r":1},"2787":{},"2819":{"r":1},"2855":{"r":1},"2870":{"r":1},"2873":{"r":1},"2880":{"r":1},"2889":{"r":1},"2925":{"r":1},"2940":{"r":1},"2943":{"r":1},"3113":{"r":1},"3189":{"r":1},"3191":{"r":1},"3205":{"r":1},"3229":{"r":1},"3254":{"r":1},"3264":{"r":1},"3320":{"r":1},"3324":{"r":1},"3351":{"r":1},"3383":{"r":1},"3400":{"r":1},"3432":{"r":1},"3460":{"r":1},"3483":{"r":1},"3488":{"r":1},"3518":{"r":1},"3527":{"r":1},"3532":{"r":1},"3548":{"r":1},"3566":{"r":1},"3567":{"r":1},"3591":{"r":1},"3593":{"r":1},"3605":{"r":1},"3628":{"r":10},"3673":{"r":1},"3696":{"r":1},"3747":{"r":1},"3759":{"r":1},"3812":{"r":1},"3828":{"r":1},"3836":{"r":1},"3888":{},"3916":{"r":1},"3970":{"r":1},"3972":{"r":2},"3997":{"r":1},"3999":{"r":1},"4018":{"r":1},"4023":{"r":1},"4031":{"r":1},"4089":{"r":1},"4090":{},"4097":{"r":1},"4128":{"r":1},"4154":{"r":1},"4172":{"r":1},"4214":{"r":1},"4232":{"r":1},"4248":{"r":20},"4280":{"r":1},"4281":{"r":1},"4288":{"r":1},"4302":{"r":1},"4396":{"r":100},"4399":{"r":1},"4492":{"r":1},"4496":{"r":1},"4565":{"r":1},"4584":{"r":1},"4588":{"r":1},"4598":{"r":1},"4625":{"r":1},"4629":{"r":1},"4659":{"r":1},"4668":{"r":10},"4688":{"r":1},"4693":{"r":1},"4701":{"r":1},"4762":{"r":1},"4859":{"r":1},"4878":{"r":1},"4948":{"r":1},"4956":{"r":1},"4983":{"r":1},"5033":{"r":1},"5036":{"r":1},"5041":{"r":1},"5044":{"r":1},"5163":{"r":1},"5207":{},"5257":{"r":1},"5262":{"r":1},"5264":{"r":1},"5313":{"r":1},"5331":{"r":1},"5369":{"r":1},"5412":{"r":1},"5414":{"r":1},"5418":{},"5435":{},"5498":{"r":1},"5501":{"r":1},"5532":{"r":1},"5539":{"r":1},"5603":{"r":1},"5610":{"r":1},"5616":{},"5624":{},"5728":{"r":1},"5758":{"r":1},"5845":{"r":1},"5851":{},"5877":{"r":1},"5898":{"r":1},"5998":{"r":1},"6025":{"r":1},"6054":{"r":1},"6072":{"r":1},"6122":{},"6167":{"r":1},"6180":{"r":1},"6186":{"r":1},"6233":{"r":1},"6281":{"r":1},"6304":{"r":100},"6337":{"r":1},"6350":{"r":1},"6452":{"r":1},"6469":{"r":1},"6563":{"r":1},"6569":{"r":1},"6605":{"r":1},"6625":{"r":1},"6639":{"r":1},"6640":{"r":1},"6644":{"r":1},"6669":{"r":1},"6686":{"r":1},"6703":{"r":1},"6738":{"r":1},"6743":{"r":1},"6786":{"r":1},"6848":{"r":1},"6853":{"r":1},"6877":{"r":1},"6903":{"r":1},"6918":{"r":1},"6933":{"r":1},"7032":{"r":1},"7076":{"r":1},"7105":{"r":1},"7125":{"r":1},"7135":{"r":1},"7144":{"r":1},"7163":{"r":1},"7190":{"r":1},"7211":{"r":1},"7240":{"r":1},"7259":{"r":1},"7339":{"r":1},"7381":{"r":1},"7385":{"r":1},"7421":{"r":1},"7423":{"r":1},"7446":{"r":1},"7458":{"r":1},"7461":{"r":1},"7462":{"r":1},"7513":{"r":1},"7515":{"r":1},"7526":{"r":1},"7535":{"r":1},"7542":{"r":1},"7558":{"r":1},"7573":{"r":1},"7590":{"r":100},"7595":{"r":1},"7677":{"r":1},"7707":{"r":1},"7708":{"r":1},"7810":{"r":1},"7827":{"r":1},"7831":{"r":1},"7848":{"r":1},"7873":{"r":1},"7898":{"r":1},"7926":{"r":1},"7997":{"r":1},"8004":{"r":1},"8077":{"r":1},"8082":{"r":1},"8109":{"r":1},"8124":{"r":1},"8145":{"r":1},"8191":{},"8252":{"r":1},"8275":{"r":1},"8280":{"r":1},"8353":{"r":1},"8359":{"r":1},"8360":{"r":1},"8408":{"r":1},"8441":{"r":1},"8477":{},"8557":{"r":1},"8570":{"r":1},"8685":{"r":1},"8688":{"r":1},"8693":{"r":1},"8726":{"r":1},"8871":{"r":1},"8877":{"r":1},"8886":{"r":1},"8955":{"r":1},"8992":{"r":10},"9178":{"r":1},"15550":{"r":1},"17617":{},"7758":{"r":1}},"justknobxData":{"86":{"r":true},"120":{"r":126},"135":{"r":true},"206":{"r":true},"402":{"r":true},"450":{"r":true}}})});requireLazy(["TimeSliceImpl","ServerJS"],function(TimeSlice,ServerJS){(new ServerJS()).handle({"define":[["URLFragmentPreludeConfig",[],{"hashtagRedirect":true,"fragBlacklist":["nonce","access_token","oauth_token","xs","checkpoint_data","code"]},137],["CometPersistQueryParams",[],{"relative":{},"domain":{}},6231],["CookieDomain",[],{"domain":"facebook.com"},6421],["BootloaderConfig",[],{"deferBootloads":false,"jsRetries":[200,500],"jsRetryAbortNum":2,"jsRetryAbortTime":5,"silentDups":false,"hypStep4":false,"phdOn":false,"btCutoffIndex":486},329],["CSSLoaderConfig",[],{"timeout":5000,"modulePrefix":"BLCSS:"},619],["CookieCoreConfig",[],{"c_user":{},"cppo":{"t":86400},"dpr":{"t":604800},"fbl_ci":{"t":31536000},"fbl_cs":{"t":31536000},"fbl_st":{"t":31536000},"i_user":{},"locale":{"t":604800},"m_pixel_ratio":{"t":604800},"noscript":{},"presence":{"t":2592000},"sfau":{},"usida":{},"vpd":{"t":5184000},"wd":{"t":604800},"x-referer":{},"x-src":{"t":1}},2104],["CurrentCommunityInitialData",[],{},490],["CurrentEnvironment",[],{"facebookdotcom":true,"messengerdotcom":false,"workplacedotcom":false,"instagramdotcom":false},827],["CurrentUserInitialData",[],{"ACCOUNT_ID":"100081299409166","USER_ID":"100081299409166","NAME":"Elena Derrick","SHORT_NAME":"Elena","IS_BUSINESS_PERSON_ACCOUNT":false,"HAS_SECONDARY_BUSINESS_PERSON":false,"IS_FACEBOOK_WORK_ACCOUNT":false,"IS_MESSENGER_ONLY_USER":false,"IS_DEACTIVATED_ALLOWED_ON_MESSENGER":false,"IS_MESSENGER_CALL_GUEST_USER":false,"IS_WORK_MESSENGER_CALL_GUEST_USER":false,"APP_ID":"256281040558","IS_BUSINESS_DOMAIN":false},270],["DTSGInitialData",[],{"token":"AQFtTq2B98gDuL0:35:1652650601"},258],["ISB",[],{},330],["LSD",[],{"token":"V-jhAIZI_uMQ1oucgHvShG"},323],["ServerNonce",[],{"ServerNonce":"9VW2-6vkKaASGioXfBJ5r5"},141],["SiteData",[],{"server_revision":1005633626,"client_revision":1005633626,"tier":"","push_phase":"C3","pkg_cohort":"BP:ads_campaign_manager_pkg","haste_session":"19149.BP:ads_campaign_manager_pkg.2.0.0.0.","pr":2,"haste_site":"www","manifest_base_uri":"https:\/\/static.xx.fbcdn.net","manifest_origin":null,"be_one_ahead":false,"is_rtl":false,"is_comet":false,"is_experimental_tier":false,"is_jit_warmed_up":true,"hsi":"7106183891701862752-0","semr_host_bucket":"6","bl_hash_version":2,"skip_rd_bl":true,"comet_env":0,"wbloks_env":false,"spin":4,"__spin_r":1005633626,"__spin_b":"trunk","__spin_t":1654537369,"vip":"31.13.83.36"},317],["SprinkleConfig",[],{"param_name":"jazoest","version":2,"should_randomize":false},2111],["UserAgentData",[],{"browserArchitecture":"32","browserFullVersion":null,"browserMinorVersion":null,"browserName":"Unknown","browserVersion":null,"deviceName":"Unknown","engineName":"Unknown","engineVersion":null,"platformArchitecture":"32","platformName":"Unknown","platformVersion":null,"platformFullVersion":null},527],["PromiseUsePolyfillSetImmediateGK",[],{"www_always_use_polyfill_setimmediate":false},2190],["KSConfig",[],{"killed":{"__set":["MOBILIZER_SELF_SERVE_OWNERSHIP_RESOLVER","MLHUB_FLOW_AUTOREFRESH_SEARCH","NEKO_DISABLE_CREATE_FOR_SAP","EO_DISABLE_SYSTEM_SERIAL_NUMBER_FREE_TYPING_IN_CPE_NON_CLIENT","MOBILITY_KILL_OLD_VISIBILITY_POSITION_SETTING","WORKPLACE_DISPLAY_TEXT_EVIDENCE_REPORTING","BUSINESS_INVITE_FLOW_WITH_SELLER_PROFILE","BUY_AT_UI_LINE_DELETE","BUSINESS_GRAPH_SETTING_APP_ASSIGNED_USERS_NEW_API","BUSINESS_GRAPH_SETTING_BU_ASSIGNED_USERS_NEW_API","BUSINESS_GRAPH_SETTING_ESG_ASSIGNED_USERS_NEW_API","BUSINESS_GRAPH_SETTING_PRODUCT_CATALOG_ASSIGNED_USERS_NEW_API","BUSINESS_GRAPH_SETTING_SESG_ASSIGNED_USERS_NEW_API","BUSINESS_GRAPH_SETTING_WABA_ASSIGNED_USERS_NEW_API","ADS_PLACEMENT_FIX_PUBLISHER_PLATFORMS_MUTATION","FORCE_FETCH_BOOSTED_COMPONENT_AFTER_ADS_CREATION","VIDEO_DIMENSIONS_FROM_PLAYER_IN_UPLOAD_DIALOG","SNIVY_GROUP_BY_EVENT_TRACE_ID_AND_NAME","ADS_STORE_VISITS_METRICS_DEPRECATION","DYNAMIC_ADS_SET_CATALOG_AND_PRODUCT_SET_TOGETHER","AD_DRAFT_ENABLE_SYNCRHONOUS_FRAGMENT_VALIDATION","SEPARATE_MESSAGING_COMACTIVITY_PAGE_PERMS","LAB_NET_NEW_UI_RELEASE","POCKET_MONSTERS_CREATE","POCKET_MONSTERS_DELETE","SRT_BANZAI_SRT_CORE_LOGGER","SRT_BANZAI_SRT_MAIN_LOGGER","WORKPLACE_PLATFORM_SECURE_APPS_MAILBOXES","POCKET_MONSTERS_UPDATE_NAME","IC_DISABLE_MERGE_TOOL_FEED_CHECK_FOR_REPLACE_SCHEDULE","ADS_EPD_IMPACTED_ADVERTISER_MIGRATE_XCONTROLLER","RECRUITING_CANDIDATE_PORTAL_ACCOUNT_DELETION_CARD","BIZ_INBOX_POP_UP_TIP_NAVIGATION_BUG_FIX"]},"ko":{"__set":["8H4bQmEiuLT","3OsLvnSHNTt","1G7wJ6bJt9K","9NpkGYwzrPG","3oh5Mw86USj","8NAceEy9JZo","7FOIzos6XJX","rf8JEPGgOi","4j36SVzvP3w","4NSq3ZC4ScE","53gCxKq281G","3yzzwBY7Npj","1onzIv0jH6H","8PlKuowafe8","1ntjZ2zgf03","4SIH2GRVX5W","2dhqRnqXGLQ","2WgiNOrHVuC","amKHb4Cw4WI","5mNEXob0nTj","8rDvN9vWdAK","5BdzWGmfvrA","DDZhogI19W","acrJTh9WGdp","1oOE64fL4wO","9Gd8qgRxn8z","MPMaqnqZ9c","5XCz1h9Iaw3","7r6mSP7ofr2","6DGPLrRdyts","aWxCyi1sEC7","9kCSDzzr8fu","awYA7fn2Bse"]}},2580],["DataStoreConfig",[],{"expandoKey":"__FB_STORE","useExpando":true},2915],["CookieCoreLoggingConfig",[],{"maximumIgnorableStallMs":16.67,"sampleRate":9.7e-5,"sampleRateClassic":1.0e-10,"sampleRateFastStale":1.0e-8},3401],["ImmediateImplementationExperiments",[],{"prefer_message_channel":true},3419],["DTSGInitData",[],{"token":"AQFtTq2B98gDuL0:35:1652650601","async_get_token":"AQzuamPau-8TlAkllpOH-7-0kYMyleHTNwyRIqI5lt3Wx_V3:35:1652650601"},3515],["UriNeedRawQuerySVConfig",[],{"uris":["dms.netmng.com","doubleclick.net","r.msn.com","watchit.sky.com","graphite.instagram.com","www.kfc.co.th","learn.pantheon.io","www.landmarkshops.in","www.ncl.com","s0.wp.com","www.tatacliq.com","bs.serving-sys.com","kohls.com","lazada.co.th","xg4ken.com","technopark.ru","officedepot.com.mx","bestbuy.com.mx","booking.com","nibio.no"]},3871],["TrustedTypesConfig",[],{"useTrustedTypes":false,"reportOnly":false},4548],["WebConnectionClassServerGuess",[],{"connectionClass":"EXCELLENT"},4705],["CometAltpayJsSdkIframeAllowedDomains",[],{"allowed_domains":["https:\/\/live.adyen.com","https:\/\/integration-facebook.payu.in","https:\/\/facebook.payulatam.com","https:\/\/secure.payu.com","https:\/\/facebook.dlocal.com","https:\/\/buy2.boku.com"]},4920],["BootloaderEndpointConfig",[],{"debugNoBatching":false,"endpointURI":"https:\/\/www.facebook.com\/ajax\/bootloader-endpoint\/"},5094],["BigPipeExperiments",[],{"link_images_to_pagelets":false,"enable_bigpipe_plugins":false},907],["IntlVariationHoldout",[],{"disable_variation":false},6533],["AsyncRequestConfig",[],{"asyncRequestsSurviveTransitionsDefault":true,"retryOnNetworkError":"1","useFetchStreamAjaxPipeTransport":false},328],["FbtResultGK",[],{"shouldReturnFbtResult":true,"inlineMode":"NO_INLINE"},876],["IntlPhonologicalRules",[],{"meta":{"\/_B\/":"([.,!?\\s]|^)","\/_E\/":"([.,!?\\s]|$)"},"patterns":{"\/\u0001(.*)('|&amp;#039;)s\u0001(?:'|&amp;#039;)s(.*)\/":"\u0001$1$2s\u0001$3","\/_\u0001([^\u0001]*)\u0001\/":"javascript"}},1496],["IntlViewerContext",[],{"GENDER":2,"regionalLocale":null},772],["NumberFormatConfig",[],{"decimalSeparator":".","numberDelimiter":",","minDigitsForThousandsSeparator":4,"standardDecimalPatternInfo":{"primaryGroupSize":3,"secondaryGroupSize":3},"numberingSystemData":null},54],["SessionNameConfig",[],{"seed":"1DyL"},757],["ZeroCategoryHeader",[],{},1127],["ZeroRewriteRules",[],{"rewrite_rules":{},"whitelist":{"\/hr\/r":1,"\/hr\/p":1,"\/zero\/unsupported_browser\/":1,"\/zero\/policy\/optin":1,"\/zero\/optin\/write\/":1,"\/zero\/optin\/legal\/":1,"\/zero\/optin\/free\/":1,"\/about\/privacy\/":1,"\/about\/privacy\/update\/":1,"\/privacy\/explanation\/":1,"\/zero\/toggle\/welcome\/":1,"\/zero\/toggle\/nux\/":1,"\/zero\/toggle\/settings\/":1,"\/fup\/interstitial\/":1,"\/work\/landing":1,"\/work\/login\/":1,"\/work\/email\/":1,"\/ai.php":1,"\/js_dialog_resources\/dialog_descriptions_android.json":0,"\/connect\/jsdialog\/MPlatformAppInvitesJSDialog\/":0,"\/connect\/jsdialog\/MPlatformOAuthShimJSDialog\/":0,"\/connect\/jsdialog\/MPlatformLikeJSDialog\/":0,"\/qp\/interstitial\/":1,"\/qp\/action\/redirect\/":1,"\/qp\/action\/close\/":1,"\/zero\/support\/ineligible\/":1,"\/zero_balance_redirect\/":1,"\/zero_balance_redirect":1,"\/zero_balance_redirect\/l\/":1,"\/l.php":1,"\/lsr.php":1,"\/ajax\/dtsg\/":1,"\/checkpoint\/block\/":1,"\/exitdsite":1,"\/zero\/balance\/pixel\/":1,"\/zero\/balance\/":1,"\/zero\/balance\/carrier_landing\/":1,"\/zero\/flex\/logging\/":1,"\/tr":1,"\/tr\/":1,"\/sem_campaigns\/sem_pixel_test\/":1,"\/bookmarks\/flyout\/body\/":1,"\/zero\/subno\/":1,"\/confirmemail.php":1,"\/policies\/":1,"\/mobile\/internetdotorg\/classifier\/":1,"\/zero\/dogfooding":1,"\/xti.php":1,"\/zero\/fblite\/config\/":1,"\/hr\/zsh\/wc\/":1,"\/ajax\/bootloader-endpoint\/":1,"\/mobile\/zero\/carrier_page\/":1,"\/mobile\/zero\/carrier_page\/education_page\/":1,"\/mobile\/zero\/carrier_page\/feature_switch\/":1,"\/mobile\/zero\/carrier_page\/settings_page\/":1,"\/aloha_check_build":1,"\/upsell\/zbd\/softnudge\/":1,"\/mobile\/zero\/af_transition\/":1,"\/mobile\/zero\/af_transition\/action\/":1,"\/mobile\/zero\/freemium\/":1,"\/mobile\/zero\/freemium\/redirect\/":1,"\/mobile\/zero\/freemium\/zero_fup\/":1,"\/privacy\/policy\/":1,"\/privacy\/center\/":1,"\/data\/manifest\/":1,"\/4oh4.php":1,"\/autologin.php":1,"\/birthday_help.php":1,"\/checkpoint\/":1,"\/contact-importer\/":1,"\/cr.php":1,"\/legal\/terms\/":1,"\/login.php":1,"\/login\/":1,"\/mobile\/account\/":1,"\/n\/":1,"\/remote_test_device\/":1,"\/upsell\/buy\/":1,"\/upsell\/buyconfirm\/":1,"\/upsell\/buyresult\/":1,"\/upsell\/promos\/":1,"\/upsell\/continue\/":1,"\/upsell\/h\/promos\/":1,"\/upsell\/loan\/learnmore\/":1,"\/upsell\/purchase\/":1,"\/upsell\/promos\/upgrade\/":1,"\/upsell\/buy_redirect\/":1,"\/upsell\/loan\/buyconfirm\/":1,"\/upsell\/loan\/buy\/":1,"\/upsell\/sms\/":1,"\/wap\/a\/channel\/reconnect.php":1,"\/wap\/a\/nux\/wizard\/nav.php":1,"\/wap\/appreg.php":1,"\/wap\/birthday_help.php":1,"\/wap\/c.php":1,"\/wap\/confirmemail.php":1,"\/wap\/cr.php":1,"\/wap\/login.php":1,"\/wap\/r.php":1,"\/zero\/datapolicy":1,"\/a\/timezone.php":1,"\/a\/bz":1,"\/bz\/reliability":1,"\/r.php":1,"\/mr\/":1,"\/reg\/":1,"\/registration\/log\/":1,"\/terms\/":1,"\/f123\/":1,"\/expert\/":1,"\/experts\/":1,"\/terms\/index.php":1,"\/terms.php":1,"\/srr\/":1,"\/msite\/redirect\/":1,"\/fbs\/pixel\/":1,"\/contactpoint\/preconfirmation\/":1,"\/contactpoint\/cliff\/":1,"\/contactpoint\/confirm\/submit\/":1,"\/contactpoint\/confirmed\/":1,"\/contactpoint\/login\/":1,"\/preconfirmation\/contactpoint_change\/":1,"\/help\/contact\/":1,"\/survey\/":1,"\/upsell\/loyaltytopup\/accept\/":1,"\/settings\/":1,"\/lite\/":1,"\/zero_status_update\/":1,"\/operator_store\/":1,"\/upsell\/":1,"\/wifiauth\/login\/":1}},1478],["IntlNumberTypeConfig",[],{"impl":"if (n === 1) { return IntlVariations.NUMBER_ONE; } else { return IntlVariations.NUMBER_OTHER; }"},3405],["ServerTimeData",[],{"serverTime":1654537369342,"timeOfRequestStart":1654537369243.7,"timeOfResponseStart":1654537369243.7},5943],["JSErrorLoggingConfig",[],{"appId":256281040558,"extra":["campaign_manager"],"reportInterval":50,"sampleWeight":null,"sampleWeightKey":"__jssesw","projectBlocklist":[]},2776],["FbtQTOverrides",[],{"overrides":{"1_bd5890d9e4201cdd76f3d903b0398d44":"Show your ad to {=people} who are likely to send you a message on Facebook, WhatsApp, or<text:s/>Instagram.","1_a7ec6d6e60b38116d770eb8cba988f76":"Show your ad to people who are likely to call your business.","1_2751a975f57ade915babf6d57adce912":"Get more engagement","1_3eecea2b4a55747509cd8e31f8c0436d":"Show your ad to {=people} who are likely to click on a URL in it.","1_416b1c7f88e0b49b3c2b3e7de12fc953":"Show your ad to {=people} who are likely to react, comment and share.","1_6b8f33e368817baa2798bbed5b197b72":"Use a form to collect contact information from potential customers.","1_5fc11504e9a2c89c685c96112b9f8408":"Get more calls","1_92fe44d9fb16f972ebf3f6bf4ea5918a":"Get more messages","1_7090aa157c7d66cdd04aacf628dbcfda":"Get more leads","1_539332b3ebe3af4505e3f2a10ab7d776":"Get more website visitors","1_2f539c5579473bc3c8fe22df1a038dd2":"Edit who<text:s/>to show this ad to","1_799abd2cfece295c43e8f46fac702663":"Audience interests","1_5c18a3e993c64e81d7a12b2d6fed80f7":"Show this ad to","1_ead653ea53c7dc89ee590c364fa86bb4":"Edit Audience Interests","1_6a70bd49375400a796c64f4eab6ba94e":"Here you can learn how small changes can sometimes make a big difference in ad performance. To get started, just follow a few simple steps.","1_ddb02f0e3bd50da3abfa796430ac9d5d":"Get Started","1_330aefcd47d3b83a691af4e5c7dc555a":"Welcome to A\/B testing"}},551],["AnalyticsCoreData",[],{"device_id":"$^|AcZG3cm3C93GgztYLJp0qKXwAKw0PF2f2p0B6jBUvAKltSsCxO7pUtsZ9tpKfuNPVFrJst6D6gnWusHhfABAf2k|fd.AcZrJTbrLlcGlhcKkSqbTyh1bYQG55iX-4OZWVxcRT_EFu_9x0tOfxN_8EdBBarvXn6Ei-NLihGjQfLRP0sVuTFr","app_id":"256281040558","enable_bladerunner":true,"enable_ack":true,"push_phase":"C3","enable_observer":false,"enable_dataloss_timer":false,"enable_fallback_for_br":true,"fix_br_init_rc":true},5237],["InitialCookieConsent",[],{"deferCookies":false,"initialConsent":{"__set":[1,2]},"noCookies":false,"shouldShowCookieBanner":false},4328],["CookieConsentIFrameConfig",[],{"consent_param":"FQAREhIA.ARZlGrLnnK_r3LRvWevsBU-PMpc5xaTB2IFTh7DDRJ4-YauQ","allowlisted_iframes":[]},5540],["cr:696703",[],{"__rc":[null,"Aa0HSFL03scXVO6pVrMz51VuRuJXqKPeIhJAAYuxo0PoQNQMUwgxhSQkTbrgr4k9SJa7HZV39d-CZLvmtP-8FBla-Zo"]},-1],["cr:708886",["EventProfilerImpl"],{"__rc":["EventProfilerImpl","Aa0HSFL03scXVO6pVrMz51VuRuJXqKPeIhJAAYuxo0PoQNQMUwgxhSQkTbrgr4k9SJa7HZV39d-CZLvmtP-8FBla-Zo"]},-1],["cr:717822",["TimeSliceImpl"],{"__rc":["TimeSliceImpl","Aa0HSFL03scXVO6pVrMz51VuRuJXqKPeIhJAAYuxo0PoQNQMUwgxhSQkTbrgr4k9SJa7HZV39d-CZLvmtP-8FBla-Zo"]},-1],["cr:806696",["clearTimeoutBlue"],{"__rc":["clearTimeoutBlue","Aa0HSFL03scXVO6pVrMz51VuRuJXqKPeIhJAAYuxo0PoQNQMUwgxhSQkTbrgr4k9SJa7HZV39d-CZLvmtP-8FBla-Zo"]},-1],["cr:807042",["setTimeoutBlue"],{"__rc":["setTimeoutBlue","Aa0HSFL03scXVO6pVrMz51VuRuJXqKPeIhJAAYuxo0PoQNQMUwgxhSQkTbrgr4k9SJa7HZV39d-CZLvmtP-8FBla-Zo"]},-1],["cr:896462",["setIntervalAcrossTransitionsBlue"],{"__rc":["setIntervalAcrossTransitionsBlue","Aa0HSFL03scXVO6pVrMz51VuRuJXqKPeIhJAAYuxo0PoQNQMUwgxhSQkTbrgr4k9SJa7HZV39d-CZLvmtP-8FBla-Zo"]},-1],["cr:986633",["setTimeoutAcrossTransitionsBlue"],{"__rc":["setTimeoutAcrossTransitionsBlue","Aa0HSFL03scXVO6pVrMz51VuRuJXqKPeIhJAAYuxo0PoQNQMUwgxhSQkTbrgr4k9SJa7HZV39d-CZLvmtP-8FBla-Zo"]},-1],["cr:1003267",["clearIntervalBlue"],{"__rc":["clearIntervalBlue","Aa0HSFL03scXVO6pVrMz51VuRuJXqKPeIhJAAYuxo0PoQNQMUwgxhSQkTbrgr4k9SJa7HZV39d-CZLvmtP-8FBla-Zo"]},-1],["cr:1183579",["InlineFbtResultImpl"],{"__rc":["InlineFbtResultImpl","Aa0HSFL03scXVO6pVrMz51VuRuJXqKPeIhJAAYuxo0PoQNQMUwgxhSQkTbrgr4k9SJa7HZV39d-CZLvmtP-8FBla-Zo"]},-1],["cr:925100",["RunBlue"],{"__rc":["RunBlue","Aa0HSFL03scXVO6pVrMz51VuRuJXqKPeIhJAAYuxo0PoQNQMUwgxhSQkTbrgr4k9SJa7HZV39d-CZLvmtP-8FBla-Zo"]},-1],["cr:729414",["VisualCompletion"],{"__rc":["VisualCompletion","Aa2iVvfL_oJpAY9_ArxALPS1fBJO07QBAazbkqcIP_E2bpVkl0g8JfswKdtnTceCBi5jCLbwpMNRJ0UOlK2b4urj"]},-1],["cr:1094907",[],{"__rc":[null,"Aa3CcwNKkquXjCslvwaSDmDLDrJRPqw1pn9bMa2fuPVIMNj1tZLQ1d7FPQ8vXMTn8Z7fgKbzEEjRpdJmdvu--bQ"]},-1],["EventConfig",[],{"sampling":{"bandwidth":0,"play":0,"playing":0,"progress":0,"pause":0,"ended":0,"seeked":0,"seeking":0,"waiting":0,"loadedmetadata":0,"canplay":0,"selectionchange":0,"change":0,"timeupdate":0,"adaptation":0,"focus":0,"blur":0,"load":0,"error":0,"message":0,"abort":0,"storage":0,"scroll":200000,"mousemove":20000,"mouseover":10000,"mouseout":10000,"mousewheel":1,"MSPointerMove":10000,"keydown":0.1,"click":0.02,"mouseup":0.02,"__100ms":0.001,"__default":5000,"__min":100,"__interactionDefault":200,"__eventDefault":100000},"page_sampling_boost":1,"interaction_regexes":{},"interaction_boost":{},"event_types":{},"manual_instrumentation":false,"profile_eager_execution":false,"disable_heuristic":true,"disable_event_profiler":false},1726],["AdsInterfacesSessionConfig",[],{},2393],["IntlCurrentLocale",[],{"code":"en_US"},5954],["USIDMetadata",[],{"browser_id":"?","tab_id":"","page_id":"Prd2h7dfs2fq5","transition_id":0,"version":6},5888],["cr:686",[],{"__rc":[null,"Aa1Sac8nFOElPQlilbVDQ7RCzQxunnwKInSFk6hdDHGRoje7hYGL2wHHR5GtB-cPhibhnnhvShlLLEAH0wOQLXG6"]},-1],["cr:1984081",[],{"__rc":[null,"Aa1bUKVrxZUGlOicej3cBkeWVrjAvDTB0IVsdQYUXfHJOWbnX3QrSNlRmxbJ5nJUoP0OpqZDcT5ExCGpEvaIsm_F8vDB"]},-1]],"require":[["markJSEnabled"],["lowerDomain"],["URLFragmentPrelude"],["Primer"],["BigPipe"],["Bootloader"],["TimeSlice"],["AsyncRequest"],["BanzaiScuba_DEPRECATED"],["VisualCompletionGating"],["FbtLogging"],["IntlQtEventFalcoEvent"],["RequireDeferredReference","unblock",[],[["AsyncRequest","BanzaiScuba_DEPRECATED","VisualCompletionGating","FbtLogging","IntlQtEventFalcoEvent"],"sd"]],["RequireDeferredReference","unblock",[],[["AsyncRequest","BanzaiScuba_DEPRECATED","VisualCompletionGating","FbtLogging","IntlQtEventFalcoEvent"],"css"]]]});});</text:p>
      <text:p text:style-name="P49"><text:tab/>&lt;/script&gt;</text:p>
      <text:p text:style-name="P50">&lt;/head&gt;</text:p>
      <text:p text:style-name="P51"/>
      <text:p text:style-name="P52">&lt;body class="_605a _3vu3 _4na6 _2is9 _61ve roboto bizsitePage _2is9 x2 Locale_en_US" dir="ltr"&gt;</text:p>
      <text:p text:style-name="P53"><text:tab/>&lt;script type="text/javascript" nonce="S7hebPMj"&gt;</text:p>
      <text:p text:style-name="P54"><text:tab/><text:tab/>requireLazy(["bootstrapWebSession"],function(j){j(1654537369)})</text:p>
      <text:p text:style-name="P55"><text:tab/>&lt;/script&gt;</text:p>
      <text:p text:style-name="P56"><text:tab/>&lt;div class="_li"&gt;</text:p>
      <text:p text:style-name="P57"><text:tab/><text:tab/>&lt;div class="_li _30l2 _-f_" id="u_0_0_O7"&gt;</text:p>
      <text:p text:style-name="P58"><text:tab/><text:tab/><text:tab/>&lt;div class="_3b5k" id="bizsitePageContainer"&gt;</text:p>
      <text:p text:style-name="P59"><text:tab/><text:tab/><text:tab/><text:tab/>&lt;div id="pagelet_bizbar_megamenu" data-referrer="pagelet_bizbar_megamenu"&gt;</text:p>
      <text:p text:style-name="P60"><text:tab/><text:tab/><text:tab/><text:tab/><text:tab/>&lt;div class="_2rhx"&gt;&lt;/div&gt;</text:p>
      <text:p text:style-name="P61"><text:tab/><text:tab/><text:tab/><text:tab/>&lt;/div&gt;</text:p>
      <text:p text:style-name="P62"><text:tab/><text:tab/><text:tab/><text:tab/>&lt;div id="globalContainer" class="uiContextualLayerParent"&gt;</text:p>
      <text:p text:style-name="P63"><text:tab/><text:tab/><text:tab/><text:tab/><text:tab/>&lt;form rel="async" ajaxify="/ads/manager/ajax/accounts/" class="_90l9" action="GET" onsubmit=""</text:p>
      <text:p text:style-name="P64"><text:tab/><text:tab/><text:tab/><text:tab/><text:tab/><text:tab/>id="u_0_1_uI"&gt;</text:p>
      <text:p text:style-name="P65"><text:tab/><text:tab/><text:tab/><text:tab/><text:tab/><text:tab/>&lt;div class="_4na7"&gt;</text:p>
      <text:p text:style-name="P66"><text:tab/><text:tab/><text:tab/><text:tab/><text:tab/><text:tab/><text:tab/>&lt;div class="adsManagerDatePicker _4na9"&gt;</text:p>
      <text:p text:style-name="P67"><text:tab/><text:tab/><text:tab/><text:tab/><text:tab/><text:tab/><text:tab/><text:tab/>&lt;!-- begin-react-placeholder --&gt;&lt;img class="img" src="https://static.xx.fbcdn.net/rsrc.php/v3/yw/r/_2npUSCf6mV.gif" alt="" width="16" height="11" /&gt;</text:p>
      <text:p text:style-name="P68"><text:tab/><text:tab/><text:tab/><text:tab/><text:tab/><text:tab/><text:tab/><text:tab/>&lt;!-- end-react-placeholder --&gt;&lt;noscript id="u_0_2_xt"&gt;&lt;/noscript&gt;&lt;/div&gt;Ad Accounts</text:p>
      <text:p text:style-name="P69"><text:tab/><text:tab/><text:tab/><text:tab/><text:tab/><text:tab/>&lt;/div&gt;</text:p>
      <text:p text:style-name="P70"><text:tab/><text:tab/><text:tab/><text:tab/><text:tab/><text:tab/>&lt;div class="_90lc roundedTable"&gt;</text:p>
      <text:p text:style-name="P71"><text:tab/><text:tab/><text:tab/><text:tab/><text:tab/><text:tab/><text:tab/>&lt;div class="_4-u2 _2pi9 _2pi3 _3-96 _90ld _4-u8"&gt;You have more Ad Accounts in Business</text:p>
      <text:p text:style-name="P72"><text:tab/><text:tab/><text:tab/><text:tab/><text:tab/><text:tab/><text:tab/><text:tab/>Manager. &lt;a href="https://business.facebook.com/"</text:p>
      <text:p text:style-name="P73"><text:tab/><text:tab/><text:tab/><text:tab/><text:tab/><text:tab/><text:tab/><text:tab/><text:tab/>onclick="require(&amp;#039;AppLogger.brands&amp;#039;).logForAnalytics(&amp;quot;nav&amp;quot;,&amp;quot;navigate_from_ads_manager&amp;quot;,&amp;#123;event_source: &amp;quot;MANAGE_ADS&amp;quot;&amp;#125;);"&gt;&lt;span class="fwb"&gt;Go to Business Manager&lt;/span&gt;&lt;/a&gt;.</text:p>
      <text:p text:style-name="P74"><text:tab/><text:tab/><text:tab/><text:tab/><text:tab/><text:tab/><text:tab/>&lt;/div&gt;</text:p>
      <text:p text:style-name="Normal"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&lt;div clas</text:span>s="_4-u2 _4-u8"&gt;</text:p>
      <text:p text:style-name="Normal"><text:tab/><text:tab/><text:tab/><text:tab/><text:tab/><text:tab/><text:tab/><text:tab/><text:span text:style-name="T82">&lt;div class="_5vpq _5a6d _46tg"&gt;</text:span></text:p>
      <text:p text:style-name="P83"><text:tab/><text:tab/><text:tab/><text:tab/><text:tab/><text:tab/><text:tab/><text:tab/><text:tab/>&lt;input type="hidden" autocomplete="off" name="sort_key" id="u_0_3_zA" /&gt;&lt;input type="hidden" autocomplete="off" name="sort_dir" id="u_0_4_Si" /&gt;</text:p>
      <text:p text:style-name="P84"><text:tab/><text:tab/><text:tab/><text:tab/><text:tab/><text:tab/><text:tab/><text:tab/><text:tab/>&lt;table class="uiDataTable _15j9" cellpadding="0" cellspacing="0"</text:p>
      <text:p text:style-name="P85"><text:tab/><text:tab/><text:tab/><text:tab/><text:tab/><text:tab/><text:tab/><text:tab/><text:tab/><text:tab/>data-testid="all_accounts_table" id="u_0_5_7Q"&gt;</text:p>
      <text:p text:style-name="P86"><text:tab/><text:tab/><text:tab/><text:tab/><text:tab/><text:tab/><text:tab/><text:tab/><text:tab/><text:tab/>&lt;thead&gt;</text:p>
      <text:p text:style-name="P87"><text:tab/><text:tab/><text:tab/><text:tab/><text:tab/><text:tab/><text:tab/><text:tab/><text:tab/><text:tab/><text:tab/>&lt;tr&gt;</text:p>
      <text:p text:style-name="P88"><text:tab/><text:tab/><text:tab/><text:tab/><text:tab/><text:tab/><text:tab/><text:tab/><text:tab/><text:tab/><text:tab/><text:tab/>&lt;th class="_5x4p" data-column-key="301" id="u_0_6_Jl"&gt;</text:p>
      <text:p text:style-name="P89"><text:tab/><text:tab/><text:tab/><text:tab/><text:tab/><text:tab/><text:tab/><text:tab/><text:tab/><text:tab/><text:tab/><text:tab/><text:tab/>&lt;span class="sortable"&gt;&lt;span class="columnLabel"&gt;Account&lt;/span&gt;&lt;i class="asc img sp_8-3xqvyRCKL_2x sx_f1dae1"&gt;&lt;/i&gt;&lt;i class="desc img sp_8-3xqvyRCKL_2x sx_2c9a75"&gt;&lt;/i&gt;&lt;/span&gt;</text:p>
      <text:p text:style-name="P90"><text:tab/><text:tab/><text:tab/><text:tab/><text:tab/><text:tab/><text:tab/><text:tab/><text:tab/><text:tab/><text:tab/><text:tab/>&lt;/th&gt;</text:p>
      <text:p text:style-name="P91"><text:tab/><text:tab/><text:tab/><text:tab/><text:tab/><text:tab/><text:tab/><text:tab/><text:tab/><text:tab/><text:tab/><text:tab/>&lt;th class="_5x4p" data-column-key="302" id="u_0_7_7/"&gt;</text:p>
      <text:p text:style-name="P92"><text:tab/><text:tab/><text:tab/><text:tab/><text:tab/><text:tab/><text:tab/><text:tab/><text:tab/><text:tab/><text:tab/><text:tab/><text:tab/>&lt;span class="sortable"&gt;&lt;span class="columnLabel"&gt;ID&lt;/span&gt;&lt;i class="asc img sp_8-3xqvyRCKL_2x sx_f1dae1"&gt;&lt;/i&gt;&lt;i class="desc img sp_8-3xqvyRCKL_2x sx_2c9a75"&gt;&lt;/i&gt;&lt;/span&gt;</text:p>
      <text:p text:style-name="P93"><text:tab/><text:tab/><text:tab/><text:tab/><text:tab/><text:tab/><text:tab/><text:tab/><text:tab/><text:tab/><text:tab/><text:tab/>&lt;/th&gt;</text:p>
      <text:p text:style-name="P94"><text:tab/><text:tab/><text:tab/><text:tab/><text:tab/><text:tab/><text:tab/><text:tab/><text:tab/><text:tab/><text:tab/><text:tab/>&lt;th class="_5x4p" data-column-key="303" id="u_0_8_5j"&gt;</text:p>
      <text:p text:style-name="P95"><text:tab/><text:tab/><text:tab/><text:tab/><text:tab/><text:tab/><text:tab/><text:tab/><text:tab/><text:tab/><text:tab/><text:tab/><text:tab/>&lt;span class="sortable"&gt;&lt;span class="columnLabel"&gt;Status&lt;/span&gt;&lt;i class="asc img sp_8-3xqvyRCKL_2x sx_f1dae1"&gt;&lt;/i&gt;&lt;i class="desc img sp_8-3xqvyRCKL_2x sx_2c9a75"&gt;&lt;/i&gt;&lt;/span&gt;</text:p>
      <text:p text:style-name="P96"><text:tab/><text:tab/><text:tab/><text:tab/><text:tab/><text:tab/><text:tab/><text:tab/><text:tab/><text:tab/><text:tab/><text:tab/>&lt;/th&gt;</text:p>
      <text:p text:style-name="P97"><text:tab/><text:tab/><text:tab/><text:tab/><text:tab/><text:tab/><text:tab/><text:tab/><text:tab/><text:tab/><text:tab/><text:tab/>&lt;th class="_5x4p lastColumn right" data-column-key="308" align="right"</text:p>
      <text:p text:style-name="P98"><text:tab/><text:tab/><text:tab/><text:tab/><text:tab/><text:tab/><text:tab/><text:tab/><text:tab/><text:tab/><text:tab/><text:tab/><text:tab/>id="u_0_9_JH"&gt;</text:p>
      <text:p text:style-name="P99"><text:tab/><text:tab/><text:tab/><text:tab/><text:tab/><text:tab/><text:tab/><text:tab/><text:tab/><text:tab/><text:tab/><text:tab/><text:tab/>&lt;span<text:s/>class="sortable"&gt;&lt;span class="columnLabel"&gt;Spent&lt;/span&gt;&lt;i class="asc img sp_8-3xqvyRCKL_2x sx_f1dae1"&gt;&lt;/i&gt;&lt;i class="desc img sp_8-3xqvyRCKL_2x sx_2c9a75"&gt;&lt;/i&gt;&lt;/span&gt;</text:p>
      <text:p text:style-name="P100"><text:tab/><text:tab/><text:tab/><text:tab/><text:tab/><text:tab/><text:tab/><text:tab/><text:tab/><text:tab/><text:tab/><text:tab/>&lt;/th&gt;</text:p>
      <text:p text:style-name="P101"><text:tab/><text:tab/><text:tab/><text:tab/><text:tab/><text:tab/><text:tab/><text:tab/><text:tab/><text:tab/><text:tab/>&lt;/tr&gt;</text:p>
      <text:p text:style-name="P102"><text:tab/><text:tab/><text:tab/><text:tab/><text:tab/><text:tab/><text:tab/><text:tab/><text:tab/><text:tab/>&lt;/thead&gt;</text:p>
      <text:p text:style-name="P103"><text:tab/><text:tab/><text:tab/><text:tab/><text:tab/><text:tab/><text:tab/><text:tab/><text:tab/><text:tab/>&lt;tbody&gt;</text:p>
      <text:p text:style-name="P104"><text:tab/><text:tab/><text:tab/><text:tab/><text:tab/><text:tab/><text:tab/><text:tab/><text:tab/><text:tab/><text:tab/>&lt;tr&gt;</text:p>
      <text:p text:style-name="P105"><text:tab/><text:tab/><text:tab/><text:tab/><text:tab/><text:tab/><text:tab/><text:tab/><text:tab/><text:tab/><text:tab/><text:tab/>&lt;td class="firstRow"&gt;&lt;a</text:p>
      <text:p text:style-name="P106"><text:tab/><text:tab/><text:tab/><text:tab/><text:tab/><text:tab/><text:tab/><text:tab/><text:tab/><text:tab/><text:tab/><text:tab/><text:tab/><text:tab/>href="/ads/manage/campaigns/?act=1044541273147139&amp;amp;nav_source=unknown&amp;amp;nav_entry_point=lep_17"&gt;Elena</text:p>
      <text:p text:style-name="P107"><text:tab/><text:tab/><text:tab/><text:tab/><text:tab/><text:tab/><text:tab/><text:tab/><text:tab/><text:tab/><text:tab/><text:tab/><text:tab/><text:tab/>Derrick&lt;/a&gt;&lt;/td&gt;</text:p>
      <text:p text:style-name="P108"><text:tab/><text:tab/><text:tab/><text:tab/><text:tab/><text:tab/><text:tab/><text:tab/><text:tab/><text:tab/><text:tab/><text:tab/>&lt;td data-sort="1044541273147139"</text:p>
      <text:p text:style-name="P109"><text:tab/><text:tab/><text:tab/><text:tab/><text:tab/><text:tab/><text:tab/><text:tab/><text:tab/><text:tab/><text:tab/><text:tab/><text:tab/>data-testid="all_accounts_table_account_id_cell"&gt;1044541273147139</text:p>
      <text:p text:style-name="P110"><text:tab/><text:tab/><text:tab/><text:tab/><text:tab/><text:tab/><text:tab/><text:tab/><text:tab/><text:tab/><text:tab/><text:tab/>&lt;/td&gt;</text:p>
      <text:p text:style-name="P111"><text:tab/><text:tab/><text:tab/><text:tab/><text:tab/><text:tab/><text:tab/><text:tab/><text:tab/><text:tab/><text:tab/><text:tab/>&lt;td data-sort="1" class="_5ynv"&gt;</text:p>
      <text:p text:style-name="P112"><text:tab/><text:tab/><text:tab/><text:tab/><text:tab/><text:tab/><text:tab/><text:tab/><text:tab/><text:tab/><text:tab/><text:tab/><text:tab/>&lt;div class="_6a _5xjb"&gt;</text:p>
      <text:p text:style-name="P113"><text:tab/><text:tab/><text:tab/><text:tab/><text:tab/><text:tab/><text:tab/><text:tab/><text:tab/><text:tab/><text:tab/><text:tab/><text:tab/><text:tab/>&lt;i class="mrs img sp_NdF1eAEiF8P_2x<text:s/>sx_6c8011"&gt;&lt;/i&gt;&lt;span&gt;Active&lt;/span&gt;</text:p>
      <text:p text:style-name="P114"><text:tab/><text:tab/><text:tab/><text:tab/><text:tab/><text:tab/><text:tab/><text:tab/><text:tab/><text:tab/><text:tab/><text:tab/><text:tab/>&lt;/div&gt;</text:p>
      <text:p text:style-name="P115"><text:tab/><text:tab/><text:tab/><text:tab/><text:tab/><text:tab/><text:tab/><text:tab/><text:tab/><text:tab/><text:tab/><text:tab/>&lt;/td&gt;</text:p>
      <text:p text:style-name="P116"><text:tab/><text:tab/><text:tab/><text:tab/><text:tab/><text:tab/><text:tab/><text:tab/><text:tab/><text:tab/><text:tab/><text:tab/>&lt;td data-sort="0" class="lastRow right" align="right"&gt;$0.00&lt;/td&gt;</text:p>
      <text:p text:style-name="P117"><text:tab/><text:tab/><text:tab/><text:tab/><text:tab/><text:tab/><text:tab/><text:tab/><text:tab/><text:tab/><text:tab/>&lt;/tr&gt;</text:p>
      <text:p text:style-name="P118"><text:tab/><text:tab/><text:tab/><text:tab/><text:tab/><text:tab/><text:tab/><text:tab/><text:tab/><text:tab/><text:tab/>&lt;tr class="odd"&gt;</text:p>
      <text:p text:style-name="P119"><text:tab/><text:tab/><text:tab/><text:tab/><text:tab/><text:tab/><text:tab/><text:tab/><text:tab/><text:tab/><text:tab/><text:tab/>&lt;td class="firstRow"&gt;&lt;a</text:p>
      <text:p text:style-name="P120"><text:tab/><text:tab/><text:tab/><text:tab/><text:tab/><text:tab/><text:tab/><text:tab/><text:tab/><text:tab/><text:tab/><text:tab/><text:tab/><text:tab/>href="/ads/manage/campaigns/?act=372331826637949&amp;amp;nav_source=unknown&amp;amp;nav_entry_point=lep_17"&gt;372331826637949&lt;/a&gt;</text:p>
      <text:p text:style-name="P121"><text:tab/><text:tab/><text:tab/><text:tab/><text:tab/><text:tab/><text:tab/><text:tab/><text:tab/><text:tab/><text:tab/><text:tab/>&lt;/td&gt;</text:p>
      <text:p text:style-name="P122"><text:tab/><text:tab/><text:tab/><text:tab/><text:tab/><text:tab/><text:tab/><text:tab/><text:tab/><text:tab/><text:tab/><text:tab/>&lt;td data-sort="372331826637949"</text:p>
      <text:p text:style-name="P123"><text:tab/><text:tab/><text:tab/><text:tab/><text:tab/><text:tab/><text:tab/><text:tab/><text:tab/><text:tab/><text:tab/><text:tab/><text:tab/>data-testid="all_accounts_table_account_id_cell"&gt;372331826637949</text:p>
      <text:p text:style-name="P124"><text:tab/><text:tab/><text:tab/><text:tab/><text:tab/><text:tab/><text:tab/><text:tab/><text:tab/><text:tab/><text:tab/><text:tab/>&lt;/td&gt;</text:p>
      <text:p text:style-name="P125"><text:tab/><text:tab/><text:tab/><text:tab/><text:tab/><text:tab/><text:tab/><text:tab/><text:tab/><text:tab/><text:tab/><text:tab/>&lt;td data-sort="1" class="_5ynv"&gt;</text:p>
      <text:p text:style-name="P126"><text:tab/><text:tab/><text:tab/><text:tab/><text:tab/><text:tab/><text:tab/><text:tab/><text:tab/><text:tab/><text:tab/><text:tab/><text:tab/>&lt;div class="_6a _5xjb"&gt;</text:p>
      <text:p text:style-name="P127"><text:tab/><text:tab/><text:tab/><text:tab/><text:tab/><text:tab/><text:tab/><text:tab/><text:tab/><text:tab/><text:tab/><text:tab/><text:tab/><text:tab/>&lt;i class="mrs img sp_NdF1eAEiF8P_2x sx_6c8011"&gt;&lt;/i&gt;&lt;span&gt;Active&lt;/span&gt;</text:p>
      <text:p text:style-name="P128"><text:tab/><text:tab/><text:tab/><text:tab/><text:tab/><text:tab/><text:tab/><text:tab/><text:tab/><text:tab/><text:tab/><text:tab/><text:tab/>&lt;/div&gt;</text:p>
      <text:p text:style-name="P129"><text:tab/><text:tab/><text:tab/><text:tab/><text:tab/><text:tab/><text:tab/><text:tab/><text:tab/><text:tab/><text:tab/><text:tab/>&lt;/td&gt;</text:p>
      <text:p text:style-name="P130"><text:tab/><text:tab/><text:tab/><text:tab/><text:tab/><text:tab/><text:tab/><text:tab/><text:tab/><text:tab/><text:tab/><text:tab/>&lt;td data-sort="0" class="lastRow right" align="right"&gt;$0.00&lt;/td&gt;</text:p>
      <text:p text:style-name="P131"><text:tab/><text:tab/><text:tab/><text:tab/><text:tab/><text:tab/><text:tab/><text:tab/><text:tab/><text:tab/><text:tab/>&lt;/tr&gt;</text:p>
      <text:p text:style-name="P132"><text:tab/><text:tab/><text:tab/><text:tab/><text:tab/><text:tab/><text:tab/><text:tab/><text:tab/><text:tab/>&lt;/tbody&gt;</text:p>
      <text:p text:style-name="P133"><text:tab/><text:tab/><text:tab/><text:tab/><text:tab/><text:tab/><text:tab/><text:tab/><text:tab/>&lt;/table&gt;</text:p>
      <text:p text:style-name="P134"><text:tab/><text:tab/><text:tab/><text:tab/><text:tab/><text:tab/><text:tab/><text:tab/>&lt;/div&gt;</text:p>
      <text:p text:style-name="P135"><text:tab/><text:tab/><text:tab/><text:tab/><text:tab/><text:tab/><text:tab/>&lt;/div&gt;</text:p>
      <text:p text:style-name="P136"><text:tab/><text:tab/><text:tab/><text:tab/><text:tab/><text:tab/>&lt;/div&gt;</text:p>
      <text:p text:style-name="P137"><text:tab/><text:tab/><text:tab/><text:tab/><text:tab/>&lt;/form&gt;</text:p>
      <text:p text:style-name="P138"><text:tab/><text:tab/><text:tab/><text:tab/>&lt;/div&gt;</text:p>
      <text:p text:style-name="P139"><text:tab/><text:tab/><text:tab/>&lt;/div&gt;</text:p>
      <text:p text:style-name="P140"><text:tab/><text:tab/>&lt;/div&gt;</text:p>
      <text:p text:style-name="P141"><text:tab/><text:tab/>&lt;div id="pagelet_dock"<text:s/>data-referrer="pagelet_dock" data-visualcompletion="ignore"&gt;&lt;/div&gt;</text:p>
      <text:p text:style-name="P142"><text:tab/>&lt;/div&gt;</text:p>
      <text:p text:style-name="P143"><text:tab/>&lt;script&gt;</text:p>
      <text:p text:style-name="P144"><text:tab/><text:tab/>requireLazy(["HasteSupportData"],function(m){m.handle({"clpData":{"1828945":{"r":100,"s":1}},"gkxData":{"764802":{"result":true,"hash":"AT4tFUbd4DXC-8IGTTk"},"1908135":{"result":false,"hash":"AT6miGypJl3m2Aq4zhY"},"4240":{"result":false,"hash":"AT6WMihLvltJm0UjyZg"},"1787898":{"result":true,"hash":"AT5WGsLz9GCUYq8UDL0"},"1924645":{"result":false,"hash":"AT7xqjINkJcipyjZFvw"},"311":{"result":false,"hash":"AT5iKi_hExN_EttysE8"},"948":{"result":false,"hash":"AT7YUVZceoLNZVRO9yM"},"954":{"result":false,"hash":"AT5nvqO7yw9tpfgsAC0"},"960":{"result":false,"hash":"AT7h75oiqlVnmsOAoLM"},"977":{"result":true,"hash":"AT4H3zt6uUtad5Qu6jE"},"524":{"result":false,"hash":"AT6SLNReg1ijh3bZUhM"},"819236":{"result":false,"hash":"AT66vW86d2uJ-kXPgHU"},"12":{"result":false,"hash":"AT7MdxfOMhMQYcz0YlA"},"729631":{"result":false,"hash":"AT7b0tj8AHWG5lTFBok"},"1281505":{"result":false,"hash":"AT4PHZM9gFoypCjQTmM"},"1291023":{"result":false,"hash":"AT519LseIG1nwq3orXw"},"1294182":{"result":false,"hash":"AT4vd6mwrtAJouEJtVQ"},"1399218":{"result":true,"hash":"AT6guCW1eyIkOV1E7gg"},"1401060":{"result":true,"hash":"AT5aetN5Gb3reIXVRVg"},"1485055":{"result":true,"hash":"AT5lkGxmhfrVKlcnUd4"},"1596063":{"result":false,"hash":"AT7JHuDWtaOqRuBU-D0"},"1597642":{"result":true,"hash":"AT78G4fDXhlnMl7onYE"},"1647260":{"result":false,"hash":"AT4WdkrQSGE5dIsE6qg"},"1695831":{"result":false,"hash":"AT7RA6TJmDFGF-D6J14"},"1722014":{"result":false,"hash":"AT6_M5gpc6RLrHjcu3Q"},"1778302":{"result":false,"hash":"AT65fisZhmc2X92E3uE"},"1840809":{"result":false,"hash":"AT5nYctoTsr7alRi5C8"},"1848749":{"result":false,"hash":"AT5GsH9Kb-3W-taZWRI"},"1906871":{"result":false,"hash":"AT6dIBiVv9bUDXlmuls"},"1985945":{"result":true,"hash":"AT66Oo5lY__5wUTpP1o"}},"ixData":{"142930":{"sprited":1,"spriteCssClass":"sx_cb4d4a","spriteMapCssClass":"sp_4L_HNWQCB-W_2x"},"142934":{"sprited":1,"spriteCssClass":"sx_a4ff8d","spriteMapCssClass":"sp_4L_HNWQCB-W_2x"},"144532":{"sprited":1,"spriteCssClass":"sx_d12a12","spriteMapCssClass":"sp_4L_HNWQCB-W_2x"},"144536":{"sprited":1,"spriteCssClass":"sx_d0d91e","spriteMapCssClass":"sp_4L_HNWQCB-W_2x"},"385699":{"sprited":1,"spriteCssClass":"sx_cfcca8","spriteMapCssClass":"sp_NdF1eAEiF8P_2x"},"477813":{"sprited":1,"spriteCssClass":"sx_ae7310","spriteMapCssClass":"sp_n5tkV_VtTvP_2x"},"480267":{"sprited":1,"spriteCssClass":"sx_6f86b7","spriteMapCssClass":"sp_n5tkV_VtTvP_2x"},"481013":{"sprited":1,"spriteCssClass":"sx_098e4e","spriteMapCssClass":"sp_NdF1eAEiF8P_2x"},"481882":{"sprited":1,"spriteCssClass":"sx_8e4195","spriteMapCssClass":"sp_n5tkV_VtTvP_2x"},"481883":{"sprited":1,"spriteCssClass":"sx_6b2c04","spriteMapCssClass":"sp_NdF1eAEiF8P_2x"},"482773":{"sprited":1,"spriteCssClass":"sx_24cd4b","spriteMapCssClass":"sp_NdF1eAEiF8P_2x"},"483254":{"sprited":1,"spriteCssClass":"sx_79c8d1","spriteMapCssClass":"sp_n5tkV_VtTvP_2x"},"484386":{"sprited":1,"spriteCssClass":"sx_e563a3","spriteMapCssClass":"sp_n5tkV_VtTvP_2x"},"485955":{"sprited":1,"spriteCssClass":"sx_55cc62","spriteMapCssClass":"sp_NdF1eAEiF8P_2x"},"489535":{"sprited":1,"spriteCssClass":"sx_0761f8","spriteMapCssClass":"sp_NdF1eAEiF8P_2x"},"490818":{"sprited":1,"spriteCssClass":"sx_4f2dfb","spriteMapCssClass":"sp_4L_HNWQCB-W_2x"},"492485":{"sprited":1,"spriteCssClass":"sx_6252ed","spriteMapCssClass":"sp_Q_WGNH0lzWv_2x"},"492533":{"sprited":1,"spriteCssClass":"sx_e8bb7a","spriteMapCssClass":"sp_Q_WGNH0lzWv_2x"},"492920":{"sprited":1,"spriteCssClass":"sx_4e1af0","spriteMapCssClass":"sp_NdF1eAEiF8P_2x"},"492942":{"sprited":1,"spriteCssClass":"sx_5b240f","spriteMapCssClass":"sp_NdF1eAEiF8P_2x"},"495355":{"sprited":1,"spriteCssClass":"sx_f6dad1","spriteMapCssClass":"sp_n5tkV_VtTvP_2x"},"495356":{"sprited":1,"spriteCssClass":"sx_bac59b","spriteMapCssClass":"sp_n5tkV_VtTvP_2x"},"495429":{"sprited":1,"spriteCssClass":"sx_67db79","spriteMapCssClass":"sp_NdF1eAEiF8P_2x"},"495440":{"sprited":1,"spriteCssClass":"sx_ff9fea","spriteMapCssClass":"sp_NdF1eAEiF8P_2x"},"506111":{"sprited":1,"spriteCssClass":"sx_622d3e","spriteMapCssClass":"sp_NdF1eAEiF8P_2x"},"529147":{"sprited":1,"spriteCssClass":"sx_f68bf2","spriteMapCssClass":"sp_n5tkV_VtTvP_2x"},"529148":{"sprited":1,"spriteCssClass":"sx_bacf3f","spriteMapCssClass":"sp_n5tkV_VtTvP_2x"},"531490":{"sprited":1,"spriteCssClass":"sx_261067","spriteMapCssClass":"sp_NdF1eAEiF8P_2x"},"547567":{"sprited":1,"spriteCssClass":"sx_6cff5e","spriteMapCssClass":"sp_NdF1eAEiF8P_2x"},"587695":{"sprited":1,"spriteCssClass":"sx_d71b3d","spriteMapCssClass":"sp_n5tkV_VtTvP_2x"},"587696":{"sprited":1,"spriteCssClass":"sx_35e216","spriteMapCssClass":"sp_n5tkV_VtTvP_2x"},"587697":{"sprited":1,"spriteCssClass":"sx_e795c4","spriteMapCssClass":"sp_n5tkV_VtTvP_2x"},"587698":{"sprited":1,"spriteCssClass":"sx_bb7333","spriteMapCssClass":"sp_n5tkV_VtTvP_2x"},"651744":{"sprited":1,"spriteCssClass":"sx_73fc18","spriteMapCssClass":"sp_4L_HNWQCB-W_2x"},"786072":{"sprited":1,"spriteCssClass":"sx_8c7207","spriteMapCssClass":"sp_KZnf1NP2YMO_2x"},"1207963":{"sprited":1,"spriteCssClass":"sx_bb5a6f","spriteMapCssClass":"sp_NdF1eAEiF8P_2x"},"1208628":{"sprited":1,"spriteCssClass":"sx_9be23b","spriteMapCssClass":"sp_NdF1eAEiF8P_2x"},"1208638":{"sprited":1,"spriteCssClass":"sx_13a62b","spriteMapCssClass":"sp_NdF1eAEiF8P_2x"}},"qexData":{"644":{"r":null},"647":{"r":false}},"qplData":{"651":{"r":1},"1471":{"r":1},"3119":{"r":1},"3352":{"r":1},"3613":{"r":1},"6193":{"r":1}}})});requireLazy(["Bootloader"],function(m){m.handlePayload({"consistency":{"rev":1005633626},"rsrcMap":{"Zmyy3FL":{"type":"js","src":"https:\/\/static.xx.fbcdn.net\/rsrc.php\/v3iW8s4\/yo\/l\/en_US\/uiuichgokrf.js?_nc_x=uhDiwmKC_B3","nc":1},"u\/+QIsG":{"type":"js","src":"https:\/\/static.xx.fbcdn.net\/rsrc.php\/v3\/yK\/r\/6LSbXXDnaC7.js?_nc_x=uhDiwmKC_B3","nc":1},"+L0TW1h":{"type":"css","src":"https:\/\/static.xx.fbcdn.net\/rsrc.php\/v3\/yO\/l\/0,cross\/O-9jBl1_vwn.css?_nc_x=uhDiwmKC_B3","nc":1},"KHvXOTe":{"type":"js","src":"https:\/\/static.xx.fbcdn.net\/rsrc.php\/v3iG5M4\/yA\/l\/en_US\/K154YrYcqQT.js?_nc_x=uhDiwmKC_B3","nc":1},"1Iwuzbz":{"type":"js","src":"https:\/\/static.xx.fbcdn.net\/rsrc.php\/v3\/y-\/r\/D9BrzyM5arz.js?_nc_x=uhDiwmKC_B3","nc":1},"cOfWqri":{"type":"js","src":"https:\/\/static.xx.fbcdn.net\/rsrc.php\/v3iR9Q4\/yb\/l\/en_US\/fZdnHDmliOm.js?_nc_x=uhDiwmKC_B3","nc":1},"sJfcljR":{"type":"js","src":"https:\/\/static.xx.fbcdn.net\/rsrc.php\/v3itNx4\/y2\/l\/en_US\/39SQYEvWeRX.js?_nc_x=uhDiwmKC_B3","nc":1},"in9eIAN":{"type":"js","src":"https:\/\/static.xx.fbcdn.net\/rsrc.php\/v3ighr4\/y0\/l\/en_US\/y_zoBbGIdvE.js?_nc_x=uhDiwmKC_B3","nc":1},"bB1zQcG":{"type":"js","src":"https:\/\/static.xx.fbcdn.net\/rsrc.php\/v3i6N14\/ym\/l\/en_US\/p1Y-0-8dsRp.js?_nc_x=uhDiwmKC_B3","nc":1},"51VSAHV":{"type":"js","src":"https:\/\/static.xx.fbcdn.net\/rsrc.php\/v3i9ci4\/yp\/l\/en_US\/HF1G-J5bBuk.js?_nc_x=uhDiwmKC_B3","nc":1},"oUUfk8a":{"type":"js","src":"https:\/\/static.xx.fbcdn.net\/rsrc.php\/v3iFSz4\/yr\/l\/en_US\/kEr633uTtZ5.js?_nc_x=uhDiwmKC_B3","nc":1},"6Sn0Pkw":{"type":"css","src":"https:\/\/static.xx.fbcdn.net\/rsrc.php\/v3\/yx\/l\/0,cross\/go-PZ-k0Jxj.css?_nc_x=uhDiwmKC_B3","nc":1},"fplqcae":{"type":"js","src":"https:\/\/static.xx.fbcdn.net\/rsrc.php\/v3iANZ4\/y9\/l\/en_US\/15IrSlnfyjj.js?_nc_x=uhDiwmKC_B3","nc":1},"BL4edCG":{"type":"js","src":"https:\/\/static.xx.fbcdn.net\/rsrc.php\/v3iEf84\/y4\/l\/en_US\/cSd2F6XEeeg.js?_nc_x=uhDiwmKC_B3","nc":1},"x22Oby4":{"type":"js","src":"https:\/\/static.xx.fbcdn.net\/rsrc.php\/v3\/y0\/r\/fN3cCj7Il4D.js?_nc_x=uhDiwmKC_B3","nc":1},"cZZeAOr":{"type":"js","src":"https:\/\/static.xx.fbcdn.net\/rsrc.php\/v3iZm64\/yJ\/l\/en_US\/5JbOo5e--48.js?_nc_x=uhDiwmKC_B3","nc":1},"8ELCBwH":{"type":"js","src":"https:\/\/static.xx.fbcdn.net\/rsrc.php\/v3\/ye\/r\/VRzSVH5iU-V.js?_nc_x=uhDiwmKC_B3","nc":1},"SWx3yNv":{"type":"js","src":"https:\/\/static.xx.fbcdn.net\/rsrc.php\/v3\/yW\/r\/O_SjdcR-xKL.js?_nc_x=uhDiwmKC_B3","nc":1},"G2yK9wR":{"type":"js","src":"https:\/\/static.xx.fbcdn.net\/rsrc.php\/v3\/y-\/r\/5NAKA_q8MEE.js?_nc_x=uhDiwmKC_B3","nc":1},"5BhYuLg":{"type":"js","src":"https:\/\/static.xx.fbcdn.net\/rsrc.php\/v3ixya4\/yi\/l\/en_US\/dkHFOL3mmFG.js?_nc_x=uhDiwmKC_B3","nc":1},"u5bR2vL":{"type":"js","src":"https:\/\/static.xx.fbcdn.net\/rsrc.php\/v3\/yn\/r\/91uhzrSMFkO.js?_nc_x=uhDiwmKC_B3","nc":1},"OVu75cz":{"type":"js","src":"https:\/\/static.xx.fbcdn.net\/rsrc.php\/v3\/yq\/r\/8KyFIbPyJw2.js?_nc_x=uhDiwmKC_B3","nc":1},"s9k8WnS":{"type":"js","src":"https:\/\/static.xx.fbcdn.net\/rsrc.php\/v3\/y6\/r\/G81hcbJ2Kez.js?_nc_x=uhDiwmKC_B3","nc":1},"Qb3KyBs":{"type":"js","src":"https:\/\/static.xx.fbcdn.net\/rsrc.php\/v3\/yw\/r\/85iXbR0E65E.js?_nc_x=uhDiwmKC_B3","nc":1},"bgWde\/W":{"type":"js","src":"https:\/\/static.xx.fbcdn.net\/rsrc.php\/v3\/yn\/r\/1_K9VnkVlcR.js?_nc_x=uhDiwmKC_B3","nc":1},"uzzownX":{"type":"js","src":"https:\/\/static.xx.fbcdn.net\/rsrc.php\/v3i8GZ4\/y8\/l\/en_US\/lF9VTpUR713.js?_nc_x=uhDiwmKC_B3","nc":1},"kqODI3h":{"type":"js","src":"https:\/\/static.xx.fbcdn.net\/rsrc.php\/v3\/yo\/r\/pDzWiNDrcS-.js?_nc_x=uhDiwmKC_B3","nc":1},"MsPa\/vH":{"type":"js","src":"https:\/\/static.xx.fbcdn.net\/rsrc.php\/v3\/yw\/r\/M9H2YKMj4F5.js?_nc_x=uhDiwmKC_B3","nc":1},"8vSOgu\/":{"type":"js","src":"https:\/\/static.xx.fbcdn.net\/rsrc.php\/v3\/yC\/r\/WXzwuQ2VeYt.js?_nc_x=uhDiwmKC_B3","nc":1},"32Pm3To":{"type":"js","src":"https:\/\/static.xx.fbcdn.net\/rsrc.php\/v3\/y7\/r\/hTT5_v0w2cY.js?_nc_x=uhDiwmKC_B3","nc":1},"fRSWMvX":{"type":"js","src":"https:\/\/static.xx.fbcdn.net\/rsrc.php\/v3\/yZ\/r\/sTvHcU9tgII.js?_nc_x=uhDiwmKC_B3","nc":1},"VvVFw8n":{"type":"js","src":"https:\/\/static.xx.fbcdn.net\/rsrc.php\/v3\/yn\/r\/AWepvf-vdZG.js?_nc_x=uhDiwmKC_B3","nc":1},"MIvZcWB":{"type":"js","src":"https:\/\/static.xx.fbcdn.net\/rsrc.php\/v3\/yu\/r\/8PTMMwPy719.js?_nc_x=uhDiwmKC_B3","nc":1},"60Vrjzb":{"type":"js","src":"https:\/\/static.xx.fbcdn.net\/rsrc.php\/v3\/yn\/r\/ZhxYNhL_0qs.js?_nc_x=uhDiwmKC_B3","nc":1},"9EjvIqd":{"type":"js","src":"https:\/\/static.xx.fbcdn.net\/rsrc.php\/v3\/yq\/r\/aBCAYbPlVF_.js?_nc_x=uhDiwmKC_B3","nc":1},"2\/maQ\/Q":{"type":"js","src":"https:\/\/static.xx.fbcdn.net\/rsrc.php\/v3\/yL\/r\/mPQTxAVB7AK.js?_nc_x=uhDiwmKC_B3","nc":1},"oU3aOlB":{"type":"js","src":"https:\/\/static.xx.fbcdn.net\/rsrc.php\/v3\/y1\/r\/Gs9HTBSkJ-0.js?_nc_x=uhDiwmKC_B3","nc":1},"d2IyWW1":{"type":"js","src":"https:\/\/static.xx.fbcdn.net\/rsrc.php\/v3iE_g4\/y9\/l\/en_US\/0_F54FYiTb8.js?_nc_x=uhDiwmKC_B3","nc":1},"1wFzjQY":{"type":"js","src":"https:\/\/static.xx.fbcdn.net\/rsrc.php\/v3i2PX4\/yp\/l\/en_US\/5iYvnYaLRD0.js?_nc_x=uhDiwmKC_B3","nc":1},"egrKNVU":{"type":"js","src":"https:\/\/static.xx.fbcdn.net\/rsrc.php\/v3iRBM4\/y1\/l\/en_US\/syqjm2Pw4fC.js?_nc_x=uhDiwmKC_B3","nc":1},"dfXpuIj":{"type":"css","src":"https:\/\/static.xx.fbcdn.net\/rsrc.php\/v3\/yg\/l\/0,cross\/uy0wqQHp-ZX.css?_nc_x=uhDiwmKC_B3","nc":1},"2UdiOZ8":{"type":"js","src":"https:\/\/static.xx.fbcdn.net\/rsrc.php\/v3\/yL\/r\/UYR1psvcFia.js?_nc_x=uhDiwmKC_B3","nc":1},"MSDBxzL":{"type":"js","src":"https:\/\/static.xx.fbcdn.net\/rsrc.php\/v3i_Hp4\/yc\/l\/en_US\/qg5732merYC.js?_nc_x=uhDiwmKC_B3","nc":1},"oANoH71":{"type":"js","src":"https:\/\/static.xx.fbcdn.net\/rsrc.php\/v3i_gi4\/yQ\/l\/en_US\/7x7K_Lgl__I.js?_nc_x=uhDiwmKC_B3","nc":1},"pQEn6Pr":{"type":"js","src":"https:\/\/static.xx.fbcdn.net\/rsrc.php\/v3iU604\/y6\/l\/en_US\/rLeJ6cboVZT.js?_nc_x=uhDiwmKC_B3","nc":1},"zt8u7WN":{"type":"js","src":"https:\/\/static.xx.fbcdn.net\/rsrc.php\/v3il104\/ys\/l\/en_US\/zUvxxwmijQq.js?_nc_x=uhDiwmKC_B3","nc":1},"y\/us7KW":{"type":"js","src":"https:\/\/static.xx.fbcdn.net\/rsrc.php\/v3\/y0\/r\/m9Jepxp7yCa.js?_nc_x=uhDiwmKC_B3","nc":1},"BYL07Dm":{"type":"js","src":"https:\/\/static.xx.fbcdn.net\/rsrc.php\/v3iYKZ4\/yW\/l\/en_US\/_J68AP0se5r.js?_nc_x=uhDiwmKC_B3","nc":1},"Xzp1fpj":{"type":"css","src":"https:\/\/static.xx.fbcdn.net\/rsrc.php\/v3\/yO\/l\/0,cross\/WRApzsc2KwK.css?_nc_x=uhDiwmKC_B3","nc":1},"98eEx8L":{"type":"js","src":"https:\/\/static.xx.fbcdn.net\/rsrc.php\/v3iFe24\/yh\/l\/en_US\/en2IZyYCe4i.js?_nc_x=uhDiwmKC_B3","nc":1},"\/BPwcJh":{"type":"js","src":"https:\/\/static.xx.fbcdn.net\/rsrc.php\/v3iXif4\/y8\/l\/en_US\/2VKKN4_8L5l.js?_nc_x=uhDiwmKC_B3","nc":1},"VDXMEB3":{"type":"js","src":"https:\/\/static.xx.fbcdn.net\/rsrc.php\/v3\/yd\/r\/yLc5LxP9Bn3.js?_nc_x=uhDiwmKC_B3","nc":1},"TLxNQXB":{"type":"css","src":"https:\/\/static.xx.fbcdn.net\/rsrc.php\/v3\/yB\/l\/0,cross\/sjX5lWfohio.css?_nc_x=uhDiwmKC_B3","nc":1},"o+wmkta":{"type":"css","src":"https:\/\/static.xx.fbcdn.net\/rsrc.php\/v3\/yd\/l\/0,cross\/9NSzJ7xt6Kv.css?_nc_x=uhDiwmKC_B3","nc":1},"gsUTRMN":{"type":"js","src":"https:\/\/static.xx.fbcdn.net\/rsrc.php\/v3iLxE4\/y8\/l\/en_US\/BUePZ1h1KEU.js?_nc_x=uhDiwmKC_B3","nc":1},"aw9CK9g":{"type":"js","src":"https:\/\/static.xx.fbcdn.net\/rsrc.php\/v3iAn14\/yF\/l\/en_US\/-ULPEHWjD0-.js?_nc_x=uhDiwmKC_B3","nc":1},"v0t1Z9F":{"type":"js","src":"https:\/\/static.xx.fbcdn.net\/rsrc.php\/v3ix4l4\/yl\/l\/en_US\/6P5QQigsgtb.js?_nc_x=uhDiwmKC_B3","nc":1},"aCMyiHj":{"type":"js","src":"https:\/\/static.xx.fbcdn.net\/rsrc.php\/v3iqWo4\/yt\/l\/en_US\/E2iY22aJwIF.js?_nc_x=uhDiwmKC_B3","nc":1},"j8SaFTo":{"type":"js","src":"https:\/\/static.xx.fbcdn.net\/rsrc.php\/v3iYXl4\/yL\/l\/en_US\/PBBEvnAv0sg.js?_nc_x=uhDiwmKC_B3","nc":1},"KSSdvy7":{"type":"js","src":"https:\/\/static.xx.fbcdn.net\/rsrc.php\/v3ivdO4\/yq\/l\/en_US\/79MBR7ke1pg.js?_nc_x=uhDiwmKC_B3","nc":1},"WXKeMb2":{"type":"js","src":"https:\/\/static.xx.fbcdn.net\/rsrc.php\/v3i7x54\/y5\/l\/en_US\/-fnCMj-3wIv.js?_nc_x=uhDiwmKC_B3","nc":1},"6Xbj\/Xg":{"type":"js","src":"https:\/\/static.xx.fbcdn.net\/rsrc.php\/v3iB9B4\/yE\/l\/en_US\/TYOOSI3etjP.js?_nc_x=uhDiwmKC_B3","nc":1},"xcEmm9x":{"type":"js","src":"https:\/\/static.xx.fbcdn.net\/rsrc.php\/v3i8bF4\/yS\/l\/en_US\/ztUqAiwd35M.js?_nc_x=uhDiwmKC_B3","nc":1},"+Ei\/N08":{"type":"js","src":"https:\/\/static.xx.fbcdn.net\/rsrc.php\/v3i6NA4\/yE\/l\/en_US\/dGO4a5F5kSh.js?_nc_x=uhDiwmKC_B3","nc":1},"h9SrSpS":{"type":"js","src":"https:\/\/static.xx.fbcdn.net\/rsrc.php\/v3ikWM4\/y5\/l\/en_US\/JPI-whVJmbK.js?_nc_x=uhDiwmKC_B3","nc":1},"N1gsUx2":{"type":"css","src":"https:\/\/static.xx.fbcdn.net\/rsrc.php\/v3\/yk\/l\/0,cross\/74LC92fFV83.css?_nc_x=uhDiwmKC_B3","nc":1},"G7aGkNX":{"type":"css","src":"https:\/\/static.xx.fbcdn.net\/rsrc.php\/v3\/yC\/l\/0,cross\/J7kOoPkC4Un.css?_nc_x=uhDiwmKC_B3","nc":1},"gH+D7jh":{"type":"css","src":"https:\/\/static.xx.fbcdn.net\/rsrc.php\/v3\/ys\/l\/0,cross\/gNtlRX2cXIF.css?_nc_x=uhDiwmKC_B3","nc":1},"gWMJgTe":{"type":"js","src":"https:\/\/static.xx.fbcdn.net\/rsrc.php\/v3\/yH\/r\/iGksp69foR_.js?_nc_x=uhDiwmKC_B3","nc":1},"hIek+bG":{"type":"js","src":"https:\/\/static.xx.fbcdn.net\/rsrc.php\/v3\/yY\/r\/DZ_VBlsy-dC.js?_nc_x=uhDiwmKC_B3","nc":1},"vn3WFGa":{"type":"js","src":"https:\/\/static.xx.fbcdn.net\/rsrc.php\/v3\/yK\/r\/ZHqjwwOUiXq.js?_nc_x=uhDiwmKC_B3","nc":1},"J2tjuIK":{"type":"js","src":"https:\/\/static.xx.fbcdn.net\/rsrc.php\/v3\/yj\/r\/vUhaboLSDWC.js?_nc_x=uhDiwmKC_B3","nc":1},"RfrLeCE":{"type":"js","src":"https:\/\/static.xx.fbcdn.net\/rsrc.php\/v3\/ys\/r\/O1QbARY2NhO.js?_nc_x=uhDiwmKC_B3","nc":1},"VJod1WL":{"type":"js","src":"https:\/\/static.xx.fbcdn.net\/rsrc.php\/v3\/yx\/r\/94-YFjKJVPF.js?_nc_x=uhDiwmKC_B3","nc":1},"gbtodng":{"type":"css","src":"https:\/\/static.xx.fbcdn.net\/rsrc.php\/v3\/yN\/l\/0,cross\/NO--zwPqbwV.css?_nc_x=uhDiwmKC_B3","nc":1},"Whb7VVG":{"type":"js","src":"https:\/\/static.xx.fbcdn.net\/rsrc.php\/v3\/y6\/r\/gvjP6FPM5Nc.js?_nc_x=uhDiwmKC_B3","nc":1},"chZxlOF":{"type":"js","src":"https:\/\/static.xx.fbcdn.net\/rsrc.php\/v3\/yd\/r\/YfUokgQKEk8.js?_nc_x=uhDiwmKC_B3","nc":1},"HxtJAtH":{"type":"js","src":"https:\/\/static.xx.fbcdn.net\/rsrc.php\/v3\/yW\/r\/U1emK_DQD8d.js?_nc_x=uhDiwmKC_B3","nc":1},"RSgvTz5":{"type":"js","src":"https:\/\/static.xx.fbcdn.net\/rsrc.php\/v3\/y-\/r\/WOs9CwFZKHV.js?_nc_x=uhDiwmKC_B3","nc":1},"GXCj81Z":{"type":"js","src":"https:\/\/static.xx.fbcdn.net\/rsrc.php\/v3\/yr\/r\/3dzJcuHuLBV.js?_nc_x=uhDiwmKC_B3","nc":1},"R8fqDkX":{"type":"js","src":"https:\/\/static.xx.fbcdn.net\/rsrc.php\/v3\/yY\/r\/Rg_wCPdelG7.js?_nc_x=uhDiwmKC_B3","nc":1},"2qU0l7P":{"type":"js","src":"https:\/\/static.xx.fbcdn.net\/rsrc.php\/v3\/yo\/r\/vkk-snOLDbP.js?_nc_x=uhDiwmKC_B3","nc":1},"FIok9rw":{"type":"js","src":"https:\/\/static.xx.fbcdn.net\/rsrc.php\/v3\/yv\/r\/FWbbOP6wye1.js?_nc_x=uhDiwmKC_B3","nc":1},"igRas2k":{"type":"js","src":"https:\/\/static.xx.fbcdn.net\/rsrc.php\/v3\/yM\/r\/HpjiOrbLRI8.js?_nc_x=uhDiwmKC_B3","nc":1},"CmbDaFr":{"type":"js","src":"https:\/\/static.xx.fbcdn.net\/rsrc.php\/v3\/yn\/r\/Ez_ePDRaMG_.js?_nc_x=uhDiwmKC_B3","nc":1},"eD9GG5E":{"type":"js","src":"https:\/\/static.xx.fbcdn.net\/rsrc.php\/v3\/yL\/r\/ToofJT_PQUS.js?_nc_x=uhDiwmKC_B3","nc":1},"QOLJMaZ":{"type":"js","src":"https:\/\/static.xx.fbcdn.net\/rsrc.php\/v3\/yQ\/r\/6VdCkS7wrqg.js?_nc_x=uhDiwmKC_B3","nc":1},"R1tqNkz":{"type":"js","src":"https:\/\/static.xx.fbcdn.net\/rsrc.php\/v3\/yr\/r\/sRxHn7qsY6O.js?_nc_x=uhDiwmKC_B3","nc":1},"pN8eR7g":{"type":"js","src":"https:\/\/static.xx.fbcdn.net\/rsrc.php\/v3\/yO\/r\/oxBOFRE5ME-.js?_nc_x=uhDiwmKC_B3","nc":1},"sxT0tTw":{"type":"js","src":"https:\/\/static.xx.fbcdn.net\/rsrc.php\/v3\/y2\/r\/OLDMu9UlExV.js?_nc_x=uhDiwmKC_B3","nc":1},"ViEAoVM":{"type":"js","src":"https:\/\/static.xx.fbcdn.net\/rsrc.php\/v3\/ys\/r\/5g0r1M46J_7.js?_nc_x=uhDiwmKC_B3","nc":1},"DuhjwXz":{"type":"js","src":"https:\/\/static.xx.fbcdn.net\/rsrc.php\/v3\/yV\/r\/YLzHgzkVcaj.js?_nc_x=uhDiwmKC_B3","nc":1},"QTJyg8R":{"type":"js","src":"https:\/\/static.xx.fbcdn.net\/rsrc.php\/v3\/yT\/r\/Lu7lntv9eGO.js?_nc_x=uhDiwmKC_B3","nc":1},"BZeZY9N":{"type":"js","src":"https:\/\/static.xx.fbcdn.net\/rsrc.php\/v3\/y8\/r\/QdeRHCCYPXe.js?_nc_x=uhDiwmKC_B3","nc":1},"2BjQTgL":{"type":"js","src":"https:\/\/static.xx.fbcdn.net\/rsrc.php\/v3\/ya\/r\/2dqX8lX4mSV.js?_nc_x=uhDiwmKC_B3","nc":1},"YUXpO3d":{"type":"js","src":"https:\/\/static.xx.fbcdn.net\/rsrc.php\/v3\/yC\/r\/KzqnPDpt1ag.js?_nc_x=uhDiwmKC_B3","nc":1},"dztVreD":{"type":"js","src":"https:\/\/static.xx.fbcdn.net\/rsrc.php\/v3\/yw\/r\/b3wtxQ7F9Jc.js?_nc_x=uhDiwmKC_B3","nc":1},"PPB4ItK":{"type":"js","src":"https:\/\/static.xx.fbcdn.net\/rsrc.php\/v3iL0O4\/yW\/l\/en_US\/JhCJsmfWLqw.js?_nc_x=uhDiwmKC_B3","nc":1},"GMhlrLH":{"type":"js","src":"https:\/\/static.xx.fbcdn.net\/rsrc.php\/v3\/yg\/r\/bATClPInkxC.js?_nc_x=uhDiwmKC_B3","nc":1},"b4mrZov":{"type":"js","src":"https:\/\/static.xx.fbcdn.net\/rsrc.php\/v3\/yK\/r\/RqXwxAJ9xDK.js?_nc_x=uhDiwmKC_B3","nc":1},"hhxdS4+":{"type":"js","src":"https:\/\/static.xx.fbcdn.net\/rsrc.php\/v3\/yr\/r\/sgd2a8GGnde.js?_nc_x=uhDiwmKC_B3","nc":1},"tJi9Gi1":{"type":"js","src":"https:\/\/static.xx.fbcdn.net\/rsrc.php\/v3\/y_\/r\/iwi1MvfeZ3f.js?_nc_x=uhDiwmKC_B3","nc":1},"DQXxGmg":{"type":"js","src":"https:\/\/static.xx.fbcdn.net\/rsrc.php\/v3\/yn\/r\/Y2NNL9jfIGk.js?_nc_x=uhDiwmKC_B3","nc":1},"hA+m85M":{"type":"js","src":"https:\/\/static.xx.fbcdn.net\/rsrc.php\/v3\/y6\/r\/UjSea0rpsEM.js?_nc_x=uhDiwmKC_B3","nc":1},"J5GCt\/o":{"type":"js","src":"https:\/\/static.xx.fbcdn.net\/rsrc.php\/v3\/y2\/r\/xYjclONVmQR.js?_nc_x=uhDiwmKC_B3","nc":1},"x1jROQ+":{"type":"js","src":"https:\/\/static.xx.fbcdn.net\/rsrc.php\/v3\/yv\/r\/kupM57YS3f9.js?_nc_x=uhDiwmKC_B3","nc":1},"tvXQr1L":{"type":"js","src":"https:\/\/static.xx.fbcdn.net\/rsrc.php\/v3\/yc\/r\/m2AlxGfQJCM.js?_nc_x=uhDiwmKC_B3","nc":1},"x3GIvTU":{"type":"js","src":"https:\/\/static.xx.fbcdn.net\/rsrc.php\/v3\/ym\/r\/yeXTxIRw_hv.js?_nc_x=uhDiwmKC_B3","nc":1},"Wji+eDI":{"type":"js","src":"https:\/\/static.xx.fbcdn.net\/rsrc.php\/v3\/y3\/r\/aNPJ8nqqqad.js?_nc_x=uhDiwmKC_B3","nc":1},"Ia53CLM":{"type":"js","src":"https:\/\/static.xx.fbcdn.net\/rsrc.php\/v3\/yp\/r\/AqCxwSMOx6F.js?_nc_x=uhDiwmKC_B3","nc":1},"UVV4Yvv":{"type":"js","src":"https:\/\/static.xx.fbcdn.net\/rsrc.php\/v3\/y_\/r\/-bSd7_Kujbb.js?_nc_x=uhDiwmKC_B3","nc":1},"+pzuJz6":{"type":"js","src":"https:\/\/static.xx.fbcdn.net\/rsrc.php\/v3\/yW\/r\/89mubob1DXO.js?_nc_x=uhDiwmKC_B3","nc":1},"LCCxhiZ":{"type":"js","src":"https:\/\/static.xx.fbcdn.net\/rsrc.php\/v3\/yi\/r\/thPvtdR5SZ3.js?_nc_x=uhDiwmKC_B3","nc":1},"vhU54Ns":{"type":"js","src":"https:\/\/static.xx.fbcdn.net\/rsrc.php\/v3\/yy\/r\/vxq6GQYMECX.js?_nc_x=uhDiwmKC_B3","nc":1},"2fsIEEQ":{"type":"js","src":"https:\/\/static.xx.fbcdn.net\/rsrc.php\/v3\/yc\/r\/z5wp44fn6e-.js?_nc_x=uhDiwmKC_B3","nc":1},"TalaPW5":{"type":"js","src":"https:\/\/static.xx.fbcdn.net\/rsrc.php\/v3\/ys\/r\/T13D2wi8Txf.js?_nc_x=uhDiwmKC_B3","nc":1},"sALi5v1":{"type":"js","src":"https:\/\/static.xx.fbcdn.net\/rsrc.php\/v3\/yy\/r\/8CNZAsW7SQk.js?_nc_x=uhDiwmKC_B3","nc":1},"R5CZqi9":{"type":"js","src":"https:\/\/static.xx.fbcdn.net\/rsrc.php\/v3\/yQ\/r\/9OtEWTVs5z_.js?_nc_x=uhDiwmKC_B3","nc":1},"QlTQ\/4h":{"type":"js","src":"https:\/\/static.xx.fbcdn.net\/rsrc.php\/v3\/yC\/r\/7yrbmbAD-uE.js?_nc_x=uhDiwmKC_B3","nc":1},"I1sf57L":{"type":"js","src":"https:\/\/static.xx.fbcdn.net\/rsrc.php\/v3\/yS\/r\/lc884iyar4B.js?_nc_x=uhDiwmKC_B3","nc":1},"qEXH2cZ":{"type":"js","src":"https:\/\/static.xx.fbcdn.net\/rsrc.php\/v3\/yO\/r\/QlduGGzRUQA.js?_nc_x=uhDiwmKC_B3","nc":1},"ig7+tl0":{"type":"js","src":"https:\/\/static.xx.fbcdn.net\/rsrc.php\/v3\/yH\/r\/x_Jp_8ufxiR.js?_nc_x=uhDiwmKC_B3","nc":1},"vgSlfXJ":{"type":"js","src":"https:\/\/static.xx.fbcdn.net\/rsrc.php\/v3\/y5\/r\/Gvfh71zTbWh.js?_nc_x=uhDiwmKC_B3","nc":1},"UcGy0iy":{"type":"js","src":"https:\/\/static.xx.fbcdn.net\/rsrc.php\/v3\/yZ\/r\/6EoU2PX0kI4.js?_nc_x=uhDiwmKC_B3","nc":1},"DDnPQLU":{"type":"js","src":"https:\/\/static.xx.fbcdn.net\/rsrc.php\/v3\/yd\/r\/RoZan5ufkZ1.js?_nc_x=uhDiwmKC_B3","nc":1},"e+jsCHv":{"type":"js","src":"https:\/\/static.xx.fbcdn.net\/rsrc.php\/v3\/y_\/r\/IIkNqButhOl.js?_nc_x=uhDiwmKC_B3","nc":1},"FC80G5t":{"type":"js","src":"https:\/\/static.xx.fbcdn.net\/rsrc.php\/v3\/ye\/r\/4i7PMpdaV5n.js?_nc_x=uhDiwmKC_B3","nc":1},"JGHbK+m":{"type":"js","src":"https:\/\/static.xx.fbcdn.net\/rsrc.php\/v3iMVy4\/yh\/l\/en_US\/DRgM1nSUHXc.js?_nc_x=uhDiwmKC_B3","nc":1},"JNMUgB9":{"type":"js","src":"https:\/\/static.xx.fbcdn.net\/rsrc.php\/v3\/yb\/r\/5DJJRcEzlM5.js?_nc_x=uhDiwmKC_B3","nc":1},"RJfQTXB":{"type":"js","src":"https:\/\/static.xx.fbcdn.net\/rsrc.php\/v3\/yT\/r\/2PGlCWBABVV.js?_nc_x=uhDiwmKC_B3","nc":1},"vMmLML0":{"type":"js","src":"https:\/\/static.xx.fbcdn.net\/rsrc.php\/v3\/yu\/r\/SBaqzXu_rmg.js?_nc_x=uhDiwmKC_B3","nc":1},"JvUULYY":{"type":"js","src":"https:\/\/static.xx.fbcdn.net\/rsrc.php\/v3\/yd\/r\/OEuBT5yLEOb.js?_nc_x=uhDiwmKC_B3","nc":1},"LmqaXJy":{"type":"js","src":"https:\/\/static.xx.fbcdn.net\/rsrc.php\/v3\/yj\/r\/QjIcEoL0yj4.js?_nc_x=uhDiwmKC_B3","nc":1},"at3ZrRJ":{"type":"js","src":"https:\/\/static.xx.fbcdn.net\/rsrc.php\/v3\/yU\/r\/nnuK3NfgALt.js?_nc_x=uhDiwmKC_B3","nc":1},"SuA3UdZ":{"type":"js","src":"https:\/\/static.xx.fbcdn.net\/rsrc.php\/v3\/yd\/r\/pAf4j4XDmzr.js?_nc_x=uhDiwmKC_B3","nc":1},"Ez2Bc4o":{"type":"js","src":"https:\/\/static.xx.fbcdn.net\/rsrc.php\/v3\/y2\/r\/G0jjQ2pwOBW.js?_nc_x=uhDiwmKC_B3","nc":1},"usux2on":{"type":"js","src":"https:\/\/static.xx.fbcdn.net\/rsrc.php\/v3\/yi\/r\/xzhX0UH02A-.js?_nc_x=uhDiwmKC_B3","nc":1},"tKbQN5D":{"type":"js","src":"https:\/\/static.xx.fbcdn.net\/rsrc.php\/v3\/yT\/r\/Ft6xmftQzg9.js?_nc_x=uhDiwmKC_B3","nc":1},"rSx7\/Fj":{"type":"js","src":"https:\/\/static.xx.fbcdn.net\/rsrc.php\/v3\/yn\/r\/TtWkOeDw-cE.js?_nc_x=uhDiwmKC_B3","nc":1},"nN+orXK":{"type":"js","src":"https:\/\/static.xx.fbcdn.net\/rsrc.php\/v3\/yN\/r\/EtfUvw6RFJH.js?_nc_x=uhDiwmKC_B3","nc":1},"ObrtOEl":{"type":"js","src":"https:\/\/static.xx.fbcdn.net\/rsrc.php\/v3\/y3\/r\/58MLoU_E2xX.js?_nc_x=uhDiwmKC_B3","nc":1},"66TdOiE":{"type":"js","src":"https:\/\/static.xx.fbcdn.net\/rsrc.php\/v3\/y1\/r\/joJ0a-zJRZT.js?_nc_x=uhDiwmKC_B3","nc":1},"YnNGl8N":{"type":"js","src":"https:\/\/static.xx.fbcdn.net\/rsrc.php\/v3ikr14\/y6\/l\/en_US\/tFuR-GLrCAZ.js?_nc_x=uhDiwmKC_B3","nc":1},"\/Id+mxk":{"type":"js","src":"https:\/\/static.xx.fbcdn.net\/rsrc.php\/v3\/yE\/r\/Ad1lIMEVVge.js?_nc_x=uhDiwmKC_B3","nc":1},"eCMcDGU":{"type":"js","src":"https:\/\/static.xx.fbcdn.net\/rsrc.php\/v3\/yI\/r\/PdU_VuTxFlf.js?_nc_x=uhDiwmKC_B3","nc":1},"mZdnI6d":{"type":"js","src":"https:\/\/static.xx.fbcdn.net\/rsrc.php\/v3\/yv\/r\/H_eTUzlDUTu.js?_nc_x=uhDiwmKC_B3","nc":1},"4mRXzyD":{"type":"js","src":"https:\/\/static.xx.fbcdn.net\/rsrc.php\/v3\/yY\/r\/uKp9H5KZC-R.js?_nc_x=uhDiwmKC_B3","nc":1},"dLmCpmn":{"type":"js","src":"https:\/\/static.xx.fbcdn.net\/rsrc.php\/v3\/yl\/r\/3nqbdEaYqpw.js?_nc_x=uhDiwmKC_B3","nc":1},"NhaSBSX":{"type":"js","src":"https:\/\/static.xx.fbcdn.net\/rsrc.php\/v3\/yU\/r\/npoxC1OTxaz.js?_nc_x=uhDiwmKC_B3","nc":1},"og+deGI":{"type":"js","src":"https:\/\/static.xx.fbcdn.net\/rsrc.php\/v3\/yR\/r\/iSBBmwk7guM.js?_nc_x=uhDiwmKC_B3","nc":1},"shpJEWn":{"type":"js","src":"https:\/\/static.xx.fbcdn.net\/rsrc.php\/v3\/yT\/r\/jwpKN22JuNL.js?_nc_x=uhDiwmKC_B3","nc":1},"geUYj9L":{"type":"js","src":"https:\/\/static.xx.fbcdn.net\/rsrc.php\/v3\/yd\/r\/1au9hL5PmAr.js?_nc_x=uhDiwmKC_B3","nc":1},"KIJKZ9D":{"type":"js","src":"https:\/\/static.xx.fbcdn.net\/rsrc.php\/v3\/yg\/r\/NOEAk9qZd1a.js?_nc_x=uhDiwmKC_B3","nc":1},"bX7+SMq":{"type":"js","src":"https:\/\/static.xx.fbcdn.net\/rsrc.php\/v3\/y0\/r\/ptwCCIxPI6x.js?_nc_x=uhDiwmKC_B3","nc":1},"yNUzoM0":{"type":"js","src":"https:\/\/static.xx.fbcdn.net\/rsrc.php\/v3\/yz\/r\/xaIwBWxX7jT.js?_nc_x=uhDiwmKC_B3","nc":1},"JMjROrd":{"type":"js","src":"https:\/\/static.xx.fbcdn.net\/rsrc.php\/v3\/yz\/r\/ElcY8t4YCH1.js?_nc_x=uhDiwmKC_B3","nc":1},"tVLwcb3":{"type":"js","src":"https:\/\/static.xx.fbcdn.net\/rsrc.php\/v3\/yI\/r\/z7nwPPNM9vT.js?_nc_x=uhDiwmKC_B3","nc":1},"eApCIKu":{"type":"js","src":"https:\/\/static.xx.fbcdn.net\/rsrc.php\/v3\/yL\/r\/8VPtwXDvb-g.js?_nc_x=uhDiwmKC_B3","nc":1},"7gavz6t":{"type":"js","src":"https:\/\/static.xx.fbcdn.net\/rsrc.php\/v3\/yR\/r\/WD4yiy1qwWV.js?_nc_x=uhDiwmKC_B3","nc":1},"a\/HNYeX":{"type":"js","src":"https:\/\/static.xx.fbcdn.net\/rsrc.php\/v3\/yG\/r\/ZAKbqolerp5.js?_nc_x=uhDiwmKC_B3","nc":1},"bGCE+FZ":{"type":"js","src":"https:\/\/static.xx.fbcdn.net\/rsrc.php\/v3\/y7\/r\/0Gpcj_Ev6aS.js?_nc_x=uhDiwmKC_B3","nc":1},"\/zeUtRt":{"type":"js","src":"https:\/\/static.xx.fbcdn.net\/rsrc.php\/v3\/y8\/r\/Mfn9DSN6OWN.js?_nc_x=uhDiwmKC_B3","nc":1},"ui1og2s":{"type":"js","src":"https:\/\/static.xx.fbcdn.net\/rsrc.php\/v3\/yt\/r\/aMgy3RhyiLE.js?_nc_x=uhDiwmKC_B3","nc":1},"KHF37QC":{"type":"js","src":"https:\/\/static.xx.fbcdn.net\/rsrc.php\/v3\/yQ\/r\/WKiqk4PbfE_.js?_nc_x=uhDiwmKC_B3","nc":1},"F5Hh5cf":{"type":"js","src":"https:\/\/static.xx.fbcdn.net\/rsrc.php\/v3irCK4\/yp\/l\/en_US\/_8BzbxAam2n.js?_nc_x=uhDiwmKC_B3","nc":1},"qMR\/1LC":{"type":"js","src":"https:\/\/static.xx.fbcdn.net\/rsrc.php\/v3\/y6\/r\/E6G4GbI6lwN.js?_nc_x=uhDiwmKC_B3","nc":1},"iRjjDtS":{"type":"js","src":"https:\/\/static.xx.fbcdn.net\/rsrc.php\/v3\/y-\/r\/Loq70gzyIIY.js?_nc_x=uhDiwmKC_B3","nc":1},"mOt7fl1":{"type":"js","src":"https:\/\/static.xx.fbcdn.net\/rsrc.php\/v3\/yk\/r\/jQnwVVIqHU_.js?_nc_x=uhDiwmKC_B3","nc":1},"SWjD\/7b":{"type":"js","src":"https:\/\/static.xx.fbcdn.net\/rsrc.php\/v3\/yH\/r\/QFU6tMhFynx.js?_nc_x=uhDiwmKC_B3","nc":1},"MYq6ajh":{"type":"js","src":"https:\/\/static.xx.fbcdn.net\/rsrc.php\/v3\/y0\/r\/mO3vVxY_5Mk.js?_nc_x=uhDiwmKC_B3","nc":1},"OrgZu26":{"type":"js","src":"https:\/\/static.xx.fbcdn.net\/rsrc.php\/v3\/yQ\/r\/G_NVPRDMD1q.js?_nc_x=uhDiwmKC_B3","nc":1},"DcDmxLn":{"type":"js","src":"https:\/\/static.xx.fbcdn.net\/rsrc.php\/v3\/yK\/r\/lB6TCOhHRxF.js?_nc_x=uhDiwmKC_B3","nc":1},"8Y+PDMW":{"type":"js","src":"https:\/\/static.xx.fbcdn.net\/rsrc.php\/v3\/yO\/r\/LHqlEKPgzy2.js?_nc_x=uhDiwmKC_B3","nc":1},"2sdZvcL":{"type":"js","src":"https:\/\/static.xx.fbcdn.net\/rsrc.php\/v3\/y3\/r\/Y1jzUVL8O4A.js?_nc_x=uhDiwmKC_B3","nc":1},"oBeVbBz":{"type":"js","src":"https:\/\/static.xx.fbcdn.net\/rsrc.php\/v3\/yT\/r\/IQuvLwT35Oi.js?_nc_x=uhDiwmKC_B3","nc":1},"RQ+OnH5":{"type":"js","src":"https:\/\/static.xx.fbcdn.net\/rsrc.php\/v3\/y6\/r\/19hRb3Oz0il.js?_nc_x=uhDiwmKC_B3","nc":1},"8IHPxVR":{"type":"js","src":"https:\/\/static.xx.fbcdn.net\/rsrc.php\/v3\/yU\/r\/vdBL6ZPc3bx.js?_nc_x=uhDiwmKC_B3","nc":1},"4XqkK4M":{"type":"js","src":"https:\/\/static.xx.fbcdn.net\/rsrc.php\/v3\/y3\/r\/sduZs9LqpPp.js?_nc_x=uhDiwmKC_B3","nc":1},"M97e2TR":{"type":"js","src":"https:\/\/static.xx.fbcdn.net\/rsrc.php\/v3\/y6\/r\/6bWsH7T4DR6.js?_nc_x=uhDiwmKC_B3","nc":1},"tLCRgXS":{"type":"js","src":"https:\/\/static.xx.fbcdn.net\/rsrc.php\/v3\/yb\/r\/EV88r89oEnG.js?_nc_x=uhDiwmKC_B3","nc":1},"LzjDMd4":{"type":"js","src":"https:\/\/static.xx.fbcdn.net\/rsrc.php\/v3\/ya\/r\/3BijVWH9XVB.js?_nc_x=uhDiwmKC_B3","nc":1},"EzFPjsy":{"type":"js","src":"https:\/\/static.xx.fbcdn.net\/rsrc.php\/v3\/yL\/r\/b_Cbm3awJgC.js?_nc_x=uhDiwmKC_B3","nc":1},"vCxI9D4":{"type":"js","src":"https:\/\/static.xx.fbcdn.net\/rsrc.php\/v3\/ye\/r\/GcgopRl4mBW.js?_nc_x=uhDiwmKC_B3","nc":1},"j3hyCI8":{"type":"js","src":"https:\/\/static.xx.fbcdn.net\/rsrc.php\/v3\/yf\/r\/pmLcc3mhYDW.js?_nc_x=uhDiwmKC_B3","nc":1},"bsHcnlx":{"type":"js","src":"https:\/\/static.xx.fbcdn.net\/rsrc.php\/v3\/ye\/r\/TT5evPf9TQi.js?_nc_x=uhDiwmKC_B3","nc":1},"TeHjofx":{"type":"js","src":"https:\/\/static.xx.fbcdn.net\/rsrc.php\/v3\/yr\/r\/Qdxd0Y-IdsK.js?_nc_x=uhDiwmKC_B3","nc":1},"h7w8DgM":{"type":"js","src":"https:\/\/static.xx.fbcdn.net\/rsrc.php\/v3\/y7\/r\/lBGhYUFn1DM.js?_nc_x=uhDiwmKC_B3","nc":1},"m+chl6Y":{"type":"js","src":"https:\/\/static.xx.fbcdn.net\/rsrc.php\/v3\/y2\/r\/waudNO1DFHZ.js?_nc_x=uhDiwmKC_B3","nc":1},"oQeFEpQ":{"type":"js","src":"https:\/\/static.xx.fbcdn.net\/rsrc.php\/v3\/yK\/r\/_blFy-QtnXs.js?_nc_x=uhDiwmKC_B3","nc":1},"o+IOGbn":{"type":"js","src":"https:\/\/static.xx.fbcdn.net\/rsrc.php\/v3\/yw\/r\/d4alpuF6bbh.js?_nc_x=uhDiwmKC_B3","nc":1},"e24rgG5":{"type":"js","src":"https:\/\/static.xx.fbcdn.net\/rsrc.php\/v3\/yG\/r\/yRk-jreIlkH.js?_nc_x=uhDiwmKC_B3","nc":1},"EFlX6Km":{"type":"js","src":"https:\/\/static.xx.fbcdn.net\/rsrc.php\/v3\/yo\/r\/LyOnTP-KtQU.js?_nc_x=uhDiwmKC_B3","nc":1},"AA3BLwb":{"type":"js","src":"https:\/\/static.xx.fbcdn.net\/rsrc.php\/v3\/ym\/r\/yQTxiuRzHKC.js?_nc_x=uhDiwmKC_B3","nc":1},"X54JDG6":{"type":"js","src":"https:\/\/static.xx.fbcdn.net\/rsrc.php\/v3\/yf\/r\/6VSv5KZkM-I.js?_nc_x=uhDiwmKC_B3","nc":1},"fhWFvmz":{"type":"js","src":"https:\/\/static.xx.fbcdn.net\/rsrc.php\/v3iPhW4\/yw\/l\/en_US\/xIsP8Z5h9KJ.js?_nc_x=uhDiwmKC_B3","nc":1},"KQfkvhY":{"type":"js","src":"https:\/\/static.xx.fbcdn.net\/rsrc.php\/v3\/yt\/r\/jA4xrepc0FS.js?_nc_x=uhDiwmKC_B3","nc":1},"4O3VhW6":{"type":"js","src":"https:\/\/static.xx.fbcdn.net\/rsrc.php\/v3\/y_\/r\/LuJHO2cY05p.js?_nc_x=uhDiwmKC_B3","nc":1},"pFGLu7w":{"type":"js","src":"https:\/\/static.xx.fbcdn.net\/rsrc.php\/v3\/yh\/r\/wUO13WLzRjO.js?_nc_x=uhDiwmKC_B3","nc":1},"ZaLmSMH":{"type":"js","src":"https:\/\/static.xx.fbcdn.net\/rsrc.php\/v3\/yq\/r\/2d_6y2QuAi7.js?_nc_x=uhDiwmKC_B3","nc":1},"\/PqdjhC":{"type":"js","src":"https:\/\/static.xx.fbcdn.net\/rsrc.php\/v3\/ye\/r\/zq94hbTQf5a.js?_nc_x=uhDiwmKC_B3","nc":1},"m+baqOa":{"type":"js","src":"https:\/\/static.xx.fbcdn.net\/rsrc.php\/v3\/yK\/r\/-8TgEgrH8B0.js?_nc_x=uhDiwmKC_B3","nc":1},"f4yNabk":{"type":"js","src":"https:\/\/static.xx.fbcdn.net\/rsrc.php\/v3\/yg\/r\/Kd9h4z6dgy_.js?_nc_x=uhDiwmKC_B3","nc":1},"shUpYoI":{"type":"js","src":"https:\/\/static.xx.fbcdn.net\/rsrc.php\/v3\/yp\/r\/G5fJycZ6gnU.js?_nc_x=uhDiwmKC_B3","nc":1},"gqkk+bh":{"type":"js","src":"https:\/\/static.xx.fbcdn.net\/rsrc.php\/v3ibzZ4\/yq\/l\/en_US\/ZGlMNh9Uwm8.js?_nc_x=uhDiwmKC_B3","nc":1},"P4vns0A":{"type":"js","src":"https:\/\/static.xx.fbcdn.net\/rsrc.php\/v3\/yx\/r\/gVEWFS6W1pz.js?_nc_x=uhDiwmKC_B3","nc":1},"eJghYaB":{"type":"js","src":"https:\/\/static.xx.fbcdn.net\/rsrc.php\/v3\/ys\/r\/ea_hvTWkJNW.js?_nc_x=uhDiwmKC_B3","nc":1},"xT1srZk":{"type":"js","src":"https:\/\/static.xx.fbcdn.net\/rsrc.php\/v3\/yw\/r\/O2p--Sx-h3S.js?_nc_x=uhDiwmKC_B3","nc":1},"qkqMrDU":{"type":"js","src":"https:\/\/static.xx.fbcdn.net\/rsrc.php\/v3\/yf\/r\/zoNGOUDgLan.js?_nc_x=uhDiwmKC_B3","nc":1},"HVHTubH":{"type":"js","src":"https:\/\/static.xx.fbcdn.net\/rsrc.php\/v3\/yk\/r\/rC50_k0uj2b.js?_nc_x=uhDiwmKC_B3","nc":1},"Ke3aTiJ":{"type":"js","src":"https:\/\/static.xx.fbcdn.net\/rsrc.php\/v3\/yd\/r\/urdphqKlBdH.js?_nc_x=uhDiwmKC_B3","nc":1},"jKEGJYp":{"type":"js","src":"https:\/\/static.xx.fbcdn.net\/rsrc.php\/v3iWt04\/y-\/l\/en_US\/oijXRFL4nHt.js?_nc_x=uhDiwmKC_B3","nc":1},"brocg6p":{"type":"js","src":"https:\/\/static.xx.fbcdn.net\/rsrc.php\/v3\/yh\/r\/S0BIuTjZ_wz.js?_nc_x=uhDiwmKC_B3","nc":1},"sphgHcX":{"type":"js","src":"https:\/\/static.xx.fbcdn.net\/rsrc.php\/v3\/yu\/r\/fDrt4Yd1ERt.js?_nc_x=uhDiwmKC_B3","nc":1},"iuyWLGd":{"type":"js","src":"https:\/\/static.xx.fbcdn.net\/rsrc.php\/v3\/yg\/r\/2tTvVUPYm3Z.js?_nc_x=uhDiwmKC_B3","nc":1},"NXpzv59":{"type":"js","src":"https:\/\/static.xx.fbcdn.net\/rsrc.php\/v3\/yz\/r\/w0xq0O8XyWP.js?_nc_x=uhDiwmKC_B3","nc":1},"vbyXUon":{"type":"js","src":"https:\/\/static.xx.fbcdn.net\/rsrc.php\/v3ioGh4\/yy\/l\/en_US\/gky0fX9VG2J.js?_nc_x=uhDiwmKC_B3","nc":1},"+iLyK5h":{"type":"js","src":"https:\/\/static.xx.fbcdn.net\/rsrc.php\/v3impv4\/yb\/l\/en_US\/9OYG3OTdIVt.js?_nc_x=uhDiwmKC_B3","nc":1},"AImKM9F":{"type":"js","src":"https:\/\/static.xx.fbcdn.net\/rsrc.php\/v3iASO4\/yn\/l\/en_US\/qHFx_VqXHn2.js?_nc_x=uhDiwmKC_B3","nc":1},"cNPCbfW":{"type":"js","src":"https:\/\/static.xx.fbcdn.net\/rsrc.php\/v3i-Lt4\/yG\/l\/en_US\/giBTU72TtdC.js?_nc_x=uhDiwmKC_B3","nc":1},"bpG7q8c":{"type":"js","src":"https:\/\/static.xx.fbcdn.net\/rsrc.php\/v3i5fX4\/yD\/l\/en_US\/bPPmtoFAw3Y.js?_nc_x=uhDiwmKC_B3","nc":1},"vxGUAac":{"type":"js","src":"https:\/\/static.xx.fbcdn.net\/rsrc.php\/v3iBkH4\/yR\/l\/en_US\/zeBpJ8WPWYO.js?_nc_x=uhDiwmKC_B3","nc":1},"sXxQlQb":{"type":"js","src":"https:\/\/static.xx.fbcdn.net\/rsrc.php\/v3\/yY\/r\/J9ikRbeRS8J.js?_nc_x=uhDiwmKC_B3","nc":1},"T9dWFNp":{"type":"js","src":"https:\/\/static.xx.fbcdn.net\/rsrc.php\/v3\/ys\/r\/MshhNLh7rYZ.js?_nc_x=uhDiwmKC_B3","nc":1},"MeLEXaL":{"type":"js","src":"https:\/\/static.xx.fbcdn.net\/rsrc.php\/v3\/yr\/r\/sHBRtOEWtYy.js?_nc_x=uhDiwmKC_B3","nc":1},"ao8gNn+":{"type":"css","src":"https:\/\/static.xx.fbcdn.net\/rsrc.php\/v3\/yQ\/l\/0,cross\/DzOqYJa3TiC.css?_nc_x=uhDiwmKC_B3","nc":1},"L3CU2Q5":{"type":"js","src":"https:\/\/static.xx.fbcdn.net\/rsrc.php\/v3\/yN\/r\/bqfZdeQRBeW.js?_nc_x=uhDiwmKC_B3","nc":1},"UqU8pxP":{"type":"js","src":"https:\/\/static.xx.fbcdn.net\/rsrc.php\/v3iNHG4\/yl\/l\/en_US\/tTu1GcEz9p9.js?_nc_x=uhDiwmKC_B3","nc":1},"c5c77Sm":{"type":"css","src":"https:\/\/static.xx.fbcdn.net\/rsrc.php\/v3\/yw\/l\/0,cross\/0RGsElz9z45.css?_nc_x=uhDiwmKC_B3","nc":1},"9y9SqUu":{"type":"css","src":"https:\/\/static.xx.fbcdn.net\/rsrc.php\/v3\/yM\/l\/0,cross\/ohXTk2ywsOc.css?_nc_x=uhDiwmKC_B3","nc":1},"5lpzVI2":{"type":"js","src":"https:\/\/static.xx.fbcdn.net\/rsrc.php\/v3\/y2\/r\/z3Y40jrUwr3.js?_nc_x=uhDiwmKC_B3","nc":1},"YBcO9LN":{"type":"css","src":"https:\/\/static.xx.fbcdn.net\/rsrc.php\/v3\/ym\/l\/0,cross\/ZpSHcQjMMEY.css?_nc_x=uhDiwmKC_B3","nc":1},"hQxiOQb":{"type":"js","src":"https:\/\/static.xx.fbcdn.net\/rsrc.php\/v3ioEn4\/y3\/l\/en_US\/7iAWe24Vi0h.js?_nc_x=uhDiwmKC_B3","nc":1},"u0i+Tb8":{"type":"js","src":"https:\/\/static.xx.fbcdn.net\/rsrc.php\/v3iISb4\/yq\/l\/en_US\/yFbvEIkBMVg.js?_nc_x=uhDiwmKC_B3","nc":1},"Z0FWXck":{"type":"js","src":"https:\/\/static.xx.fbcdn.net\/rsrc.php\/v3\/yn\/r\/UrNuqXftwVb.js?_nc_x=uhDiwmKC_B3","nc":1},"PrY6xuS":{"type":"css","src":"https:\/\/static.xx.fbcdn.net\/rsrc.php\/v3\/yc\/l\/0,cross\/2lyFHqB7jme.css?_nc_x=uhDiwmKC_B3","nc":1},"jfNPUqb":{"type":"js","src":"https:\/\/static.xx.fbcdn.net\/rsrc.php\/v3\/yh\/r\/u6DGUBK5tif.js?_nc_x=uhDiwmKC_B3","nc":1},"nW3fp6h":{"type":"css","src":"https:\/\/static.xx.fbcdn.net\/rsrc.php\/v3\/yV\/l\/0,cross\/LBzLeApUDc0.css?_nc_x=uhDiwmKC_B3","nc":1},"sAw\/CYO":{"type":"css","src":"https:\/\/static.xx.fbcdn.net\/rsrc.php\/v3\/yZ\/l\/0,cross\/Z9LX37hcA7N.css?_nc_x=uhDiwmKC_B3","nc":1},"vp4M66A":{"type":"js","src":"https:\/\/static.xx.fbcdn.net\/rsrc.php\/v3iNtu4\/yI\/l\/en_US\/MEqLiqnU0bQ.js?_nc_x=uhDiwmKC_B3","nc":1},"hws3\/m4":{"type":"js","src":"https:\/\/static.xx.fbcdn.net\/rsrc.php\/v3ivb84\/yy\/l\/en_US\/el6q4zRbff6.js?_nc_x=uhDiwmKC_B3","nc":1},"dLOHVPE":{"type":"css","src":"https:\/\/static.xx.fbcdn.net\/rsrc.php\/v3\/yf\/l\/0,cross\/DWAYb6VMrc6.css?_nc_x=uhDiwmKC_B3","nc":1},"m4C3C7F":{"type":"js","src":"https:\/\/static.xx.fbcdn.net\/rsrc.php\/v3ivPQ4\/y7\/l\/en_US\/d3JAu7EgwQx.js?_nc_x=uhDiwmKC_B3","nc":1},"L8o7+cQ":{"type":"js","src":"https:\/\/static.xx.fbcdn.net\/rsrc.php\/v3\/yj\/r\/8VcFoGSKkPc.js?_nc_x=uhDiwmKC_B3","nc":1},"HCM+0VB":{"type":"js","src":"https:\/\/static.xx.fbcdn.net\/rsrc.php\/v3\/yn\/r\/_1agGCUB3V0.js?_nc_x=uhDiwmKC_B3","nc":1},"Irvug1d":{"type":"js","src":"https:\/\/static.xx.fbcdn.net\/rsrc.php\/v3\/yu\/r\/_aemxaRfNn8.js?_nc_x=uhDiwmKC_B3","nc":1},"dF6DoYB":{"type":"js","src":"https:\/\/static.xx.fbcdn.net\/rsrc.php\/v3\/yZ\/r\/zJyoj5eoJBG.js?_nc_x=uhDiwmKC_B3","nc":1},"qToAqjd":{"type":"js","src":"https:\/\/static.xx.fbcdn.net\/rsrc.php\/v3\/yk\/r\/LSPjT6jlQQh.js?_nc_x=uhDiwmKC_B3","nc":1},"l8Y8qNQ":{"type":"js","src":"https:\/\/static.xx.fbcdn.net\/rsrc.php\/v3\/y5\/r\/FtHjq8H6DI7.js?_nc_x=uhDiwmKC_B3","nc":1},"EWJYE7Q":{"type":"css","src":"https:\/\/static.xx.fbcdn.net\/rsrc.php\/v3\/y9\/l\/0,cross\/lxy-kwgnUHr.css?_nc_x=uhDiwmKC_B3","nc":1},"AEa04Qq":{"type":"js","src":"https:\/\/static.xx.fbcdn.net\/rsrc.php\/v3\/y2\/r\/sN3I5vJJ-rC.js?_nc_x=uhDiwmKC_B3","nc":1},"myeAC5G":{"type":"js","src":"https:\/\/static.xx.fbcdn.net\/rsrc.php\/v3\/yG\/r\/cIMl_oxgk5M.js?_nc_x=uhDiwmKC_B3","nc":1},"LWbOMAf":{"type":"js","src":"https:\/\/static.xx.fbcdn.net\/rsrc.php\/v3\/yZ\/r\/XWqQH1PzykA.js?_nc_x=uhDiwmKC_B3","nc":1},"U1feaE\/":{"type":"js","src":"https:\/\/static.xx.fbcdn.net\/rsrc.php\/v3\/yh\/r\/AyYXJgttC48.js?_nc_x=uhDiwmKC_B3","nc":1},"vzdqxWp":{"type":"js","src":"https:\/\/static.xx.fbcdn.net\/rsrc.php\/v3\/yx\/r\/wVB1BsHdHO2.js?_nc_x=uhDiwmKC_B3","nc":1},"NvsQZYm":{"type":"css","src":"https:\/\/static.xx.fbcdn.net\/rsrc.php\/v3\/yX\/l\/0,cross\/hVk12wQRV1d.css?_nc_x=uhDiwmKC_B3","nc":1},"OpCwm3e":{"type":"js","src":"https:\/\/static.xx.fbcdn.net\/rsrc.php\/v3\/yn\/r\/mdP60GDbJh3.js?_nc_x=uhDiwmKC_B3","nc":1},"fc2p78n":{"type":"js","src":"https:\/\/static.xx.fbcdn.net\/rsrc.php\/v3i8e_4\/yK\/l\/en_US\/-d2r8yZRf1H.js?_nc_x=uhDiwmKC_B3","nc":1},"RW5H78Q":{"type":"js","src":"https:\/\/static.xx.fbcdn.net\/rsrc.php\/v3\/yI\/r\/88QATu7JBOo.js?_nc_x=uhDiwmKC_B3","nc":1},"oEz7uc9":{"type":"js","src":"https:\/\/static.xx.fbcdn.net\/rsrc.php\/v3\/yO\/r\/sxduN4sZ45X.js?_nc_x=uhDiwmKC_B3","nc":1},"5E5cLUI":{"type":"js","src":"https:\/\/static.xx.fbcdn.net\/rsrc.php\/v3\/yw\/r\/sugiPCO2cRv.js?_nc_x=uhDiwmKC_B3","nc":1},"fczTPv9":{"type":"js","src":"https:\/\/static.xx.fbcdn.net\/rsrc.php\/v3\/yz\/r\/mgeRNBfsgsj.js?_nc_x=uhDiwmKC_B3","nc":1},"1mkLAgt":{"type":"js","src":"https:\/\/static.xx.fbcdn.net\/rsrc.php\/v3\/yV\/r\/WPK_8gH4Fbm.js?_nc_x=uhDiwmKC_B3","nc":1},"hSRUtT4":{"type":"js","src":"https:\/\/static.xx.fbcdn.net\/rsrc.php\/v3\/yr\/r\/kaxXo7tzy_M.js?_nc_x=uhDiwmKC_B3","nc":1},"3Jvqt6o":{"type":"js","src":"https:\/\/static.xx.fbcdn.net\/rsrc.php\/v3iWAU4\/yI\/l\/en_US\/22xGWtwsEIC.js?_nc_x=uhDiwmKC_B3","nc":1},"PGVPj1G":{"type":"js","src":"https:\/\/static.xx.fbcdn.net\/rsrc.php\/v3\/yy\/r\/pILz0QoPz2O.js?_nc_x=uhDiwmKC_B3","nc":1},"PPfdjV3":{"type":"js","src":"https:\/\/static.xx.fbcdn.net\/rsrc.php\/v3\/yW\/r\/2dVilNHte-c.js?_nc_x=uhDiwmKC_B3","nc":1},"0TcZ5SH":{"type":"js","src":"https:\/\/static.xx.fbcdn.net\/rsrc.php\/v3\/y5\/r\/3QSIIhKUJQA.js?_nc_x=uhDiwmKC_B3","nc":1},"2oNUPyL":{"type":"js","src":"https:\/\/static.xx.fbcdn.net\/rsrc.php\/v3\/yD\/r\/YBUfYXCGWp6.js?_nc_x=uhDiwmKC_B3","nc":1},"zO8tAcH":{"type":"js","src":"https:\/\/static.xx.fbcdn.net\/rsrc.php\/v3\/yt\/r\/kBlESt1tYrF.js?_nc_x=uhDiwmKC_B3","nc":1},"hL9wa1C":{"type":"js","src":"https:\/\/static.xx.fbcdn.net\/rsrc.php\/v3\/y_\/r\/bjPMsKrKHgG.js?_nc_x=uhDiwmKC_B3","nc":1},"yjjokB2":{"type":"js","src":"https:\/\/static.xx.fbcdn.net\/rsrc.php\/v3izZJ4\/yD\/l\/en_US\/4AP7vqyiAmK.js?_nc_x=uhDiwmKC_B3","nc":1},"dFZrj2j":{"type":"js","src":"https:\/\/static.xx.fbcdn.net\/rsrc.php\/v3i5-34\/yC\/l\/en_US\/71JkSNgLEOc.js?_nc_x=uhDiwmKC_B3","nc":1},"MBIGoj\/":{"type":"js","src":"https:\/\/static.xx.fbcdn.net\/rsrc.php\/v3ioJO4\/yg\/l\/en_US\/w9CJ2S6STkT.js?_nc_x=uhDiwmKC_B3","nc":1},"IoO0SB5":{"type":"js","src":"https:\/\/static.xx.fbcdn.net\/rsrc.php\/v3\/yS\/r\/NUryhShampN.js?_nc_x=uhDiwmKC_B3","nc":1},"QFVHtIa":{"type":"js","src":"https:\/\/static.xx.fbcdn.net\/rsrc.php\/v3\/yD\/r\/LNvSndgxWMs.js?_nc_x=uhDiwmKC_B3","nc":1},"aIhmRM0":{"type":"js","src":"https:\/\/static.xx.fbcdn.net\/rsrc.php\/v3\/yI\/r\/FNsQOP64Uy-.js?_nc_x=uhDiwmKC_B3","nc":1},"pJMvl+G":{"type":"js","src":"https:\/\/static.xx.fbcdn.net\/rsrc.php\/v3\/y8\/r\/Sh3QVOOVjeh.js?_nc_x=uhDiwmKC_B3","nc":1},"rbJ+Paf":{"type":"js","src":"https:\/\/static.xx.fbcdn.net\/rsrc.php\/v3iYJy4\/y0\/l\/en_US\/TFKFHschnPH.js?_nc_x=uhDiwmKC_B3","nc":1},"mSy9LEI":{"type":"js","src":"https:\/\/static.xx.fbcdn.net\/rsrc.php\/v3iC644\/yj\/l\/en_US\/jW_uI0-mPDm.js?_nc_x=uhDiwmKC_B3","nc":1},"bViO\/Vs":{"type":"js","src":"https:\/\/static.xx.fbcdn.net\/rsrc.php\/v3\/y0\/r\/PXSoDtklUVr.js?_nc_x=uhDiwmKC_B3","nc":1},"D1n8LRp":{"type":"js","src":"https:\/\/static.xx.fbcdn.net\/rsrc.php\/v3\/ye\/r\/wkHLeKTU7x9.js?_nc_x=uhDiwmKC_B3","nc":1},"GcRaPZm":{"type":"js","src":"https:\/\/static.xx.fbcdn.net\/rsrc.php\/v3\/yu\/r\/j6V7XhPQ-m1.js?_nc_x=uhDiwmKC_B3","nc":1},"I59gJdb":{"type":"js","src":"https:\/\/static.xx.fbcdn.net\/rsrc.php\/v3\/yH\/r\/px07Wvd5z7I.js?_nc_x=uhDiwmKC_B3","nc":1},"bHmlJaa":{"type":"js","src":"https:\/\/static.xx.fbcdn.net\/rsrc.php\/v3infR4\/yQ\/l\/en_US\/yAO90xo39ju.js?_nc_x=uhDiwmKC_B3","nc":1},"QiVIiCq":{"type":"js","src":"https:\/\/static.xx.fbcdn.net\/rsrc.php\/v3\/yk\/r\/tCa9Bdq3ZHg.js?_nc_x=uhDiwmKC_B3","nc":1},"8\/Z7l31":{"type":"js","src":"https:\/\/static.xx.fbcdn.net\/rsrc.php\/v3i0124\/yF\/l\/en_US\/8xc0PlWZCxv.js?_nc_x=uhDiwmKC_B3","nc":1},"0p71BPm":{"type":"js","src":"https:\/\/static.xx.fbcdn.net\/rsrc.php\/v3\/yJ\/r\/znWe8s9wz0n.js?_nc_x=uhDiwmKC_B3","nc":1},"hV\/cf0O":{"type":"js","src":"https:\/\/static.xx.fbcdn.net\/rsrc.php\/v3\/yT\/r\/gwGhWJMeYBl.js?_nc_x=uhDiwmKC_B3","nc":1},"h9spNlI":{"type":"js","src":"https:\/\/static.xx.fbcdn.net\/rsrc.php\/v3iOHx4\/yq\/l\/en_US\/1fXbSsVwN_D.js?_nc_x=uhDiwmKC_B3","nc":1},"wbgONJy":{"type":"js","src":"https:\/\/static.xx.fbcdn.net\/rsrc.php\/v3\/yK\/r\/P_pqkJkMZTW.js?_nc_x=uhDiwmKC_B3","nc":1},"8vzXwGo":{"type":"js","src":"https:\/\/static.xx.fbcdn.net\/rsrc.php\/v3\/yq\/r\/5NzbSgU4iq1.js?_nc_x=uhDiwmKC_B3","nc":1},"p\/4Dz9V":{"type":"js","src":"https:\/\/static.xx.fbcdn.net\/rsrc.php\/v3\/yw\/r\/nNE_cU2xyVf.js?_nc_x=uhDiwmKC_B3","nc":1},"qE5DUvs":{"type":"js","src":"https:\/\/static.xx.fbcdn.net\/rsrc.php\/v3\/yW\/r\/vAwkz9b6TBC.js?_nc_x=uhDiwmKC_B3","nc":1},"4qq3lt9":{"type":"js","src":"https:\/\/static.xx.fbcdn.net\/rsrc.php\/v3\/ya\/r\/h-fwA8nnbOW.js?_nc_x=uhDiwmKC_B3","nc":1},"DtywT\/Y":{"type":"js","src":"https:\/\/static.xx.fbcdn.net\/rsrc.php\/v3iFnb4\/yM\/l\/en_US\/rFgw24uMhfP.js?_nc_x=uhDiwmKC_B3","nc":1},"NmgXXSk":{"type":"js","src":"https:\/\/static.xx.fbcdn.net\/rsrc.php\/v3iw_z4\/yQ\/l\/en_US\/0pUTFsMhGDG.js?_nc_x=uhDiwmKC_B3","nc":1},"WrOKa5X":{"type":"js","src":"https:\/\/static.xx.fbcdn.net\/rsrc.php\/v3\/ys\/r\/cfpPvRLtatm.js?_nc_x=uhDiwmKC_B3","nc":1},"TkkQ1Vb":{"type":"js","src":"https:\/\/static.xx.fbcdn.net\/rsrc.php\/v3\/yn\/r\/v5xjzYVBJ4J.js?_nc_x=uhDiwmKC_B3","nc":1},"NB3Z3SR":{"type":"js","src":"https:\/\/static.xx.fbcdn.net\/rsrc.php\/v3\/y3\/r\/CwboNhKExzJ.js?_nc_x=uhDiwmKC_B3","nc":1},"ch+rPK6":{"type":"js","src":"https:\/\/static.xx.fbcdn.net\/rsrc.php\/v3ipHx4\/yx\/l\/en_US\/f9Hqcn8Oyp_.js?_nc_x=uhDiwmKC_B3","nc":1},"cRTfkar":{"type":"js","src":"https:\/\/static.xx.fbcdn.net\/rsrc.php\/v3\/yD\/r\/a5NlV2g18yF.js?_nc_x=uhDiwmKC_B3","nc":1},"Yswuqwl":{"type":"js","src":"https:\/\/static.xx.fbcdn.net\/rsrc.php\/v3\/yO\/r\/bHwcLRFp94Z.js?_nc_x=uhDiwmKC_B3","nc":1},"2rWJwYS":{"type":"js","src":"https:\/\/static.xx.fbcdn.net\/rsrc.php\/v3\/y3\/r\/B0g0HoCsjYy.js?_nc_x=uhDiwmKC_B3","nc":1},"r6INoUF":{"type":"js","src":"https:\/\/static.xx.fbcdn.net\/rsrc.php\/v3\/yw\/r\/u6SYO1wKnuB.js?_nc_x=uhDiwmKC_B3","nc":1},"+agdy0Q":{"type":"js","src":"https:\/\/static.xx.fbcdn.net\/rsrc.php\/v3ih_J4\/yu\/l\/en_US\/FMC7DL39RpW.js?_nc_x=uhDiwmKC_B3","nc":1},"IVTt5kC":{"type":"css","src":"https:\/\/static.xx.fbcdn.net\/rsrc.php\/v3\/yV\/l\/0,cross\/yi1eyqu67W7.css?_nc_x=uhDiwmKC_B3","nc":1},"pZ7aa6Z":{"type":"js","src":"https:\/\/static.xx.fbcdn.net\/rsrc.php\/v3izZJ4\/yS\/l\/en_US\/1bohH256JnB.js?_nc_x=uhDiwmKC_B3","nc":1},"Q00xz5F":{"type":"js","src":"https:\/\/static.xx.fbcdn.net\/rsrc.php\/v3\/yA\/r\/ddbJgYynGKI.js?_nc_x=uhDiwmKC_B3","nc":1},"pz4vSha":{"type":"js","src":"https:\/\/static.xx.fbcdn.net\/rsrc.php\/v3\/y6\/r\/rWEDvX3ZKhz.js?_nc_x=uhDiwmKC_B3","nc":1},"NJNYG1z":{"type":"js","src":"https:\/\/static.xx.fbcdn.net\/rsrc.php\/v3\/yz\/r\/EQ_iVj4LDga.js?_nc_x=uhDiwmKC_B3","nc":1},"AALZdif":{"type":"js","src":"https:\/\/static.xx.fbcdn.net\/rsrc.php\/v3\/yp\/r\/dtCnRC-ZiWk.js?_nc_x=uhDiwmKC_B3","nc":1},"cbh87on":{"type":"js","src":"https:\/\/static.xx.fbcdn.net\/rsrc.php\/v3\/ye\/r\/PjiicppE6i0.js?_nc_x=uhDiwmKC_B3","nc":1},"dp8PV1G":{"type":"js","src":"https:\/\/static.xx.fbcdn.net\/rsrc.php\/v3\/y8\/r\/JdnaBgKJyXN.js?_nc_x=uhDiwmKC_B3","nc":1},"LbIV\/oG":{"type":"js","src":"https:\/\/static.xx.fbcdn.net\/rsrc.php\/v3iu2C4\/y4\/l\/en_US\/p6NjS0cjiE_.js?_nc_x=uhDiwmKC_B3","nc":1},"Ld3Y836":{"type":"css","src":"https:\/\/static.xx.fbcdn.net\/rsrc.php\/v3\/yd\/l\/0,cross\/hgvKBIvsZVr.css?_nc_x=uhDiwmKC_B3","nc":1},"KXsYe3Y":{"type":"js","src":"https:\/\/static.xx.fbcdn.net\/rsrc.php\/v3\/yS\/r\/VJ13YE0DIom.js?_nc_x=uhDiwmKC_B3","nc":1},"FcdhEYm":{"type":"js","src":"https:\/\/static.xx.fbcdn.net\/rsrc.php\/v3\/yS\/r\/wDThv4Ke-GF.js?_nc_x=uhDiwmKC_B3","nc":1},"8ffZ1V+":{"type":"js","src":"https:\/\/static.xx.fbcdn.net\/rsrc.php\/v3\/yW\/r\/NTUp2uSRsHU.js?_nc_x=uhDiwmKC_B3","nc":1},"96Oi2vJ":{"type":"js","src":"https:\/\/static.xx.fbcdn.net\/rsrc.php\/v3\/yW\/r\/IQbj0x282xH.js?_nc_x=uhDiwmKC_B3","nc":1},"wM9E7U0":{"type":"js","src":"https:\/\/static.xx.fbcdn.net\/rsrc.php\/v3\/y5\/r\/JoMdhKtE3yx.js?_nc_x=uhDiwmKC_B3","nc":1},"A2sOwqs":{"type":"js","src":"https:\/\/static.xx.fbcdn.net\/rsrc.php\/v3\/yx\/r\/UDTILTRFy1l.js?_nc_x=uhDiwmKC_B3","nc":1},"KfNIbQ0":{"type":"js","src":"https:\/\/static.xx.fbcdn.net\/rsrc.php\/v3\/yT\/r\/we5I5bJSn1Q.js?_nc_x=uhDiwmKC_B3","nc":1},"LtBLbD1":{"type":"js","src":"https:\/\/static.xx.fbcdn.net\/rsrc.php\/v3\/yp\/r\/jhabWouHUwq.js?_nc_x=uhDiwmKC_B3","nc":1},"dRdVJ2b":{"type":"js","src":"https:\/\/static.xx.fbcdn.net\/rsrc.php\/v3i9fR4\/ya\/l\/en_US\/AyALgJtEzzt.js?_nc_x=uhDiwmKC_B3","nc":1},"sbjTqOY":{"type":"js","src":"https:\/\/static.xx.fbcdn.net\/rsrc.php\/v3i6Uj4\/yq\/l\/en_US\/s4GgP34HYs4.js?_nc_x=uhDiwmKC_B3","nc":1},"mZCfcGs":{"type":"js","src":"https:\/\/static.xx.fbcdn.net\/rsrc.php\/v3\/yG\/r\/cdUCvghQHML.js?_nc_x=uhDiwmKC_B3","nc":1},"MKnS+RH":{"type":"js","src":"https:\/\/static.xx.fbcdn.net\/rsrc.php\/v3\/yM\/r\/3UC2U8pB6hK.js?_nc_x=uhDiwmKC_B3","nc":1},"L+XB1D0":{"type":"js","src":"https:\/\/static.xx.fbcdn.net\/rsrc.php\/v3iIOE4\/y2\/l\/en_US\/OYxtXI_wxKR.js?_nc_x=uhDiwmKC_B3","nc":1},"UFN5Y0S":{"type":"js","src":"https:\/\/static.xx.fbcdn.net\/rsrc.php\/v3\/y4\/r\/pdkBDujCh2I.js?_nc_x=uhDiwmKC_B3","nc":1},"IAh5SK2":{"type":"js","src":"https:\/\/static.xx.fbcdn.net\/rsrc.php\/v3iVnH4\/yA\/l\/en_US\/h3RdCv8E6O2.js?_nc_x=uhDiwmKC_B3","nc":1},"Oq7QTlV":{"type":"js","src":"https:\/\/static.xx.fbcdn.net\/rsrc.php\/v3\/y4\/r\/MsWKHHECeSs.js?_nc_x=uhDiwmKC_B3","nc":1},"gfp2W6W":{"type":"js","src":"https:\/\/static.xx.fbcdn.net\/rsrc.php\/v3\/yR\/r\/KVc4mOSTs9X.js?_nc_x=uhDiwmKC_B3","nc":1},"OROmwtP":{"type":"js","src":"https:\/\/static.xx.fbcdn.net\/rsrc.php\/v3\/yL\/r\/C73tV0aMUcP.js?_nc_x=uhDiwmKC_B3","nc":1},"bBkP55g":{"type":"js","src":"https:\/\/static.xx.fbcdn.net\/rsrc.php\/v3\/yr\/r\/tIH_A4u3qzg.js?_nc_x=uhDiwmKC_B3","nc":1},"PQLayVT":{"type":"js","src":"https:\/\/static.xx.fbcdn.net\/rsrc.php\/v3\/yg\/r\/xxFZy-TTFae.js?_nc_x=uhDiwmKC_B3","nc":1},"sDko3Gq":{"type":"js","src":"https:\/\/static.xx.fbcdn.net\/rsrc.php\/v3\/ye\/r\/bPZxnYsnHpX.js?_nc_x=uhDiwmKC_B3","nc":1},"maKOVWM":{"type":"js","src":"https:\/\/static.xx.fbcdn.net\/rsrc.php\/v3\/yP\/r\/bv8B71KVx8G.js?_nc_x=uhDiwmKC_B3","nc":1},"2xGhT6r":{"type":"js","src":"https:\/\/static.xx.fbcdn.net\/rsrc.php\/v3\/yx\/r\/HR8fdyJL9h8.js?_nc_x=uhDiwmKC_B3","nc":1},"EsgHZqM":{"type":"js","src":"https:\/\/static.xx.fbcdn.net\/rsrc.php\/v3\/yi\/r\/ij51xUH2WAl.js?_nc_x=uhDiwmKC_B3","nc":1},"6AzPUCC":{"type":"js","src":"https:\/\/static.xx.fbcdn.net\/rsrc.php\/v3\/yj\/r\/JRadRCAgibi.js?_nc_x=uhDiwmKC_B3","nc":1},"IJvidyb":{"type":"js","src":"https:\/\/static.xx.fbcdn.net\/rsrc.php\/v3\/yh\/r\/DkvIwoaTsjI.js?_nc_x=uhDiwmKC_B3","nc":1},"YZ3Dmj\/":{"type":"js","src":"https:\/\/static.xx.fbcdn.net\/rsrc.php\/v3\/yK\/r\/xZjxjCa8z24.js?_nc_x=uhDiwmKC_B3","nc":1},"W3phiHC":{"type":"js","src":"https:\/\/static.xx.fbcdn.net\/rsrc.php\/v3\/yl\/r\/MHjTNuwr391.js?_nc_x=uhDiwmKC_B3","nc":1},"vcZLvGK":{"type":"css","src":"https:\/\/static.xx.fbcdn.net\/rsrc.php\/v3\/yb\/l\/0,cross\/xX-6Tt5gjkt.css?_nc_x=uhDiwmKC_B3","nc":1},"IH8ULQP":{"type":"css","src":"https:\/\/static.xx.fbcdn.net\/rsrc.php\/v3\/yY\/l\/0,cross\/tO6K9eEMx7u.css?_nc_x=uhDiwmKC_B3","nc":1},"uSYEOK+":{"type":"js","src":"https:\/\/static.xx.fbcdn.net\/rsrc.php\/v3izZJ4\/yS\/l\/en_US\/w3xTgrM_tca.js?_nc_x=uhDiwmKC_B3","nc":1},"S4+5CrL":{"type":"css","src":"https:\/\/static.xx.fbcdn.net\/rsrc.php\/v3\/yQ\/l\/0,cross\/fMj0JUYmAS-.css?_nc_x=uhDiwmKC_B3","nc":1},"x\/OaWDS":{"type":"js","src":"https:\/\/static.xx.fbcdn.net\/rsrc.php\/v3\/y2\/r\/FAZ1XZN7Oyk.js?_nc_x=uhDiwmKC_B3","nc":1},"oC5jefu":{"type":"js","src":"https:\/\/static.xx.fbcdn.net\/rsrc.php\/v3\/yJ\/r\/v-JMKzILeby.js?_nc_x=uhDiwmKC_B3","nc":1},"sH05zBO":{"type":"js","src":"https:\/\/static.xx.fbcdn.net\/rsrc.php\/v3\/yO\/r\/ilJBdSB9lZT.js?_nc_x=uhDiwmKC_B3","nc":1},"j0PdLGe":{"type":"js","src":"https:\/\/static.xx.fbcdn.net\/rsrc.php\/v3\/y_\/r\/kiUSX2CMLQZ.js?_nc_x=uhDiwmKC_B3","nc":1},"HYXJngn":{"type":"js","src":"https:\/\/static.xx.fbcdn.net\/rsrc.php\/v3\/yN\/r\/v6I8bTY-2I6.js?_nc_x=uhDiwmKC_B3","nc":1},"32jkZel":{"type":"js","src":"https:\/\/static.xx.fbcdn.net\/rsrc.php\/v3\/y9\/r\/fGT09Fk7WSK.js?_nc_x=uhDiwmKC_B3","nc":1},"zvj46Ye":{"type":"css","src":"https:\/\/static.xx.fbcdn.net\/rsrc.php\/v3\/yG\/l\/0,cross\/3Qx-Lpp7g2b.css?_nc_x=uhDiwmKC_B3","nc":1},"MW9locB":{"type":"js","src":"https:\/\/static.xx.fbcdn.net\/rsrc.php\/v3\/yF\/r\/maZ_6P-yXR_.js?_nc_x=uhDiwmKC_B3","nc":1},"5UkMkt5":{"type":"js","src":"https:\/\/static.xx.fbcdn.net\/rsrc.php\/v3\/yk\/r\/iNhgN9kqSMe.js?_nc_x=uhDiwmKC_B3","nc":1},"iE5RPjb":{"type":"js","src":"https:\/\/static.xx.fbcdn.net\/rsrc.php\/v3\/yB\/r\/UoQXP8Z3yh8.js?_nc_x=uhDiwmKC_B3","nc":1},"WMh\/yDG":{"type":"js","src":"https:\/\/static.xx.fbcdn.net\/rsrc.php\/v3\/yj\/r\/zFzLHlIX7Ft.js?_nc_x=uhDiwmKC_B3","nc":1},"Ph9l\/Q8":{"type":"js","src":"https:\/\/static.xx.fbcdn.net\/rsrc.php\/v3iVE44\/ys\/l\/en_US\/uN67yy67GIg.js?_nc_x=uhDiwmKC_B3","nc":1},"qDP9GrH":{"type":"js","src":"https:\/\/static.xx.fbcdn.net\/rsrc.php\/v3\/ye\/r\/09SWpp1HOvu.js?_nc_x=uhDiwmKC_B3","nc":1},"JBbwjBI":{"type":"js","src":"https:\/\/static.xx.fbcdn.net\/rsrc.php\/v3\/yO\/r\/CYBFwxL1lw2.js?_nc_x=uhDiwmKC_B3","nc":1},"gXsFLSZ":{"type":"js","src":"https:\/\/static.xx.fbcdn.net\/rsrc.php\/v3\/yF\/r\/ykXbz27b2j7.js?_nc_x=uhDiwmKC_B3","nc":1},"uu7i7Mw":{"type":"js","src":"https:\/\/static.xx.fbcdn.net\/rsrc.php\/v3\/y9\/r\/R-XnjW1o7R9.js?_nc_x=uhDiwmKC_B3","nc":1},"iWGCAuU":{"type":"js","src":"https:\/\/static.xx.fbcdn.net\/rsrc.php\/v3\/yD\/r\/4jBVN2TkSwo.js?_nc_x=uhDiwmKC_B3","nc":1},"BfPLuAc":{"type":"js","src":"https:\/\/static.xx.fbcdn.net\/rsrc.php\/v3\/yx\/r\/EpOgLGQ5Lz-.js?_nc_x=uhDiwmKC_B3","nc":1},"VbvUn8H":{"type":"js","src":"https:\/\/static.xx.fbcdn.net\/rsrc.php\/v3\/yS\/r\/TPeLx3W2eZ1.js?_nc_x=uhDiwmKC_B3","nc":1},"IUd50Y1":{"type":"js","src":"https:\/\/static.xx.fbcdn.net\/rsrc.php\/v3\/yc\/r\/-PNOSDYKb4r.js?_nc_x=uhDiwmKC_B3","nc":1},"89xrtqF":{"type":"js","src":"https:\/\/static.xx.fbcdn.net\/rsrc.php\/v3\/yR\/r\/W0ImSobLQSG.js?_nc_x=uhDiwmKC_B3","nc":1},"5Ixc83s":{"type":"js","src":"https:\/\/static.xx.fbcdn.net\/rsrc.php\/v3\/yA\/r\/KRshsGM4P3t.js?_nc_x=uhDiwmKC_B3","nc":1},"jp+f73R":{"type":"js","src":"https:\/\/static.xx.fbcdn.net\/rsrc.php\/v3\/yW\/r\/Ae68TMJaivn.js?_nc_x=uhDiwmKC_B3","nc":1},"X\/SYFgi":{"type":"js","src":"https:\/\/static.xx.fbcdn.net\/rsrc.php\/v3\/ys\/r\/Qdv0XVMqVDc.js?_nc_x=uhDiwmKC_B3","nc":1},"EXqV0BH":{"type":"js","src":"https:\/\/static.xx.fbcdn.net\/rsrc.php\/v3\/yB\/r\/5saz797tJSZ.js?_nc_x=uhDiwmKC_B3","nc":1},"AYLtc9S":{"type":"js","src":"https:\/\/static.xx.fbcdn.net\/rsrc.php\/v3\/yD\/r\/CG9KoX-9Xzb.js?_nc_x=uhDiwmKC_B3","nc":1},"q+e75M7":{"type":"js","src":"https:\/\/static.xx.fbcdn.net\/rsrc.php\/v3iDZt4\/ym\/l\/en_US\/OqJYfhOBhXj.js?_nc_x=uhDiwmKC_B3","nc":1},"AHFXMxD":{"type":"js","src":"https:\/\/static.xx.fbcdn.net\/rsrc.php\/v3\/yA\/r\/8iLNzTDbXYc.js?_nc_x=uhDiwmKC_B3","nc":1},"u8X4LWE":{"type":"js","src":"https:\/\/static.xx.fbcdn.net\/rsrc.php\/v3\/yj\/r\/q8-GCDqYpLS.js?_nc_x=uhDiwmKC_B3","nc":1},"GYps9Al":{"type":"js","src":"https:\/\/static.xx.fbcdn.net\/rsrc.php\/v3\/ye\/r\/JT-CqrFaugO.js?_nc_x=uhDiwmKC_B3","nc":1},"ypse2W2":{"type":"js","src":"https:\/\/static.xx.fbcdn.net\/rsrc.php\/v3\/yY\/r\/03UH61UgVUC.js?_nc_x=uhDiwmKC_B3","nc":1},"Ty3s0pc":{"type":"js","src":"https:\/\/static.xx.fbcdn.net\/rsrc.php\/v3\/yv\/r\/LVbIPGrmr34.js?_nc_x=uhDiwmKC_B3","nc":1},"SKyrVJt":{"type":"js","src":"https:\/\/static.xx.fbcdn.net\/rsrc.php\/v3\/yt\/r\/GoOf_i3LOey.js?_nc_x=uhDiwmKC_B3","nc":1},"5i+2y+7":{"type":"js","src":"https:\/\/static.xx.fbcdn.net\/rsrc.php\/v3\/yA\/r\/tjjFImNiQMS.js?_nc_x=uhDiwmKC_B3","nc":1},"0EcJWJW":{"type":"js","src":"https:\/\/static.xx.fbcdn.net\/rsrc.php\/v3\/yK\/r\/vpl0QFBfnio.js?_nc_x=uhDiwmKC_B3","nc":1},"OHU0cCu":{"type":"js","src":"https:\/\/static.xx.fbcdn.net\/rsrc.php\/v3\/y-\/r\/662HahZAN8g.js?_nc_x=uhDiwmKC_B3","nc":1},"rZ\/h3A7":{"type":"js","src":"https:\/\/static.xx.fbcdn.net\/rsrc.php\/v3\/yK\/r\/qu097qSQofE.js?_nc_x=uhDiwmKC_B3","nc":1},"Eu64BMc":{"type":"js","src":"https:\/\/static.xx.fbcdn.net\/rsrc.php\/v3\/yz\/r\/WEICmEkki8L.js?_nc_x=uhDiwmKC_B3","nc":1},"QGK3grH":{"type":"js","src":"https:\/\/static.xx.fbcdn.net\/rsrc.php\/v3\/yC\/r\/IEcDgq9Ybdd.js?_nc_x=uhDiwmKC_B3","nc":1},"NHMuT+c":{"type":"js","src":"https:\/\/static.xx.fbcdn.net\/rsrc.php\/v3\/yd\/r\/pkpivf2gO6N.js?_nc_x=uhDiwmKC_B3","nc":1},"BIj5zjQ":{"type":"js","src":"https:\/\/static.xx.fbcdn.net\/rsrc.php\/v3\/y3\/r\/39WmXumDSkW.js?_nc_x=uhDiwmKC_B3","nc":1},"38kGV9s":{"type":"js","src":"https:\/\/static.xx.fbcdn.net\/rsrc.php\/v3\/y5\/r\/ZNzUxJA9A3M.js?_nc_x=uhDiwmKC_B3","nc":1},"r0X39r3":{"type":"js","src":"https:\/\/static.xx.fbcdn.net\/rsrc.php\/v3\/yB\/r\/6sr7ZmD2b2k.js?_nc_x=uhDiwmKC_B3","nc":1},"FK8wCO3":{"type":"js","src":"https:\/\/static.xx.fbcdn.net\/rsrc.php\/v3\/yp\/r\/DQEEx2t6gDg.js?_nc_x=uhDiwmKC_B3","nc":1},"+erUc0a":{"type":"js","src":"https:\/\/static.xx.fbcdn.net\/rsrc.php\/v3\/yI\/r\/oy_F6CRibk5.js?_nc_x=uhDiwmKC_B3","nc":1},"c3jm1WJ":{"type":"js","src":"https:\/\/static.xx.fbcdn.net\/rsrc.php\/v3\/y8\/r\/PE-oCakiKBX.js?_nc_x=uhDiwmKC_B3","nc":1},"2o7ZRxd":{"type":"js","src":"https:\/\/static.xx.fbcdn.net\/rsrc.php\/v3\/yX\/r\/HXSYB2jHjXQ.js?_nc_x=uhDiwmKC_B3","nc":1},"Kcs3UwS":{"type":"js","src":"https:\/\/static.xx.fbcdn.net\/rsrc.php\/v3\/yI\/r\/oErGmnCs4Qp.js?_nc_x=uhDiwmKC_B3","nc":1},"3C8hC2T":{"type":"js","src":"https:\/\/static.xx.fbcdn.net\/rsrc.php\/v3\/y5\/r\/d7xse_Xy7MI.js?_nc_x=uhDiwmKC_B3","nc":1},"Jc2cKgX":{"type":"js","src":"https:\/\/static.xx.fbcdn.net\/rsrc.php\/v3\/yc\/r\/6FIJBKLSk2c.js?_nc_x=uhDiwmKC_B3","nc":1},"lwp2F6Z":{"type":"js","src":"https:\/\/static.xx.fbcdn.net\/rsrc.php\/v3\/yo\/r\/GfX4FWbjNMO.js?_nc_x=uhDiwmKC_B3","nc":1},"iXIU00+":{"type":"js","src":"https:\/\/static.xx.fbcdn.net\/rsrc.php\/v3\/yF\/r\/zOapTXeOgVF.js?_nc_x=uhDiwmKC_B3","nc":1},"4LhoA7f":{"type":"js","src":"https:\/\/static.xx.fbcdn.net\/rsrc.php\/v3\/yh\/r\/Qhcx_-d5ZFY.js?_nc_x=uhDiwmKC_B3","nc":1},"fEcpr1O":{"type":"js","src":"https:\/\/static.xx.fbcdn.net\/rsrc.php\/v3\/y6\/r\/tRkDIshnJZ2.js?_nc_x=uhDiwmKC_B3","nc":1},"Y1E1QeO":{"type":"js","src":"https:\/\/static.xx.fbcdn.net\/rsrc.php\/v3\/y9\/r\/78IBGahFcHI.js?_nc_x=uhDiwmKC_B3","nc":1},"sSQOn8F":{"type":"js","src":"https:\/\/static.xx.fbcdn.net\/rsrc.php\/v3iVQQ4\/yj\/l\/en_US\/-HAaUZAb61R.js?_nc_x=uhDiwmKC_B3","nc":1},"1TaURa2":{"type":"js","src":"https:\/\/static.xx.fbcdn.net\/rsrc.php\/v3\/yz\/r\/N48fS_YrYW_.js?_nc_x=uhDiwmKC_B3","nc":1},"Qj4XlwL":{"type":"js","src":"https:\/\/static.xx.fbcdn.net\/rsrc.php\/v3iNB14\/yu\/l\/en_US\/ttmPtyjUUx5.js?_nc_x=uhDiwmKC_B3","nc":1},"21e+pRR":{"type":"js","src":"https:\/\/static.xx.fbcdn.net\/rsrc.php\/v3iIZg4\/yH\/l\/en_US\/zuBR2XFPW4v.js?_nc_x=uhDiwmKC_B3","nc":1},"ikCVmhZ":{"type":"js","src":"https:\/\/static.xx.fbcdn.net\/rsrc.php\/v3ibUt4\/yT\/l\/en_US\/tpYAUvLvYGe.js?_nc_x=uhDiwmKC_B3","nc":1},"JXVUEvM":{"type":"js","src":"https:\/\/static.xx.fbcdn.net\/rsrc.php\/v3iV4s4\/yU\/l\/en_US\/VaqCAhqHPQ7.js?_nc_x=uhDiwmKC_B3","nc":1},"scY1uK9":{"type":"css","src":"https:\/\/static.xx.fbcdn.net\/rsrc.php\/v3\/yk\/l\/0,cross\/2_-jLkNqmq0.css?_nc_x=uhDiwmKC_B3","nc":1},"3nqf7c0":{"type":"css","src":"https:\/\/static.xx.fbcdn.net\/rsrc.php\/v3\/yT\/l\/0,cross\/u64rWIvIELT.css?_nc_x=uhDiwmKC_B3","nc":1},"TjzJv71":{"type":"js","src":"https:\/\/static.xx.fbcdn.net\/rsrc.php\/v3idfY4\/yN\/l\/en_US\/MSIwJd7PG0j.js?_nc_x=uhDiwmKC_B3","nc":1},"LJRNldA":{"type":"js","src":"https:\/\/static.xx.fbcdn.net\/rsrc.php\/v3ic9O4\/y5\/l\/en_US\/PHDtxUbVuAn.js?_nc_x=uhDiwmKC_B3","nc":1},"\/moA\/SC":{"type":"js","src":"https:\/\/static.xx.fbcdn.net\/rsrc.php\/v3ih0o4\/yg\/l\/en_US\/U3pDF3g-4hT.js?_nc_x=uhDiwmKC_B3","nc":1},"AGPC\/OB":{"type":"js","src":"https:\/\/static.xx.fbcdn.net\/rsrc.php\/v3ioEU4\/yy\/l\/en_US\/1KbDyvwkAQU.js?_nc_x=uhDiwmKC_B3","nc":1},"V\/5mFyu":{"type":"js","src":"https:\/\/static.xx.fbcdn.net\/rsrc.php\/v3\/yk\/r\/S3EE4s8q08e.js?_nc_x=uhDiwmKC_B3","nc":1},"jJI55Nk":{"type":"js","src":"https:\/\/static.xx.fbcdn.net\/rsrc.php\/v3icUK4\/yH\/l\/en_US\/UEC6q1zkKdc.js?_nc_x=uhDiwmKC_B3","nc":1},"S+7hS6x":{"type":"css","src":"https:\/\/static.xx.fbcdn.net\/rsrc.php\/v3\/yx\/l\/0,cross\/8udDHVs7Pu2.css?_nc_x=uhDiwmKC_B3","nc":1},"Gj8v9L4":{"type":"js","src":"https:\/\/static.xx.fbcdn.net\/rsrc.php\/v3\/yW\/r\/ah4jcC-CgjO.js?_nc_x=uhDiwmKC_B3","nc":1}},"compMap":{"Dialog":{"r":["IZnktcb","OPuOwyu","Zmyy3FL","u\/+QIsG","+L0TW1h","KHvXOTe","1Iwuzbz","cOfWqri","sJfcljR"],"rds":{"m":["FbtLogging","IntlQtEventFalcoEvent","Animation","PageTransitions","BanzaiScuba_DEPRECATED"]},"be":1},"ExceptionDialog":{"r":["IZnktcb","in9eIAN","OPuOwyu","bB1zQcG","51VSAHV","Zmyy3FL","oUUfk8a","u\/+QIsG","1Iwuzbz","cOfWqri","6Sn0Pkw","sJfcljR","fplqcae","05S\/8dE","BL4edCG"],"rds":{"m":["FbtLogging","IntlQtEventFalcoEvent"]},"be":1},"QuickSandSolver":{"r":["Zmyy3FL","x22Oby4","u\/+QIsG","1Iwuzbz","cZZeAOr","8ELCBwH","sJfcljR","SWx3yNv","IZnktcb"],"rds":{"m":["FbtLogging","IntlQtEventFalcoEvent"]},"be":1},"ConfirmationDialog":{"r":["G2yK9wR","Zmyy3FL","u\/+QIsG","IZnktcb"],"be":1},"generateVideoThumbnails":{"r":["5BhYuLg","u5bR2vL","OVu75cz","s9k8WnS","bB1zQcG","Zmyy3FL","u\/+QIsG","Qb3KyBs","1Iwuzbz","bgWde\/W","uzzownX","sJfcljR","kqODI3h","MsPa\/vH","8vSOgu\/","IZnktcb"],"be":1},"Banzai":{"r":["u\/+QIsG"],"rds":{"m":["BanzaiScuba_DEPRECATED"]},"be":1},"EncryptedImg":{"r":["u\/+QIsG","1Iwuzbz","cOfWqri","sJfcljR"],"be":1},"ResourceTimingBootloaderHelper":{"r":["in9eIAN","u\/+QIsG"],"be":1},"TimeSliceHelper":{"r":["32Pm3To","fRSWMvX"],"be":1},"SnappyCompressUtil":{"r":["u\/+QIsG"],"be":1},"PerfXSharedFields":{"r":["u\/+QIsG"],"be":1},"QPLInspector":{"r":["VvVFw8n"],"be":1},"GeoTooltip.react":{"r":["sIdGXlD","UBpZdcx","u\/+QIsG","1Iwuzbz","sJfcljR","IZnktcb","MIvZcWB"],"rds":{"m":["FbtLogging","IntlQtEventFalcoEvent"]},"be":1},"ODS":{"r":["u\/+QIsG"],"be":1},"Dock":{"r":["IZnktcb","in9eIAN","OPuOwyu","Zmyy3FL","u\/+QIsG"],"be":1},"WebSpeedInteractionsTypedLogger":{"r":["u\/+QIsG","1Iwuzbz","60Vrjzb"],"rds":{"m":["BanzaiScuba_DEPRECATED"]},"be":1},"AsyncRequest":{"r":["u\/+QIsG","1Iwuzbz","sJfcljR","IZnktcb"],"rds":{"m":["FbtLogging","IntlQtEventFalcoEvent"]},"be":1},"DOM":{"r":["u\/+QIsG","IZnktcb"],"be":1},"Form":{"r":["Zmyy3FL","u\/+QIsG","IZnktcb"],"be":1},"FormSubmit":{"r":["Zmyy3FL","u\/+QIsG","1Iwuzbz","9EjvIqd","sJfcljR","IZnktcb"],"rds":{"m":["FbtLogging","IntlQtEventFalcoEvent","BanzaiScuba_DEPRECATED"]},"be":1},"Input":{"r":["Zmyy3FL"],"be":1},"Live":{"r":["in9eIAN","2\/maQ\/Q","u\/+QIsG","oU3aOlB","sJfcljR","IZnktcb"],"be":1},"Toggler":{"r":["IZnktcb","OPuOwyu","Zmyy3FL","u\/+QIsG"],"be":1},"Tooltip":{"r":["IZnktcb","OPuOwyu","Zmyy3FL","u\/+QIsG","1Iwuzbz","cOfWqri","sJfcljR"],"rds":{"m":["FbtLogging","IntlQtEventFalcoEvent","PageTransitions","BanzaiScuba_DEPRECATED","Animation"]},"be":1},"URI":{"r":[],"be":1},"trackReferrer":{"r":[],"rds":{"m":["BanzaiScuba_DEPRECATED"],"r":["u\/+QIsG"]},"be":1},"PhotoTagApproval":{"r":["u\/+QIsG","d2IyWW1","1wFzjQY","IZnktcb"],"be":1},"PhotoSnowlift":{"r":["egrKNVU","IZnktcb","8vSOgu\/","in9eIAN","5BhYuLg","dfXpuIj","OPuOwyu","2UdiOZ8","MSDBxzL","oANoH71","Zmyy3FL","pQEn6Pr","zt8u7WN","UBpZdcx","oUUfk8a","u\/+QIsG","y\/us7KW","BYL07Dm","+L0TW1h","Xzp1fpj","98eEx8L","\/BPwcJh","KHvXOTe","VDXMEB3","TLxNQXB","1Iwuzbz","d2IyWW1","cOfWqri","o+wmkta","gsUTRMN","cZZeAOr","aw9CK9g","v0t1Z9F","6Sn0Pkw","aCMyiHj","j8SaFTo","sJfcljR","fplqcae","05S\/8dE","KSSdvy7","BL4edCG","WXKeMb2","MIvZcWB"],"rds":{"m":["Animation","VisualCompletionGating","FbtLogging","IntlQtEventFalcoEvent","BanzaiScuba_DEPRECATED","PageTransitions"],"r":["6Xbj\/Xg","xcEmm9x"]},"be":1},"PhotoTags":{"r":["u\/+QIsG","d2IyWW1","1wFzjQY","IZnktcb"],"be":1},"TagTokenizer":{"r":["IZnktcb","+Ei\/N08","h9SrSpS","Zmyy3FL","u\/+QIsG","N1gsUx2","G7aGkNX","1wFzjQY","05S\/8dE"],"rds":{"m":["FbtLogging","IntlQtEventFalcoEvent"]},"be":1},"AsyncDialog":{"r":["IZnktcb","dfXpuIj","OPuOwyu","Zmyy3FL","oUUfk8a","u\/+QIsG","1Iwuzbz","cOfWqri","6Sn0Pkw","sJfcljR","fplqcae","BL4edCG","MIvZcWB"],"rds":{"m":["FbtLogging","IntlQtEventFalcoEvent"]},"be":1},"Hovercard":{"r":["IZnktcb","dfXpuIj","OPuOwyu","Zmyy3FL","u\/+QIsG","1Iwuzbz","cOfWqri","oU3aOlB","1wFzjQY","gH+D7jh","sJfcljR"],"rds":{"m":["FbtLogging","IntlQtEventFalcoEvent","BanzaiScuba_DEPRECATED","PageTransitions","Animation"]},"be":1},"XSalesPromoWWWDetailsDialogAsyncController":{"r":["gWMJgTe"],"be":1},"XOfferController":{"r":["hIek+bG"],"be":1},"AdsVideoUploaderWrapper":{"r":["vn3WFGa","J2tjuIK","RfrLeCE","VJod1WL","egrKNVU","gbtodng","Whb7VVG","chZxlOF","HxtJAtH","RSgvTz5","GXCj81Z","IZnktcb","R8fqDkX","2qU0l7P","FIok9rw","igRas2k","CmbDaFr","eD9GG5E","QOLJMaZ","R1tqNkz","pN8eR7g","sxT0tTw","ViEAoVM","DuhjwXz","QTJyg8R","BZeZY9N","2BjQTgL","YUXpO3d","dztVreD","6Xbj\/Xg","PPB4ItK","GMhlrLH","b4mrZov","hhxdS4+","tJi9Gi1","DQXxGmg","hA+m85M","J5GCt\/o","5BhYuLg","x1jROQ+","tvXQr1L","x3GIvTU","Wji+eDI","Ia53CLM","OPuOwyu","UVV4Yvv","+pzuJz6","LCCxhiZ","vhU54Ns","2fsIEEQ","TalaPW5","sALi5v1","R5CZqi9","bB1zQcG","QlTQ\/4h","I1sf57L","qEXH2cZ","ig7+tl0","vgSlfXJ","UcGy0iy","DDnPQLU","e+jsCHv","FC80G5t","JGHbK+m","JNMUgB9","RJfQTXB","vMmLML0","Zmyy3FL","zt8u7WN","JvUULYY","LmqaXJy","at3ZrRJ","SuA3UdZ","Ez2Bc4o","usux2on","tKbQN5D","sIdGXlD","rSx7\/Fj","UBpZdcx","nN+orXK","oUUfk8a","u\/+QIsG","ObrtOEl","66TdOiE","YnNGl8N","\/Id+mxk","eCMcDGU","mZdnI6d","4mRXzyD","dLmCpmn","NhaSBSX","og+deGI","shpJEWn","geUYj9L","MIvZcWB","KIJKZ9D","bX7+SMq","yNUzoM0","JMjROrd","tVLwcb3","eApCIKu","VDXMEB3","7gavz6t","a\/HNYeX","bGCE+FZ","\/zeUtRt","ui1og2s","KHF37QC","1Iwuzbz","F5Hh5cf","qMR\/1LC","iRjjDtS","cOfWqri","mOt7fl1","SWjD\/7b","MYq6ajh","OrgZu26","DcDmxLn","8Y+PDMW","2sdZvcL","oBeVbBz","RQ+OnH5","gsUTRMN","8IHPxVR","uzzownX","4XqkK4M","M97e2TR","cZZeAOr","tLCRgXS","LzjDMd4","8ELCBwH","EzFPjsy","vCxI9D4","j3hyCI8","bsHcnlx","TeHjofx","h7w8DgM","m+chl6Y","oQeFEpQ","sJfcljR","o+IOGbn","e24rgG5","EFlX6Km","AA3BLwb","X54JDG6","fhWFvmz","KQfkvhY","4O3VhW6","pFGLu7w","ZaLmSMH","05S\/8dE","\/PqdjhC","m+baqOa","f4yNabk","shUpYoI","gqkk+bh","P4vns0A","eJghYaB","xT1srZk","qkqMrDU","HVHTubH","Ke3aTiJ","jKEGJYp","brocg6p","+L0TW1h","KHvXOTe","8vSOgu\/","sphgHcX","iuyWLGd"],"rds":{"m":["ContextualConfig","QuickPerformanceLogger","BladeRunnerClient","SkywalkerUtils","AdsIntelligentBlueTipContainerVisible.react","FleetBeaconSubscriptionLauncher","FbtLogging","CometSuspenseFalcoEvent","IntlQtEventFalcoEvent","BanzaiScuba_DEPRECATED","DGWRequestStreamClient","MqttLongPollingRunner","Animation","PageTransitions"],"r":["y\/us7KW","NXpzv59","xcEmm9x"]},"be":1},"AdsMgmtDrawerActions":{"r":["egrKNVU","IZnktcb","dztVreD","6Xbj\/Xg","vbyXUon","tvXQr1L","OPuOwyu","bB1zQcG","Zmyy3FL","sIdGXlD","UBpZdcx","oUUfk8a","u\/+QIsG","+iLyK5h","MIvZcWB","AImKM9F","a\/HNYeX","1Iwuzbz","cNPCbfW","cOfWqri","cZZeAOr","vCxI9D4","bpG7q8c","sJfcljR","05S\/8dE","shUpYoI","eJghYaB","vxGUAac","brocg6p"],"rds":{"m":["QuickPerformanceLogger","AdsIntelligentBlueTipContainerVisible.react","FbtLogging","AdsInsightsPreloader","CometSuspenseFalcoEvent","IntlQtEventFalcoEvent","BanzaiScuba_DEPRECATED","ContextualConfig","BladeRunnerClient","SkywalkerUtils","FleetBeaconSubscriptionLauncher","DGWRequestStreamClient","MqttLongPollingRunner"],"r":["NXpzv59","xcEmm9x","sXxQlQb","y\/us7KW"]},"be":1},"PhotoTagger":{"r":["egrKNVU","T9dWFNp","IZnktcb","8vSOgu\/","in9eIAN","MeLEXaL","6Xbj\/Xg","y4s9Al5","5BhYuLg","dfXpuIj","OPuOwyu","2UdiOZ8","ao8gNn+","MSDBxzL","51VSAHV","Zmyy3FL","zt8u7WN","UBpZdcx","oUUfk8a","u\/+QIsG","y\/us7KW","L3CU2Q5","UqU8pxP","BYL07Dm","+L0TW1h","c5c77Sm","Xzp1fpj","98eEx8L","\/BPwcJh","KHvXOTe","9y9SqUu","5lpzVI2","YBcO9LN","TLxNQXB","1Iwuzbz","d2IyWW1","cOfWqri","hQxiOQb","u0i+Tb8","o+wmkta","oU3aOlB","gsUTRMN","aw9CK9g","Z0FWXck","PrY6xuS","6Sn0Pkw","1wFzjQY","gH+D7jh","jfNPUqb","aCMyiHj","sJfcljR","fplqcae","05S\/8dE","KSSdvy7","nW3fp6h","sAw\/CYO","BL4edCG","vp4M66A","WXKeMb2","brocg6p","MIvZcWB"],"rdfds":{"m":["GamesVideoModerationRulesNux.react","GamesVideoDeleteCommentDialog.react","GamesVideoCommentRemovedDialog.react","CometTooltipDeferredImpl.react"],"r":["sIdGXlD","F5Hh5cf","hws3\/m4","cZZeAOr","dLOHVPE"]},"rds":{"m":["PresenceStatus","FbtLogging","IntlQtEventFalcoEvent","BanzaiScuba_DEPRECATED","Animation","PageTransitions","LynxAsyncCallbackFalcoEvent","CometSuspenseFalcoEvent"],"r":["m4C3C7F"]},"be":1},"BizKitHelpTray.react":{"r":["L8o7+cQ","HCM+0VB","egrKNVU","IZnktcb","Irvug1d","dF6DoYB","qToAqjd","l8Y8qNQ","EWJYE7Q","AEa04Qq","myeAC5G","LWbOMAf","U1feaE\/","vzdqxWp","NvsQZYm","OpCwm3e","6Xbj\/Xg","fc2p78n","RW5H78Q","sXxQlQb","oEz7uc9","tvXQr1L","x3GIvTU","5E5cLUI","fczTPv9","dfXpuIj","1mkLAgt","hSRUtT4","OPuOwyu","3Jvqt6o","PGVPj1G","PPfdjV3","bB1zQcG","0TcZ5SH","2oNUPyL","zO8tAcH","hL9wa1C","yjjokB2","dFZrj2j","MBIGoj\/","IoO0SB5","QFVHtIa","aIhmRM0","Zmyy3FL","pJMvl+G","zt8u7WN","rbJ+Paf","mSy9LEI","bViO\/Vs","D1n8LRp","sIdGXlD","GcRaPZm","I59gJdb","bHmlJaa","QiVIiCq","UBpZdcx","8\/Z7l31","oUUfk8a","u\/+QIsG","0p71BPm","hV\/cf0O","h9spNlI","Xzp1fpj","wbgONJy","8vzXwGo","\/BPwcJh","MIvZcWB","p\/4Dz9V","qE5DUvs","4qq3lt9","DtywT\/Y","NmgXXSk","9y9SqUu","WrOKa5X","AImKM9F","5lpzVI2","TLxNQXB","TkkQ1Vb","a\/HNYeX","NB3Z3SR","ch+rPK6","cRTfkar","1Iwuzbz","Yswuqwl","cNPCbfW","2rWJwYS","cOfWqri","r6INoUF","+agdy0Q","IVTt5kC","pZ7aa6Z","Q00xz5F","pz4vSha","NJNYG1z","gsUTRMN","hws3\/m4","AALZdif","cZZeAOr","cbh87on","dp8PV1G","LbIV\/oG","Ld3Y836","vCxI9D4","6Sn0Pkw","KXsYe3Y","1wFzjQY","dLOHVPE","aCMyiHj","FcdhEYm","8ffZ1V+","96Oi2vJ","wM9E7U0","A2sOwqs","KfNIbQ0","LtBLbD1","dRdVJ2b","sJfcljR","sbjTqOY","mZCfcGs","MKnS+RH","L+XB1D0","UFN5Y0S","IAh5SK2","fplqcae","xcEmm9x","Oq7QTlV","gfp2W6W","OROmwtP","bBkP55g","05S\/8dE","PQLayVT","sDko3Gq","shUpYoI","maKOVWM","BL4edCG","2xGhT6r","eJghYaB","EsgHZqM","60Vrjzb","vp4M66A","6AzPUCC","IJvidyb","jKEGJYp","YZ3Dmj\/","W3phiHC","brocg6p","vcZLvGK","IH8ULQP","uSYEOK+","S4+5CrL","x\/OaWDS","WXKeMb2","vbyXUon","bpG7q8c","oC5jefu"],"rds":{"m":["PagesPageCompletionMeterEntryPointClickFalcoEvent","PagesPageCompletionMeterScreenImpressionFalcoEvent","PagesPageCompletionMeterScreenClickFalcoEvent","BizOnboardingSurfaceTriggerImpressionFalcoEvent","BizOnboardingSurfaceDismissFalcoEvent","BizOnboardingSurfaceImpressionFalcoEvent","PagesPageCompletionMeterEntryPointDismissFalcoEvent","BizOnboardingSurfaceTriggerClickFalcoEvent","BizOnboardingOnboardingActionTriggerClickFalcoEvent","BizOnboardingOnboardingActionTriggerImpressionFalcoEvent","BizOnboardingContainerImpressionFalcoEvent","BizOnboardingContainerDismissFalcoEvent","QuickPerformanceLogger","mountBusinessComposerDialog","FbtLogging","LynxAsyncCallbackFalcoEvent","PagesPageCompletionMeterCtaClickFalcoEvent","PagesPageCompletionMeterMenuOptionClickFalcoEvent","PagesPageCompletionMeterActionItemImpressionFalcoEvent","PagesPageCompletionMeterMenuOptionRowClickFalcoEvent","PagesPageCompletionMeterEntryPointImpressionFalcoEvent","CometSuspenseFalcoEvent","IntlQtEventFalcoEvent","BanzaiScuba_DEPRECATED","ContextualConfig","BladeRunnerClient","SkywalkerUtils","CometToast.react","CometToasterView_DO_NOT_USE.react","FleetBeaconSubscriptionLauncher","DGWRequestStreamClient","MqttLongPollingRunner"],"r":["sH05zBO","j0PdLGe","HYXJngn","32jkZel","zvj46Ye","MW9locB","5UkMkt5","iE5RPjb","WMh\/yDG","Ph9l\/Q8","qDP9GrH","JBbwjBI","gXsFLSZ","uu7i7Mw","iWGCAuU","BfPLuAc","VbvUn8H","IUd50Y1","89xrtqF","5Ixc83s","jp+f73R","JGHbK+m","X\/SYFgi","EXqV0BH","AYLtc9S","q+e75M7","AHFXMxD","u8X4LWE","GYps9Al","ypse2W2","Ty3s0pc","SKyrVJt","5i+2y+7","0EcJWJW","OHU0cCu","rZ\/h3A7","Eu64BMc","QGK3grH","NHMuT+c","BIj5zjQ","38kGV9s","r0X39r3","FK8wCO3","+erUc0a","c3jm1WJ","2o7ZRxd","Kcs3UwS","3C8hC2T","Jc2cKgX","lwp2F6Z","iXIU00+","4LhoA7f","fEcpr1O","y\/us7KW","Y1E1QeO"]},"be":1},"AdsHelpTray.react":{"r":["L8o7+cQ","HCM+0VB","egrKNVU","sSQOn8F","IZnktcb","1TaURa2","Qj4XlwL","NvsQZYm","dztVreD","OpCwm3e","6Xbj\/Xg","y4s9Al5","fc2p78n","sXxQlQb","tvXQr1L","dfXpuIj","OPuOwyu","21e+pRR","bB1zQcG","PuZHThr","dFZrj2j","oANoH71","JGHbK+m","Zmyy3FL","zt8u7WN","sIdGXlD","bHmlJaa","UBpZdcx","8\/Z7l31","oUUfk8a","u\/+QIsG","h9spNlI","\/BPwcJh","MIvZcWB","NmgXXSk","9y9SqUu","AImKM9F","5lpzVI2","TLxNQXB","a\/HNYeX","ch+rPK6","1Iwuzbz","cOfWqri","IVTt5kC","gsUTRMN","cZZeAOr","Ld3Y836","vCxI9D4","6Sn0Pkw","ikCVmhZ","dLOHVPE","aCMyiHj","sJfcljR","sbjTqOY","IAh5SK2","fplqcae","xcEmm9x","JXVUEvM","05S\/8dE","shUpYoI","BL4edCG","eJghYaB","60Vrjzb","jKEGJYp","brocg6p","S4+5CrL","x\/OaWDS","WXKeMb2","vbyXUon","bpG7q8c"],"rds":{"m":["PagesPageCompletionMeterEntryPointClickFalcoEvent","PagesPageCompletionMeterScreenImpressionFalcoEvent","PagesPageCompletionMeterScreenClickFalcoEvent","AYMTClientSideLogging","PagesPageCompletionMeterEntryPointDismissFalcoEvent","QuickPerformanceLogger","VisualCompletionGating","FbtLogging","LynxAsyncCallbackFalcoEvent","PagesPageCompletionMeterCtaClickFalcoEvent","PagesPageCompletionMeterMenuOptionClickFalcoEvent","PagesPageCompletionMeterActionItemImpressionFalcoEvent","PagesPageCompletionMeterMenuOptionRowClickFalcoEvent","PagesPageCompletionMeterEntryPointImpressionFalcoEvent","CometSuspenseFalcoEvent","IntlQtEventFalcoEvent","BanzaiScuba_DEPRECATED","ContextualConfig","BladeRunnerClient","SkywalkerUtils","FleetBeaconSubscriptionLauncher","DGWRequestStreamClient","MqttLongPollingRunner"],"r":["sH05zBO","y\/us7KW"]},"be":1},"BUIDateInput.react":{"r":["egrKNVU","IZnktcb","dztVreD","y4s9Al5","tvXQr1L","OPuOwyu","bB1zQcG","Zmyy3FL","sIdGXlD","UBpZdcx","u\/+QIsG","98eEx8L","TLxNQXB","1Iwuzbz","cOfWqri","scY1uK9","sJfcljR","05S\/8dE","jKEGJYp","MIvZcWB"],"rds":{"m":["FbtLogging","IntlQtEventFalcoEvent","PageTransitions","BanzaiScuba_DEPRECATED","Animation"]},"be":1},"BUIDateRangeCompareHeader.react":{"r":["egrKNVU","IZnktcb","3nqf7c0","EWJYE7Q","dztVreD","6Xbj\/Xg","y4s9Al5","TjzJv71","tvXQr1L","OPuOwyu","bB1zQcG","Zmyy3FL","zt8u7WN","sIdGXlD","UBpZdcx","oUUfk8a","u\/+QIsG","Xzp1fpj","98eEx8L","\/BPwcJh","YBcO9LN","TLxNQXB","1Iwuzbz","cOfWqri","scY1uK9","cZZeAOr","LJRNldA","\/moA\/SC","sJfcljR","fplqcae","AGPC\/OB","V\/5mFyu","05S\/8dE","jJI55Nk","S+7hS6x","jKEGJYp","brocg6p","MIvZcWB"],"rds":{"m":["FbtLogging","IntlQtEventFalcoEvent","PageTransitions","BanzaiScuba_DEPRECATED","Animation"]},"be":1},"SUIBusinessTheme":{"r":["OPuOwyu","Zmyy3FL","sIdGXlD","UBpZdcx","u\/+QIsG","1Iwuzbz","cOfWqri","sJfcljR"],"be":1},"ReactDOM":{"r":["u\/+QIsG","sJfcljR","MIvZcWB","IZnktcb"],"be":1},"ContextualLayerInlineTabOrder":{"r":["IZnktcb","in9eIAN","u\/+QIsG","sJfcljR"],"be":1},"CSSFade":{"r":["OPuOwyu","Zmyy3FL","u\/+QIsG","IZnktcb"],"be":1},"KeyEventTypedLogger":{"r":["u\/+QIsG","1Iwuzbz","Gj8v9L4"],"rds":{"m":["BanzaiScuba_DEPRECATED"]},"be":1},"XUIDialogButton.react":{"r":["OPuOwyu","Zmyy3FL","u\/+QIsG","1Iwuzbz","cOfWqri","sJfcljR","fplqcae","05S\/8dE","IZnktcb"],"rds":{"m":["FbtLogging","IntlQtEventFalcoEvent"]},"be":1},"XUIDialogBody.react":{"r":["OPuOwyu","Zmyy3FL","u\/+QIsG","6Sn0Pkw","fplqcae"],"be":1},"XUIDialogFooter.react":{"r":["OPuOwyu","Zmyy3FL","u\/+QIsG","cOfWqri","6Sn0Pkw","fplqcae"],"be":1},"XUIDialogTitle.react":{"r":["OPuOwyu","Zmyy3FL","u\/+QIsG","1Iwuzbz","cOfWqri","6Sn0Pkw","sJfcljR","fplqcae","IZnktcb"],"rds":{"m":["FbtLogging","IntlQtEventFalcoEvent"]},"be":1},"XUIGrayText.react":{"r":["OPuOwyu","Zmyy3FL","u\/+QIsG","fplqcae","BL4edCG"],"be":1},"DialogX":{"r":["IZnktcb","OPuOwyu","Zmyy3FL","oUUfk8a","u\/+QIsG","cOfWqri","6Sn0Pkw","sJfcljR","fplqcae"],"rds":{"m":["FbtLogging","IntlQtEventFalcoEvent"]},"be":1},"React":{"r":["u\/+QIsG"],"be":1}}})});</text:p>
      <text:p text:style-name="P145"><text:tab/>&lt;/script&gt;</text:p>
      <text:p text:style-name="P146"><text:tab/>&lt;script&gt;</text:p>
      <text:p text:style-name="P147"><text:tab/><text:tab/>requireLazy(["InitialJSLoader"], function(InitialJSLoader) {InitialJSLoader.loadOnDOMContentReady(["Zmyy3FL","u\/+QIsG","6Xbj\/Xg","tvXQr1L","zt8u7WN","oUUfk8a","MIvZcWB","a\/HNYeX","1Iwuzbz","cOfWqri","vCxI9D4","sJfcljR","shUpYoI","eJghYaB","brocg6p","y\/us7KW","xcEmm9x","v0t1Z9F","dztVreD"]);});</text:p>
      <text:p text:style-name="P148"><text:tab/>&lt;/script&gt;</text:p>
      <text:p text:style-name="P149"><text:tab/>&lt;script&gt;</text:p>
      <text:p text:style-name="P150"><text:tab/><text:tab/>requireLazy(["TimeSliceImpl","ServerJS"],function(TimeSlice,ServerJS){var s=(new ServerJS());s.handle({"define":[["BusinessUnifiedNavigationLoggingConfig",[],{"sessionID":"4b1f4ecd384f44d0","navigationID":""},4072],["BusinessUnifiedNavigationContext",[],{"adAccountID":"1044541273147139","businessID":null,"localScopeID":null,"localScopeType":null,"globalScopeType":"personal","globalScopeID":"100081299409166","globalScopeName":"Elena<text:s/>Derrick"},4345]],"instances":[["__inst_1b1686ba_0_0_tJ",["AdsManagerTable","__inst_be3d03f3_0_0_1H","__elem_f46f4946_0_0_AE","__elem_f46f4946_0_1_fy","__elem_8f66447a_0_0_iB","__elem_8f66447a_0_1_2I","__elem_8f66447a_0_2_nc","__elem_8f66447a_0_3_Pf"],[{"__m":"__inst_be3d03f3_0_0_1H"},{"__m":"__elem_f46f4946_0_0_AE"},{"__m":"__elem_f46f4946_0_1_fy"},[{"column":{"__m":"__elem_8f66447a_0_0_iB"},"defaultOrder":"asc"},{"column":{"__m":"__elem_8f66447a_0_1_2I"},"defaultOrder":"desc"},{"column":{"__m":"__elem_8f66447a_0_2_nc"},"defaultOrder":"desc"},{"column":{"__m":"__elem_8f66447a_0_3_Pf"},"defaultOrder":"desc"}],false,false],1],["__inst_be3d03f3_0_0_1H",["UIDataTableController","__elem_6f4e006d_0_0_ji","__elem_8f66447a_0_0_iB","__elem_8f66447a_0_1_2I","__elem_8f66447a_0_2_nc","__elem_8f66447a_0_3_Pf"],[{"__m":"__elem_6f4e006d_0_0_ji"},{"maxVisible":2,"header":null,"column":-1,"order":false,"selectedRow":null,"sortedColumns":[{"column":{"__m":"__elem_8f66447a_0_0_iB"},"columnIndex":0,"sortDirection":false},{"column":{"__m":"__elem_8f66447a_0_1_2I"},"columnIndex":1,"sortDirection":true},{"column":{"__m":"__elem_8f66447a_0_2_nc"},"columnIndex":2,"sortDirection":true},{"column":{"__m":"__elem_8f66447a_0_3_Pf"},"columnIndex":3,"sortDirection":true}],"selectionEnabled":false}],2],["__inst_90857c1e_0_0_ad",["AsyncDataPreloader"],[{"id":"adp_AdsAccountDataLoaderPreloader_629e3c996d0bc9710619915"}],1],["__inst_7888c3ec_0_0_9U",["AsyncDataPreloader"],[{"id":"adp_AdsPEAdObjectTableDataManagerPreloader_629e3c996d1d86469833159"}],1],["__inst_741c5df4_0_0_zJ",["AsyncDataPreloader"],[{"id":"adp_AdsDynamicAdgroupDataManagerPreloader_629e3c996dd722e04430433"}],1],["__inst_069aab9d_0_0_MP",["AsyncDataPreloader"],[{"id":"adp_AdsDynamicCampaignDataManagerPreloader_629e3c996dd933f67226775"}],1],["__inst_5ebc09fd_0_0_x6",["AsyncDataPreloader"],[{"id":"adp_AdsDynamicCampaignGroupDataManagerPreloader_629e3c996dda17578776072"}],1],["__inst_79575045_0_0_dc",["AsyncDataPreloader"],[{"id":"adp_AdsTALAccountDataLoaderPreloader_629e3c996e0598361713258"}],1],["__inst_667c30e2_0_0_gz",["AsyncDataPreloader"],[{"id":"adp_AdsAccountExperimentsPreloader_629e3c99725671340272106"}],1]],"elements":[["__elem_a588f507_0_0_Nc","u_0_0_O7",1],["__elem_9f5fac15_0_0_n+","pagelet_bizbar_megamenu",1],["__elem_835c633a_0_0_lq","u_0_1_uI",1],["__elem_fc9f538f_0_0_8M","u_0_2_xt",1],["__elem_f46f4946_0_0_AE","u_0_3_zA",1],["__elem_f46f4946_0_1_fy","u_0_4_Si",1],["__elem_6f4e006d_0_0_ji","u_0_5_7Q",1],["__elem_8f66447a_0_0_iB","u_0_6_Jl",2],["__elem_8f66447a_0_1_2I","u_0_7_7\/",2],["__elem_8f66447a_0_2_nc","u_0_8_5j",2],["__elem_8f66447a_0_3_Pf","u_0_9_JH",2],["__elem_9f5fac15_0_1_oi","pagelet_dock",1]],"require":[["AdsCMHelpTrayLegacyController","renderHelpTray",["__elem_835c633a_0_0_lq"],[{"__m":"__elem_835c633a_0_0_lq"},"280454682140725"]],["LinkController"],["BusinessUnifiedNavigationLoggerUtils","init",[],["ACCOUNTS","gray_chrome_with_new_flyout",null]],["WebPixelRatioDetector","startDetecting",[],[false]],["ScriptPath","set",[],["XAdsCMAccountsPageController","a1f3c513",{"imp_id":"0uZyQ3IMpTljdsx1d","ef_page":null,"uri":"https:\/\/www.facebook.com\/ads\/manager\/accounts"}]],["ReactRenderer","constructAndRenderComponentIntoComment_DO_NOT_USE",["AdsManagerDatePicker.react","__elem_fc9f538f_0_0_8M"],[{"constructor":{"__m":"AdsManagerDatePicker.react"},"concurrentRootOptions":null,"props":{"startDate":1535360025,"endDate":1654512168,"lifetimeStartDate":1535360025,"lifetimeEndDate":1654512168,"timezoneID":1,"timezoneName":"Pacific Time","timezoneOffset":-25200},"dummyElem":{"__m":"__elem_fc9f538f_0_0_8M"},"acrossTransitions":true,"clobberSiblings":false,"preloader":null,"bigPipeContext":{"__bigPipeContext":1},"nonBlockingPreloaders":null}]],["__inst_1b1686ba_0_0_tJ"],["__inst_be3d03f3_0_0_1H"],["QuickPerformanceLogger"],["CometSuspenseFalcoEvent"],["PageTransitions"],["Animation"],["RequireDeferredReference","unblock",[],[["QuickPerformanceLogger","FbtLogging","CometSuspenseFalcoEvent","IntlQtEventFalcoEvent","BanzaiScuba_DEPRECATED","PageTransitions","Animation"],"sd"]],["RequireDeferredReference","unblock",[],[["QuickPerformanceLogger","FbtLogging","CometSuspenseFalcoEvent","IntlQtEventFalcoEvent","BanzaiScuba_DEPRECATED","PageTransitions","Animation"],"css"]],["TimeSliceImpl"],["HasteSupportData"],["ServerJS"],["Run"],["InitialJSLoader"]],"contexts":[[{"__m":"__elem_a588f507_0_0_Nc"},true],[{"__m":"__elem_9f5fac15_0_0_n+"},false],[{"__m":"__elem_9f5fac15_0_1_oi"},false]]});requireLazy(["Run"],function(Run){Run.onAfterLoad(function(){s.cleanup(TimeSlice)})});});</text:p>
      <text:p text:style-name="P151"><text:tab/>&lt;/script&gt;</text:p>
      <text:p text:style-name="P152"><text:tab/>&lt;script&gt;</text:p>
      <text:p text:style-name="P153"><text:tab/><text:tab/>now_inl=(function(){var p=window.performance;return p&amp;&amp;p.now&amp;&amp;p.timing&amp;&amp;p.timing.navigationStart?function(){return p.now()+p.timing.navigationStart}:function(){return new Date().getTime()};})();window.__bigPipeFR=now_inl();</text:p>
      <text:p text:style-name="P154"><text:tab/>&lt;/script&gt;</text:p>
      <text:p text:style-name="P155"><text:tab/>&lt;link rel="preload" href="https://static.xx.fbcdn.net/rsrc.php/v3/yW/l/0,cross/2t6ofyiBSTv.css?_nc_x=uhDiwmKC_B3"</text:p>
      <text:p text:style-name="P156"><text:tab/><text:tab/>as="style" /&gt;</text:p>
      <text:p text:style-name="P157"><text:tab/>&lt;link rel="preload" href="https://static.xx.fbcdn.net/rsrc.php/v3/yt/l/0,cross/R7oV-VdyLOh.css?_nc_x=uhDiwmKC_B3"</text:p>
      <text:p text:style-name="P158"><text:tab/><text:tab/>as="style" /&gt;</text:p>
      <text:p text:style-name="P159"><text:tab/>&lt;link rel="preload" href="https://static.xx.fbcdn.net/rsrc.php/v3/yJ/l/0,cross/EeV9kLcSJp3.css?_nc_x=uhDiwmKC_B3"</text:p>
      <text:p text:style-name="P160"><text:tab/><text:tab/>as="style" /&gt;</text:p>
      <text:p text:style-name="P161"><text:tab/>&lt;link rel="preload" href="https://static.xx.fbcdn.net/rsrc.php/v3iW8s4/yo/l/en_US/uiuichgokrf.js?_nc_x=uhDiwmKC_B3"</text:p>
      <text:p text:style-name="P162"><text:tab/><text:tab/>as="script" nonce="S7hebPMj" /&gt;</text:p>
      <text:p text:style-name="P163"><text:tab/>&lt;link rel="preload" href="https://static.xx.fbcdn.net/rsrc.php/v3/ya/l/0,cross/gnCBGiKuRZf.css?_nc_x=uhDiwmKC_B3"</text:p>
      <text:p text:style-name="P164"><text:tab/><text:tab/>as="style" /&gt;</text:p>
      <text:p text:style-name="P165"><text:tab/>&lt;link rel="preload" href="https://static.xx.fbcdn.net/rsrc.php/v3/yg/l/0,cross/YZe5Ew0Dqep.css?_nc_x=uhDiwmKC_B3"</text:p>
      <text:p text:style-name="P166"><text:tab/><text:tab/>as="style" /&gt;</text:p>
      <text:p text:style-name="P167"><text:tab/>&lt;link rel="preload" href="https://static.xx.fbcdn.net/rsrc.php/v3/yK/r/6LSbXXDnaC7.js?_nc_x=uhDiwmKC_B3" as="script"</text:p>
      <text:p text:style-name="P168"><text:tab/><text:tab/>nonce="S7hebPMj" /&gt;</text:p>
      <text:p text:style-name="P169"><text:tab/>&lt;link rel="preload"<text:s/>href="https://static.xx.fbcdn.net/rsrc.php/v3/ya/l/0,cross/6G5RMqq5D2u.css?_nc_x=uhDiwmKC_B3"</text:p>
      <text:p text:style-name="P170"><text:tab/><text:tab/>as="style" /&gt;</text:p>
      <text:p text:style-name="P171"><text:tab/>&lt;link rel="preload" href="https://static.xx.fbcdn.net/rsrc.php/v3/yI/l/0,cross/I7vNGPmbkYx.css?_nc_x=uhDiwmKC_B3"</text:p>
      <text:p text:style-name="P172"><text:tab/><text:tab/>as="style" /&gt;</text:p>
      <text:p text:style-name="P173"><text:tab/>&lt;script&gt;</text:p>
      <text:p text:style-name="P174"><text:tab/><text:tab/>window.__bigPipeCtor=now_inl();requireLazy(["BigPipe"],function(BigPipe){define("__bigPipe",[],window.bigPipe=new BigPipe({"forceFinish":true,"config":{"flush_pagelets_asap":true,"dispatch_pagelet_replayable_actions":false}}));});</text:p>
      <text:p text:style-name="P175"><text:tab/>&lt;/script&gt;</text:p>
      <text:p text:style-name="P176"><text:tab/>&lt;script nonce="S7hebPMj"&gt;</text:p>
      <text:p text:style-name="P177"><text:tab/><text:tab/>(function(){var n=now_inl();requireLazy(["__bigPipe"],function(bigPipe){bigPipe.beforePageletArrive("first_response",n);})})();</text:p>
      <text:p text:style-name="P178"><text:tab/>&lt;/script&gt;</text:p>
      <text:p text:style-name="P179"><text:tab/>&lt;script nonce="S7hebPMj"&gt;</text:p>
      <text:p text:style-name="P180"><text:tab/><text:tab/>requireLazy(["__bigPipe"],(function(bigPipe){bigPipe.onPageletArrive({displayResources:["PuZHThr","OPuOwyu","y4s9Al5","Zmyy3FL","sIdGXlD","UBpZdcx","u/+QIsG","05S/8dE","IZnktcb"],id:"first_response",phase:0,last_in_phase:true,tti_phase:0,all_phases:[63,1,62],hsrp:{hblp:{consistency:{rev:1005633626}}},allResources:["PuZHThr","OPuOwyu","y4s9Al5","Zmyy3FL","sIdGXlD","UBpZdcx","u/+QIsG","05S/8dE","IZnktcb","6Xbj/Xg","tvXQr1L","zt8u7WN","oUUfk8a","MIvZcWB","a/HNYeX","1Iwuzbz","cOfWqri","vCxI9D4","sJfcljR","shUpYoI","eJghYaB","brocg6p","y/us7KW","xcEmm9x","v0t1Z9F","dztVreD"]});}));</text:p>
      <text:p text:style-name="P181"><text:tab/>&lt;/script&gt;</text:p>
      <text:p text:style-name="P182"><text:tab/>&lt;script&gt;</text:p>
      <text:p text:style-name="P183"><text:tab/><text:tab/>requireLazy(["__bigPipe"],function(bigPipe){bigPipe.setPageID("7106183891701862752-0")});CavalryLogger.setPageID("7106183891701862752-0");</text:p>
      <text:p text:style-name="P184"><text:tab/>&lt;/script&gt;</text:p>
      <text:p text:style-name="P185"/>
      <text:p text:style-name="P186"><text:tab/>&lt;link rel="preload" href="https://static.xx.fbcdn.net/rsrc.php/v3/yQ/l/0,cross/DzOqYJa3TiC.css?_nc_x=uhDiwmKC_B3"</text:p>
      <text:p text:style-name="P187"><text:tab/><text:tab/>as="style" /&gt;</text:p>
      <text:p text:style-name="P188"><text:tab/>&lt;link rel="preload" href="https://static.xx.fbcdn.net/rsrc.php/v3/y-/r/D9BrzyM5arz.js?_nc_x=uhDiwmKC_B3" as="script"</text:p>
      <text:p text:style-name="P189"><text:tab/><text:tab/>nonce="S7hebPMj" /&gt;</text:p>
      <text:p text:style-name="P190"><text:tab/>&lt;link rel="preload" href="https://static.xx.fbcdn.net/rsrc.php/v3itNx4/y2/l/en_US/39SQYEvWeRX.js?_nc_x=uhDiwmKC_B3"</text:p>
      <text:p text:style-name="P191"><text:tab/><text:tab/>as="script" nonce="S7hebPMj" /&gt;</text:p>
      <text:p text:style-name="P192"><text:tab/>&lt;link rel="preload" href="https://static.xx.fbcdn.net/rsrc.php/v3iB9B4/yE/l/en_US/TYOOSI3etjP.js?_nc_x=uhDiwmKC_B3"</text:p>
      <text:p text:style-name="P193"><text:tab/><text:tab/>as="script" nonce="S7hebPMj" /&gt;</text:p>
      <text:p text:style-name="P194"><text:tab/>&lt;link rel="preload" href="https://static.xx.fbcdn.net/rsrc.php/v3/ye/r/GcgopRl4mBW.js?_nc_x=uhDiwmKC_B3" as="script"</text:p>
      <text:p text:style-name="P195"><text:tab/><text:tab/>nonce="S7hebPMj" /&gt;</text:p>
      <text:p text:style-name="P196"><text:tab/>&lt;link rel="preload"<text:s/>href="https://static.xx.fbcdn.net/rsrc.php/v3ix4l4/yl/l/en_US/6P5QQigsgtb.js?_nc_x=uhDiwmKC_B3"</text:p>
      <text:p text:style-name="P197"><text:tab/><text:tab/>as="script" nonce="S7hebPMj" /&gt;</text:p>
      <text:p text:style-name="P198"><text:tab/>&lt;link rel="preload"<text:s/>href="https://static.xx.fbcdn.net/rsrc.php/v3iANZ4/y9/l/en_US/15IrSlnfyjj.js?_nc_x=uhDiwmKC_B3"</text:p>
      <text:p text:style-name="P199"><text:tab/><text:tab/>as="script" nonce="S7hebPMj" /&gt;</text:p>
      <text:p text:style-name="P200"><text:tab/>&lt;link rel="preload" href="https://static.xx.fbcdn.net/rsrc.php/v3iFe24/yh/l/en_US/en2IZyYCe4i.js?_nc_x=uhDiwmKC_B3"</text:p>
      <text:p text:style-name="P201"><text:tab/><text:tab/>as="script" nonce="S7hebPMj" /&gt;</text:p>
      <text:p text:style-name="P202"><text:tab/>&lt;link rel="preload" href="https://static.xx.fbcdn.net/rsrc.php/v3/yw/r/b3wtxQ7F9Jc.js?_nc_x=uhDiwmKC_B3" as="script"</text:p>
      <text:p text:style-name="P203"><text:tab/><text:tab/>nonce="S7hebPMj" /&gt;</text:p>
      <text:p text:style-name="P204"><text:tab/>&lt;link rel="preload" href="https://static.xx.fbcdn.net/rsrc.php/v3/yu/r/8PTMMwPy719.js?_nc_x=uhDiwmKC_B3" as="script"</text:p>
      <text:p text:style-name="P205"><text:tab/><text:tab/>nonce="S7hebPMj" /&gt;</text:p>
      <text:p text:style-name="P206"><text:tab/>&lt;div class="hidden_elem"&gt;</text:p>
      <text:p text:style-name="P207"><text:tab/><text:tab/>&lt;code id="u_0_o_0j"&gt;&lt;!-- &lt;div class="_2rhv _1s4v"&gt;&lt;div class="_5reb _5w2p _5rt2"&gt;&lt;div id="bizBlackBar" class="_5w2q _4t47"&gt;&lt;div class="_4bdg"&gt;&lt;div class="_5rec"&gt;&lt;div class="_5aj7"&gt;&lt;div class="_4bl9"&gt;&lt;div class="clearfix _ikh"&gt;&lt;div class="_4bl7"&gt;&lt;h1&gt;&lt;a class="_a69e" href="https://business.facebook.com/" aria-label="Facebook" id="u_0_d_9/"&gt;&lt;/a&gt;&lt;/h1&gt;&lt;/div&gt;&lt;div class="_4bl7"&gt;&lt;/div&gt;&lt;div class="_4bl9"&gt;&lt;div&gt;&lt;div class="uiToggle _7zbb" id="u_0_c_oe"&gt;&lt;a class="_1-ys" href="#" role="button" rel="toggle"&gt;&lt;div class="_1-yt"&gt;&lt;h2 class="_aqz _5f0v"&gt;&lt;i class="_57jh img sp_8-3xqvyRCKL_2x sx_cc8635"&gt;&lt;u&gt;navicon&lt;/u&gt;&lt;/i&gt;&lt;span class="_3r7u"&gt;&lt;noscript id="u_0_e_qK"&gt;&lt;/noscript&gt;&lt;/span&gt;&lt;/h2&gt;&lt;/div&gt;&lt;/a&gt;&lt;div<text:s/>class="uiToggleFlyout"&gt;&lt;noscript id="u_0_f_MX"&gt;&lt;/noscript&gt;&lt;/div&gt;&lt;/div&gt;&lt;/div&gt;&lt;/div&gt;&lt;/div&gt;&lt;/div&gt;&lt;div class="_4bl7"&gt;&lt;ul class="uiList _wuq _509- _4ki"&gt;&lt;li&gt;&lt;div class="_3_gg" id="u_0_g_nh"&gt;&lt;input type="text" class="inputtext _5832" placeholder="Search" role="combobox" aria-label="Search" /&gt;&lt;div class="_28_o"&gt;&lt;i class="_28_p img sp_8-3xqvyRCKL_2x sx_729886"&gt;&lt;u&gt;magnifying-glass&lt;/u&gt;&lt;/i&gt;&lt;/div&gt;&lt;/div&gt;&lt;/li&gt;&lt;li&gt;&lt;div class="_4k59"&gt;&lt;/div&gt;&lt;/li&gt;&lt;li&gt;&lt;div class="_6a uiPopover _38xo" id="u_0_h_P5"&gt;&lt;div class="_38xq _p" data-testid="persona-selector" tabindex="0" aria-haspopup="true" aria-expanded="false" rel="toggle" id="u_0_i_lA"&gt;&lt;div class="_skv"&gt;&lt;img class="img" src="https://scontent-mad1-1.xx.fbcdn.net/v/t39.30808-1/283607468_109362788450368_1506568855415770743_n.jpg?stp=c0.0.50.50a_cp0_dst-jpg_p50x50&amp;amp;_nc_cat=108&amp;amp;ccb=1-7&amp;amp;_nc_sid=bbed71&amp;amp;_nc_ohc=qEUeEWcl50IAX-4AJpT&amp;amp;tn=rNsoS9xcGgdv9el-&amp;amp;_nc_ht=scontent-mad1-1.xx&amp;amp;oh=00_AT_fLKIX61EeacbzZlwO-51xXcKq5aLuIOnEwpRxO4JM8A&amp;amp;oe=62A30D7E" height="28" width="28" alt="" /&gt;Elena&lt;/div&gt;&lt;div class="_3oo9"&gt;&lt;/div&gt;&lt;/div&gt;&lt;/div&gt;&lt;/li&gt;&lt;li&gt;&lt;div class="_4k59"&gt;&lt;/div&gt;&lt;/li&gt;&lt;li&gt;&lt;div id="u_0_a_56"&gt;&lt;div class="uiToggle _4962 _4xi2 _5orm _3e3e" id="fbNotificationsJewel" data-toggle-wc="1"&gt;&lt;a class="jewelButton _3eo9" href="#" rel="toggle" role="button" aria-labelledby="u_0_b_y5" name="notifications" data-gt="&amp;#123;&amp;quot;ua_id&amp;quot;:&amp;quot;jewel:notifications&amp;quot;&amp;#125;" data-target="fbNotificationsFlyout"&gt;&lt;div class="_2n_9"&gt;&lt;div class="_76t_ _7257" id="NotifIndeterminateBadge"&gt;0&lt;/div&gt;&lt;/div&gt;&lt;/a&gt;&lt;div class="__tw toggleTargetClosed _4xi1 uiToggleFlyout" role="dialog" id="fbNotificationsFlyout" aria-labelledby="fbNotificationsJewelHeader"&gt;&lt;div class="beeperNub"&gt;&lt;/div&gt;&lt;div&gt;&lt;noscript id="u_0_j_0o"&gt;&lt;/noscript&gt;&lt;/div&gt;&lt;div class="_33p"&gt;&lt;div id="u_0_k_8u"&gt;&lt;span class="img _55ym _55yn _55yo jewelLoading" aria-busy="true" role="progressbar" aria-valuemin="0" aria-valuemax="100" aria-valuetext="Loading..."&gt;&lt;/span&gt;&lt;/div&gt;&lt;/div&gt;&lt;div&gt;&lt;noscript id="u_0_l_Pp"&gt;&lt;/noscript&gt;&lt;/div&gt;&lt;/div&gt;&lt;/div&gt;&lt;/div&gt;&lt;/li&gt;&lt;li&gt;&lt;div class="_1cib" id="u_0_m_+n"&gt;&lt;a aria-haspopup="true" aria-label="Settings" class="_1cia" href="/ads/manager/account_settings/?act=1044541273147139&amp;amp;nav_source=mega_menu&amp;amp;privacy_mutation_token=eyJ0eXBlIjowLCJjcmVhdGlvbl90aW1lIjoxNjU0NTM3MzY5LCJjYWxsc2l0ZV9pZCI6MzYzMjIyMDcxNDAxMjQ4fQ%3D%3D" data-hover="tooltip" data-tooltip-content="Settings"&gt;&lt;/a&gt;&lt;div&gt;&lt;/div&gt;&lt;/div&gt;&lt;/li&gt;&lt;li&gt;&lt;div id="u_0_n_cn"&gt;&lt;/div&gt;&lt;/li&gt;&lt;/ul&gt;&lt;div&gt;&lt;/div&gt;&lt;/div&gt;&lt;/div&gt;&lt;/div&gt;&lt;/div&gt;&lt;/div&gt;&lt;/div&gt;&lt;/div&gt; --&gt;&lt;/code&gt;</text:p>
      <text:p text:style-name="P208"><text:tab/>&lt;/div&gt;</text:p>
      <text:p text:style-name="P209"><text:tab/>&lt;script nonce="S7hebPMj"&gt;</text:p>
      <text:p text:style-name="P210"><text:tab/><text:tab/>(function(){var n=now_inl();requireLazy(["__bigPipe"],function(bigPipe){bigPipe.beforePageletArrive("pagelet_bizbar_megamenu",n);})})();</text:p>
      <text:p text:style-name="P211"><text:tab/>&lt;/script&gt;</text:p>
      <text:p text:style-name="P212"><text:tab/>&lt;script nonce="S7hebPMj"&gt;</text:p>
      <text:p text:style-name="P213"><text:tab/><text:tab/>requireLazy(["__bigPipe"],(function(bigPipe){bigPipe.onPageletArrive({displayResources:["PuZHThr","y4s9Al5","sIdGXlD","ao8gNn+","Zmyy3FL","u/+QIsG","1Iwuzbz","sJfcljR","6Xbj/Xg","vCxI9D4","05S/8dE","OPuOwyu","v0t1Z9F","fplqcae","IZnktcb","UBpZdcx","98eEx8L","dztVreD","MIvZcWB"],content:{pagelet_bizbar_megamenu:{container_id:"u_0_o_0j"}},id:"pagelet_bizbar_megamenu",phase:1,last_in_phase:true,all_phases:[63,1,62],tti_phase:1,jsmods:{define:[["WebDriverConfig",[],{isTestRunning:false,isJestE2ETestRun:false,isXRequestConfigEnabled:false,auxiliaryServiceInfo:{},testPath:null,originHost:null},5332],["ICELoggerKillswitch",[],{killswitch:true,blacklisted_events:{"example-event":true},blacklisted_keys:{"example-key":true},max_rate:100},962],["TimeSliceInteractionSV",[],{on_demand_reference_counting:true,on_demand_profiling_counters:true,default_rate:1000,lite_default_rate:100,interaction_to_lite_coinflip:{ADS_INTERFACES_INTERACTION:0,ads_perf_scenario:0,ads_wait_time:0,Event:1},interaction_to_coinflip:{ADS_INTERFACES_INTERACTION:1,ads_perf_scenario:1,ads_wait_time:1,Event:100},enable_heartbeat:true,maxBlockMergeDuration:0,maxBlockMergeDistance:0,enable_banzai_stream:true,user_timing_coinflip:50,banzai_stream_coinflip:0,compression_enabled:true,ref_counting_fix:false,ref_counting_cont_fix:false,also_record_new_timeslice_format:false,force_async_request_tracing_on:false},2609],["LinkshimHandlerConfig",[],{supports_meta_referrer:false,default_meta_referrer_policy:"default",switched_meta_referrer_policy:"origin",non_linkshim_lnfb_mode:"ie",link_react_default_hash:"AT2DsXsGxUjti1oqAWDMas53IBrFOd4jLJDhjZB7l3CEpn4YerGBfuMoK0_aMYXEHCOFCIFHdE9mBEEY5Wwc1bVKFLVAuFVI1bco_z8zqBfnVsWm9yONnzY5EERQz065",untrusted_link_default_hash:"AT3OICS4h92V3mvGB5Xvg1wY41Kl_utyXdFl8ELIIF3bMixN2qwDeq8yl9k72L_RDAQbhCHrt2qKqiW-y8h9FwZfp3Wi9Gn-fnTYAudH12riHLMC90EYmIf9mUHiRXyO",linkshim_host:"l.facebook.com",linkshim_path:"/l.php",linkshim_enc_param:"h",linkshim_url_param:"u",use_rel_no_opener:false,always_use_https:false,onion_always_shim:true,middle_click_requires_event:false,www_safe_js_mode:"hover",m_safe_js_mode:null,ghl_param_link_shim:false,click_ids:["IwAR3RchRkJ3mi9gMTLPF2js2EG-ZpyNMFBjhfsmRoLF545H9rzs_UE6TvsrM","IwAR2AUm2Fzt-cXzSQZlFKlNgT19sVPaaUk-26HZW-NyKEOlR3nh5NlK7jdzE","IwAR3k1yEEkdlKt6OktwqMcukYAFcQvVyZ_VYoT8okR0VyFl2BmfltZQKqtxE","IwAR0McFGOvplt0vJVhlIn6h0GG88AzhN0hmr0yFYU-uctTpExj6EK1qxZVho","IwAR2xinywRYs0yFc2tVH6Au8cVErPhMz5daN_A1UNCqkT_GvQnQ7bZ3cJER8","IwAR3Bu4df5awyVfzDQ6bxgDY4ZcVV_Xt8QEfy3hvgGXh2JvomNesYTgOza_k","IwAR303_QR2vz7NQbcQI4fzNX92HIigw1eds-V2QFd9DeuSHRb-vVAOnXlLnU","IwAR2ZP3PRS0EiX6JNgx8tfAT77h0u8q1GFVnDmx6LrRlvuvQEa3DMaWPs1bU","IwAR0AHEtB5Qt01PQ1AlxHShVEkHrc7ZKoxyfy9iKOBexjdGH9fDMFPksF9w8","IwAR3677cuxdyuDuYbzzdF5LppTEt3I8dLUrUdRjP0CMaY9-49FOFSZ1u0uwk","IwAR3wE1UKeYK_iv2u057IA6oYMAUBvUJuCuQZRqW05OiiNYZlsG6TaLaRoNQ","IwAR25vFDUzHyJnJIxpyqHyefMVLAK1yocnp7M2K7fIvHxUYschvopYVQHP8g","IwAR1X4GCmUM6Juz9R6Cbz4UOmePNIm4-FAEp9-stbpft4jMxlw4Zjwd_qt3E","IwAR00eKoYPd5fgaSixSdCemw1Uegj7LDWr0j0_6AOs4bYfY2pRV8thbkDl9I","IwAR2pIHEiwkXcysaYGCgcjZSizydPWGAvLWWndOQGjW4solhp_3gfpEu4LJI","IwAR3vn2_Z6SQwPbE4OU1d8oylXhKj_YqijtgAEKHbT7SskoKYowaMLqjcG20","IwAR0VwzI3msOYVdKbbDK3yS-Ei_duwsGrI9vjrn_WidLgCuZ-PkVHyxfkp5A","IwAR31CzCsf72BwqKP8EXVkQkUbjhLPfxonAAVcfLBAGm8saJnh8wDsqe0hO0","IwAR0zi7vEqosB6KEB0NX3G2b9A8TNcpNw6VTWn2QzfDSdy_K3C_8wtTjNGiM","IwAR0vo1wuHLRFOmBtscRWe-zhbeTfZsev_qrsIm940Iq6ilQ8Rlrg6_rsFww","IwAR1_tKkPVkvDF-jAGq13Mdz6MQH2PElG7ExucC3kuMkjaZeQ9yIJapQlAfs","IwAR0ZgdcE4e7rUQvj0NqcgeJL4q5rGzCSB18IsauH1se3ZqsPnLT9Oo3SYdg","IwAR2wj17XdjSmGzhb9u1vNp0TZ9fNjRho-qbWKqYvAdxRhzFvmVbysaOYx-g","IwAR2iIJJb1fwvqt9r1ClErmqIdE_hKGrnnt8QG0gF1eMbwXXu8EqOT25XYCM","IwAR3svDNVyoRRGmFAvMA7HGessQpUYmapWt9cuJswYvOS3hWh2IQroWn4LlE","IwAR2wGSPxoL92NYzAzpLv5nKoeGlP12Bho1pVkLd49kGiSJvocDTDWfc2IgA","IwAR2355Yx5t4r5p3B9h0iOhziRkVqI1abKkIymBOq-Nqhl91WV82LhrtDBeg","IwAR1ET9YpFrCrDxKxSGxyV9wuch7kO2mpNEbjd3CRD2c3vvBikqVZQ7vg0fI","IwAR29tdQ7mhwf8C3lIy6Mi2Jnnya-ffXh4IEFLiDTL6O5NIoCpilTWX11Zhk","IwAR2GYgr-TTX51hWVkOQWM2fgxeA3o5-YT40GG2O-21E5dYpX1xbAK247ORs","IwAR050KTJcApFA5jhqAaRDmFTTPks2VNXt1sIS2ScopB3rAdwZCgu4IWNDQo","IwAR0V6HbUnUS5KPM57BfOw_Z7XaOxf4w3faCFm8ZrxRn4LvS7sJ1w6i19brA","IwAR0g3u3YQT1p6dZUGnx0Xxj2_Kw_LftVZGYP1zFWJmdweX2qXHgeM2gcZKw","IwAR0hGgv-n5cnFTI1Nm412bv3-rRH2w6XIZ6na_fRRMtXedI273BxTM4hfy8","IwAR3XTsntLcTm33cj17erwGX7PRotia_Us2FcHblZZonLCLVkaPWT0H3z9Tc","IwAR0t0Y4acxSb29naTSSuloEWQhKYjvo19Lj-FBlcZCc4VZ7cfSDAAYCmQK4","IwAR0AQ9xuRwVJxBnB7N-TM9w-yBfjViYvH8AB-fSr-dj6hRT0l9Ns_VWbNw4","IwAR3XPRS10Qum93HTxe6VktB-dBWs4bOd7KM9yrxzO8euS2MKBncmY8FYX5I","IwAR0pci2mHhmQZ02DwKMEOGsY7yyWjPj3IbAFRj-Cq2v_Q-_QcQD8BpRJ5D0","IwAR2d-CUiBfyM1vH_xqDpecDF46sAvTCgtBkQINsX70X2_RGfkArHcBSgoNw","IwAR3swVQgY-b826DyNcsQKMN2RT0SV-9v4Zo0p9lPCNTyrk9YdJuqQskdRpk","IwAR30XugE-HEP_pgS-_r36X_3eiC-CIOhB35DditjHYhT9xtwe-r9Reqj9Pk","IwAR1W3NgVt2ngSnH6ncVAizyLkvz8JrnLE_U3rTxHWSahj5tKZoSfSEtZDSI","IwAR1oZq6l8j2-r-VL5QEEtjyj7tb81Vhy-WfyTk_bXhs-Zb1ZEzU-FO8-yCk","IwAR18nejCEPvEmmk-5xYU1P_Z6bSSyN7eqhFwvt_BsWppLCSnHhJsdPqLE-0","IwAR1apYt7-U_550lqrH6bdKtuZJX83paSL27xldGPZT-tMNVnfLQzFHXx91I","IwAR0UKaeIIGTdzANYv1sdnatnncIvwXA4RJMll7I9wBLPG_q21pZAQQyehss","IwAR1Atg7NZ7PssceQF3FBu5Dp3Zt8qcMi8iJpSm1m0EymIlcvNI8kMWMu9xA","IwAR1_nJ5k7-pdV8NQ3AulU06IjvA6xfF-RqRTdo-pi969vSeLahcxv6wHl5A","IwAR35tpvtFZE66rBcaBLJ4L0R1gb7NtZf2jxjT68ZlZ8DpciGpZWKm2yYAYI"],is_linkshim_supported:true,current_domain:"facebook.com",blocklisted_domains:["ad.doubleclick.net","ads-encryption-url-example.com","bs.serving-sys.com","ad.atdmt.com","adform.net","ad13.adfarm1.adition.com","ilovemyfreedoms.com","secure.adnxs.com"],is_mobile_device:false},27],["FBDomainsSVConfig",[],{domains:{__map:[["www.facebook.com",1],["tfbnw.net",1],["m.beta.facebook.com",1],["touch.beta.facebook.com",1],["www.dev.facebook.com",1],["fb.me",1],["s.fb.com",1],["m.fbjs.facebook.com",1],["facebook.com.es",1],["www.fbjs.facebook.com",1],["m.facebook.com",1],["facebook.fr",1],["fbsbx.com",1],["embed.fbsbx.com",1],["attachment.fbsbx.com",1],["lookaside.fbsbx.com",1],["web.facebook.com",1],["fb.com",1],["messenger.com",1],["secure.facebook.com",1],["secure.my-od.facebook.com",1],["www.my-od.facebook.com",1]]}},3828],["ClickIDDomainBlacklistSVConfig",[],{domains:["craigslist","tfbnw.net","flashtalking.com","canadiantire.ca","o2.co.uk","archive.org","reddit.com","redd.it","gmail.com","cvk.gov.ua","electoralsearch.in","yahoo.com","cve.mitre.org","usenix.org","ky.gov","voteohio.gov","vote.pa.gov","oversightboard.com","wi.gov","pbs.twimg.com","media.discordapp.net","vastadeal.com","theaustralian.com.au","alloygator.com","elsmannimmobilien.de","news.com.au","dennisbonnen.com","stoett.com","investorhour.com","perspectivasur.com","bonnegueule.fr","firstent.org","twitpic.com","kollosche.com.au","nau.edu","arcourts.gov","lomberg.de","network4.hu","balloonrace.com","awstrack.me","ic3.gov","sos.wyo.gov","cnpq.br","0.discoverapp.com"]},3829],["BusinessUserConf",[],{businessUserID:null},1440],["AnalyticsProductName",[],{shortName:"Analytics",longName:"Facebook Analytics"},2194],["AudiAppVersionName",[],{isBetaVersion:false},2457],["cr:2682",["warningBlueish"],{__rc:["warningBlueish","Aa0HSFL03scXVO6pVrMz51VuRuJXqKPeIhJAAYuxo0PoQNQMUwgxhSQkTbrgr4k9SJa7HZV39d-CZLvmtP-8FBla-Zo"]},-1],["cr:11202",[],{__rc:[null,"Aa3h7QsbOu9IeGVRg3DGTx8wR9NLWlSzOAlpvJ-s_oCEEd4WB3qML7W4RESnnKCvUC5LQVbVxlGuEY46RA"]},-1],["cr:1105154",[],{__rc:[null,"Aa3h7QsbOu9IeGVRg3DGTx8wR9NLWlSzOAlpvJ-s_oCEEd4WB3qML7W4RESnnKCvUC5LQVbVxlGuEY46RA"]},-1],["cr:1108857",[],{__rc:[null,"Aa3h7QsbOu9IeGVRg3DGTx8wR9NLWlSzOAlpvJ-s_oCEEd4WB3qML7W4RESnnKCvUC5LQVbVxlGuEY46RA"]},-1],["cr:1294158",["React.classic"],{__rc:["React.classic","Aa3EHYkIg3swJ2CXfAFo9MkUHyj8VQ0N2rwMcc1iMYie2cZVCsrfThTO0fx672On73HSB9HHJcIFZEKUXYsojABeETfz"]},-1],["cr:1642797",["BanzaiBase"],{__rc:["BanzaiBase","Aa0HSFL03scXVO6pVrMz51VuRuJXqKPeIhJAAYuxo0PoQNQMUwgxhSQkTbrgr4k9SJa7HZV39d-CZLvmtP-8FBla-Zo"]},-1],["cr:1294159",["ReactDOM.classic"],{__rc:["ReactDOM.classic","Aa3EHYkIg3swJ2CXfAFo9MkUHyj8VQ0N2rwMcc1iMYie2cZVCsrfThTO0fx672On73HSB9HHJcIFZEKUXYsojABeETfz"]},-1],["cr:1294246",["ReactDOM.classic"],{__rc:["ReactDOM.classic","Aa3EHYkIg3swJ2CXfAFo9MkUHyj8VQ0N2rwMcc1iMYie2cZVCsrfThTO0fx672On73HSB9HHJcIFZEKUXYsojABeETfz"]},-1],["cr:971473",["LayerHideOnTransition"],{__rc:["LayerHideOnTransition","Aa0HSFL03scXVO6pVrMz51VuRuJXqKPeIhJAAYuxo0PoQNQMUwgxhSQkTbrgr4k9SJa7HZV39d-CZLvmtP-8FBla-Zo"]},-1],["cr:840411",[],{__rc:[null,"Aa3h7QsbOu9IeGVRg3DGTx8wR9NLWlSzOAlpvJ-s_oCEEd4WB3qML7W4RESnnKCvUC5LQVbVxlGuEY46RA"]},-1],["cr:1064332",[],{__rc:[null,"Aa3ccEvF530rdfMG4BkEWzHV1WnvTV7xXuQXbd9RKbyLZWryfIpd9sGQTPO3aCSu_rwpddZJ7nfhxl8"]},-1],["cr:1106516",[],{__rc:[null,"Aa2heRMp8MbkTI5Nq9Em3ADzkYzqDDiLAxWJkCggi5QmZlIzEBIb61B0uitIImeAde31YlMSiiCeJg9W"]},-1],["cr:1266336",[],{__rc:[null,"Aa1S8q9Nqj15gd2MO2_EOzIIhwCwC7CxRTfL3J5orrOZNO8FGWho1aDZJOW9MewtAkFvpOjgXMjT5Q"]},-1],["cr:1487782",["ReactBrowserEventEmitter_DO_NOT_USE"],{__rc:["ReactBrowserEventEmitter_DO_NOT_USE","Aa3EHYkIg3swJ2CXfAFo9MkUHyj8VQ0N2rwMcc1iMYie2cZVCsrfThTO0fx672On73HSB9HHJcIFZEKUXYsojABeETfz"]},-1],["cr:1641505",[],{__rc:[null,"Aa3Uv267KJSxidzHXLXxscZS7IZUYA1a_TDnBi5-TeYoq7u7YbCyAI_YZJlsOA2I-gjvqawoem-fdxEEPLutQB3kjDbPO4A"]},-1],["BanzaiConfig",[],{MAX_SIZE:10000,MAX_WAIT:150000,MIN_WAIT:null,RESTORE_WAIT:150000,blacklist:["time_spent"],disabled:false,gks:{boosted_pagelikes:true,mercury_send_error_logging:true,platform_oauth_client_events:true,graphexplorer:true,sticker_search_ranking:true},known_routes:["artillery_javascript_actions","artillery_javascript_trace","artillery_logger_data","logger","falco","gk2_exposure","js_error_logging","loom_trace","marauder","perfx_custom_logger_endpoint","qex","require_cond_exposure_logging","sri_logger_data"],should_drop_unknown_routes:true,should_log_unknown_routes:false},7],["cr:2683",["warningBlue"],{__rc:["warningBlue","Aa2Gk2gRIidHoGS2L368PYfj1T-lwBbKztNu0wo0Aus9s7nNVK_grP0-CT1bfSIYBZjM2a3c_7IqaK_N-YehNsT2UX_X"]},-1],["cr:1292365",["React-prod.classic"],{__rc:["React-prod.classic","Aa3h7QsbOu9IeGVRg3DGTx8wR9NLWlSzOAlpvJ-s_oCEEd4WB3qML7W4RESnnKCvUC5LQVbVxlGuEY46RA"]},-1],["cr:692209",["cancelIdleCallbackBlue"],{__rc:["cancelIdleCallbackBlue","Aa0HSFL03scXVO6pVrMz51VuRuJXqKPeIhJAAYuxo0PoQNQMUwgxhSQkTbrgr4k9SJa7HZV39d-CZLvmtP-8FBla-Zo"]},-1],["cr:1344485",["ReactDOM.classic.prod-or-profiling"],{__rc:["ReactDOM.classic.prod-or-profiling","Aa3h7QsbOu9IeGVRg3DGTx8wR9NLWlSzOAlpvJ-s_oCEEd4WB3qML7W4RESnnKCvUC5LQVbVxlGuEY46RA"]},-1],["CoreWarningGK",[],{forceWarning:false},725],["cr:983844",[],{__rc:[null,"Aa3h7QsbOu9IeGVRg3DGTx8wR9NLWlSzOAlpvJ-s_oCEEd4WB3qML7W4RESnnKCvUC5LQVbVxlGuEY46RA"]},-1],["cr:1344486",["ReactDOM.classic.prod"],{__rc:["ReactDOM.classic.prod","Aa3gZ-SLug1VzNn416I9Cb3hmaPZOcHv8BxSGziZTKx_8k-aCNVp7CSvigJGhRukHhrLce9QOGmQzYS4EqNhQp0BDP4eEy_r9w"]},-1],["cr:1344487",["ReactDOM-prod.classic"],{__rc:["ReactDOM-prod.classic","Aa3ZrW-yJFKcgrKVyY-OeoQrjY6Qr9RjvbOATrJlkIi7SVu-k496Nkvj2JQwLNbJkjVf68A6eTSBkI52kucjFxbDx-I8ohaeOCAl6Rb9"]},-1],["cr:1353359",["EventListenerImplForBlue"],{__rc:["EventListenerImplForBlue","Aa0rr-nOQzEGUIhG6yBBPvGh41yHorPZq-PBk3wIk6MhpCdU5sZ-Jvm8p1utjVaQb2TuaIoRVGjIEYaMaxARUsNLaYX92droag"]},-1]],instances:[["__inst_d2a0ce9e_0_0_HB",["PopoverLoadingMenu","XUIMenuWithSquareCorner","XUIMenuTheme"],[{behaviors:[{__m:"XUIMenuWithSquareCorner"}],theme:{__m:"XUIMenuTheme"}}],2],["__inst_03686024_0_0_29",["PopoverAsyncMenu","__inst_1de146dc_0_0_6z","__elem_a588f507_0_5_Ru","__inst_d2a0ce9e_0_0_HB","ContextualDialogArrow"],[{__m:"__inst_1de146dc_0_0_6z"},{__m:"__elem_a588f507_0_5_Ru"},{__m:"__inst_d2a0ce9e_0_0_HB"},"/business/chrome/persona_menu/?base_url=https%3A%2F%2Fwww.facebook.com%2Fads%2Fmanager%2Faccounts&amp;controller=XAdsCMAccountsPageController&amp;hide_persona_items=0",[{__m:"ContextualDialogArrow"}],null],1],["__inst_1de146dc_0_0_6z",["Popover","__elem_1de146dc_0_0_2+","__elem_a588f507_0_5_Ru","ContextualDialogArrow"],[{__m:"__elem_1de146dc_0_0_2+"},{__m:"__elem_a588f507_0_5_Ru"},[{__m:"ContextualDialogArrow"}],{alignh:"right",position:"below"}],2],["__inst_7d4989a4_0_0_um",["JewelBase","__elem_7d4989a4_0_0_3R","__inst_87300a45_0_0_H3","__inst_a12837c9_0_0_73","JSResourceReferenceImpl"],[{__m:"__elem_7d4989a4_0_0_3R"},{badge:{__m:"__inst_87300a45_0_0_H3"},bootload_args:{endPoint:"AdsUnifiedNavNotificationsPayloadPagelet",list:{__m:"__inst_a12837c9_0_0_73"},unseenNotifs:[],badgeAnimationData:null,classification:null,isBizsite:true},bootload_eager_modules:null,bootload_conf:null,bootload_module:{__jsr:"NotificationJewelController"},businessID:null,count:0,keepOpenForSnowlift:true,label:"Notifications",loggerRef:"notif_ads_jewel",name:"notifications"}],1],["__inst_a12837c9_0_0_73",["NotificationJewelListController","__elem_a588f507_0_6_we"],[{__m:"__elem_a588f507_0_6_we"},{tracking:"{\"ref\":\"notif_ads_jewel\",\"logger_context\":\"bizsite_jewel\",\"jewel\":\"notifications\"}",endpoint:"AdsUnifiedNavNotificationsPayloadPagelet",isNotifsIntl:false,maxHeight:null,upsell:null,pageType:null,sourceView:"BIZSITE_JEWEL",isCreatorStudioJewelNotif:false,isBizsite:true,isBucketingDisabled:true,businessID:"",profilePlus:null,defaultTab:"all",settingsUri:"https://www.facebook.com/settings?tab=notifications&amp;section=on_facebook"}],2],["__inst_87300a45_0_0_H3",["XUIIndeterminateBadge"],[false],1]],elements:[["__elem_a588f507_0_1_vu","bizBlackBar",1],["__elem_072b8e64_0_0_vR","u_0_d_9/",1],["__elem_fc9f538f_0_3_aX","u_0_e_qK",1],["__elem_fc9f538f_0_4_QO","u_0_f_MX",1],["__elem_a588f507_0_2_aA","u_0_g_nh",1],["__elem_1de146dc_0_0_2+","u_0_h_P5",1],["__elem_a588f507_0_5_Ru","u_0_i_lA",3],["__elem_7d4989a4_0_0_3R","fbNotificationsJewel",1],["__elem_fc9f538f_0_1_Pi","u_0_j_0o",1],["__elem_a588f507_0_6_we","u_0_k_8u",1],["__elem_fc9f538f_0_2_Ek","u_0_l_Pp",1],["__elem_a588f507_0_3_yT","u_0_m_+n",1],["__elem_fb0d6eb4_0_0_az","u_0_m_+n",1],["__elem_a588f507_0_4_U4","u_0_n_cn",1]],require:[["AsyncRequestNectarLogging"],["AdsMgmtQPLLogger","addStartupCompletePoint",[],["BIZ_SITE_UNIFIED_BAR_PAGELET_END"]],["BusinessUnifiedNavigationLoggerUtils","registerElementClicks",["__elem_072b8e64_0_0_vR"],[{__m:"__elem_072b8e64_0_0_vR"},"home_click"]],["BizSiteHeader","registerStickyListener",["__elem_a588f507_0_1_vu"],[{__m:"__elem_a588f507_0_1_vu"}]],["ChannelConnection"],["ReactRenderer","constructAndRenderComponent",["BusinessTypeaheadContainerBootloader.brands","__elem_a588f507_0_2_aA"],[{__m:"BusinessTypeaheadContainerBootloader.brands"},{accountID:"1044541273147139",businessID:null},{__m:"__elem_a588f507_0_2_aA"}]],["FocusListener"],["FlipDirectionOnKeypress"],["BusinessUnifiedNavigationGearButtonLogger","init",["__elem_a588f507_0_3_yT"],[{__m:"__elem_a588f507_0_3_yT"},"account_settings"]],["AppLoggerUtils.brands","register",["__elem_fb0d6eb4_0_0_az"],[{__m:"__elem_fb0d6eb4_0_0_az"},"","personal_settings","personal_settings_gear_clicked"]],["Tooltip"],["ReactRenderer","constructAndRenderComponent",["BizsiteHelpButtonContainer.react","__elem_a588f507_0_4_U4"],[{__m:"BizsiteHelpButtonContainer.react"},{isHidden:false,pageType:"ACCOUNTS",buttonType:"deprecated-topnav"},{__m:"__elem_a588f507_0_4_U4"}]],["BizNotificationPopoverInitializationHelper","initPrefs",[],[{default_tab:"dynamic",macro_categories_excluded_from_badging:[]}]],["AsyncRequest","postStatic",[],["/business/chrome/deferrednotif/?id=u_0_a_56&amp;page_type=ACCOUNTS",{}]],["AdsUnifiedNavGlobalNotificationSubscriptionsSubscription"],["AdsUnifiedNavGlobalNotificationSyncSubscription"],["AppLoggerUtils.brands","register",["__elem_a588f507_0_5_Ru"],[{__m:"__elem_a588f507_0_5_Ru"},"","chrome","biz_persona_selector_click"]],["__inst_d2a0ce9e_0_0_HB"],["__inst_03686024_0_0_29"],["__inst_1de146dc_0_0_6z"],["__inst_7d4989a4_0_0_um"],["ReactRenderer","constructAndRenderComponentIntoComment_DO_NOT_USE",["BizNotificationJewelHeaderContainer.react","__elem_fc9f538f_0_1_Pi"],[{constructor:{__m:"BizNotificationJewelHeaderContainer.react"},concurrentRootOptions:null,props:{profileIconSrc:"https://scontent-mad1-1.xx.fbcdn.net/v/t39.30808-1/283607468_109362788450368_1506568855415770743_n.jpg?stp=c0.0.50.50a_cp0_dst-jpg_p50x50&amp;_nc_cat=108&amp;ccb=1-7&amp;_nc_sid=bbed71&amp;_nc_ohc=qEUeEWcl50IAX-4AJpT&amp;tn=rNsoS9xcGgdv9el-&amp;_nc_ht=scontent-mad1-1.xx&amp;oh=00_AT_fLKIX61EeacbzZlwO-51xXcKq5aLuIOnEwpRxO4JM8A&amp;oe=62A30D7E",inAdsGlobalNav:false},dummyElem:{__m:"__elem_fc9f538f_0_1_Pi"},acrossTransitions:false,clobberSiblings:false,preloader:null,bigPipeContext:{__bigPipeContext:1},nonBlockingPreloaders:null}]],["__inst_a12837c9_0_0_73"],["ReactRenderer","constructAndRenderComponentIntoComment_DO_NOT_USE",["BizNotificationJewelFooterContainer.react","__elem_fc9f538f_0_2_Ek"],[{constructor:{__m:"BizNotificationJewelFooterContainer.react"},concurrentRootOptions:null,props:{seeAllUri:"https://www.facebook.com/ads/manager/notifications",inAdsGlobalNav:false},dummyElem:{__m:"__elem_fc9f538f_0_2_Ek"},acrossTransitions:false,clobberSiblings:false,preloader:null,bigPipeContext:{__bigPipeContext:1},nonBlockingPreloaders:null}]],["Toggler"],["ReactRenderer","constructAndRenderComponentIntoComment_DO_NOT_USE",["BusinessUnifiedNavigationToolTitle.react","__elem_fc9f538f_0_3_aX"],[{constructor:{__m:"BusinessUnifiedNavigationToolTitle.react"},concurrentRootOptions:null,props:{pageType:"ACCOUNTS"},dummyElem:{__m:"__elem_fc9f538f_0_3_aX"},acrossTransitions:false,clobberSiblings:false,preloader:null,bigPipeContext:{__bigPipeContext:1},nonBlockingPreloaders:null}]],["ReactRenderer","constructAndRenderComponentIntoComment_DO_NOT_USE",["BusinessUnifiedNavigationFlyoutWrapper.react","__elem_fc9f538f_0_4_QO"],[{constructor:{__m:"BusinessUnifiedNavigationFlyoutWrapper.react"},concurrentRootOptions:null,props:{currentToolType:null,flyoutMenu:{sections:[{displayedName:"Shortcuts",items:[{displayedDescription:"Create, manage and track the performance of your ads.",displayedName:"Ads Manager",iconSrcGrid:{sprited:1,spriteCssClass:"sx_54588a",spriteMapCssClass:"sp_8-3xqvyRCKL_2x",origPath:"images/assets_DO_NOT_HARDCODE/business_ads_core_icons/Ads-Manager-Global-Nav_outline_24_fds-black.png"},iconSrcGridFilled:{sprited:1,spriteCssClass:"sx_454fe8",spriteMapCssClass:"sp_8-3xqvyRCKL_2x",origPath:"images/assets_DO_NOT_HARDCODE/business_ads_core_icons/Ads-Manager-Global-Nav_filled_24_fds-black.png"},iconSrcGridActive:{sprited:1,spriteCssClass:"sx_c35c51",spriteMapCssClass:"sp_8-3xqvyRCKL_2x",origPath:"images/assets_DO_NOT_HARDCODE/business_ads_core_icons/Ads-Manager-Global-Nav_filled_24_fds-blue-60.png"},iconSrcList:{sprited:1,spriteCssClass:"sx_15be7b",spriteMapCssClass:"sp_8-3xqvyRCKL_2x",origPath:"images/assets_DO_NOT_HARDCODE/business_ads_core_icons/Ads-Manager-Global-Nav_outline_16_fds-black.png"},iconSrcListFilled:{sprited:1,spriteCssClass:"sx_7164ee",spriteMapCssClass:"sp_8-3xqvyRCKL_2x",origPath:"images/assets_DO_NOT_HARDCODE/business_ads_core_icons/Ads-Manager-Global-Nav_filled_16_fds-black.png"},iconSrcListActive:{sprited:1,spriteCssClass:"sx_93103f",spriteMapCssClass:"sp_8-3xqvyRCKL_2x",origPath:"images/assets_DO_NOT_HARDCODE/business_ads_core_icons/Ads-Manager-Global-Nav_filled_16_fds-white.png"},iconSrcListLight:{sprited:1,spriteCssClass:"sx_71fc09",spriteMapCssClass:"sp_8-3xqvyRCKL_2x",origPath:"images/assets_DO_NOT_HARDCODE/business_ads_core_icons/Ads-Manager-Global-Nav_filled_20_fds-white.png"},isPinned:false,isDisabled:false,navTool:"ADS_MANAGER",uri:"https://www.facebook.com/adsmanager/?act=1044541273147139&amp;tool=MANAGE_ADS&amp;nav_entry_point=bm_global_nav_shortcut&amp;nav_source=flyout_menu"},{displayedDescription:"Manage people, assets, and integrations associated with your business.",displayedName:"Business settings",iconSrcGrid:{sprited:1,spriteCssClass:"sx_a0f8e9",spriteMapCssClass:"sp_8-3xqvyRCKL_2x",origPath:"images/assets_DO_NOT_HARDCODE/facebook_icons/settings_outline_24_fds-black.png"},iconSrcGridFilled:{sprited:1,spriteCssClass:"sx_f8459e",spriteMapCssClass:"sp_8-3xqvyRCKL_2x",origPath:"images/assets_DO_NOT_HARDCODE/facebook_icons/settings_filled_24_fds-black.png"},iconSrcGridActive:{sprited:1,spriteCssClass:"sx_254151",spriteMapCssClass:"sp_8-3xqvyRCKL_2x",origPath:"images/assets_DO_NOT_HARDCODE/facebook_icons/settings_filled_24_fds-blue-60.png"},iconSrcList:{sprited:1,spriteCssClass:"sx_06dd34",spriteMapCssClass:"sp_Q_WGNH0lzWv_2x",origPath:"images/assets_DO_NOT_HARDCODE/facebook_icons/settings_outline_16_fds-black.png"},iconSrcListFilled:{sprited:1,spriteCssClass:"sx_d632e0",spriteMapCssClass:"sp_8-3xqvyRCKL_2x",origPath:"images/assets_DO_NOT_HARDCODE/facebook_icons/settings_filled_16_fds-black.png"},iconSrcListActive:{sprited:1,spriteCssClass:"sx_2a7092",spriteMapCssClass:"sp_dvU6ea-aTIC_2x",origPath:"images/assets_DO_NOT_HARDCODE/facebook_icons/settings_filled_16_fds-white.png"},iconSrcListLight:{sprited:1,spriteCssClass:"sx_1d0575",spriteMapCssClass:"sp_n5tkV_VtTvP_2x",origPath:"images/assets_DO_NOT_HARDCODE/facebook_icons/settings_filled_20_fds-white.png"},isPinned:false,isDisabled:false,navTool:"BUSINESS_SETTINGS",uri:"https://business.facebook.com/settings/?nav_source=flyout_menu"},{displayedDescription:"Manage settings for your ad accounts, including payment methods and notifications.",displayedName:"Ad account settings",iconSrcGrid:{sprited:1,spriteCssClass:"sx_97e0d9",spriteMapCssClass:"sp_n5tkV_VtTvP_2x",origPath:"images/assets_DO_NOT_HARDCODE/facebook_icons/ad-accounts_outline_24_fds-black.png"},iconSrcGridFilled:{sprited:1,spriteCssClass:"sx_6ff6b6",spriteMapCssClass:"sp_8-3xqvyRCKL_2x",origPath:"images/assets_DO_NOT_HARDCODE/facebook_icons/ad-accounts_filled_24_fds-black.png"},iconSrcGridActive:{sprited:1,spriteCssClass:"sx_d73a84",spriteMapCssClass:"sp_n5tkV_VtTvP_2x",origPath:"images/assets_DO_NOT_HARDCODE/facebook_icons/ad-accounts_filled_24_fds-blue-60.png"},iconSrcList:{sprited:1,spriteCssClass:"sx_220f92",spriteMapCssClass:"sp_8-3xqvyRCKL_2x",origPath:"images/assets_DO_NOT_HARDCODE/facebook_icons/ad-accounts_outline_16_fds-black.png"},iconSrcListFilled:{sprited:1,spriteCssClass:"sx_8e5262",spriteMapCssClass:"sp_8-3xqvyRCKL_2x",origPath:"images/assets_DO_NOT_HARDCODE/facebook_icons/ad-accounts_filled_16_fds-black.png"},iconSrcListActive:{sprited:1,spriteCssClass:"sx_79526a",spriteMapCssClass:"sp_8-3xqvyRCKL_2x",origPath:"images/assets_DO_NOT_HARDCODE/facebook_icons/ad-accounts_filled_16_fds-white.png"},iconSrcListLight:{sprited:1,spriteCssClass:"sx_34412c",spriteMapCssClass:"sp_8-3xqvyRCKL_2x",origPath:"images/assets_DO_NOT_HARDCODE/facebook_icons/ad-accounts_filled_20_fds-white.png"},isPinned:false,isDisabled:false,navTool:"AD_ACCOUNT_SETTINGS",uri:"https://www.facebook.com/ads/manager/account_settings/?act=1044541273147139&amp;nav_entry_point=bm_global_nav_shortcut&amp;nav_source=flyout_menu"},{displayedDescription:"Manage ads that don't comply with our Advertising Policies and request another review.",displayedName:"Account Quality",iconSrcGrid:{sprited:1,spriteCssClass:"sx_709b19",spriteMapCssClass:"sp_8-3xqvyRCKL_2x",origPath:"images/assets_DO_NOT_HARDCODE/facebook_icons/badge-heart_outline_24_fds-black.png"},iconSrcGridFilled:{sprited:1,spriteCssClass:"sx_f9db6f",spriteMapCssClass:"sp_8-3xqvyRCKL_2x",origPath:"images/assets_DO_NOT_HARDCODE/facebook_icons/badge-heart_filled_24_fds-black.png"},iconSrcGridActive:{sprited:1,spriteCssClass:"sx_308392",spriteMapCssClass:"sp_8-3xqvyRCKL_2x",origPath:"images/assets_DO_NOT_HARDCODE/facebook_icons/badge-heart_filled_24_fds-blue-60.png"},iconSrcList:{sprited:1,spriteCssClass:"sx_2847f6",spriteMapCssClass:"sp_8-3xqvyRCKL_2x",origPath:"images/assets_DO_NOT_HARDCODE/facebook_icons/badge-heart_outline_16_fds-black.png"},iconSrcListFilled:{sprited:1,spriteCssClass:"sx_30cfd1",spriteMapCssClass:"sp_8-3xqvyRCKL_2x",origPath:"images/assets_DO_NOT_HARDCODE/facebook_icons/badge-heart_filled_16_fds-black.png"},iconSrcListActive:{sprited:1,spriteCssClass:"sx_297075",spriteMapCssClass:"sp_8-3xqvyRCKL_2x",origPath:"images/assets_DO_NOT_HARDCODE/facebook_icons/badge-heart_filled_16_fds-white.png"},iconSrcListLight:{sprited:1,spriteCssClass:"sx_866bcb",spriteMapCssClass:"sp_8-3xqvyRCKL_2x",origPath:"images/assets_DO_NOT_HARDCODE/facebook_icons/badge-heart_filled_20_fds-white.png"},isPinned:false,isDisabled:false,navTool:"ACCOUNT_QUALITY",uri:"https://www.facebook.com/accountquality/100081299409166/?source=mega_menu&amp;nav_source=flyout_menu"},{displayedDescription:"View payment history for your ad accounts.",displayedName:"Billing",iconSrcGrid:{sprited:1,spriteCssClass:"sx_7c2537",spriteMapCssClass:"sp_Jf-2cZHWfdt_2x",origPath:"images/assets_DO_NOT_HARDCODE/facebook_icons/coin-stack_outline_24_fds-black.png"},iconSrcGridFilled:{sprited:1,spriteCssClass:"sx_3eccd9",spriteMapCssClass:"sp_8-3xqvyRCKL_2x",origPath:"images/assets_DO_NOT_HARDCODE/facebook_icons/coin-stack_filled_24_fds-black.png"},iconSrcGridActive:{sprited:1,spriteCssClass:"sx_f6657b",spriteMapCssClass:"sp_Jf-2cZHWfdt_2x",origPath:"images/assets_DO_NOT_HARDCODE/facebook_icons/coin-stack_filled_24_fds-blue-60.png"},iconSrcList:{sprited:1,spriteCssClass:"sx_a7a603",spriteMapCssClass:"sp_8-3xqvyRCKL_2x",origPath:"images/assets_DO_NOT_HARDCODE/facebook_icons/coin-stack_outline_16_fds-black.png"},iconSrcListFilled:{sprited:1,spriteCssClass:"sx_887d8b",spriteMapCssClass:"sp_8-3xqvyRCKL_2x",origPath:"images/assets_DO_NOT_HARDCODE/facebook_icons/coin-stack_filled_16_fds-black.png"},iconSrcListActive:{sprited:1,spriteCssClass:"sx_6e8e85",spriteMapCssClass:"sp_8-3xqvyRCKL_2x",origPath:"images/assets_DO_NOT_HARDCODE/facebook_icons/coin-stack_filled_16_fds-white.png"},iconSrcListLight:{sprited:1,spriteCssClass:"sx_bddeaf",spriteMapCssClass:"sp_8-3xqvyRCKL_2x",origPath:"images/assets_DO_NOT_HARDCODE/facebook_icons/coin-stack_filled_20_fds-white.png"},isPinned:false,isDisabled:false,navTool:"BILLING",uri:"https://www.facebook.com/ads/manager/billing/?act=1044541273147139&amp;nav_entry_point=bm_global_nav_shortcut&amp;nav_source=flyout_menu"},{displayedDescription:"Create Custom Audiences, lookalike audiences or saved audiences for your ad campaigns.",displayedName:"Audiences",iconSrcGrid:{sprited:1,spriteCssClass:"sx_991f44",spriteMapCssClass:"sp_8-3xqvyRCKL_2x",origPath:"images/assets_DO_NOT_HARDCODE/facebook_icons/group_outline_24_fds-black.png"},iconSrcGridFilled:{sprited:1,spriteCssClass:"sx_0b9bfe",spriteMapCssClass:"sp_8-3xqvyRCKL_2x",origPath:"images/assets_DO_NOT_HARDCODE/facebook_icons/group_filled_24_fds-black.png"},iconSrcGridActive:{sprited:1,spriteCssClass:"sx_ae6f42",spriteMapCssClass:"sp_8-3xqvyRCKL_2x",origPath:"images/assets_DO_NOT_HARDCODE/facebook_icons/group_filled_24_fds-blue-60.png"},iconSrcList:{sprited:1,spriteCssClass:"sx_0af14b",spriteMapCssClass:"sp_8-3xqvyRCKL_2x",origPath:"images/assets_DO_NOT_HARDCODE/facebook_icons/group_outline_16_fds-black.png"},iconSrcListFilled:{sprited:1,spriteCssClass:"sx_8ec9dc",spriteMapCssClass:"sp_8-3xqvyRCKL_2x",origPath:"images/assets_DO_NOT_HARDCODE/facebook_icons/group_filled_16_fds-black.png"},iconSrcListActive:{sprited:1,spriteCssClass:"sx_eba4cf",spriteMapCssClass:"sp_8-3xqvyRCKL_2x",origPath:"images/assets_DO_NOT_HARDCODE/facebook_icons/group_filled_16_fds-white.png"},iconSrcListLight:{sprited:1,spriteCssClass:"sx_80f960",spriteMapCssClass:"sp_8-3xqvyRCKL_2x",origPath:"images/assets_DO_NOT_HARDCODE/facebook_icons/group_filled_20_fds-white.png"},isPinned:false,isDisabled:false,navTool:"AUDIENCES",uri:"https://www.facebook.com/adsmanager/?act=1044541273147139&amp;tool=AUDIENCES&amp;nav_entry_point=bm_global_nav_shortcut&amp;nav_source=flyout_menu"}],sectionType:"frequently_used"},{displayedName:"Manage business",items:[{displayedDescription:"Manage ads that don't comply with our Advertising Policies and request another review.",displayedName:"Account Quality",iconSrcGrid:{sprited:1,spriteCssClass:"sx_709b19",spriteMapCssClass:"sp_8-3xqvyRCKL_2x",origPath:"images/assets_DO_NOT_HARDCODE/facebook_icons/badge-heart_outline_24_fds-black.png"},iconSrcGridFilled:{sprited:1,spriteCssClass:"sx_f9db6f",spriteMapCssClass:"sp_8-3xqvyRCKL_2x",origPath:"images/assets_DO_NOT_HARDCODE/facebook_icons/badge-heart_filled_24_fds-black.png"},iconSrcGridActive:{sprited:1,spriteCssClass:"sx_308392",spriteMapCssClass:"sp_8-3xqvyRCKL_2x",origPath:"images/assets_DO_NOT_HARDCODE/facebook_icons/badge-heart_filled_24_fds-blue-60.png"},iconSrcList:{sprited:1,spriteCssClass:"sx_2847f6",spriteMapCssClass:"sp_8-3xqvyRCKL_2x",origPath:"images/assets_DO_NOT_HARDCODE/facebook_icons/badge-heart_outline_16_fds-black.png"},iconSrcListFilled:{sprited:1,spriteCssClass:"sx_30cfd1",spriteMapCssClass:"sp_8-3xqvyRCKL_2x",origPath:"images/assets_DO_NOT_HARDCODE/facebook_icons/badge-heart_filled_16_fds-black.png"},iconSrcListActive:{sprited:1,spriteCssClass:"sx_297075",spriteMapCssClass:"sp_8-3xqvyRCKL_2x",origPath:"images/assets_DO_NOT_HARDCODE/facebook_icons/badge-heart_filled_16_fds-white.png"},iconSrcListLight:{sprited:1,spriteCssClass:"sx_866bcb",spriteMapCssClass:"sp_8-3xqvyRCKL_2x",origPath:"images/assets_DO_NOT_HARDCODE/facebook_icons/badge-heart_filled_20_fds-white.png"},isPinned:false,isDisabled:false,navTool:"ACCOUNT_QUALITY",uri:"https://www.facebook.com/accountquality/100081299409166/?source=mega_menu&amp;nav_source=flyout_menu"},{displayedDescription:"View payment history for your ad accounts.",displayedName:"Billing",iconSrcGrid:{sprited:1,spriteCssClass:"sx_7c2537",spriteMapCssClass:"sp_Jf-2cZHWfdt_2x",origPath:"images/assets_DO_NOT_HARDCODE/facebook_icons/coin-stack_outline_24_fds-black.png"},iconSrcGridFilled:{sprited:1,spriteCssClass:"sx_3eccd9",spriteMapCssClass:"sp_8-3xqvyRCKL_2x",origPath:"images/assets_DO_NOT_HARDCODE/facebook_icons/coin-stack_filled_24_fds-black.png"},iconSrcGridActive:{sprited:1,spriteCssClass:"sx_f6657b",spriteMapCssClass:"sp_Jf-2cZHWfdt_2x",origPath:"images/assets_DO_NOT_HARDCODE/facebook_icons/coin-stack_filled_24_fds-blue-60.png"},iconSrcList:{sprited:1,spriteCssClass:"sx_a7a603",spriteMapCssClass:"sp_8-3xqvyRCKL_2x",origPath:"images/assets_DO_NOT_HARDCODE/facebook_icons/coin-stack_outline_16_fds-black.png"},iconSrcListFilled:{sprited:1,spriteCssClass:"sx_887d8b",spriteMapCssClass:"sp_8-3xqvyRCKL_2x",origPath:"images/assets_DO_NOT_HARDCODE/facebook_icons/coin-stack_filled_16_fds-black.png"},iconSrcListActive:{sprited:1,spriteCssClass:"sx_6e8e85",spriteMapCssClass:"sp_8-3xqvyRCKL_2x",origPath:"images/assets_DO_NOT_HARDCODE/facebook_icons/coin-stack_filled_16_fds-white.png"},iconSrcListLight:{sprited:1,spriteCssClass:"sx_bddeaf",spriteMapCssClass:"sp_8-3xqvyRCKL_2x",origPath:"images/assets_DO_NOT_HARDCODE/facebook_icons/coin-stack_filled_20_fds-white.png"},isPinned:false,isDisabled:false,navTool:"BILLING",uri:"https://www.facebook.com/ads/manager/billing/?act=1044541273147139&amp;nav_entry_point=bm_global_nav_shortcut&amp;nav_source=flyout_menu"},{displayedDescription:"Block where your ads can appear on Audience Network, Instant Articles, and in-stream video placements.",displayedName:"Brand safety",iconSrcGrid:{sprited:1,spriteCssClass:"sx_cc8d8e",spriteMapCssClass:"sp_dvU6ea-aTIC_2x",origPath:"images/assets_DO_NOT_HARDCODE/facebook_icons/shield_outline_24_fds-black.png"},iconSrcGridFilled:{sprited:1,spriteCssClass:"sx_d3db72",spriteMapCssClass:"sp_8-3xqvyRCKL_2x",origPath:"images/assets_DO_NOT_HARDCODE/facebook_icons/shield_filled_24_fds-black.png"},iconSrcGridActive:{sprited:1,spriteCssClass:"sx_e2a05c",spriteMapCssClass:"sp_8-3xqvyRCKL_2x",origPath:"images/assets_DO_NOT_HARDCODE/facebook_icons/shield_filled_24_fds-blue-60.png"},iconSrcList:{sprited:1,spriteCssClass:"sx_133e79",spriteMapCssClass:"sp_Q_WGNH0lzWv_2x",origPath:"images/assets_DO_NOT_HARDCODE/facebook_icons/shield_outline_16_fds-black.png"},iconSrcListFilled:{sprited:1,spriteCssClass:"sx_e1ddae",spriteMapCssClass:"sp_8-3xqvyRCKL_2x",origPath:"images/assets_DO_NOT_HARDCODE/facebook_icons/shield_filled_16_fds-black.png"},iconSrcListActive:{sprited:1,spriteCssClass:"sx_c3185e",spriteMapCssClass:"sp_8-3xqvyRCKL_2x",origPath:"images/assets_DO_NOT_HARDCODE/facebook_icons/shield_filled_16_fds-white.png"},iconSrcListLight:{sprited:1,spriteCssClass:"sx_a0409f",spriteMapCssClass:"sp_8-3xqvyRCKL_2x",origPath:"images/assets_DO_NOT_HARDCODE/facebook_icons/shield_filled_20_fds-white.png"},isPinned:false,isDisabled:false,navTool:"BRAND_SAFETY_HUB",uri:"https://www.facebook.com/brand_safety/?act=1044541273147139&amp;nav_source=flyout_menu"},{displayedDescription:"Manage people, assets, and integrations associated with your business.",displayedName:"Business settings",iconSrcGrid:{sprited:1,spriteCssClass:"sx_a0f8e9",spriteMapCssClass:"sp_8-3xqvyRCKL_2x",origPath:"images/assets_DO_NOT_HARDCODE/facebook_icons/settings_outline_24_fds-black.png"},iconSrcGridFilled:{sprited:1,spriteCssClass:"sx_f8459e",spriteMapCssClass:"sp_8-3xqvyRCKL_2x",origPath:"images/assets_DO_NOT_HARDCODE/facebook_icons/settings_filled_24_fds-black.png"},iconSrcGridActive:{sprited:1,spriteCssClass:"sx_254151",spriteMapCssClass:"sp_8-3xqvyRCKL_2x",origPath:"images/assets_DO_NOT_HARDCODE/facebook_icons/settings_filled_24_fds-blue-60.png"},iconSrcList:{sprited:1,spriteCssClass:"sx_06dd34",spriteMapCssClass:"sp_Q_WGNH0lzWv_2x",origPath:"images/assets_DO_NOT_HARDCODE/facebook_icons/settings_outline_16_fds-black.png"},iconSrcListFilled:{sprited:1,spriteCssClass:"sx_d632e0",spriteMapCssClass:"sp_8-3xqvyRCKL_2x",origPath:"images/assets_DO_NOT_HARDCODE/facebook_icons/settings_filled_16_fds-black.png"},iconSrcListActive:{sprited:1,spriteCssClass:"sx_2a7092",spriteMapCssClass:"sp_dvU6ea-aTIC_2x",origPath:"images/assets_DO_NOT_HARDCODE/facebook_icons/settings_filled_16_fds-white.png"},iconSrcListLight:{sprited:1,spriteCssClass:"sx_1d0575",spriteMapCssClass:"sp_n5tkV_VtTvP_2x",origPath:"images/assets_DO_NOT_HARDCODE/facebook_icons/settings_filled_20_fds-white.png"},isPinned:false,isDisabled:false,navTool:"BUSINESS_SETTINGS",uri:"https://business.facebook.com/settings/?nav_source=flyout_menu"},{displayedDescription:"Connect data from your website, app or store to understand customer actions.",displayedName:"Events Manager",iconSrcGrid:{sprited:1,spriteCssClass:"sx_e0f62b",spriteMapCssClass:"sp_8-3xqvyRCKL_2x",origPath:"images/assets_DO_NOT_HARDCODE/facebook_icons/source-group_outline_24_fds-black.png"},iconSrcGridFilled:{sprited:1,spriteCssClass:"sx_f7a4f1",spriteMapCssClass:"sp_8-3xqvyRCKL_2x",origPath:"images/assets_DO_NOT_HARDCODE/facebook_icons/source-group_filled_24_fds-black.png"},iconSrcGridActive:{sprited:1,spriteCssClass:"sx_0fd560",spriteMapCssClass:"sp_8-3xqvyRCKL_2x",origPath:"images/assets_DO_NOT_HARDCODE/facebook_icons/source-group_filled_24_fds-blue-60.png"},iconSrcList:{sprited:1,spriteCssClass:"sx_f51d52",spriteMapCssClass:"sp_8-3xqvyRCKL_2x",origPath:"images/assets_DO_NOT_HARDCODE/facebook_icons/source-group_outline_16_fds-black.png"},iconSrcListFilled:{sprited:1,spriteCssClass:"sx_d175da",spriteMapCssClass:"sp_8-3xqvyRCKL_2x",origPath:"images/assets_DO_NOT_HARDCODE/facebook_icons/source-group_filled_16_fds-black.png"},iconSrcListActive:{sprited:1,spriteCssClass:"sx_58f146",spriteMapCssClass:"sp_8-3xqvyRCKL_2x",origPath:"images/assets_DO_NOT_HARDCODE/facebook_icons/source-group_filled_16_fds-white.png"},iconSrcListLight:{sprited:1,spriteCssClass:"sx_1b0395",spriteMapCssClass:"sp_8-3xqvyRCKL_2x",origPath:"images/assets_DO_NOT_HARDCODE/facebook_icons/source-group_filled_20_fds-white.png"},isPinned:false,isDisabled:false,navTool:"EVENTS_MANAGER",uri:"https://www.facebook.com/events_manager2/?nav_source=flyout_menu"},{displayedDescription:"Manage images and videos for your ads and posts.",displayedName:"Media Library",iconSrcGrid:{sprited:1,spriteCssClass:"sx_c9ced8",spriteMapCssClass:"sp_8-3xqvyRCKL_2x",origPath:"images/assets_DO_NOT_HARDCODE/facebook_icons/photo_outline_24_fds-black.png"},iconSrcGridFilled:{sprited:1,spriteCssClass:"sx_e59908",spriteMapCssClass:"sp_8-3xqvyRCKL_2x",origPath:"images/assets_DO_NOT_HARDCODE/facebook_icons/photo_filled_24_fds-black.png"},iconSrcGridActive:{sprited:1,spriteCssClass:"sx_a6b64b",spriteMapCssClass:"sp_8-3xqvyRCKL_2x",origPath:"images/assets_DO_NOT_HARDCODE/facebook_icons/photo_filled_24_fds-blue-60.png"},iconSrcList:{sprited:1,spriteCssClass:"sx_bda836",spriteMapCssClass:"sp_8-3xqvyRCKL_2x",origPath:"images/assets_DO_NOT_HARDCODE/facebook_icons/photo_outline_16_fds-black.png"},iconSrcListFilled:{sprited:1,spriteCssClass:"sx_2657ab",spriteMapCssClass:"sp_8-3xqvyRCKL_2x",origPath:"images/assets_DO_NOT_HARDCODE/facebook_icons/photo_filled_16_fds-black.png"},iconSrcListActive:{sprited:1,spriteCssClass:"sx_bedd6d",spriteMapCssClass:"sp_8-3xqvyRCKL_2x",origPath:"images/assets_DO_NOT_HARDCODE/facebook_icons/photo_filled_16_fds-white.png"},iconSrcListLight:{sprited:1,spriteCssClass:"sx_adf673",spriteMapCssClass:"sp_8-3xqvyRCKL_2x",origPath:"images/assets_DO_NOT_HARDCODE/facebook_icons/photo_filled_20_fds-white.png"},isPinned:false,isDisabled:false,navTool:"IMAGES_AND_VIDEO",uri:"https://business.facebook.com/asset_library/?nav_source=flyout_menu"},{displayedDescription:"Manage your Facebook Page and Instagram account, including posts, messages, notifications, insights and more.",displayedName:"Meta Business Suite",iconSrcGrid:{sprited:1,spriteCssClass:"sx_f5367d",spriteMapCssClass:"sp_8-3xqvyRCKL_2x",origPath:"images/assets_DO_NOT_HARDCODE/business_ads_core_icons/business-suite_outline_24_fds-black.png"},iconSrcGridFilled:{sprited:1,spriteCssClass:"sx_281bac",spriteMapCssClass:"sp_8-3xqvyRCKL_2x",origPath:"images/assets_DO_NOT_HARDCODE/business_ads_core_icons/business-suite_filled_24_fds-black.png"},iconSrcGridActive:{sprited:1,spriteCssClass:"sx_33573e",spriteMapCssClass:"sp_8-3xqvyRCKL_2x",origPath:"images/assets_DO_NOT_HARDCODE/business_ads_core_icons/business-suite_filled_24_fds-blue-60.png"},iconSrcList:{sprited:1,spriteCssClass:"sx_a6c001",spriteMapCssClass:"sp_8-3xqvyRCKL_2x",origPath:"images/assets_DO_NOT_HARDCODE/business_ads_core_icons/business-suite_outline_16_fds-black.png"},iconSrcListFilled:{sprited:1,spriteCssClass:"sx_396969",spriteMapCssClass:"sp_8-3xqvyRCKL_2x",origPath:"images/assets_DO_NOT_HARDCODE/business_ads_core_icons/business-suite_filled_16_fds-black.png"},iconSrcListActive:{sprited:1,spriteCssClass:"sx_f7d63e",spriteMapCssClass:"sp_8-3xqvyRCKL_2x",origPath:"images/assets_DO_NOT_HARDCODE/business_ads_core_icons/business-suite_filled_16_fds-white.png"},iconSrcListLight:{sprited:1,spriteCssClass:"sx_e000f2",spriteMapCssClass:"sp_8-3xqvyRCKL_2x",origPath:"images/assets_DO_NOT_HARDCODE/business_ads_core_icons/business-suite_filled_20_fds-white.png"},isPinned:false,isDisabled:false,navTool:"BUSINESS_SUITE_HOME",uri:"https://business.facebook.com/latest/home?nav_ref=bm_flyout_menu&amp;entry_exp=jorxqhodyt&amp;nav_source=flyout_menu"},{displayedDescription:"Manage your store locations so people can find a nearby store with Facebook or Instagram.",displayedName:"Store Locations",iconSrcGrid:{sprited:1,spriteCssClass:"sx_d52114",spriteMapCssClass:"sp_8-3xqvyRCKL_2x",origPath:"images/assets_DO_NOT_HARDCODE/facebook_icons/pin-local-business_outline_24_fds-black.png"},iconSrcGridFilled:{sprited:1,spriteCssClass:"sx_891e18",spriteMapCssClass:"sp_8-3xqvyRCKL_2x",origPath:"images/assets_DO_NOT_HARDCODE/facebook_icons/pin-local-business_filled_24_fds-black.png"},iconSrcGridActive:{sprited:1,spriteCssClass:"sx_47179f",spriteMapCssClass:"sp_8-3xqvyRCKL_2x",origPath:"images/assets_DO_NOT_HARDCODE/facebook_icons/pin-local-business_filled_24_fds-blue-60.png"},iconSrcList:{sprited:1,spriteCssClass:"sx_32d0e8",spriteMapCssClass:"sp_8-3xqvyRCKL_2x",origPath:"images/assets_DO_NOT_HARDCODE/facebook_icons/pin-local-business_outline_16_fds-black.png"},iconSrcListFilled:{sprited:1,spriteCssClass:"sx_2dfdab",spriteMapCssClass:"sp_8-3xqvyRCKL_2x",origPath:"images/assets_DO_NOT_HARDCODE/facebook_icons/pin-local-business_filled_16_fds-black.png"},iconSrcListActive:{sprited:1,spriteCssClass:"sx_66ac16",spriteMapCssClass:"sp_8-3xqvyRCKL_2x",origPath:"images/assets_DO_NOT_HARDCODE/facebook_icons/pin-local-business_filled_16_fds-white.png"},iconSrcListLight:{sprited:1,spriteCssClass:"sx_812ba2",spriteMapCssClass:"sp_8-3xqvyRCKL_2x",origPath:"images/assets_DO_NOT_HARDCODE/facebook_icons/pin-local-business_filled_20_fds-white.png"},isPinned:false,isDisabled:false,navTool:"STORE_LOCATIONS",uri:"https://business.facebook.com/business_locations/?nav_source=flyout_menu"}],sectionType:"manage_business"},{displayedName:"Protect rights",items:[{displayedDescription:"Protect your intellectual property. (Title case - please use the original text \"Brand Rights Protection\" for English translation.)",displayedName:"Brand Rights Protection",iconSrcGrid:{sprited:1,spriteCssClass:"sx_d18756",spriteMapCssClass:"sp_dvU6ea-aTIC_2x",origPath:"images/assets_DO_NOT_HARDCODE/facebook_icons/flag_outline_24_fds-black.png"},iconSrcGridFilled:{sprited:1,spriteCssClass:"sx_37c233",spriteMapCssClass:"sp_dvU6ea-aTIC_2x",origPath:"images/assets_DO_NOT_HARDCODE/facebook_icons/flag_filled_24_fds-black.png"},iconSrcGridActive:{sprited:1,spriteCssClass:"sx_ef1c3f",spriteMapCssClass:"sp_dvU6ea-aTIC_2x",origPath:"images/assets_DO_NOT_HARDCODE/facebook_icons/flag_filled_24_fds-blue-60.png"},iconSrcList:{sprited:1,spriteCssClass:"sx_0c4eba",spriteMapCssClass:"sp_dvU6ea-aTIC_2x",origPath:"images/assets_DO_NOT_HARDCODE/facebook_icons/flag_outline_16_fds-black.png"},iconSrcListFilled:{sprited:1,spriteCssClass:"sx_6db131",spriteMapCssClass:"sp_dvU6ea-aTIC_2x",origPath:"images/assets_DO_NOT_HARDCODE/facebook_icons/flag_filled_16_fds-black.png"},iconSrcListActive:{sprited:1,spriteCssClass:"sx_62fef1",spriteMapCssClass:"sp_dvU6ea-aTIC_2x",origPath:"images/assets_DO_NOT_HARDCODE/facebook_icons/flag_filled_16_fds-white.png"},iconSrcListLight:{sprited:1,spriteCssClass:"sx_e671ae",spriteMapCssClass:"sp_dvU6ea-aTIC_2x",origPath:"images/assets_DO_NOT_HARDCODE/facebook_icons/flag_filled_20_fds-white.png"},isPinned:false,isDisabled:false,navTool:"BRAND_RIGHTS_PROTECTION",uri:"https://business.facebook.com/brand-rights-protection/?nav_source=flyout_menu"}],sectionType:"protect_rights"},{displayedName:"Advertise",items:[{displayedDescription:"Manage settings for your ad accounts, including payment methods and notifications.",displayedName:"Ad account settings",iconSrcGrid:{sprited:1,spriteCssClass:"sx_97e0d9",spriteMapCssClass:"sp_n5tkV_VtTvP_2x",origPath:"images/assets_DO_NOT_HARDCODE/facebook_icons/ad-accounts_outline_24_fds-black.png"},iconSrcGridFilled:{sprited:1,spriteCssClass:"sx_6ff6b6",spriteMapCssClass:"sp_8-3xqvyRCKL_2x",origPath:"images/assets_DO_NOT_HARDCODE/facebook_icons/ad-accounts_filled_24_fds-black.png"},iconSrcGridActive:{sprited:1,spriteCssClass:"sx_d73a84",spriteMapCssClass:"sp_n5tkV_VtTvP_2x",origPath:"images/assets_DO_NOT_HARDCODE/facebook_icons/ad-accounts_filled_24_fds-blue-60.png"},iconSrcList:{sprited:1,spriteCssClass:"sx_220f92",spriteMapCssClass:"sp_8-3xqvyRCKL_2x",origPath:"images/assets_DO_NOT_HARDCODE/facebook_icons/ad-accounts_outline_16_fds-black.png"},iconSrcListFilled:{sprited:1,spriteCssClass:"sx_8e5262",spriteMapCssClass:"sp_8-3xqvyRCKL_2x",origPath:"images/assets_DO_NOT_HARDCODE/facebook_icons/ad-accounts_filled_16_fds-black.png"},iconSrcListActive:{sprited:1,spriteCssClass:"sx_79526a",spriteMapCssClass:"sp_8-3xqvyRCKL_2x",origPath:"images/assets_DO_NOT_HARDCODE/facebook_icons/ad-accounts_filled_16_fds-white.png"},iconSrcListLight:{sprited:1,spriteCssClass:"sx_34412c",spriteMapCssClass:"sp_8-3xqvyRCKL_2x",origPath:"images/assets_DO_NOT_HARDCODE/facebook_icons/ad-accounts_filled_20_fds-white.png"},isPinned:false,isDisabled:false,navTool:"AD_ACCOUNT_SETTINGS",uri:"https://www.facebook.com/ads/manager/account_settings/?act=1044541273147139&amp;nav_entry_point=bm_global_nav_shortcut&amp;nav_source=flyout_menu"},{displayedDescription:"Ad limits.",displayedName:"Ad limits per Page",iconSrcGrid:{sprited:1,spriteCssClass:"sx_e2c5fc",spriteMapCssClass:"sp_8-3xqvyRCKL_2x",origPath:"images/assets_DO_NOT_HARDCODE/facebook_icons/ad_outline_24_fds-black.png"},iconSrcGridFilled:{sprited:1,spriteCssClass:"sx_c10b03",spriteMapCssClass:"sp_8-3xqvyRCKL_2x",origPath:"images/assets_DO_NOT_HARDCODE/facebook_icons/ad_filled_24_fds-black.png"},iconSrcGridActive:{sprited:1,spriteCssClass:"sx_1896fd",spriteMapCssClass:"sp_8-3xqvyRCKL_2x",origPath:"images/assets_DO_NOT_HARDCODE/facebook_icons/ad_filled_24_fds-blue-60.png"},iconSrcList:{sprited:1,spriteCssClass:"sx_12d1bf",spriteMapCssClass:"sp_8-3xqvyRCKL_2x",origPath:"images/assets_DO_NOT_HARDCODE/facebook_icons/ad_outline_16_fds-black.png"},iconSrcListFilled:{sprited:1,spriteCssClass:"sx_c66125",spriteMapCssClass:"sp_8-3xqvyRCKL_2x",origPath:"images/assets_DO_NOT_HARDCODE/facebook_icons/ad_filled_16_fds-black.png"},iconSrcListActive:{sprited:1,spriteCssClass:"sx_1fb826",spriteMapCssClass:"sp_8-3xqvyRCKL_2x",origPath:"images/assets_DO_NOT_HARDCODE/facebook_icons/ad_filled_16_fds-white.png"},iconSrcListLight:{sprited:1,spriteCssClass:"sx_e7626a",spriteMapCssClass:"sp_8-3xqvyRCKL_2x",origPath:"images/assets_DO_NOT_HARDCODE/facebook_icons/ad_filled_20_fds-white.png"},isPinned:false,isDisabled:false,navTool:"AD_LIMITS",uri:"https://www.facebook.com/ads/ad_limits/?act=1044541273147139&amp;nav_source=flyout_menu"},{displayedDescription:"Create, manage and track the performance of your ads.",displayedName:"Ads Manager",iconSrcGrid:{sprited:1,spriteCssClass:"sx_54588a",spriteMapCssClass:"sp_8-3xqvyRCKL_2x",origPath:"images/assets_DO_NOT_HARDCODE/business_ads_core_icons/Ads-Manager-Global-Nav_outline_24_fds-black.png"},iconSrcGridFilled:{sprited:1,spriteCssClass:"sx_454fe8",spriteMapCssClass:"sp_8-3xqvyRCKL_2x",origPath:"images/assets_DO_NOT_HARDCODE/business_ads_core_icons/Ads-Manager-Global-Nav_filled_24_fds-black.png"},iconSrcGridActive:{sprited:1,spriteCssClass:"sx_c35c51",spriteMapCssClass:"sp_8-3xqvyRCKL_2x",origPath:"images/assets_DO_NOT_HARDCODE/business_ads_core_icons/Ads-Manager-Global-Nav_filled_24_fds-blue-60.png"},iconSrcList:{sprited:1,spriteCssClass:"sx_15be7b",spriteMapCssClass:"sp_8-3xqvyRCKL_2x",origPath:"images/assets_DO_NOT_HARDCODE/business_ads_core_icons/Ads-Manager-Global-Nav_outline_16_fds-black.png"},iconSrcListFilled:{sprited:1,spriteCssClass:"sx_7164ee",spriteMapCssClass:"sp_8-3xqvyRCKL_2x",origPath:"images/assets_DO_NOT_HARDCODE/business_ads_core_icons/Ads-Manager-Global-Nav_filled_16_fds-black.png"},iconSrcListActive:{sprited:1,spriteCssClass:"sx_93103f",spriteMapCssClass:"sp_8-3xqvyRCKL_2x",origPath:"images/assets_DO_NOT_HARDCODE/business_ads_core_icons/Ads-Manager-Global-Nav_filled_16_fds-white.png"},iconSrcListLight:{sprited:1,spriteCssClass:"sx_71fc09",spriteMapCssClass:"sp_8-3xqvyRCKL_2x",origPath:"images/assets_DO_NOT_HARDCODE/business_ads_core_icons/Ads-Manager-Global-Nav_filled_20_fds-white.png"},isPinned:false,isDisabled:false,navTool:"ADS_MANAGER",uri:"https://www.facebook.com/adsmanager/?act=1044541273147139&amp;tool=MANAGE_ADS&amp;nav_entry_point=bm_global_nav_shortcut&amp;nav_source=flyout_menu"},{displayedDescription:"Create Custom Audiences, lookalike audiences or saved audiences for your ad campaigns.",displayedName:"Audiences",iconSrcGrid:{sprited:1,spriteCssClass:"sx_991f44",spriteMapCssClass:"sp_8-3xqvyRCKL_2x",origPath:"images/assets_DO_NOT_HARDCODE/facebook_icons/group_outline_24_fds-black.png"},iconSrcGridFilled:{sprited:1,spriteCssClass:"sx_0b9bfe",spriteMapCssClass:"sp_8-3xqvyRCKL_2x",origPath:"images/assets_DO_NOT_HARDCODE/facebook_icons/group_filled_24_fds-black.png"},iconSrcGridActive:{sprited:1,spriteCssClass:"sx_ae6f42",spriteMapCssClass:"sp_8-3xqvyRCKL_2x",origPath:"images/assets_DO_NOT_HARDCODE/facebook_icons/group_filled_24_fds-blue-60.png"},iconSrcList:{sprited:1,spriteCssClass:"sx_0af14b",spriteMapCssClass:"sp_8-3xqvyRCKL_2x",origPath:"images/assets_DO_NOT_HARDCODE/facebook_icons/group_outline_16_fds-black.png"},iconSrcListFilled:{sprited:1,spriteCssClass:"sx_8ec9dc",spriteMapCssClass:"sp_8-3xqvyRCKL_2x",origPath:"images/assets_DO_NOT_HARDCODE/facebook_icons/group_filled_16_fds-black.png"},iconSrcListActive:{sprited:1,spriteCssClass:"sx_eba4cf",spriteMapCssClass:"sp_8-3xqvyRCKL_2x",origPath:"images/assets_DO_NOT_HARDCODE/facebook_icons/group_filled_16_fds-white.png"},iconSrcListLight:{sprited:1,spriteCssClass:"sx_80f960",spriteMapCssClass:"sp_8-3xqvyRCKL_2x",origPath:"images/assets_DO_NOT_HARDCODE/facebook_icons/group_filled_20_fds-white.png"},isPinned:false,isDisabled:false,navTool:"AUDIENCES",uri:"https://www.facebook.com/adsmanager/?act=1044541273147139&amp;tool=AUDIENCES&amp;nav_entry_point=bm_global_nav_shortcut&amp;nav_source=flyout_menu"},{displayedDescription:"Set up automated rules to manage your ads.",displayedName:"Automated rules",iconSrcGrid:{sprited:1,spriteCssClass:"sx_8b2ac2",spriteMapCssClass:"sp_8-3xqvyRCKL_2x",origPath:"images/assets_DO_NOT_HARDCODE/business_ads_core_icons/Automated-Rules-Global-Nav_outline_24_fds-black.png"},iconSrcGridFilled:{sprited:1,spriteCssClass:"sx_bb48aa",spriteMapCssClass:"sp_8-3xqvyRCKL_2x",origPath:"images/assets_DO_NOT_HARDCODE/business_ads_core_icons/Automated-Rules-Global-Nav_filled_24_fds-black.png"},iconSrcGridActive:{sprited:1,spriteCssClass:"sx_532815",spriteMapCssClass:"sp_8-3xqvyRCKL_2x",origPath:"images/assets_DO_NOT_HARDCODE/business_ads_core_icons/Automated-Rules-Global-Nav_filled_24_fds-blue-60.png"},iconSrcList:{sprited:1,spriteCssClass:"sx_b85690",spriteMapCssClass:"sp_8-3xqvyRCKL_2x",origPath:"images/assets_DO_NOT_HARDCODE/business_ads_core_icons/Automated-Rules-Global-Nav_outline_16_fds-black.png"},iconSrcListFilled:{sprited:1,spriteCssClass:"sx_e654ea",spriteMapCssClass:"sp_8-3xqvyRCKL_2x",origPath:"images/assets_DO_NOT_HARDCODE/business_ads_core_icons/Automated-Rules-Global-Nav_filled_16_fds-black.png"},iconSrcListActive:{sprited:1,spriteCssClass:"sx_5b7790",spriteMapCssClass:"sp_8-3xqvyRCKL_2x",origPath:"images/assets_DO_NOT_HARDCODE/business_ads_core_icons/Automated-Rules-Global-Nav_filled_16_fds-white.png"},iconSrcListLight:{sprited:1,spriteCssClass:"sx_d60ca1",spriteMapCssClass:"sp_8-3xqvyRCKL_2x",origPath:"images/assets_DO_NOT_HARDCODE/business_ads_core_icons/Automated-Rules-Global-Nav_filled_20_fds-white.png"},isPinned:false,isDisabled:false,navTool:"AUTOMATED_RULES",uri:"https://www.facebook.com/ads/manager/rules/?act=1044541273147139&amp;nav_entry_point=bm_global_nav_shortcut&amp;nav_source=flyout_menu"},{displayedDescription:"Mock up, preview, share, and collaborate on your ad creative.",displayedName:"Creative Hub",iconSrcGrid:{sprited:1,spriteCssClass:"sx_b7ddbc",spriteMapCssClass:"sp_8-3xqvyRCKL_2x",origPath:"images/assets_DO_NOT_HARDCODE/facebook_icons/palette_outline_24_fds-black.png"},iconSrcGridFilled:{sprited:1,spriteCssClass:"sx_e35ee5",spriteMapCssClass:"sp_8-3xqvyRCKL_2x",origPath:"images/assets_DO_NOT_HARDCODE/facebook_icons/palette_filled_24_fds-black.png"},iconSrcGridActive:{sprited:1,spriteCssClass:"sx_dfdd10",spriteMapCssClass:"sp_8-3xqvyRCKL_2x",origPath:"images/assets_DO_NOT_HARDCODE/facebook_icons/palette_filled_24_fds-blue-60.png"},iconSrcList:{sprited:1,spriteCssClass:"sx_e9f9bd",spriteMapCssClass:"sp_8-3xqvyRCKL_2x",origPath:"images/assets_DO_NOT_HARDCODE/facebook_icons/palette_outline_16_fds-black.png"},iconSrcListFilled:{sprited:1,spriteCssClass:"sx_bdca27",spriteMapCssClass:"sp_8-3xqvyRCKL_2x",origPath:"images/assets_DO_NOT_HARDCODE/facebook_icons/palette_filled_16_fds-black.png"},iconSrcListActive:{sprited:1,spriteCssClass:"sx_bdb1ec",spriteMapCssClass:"sp_8-3xqvyRCKL_2x",origPath:"images/assets_DO_NOT_HARDCODE/facebook_icons/palette_filled_16_fds-white.png"},iconSrcListLight:{sprited:1,spriteCssClass:"sx_443092",spriteMapCssClass:"sp_8-3xqvyRCKL_2x",origPath:"images/assets_DO_NOT_HARDCODE/facebook_icons/palette_filled_20_fds-white.png"},isPinned:false,isDisabled:false,navTool:"CREATIVE_HUB",uri:"https://www.facebook.com/ads/adbuilder/?act=1044541273147139&amp;nav_source=flyout_menu"}],sectionType:"advertise"},{displayedName:"Analyze and report",items:[{displayedDescription:"Create flexible reports to analyze and optimize ad performance.",displayedName:"Ads Reporting",iconSrcGrid:{sprited:1,spriteCssClass:"sx_2644a1",spriteMapCssClass:"sp_8-3xqvyRCKL_2x",origPath:"images/assets_DO_NOT_HARDCODE/facebook_icons/note-stack_outline_24_fds-black.png"},iconSrcGridFilled:{sprited:1,spriteCssClass:"sx_368beb",spriteMapCssClass:"sp_8-3xqvyRCKL_2x",origPath:"images/assets_DO_NOT_HARDCODE/facebook_icons/note-stack_filled_24_fds-black.png"},iconSrcGridActive:{sprited:1,spriteCssClass:"sx_0cd2d4",spriteMapCssClass:"sp_8-3xqvyRCKL_2x",origPath:"images/assets_DO_NOT_HARDCODE/facebook_icons/note-stack_filled_24_fds-blue-60.png"},iconSrcList:{sprited:1,spriteCssClass:"sx_185e69",spriteMapCssClass:"sp_8-3xqvyRCKL_2x",origPath:"images/assets_DO_NOT_HARDCODE/facebook_icons/note-stack_outline_16_fds-black.png"},iconSrcListFilled:{sprited:1,spriteCssClass:"sx_b2fb5d",spriteMapCssClass:"sp_8-3xqvyRCKL_2x",origPath:"images/assets_DO_NOT_HARDCODE/facebook_icons/note-stack_filled_16_fds-black.png"},iconSrcListActive:{sprited:1,spriteCssClass:"sx_d581e6",spriteMapCssClass:"sp_8-3xqvyRCKL_2x",origPath:"images/assets_DO_NOT_HARDCODE/facebook_icons/note-stack_filled_16_fds-white.png"},iconSrcListLight:{sprited:1,spriteCssClass:"sx_a76d62",spriteMapCssClass:"sp_8-3xqvyRCKL_2x",origPath:"images/assets_DO_NOT_HARDCODE/facebook_icons/note-stack_filled_20_fds-white.png"},isPinned:false,isDisabled:false,navTool:"ADS_REPORTING",uri:"/adsmanager/reporting?nav_entry_point=lep_231&amp;act=1044541273147139&amp;nav_source=flyout_menu"},{displayedDescription:"Explore what makes your audience unique so you can create effective advertising.",displayedName:"Audience Insights",iconSrcGrid:{sprited:1,spriteCssClass:"sx_b0dbcf",spriteMapCssClass:"sp_8-3xqvyRCKL_2x",origPath:"images/assets_DO_NOT_HARDCODE/facebook_icons/friend-find_outline_24_fds-black.png"},iconSrcGridFilled:{sprited:1,spriteCssClass:"sx_870041",spriteMapCssClass:"sp_8-3xqvyRCKL_2x",origPath:"images/assets_DO_NOT_HARDCODE/facebook_icons/friend-find_filled_24_fds-black.png"},iconSrcGridActive:{sprited:1,spriteCssClass:"sx_668eb4",spriteMapCssClass:"sp_8-3xqvyRCKL_2x",origPath:"images/assets_DO_NOT_HARDCODE/facebook_icons/friend-find_filled_24_fds-blue-60.png"},iconSrcList:{sprited:1,spriteCssClass:"sx_9cfba9",spriteMapCssClass:"sp_8-3xqvyRCKL_2x",origPath:"images/assets_DO_NOT_HARDCODE/facebook_icons/friend-find_outline_16_fds-black.png"},iconSrcListFilled:{sprited:1,spriteCssClass:"sx_b6995f",spriteMapCssClass:"sp_8-3xqvyRCKL_2x",origPath:"images/assets_DO_NOT_HARDCODE/facebook_icons/friend-find_filled_16_fds-black.png"},iconSrcListActive:{sprited:1,spriteCssClass:"sx_ce11ab",spriteMapCssClass:"sp_8-3xqvyRCKL_2x",origPath:"images/assets_DO_NOT_HARDCODE/facebook_icons/friend-find_filled_16_fds-white.png"},iconSrcListLight:{sprited:1,spriteCssClass:"sx_6ecb58",spriteMapCssClass:"sp_8-3xqvyRCKL_2x",origPath:"images/assets_DO_NOT_HARDCODE/facebook_icons/friend-find_filled_20_fds-white.png"},isPinned:false,isDisabled:false,navTool:"AUDIENCE_INSIGHTS",uri:"https://www.facebook.com/ads/audience-insights/?act=1044541273147139&amp;nav_source=flyout_menu"},{displayedDescription:"Understand the performance of your ad creatives.",displayedName:"Creative Reporting",iconSrcGrid:{sprited:1,spriteCssClass:"sx_01b609",spriteMapCssClass:"sp_8-3xqvyRCKL_2x",origPath:"images/assets_DO_NOT_HARDCODE/facebook_icons/photo-square_outline_24_fds-black.png"},iconSrcGridFilled:{sprited:1,spriteCssClass:"sx_9db92f",spriteMapCssClass:"sp_8-3xqvyRCKL_2x",origPath:"images/assets_DO_NOT_HARDCODE/facebook_icons/photo-square_filled_24_fds-black.png"},iconSrcGridActive:{sprited:1,spriteCssClass:"sx_787b70",spriteMapCssClass:"sp_8-3xqvyRCKL_2x",origPath:"images/assets_DO_NOT_HARDCODE/facebook_icons/photo-square_filled_24_fds-blue-60.png"},iconSrcList:{sprited:1,spriteCssClass:"sx_7099bc",spriteMapCssClass:"sp_8-3xqvyRCKL_2x",origPath:"images/assets_DO_NOT_HARDCODE/facebook_icons/photo-square_outline_16_fds-black.png"},iconSrcListFilled:{sprited:1,spriteCssClass:"sx_b74679",spriteMapCssClass:"sp_8-3xqvyRCKL_2x",origPath:"images/assets_DO_NOT_HARDCODE/facebook_icons/photo-square_filled_16_fds-black.png"},iconSrcListActive:{sprited:1,spriteCssClass:"sx_570ae8",spriteMapCssClass:"sp_8-3xqvyRCKL_2x",origPath:"images/assets_DO_NOT_HARDCODE/facebook_icons/photo-square_filled_16_fds-white.png"},iconSrcListLight:{sprited:1,spriteCssClass:"sx_2b5f12",spriteMapCssClass:"sp_8-3xqvyRCKL_2x",origPath:"images/assets_DO_NOT_HARDCODE/facebook_icons/photo-square_filled_20_fds-white.png"},isPinned:false,isDisabled:false,navTool:"CREATIVE_REPORTING",uri:"/adsmanager/reporting/view?nav_entry_point=lep_231&amp;act=1044541273147139&amp;event_source=flyout_menu&amp;breakdowns=creative_fingerprint&amp;metrics=cpm%2Cimpressions%2Cctr%2Cresult_rate%2Cresults%2Cattribution_setting%2Ccost_per_result&amp;nav_source=flyout_menu"},{displayedDescription:"Create tests to learn what works best for your advertising.",displayedName:"Experiments",iconSrcGrid:{sprited:1,spriteCssClass:"sx_566e06",spriteMapCssClass:"sp_8-3xqvyRCKL_2x",origPath:"images/assets_DO_NOT_HARDCODE/facebook_icons/beaker_outline_24_fds-black.png"},iconSrcGridFilled:{sprited:1,spriteCssClass:"sx_8c179e",spriteMapCssClass:"sp_8-3xqvyRCKL_2x",origPath:"images/assets_DO_NOT_HARDCODE/facebook_icons/beaker_filled_24_fds-black.png"},iconSrcGridActive:{sprited:1,spriteCssClass:"sx_826f4f",spriteMapCssClass:"sp_8-3xqvyRCKL_2x",origPath:"images/assets_DO_NOT_HARDCODE/facebook_icons/beaker_filled_24_fds-blue-60.png"},iconSrcList:{sprited:1,spriteCssClass:"sx_84583c",spriteMapCssClass:"sp_8-3xqvyRCKL_2x",origPath:"images/assets_DO_NOT_HARDCODE/facebook_icons/beaker_outline_16_fds-black.png"},iconSrcListFilled:{sprited:1,spriteCssClass:"sx_a36663",spriteMapCssClass:"sp_8-3xqvyRCKL_2x",origPath:"images/assets_DO_NOT_HARDCODE/facebook_icons/beaker_filled_16_fds-black.png"},iconSrcListActive:{sprited:1,spriteCssClass:"sx_78aaf8",spriteMapCssClass:"sp_8-3xqvyRCKL_2x",origPath:"images/assets_DO_NOT_HARDCODE/facebook_icons/beaker_filled_16_fds-white.png"},iconSrcListLight:{sprited:1,spriteCssClass:"sx_5e9c5c",spriteMapCssClass:"sp_8-3xqvyRCKL_2x",origPath:"images/assets_DO_NOT_HARDCODE/facebook_icons/beaker_filled_20_fds-white.png"},isPinned:false,isDisabled:false,navTool:"TEST_AND_LEARN",uri:"https://www.facebook.com/test-and-learn/?act=1044541273147139&amp;ref=flyout_menu&amp;nav_source=flyout_menu"},{displayedDescription:"Understand performance of your paid and organic marketing.",displayedName:"Insights",iconSrcGrid:{sprited:1,spriteCssClass:"sx_955ce6",spriteMapCssClass:"sp_8-3xqvyRCKL_2x",origPath:"images/assets_DO_NOT_HARDCODE/facebook_icons/bar-chart_outline_24_fds-black.png"},iconSrcGridFilled:{sprited:1,spriteCssClass:"sx_838cbd",spriteMapCssClass:"sp_8-3xqvyRCKL_2x",origPath:"images/assets_DO_NOT_HARDCODE/facebook_icons/bar-chart_filled_24_fds-black.png"},iconSrcGridActive:{sprited:1,spriteCssClass:"sx_2de777",spriteMapCssClass:"sp_8-3xqvyRCKL_2x",origPath:"images/assets_DO_NOT_HARDCODE/facebook_icons/bar-chart_filled_24_fds-blue-60.png"},iconSrcList:{sprited:1,spriteCssClass:"sx_ebfd8f",spriteMapCssClass:"sp_8-3xqvyRCKL_2x",origPath:"images/assets_DO_NOT_HARDCODE/facebook_icons/bar-chart_outline_16_fds-black.png"},iconSrcListFilled:{sprited:1,spriteCssClass:"sx_18ae1c",spriteMapCssClass:"sp_8-3xqvyRCKL_2x",origPath:"images/assets_DO_NOT_HARDCODE/facebook_icons/bar-chart_filled_16_fds-black.png"},iconSrcListActive:{sprited:1,spriteCssClass:"sx_a017c9",spriteMapCssClass:"sp_8-3xqvyRCKL_2x",origPath:"images/assets_DO_NOT_HARDCODE/facebook_icons/bar-chart_filled_16_fds-white.png"},iconSrcListLight:{sprited:1,spriteCssClass:"sx_81324b",spriteMapCssClass:"sp_8-3xqvyRCKL_2x",origPath:"images/assets_DO_NOT_HARDCODE/facebook_icons/bar-chart_filled_20_fds-white.png"},isPinned:false,isDisabled:false,navTool:"INSIGHTS",uri:"https://business.facebook.com/insights/?nav_source=flyout_menu"},{displayedDescription:"Discover and manage your branded content.",displayedName:"Meta Brand Collabs Manager",iconSrcGrid:{sprited:1,spriteCssClass:"sx_e0ca46",spriteMapCssClass:"sp_8-3xqvyRCKL_2x",origPath:"images/assets_DO_NOT_HARDCODE/facebook_icons/sponsored_outline_24_fds-black.png"},iconSrcGridFilled:{sprited:1,spriteCssClass:"sx_5a2fcb",spriteMapCssClass:"sp_8-3xqvyRCKL_2x",origPath:"images/assets_DO_NOT_HARDCODE/facebook_icons/sponsored_filled_24_fds-black.png"},iconSrcGridActive:{sprited:1,spriteCssClass:"sx_6c68ab",spriteMapCssClass:"sp_8-3xqvyRCKL_2x",origPath:"images/assets_DO_NOT_HARDCODE/facebook_icons/sponsored_filled_24_fds-blue-60.png"},iconSrcList:{sprited:1,spriteCssClass:"sx_d04ea0",spriteMapCssClass:"sp_8-3xqvyRCKL_2x",origPath:"images/assets_DO_NOT_HARDCODE/facebook_icons/sponsored_outline_16_fds-black.png"},iconSrcListFilled:{sprited:1,spriteCssClass:"sx_72c78c",spriteMapCssClass:"sp_8-3xqvyRCKL_2x",origPath:"images/assets_DO_NOT_HARDCODE/facebook_icons/sponsored_filled_16_fds-black.png"},iconSrcListActive:{sprited:1,spriteCssClass:"sx_a9a38d",spriteMapCssClass:"sp_8-3xqvyRCKL_2x",origPath:"images/assets_DO_NOT_HARDCODE/facebook_icons/sponsored_filled_16_fds-white.png"},iconSrcListLight:{sprited:1,spriteCssClass:"sx_c813f7",spriteMapCssClass:"sp_8-3xqvyRCKL_2x",origPath:"images/assets_DO_NOT_HARDCODE/facebook_icons/sponsored_filled_20_fds-white.png"},isPinned:false,isDisabled:false,navTool:"BRANDED_CONTENT",uri:"https://business.facebook.com/collabsmanager/brand/?entry_source=business_menu&amp;nav_source=flyout_menu"},{displayedDescription:"Analyze trends related to Facebook impressions and usage of your website or app.",displayedName:"Traffic analysis report",iconSrcGrid:{sprited:1,spriteCssClass:"sx_c89850",spriteMapCssClass:"sp_8-3xqvyRCKL_2x",origPath:"images/assets_DO_NOT_HARDCODE/facebook_icons/line-chart_outline_24_fds-black.png"},iconSrcGridFilled:{sprited:1,spriteCssClass:"sx_3309e6",spriteMapCssClass:"sp_8-3xqvyRCKL_2x",origPath:"images/assets_DO_NOT_HARDCODE/facebook_icons/line-chart_filled_24_fds-black.png"},iconSrcGridActive:{sprited:1,spriteCssClass:"sx_fc5e3b",spriteMapCssClass:"sp_8-3xqvyRCKL_2x",origPath:"images/assets_DO_NOT_HARDCODE/facebook_icons/line-chart_filled_24_fds-blue-60.png"},iconSrcList:{sprited:1,spriteCssClass:"sx_225544",spriteMapCssClass:"sp_8-3xqvyRCKL_2x",origPath:"images/assets_DO_NOT_HARDCODE/facebook_icons/line-chart_outline_16_fds-black.png"},iconSrcListFilled:{sprited:1,spriteCssClass:"sx_33718b",spriteMapCssClass:"sp_n5tkV_VtTvP_2x",origPath:"images/assets_DO_NOT_HARDCODE/facebook_icons/line-chart_filled_16_fds-black.png"},iconSrcListActive:{sprited:1,spriteCssClass:"sx_327c9a",spriteMapCssClass:"sp_8-3xqvyRCKL_2x",origPath:"images/assets_DO_NOT_HARDCODE/facebook_icons/line-chart_filled_16_fds-white.png"},iconSrcListLight:{sprited:1,spriteCssClass:"sx_0c70f0",spriteMapCssClass:"sp_8-3xqvyRCKL_2x",origPath:"images/assets_DO_NOT_HARDCODE/facebook_icons/line-chart_filled_20_fds-white.png"},isPinned:false,isDisabled:false,navTool:"TRAFFIC_ANALYSIS",uri:"https://business.facebook.com/traffic-analysis/?nav_source=flyout_menu"}],sectionType:"analyze_and_report"},{displayedName:"Engage customers",items:[{displayedDescription:"Create different kinds of posts to engage with an audience or promote your Page.",displayedName:"Page posts",iconSrcGrid:{sprited:1,spriteCssClass:"sx_a973b1",spriteMapCssClass:"sp_8-3xqvyRCKL_2x",origPath:"images/assets_DO_NOT_HARDCODE/facebook_icons/app-pages-feed_outline_24_fds-black.png"},iconSrcGridFilled:{sprited:1,spriteCssClass:"sx_9d5ac9",spriteMapCssClass:"sp_8-3xqvyRCKL_2x",origPath:"images/assets_DO_NOT_HARDCODE/facebook_icons/app-pages-feed_filled_24_fds-black.png"},iconSrcGridActive:{sprited:1,spriteCssClass:"sx_deb976",spriteMapCssClass:"sp_8-3xqvyRCKL_2x",origPath:"images/assets_DO_NOT_HARDCODE/facebook_icons/app-pages-feed_filled_24_fds-blue-60.png"},iconSrcList:{sprited:1,spriteCssClass:"sx_b04e42",spriteMapCssClass:"sp_8-3xqvyRCKL_2x",origPath:"images/assets_DO_NOT_HARDCODE/facebook_icons/app-pages-feed_outline_16_fds-black.png"},iconSrcListFilled:{sprited:1,spriteCssClass:"sx_cc61ad",spriteMapCssClass:"sp_8-3xqvyRCKL_2x",origPath:"images/assets_DO_NOT_HARDCODE/facebook_icons/app-pages-feed_filled_16_fds-black.png"},iconSrcListActive:{sprited:1,spriteCssClass:"sx_477567",spriteMapCssClass:"sp_8-3xqvyRCKL_2x",origPath:"images/assets_DO_NOT_HARDCODE/facebook_icons/app-pages-feed_filled_16_fds-white.png"},iconSrcListLight:{sprited:1,spriteCssClass:"sx_66cf6e",spriteMapCssClass:"sp_8-3xqvyRCKL_2x",origPath:"images/assets_DO_NOT_HARDCODE/facebook_icons/app-pages-feed_filled_20_fds-white.png"},isPinned:false,isDisabled:false,navTool:"PAGE_POSTS",uri:"https://business.facebook.com/content_management/?nav_source=flyout_menu"}],sectionType:"engage_customers"},{displayedName:"Sell products and services",items:[{displayedDescription:"Manage your ecommerce sales on Facebook and Instagram, including orders, insights, and payouts.",displayedName:"Commerce Manager",iconSrcGrid:{sprited:1,spriteCssClass:"sx_c87f31",spriteMapCssClass:"sp_8-3xqvyRCKL_2x",origPath:"images/assets_DO_NOT_HARDCODE/facebook_icons/shopping-cart_outline_24_fds-black.png"},iconSrcGridFilled:{sprited:1,spriteCssClass:"sx_e350a1",spriteMapCssClass:"sp_8-3xqvyRCKL_2x",origPath:"images/assets_DO_NOT_HARDCODE/facebook_icons/shopping-cart_filled_24_fds-black.png"},iconSrcGridActive:{sprited:1,spriteCssClass:"sx_ed1f19",spriteMapCssClass:"sp_8-3xqvyRCKL_2x",origPath:"images/assets_DO_NOT_HARDCODE/facebook_icons/shopping-cart_filled_24_fds-blue-60.png"},iconSrcList:{sprited:1,spriteCssClass:"sx_aa1b60",spriteMapCssClass:"sp_8-3xqvyRCKL_2x",origPath:"images/assets_DO_NOT_HARDCODE/facebook_icons/shopping-cart_outline_16_fds-black.png"},iconSrcListFilled:{sprited:1,spriteCssClass:"sx_cc2aa8",spriteMapCssClass:"sp_n5tkV_VtTvP_2x",origPath:"images/assets_DO_NOT_HARDCODE/facebook_icons/shopping-cart_filled_16_fds-black.png"},iconSrcListActive:{sprited:1,spriteCssClass:"sx_2e0fac",spriteMapCssClass:"sp_8-3xqvyRCKL_2x",origPath:"images/assets_DO_NOT_HARDCODE/facebook_icons/shopping-cart_filled_16_fds-white.png"},iconSrcListLight:{sprited:1,spriteCssClass:"sx_2ab0bd",spriteMapCssClass:"sp_8-3xqvyRCKL_2x",origPath:"images/assets_DO_NOT_HARDCODE/facebook_icons/shopping-cart_filled_20_fds-white.png"},isPinned:false,isDisabled:false,navTool:"COMMERCE_MANAGER",uri:"https://www.facebook.com/commerce/?nav_source=flyout_menu"}],sectionType:"sell_products_services"}]},linkBehaviorQE:false,logLinkBehaviorQE:null,shouldHideComponentsByUnsupportedFirstPartyTools:false,businessID:null},dummyElem:{__m:"__elem_fc9f538f_0_4_QO"},acrossTransitions:false,clobberSiblings:false,preloader:null,bigPipeContext:{__bigPipeContext:1},nonBlockingPreloaders:null}]],["MqttLongPollingRunner"],["HelpButtonNuxes.react"],["BizSiteHelpGeoButton.react"],["BizSiteHelpGeoSidebarButton.react"],["ContextualConfig"],["BladeRunnerClient"],["SkywalkerUtils"],["FleetBeaconSubscriptionLauncher"],["BusinessUnifiedNavigationFlyoutLayerContainer.react"],["AdsPrivateGlobalNavigationFlyout.react"],["AdsIntelligentBlueTipContainerVisible.react"],["DGWRequestStreamClient"],["RequireDeferredReference","unblock",[],[["FbtLogging","IntlQtEventFalcoEvent","QuickPerformanceLogger","BanzaiScuba_DEPRECATED","MqttLongPollingRunner","CometSuspenseFalcoEvent","HelpButtonNuxes.react","BizSiteHelpGeoButton.react","BizSiteHelpGeoSidebarButton.react","VisualCompletionGating","ContextualConfig","BladeRunnerClient","SkywalkerUtils","FleetBeaconSubscriptionLauncher","BusinessUnifiedNavigationFlyoutLayerContainer.react","AdsPrivateGlobalNavigationFlyout.react","AdsIntelligentBlueTipContainerVisible.react","PageTransitions","DGWRequestStreamClient","Animation"],"sd"]],["RequireDeferredReference","unblock",[],[["FbtLogging","IntlQtEventFalcoEvent","QuickPerformanceLogger","BanzaiScuba_DEPRECATED","MqttLongPollingRunner","CometSuspenseFalcoEvent","HelpButtonNuxes.react","BizSiteHelpGeoButton.react","BizSiteHelpGeoSidebarButton.react","VisualCompletionGating","ContextualConfig","BladeRunnerClient","SkywalkerUtils","FleetBeaconSubscriptionLauncher","BusinessUnifiedNavigationFlyoutLayerContainer.react","AdsPrivateGlobalNavigationFlyout.react","AdsIntelligentBlueTipContainerVisible.react","PageTransitions","DGWRequestStreamClient","Animation"],"css"]]]},hsrp:{hsdp:{clpData:{"1744057":{r:500,s:1},"1744058":{r:5000,s:1},"1744059":{r:10000,s:1},"1744060":{r:1000,s:1},"1801":{r:1,s:1},"1802":{r:1,s:1},"1744251":{r:100,s:1},"1835463":{r:1,s:1},"819":{r:1,s:1},"1857112":{r:1},"1742895":{r:1},"1886202":{r:1,s:1},"1755537":{r:1}},gkxData:{"762":{result:false,hash:"AT7XePNdehhQhxt4gOI"},"2795":{result:false,hash:"AT5ilL0A5sDVhuaBq4A"},"3400":{result:true,hash:"AT5LV5sAIJng7-zcxXM"},"4984":{result:true,hash:"AT71gKcp5TYQzjDdHEY"},"5156":{result:false,hash:"AT5GfXPwqB3i2XNz-Jg"},"678576":{result:false,hash:"AT63NeA0Of-DBXfVvb0"},"778292":{result:false,hash:"AT574OhXHwX0kRP2iUo"},"832242":{result:false,hash:"AT7QZmREZ7b0HQdOT50"},"945829":{result:true,hash:"AT6KFs8jy_GkmgnUGX4"},"968609":{result:true,hash:"AT7nKteWCVYK6uN6YQY"},"1001007":{result:false,hash:"AT54HpnriRBxXJ_Mqek"},"1066746":{result:false,hash:"AT55_E5b8Sj7u5rULKE"},"1166607":{result:false,hash:"AT7xrOkGBcaF8I5uhr4"},"3611":{result:false,hash:"AT5_ycjujuorFge5LxA"},"837029":{result:false,hash:"AT7tl1O1GC3ZmCqWSUs"},"227":{result:true,hash:"AT5yXnJxXfkiddJSl5Q"},"229":{result:false,hash:"AT6ACjjf9sN9o2h-b-M"},"231":{result:true,hash:"AT5RtBjo7qezdTuhYJk"},"233":{result:true,hash:"AT7HvkjZGXZeuumhWbU"},"235":{result:false,hash:"AT4gizq47dTbAJ5jASQ"},"265":{result:true,hash:"AT5gL3y76QX973hpPUQ"},"1365":{result:false,hash:"AT4nD_Goixr7-KaJ8UM"},"1937":{result:false,hash:"AT4Z51p0HN014AEPB18"},"2030":{result:true,hash:"AT77OC0fYHb5VHYBcpQ"},"2254":{result:true,hash:"AT4NaskuQ6OBD3qCNr4"},"2448":{result:false,hash:"AT7EwlgtPzpIx-1QWBI"},"2458":{result:true,hash:"AT5Dy7G1iL0c6SKnfIs"},"2754":{result:false,hash:"AT5eIomrsK1xLHL_waQ"},"4096":{result:true,hash:"AT7lTOdcZzbiGpSldFo"},"5564":{result:false,hash:"AT6p7zxz4X9cAT6Cphg"},"676906":{result:false,hash:"AT6xUEZMu2Tz9h_cUiw"},"1243442":{result:false,hash:"AT6H-KKvL_2kq8U2Q4Y"},"1344998":{result:false,hash:"AT6AC3E8qul_TQSiCig"},"1382775":{result:false,hash:"AT7D5sd_gmE2NRtmwfc"},"1383502":{result:false,hash:"AT51zMR8DxFUUVJ8RbA"},"1388683":{result:false,hash:"AT63PwzAsKGj12Q6DAE"},"1809663":{result:false,hash:"AT7aaCUO35jSxYX-VJQ"},"307":{result:true,hash:"AT5dPMZBMiNY0f7uzxA"},"2810":{result:false,hash:"AT7dAsBSsZL01JO_T4A"},"4104":{result:false,hash:"AT4DzIra1AJwPgu6Slk"},"5639":{result:true,hash:"AT5SF61ZadJ9Lozlk44"},"6000":{result:true,hash:"AT42UHL-hrJ6kAOtuXU"},"2217":{result:false,hash:"AT5mI4K-H3Y3fyV7pBY"},"3140":{result:true,hash:"AT5-c9fjLEKqfwwA3Is"},"4174":{result:false,hash:"AT6qlPJJQBakHBBPkz4"},"6068":{result:false,hash:"AT6kM13TZJzkxbxXrVI"},"6223":{result:false,hash:"AT6k7WUVyLZPdjtrKG8"},"1661070":{result:false,hash:"AT4MvmLhN7j-K1QpDLE"},"1723588":{result:false,hash:"AT485K2jwU-S2ruRWg4"},"1872325":{result:true,hash:"AT4WDV07rUK5enGiXDM"},"1969466":{result:false,hash:"AT5pb0-O1YUbvm8ndXE"},"677920":{result:false,hash:"AT63U_vwopKQ_bHoGk8"},"676888":{result:false,hash:"AT5cnlbYW75YDqp7d7E"},"676890":{result:false,hash:"AT5vHYzu5sCGqe1qx9c"},"678513":{result:false,hash:"AT4o0NI-6Ju8jUXfwEQ"},"3329":{result:false,hash:"AT5s0V0E-1YdFYPawZc"},"1369861":{result:true,hash:"AT54OggZMnslpl9BOKA"},"1414060":{result:true,hash:"AT7_AztD0gnVK0F08vM"},"1414691":{result:true,hash:"AT76k5pGxiKtyiqEYGo"},"1443173":{result:true,hash:"AT4Sm0qRZlyNbNNqNwg"},"1443174":{result:true,hash:"AT6WlvWOw8xmQp9TA8E"},"1443175":{result:true,hash:"AT4nsCjXvDl38HSsaN8"},"1443176":{result:true,hash:"AT5MNHvVhKdPRQvF2oM"},"1477298":{result:false,hash:"AT7BPI5FYPjB2xZVkaw"},"1865464":{result:true,hash:"AT4g-hlnEcOIJehcG0s"},"574":{result:false,hash:"AT5l2P5ytV2bv8xHuAc"},"871":{result:true,hash:"AT4vyfQGHTBrTQa90v0"},"1626":{result:false,hash:"AT6XwrJGGF9Cvtwsb70"},"1799":{result:false,hash:"AT6Id9SGNjhz9OshW0s"},"2674":{result:false,hash:"AT6LknPzbQEjKsuxjEw"},"2819":{result:false,hash:"AT77OwnXENquugNcLOs"}},ixData:{"560462":{sprited:1,spriteCssClass:"sx_244541",spriteMapCssClass:"sp_8-3xqvyRCKL_2x"},"519027":{sprited:1,spriteCssClass:"sx_762d4c",spriteMapCssClass:"sp_NdF1eAEiF8P_2x"},"584580":{sprited:1,spriteCssClass:"sx_2fbb8d",spriteMapCssClass:"sp_8-3xqvyRCKL_2x"},"697961":{sprited:1,spriteCssClass:"sx_e4b42c",spriteMapCssClass:"sp_8-3xqvyRCKL_2x"},"563877":{sprited:1,spriteCssClass:"sx_5a6aa3",spriteMapCssClass:"sp_n5tkV_VtTvP_2x"},"496951":{sprited:1,spriteCssClass:"sx_54d1b7",spriteMapCssClass:"sp_n5tkV_VtTvP_2x"},"496959":{sprited:1,spriteCssClass:"sx_42fa77",spriteMapCssClass:"sp_n5tkV_VtTvP_2x"},"480943":{sprited:1,spriteCssClass:"sx_de7dde",spriteMapCssClass:"sp_KZnf1NP2YMO_2x"},"486375":{sprited:1,spriteCssClass:"sx_479fc3",spriteMapCssClass:"sp_KZnf1NP2YMO_2x"},"509319":{sprited:1,spriteCssClass:"sx_9b0d16",spriteMapCssClass:"sp_KZnf1NP2YMO_2x"},"528206":{sprited:1,spriteCssClass:"sx_e0e991",spriteMapCssClass:"sp_KZnf1NP2YMO_2x"},"528209":{sprited:1,spriteCssClass:"sx_12865c",spriteMapCssClass:"sp_KZnf1NP2YMO_2x"},"544325":{sprited:1,spriteCssClass:"sx_de7980",spriteMapCssClass:"sp_KZnf1NP2YMO_2x"},"894306":{sprited:1,spriteCssClass:"sx_c5e91e",spriteMapCssClass:"sp_KZnf1NP2YMO_2x"},"894307":{sprited:1,spriteCssClass:"sx_9a3354",spriteMapCssClass:"sp_KZnf1NP2YMO_2x"},"926806":{sprited:1,spriteCssClass:"sx_fd6f1e",spriteMapCssClass:"sp_KZnf1NP2YMO_2x"},"1186365":{sprited:1,spriteCssClass:"sx_5a50c1",spriteMapCssClass:"sp_KZnf1NP2YMO_2x"}},qexData:{"37":{r:null},"129":{r:false,l:"J{\"u\":\"\",\"t\":\"fb\",\"gks\":[],\"qe\":null}"},"130":{r:null},"131":{r:null},"317":{r:false},"656":{r:null},"657":{r:null},"658":{r:null},"659":{r:null},"660":{r:null},"718":{r:true,l:"J{\"u\":\"\",\"t\":\"fb\",\"gks\":[],\"qe\":null}"},"846":{r:false},"633":{r:null}},qplData:{"2680":{r:1},"8212":{r:1},"7226":{r:1}},justknobxData:{"494":{r:true},"317":{r:16}}},hblp:{consistency:{rev:1005633626},rsrcMap:{"4oXfVig":{type:"js",src:"https://static.xx.fbcdn.net/rsrc.php/v3/yC/r/_tzv8dlwaJ4.js?_nc_x=uhDiwmKC_B3",nc:1},Py89bWQ:{type:"js",src:"https://static.xx.fbcdn.net/rsrc.php/v3iMV44/yj/l/en_US/QU7aF9IFWz3.js?_nc_x=uhDiwmKC_B3",nc:1},astnvGS:{type:"css",src:"https://static.xx.fbcdn.net/rsrc.php/v3/y-/l/0,cross/bKGNJrNg5qF.css?_nc_x=uhDiwmKC_B3",nc:1},"18DmiQD":{type:"js",src:"https://static.xx.fbcdn.net/rsrc.php/v3/yh/r/I6SHxy5rk8A.js?_nc_x=uhDiwmKC_B3",nc:1},itTWTAt:{type:"js",src:"https://static.xx.fbcdn.net/rsrc.php/v3/yF/r/RRGeiwBXRhm.js?_nc_x=uhDiwmKC_B3",nc:1},B4HHxUF:{type:"js",src:"https://static.xx.fbcdn.net/rsrc.php/v3/y3/r/fhxMWhjYf-A.js?_nc_x=uhDiwmKC_B3",nc:1},xy33NRo:{type:"js",src:"https://static.xx.fbcdn.net/rsrc.php/v3/y_/r/Y0VJFXJeOPa.js?_nc_x=uhDiwmKC_B3",nc:1},OAv9N4B:{type:"js",src:"https://static.xx.fbcdn.net/rsrc.php/v3/yB/r/rldBU0WufI0.js?_nc_x=uhDiwmKC_B3",nc:1},SQs0iBH:{type:"js",src:"https://static.xx.fbcdn.net/rsrc.php/v3/yO/r/1dWJYFSy9SD.js?_nc_x=uhDiwmKC_B3",nc:1},FhMHrY7:{type:"js",src:"https://static.xx.fbcdn.net/rsrc.php/v3/yE/r/0lqiHQgDtcZ.js?_nc_x=uhDiwmKC_B3",nc:1},Jc2PDdD:{type:"js",src:"https://static.xx.fbcdn.net/rsrc.php/v3/y-/r/SzFgdCYD06G.js?_nc_x=uhDiwmKC_B3",nc:1},"9Wq2DoC":{type:"js",src:"https://static.xx.fbcdn.net/rsrc.php/v3/yS/r/Ped_FGhMhPl.js?_nc_x=uhDiwmKC_B3",nc:1},"XxGx/sv":{type:"js",src:"https://static.xx.fbcdn.net/rsrc.php/v3/yv/r/jeyDl3U9VID.js?_nc_x=uhDiwmKC_B3",nc:1},"+/un+3f":{type:"js",src:"https://static.xx.fbcdn.net/rsrc.php/v3/yQ/r/jCLHasRbp02.js?_nc_x=uhDiwmKC_B3",nc:1},a9gpbK7:{type:"js",src:"https://static.xx.fbcdn.net/rsrc.php/v3/yY/r/MQ3xVi7t7F-.js?_nc_x=uhDiwmKC_B3",nc:1},e1uuIKW:{type:"js",src:"https://static.xx.fbcdn.net/rsrc.php/v3/yG/r/nUAJEkltLN0.js?_nc_x=uhDiwmKC_B3",nc:1},"9o8Lkn3":{type:"js",src:"https://static.xx.fbcdn.net/rsrc.php/v3/y2/r/frxg4zLwdgD.js?_nc_x=uhDiwmKC_B3",nc:1},IghwcLh:{type:"js",src:"https://static.xx.fbcdn.net/rsrc.php/v3iobm4/yr/l/en_US/PkYnpccQjdM.js?_nc_x=uhDiwmKC_B3",nc:1},"5Ul7awn":{type:"js",src:"https://static.xx.fbcdn.net/rsrc.php/v3/ye/r/3voxJUkK21m.js?_nc_x=uhDiwmKC_B3",nc:1},"1UQdqBQ":{type:"js",src:"https://static.xx.fbcdn.net/rsrc.php/v3/yX/r/q5AeP8IcNn-.js?_nc_x=uhDiwmKC_B3",nc:1},"zNV+CbW":{type:"js",src:"https://static.xx.fbcdn.net/rsrc.php/v3/yH/r/n20W5yIUFpM.js?_nc_x=uhDiwmKC_B3",nc:1},"Z/a3kky":{type:"js",src:"https://static.xx.fbcdn.net/rsrc.php/v3/y5/r/1xeyP5p2FV4.js?_nc_x=uhDiwmKC_B3",nc:1},EPSFwQl:{type:"js",src:"https://static.xx.fbcdn.net/rsrc.php/v3/yA/r/fXxXeqtwtYR.js?_nc_x=uhDiwmKC_B3",nc:1},cTpsv92:{type:"js",src:"https://static.xx.fbcdn.net/rsrc.php/v3/yT/r/EoVWFdK-L7z.js?_nc_x=uhDiwmKC_B3",nc:1},amcjlri:{type:"js",src:"https://static.xx.fbcdn.net/rsrc.php/v3/y6/r/Zub4Ht0VP3M.js?_nc_x=uhDiwmKC_B3",nc:1},"H6ik/YQ":{type:"js",src:"https://static.xx.fbcdn.net/rsrc.php/v3/yY/r/zM_Im2Fz4dy.js?_nc_x=uhDiwmKC_B3",nc:1},QpS5QSD:{type:"js",src:"https://static.xx.fbcdn.net/rsrc.php/v3/yc/r/hBD5-V5TGpy.js?_nc_x=uhDiwmKC_B3",nc:1},"JFtO/ct":{type:"js",src:"https://static.xx.fbcdn.net/rsrc.php/v3/yt/r/37_XASp_NI8.js?_nc_x=uhDiwmKC_B3",nc:1},gXWIEkk:{type:"js",src:"https://static.xx.fbcdn.net/rsrc.php/v3/yl/r/Cra6ASTZCQQ.js?_nc_x=uhDiwmKC_B3",nc:1},"Qt+GN0W":{type:"js",src:"https://static.xx.fbcdn.net/rsrc.php/v3/yC/r/eiCkHjQVu8L.js?_nc_x=uhDiwmKC_B3",nc:1},Ew0HUX0:{type:"js",src:"https://static.xx.fbcdn.net/rsrc.php/v3/yV/r/7xQ7UHSFmsO.js?_nc_x=uhDiwmKC_B3",nc:1},"3u+1Nfj":{type:"js",src:"https://static.xx.fbcdn.net/rsrc.php/v3/yx/r/RK-TcijT1_v.js?_nc_x=uhDiwmKC_B3",nc:1},XwEVZxQ:{type:"js",src:"https://static.xx.fbcdn.net/rsrc.php/v3/yv/r/JNZqoa5uhjS.js?_nc_x=uhDiwmKC_B3",nc:1},nCAVZmg:{type:"js",src:"https://static.xx.fbcdn.net/rsrc.php/v3/yJ/r/DiGZCI0kwba.js?_nc_x=uhDiwmKC_B3",nc:1},r1VmHEn:{type:"js",src:"https://static.xx.fbcdn.net/rsrc.php/v3/yQ/r/jEtWMnXeG1I.js?_nc_x=uhDiwmKC_B3",nc:1},"roCi/kq":{type:"js",src:"https://static.xx.fbcdn.net/rsrc.php/v3/yR/r/u1r5Xxnt4ul.js?_nc_x=uhDiwmKC_B3",nc:1},R1rmqAb:{type:"js",src:"https://static.xx.fbcdn.net/rsrc.php/v3/yU/r/ftmAjKS9gzE.js?_nc_x=uhDiwmKC_B3",nc:1},VAflv4w:{type:"js",src:"https://static.xx.fbcdn.net/rsrc.php/v3/yv/r/MpMR7Fuwuik.js?_nc_x=uhDiwmKC_B3",nc:1},kqWTZk6:{type:"js",src:"https://static.xx.fbcdn.net/rsrc.php/v3/yT/r/NfRSSGzjLh2.js?_nc_x=uhDiwmKC_B3",nc:1},wip5Y2I:{type:"js",src:"https://static.xx.fbcdn.net/rsrc.php/v3/ym/r/B2JO7lRFU70.js?_nc_x=uhDiwmKC_B3",nc:1},"OOQ/1se":{type:"js",src:"https://static.xx.fbcdn.net/rsrc.php/v3/y_/r/ncQ6QtZrmNA.js?_nc_x=uhDiwmKC_B3",nc:1},"aX8uFN+":{type:"js",src:"https://static.xx.fbcdn.net/rsrc.php/v3/y8/r/Pes_FDEN934.js?_nc_x=uhDiwmKC_B3",nc:1},tYIm5sN:{type:"js",src:"https://static.xx.fbcdn.net/rsrc.php/v3/ye/r/6HKQuIjXqDd.js?_nc_x=uhDiwmKC_B3",nc:1},TCu2MOn:{type:"js",src:"https://static.xx.fbcdn.net/rsrc.php/v3/yo/r/BT3YHNFnHuP.js?_nc_x=uhDiwmKC_B3",nc:1},"+AlUb2O":{type:"js",src:"https://static.xx.fbcdn.net/rsrc.php/v3/yF/r/9US25NtwRzF.js?_nc_x=uhDiwmKC_B3",nc:1},H2Xvs4V:{type:"js",src:"https://static.xx.fbcdn.net/rsrc.php/v3/yk/r/hCx-pz73sf8.js?_nc_x=uhDiwmKC_B3",nc:1},"8PQWp2j":{type:"js",src:"https://static.xx.fbcdn.net/rsrc.php/v3/yc/r/x9noviSds9E.js?_nc_x=uhDiwmKC_B3",nc:1},JYtjZv7:{type:"js",src:"https://static.xx.fbcdn.net/rsrc.php/v3/yz/r/4R1t9jRpLe-.js?_nc_x=uhDiwmKC_B3",nc:1},"3yqkXaf":{type:"js",src:"https://static.xx.fbcdn.net/rsrc.php/v3/yG/r/D2RVUo4M9fn.js?_nc_x=uhDiwmKC_B3",nc:1},u6UDJdP:{type:"js",src:"https://static.xx.fbcdn.net/rsrc.php/v3iNgJ4/y3/l/en_US/iInb1tbuOmS.js?_nc_x=uhDiwmKC_B3",nc:1},q48XIsH:{type:"js",src:"https://static.xx.fbcdn.net/rsrc.php/v3/ye/r/ra4S5hSEd4E.js?_nc_x=uhDiwmKC_B3",nc:1},fN0qLfN:{type:"js",src:"https://static.xx.fbcdn.net/rsrc.php/v3/yY/r/eSkJ1NMILKO.js?_nc_x=uhDiwmKC_B3",nc:1},aDKuFvX:{type:"js",src:"https://static.xx.fbcdn.net/rsrc.php/v3/yv/r/rH4u29yBKK2.js?_nc_x=uhDiwmKC_B3",nc:1},Y55qLgx:{type:"js",src:"https://static.xx.fbcdn.net/rsrc.php/v3/yo/r/wqOWmNTLONJ.js?_nc_x=uhDiwmKC_B3",nc:1},wxdkaCG:{type:"js",src:"https://static.xx.fbcdn.net/rsrc.php/v3/yh/r/P2kPyIbNeko.js?_nc_x=uhDiwmKC_B3",nc:1},RJLyFW8:{type:"js",src:"https://static.xx.fbcdn.net/rsrc.php/v3/yX/r/zxD0Ok33pYn.js?_nc_x=uhDiwmKC_B3",nc:1},"DK0Qff/":{type:"js",src:"https://static.xx.fbcdn.net/rsrc.php/v3/y7/r/Zz_eLTh7gco.js?_nc_x=uhDiwmKC_B3",nc:1},us14Ijo:{type:"js",src:"https://static.xx.fbcdn.net/rsrc.php/v3/yu/r/kg9qnvGYh6G.js?_nc_x=uhDiwmKC_B3",nc:1},"2FJC6ha":{type:"js",src:"https://static.xx.fbcdn.net/rsrc.php/v3/yY/r/3itwZU_9EYA.js?_nc_x=uhDiwmKC_B3",nc:1},gqBqtGM:{type:"js",src:"https://static.xx.fbcdn.net/rsrc.php/v3/yi/r/j9iHWGLw6Zk.js?_nc_x=uhDiwmKC_B3",nc:1},akNZ5LR:{type:"js",src:"https://static.xx.fbcdn.net/rsrc.php/v3/yW/r/3HNFqUmXYtZ.js?_nc_x=uhDiwmKC_B3",nc:1},"eXV/dLK":{type:"js",src:"https://static.xx.fbcdn.net/rsrc.php/v3/yt/r/i7sdeAKA54R.js?_nc_x=uhDiwmKC_B3",nc:1},c6aQYEY:{type:"js",src:"https://static.xx.fbcdn.net/rsrc.php/v3/yW/r/zniVOnieDNk.js?_nc_x=uhDiwmKC_B3",nc:1},"9SjZJdf":{type:"js",src:"https://static.xx.fbcdn.net/rsrc.php/v3/yU/r/wB-wDte1KZj.js?_nc_x=uhDiwmKC_B3",nc:1},WOJKE6q:{type:"js",src:"https://static.xx.fbcdn.net/rsrc.php/v3/yj/r/4xiQurIRX_e.js?_nc_x=uhDiwmKC_B3",nc:1},"5Icixt5":{type:"js",src:"https://static.xx.fbcdn.net/rsrc.php/v3/yz/r/87CpLZ89M4Y.js?_nc_x=uhDiwmKC_B3",nc:1},cShc7ES:{type:"js",src:"https://static.xx.fbcdn.net/rsrc.php/v3/yp/r/-zqTApJ35iC.js?_nc_x=uhDiwmKC_B3",nc:1},RnSJRga:{type:"js",src:"https://static.xx.fbcdn.net/rsrc.php/v3/yy/r/SsbuGDB1jun.js?_nc_x=uhDiwmKC_B3",nc:1},"aTTnMC+":{type:"js",src:"https://static.xx.fbcdn.net/rsrc.php/v3/yC/r/ZGZCgCcIkjG.js?_nc_x=uhDiwmKC_B3",nc:1},TzsOdwK:{type:"js",src:"https://static.xx.fbcdn.net/rsrc.php/v3/yc/r/MhvOr9V4ksT.js?_nc_x=uhDiwmKC_B3",nc:1},"/JA7HoE":{type:"js",src:"https://static.xx.fbcdn.net/rsrc.php/v3/yY/r/I28Y_cb52UZ.js?_nc_x=uhDiwmKC_B3",nc:1},lcMECOt:{type:"js",src:"https://static.xx.fbcdn.net/rsrc.php/v3/yF/r/j9m4OBy7_QW.js?_nc_x=uhDiwmKC_B3",nc:1},jazX0P8:{type:"js",src:"https://static.xx.fbcdn.net/rsrc.php/v3/yq/r/5n3LQ0Pdjnv.js?_nc_x=uhDiwmKC_B3",nc:1},SQWm0tt:{type:"js",src:"https://static.xx.fbcdn.net/rsrc.php/v3/yn/r/fwJue39XIMQ.js?_nc_x=uhDiwmKC_B3",nc:1},rcCZ5Mw:{type:"js",src:"https://static.xx.fbcdn.net/rsrc.php/v3/yz/r/Z6fC9PhzsdG.js?_nc_x=uhDiwmKC_B3",nc:1},ESEVtNW:{type:"js",src:"https://static.xx.fbcdn.net/rsrc.php/v3i3zv4/y3/l/en_US/z2QL1bAScGn.js?_nc_x=uhDiwmKC_B3",nc:1},JDWV3Gk:{type:"js",src:"https://static.xx.fbcdn.net/rsrc.php/v3/yN/r/SoXRDR69GZb.js?_nc_x=uhDiwmKC_B3",nc:1},"jx+w79s":{type:"js",src:"https://static.xx.fbcdn.net/rsrc.php/v3/yJ/r/AkClpSHLNq-.js?_nc_x=uhDiwmKC_B3",nc:1},"2U+hazt":{type:"js",src:"https://static.xx.fbcdn.net/rsrc.php/v3/y5/r/7Jzok_URrfu.js?_nc_x=uhDiwmKC_B3",nc:1},"hR+L589":{type:"js",src:"https://static.xx.fbcdn.net/rsrc.php/v3/yi/r/ykzNyb1jwFg.js?_nc_x=uhDiwmKC_B3",nc:1},"0Of/V+U":{type:"js",src:"https://static.xx.fbcdn.net/rsrc.php/v3/yX/r/wt4zl1npu9b.js?_nc_x=uhDiwmKC_B3",nc:1},pL0a5cG:{type:"js",src:"https://static.xx.fbcdn.net/rsrc.php/v3/yl/r/bEixp-0-TB7.js?_nc_x=uhDiwmKC_B3",nc:1},"41NlcHe":{type:"js",src:"https://static.xx.fbcdn.net/rsrc.php/v3/yk/r/VQj6R0ER4Q7.js?_nc_x=uhDiwmKC_B3",nc:1},CFBBURe:{type:"js",src:"https://static.xx.fbcdn.net/rsrc.php/v3/ye/r/GPYcnrLTgcU.js?_nc_x=uhDiwmKC_B3",nc:1},Bu9wi9J:{type:"js",src:"https://static.xx.fbcdn.net/rsrc.php/v3/yS/r/bjtIipVo55Q.js?_nc_x=uhDiwmKC_B3",nc:1},wWxXd3o:{type:"js",src:"https://static.xx.fbcdn.net/rsrc.php/v3/yW/r/EgNLj8nFLQ0.js?_nc_x=uhDiwmKC_B3",nc:1},"+vpn1VG":{type:"js",src:"https://static.xx.fbcdn.net/rsrc.php/v3/yH/r/fWZ7D3jRlhA.js?_nc_x=uhDiwmKC_B3",nc:1},p8YPFHj:{type:"js",src:"https://static.xx.fbcdn.net/rsrc.php/v3/y-/r/qdSxE3ZbbDm.js?_nc_x=uhDiwmKC_B3",nc:1},XjS9ZZT:{type:"js",src:"https://static.xx.fbcdn.net/rsrc.php/v3/yb/r/YSnGOf7luOj.js?_nc_x=uhDiwmKC_B3",nc:1},KXmoUN7:{type:"js",src:"https://static.xx.fbcdn.net/rsrc.php/v3/yo/r/SIxR9YoA3Yh.js?_nc_x=uhDiwmKC_B3",nc:1},jTAJgHa:{type:"js",src:"https://static.xx.fbcdn.net/rsrc.php/v3/yI/r/lWF2Sc3Bp-w.js?_nc_x=uhDiwmKC_B3",nc:1},pXvg4Ay:{type:"js",src:"https://static.xx.fbcdn.net/rsrc.php/v3/yH/r/Z0C1kFbZcyQ.js?_nc_x=uhDiwmKC_B3",nc:1},DLJBCCR:{type:"js",src:"https://static.xx.fbcdn.net/rsrc.php/v3/yJ/r/cGLlKKB_sJa.js?_nc_x=uhDiwmKC_B3",nc:1},re0ugVe:{type:"js",src:"https://static.xx.fbcdn.net/rsrc.php/v3/y2/r/g9gOTz3LHH0.js?_nc_x=uhDiwmKC_B3",nc:1},XgDf5os:{type:"js",src:"https://static.xx.fbcdn.net/rsrc.php/v3/ya/r/xjK9R2E_xgD.js?_nc_x=uhDiwmKC_B3",nc:1},Y1mAmVw:{type:"js",src:"https://static.xx.fbcdn.net/rsrc.php/v3/yw/r/Hsfb0PiGZA4.js?_nc_x=uhDiwmKC_B3",nc:1},gomjN9K:{type:"js",src:"https://static.xx.fbcdn.net/rsrc.php/v3/yA/r/iDI7rHEz6zt.js?_nc_x=uhDiwmKC_B3",nc:1},"q5M/por":{type:"js",src:"https://static.xx.fbcdn.net/rsrc.php/v3/yt/r/UNHdLy2TWqO.js?_nc_x=uhDiwmKC_B3",nc:1},c8XEcGh:{type:"js",src:"https://static.xx.fbcdn.net/rsrc.php/v3/ys/r/6-XOgc2SC0L.js?_nc_x=uhDiwmKC_B3",nc:1},vjY9oi3:{type:"js",src:"https://static.xx.fbcdn.net/rsrc.php/v3/yL/r/pJngbWjd-Cr.js?_nc_x=uhDiwmKC_B3",nc:1},hFUGpV4:{type:"js",src:"https://static.xx.fbcdn.net/rsrc.php/v3/yv/r/2UfO1FotP9z.js?_nc_x=uhDiwmKC_B3",nc:1},fW248JY:{type:"js",src:"https://static.xx.fbcdn.net/rsrc.php/v3/yD/r/N2y5pYRzzsF.js?_nc_x=uhDiwmKC_B3",nc:1},NCu8XMw:{type:"js",src:"https://static.xx.fbcdn.net/rsrc.php/v3/yT/r/r-KBIjvScV-.js?_nc_x=uhDiwmKC_B3",nc:1},ihfwBL9:{type:"js",src:"https://static.xx.fbcdn.net/rsrc.php/v3/yE/r/3Wh9mnCo-b_.js?_nc_x=uhDiwmKC_B3",nc:1},veUV4tY:{type:"js",src:"https://static.xx.fbcdn.net/rsrc.php/v3/ys/r/JNlNRnwQY02.js?_nc_x=uhDiwmKC_B3",nc:1},jadcPuP:{type:"js",src:"https://static.xx.fbcdn.net/rsrc.php/v3/y9/r/X2R-I7N29Up.js?_nc_x=uhDiwmKC_B3",nc:1},pc0AYki:{type:"js",src:"https://static.xx.fbcdn.net/rsrc.php/v3/y8/r/JDmEH-m3HTt.js?_nc_x=uhDiwmKC_B3",nc:1},mWuUaPW:{type:"js",src:"https://static.xx.fbcdn.net/rsrc.php/v3/ys/r/qyyYpHNAnIM.js?_nc_x=uhDiwmKC_B3",nc:1},"tUt/fBg":{type:"js",src:"https://static.xx.fbcdn.net/rsrc.php/v3/yM/r/t4_kGhQIuqd.js?_nc_x=uhDiwmKC_B3",nc:1},"nZ8/UBL":{type:"js",src:"https://static.xx.fbcdn.net/rsrc.php/v3/y7/r/v2fjmOwLZyR.js?_nc_x=uhDiwmKC_B3",nc:1},ZTHArpA:{type:"js",src:"https://static.xx.fbcdn.net/rsrc.php/v3/yB/r/qZNpcDnc6Ik.js?_nc_x=uhDiwmKC_B3",nc:1},z94lIbe:{type:"js",src:"https://static.xx.fbcdn.net/rsrc.php/v3/yH/r/QmbhwUGsDQh.js?_nc_x=uhDiwmKC_B3",nc:1},yrUOfYS:{type:"js",src:"https://static.xx.fbcdn.net/rsrc.php/v3/yg/r/qZcqB1vBaYF.js?_nc_x=uhDiwmKC_B3",nc:1},YSo5cHT:{type:"js",src:"https://static.xx.fbcdn.net/rsrc.php/v3/y7/r/ZbcvIPBvCHL.js?_nc_x=uhDiwmKC_B3",nc:1},eLedijr:{type:"js",src:"https://static.xx.fbcdn.net/rsrc.php/v3/y6/r/OvKezaxV42d.js?_nc_x=uhDiwmKC_B3",nc:1},Wz17C9w:{type:"js",src:"https://static.xx.fbcdn.net/rsrc.php/v3/ys/r/JEnr8PP0BPb.js?_nc_x=uhDiwmKC_B3",nc:1},iFPVeny:{type:"js",src:"https://static.xx.fbcdn.net/rsrc.php/v3/y_/r/jfCOjh24mrZ.js?_nc_x=uhDiwmKC_B3",nc:1},SVzvGse:{type:"js",src:"https://static.xx.fbcdn.net/rsrc.php/v3/yY/r/u65i9HGti-I.js?_nc_x=uhDiwmKC_B3",nc:1},gDQyEwF:{type:"js",src:"https://static.xx.fbcdn.net/rsrc.php/v3/y0/r/dHhdOvSmjkv.js?_nc_x=uhDiwmKC_B3",nc:1},Kb1GnP4:{type:"js",src:"https://static.xx.fbcdn.net/rsrc.php/v3/yi/r/bmvst5OU4RT.js?_nc_x=uhDiwmKC_B3",nc:1},"9jXpm/v":{type:"js",src:"https://static.xx.fbcdn.net/rsrc.php/v3/yw/r/1LLn4-KfWHT.js?_nc_x=uhDiwmKC_B3",nc:1},"6EI8RLH":{type:"js",src:"https://static.xx.fbcdn.net/rsrc.php/v3/yd/r/-OXeNeJz_Ff.js?_nc_x=uhDiwmKC_B3",nc:1},uYVKMDP:{type:"js",src:"https://static.xx.fbcdn.net/rsrc.php/v3/yp/r/svkVsrprGKr.js?_nc_x=uhDiwmKC_B3",nc:1},"/F2jNPI":{type:"js",src:"https://static.xx.fbcdn.net/rsrc.php/v3/y5/r/e_ZI5hH4xQf.js?_nc_x=uhDiwmKC_B3",nc:1},"/MREtYF":{type:"js",src:"https://static.xx.fbcdn.net/rsrc.php/v3/yL/r/OacgPJsKyE5.js?_nc_x=uhDiwmKC_B3",nc:1},yIO2viQ:{type:"js",src:"https://static.xx.fbcdn.net/rsrc.php/v3/yF/r/V2CGf6iqGO6.js?_nc_x=uhDiwmKC_B3",nc:1},"n/sx9ch":{type:"js",src:"https://static.xx.fbcdn.net/rsrc.php/v3/yn/r/elLgk4ANcL9.js?_nc_x=uhDiwmKC_B3",nc:1},"okjzeL/":{type:"js",src:"https://static.xx.fbcdn.net/rsrc.php/v3/y1/r/QXW-cWbQu7o.js?_nc_x=uhDiwmKC_B3",nc:1},"b/81nMG":{type:"js",src:"https://static.xx.fbcdn.net/rsrc.php/v3/yl/r/A4sGKXy6xKh.js?_nc_x=uhDiwmKC_B3",nc:1},"7r0ceUp":{type:"js",src:"https://static.xx.fbcdn.net/rsrc.php/v3/yP/r/M6NwkwSs6C0.js?_nc_x=uhDiwmKC_B3",nc:1},pg3cqA5:{type:"js",src:"https://static.xx.fbcdn.net/rsrc.php/v3/yD/r/k9WalHRQwaX.js?_nc_x=uhDiwmKC_B3",nc:1},sfMZe6X:{type:"js",src:"https://static.xx.fbcdn.net/rsrc.php/v3/yM/r/wyAZ05lL9oU.js?_nc_x=uhDiwmKC_B3",nc:1},tEDWkDO:{type:"js",src:"https://static.xx.fbcdn.net/rsrc.php/v3/yO/r/ADcuLrhVgrS.js?_nc_x=uhDiwmKC_B3",nc:1},mKd1pkU:{type:"js",src:"https://static.xx.fbcdn.net/rsrc.php/v3/y_/r/6oWYZWSyElR.js?_nc_x=uhDiwmKC_B3",nc:1},Gr12FGF:{type:"js",src:"https://static.xx.fbcdn.net/rsrc.php/v3/y4/r/YIDvHsVWChG.js?_nc_x=uhDiwmKC_B3",nc:1},Tna6Eol:{type:"js",src:"https://static.xx.fbcdn.net/rsrc.php/v3/y2/r/PGH-S0SYfYw.js?_nc_x=uhDiwmKC_B3",nc:1},LWbC7SM:{type:"js",src:"https://static.xx.fbcdn.net/rsrc.php/v3/yN/r/kaoB5-b1Qf_.js?_nc_x=uhDiwmKC_B3",nc:1},xtymCvX:{type:"js",src:"https://static.xx.fbcdn.net/rsrc.php/v3/yM/r/BeRYW5SJJij.js?_nc_x=uhDiwmKC_B3",nc:1},lVAHN6w:{type:"js",src:"https://static.xx.fbcdn.net/rsrc.php/v3/yD/r/SzEJNDTV0KZ.js?_nc_x=uhDiwmKC_B3",nc:1},VrIYkc6:{type:"js",src:"https://static.xx.fbcdn.net/rsrc.php/v3/ya/r/vHKOcduSCMu.js?_nc_x=uhDiwmKC_B3",nc:1},akVYUrb:{type:"js",src:"https://static.xx.fbcdn.net/rsrc.php/v3/yo/r/sHGdXVGbyH6.js?_nc_x=uhDiwmKC_B3",nc:1},OlSdkkN:{type:"js",src:"https://static.xx.fbcdn.net/rsrc.php/v3/yd/r/M2B078J-Y_r.js?_nc_x=uhDiwmKC_B3",nc:1},"4UAHn9U":{type:"js",src:"https://static.xx.fbcdn.net/rsrc.php/v3/yN/r/gERohdAesQc.js?_nc_x=uhDiwmKC_B3",nc:1},"29Kzz2X":{type:"js",src:"https://static.xx.fbcdn.net/rsrc.php/v3/yB/r/y4nDLYcqv62.js?_nc_x=uhDiwmKC_B3",nc:1},"W2/8KmC":{type:"js",src:"https://static.xx.fbcdn.net/rsrc.php/v3/yl/r/-CCrnR5xEr1.js?_nc_x=uhDiwmKC_B3",nc:1},vDnOkXJ:{type:"js",src:"https://static.xx.fbcdn.net/rsrc.php/v3/yf/r/0RjujZCeZQq.js?_nc_x=uhDiwmKC_B3",nc:1},VujWvIN:{type:"js",src:"https://static.xx.fbcdn.net/rsrc.php/v3/yo/r/NpiZZzSO7nr.js?_nc_x=uhDiwmKC_B3",nc:1},"3iuAfpP":{type:"js",src:"https://static.xx.fbcdn.net/rsrc.php/v3/yS/r/xgGk-lzzVmU.js?_nc_x=uhDiwmKC_B3",nc:1},"4OWpSCb":{type:"js",src:"https://static.xx.fbcdn.net/rsrc.php/v3/yX/r/YdujxbXEO89.js?_nc_x=uhDiwmKC_B3",nc:1},ytGBa3G:{type:"js",src:"https://static.xx.fbcdn.net/rsrc.php/v3/yp/r/awE3DYUDjga.js?_nc_x=uhDiwmKC_B3",nc:1},"2en5N7c":{type:"js",src:"https://static.xx.fbcdn.net/rsrc.php/v3/yi/r/_yX7_HHV8VC.js?_nc_x=uhDiwmKC_B3",nc:1},RSE30NJ:{type:"js",src:"https://static.xx.fbcdn.net/rsrc.php/v3/yC/r/kF4z6zdXnxT.js?_nc_x=uhDiwmKC_B3",nc:1},wlvNiMC:{type:"js",src:"https://static.xx.fbcdn.net/rsrc.php/v3/y4/r/07Xt_dmKb_5.js?_nc_x=uhDiwmKC_B3",nc:1},"16dI+eU":{type:"js",src:"https://static.xx.fbcdn.net/rsrc.php/v3iA9Q4/yw/l/en_US/UgOj6cYIJzh.js?_nc_x=uhDiwmKC_B3",nc:1},cRXpSDW:{type:"js",src:"https://static.xx.fbcdn.net/rsrc.php/v3/yr/r/WedPLCMKnj-.js?_nc_x=uhDiwmKC_B3",nc:1},JK4hdUr:{type:"js",src:"https://static.xx.fbcdn.net/rsrc.php/v3iAI-4/yd/l/en_US/RgoLYic78hL.js?_nc_x=uhDiwmKC_B3",nc:1},fj0D0cf:{type:"js",src:"https://static.xx.fbcdn.net/rsrc.php/v3/ys/r/QX2DgPbhQ57.js?_nc_x=uhDiwmKC_B3",nc:1},bdgTWcb:{type:"js",src:"https://static.xx.fbcdn.net/rsrc.php/v3/y5/r/9qoasGBQSDG.js?_nc_x=uhDiwmKC_B3",nc:1},"p2H/SYo":{type:"js",src:"https://static.xx.fbcdn.net/rsrc.php/v3/yu/r/einyS1cYZYL.js?_nc_x=uhDiwmKC_B3",nc:1},M1o7ONX:{type:"js",src:"https://static.xx.fbcdn.net/rsrc.php/v3/yH/r/HOyJYjwCnjz.js?_nc_x=uhDiwmKC_B3",nc:1},P1EShw4:{type:"js",src:"https://static.xx.fbcdn.net/rsrc.php/v3iK604/yt/l/en_US/mFIXQHzomIe.js?_nc_x=uhDiwmKC_B3",nc:1},Ge52P7s:{type:"js",src:"https://static.xx.fbcdn.net/rsrc.php/v3/yR/r/5_qhLhJSfK9.js?_nc_x=uhDiwmKC_B3",nc:1},RjaNI4Z:{type:"js",src:"https://static.xx.fbcdn.net/rsrc.php/v3/yR/r/UOjn3haRls5.js?_nc_x=uhDiwmKC_B3",nc:1},EkspHqA:{type:"js",src:"https://static.xx.fbcdn.net/rsrc.php/v3/yc/r/xoYonDx51h_.js?_nc_x=uhDiwmKC_B3",nc:1},"7SjDmfw":{type:"js",src:"https://static.xx.fbcdn.net/rsrc.php/v3/y-/r/7QkLt1-BWCY.js?_nc_x=uhDiwmKC_B3",nc:1},LULpwhY:{type:"js",src:"https://static.xx.fbcdn.net/rsrc.php/v3/yo/r/VTKSLkKxxc9.js?_nc_x=uhDiwmKC_B3",nc:1},kl6MqQ1:{type:"js",src:"https://static.xx.fbcdn.net/rsrc.php/v3/yz/r/b1ik66Q-tGh.js?_nc_x=uhDiwmKC_B3",nc:1},"+/a4xKB":{type:"js",src:"https://static.xx.fbcdn.net/rsrc.php/v3/yW/r/3bRVSWLrX0Q.js?_nc_x=uhDiwmKC_B3",nc:1},"2Ho0iZt":{type:"js",src:"https://static.xx.fbcdn.net/rsrc.php/v3iGgh4/yG/l/en_US/NzkYoQiku30.js?_nc_x=uhDiwmKC_B3",nc:1},"3wtmqMJ":{type:"js",src:"https://static.xx.fbcdn.net/rsrc.php/v3/yt/r/r3Tj__f4GTc.js?_nc_x=uhDiwmKC_B3",nc:1},"stQUT/3":{type:"js",src:"https://static.xx.fbcdn.net/rsrc.php/v3/ys/r/HxU2RffNz7X.js?_nc_x=uhDiwmKC_B3",nc:1},"YKl+Yiy":{type:"js",src:"https://static.xx.fbcdn.net/rsrc.php/v3/yO/r/SmT1rA8KcNz.js?_nc_x=uhDiwmKC_B3",nc:1},nsQtr7t:{type:"js",src:"https://static.xx.fbcdn.net/rsrc.php/v3/yw/r/lVcMm-2qTsu.js?_nc_x=uhDiwmKC_B3",nc:1},juIDGeA:{type:"js",src:"https://static.xx.fbcdn.net/rsrc.php/v3/y1/r/VDp_XtWfV7L.js?_nc_x=uhDiwmKC_B3",nc:1},THKBcfv:{type:"js",src:"https://static.xx.fbcdn.net/rsrc.php/v3/y1/r/RF_ciTHBqKj.js?_nc_x=uhDiwmKC_B3",nc:1},gyn3sKd:{type:"js",src:"https://static.xx.fbcdn.net/rsrc.php/v3/yv/r/hXnQQrDKSHP.js?_nc_x=uhDiwmKC_B3",nc:1},"EDZc0/e":{type:"js",src:"https://static.xx.fbcdn.net/rsrc.php/v3/yG/r/hE0vSdOwKIJ.js?_nc_x=uhDiwmKC_B3",nc:1},h6irjj3:{type:"js",src:"https://static.xx.fbcdn.net/rsrc.php/v3/yD/r/azCvCTx5wlG.js?_nc_x=uhDiwmKC_B3",nc:1},eVNux5C:{type:"js",src:"https://static.xx.fbcdn.net/rsrc.php/v3/yS/r/nA6J_5r_Qa2.js?_nc_x=uhDiwmKC_B3",nc:1},"/9g2frT":{type:"js",src:"https://static.xx.fbcdn.net/rsrc.php/v3/yV/r/_ZaIks-WAsx.js?_nc_x=uhDiwmKC_B3",nc:1},"AX60l+v":{type:"js",src:"https://static.xx.fbcdn.net/rsrc.php/v3/ya/r/Y_XbkE--tIx.js?_nc_x=uhDiwmKC_B3",nc:1},qOIaJvP:{type:"js",src:"https://static.xx.fbcdn.net/rsrc.php/v3/yj/r/FCDAzA0qwDe.js?_nc_x=uhDiwmKC_B3",nc:1},"YY+lVes":{type:"js",src:"https://static.xx.fbcdn.net/rsrc.php/v3/yN/r/996uG1CSgMp.js?_nc_x=uhDiwmKC_B3",nc:1},ZkZFFiq:{type:"js",src:"https://static.xx.fbcdn.net/rsrc.php/v3/yr/r/Qy6hpmC_ogI.js?_nc_x=uhDiwmKC_B3",nc:1},m6jAh3B:{type:"js",src:"https://static.xx.fbcdn.net/rsrc.php/v3/yH/r/Pn1aZJ-rrmW.js?_nc_x=uhDiwmKC_B3",nc:1},TXN17L9:{type:"js",src:"https://static.xx.fbcdn.net/rsrc.php/v3/yv/r/IZEg6kXKXdC.js?_nc_x=uhDiwmKC_B3",nc:1},GVsHuKj:{type:"js",src:"https://static.xx.fbcdn.net/rsrc.php/v3/ye/r/DxD0QTHcJ7l.js?_nc_x=uhDiwmKC_B3",nc:1},T912MTj:{type:"js",src:"https://static.xx.fbcdn.net/rsrc.php/v3/yg/r/TN-xNS5_j0b.js?_nc_x=uhDiwmKC_B3",nc:1},gcf45rK:{type:"js",src:"https://static.xx.fbcdn.net/rsrc.php/v3/yJ/r/JKL3M054YgJ.js?_nc_x=uhDiwmKC_B3",nc:1},hVCgnVj:{type:"js",src:"https://static.xx.fbcdn.net/rsrc.php/v3/yx/r/hUR2kKXn_9j.js?_nc_x=uhDiwmKC_B3",nc:1},w3vFm15:{type:"js",src:"https://static.xx.fbcdn.net/rsrc.php/v3icHT4/yb/l/en_US/5_ZY37nohW3.js?_nc_x=uhDiwmKC_B3",nc:1},utgjMwv:{type:"js",src:"https://static.xx.fbcdn.net/rsrc.php/v3/yM/r/Jb8Rbwsf6CJ.js?_nc_x=uhDiwmKC_B3",nc:1},"9JdiT9u":{type:"js",src:"https://static.xx.fbcdn.net/rsrc.php/v3/yG/r/UlsbXGBmUY1.js?_nc_x=uhDiwmKC_B3",nc:1},clqIbk5:{type:"js",src:"https://static.xx.fbcdn.net/rsrc.php/v3/yS/r/b3DxBHZt_Lx.js?_nc_x=uhDiwmKC_B3",nc:1},OwmMivJ:{type:"js",src:"https://static.xx.fbcdn.net/rsrc.php/v3/yS/r/6IvDKXV5qoZ.js?_nc_x=uhDiwmKC_B3",nc:1},F5ekuwQ:{type:"js",src:"https://static.xx.fbcdn.net/rsrc.php/v3/y5/r/46qUEG4b2Zs.js?_nc_x=uhDiwmKC_B3",nc:1},"GCvW+pw":{type:"js",src:"https://static.xx.fbcdn.net/rsrc.php/v3/yb/r/Whwviy9Q6sz.js?_nc_x=uhDiwmKC_B3",nc:1},"7t8nIwU":{type:"js",src:"https://static.xx.fbcdn.net/rsrc.php/v3/yQ/r/JfEnq2E1M2Q.js?_nc_x=uhDiwmKC_B3",nc:1},ccExohD:{type:"js",src:"https://static.xx.fbcdn.net/rsrc.php/v3/yu/r/MPEw6Fc-zxb.js?_nc_x=uhDiwmKC_B3",nc:1},"2KJXte1":{type:"js",src:"https://static.xx.fbcdn.net/rsrc.php/v3/yZ/r/u1F-8lIJUJh.js?_nc_x=uhDiwmKC_B3",nc:1},"+uk7NZ7":{type:"js",src:"https://static.xx.fbcdn.net/rsrc.php/v3/yb/r/VyiDQLBSMXf.js?_nc_x=uhDiwmKC_B3",nc:1},bwoibph:{type:"js",src:"https://static.xx.fbcdn.net/rsrc.php/v3/yu/r/FkwNObofzaq.js?_nc_x=uhDiwmKC_B3",nc:1},wjuv1r6:{type:"js",src:"https://static.xx.fbcdn.net/rsrc.php/v3/y6/r/AHqeNRoAQRG.js?_nc_x=uhDiwmKC_B3",nc:1},"1wQhgcR":{type:"js",src:"https://static.xx.fbcdn.net/rsrc.php/v3/yB/r/q5vTG6RtuyX.js?_nc_x=uhDiwmKC_B3",nc:1},r8GCFNl:{type:"js",src:"https://static.xx.fbcdn.net/rsrc.php/v3/ye/r/bEPB17kDU1O.js?_nc_x=uhDiwmKC_B3",nc:1},jaIZxfZ:{type:"js",src:"https://static.xx.fbcdn.net/rsrc.php/v3/yk/r/GuF0_Z_flTa.js?_nc_x=uhDiwmKC_B3",nc:1},"3qY7h8k":{type:"js",src:"https://static.xx.fbcdn.net/rsrc.php/v3/yT/r/q8HnxQEfcGJ.js?_nc_x=uhDiwmKC_B3",nc:1},eOIBU7L:{type:"js",src:"https://static.xx.fbcdn.net/rsrc.php/v3/yJ/r/QupFetaXOal.js?_nc_x=uhDiwmKC_B3",nc:1},m3QCdXI:{type:"js",src:"https://static.xx.fbcdn.net/rsrc.php/v3/y7/r/4sYAAuEaGgn.js?_nc_x=uhDiwmKC_B3",nc:1},nFo2bf8:{type:"js",src:"https://static.xx.fbcdn.net/rsrc.php/v3/yy/r/GHi4GXO-TRM.js?_nc_x=uhDiwmKC_B3",nc:1},RZWv0ne:{type:"js",src:"https://static.xx.fbcdn.net/rsrc.php/v3/yS/r/MrWtwzqSSde.js?_nc_x=uhDiwmKC_B3",nc:1},"1/7Fu0W":{type:"js",src:"https://static.xx.fbcdn.net/rsrc.php/v3/yb/r/terEtOgXmwx.js?_nc_x=uhDiwmKC_B3",nc:1},"w+9cMz7":{type:"js",src:"https://static.xx.fbcdn.net/rsrc.php/v3/yH/r/mOdgybEBIzB.js?_nc_x=uhDiwmKC_B3",nc:1},AcqrOVU:{type:"js",src:"https://static.xx.fbcdn.net/rsrc.php/v3/yB/r/mMfQMfFiEG0.js?_nc_x=uhDiwmKC_B3",nc:1},vJ4m2CE:{type:"js",src:"https://static.xx.fbcdn.net/rsrc.php/v3/yR/r/q2jJlV-n_yJ.js?_nc_x=uhDiwmKC_B3",nc:1},ODJbNIw:{type:"js",src:"https://static.xx.fbcdn.net/rsrc.php/v3/yw/r/_2kw7RAeAku.js?_nc_x=uhDiwmKC_B3",nc:1},ZadPTzY:{type:"js",src:"https://static.xx.fbcdn.net/rsrc.php/v3/y3/r/KEhin9luHGJ.js?_nc_x=uhDiwmKC_B3",nc:1},AdcSFdC:{type:"js",src:"https://static.xx.fbcdn.net/rsrc.php/v3/yC/r/ST2p534umsd.js?_nc_x=uhDiwmKC_B3",nc:1},"+a3oE0R":{type:"js",src:"https://static.xx.fbcdn.net/rsrc.php/v3/yx/r/9RhnYdrIvjK.js?_nc_x=uhDiwmKC_B3",nc:1},"HLaX+oz":{type:"js",src:"https://static.xx.fbcdn.net/rsrc.php/v3/yN/r/tcEqv0YIFAp.js?_nc_x=uhDiwmKC_B3",nc:1},"5LMYELX":{type:"js",src:"https://static.xx.fbcdn.net/rsrc.php/v3/y3/r/v-Av7VO6pSD.js?_nc_x=uhDiwmKC_B3",nc:1},bmtLr5S:{type:"js",src:"https://static.xx.fbcdn.net/rsrc.php/v3/yH/r/H8jV0g2xBHJ.js?_nc_x=uhDiwmKC_B3",nc:1},"6j0H9wn":{type:"js",src:"https://static.xx.fbcdn.net/rsrc.php/v3/yj/r/q7vdMcNK35L.js?_nc_x=uhDiwmKC_B3",nc:1},"8phPeC/":{type:"js",src:"https://static.xx.fbcdn.net/rsrc.php/v3/yq/r/V0-nMhSEwiO.js?_nc_x=uhDiwmKC_B3",nc:1},ceMZDVA:{type:"js",src:"https://static.xx.fbcdn.net/rsrc.php/v3/yn/r/4xgXERW8-Jn.js?_nc_x=uhDiwmKC_B3",nc:1},"15k5e8+":{type:"js",src:"https://static.xx.fbcdn.net/rsrc.php/v3/y_/r/2o-uiv0K9G8.js?_nc_x=uhDiwmKC_B3",nc:1},Vre1IXb:{type:"js",src:"https://static.xx.fbcdn.net/rsrc.php/v3/yB/r/7dLTvBKZIw5.js?_nc_x=uhDiwmKC_B3",nc:1},wlKeHu9:{type:"js",src:"https://static.xx.fbcdn.net/rsrc.php/v3/yw/r/5x009SLtDQQ.js?_nc_x=uhDiwmKC_B3",nc:1},yh6dQEZ:{type:"js",src:"https://static.xx.fbcdn.net/rsrc.php/v3/yG/r/6GGP2j0Pk3U.js?_nc_x=uhDiwmKC_B3",nc:1},pD3NlQr:{type:"js",src:"https://static.xx.fbcdn.net/rsrc.php/v3/yk/r/4ibrqA98Bz-.js?_nc_x=uhDiwmKC_B3",nc:1},NgJDk7s:{type:"js",src:"https://static.xx.fbcdn.net/rsrc.php/v3/ya/r/Ifz4xrKIxqd.js?_nc_x=uhDiwmKC_B3",nc:1},pnSf7f3:{type:"js",src:"https://static.xx.fbcdn.net/rsrc.php/v3/yt/r/Ip-AsPRaiyu.js?_nc_x=uhDiwmKC_B3",nc:1},DepCOZQ:{type:"js",src:"https://static.xx.fbcdn.net/rsrc.php/v3/yn/r/hVd5QahmZ93.js?_nc_x=uhDiwmKC_B3",nc:1},"/6xguSP":{type:"js",src:"https://static.xx.fbcdn.net/rsrc.php/v3/yd/r/7s5JlZlyea9.js?_nc_x=uhDiwmKC_B3",nc:1},"UGfs3Y+":{type:"js",src:"https://static.xx.fbcdn.net/rsrc.php/v3/yH/r/nYXY08g8_8c.js?_nc_x=uhDiwmKC_B3",nc:1},NTitv8R:{type:"js",src:"https://static.xx.fbcdn.net/rsrc.php/v3/y4/r/6iKGL83mr1D.js?_nc_x=uhDiwmKC_B3",nc:1},LLOMiy4:{type:"js",src:"https://static.xx.fbcdn.net/rsrc.php/v3/yR/r/xjf7NWlNiUs.js?_nc_x=uhDiwmKC_B3",nc:1},"kjc6ET/":{type:"js",src:"https://static.xx.fbcdn.net/rsrc.php/v3/yB/r/udvjkhvdthM.js?_nc_x=uhDiwmKC_B3",nc:1},loIpJ7b:{type:"js",src:"https://static.xx.fbcdn.net/rsrc.php/v3/yv/r/6mMxO42uQE_.js?_nc_x=uhDiwmKC_B3",nc:1},"g+sZ56p":{type:"js",src:"https://static.xx.fbcdn.net/rsrc.php/v3/yi/r/EBJ1wTZwlVL.js?_nc_x=uhDiwmKC_B3",nc:1},DdnY2EU:{type:"js",src:"https://static.xx.fbcdn.net/rsrc.php/v3/yu/r/R-KgX6QrUSy.js?_nc_x=uhDiwmKC_B3",nc:1},QBQea4v:{type:"js",src:"https://static.xx.fbcdn.net/rsrc.php/v3/yo/r/bVRhp2qzvvs.js?_nc_x=uhDiwmKC_B3",nc:1},sJdnsT4:{type:"js",src:"https://static.xx.fbcdn.net/rsrc.php/v3/yx/r/1ZCdtkA2Mi3.js?_nc_x=uhDiwmKC_B3",nc:1},"dJOED+O":{type:"js",src:"https://static.xx.fbcdn.net/rsrc.php/v3/yw/r/b_0jKDu_SlR.js?_nc_x=uhDiwmKC_B3",nc:1},kyfqr12:{type:"js",src:"https://static.xx.fbcdn.net/rsrc.php/v3/y6/r/Xikz6njO0cW.js?_nc_x=uhDiwmKC_B3",nc:1},ciWVahT:{type:"js",src:"https://static.xx.fbcdn.net/rsrc.php/v3/yj/r/0iO3FgdCxgD.js?_nc_x=uhDiwmKC_B3",nc:1},L8lt1Se:{type:"js",src:"https://static.xx.fbcdn.net/rsrc.php/v3/y5/r/TDc7TlEKy4r.js?_nc_x=uhDiwmKC_B3",nc:1},"5un+m30":{type:"js",src:"https://static.xx.fbcdn.net/rsrc.php/v3/yN/r/B4VHqkhYQ2q.js?_nc_x=uhDiwmKC_B3",nc:1},hUzC6om:{type:"js",src:"https://static.xx.fbcdn.net/rsrc.php/v3/yX/r/2Pl-b7dagm9.js?_nc_x=uhDiwmKC_B3",nc:1},Wl46fpn:{type:"js",src:"https://static.xx.fbcdn.net/rsrc.php/v3/yH/r/BIC-RLg75bL.js?_nc_x=uhDiwmKC_B3",nc:1},J0UxE9O:{type:"js",src:"https://static.xx.fbcdn.net/rsrc.php/v3/yU/r/ZLd3_rAWA3T.js?_nc_x=uhDiwmKC_B3",nc:1},"Vi/mUXz":{type:"js",src:"https://static.xx.fbcdn.net/rsrc.php/v3/yi/r/3y7cEaS7yok.js?_nc_x=uhDiwmKC_B3",nc:1},"m+Mk/Fi":{type:"js",src:"https://static.xx.fbcdn.net/rsrc.php/v3/yT/r/rbDjy_OZoKs.js?_nc_x=uhDiwmKC_B3",nc:1},gYZvtxe:{type:"js",src:"https://static.xx.fbcdn.net/rsrc.php/v3/yw/r/NFSwhnk67J2.js?_nc_x=uhDiwmKC_B3",nc:1},"D0K/l2r":{type:"js",src:"https://static.xx.fbcdn.net/rsrc.php/v3/ym/r/TNycSP1wSjA.js?_nc_x=uhDiwmKC_B3",nc:1},cgiWErN:{type:"js",src:"https://static.xx.fbcdn.net/rsrc.php/v3/yO/r/kxEInNqrUrx.js?_nc_x=uhDiwmKC_B3",nc:1},"64/0jLD":{type:"js",src:"https://static.xx.fbcdn.net/rsrc.php/v3/yN/r/XelMPetwo1g.js?_nc_x=uhDiwmKC_B3",nc:1},"P/jAXqA":{type:"js",src:"https://static.xx.fbcdn.net/rsrc.php/v3/yd/r/RKLEjFzuyeA.js?_nc_x=uhDiwmKC_B3",nc:1},L3misoa:{type:"js",src:"https://static.xx.fbcdn.net/rsrc.php/v3ihoU4/yd/l/en_US/YEMl2IgJkZG.js?_nc_x=uhDiwmKC_B3",nc:1},"3qu8w0V":{type:"js",src:"https://static.xx.fbcdn.net/rsrc.php/v3/ym/r/H5t61Rl4k58.js?_nc_x=uhDiwmKC_B3",nc:1},xy7yUwe:{type:"js",src:"https://static.xx.fbcdn.net/rsrc.php/v3/yS/r/XCoEHoYN5Ta.js?_nc_x=uhDiwmKC_B3",nc:1},"tMWfF+P":{type:"js",src:"https://static.xx.fbcdn.net/rsrc.php/v3/yw/r/NyFP2RL1wQD.js?_nc_x=uhDiwmKC_B3",nc:1},"i/BWl/k":{type:"js",src:"https://static.xx.fbcdn.net/rsrc.php/v3/y_/r/yfJcskfFxH0.js?_nc_x=uhDiwmKC_B3",nc:1},cWx4jp7:{type:"js",src:"https://static.xx.fbcdn.net/rsrc.php/v3/y3/r/PGldP92wk_w.js?_nc_x=uhDiwmKC_B3",nc:1},xrSJEVy:{type:"js",src:"https://static.xx.fbcdn.net/rsrc.php/v3/yJ/r/E-wD2gTGJFx.js?_nc_x=uhDiwmKC_B3",nc:1},xjnGPan:{type:"js",src:"https://static.xx.fbcdn.net/rsrc.php/v3/yr/r/hEbBbxf8K-9.js?_nc_x=uhDiwmKC_B3",nc:1},KD6XY82:{type:"js",src:"https://static.xx.fbcdn.net/rsrc.php/v3/yU/r/fGhJgTo55co.js?_nc_x=uhDiwmKC_B3",nc:1},xMjUkUt:{type:"js",src:"https://static.xx.fbcdn.net/rsrc.php/v3/yH/r/gy194Vs7WZ_.js?_nc_x=uhDiwmKC_B3",nc:1},ctfY2yD:{type:"js",src:"https://static.xx.fbcdn.net/rsrc.php/v3/yH/r/i1vJU8aIIUl.js?_nc_x=uhDiwmKC_B3",nc:1},GDPpaVq:{type:"js",src:"https://static.xx.fbcdn.net/rsrc.php/v3/yP/r/5Ju9Wqesjnt.js?_nc_x=uhDiwmKC_B3",nc:1},"h5o/G2O":{type:"js",src:"https://static.xx.fbcdn.net/rsrc.php/v3/yP/r/ME5h2cAk9bu.js?_nc_x=uhDiwmKC_B3",nc:1},"9xJLs38":{type:"js",src:"https://static.xx.fbcdn.net/rsrc.php/v3/yH/r/fJ3c60Jq1R3.js?_nc_x=uhDiwmKC_B3",nc:1},VToqKzU:{type:"js",src:"https://static.xx.fbcdn.net/rsrc.php/v3/yy/r/3tpOEDiVdIi.js?_nc_x=uhDiwmKC_B3",nc:1},ZyPj5EP:{type:"js",src:"https://static.xx.fbcdn.net/rsrc.php/v3/yV/r/aUy3eWMpx7s.js?_nc_x=uhDiwmKC_B3",nc:1},PeT29GU:{type:"js",src:"https://static.xx.fbcdn.net/rsrc.php/v3/yS/r/uYKNviDG_cH.js?_nc_x=uhDiwmKC_B3",nc:1},ftj1QlQ:{type:"js",src:"https://static.xx.fbcdn.net/rsrc.php/v3/yB/r/u6rRxeW50mu.js?_nc_x=uhDiwmKC_B3",nc:1},QgP3Eb3:{type:"js",src:"https://static.xx.fbcdn.net/rsrc.php/v3i-Ue4/yI/l/en_US/8n-8kobHweA.js?_nc_x=uhDiwmKC_B3",nc:1},A3reHq9:{type:"js",src:"https://static.xx.fbcdn.net/rsrc.php/v3/yI/r/moidmzEzPYp.js?_nc_x=uhDiwmKC_B3",nc:1},CbeGSj9:{type:"js",src:"https://static.xx.fbcdn.net/rsrc.php/v3/y0/r/dMWK-bpKNgq.js?_nc_x=uhDiwmKC_B3",nc:1},mgfsMok:{type:"js",src:"https://static.xx.fbcdn.net/rsrc.php/v3/y6/r/fruxc5RcRQU.js?_nc_x=uhDiwmKC_B3",nc:1},SDnMYEb:{type:"js",src:"https://static.xx.fbcdn.net/rsrc.php/v3/yW/r/xDmyFUwht0_.js?_nc_x=uhDiwmKC_B3",nc:1},oNmXZ0h:{type:"js",src:"https://static.xx.fbcdn.net/rsrc.php/v3/yh/r/6zTd0HUEWzO.js?_nc_x=uhDiwmKC_B3",nc:1},O4cMp5t:{type:"js",src:"https://static.xx.fbcdn.net/rsrc.php/v3/yf/r/vO3qqtAfKoJ.js?_nc_x=uhDiwmKC_B3",nc:1},"9CeUOoz":{type:"js",src:"https://static.xx.fbcdn.net/rsrc.php/v3/y9/r/g7yt6eQCNl8.js?_nc_x=uhDiwmKC_B3",nc:1},"59/aWtF":{type:"js",src:"https://static.xx.fbcdn.net/rsrc.php/v3/yJ/r/6dFxLfRxMHS.js?_nc_x=uhDiwmKC_B3",nc:1},baZozGY:{type:"js",src:"https://static.xx.fbcdn.net/rsrc.php/v3i4M74/yJ/l/en_US/sDDnqkCxI_C.js?_nc_x=uhDiwmKC_B3",nc:1},"7/LwmQn":{type:"js",src:"https://static.xx.fbcdn.net/rsrc.php/v3/yv/r/-hdey3Ake-B.js?_nc_x=uhDiwmKC_B3",nc:1},BnYSUvV:{type:"js",src:"https://static.xx.fbcdn.net/rsrc.php/v3/yF/r/nIfK_gI1oHx.js?_nc_x=uhDiwmKC_B3",nc:1},D5F3DgO:{type:"js",src:"https://static.xx.fbcdn.net/rsrc.php/v3/yy/r/F9rx1Pry972.js?_nc_x=uhDiwmKC_B3",nc:1},"Z133vz+":{type:"js",src:"https://static.xx.fbcdn.net/rsrc.php/v3/y2/r/dPOUFjj3uN6.js?_nc_x=uhDiwmKC_B3",nc:1},"4HtetdF":{type:"js",src:"https://static.xx.fbcdn.net/rsrc.php/v3/yp/r/o4VXkVZRF8l.js?_nc_x=uhDiwmKC_B3",nc:1},V5faG6x:{type:"js",src:"https://static.xx.fbcdn.net/rsrc.php/v3/yn/r/ua5l7uxI3R7.js?_nc_x=uhDiwmKC_B3",nc:1},"7jD/c1D":{type:"js",src:"https://static.xx.fbcdn.net/rsrc.php/v3/ym/r/Vf2c7gnPxLW.js?_nc_x=uhDiwmKC_B3",nc:1},HEU3jst:{type:"js",src:"https://static.xx.fbcdn.net/rsrc.php/v3/yc/r/2wGXgPsgrxD.js?_nc_x=uhDiwmKC_B3",nc:1},"B+kXElc":{type:"js",src:"https://static.xx.fbcdn.net/rsrc.php/v3/yx/r/gc5hQyxc8Ma.js?_nc_x=uhDiwmKC_B3",nc:1},"8eyOzH+":{type:"js",src:"https://static.xx.fbcdn.net/rsrc.php/v3/yb/r/PdFbEJT-Rvw.js?_nc_x=uhDiwmKC_B3",nc:1},kVqkwbX:{type:"js",src:"https://static.xx.fbcdn.net/rsrc.php/v3/yO/r/zpfM2KVjuLI.js?_nc_x=uhDiwmKC_B3",nc:1},q035Rje:{type:"js",src:"https://static.xx.fbcdn.net/rsrc.php/v3/yV/r/GCi5tr6_lda.js?_nc_x=uhDiwmKC_B3",nc:1},"C1p7/bD":{type:"js",src:"https://static.xx.fbcdn.net/rsrc.php/v3/yi/r/rRgj_Hf1iiJ.js?_nc_x=uhDiwmKC_B3",nc:1},ik4t3j5:{type:"js",src:"https://static.xx.fbcdn.net/rsrc.php/v3/yb/r/bkbctEtLKFx.js?_nc_x=uhDiwmKC_B3",nc:1},pEBSdjx:{type:"js",src:"https://static.xx.fbcdn.net/rsrc.php/v3/yg/r/Jotrj540jkL.js?_nc_x=uhDiwmKC_B3",nc:1},cLjmHaR:{type:"js",src:"https://static.xx.fbcdn.net/rsrc.php/v3/y3/r/mc_-THGDB4C.js?_nc_x=uhDiwmKC_B3",nc:1},S8s8JeJ:{type:"js",src:"https://static.xx.fbcdn.net/rsrc.php/v3/yt/r/i8HZKkAMWsF.js?_nc_x=uhDiwmKC_B3",nc:1},"B5Dnl+P":{type:"js",src:"https://static.xx.fbcdn.net/rsrc.php/v3/yr/r/ouKKR3mSqgl.js?_nc_x=uhDiwmKC_B3",nc:1},"gLghf0/":{type:"js",src:"https://static.xx.fbcdn.net/rsrc.php/v3/yK/r/GBuVHfx5X2-.js?_nc_x=uhDiwmKC_B3",nc:1},qC99mEO:{type:"js",src:"https://static.xx.fbcdn.net/rsrc.php/v3/yy/r/ieqbfAi0ivw.js?_nc_x=uhDiwmKC_B3",nc:1},J0Vqup0:{type:"js",src:"https://static.xx.fbcdn.net/rsrc.php/v3/ya/r/1mnpPeocTQ4.js?_nc_x=uhDiwmKC_B3",nc:1},CplXIS8:{type:"js",src:"https://static.xx.fbcdn.net/rsrc.php/v3/yn/r/x3vla0SlSeV.js?_nc_x=uhDiwmKC_B3",nc:1},"ezjwwZ+":{type:"js",src:"https://static.xx.fbcdn.net/rsrc.php/v3/yi/r/g5VlBA6gsJw.js?_nc_x=uhDiwmKC_B3",nc:1},xOo9BT8:{type:"js",src:"https://static.xx.fbcdn.net/rsrc.php/v3/y6/r/wM0hL3QKrd8.js?_nc_x=uhDiwmKC_B3",nc:1},"3OMttny":{type:"js",src:"https://static.xx.fbcdn.net/rsrc.php/v3/y3/r/a3gVffKtPKo.js?_nc_x=uhDiwmKC_B3",nc:1},T3DjupW:{type:"js",src:"https://static.xx.fbcdn.net/rsrc.php/v3/y8/r/8ObZ-cDew3Y.js?_nc_x=uhDiwmKC_B3",nc:1},yh4MYjV:{type:"js",src:"https://static.xx.fbcdn.net/rsrc.php/v3/yg/r/a6M2ySG_DN_.js?_nc_x=uhDiwmKC_B3",nc:1},ak6ogTz:{type:"js",src:"https://static.xx.fbcdn.net/rsrc.php/v3/yH/r/1doJ3d9NyCu.js?_nc_x=uhDiwmKC_B3",nc:1},sFYuleh:{type:"js",src:"https://static.xx.fbcdn.net/rsrc.php/v3/yM/r/BXvZDVyYK49.js?_nc_x=uhDiwmKC_B3",nc:1},"3+oEfKf":{type:"js",src:"https://static.xx.fbcdn.net/rsrc.php/v3/yC/r/fr1ytsxyj41.js?_nc_x=uhDiwmKC_B3",nc:1},l0Zr903:{type:"js",src:"https://static.xx.fbcdn.net/rsrc.php/v3/y1/r/T7m5q9LlgEA.js?_nc_x=uhDiwmKC_B3",nc:1},"NDRjx4/":{type:"js",src:"https://static.xx.fbcdn.net/rsrc.php/v3/yf/r/1MuxDOiYFGy.js?_nc_x=uhDiwmKC_B3",nc:1},"9bmEPxz":{type:"js",src:"https://static.xx.fbcdn.net/rsrc.php/v3/yx/r/jCoEogPmsBX.js?_nc_x=uhDiwmKC_B3",nc:1},"4UqRTuV":{type:"js",src:"https://static.xx.fbcdn.net/rsrc.php/v3/yh/r/5JP2IhQJxkl.js?_nc_x=uhDiwmKC_B3",nc:1},tuHuMC3:{type:"js",src:"https://static.xx.fbcdn.net/rsrc.php/v3/yr/r/0bwZ2N8BKHW.js?_nc_x=uhDiwmKC_B3",nc:1},r0DBAI9:{type:"js",src:"https://static.xx.fbcdn.net/rsrc.php/v3/y5/r/p0qu3TIpx4a.js?_nc_x=uhDiwmKC_B3",nc:1},e992dc3:{type:"js",src:"https://static.xx.fbcdn.net/rsrc.php/v3/yG/r/jSfU5aaqGsF.js?_nc_x=uhDiwmKC_B3",nc:1},BglXqKa:{type:"js",src:"https://static.xx.fbcdn.net/rsrc.php/v3/y9/r/KO-f1dPIkEw.js?_nc_x=uhDiwmKC_B3",nc:1},eRAnrb6:{type:"js",src:"https://static.xx.fbcdn.net/rsrc.php/v3/yO/r/jOwKwEksznN.js?_nc_x=uhDiwmKC_B3",nc:1},vr7b7GN:{type:"js",src:"https://static.xx.fbcdn.net/rsrc.php/v3/yQ/r/K-o0s4nclM1.js?_nc_x=uhDiwmKC_B3",nc:1},"/TNYs0s":{type:"js",src:"https://static.xx.fbcdn.net/rsrc.php/v3/ye/r/vBTe3HHdTLs.js?_nc_x=uhDiwmKC_B3",nc:1},ox0oDbW:{type:"js",src:"https://static.xx.fbcdn.net/rsrc.php/v3/yZ/r/Flgl5XzE2yJ.js?_nc_x=uhDiwmKC_B3",nc:1},"qdW+nv2":{type:"js",src:"https://static.xx.fbcdn.net/rsrc.php/v3/yD/r/_WqwGfCLDEq.js?_nc_x=uhDiwmKC_B3",nc:1},VkMGqNX:{type:"js",src:"https://static.xx.fbcdn.net/rsrc.php/v3/y4/r/7Hgyr93Czru.js?_nc_x=uhDiwmKC_B3",nc:1},"FbG/10n":{type:"js",src:"https://static.xx.fbcdn.net/rsrc.php/v3/ym/r/qWuowTovu_9.js?_nc_x=uhDiwmKC_B3",nc:1},XKcfjKO:{type:"js",src:"https://static.xx.fbcdn.net/rsrc.php/v3/yi/r/yPMyTK588ng.js?_nc_x=uhDiwmKC_B3",nc:1},"7U72CJl":{type:"js",src:"https://static.xx.fbcdn.net/rsrc.php/v3/yK/r/0dm3mY_obIz.js?_nc_x=uhDiwmKC_B3",nc:1},wwe7DTB:{type:"js",src:"https://static.xx.fbcdn.net/rsrc.php/v3iG9v4/yd/l/en_US/sB0yBH-wt-0.js?_nc_x=uhDiwmKC_B3",nc:1},RtoODgz:{type:"js",src:"https://static.xx.fbcdn.net/rsrc.php/v3/yS/r/GWm7O1_dY_I.js?_nc_x=uhDiwmKC_B3",nc:1},GkpG7dv:{type:"js",src:"https://static.xx.fbcdn.net/rsrc.php/v3/yv/r/x-calNO3A12.js?_nc_x=uhDiwmKC_B3",nc:1},FhXIqYD:{type:"js",src:"https://static.xx.fbcdn.net/rsrc.php/v3/yQ/r/OfkYf6xjFab.js?_nc_x=uhDiwmKC_B3",nc:1},TvVk6TT:{type:"js",src:"https://static.xx.fbcdn.net/rsrc.php/v3/yN/r/KxzbcN35K7L.js?_nc_x=uhDiwmKC_B3",nc:1},"4h4aNlF":{type:"js",src:"https://static.xx.fbcdn.net/rsrc.php/v3/yx/r/SL087JbfN2o.js?_nc_x=uhDiwmKC_B3",nc:1},WU8y1Yb:{type:"js",src:"https://static.xx.fbcdn.net/rsrc.php/v3/yj/r/CZcR_K0dyRI.js?_nc_x=uhDiwmKC_B3",nc:1},VTYACzS:{type:"js",src:"https://static.xx.fbcdn.net/rsrc.php/v3/yv/r/kqRthf3qLr3.js?_nc_x=uhDiwmKC_B3",nc:1},GfWO3Qw:{type:"js",src:"https://static.xx.fbcdn.net/rsrc.php/v3/yK/r/7T2CdD2JCKa.js?_nc_x=uhDiwmKC_B3",nc:1},LSH0myS:{type:"js",src:"https://static.xx.fbcdn.net/rsrc.php/v3/yf/r/yc6Vq5Z3j5J.js?_nc_x=uhDiwmKC_B3",nc:1},umy9hJ6:{type:"js",src:"https://static.xx.fbcdn.net/rsrc.php/v3/yE/r/QUV_qn-bR1V.js?_nc_x=uhDiwmKC_B3",nc:1},ogrgp0O:{type:"js",src:"https://static.xx.fbcdn.net/rsrc.php/v3/yl/r/4Gyi-k-rZKf.js?_nc_x=uhDiwmKC_B3",nc:1},I3ndDEg:{type:"js",src:"https://static.xx.fbcdn.net/rsrc.php/v3/y_/r/rwQhDtZWt_5.js?_nc_x=uhDiwmKC_B3",nc:1},"5z17JwC":{type:"js",src:"https://static.xx.fbcdn.net/rsrc.php/v3/yr/r/AMalLwMYIrl.js?_nc_x=uhDiwmKC_B3",nc:1},"+AoYAVn":{type:"js",src:"https://static.xx.fbcdn.net/rsrc.php/v3/yC/r/EIBXz3GBA-D.js?_nc_x=uhDiwmKC_B3",nc:1},bu181EA:{type:"js",src:"https://static.xx.fbcdn.net/rsrc.php/v3/yS/r/zh0BOSTSjj1.js?_nc_x=uhDiwmKC_B3",nc:1},ZJFGJi4:{type:"js",src:"https://static.xx.fbcdn.net/rsrc.php/v3/y0/r/Jf0kgJcnEBE.js?_nc_x=uhDiwmKC_B3",nc:1},MBCLCCC:{type:"js",src:"https://static.xx.fbcdn.net/rsrc.php/v3/yg/r/zOO6a62w0nA.js?_nc_x=uhDiwmKC_B3",nc:1},LnZfjLr:{type:"js",src:"https://static.xx.fbcdn.net/rsrc.php/v3/yU/r/6sAbCEUVrB5.js?_nc_x=uhDiwmKC_B3",nc:1},"I/QE8ks":{type:"js",src:"https://static.xx.fbcdn.net/rsrc.php/v3/yd/r/kOAJAa7Yp2b.js?_nc_x=uhDiwmKC_B3",nc:1},yK82F5d:{type:"js",src:"https://static.xx.fbcdn.net/rsrc.php/v3/ym/r/6xKa14Mr2bQ.js?_nc_x=uhDiwmKC_B3",nc:1},z7ZvSpM:{type:"js",src:"https://static.xx.fbcdn.net/rsrc.php/v3/yJ/r/o1XdTpHIamA.js?_nc_x=uhDiwmKC_B3",nc:1},zSpYJeK:{type:"js",src:"https://static.xx.fbcdn.net/rsrc.php/v3/yW/r/P6fnq9A-l0D.js?_nc_x=uhDiwmKC_B3",nc:1},EOrBdE9:{type:"js",src:"https://static.xx.fbcdn.net/rsrc.php/v3/yo/r/4BXSMkDTue0.js?_nc_x=uhDiwmKC_B3",nc:1},"5/tcROw":{type:"js",src:"https://static.xx.fbcdn.net/rsrc.php/v3/yP/r/Ka7VHy01uQm.js?_nc_x=uhDiwmKC_B3",nc:1},T9N3D3b:{type:"js",src:"https://static.xx.fbcdn.net/rsrc.php/v3/yr/r/JRSqDs6_3fm.js?_nc_x=uhDiwmKC_B3",nc:1},bY1C9rD:{type:"js",src:"https://static.xx.fbcdn.net/rsrc.php/v3/yp/r/mHuDoHYqNJ0.js?_nc_x=uhDiwmKC_B3",nc:1},JN1GBDo:{type:"js",src:"https://static.xx.fbcdn.net/rsrc.php/v3/ye/r/iByupt0XGoH.js?_nc_x=uhDiwmKC_B3",nc:1},Ipkcukk:{type:"js",src:"https://static.xx.fbcdn.net/rsrc.php/v3/y3/r/NCkeo5lJQ8U.js?_nc_x=uhDiwmKC_B3",nc:1},lib1yuI:{type:"js",src:"https://static.xx.fbcdn.net/rsrc.php/v3/yH/r/JJLWE2BKtNa.js?_nc_x=uhDiwmKC_B3",nc:1},"Mlictp+":{type:"js",src:"https://static.xx.fbcdn.net/rsrc.php/v3/yj/r/8oxbIf1a8qu.js?_nc_x=uhDiwmKC_B3",nc:1},SoeVmEI:{type:"js",src:"https://static.xx.fbcdn.net/rsrc.php/v3/yH/r/F66sIef62gN.js?_nc_x=uhDiwmKC_B3",nc:1},"5Wt8dDZ":{type:"js",src:"https://static.xx.fbcdn.net/rsrc.php/v3/yQ/r/iipOX_cMyoh.js?_nc_x=uhDiwmKC_B3",nc:1},"6CuutOd":{type:"js",src:"https://static.xx.fbcdn.net/rsrc.php/v3/yK/r/QEVgFmObewa.js?_nc_x=uhDiwmKC_B3",nc:1},"u+MPFAg":{type:"js",src:"https://static.xx.fbcdn.net/rsrc.php/v3/yb/r/9-6UTqngw0f.js?_nc_x=uhDiwmKC_B3",nc:1},"92ljbxM":{type:"js",src:"https://static.xx.fbcdn.net/rsrc.php/v3/yV/r/PtfHFKO0n4q.js?_nc_x=uhDiwmKC_B3",nc:1},"34uvkkI":{type:"js",src:"https://static.xx.fbcdn.net/rsrc.php/v3/yc/r/y5f8f9gDXli.js?_nc_x=uhDiwmKC_B3",nc:1},vlLd3qS:{type:"js",src:"https://static.xx.fbcdn.net/rsrc.php/v3/y2/r/swpnuSW5Q1P.js?_nc_x=uhDiwmKC_B3",nc:1},PSfPWMu:{type:"js",src:"https://static.xx.fbcdn.net/rsrc.php/v3/yp/r/L5YDzwTRRod.js?_nc_x=uhDiwmKC_B3",nc:1},V5qj5RH:{type:"js",src:"https://static.xx.fbcdn.net/rsrc.php/v3/yM/r/jA023NrVw6N.js?_nc_x=uhDiwmKC_B3",nc:1},"1AinKX3":{type:"js",src:"https://static.xx.fbcdn.net/rsrc.php/v3/yH/r/y3XACJBucEe.js?_nc_x=uhDiwmKC_B3",nc:1},fdnbnen:{type:"js",src:"https://static.xx.fbcdn.net/rsrc.php/v3/yt/r/voJaUT-4MI-.js?_nc_x=uhDiwmKC_B3",nc:1},"RYPSVx+":{type:"js",src:"https://static.xx.fbcdn.net/rsrc.php/v3/ys/r/gkqiQ5iYkdQ.js?_nc_x=uhDiwmKC_B3",nc:1},zBdYtaG:{type:"js",src:"https://static.xx.fbcdn.net/rsrc.php/v3/yE/r/cF1-nnjMeK5.js?_nc_x=uhDiwmKC_B3",nc:1},akGGJmO:{type:"js",src:"https://static.xx.fbcdn.net/rsrc.php/v3/ye/r/cl-mSrmvUVy.js?_nc_x=uhDiwmKC_B3",nc:1},"V+QqGym":{type:"js",src:"https://static.xx.fbcdn.net/rsrc.php/v3/yh/r/d4FuxhEVuYh.js?_nc_x=uhDiwmKC_B3",nc:1},"3M/f6qL":{type:"js",src:"https://static.xx.fbcdn.net/rsrc.php/v3/yA/r/oKrIadFcIGo.js?_nc_x=uhDiwmKC_B3",nc:1},"vgeDo/H":{type:"js",src:"https://static.xx.fbcdn.net/rsrc.php/v3/yF/r/1XRyPI3zzHS.js?_nc_x=uhDiwmKC_B3",nc:1},BdwYYTK:{type:"js",src:"https://static.xx.fbcdn.net/rsrc.php/v3/yl/r/YsbNkLNRh7r.js?_nc_x=uhDiwmKC_B3",nc:1},eztEHzG:{type:"js",src:"https://static.xx.fbcdn.net/rsrc.php/v3/y_/r/YfM9_1Khrzm.js?_nc_x=uhDiwmKC_B3",nc:1},TBb4r62:{type:"js",src:"https://static.xx.fbcdn.net/rsrc.php/v3/yd/r/rmzw69Gzhew.js?_nc_x=uhDiwmKC_B3",nc:1},K2udVRK:{type:"js",src:"https://static.xx.fbcdn.net/rsrc.php/v3/yN/r/D8j5oYVYob1.js?_nc_x=uhDiwmKC_B3",nc:1},"3heBB1l":{type:"js",src:"https://static.xx.fbcdn.net/rsrc.php/v3/yP/r/wkYSrQ2LdYU.js?_nc_x=uhDiwmKC_B3",nc:1},"6QUHIXE":{type:"js",src:"https://static.xx.fbcdn.net/rsrc.php/v3/yJ/r/M1hzhPx8n-1.js?_nc_x=uhDiwmKC_B3",nc:1},"0o+Lr2s":{type:"js",src:"https://static.xx.fbcdn.net/rsrc.php/v3/yC/r/98xuiRZFX7n.js?_nc_x=uhDiwmKC_B3",nc:1},vp2A8CI:{type:"js",src:"https://static.xx.fbcdn.net/rsrc.php/v3/yF/r/1vfEmJ5WjNl.js?_nc_x=uhDiwmKC_B3",nc:1},CZj1s0p:{type:"js",src:"https://static.xx.fbcdn.net/rsrc.php/v3/y1/r/NWFG3P_FWX7.js?_nc_x=uhDiwmKC_B3",nc:1},W11p1Dk:{type:"js",src:"https://static.xx.fbcdn.net/rsrc.php/v3/y8/r/jcK6VIXvOn1.js?_nc_x=uhDiwmKC_B3",nc:1},"/cGV19D":{type:"js",src:"https://static.xx.fbcdn.net/rsrc.php/v3/yR/r/sRGSs8UeUBo.js?_nc_x=uhDiwmKC_B3",nc:1},rvAqYNg:{type:"js",src:"https://static.xx.fbcdn.net/rsrc.php/v3/yn/r/Tt3e2fqMlZM.js?_nc_x=uhDiwmKC_B3",nc:1},NGHzUbr:{type:"js",src:"https://static.xx.fbcdn.net/rsrc.php/v3/yx/r/rmFF4-M611a.js?_nc_x=uhDiwmKC_B3",nc:1},ym81eWS:{type:"js",src:"https://static.xx.fbcdn.net/rsrc.php/v3/yL/r/cOdAQrkwGRz.js?_nc_x=uhDiwmKC_B3",nc:1},"A/xwG6J":{type:"js",src:"https://static.xx.fbcdn.net/rsrc.php/v3/yS/r/rk-jQ3iFo8h.js?_nc_x=uhDiwmKC_B3",nc:1},"0AjT2+j":{type:"js",src:"https://static.xx.fbcdn.net/rsrc.php/v3/yq/r/DZRy4of7luo.js?_nc_x=uhDiwmKC_B3",nc:1},"ip+rXYb":{type:"js",src:"https://static.xx.fbcdn.net/rsrc.php/v3/ye/r/QP7qfyA1dSF.js?_nc_x=uhDiwmKC_B3",nc:1},WHYXN3C:{type:"js",src:"https://static.xx.fbcdn.net/rsrc.php/v3/yb/r/U-KWOOlZTdO.js?_nc_x=uhDiwmKC_B3",nc:1},KwjylLZ:{type:"js",src:"https://static.xx.fbcdn.net/rsrc.php/v3/yi/r/IwnaIAgF9sd.js?_nc_x=uhDiwmKC_B3",nc:1},hC46dM4:{type:"js",src:"https://static.xx.fbcdn.net/rsrc.php/v3/yT/r/Sat7AbL7fo2.js?_nc_x=uhDiwmKC_B3",nc:1},Tcfzjrz:{type:"js",src:"https://static.xx.fbcdn.net/rsrc.php/v3/yj/r/gBHH7RysVE2.js?_nc_x=uhDiwmKC_B3",nc:1},MDqRp43:{type:"js",src:"https://static.xx.fbcdn.net/rsrc.php/v3/yP/r/cEILpYxnLcT.js?_nc_x=uhDiwmKC_B3",nc:1},FpYgPep:{type:"js",src:"https://static.xx.fbcdn.net/rsrc.php/v3/yo/r/pxiAgpix01V.js?_nc_x=uhDiwmKC_B3",nc:1},eb5h2lR:{type:"js",src:"https://static.xx.fbcdn.net/rsrc.php/v3/yF/r/6x0DClxT056.js?_nc_x=uhDiwmKC_B3",nc:1},"ggAxlq+":{type:"js",src:"https://static.xx.fbcdn.net/rsrc.php/v3/yc/r/VuVQZf036gz.js?_nc_x=uhDiwmKC_B3",nc:1},RNdgn3s:{type:"js",src:"https://static.xx.fbcdn.net/rsrc.php/v3isXh4/yh/l/en_US/AK3htDftwL6.js?_nc_x=uhDiwmKC_B3",nc:1},ZghCGHV:{type:"js",src:"https://static.xx.fbcdn.net/rsrc.php/v3/yN/r/91iilsc3b1g.js?_nc_x=uhDiwmKC_B3",nc:1},TC4wdTw:{type:"js",src:"https://static.xx.fbcdn.net/rsrc.php/v3/ye/r/VRLCBqACcTi.js?_nc_x=uhDiwmKC_B3",nc:1},tRCjSlz:{type:"js",src:"https://static.xx.fbcdn.net/rsrc.php/v3/yb/r/ZLjYIfKJ-dY.js?_nc_x=uhDiwmKC_B3",nc:1},U7ApsBY:{type:"js",src:"https://static.xx.fbcdn.net/rsrc.php/v3/yS/r/qez-JbQ7_wF.js?_nc_x=uhDiwmKC_B3",nc:1},BoGr2w5:{type:"js",src:"https://static.xx.fbcdn.net/rsrc.php/v3/yL/r/lZrq95MdbhT.js?_nc_x=uhDiwmKC_B3",nc:1},"DY+mWuJ":{type:"js",src:"https://static.xx.fbcdn.net/rsrc.php/v3/yx/r/Etg6_wCE9bM.js?_nc_x=uhDiwmKC_B3",nc:1},"ihMCZz/":{type:"js",src:"https://static.xx.fbcdn.net/rsrc.php/v3/yz/r/G4F9qftxLhz.js?_nc_x=uhDiwmKC_B3",nc:1},"yrh/Koq":{type:"js",src:"https://static.xx.fbcdn.net/rsrc.php/v3/yL/r/FjF_kh2s84p.js?_nc_x=uhDiwmKC_B3",nc:1},VSDhdrK:{type:"js",src:"https://static.xx.fbcdn.net/rsrc.php/v3/yu/r/X0eeasubuf9.js?_nc_x=uhDiwmKC_B3",nc:1},"82V9YeS":{type:"js",src:"https://static.xx.fbcdn.net/rsrc.php/v3/yx/r/g9efvnOnZu2.js?_nc_x=uhDiwmKC_B3",nc:1},MGImUZu:{type:"js",src:"https://static.xx.fbcdn.net/rsrc.php/v3/yr/r/gtp6r6shlih.js?_nc_x=uhDiwmKC_B3",nc:1},RPn3lNN:{type:"js",src:"https://static.xx.fbcdn.net/rsrc.php/v3/yk/r/PFk8nBYIlGT.js?_nc_x=uhDiwmKC_B3",nc:1},"G+XcWfO":{type:"js",src:"https://static.xx.fbcdn.net/rsrc.php/v3/yJ/r/YlVl5D-y9Ko.js?_nc_x=uhDiwmKC_B3",nc:1},"6TOHd4v":{type:"js",src:"https://static.xx.fbcdn.net/rsrc.php/v3/yP/r/rk0nm0bjBeP.js?_nc_x=uhDiwmKC_B3",nc:1},"9oRlogK":{type:"js",src:"https://static.xx.fbcdn.net/rsrc.php/v3/yz/r/8qECp4s2MD6.js?_nc_x=uhDiwmKC_B3",nc:1},"dxZ+MKw":{type:"js",src:"https://static.xx.fbcdn.net/rsrc.php/v3/y2/r/JoxH0ABut1L.js?_nc_x=uhDiwmKC_B3",nc:1},yrhIA7L:{type:"js",src:"https://static.xx.fbcdn.net/rsrc.php/v3/yZ/r/698MCDpkxrQ.js?_nc_x=uhDiwmKC_B3",nc:1},CKON0xq:{type:"js",src:"https://static.xx.fbcdn.net/rsrc.php/v3/yF/r/oh_rYD7-5qu.js?_nc_x=uhDiwmKC_B3",nc:1},OfLCTpp:{type:"js",src:"https://static.xx.fbcdn.net/rsrc.php/v3/y8/r/5w2Ciu0iefL.js?_nc_x=uhDiwmKC_B3",nc:1},C9IOhzg:{type:"js",src:"https://static.xx.fbcdn.net/rsrc.php/v3/yI/r/7cLOiQ0q-aZ.js?_nc_x=uhDiwmKC_B3",nc:1},C1F7dDq:{type:"js",src:"https://static.xx.fbcdn.net/rsrc.php/v3/yW/r/MsmDtpT0MuP.js?_nc_x=uhDiwmKC_B3",nc:1},FSeCKs1:{type:"js",src:"https://static.xx.fbcdn.net/rsrc.php/v3/yT/r/Ac_yPYt1S74.js?_nc_x=uhDiwmKC_B3",nc:1},"oNboD+D":{type:"js",src:"https://static.xx.fbcdn.net/rsrc.php/v3/yC/r/PxpKfkLRIgQ.js?_nc_x=uhDiwmKC_B3",nc:1},"6V4OzAd":{type:"js",src:"https://static.xx.fbcdn.net/rsrc.php/v3/yU/r/sSNKXgd31dh.js?_nc_x=uhDiwmKC_B3",nc:1},pCVyS3V:{type:"js",src:"https://static.xx.fbcdn.net/rsrc.php/v3/yO/r/f-ssAd3TGNT.js?_nc_x=uhDiwmKC_B3",nc:1},HMELjto:{type:"js",src:"https://static.xx.fbcdn.net/rsrc.php/v3/y0/r/ust4A1fhlSb.js?_nc_x=uhDiwmKC_B3",nc:1},"VFJLnI+":{type:"js",src:"https://static.xx.fbcdn.net/rsrc.php/v3/y9/r/h7g1a27_u5c.js?_nc_x=uhDiwmKC_B3",nc:1},QH7GOvE:{type:"js",src:"https://static.xx.fbcdn.net/rsrc.php/v3/yY/r/boFeyADdRq3.js?_nc_x=uhDiwmKC_B3",nc:1},ZH7xlvb:{type:"js",src:"https://static.xx.fbcdn.net/rsrc.php/v3/yp/r/lt0AqweVf_M.js?_nc_x=uhDiwmKC_B3",nc:1},DgKQdPZ:{type:"js",src:"https://static.xx.fbcdn.net/rsrc.php/v3iHyi4/yy/l/en_US/4HCV_R8j6hy.js?_nc_x=uhDiwmKC_B3",nc:1},tR5YQxX:{type:"js",src:"https://static.xx.fbcdn.net/rsrc.php/v3/yw/r/vKxPqQn-9pI.js?_nc_x=uhDiwmKC_B3",nc:1},"p+8DSck":{type:"js",src:"https://static.xx.fbcdn.net/rsrc.php/v3/y5/r/5Hk2hzXKyKf.js?_nc_x=uhDiwmKC_B3",nc:1},HudrK4Y:{type:"js",src:"https://static.xx.fbcdn.net/rsrc.php/v3/yR/r/4WdePJm3svH.js?_nc_x=uhDiwmKC_B3",nc:1},"NECHA/y":{type:"js",src:"https://static.xx.fbcdn.net/rsrc.php/v3/yP/r/BfJ0Zgru-x_.js?_nc_x=uhDiwmKC_B3",nc:1},WNCHyZJ:{type:"js",src:"https://static.xx.fbcdn.net/rsrc.php/v3/ya/r/mc5DYxwW8_i.js?_nc_x=uhDiwmKC_B3",nc:1},Y4kKOSx:{type:"js",src:"https://static.xx.fbcdn.net/rsrc.php/v3/yo/r/quboTCC-vlZ.js?_nc_x=uhDiwmKC_B3",nc:1},kUsR8by:{type:"js",src:"https://static.xx.fbcdn.net/rsrc.php/v3/ym/r/QH4KBSe9Gyt.js?_nc_x=uhDiwmKC_B3",nc:1},FLDmLhQ:{type:"js",src:"https://static.xx.fbcdn.net/rsrc.php/v3/y5/r/zpVgjP8x-qe.js?_nc_x=uhDiwmKC_B3",nc:1},VMiyzLx:{type:"js",src:"https://static.xx.fbcdn.net/rsrc.php/v3/yz/r/7x-R6NJQahm.js?_nc_x=uhDiwmKC_B3",nc:1},CJV16eI:{type:"js",src:"https://static.xx.fbcdn.net/rsrc.php/v3/y3/r/MRV_ea7pS0I.js?_nc_x=uhDiwmKC_B3",nc:1},rdftOeJ:{type:"js",src:"https://static.xx.fbcdn.net/rsrc.php/v3/yP/r/oSnjCqu1YQm.js?_nc_x=uhDiwmKC_B3",nc:1},"0xpZO2d":{type:"js",src:"https://static.xx.fbcdn.net/rsrc.php/v3/yo/r/YaWb-0aZb5D.js?_nc_x=uhDiwmKC_B3",nc:1},drfsv9J:{type:"js",src:"https://static.xx.fbcdn.net/rsrc.php/v3/yw/r/UYzgcE2Zq5P.js?_nc_x=uhDiwmKC_B3",nc:1},"0uHmpg4":{type:"js",src:"https://static.xx.fbcdn.net/rsrc.php/v3/ys/r/nuTWWUpEiFz.js?_nc_x=uhDiwmKC_B3",nc:1},"GvIo/Yf":{type:"js",src:"https://static.xx.fbcdn.net/rsrc.php/v3/yC/r/vi-7KT8yTam.js?_nc_x=uhDiwmKC_B3",nc:1},taNd4Lh:{type:"js",src:"https://static.xx.fbcdn.net/rsrc.php/v3/yN/r/daWvOTDIkr8.js?_nc_x=uhDiwmKC_B3",nc:1},x0B2NXj:{type:"js",src:"https://static.xx.fbcdn.net/rsrc.php/v3/yq/r/Hfeq75M93fW.js?_nc_x=uhDiwmKC_B3",nc:1},"0bna0nD":{type:"js",src:"https://static.xx.fbcdn.net/rsrc.php/v3/ym/r/zN-gaz48ci9.js?_nc_x=uhDiwmKC_B3",nc:1},FwKC2wP:{type:"js",src:"https://static.xx.fbcdn.net/rsrc.php/v3/yl/r/OgyZBFypaif.js?_nc_x=uhDiwmKC_B3",nc:1},"8KkKfdw":{type:"js",src:"https://static.xx.fbcdn.net/rsrc.php/v3/y0/r/SHmhWum3_WZ.js?_nc_x=uhDiwmKC_B3",nc:1},"/OJeJIp":{type:"js",src:"https://static.xx.fbcdn.net/rsrc.php/v3/yG/r/xQTDtJQ9XrE.js?_nc_x=uhDiwmKC_B3",nc:1},"9iRWYdA":{type:"js",src:"https://static.xx.fbcdn.net/rsrc.php/v3/yU/r/n1YBlVim-2a.js?_nc_x=uhDiwmKC_B3",nc:1},jQswo4K:{type:"js",src:"https://static.xx.fbcdn.net/rsrc.php/v3/yT/r/Z0gpcYJqjWM.js?_nc_x=uhDiwmKC_B3",nc:1},"0iqz52I":{type:"js",src:"https://static.xx.fbcdn.net/rsrc.php/v3/ys/r/bKpwD_o3aE7.js?_nc_x=uhDiwmKC_B3",nc:1},"+Q886j7":{type:"js",src:"https://static.xx.fbcdn.net/rsrc.php/v3/yN/r/znQ32yRUGoU.js?_nc_x=uhDiwmKC_B3",nc:1},"aLu/YjO":{type:"js",src:"https://static.xx.fbcdn.net/rsrc.php/v3/y0/r/qfb8XfwPpDx.js?_nc_x=uhDiwmKC_B3",nc:1},w8rdwr6:{type:"js",src:"https://static.xx.fbcdn.net/rsrc.php/v3/yo/r/tM3EpLDzI3b.js?_nc_x=uhDiwmKC_B3",nc:1},H815mMb:{type:"js",src:"https://static.xx.fbcdn.net/rsrc.php/v3/yg/r/gTVnFixm7IH.js?_nc_x=uhDiwmKC_B3",nc:1},DEHxY2Y:{type:"js",src:"https://static.xx.fbcdn.net/rsrc.php/v3/yz/r/eTN586BUH9A.js?_nc_x=uhDiwmKC_B3",nc:1},qrrN7tT:{type:"js",src:"https://static.xx.fbcdn.net/rsrc.php/v3/yp/r/89nZYlxpe7A.js?_nc_x=uhDiwmKC_B3",nc:1},YzzZbpJ:{type:"js",src:"https://static.xx.fbcdn.net/rsrc.php/v3iFwK4/yY/l/en_US/lc5e2P3EEGh.js?_nc_x=uhDiwmKC_B3",nc:1},lmUljkD:{type:"js",src:"https://static.xx.fbcdn.net/rsrc.php/v3/yb/r/sYqaqcneUvj.js?_nc_x=uhDiwmKC_B3",nc:1},"4okvLvT":{type:"js",src:"https://static.xx.fbcdn.net/rsrc.php/v3/yI/r/2id2yfgSFzt.js?_nc_x=uhDiwmKC_B3",nc:1},"+6+uu8l":{type:"js",src:"https://static.xx.fbcdn.net/rsrc.php/v3/y5/r/E6hWIzggGfL.js?_nc_x=uhDiwmKC_B3",nc:1},TrP5DUu:{type:"js",src:"https://static.xx.fbcdn.net/rsrc.php/v3iIVi4/yl/l/en_US/0k7kQ8cxrVh.js?_nc_x=uhDiwmKC_B3",nc:1},wvoD3Th:{type:"js",src:"https://static.xx.fbcdn.net/rsrc.php/v3/yv/r/l3OjtAYPJie.js?_nc_x=uhDiwmKC_B3",nc:1},Br5KS3D:{type:"js",src:"https://static.xx.fbcdn.net/rsrc.php/v3/yV/r/pw5RQ621MTy.js?_nc_x=uhDiwmKC_B3",nc:1},llwSVaw:{type:"css",src:"https://static.xx.fbcdn.net/rsrc.php/v3/yQ/l/0,cross/LsxGoQikrvU.css?_nc_x=uhDiwmKC_B3",nc:1},mXVEIqk:{type:"js",src:"https://static.xx.fbcdn.net/rsrc.php/v3/yc/r/kdLb04eu5WQ.js?_nc_x=uhDiwmKC_B3",nc:1},F6tfkov:{type:"js",src:"https://static.xx.fbcdn.net/rsrc.php/v3/yo/r/WJfftddHF-Z.js?_nc_x=uhDiwmKC_B3",nc:1},"6zjI9Hh":{type:"js",src:"https://static.xx.fbcdn.net/rsrc.php/v3/ye/r/MKMihExlhNC.js?_nc_x=uhDiwmKC_B3",nc:1},"DSDH+93":{type:"js",src:"https://static.xx.fbcdn.net/rsrc.php/v3/yS/r/fSZ482Dc-zJ.js?_nc_x=uhDiwmKC_B3",nc:1},vTILOpW:{type:"js",src:"https://static.xx.fbcdn.net/rsrc.php/v3/yg/r/hdI666d79Kf.js?_nc_x=uhDiwmKC_B3",nc:1},jEPHDCL:{type:"js",src:"https://static.xx.fbcdn.net/rsrc.php/v3/yi/r/T5RIg7NenE6.js?_nc_x=uhDiwmKC_B3",nc:1},Vy4H2RL:{type:"js",src:"https://static.xx.fbcdn.net/rsrc.php/v3/yW/r/G4nd1WMZb9U.js?_nc_x=uhDiwmKC_B3",nc:1},"7SOFmSl":{type:"css",src:"https://static.xx.fbcdn.net/rsrc.php/v3/yx/l/0,cross/Vpl9nK9t_Vk.css?_nc_x=uhDiwmKC_B3",nc:1},qe91i0S:{type:"js",src:"https://static.xx.fbcdn.net/rsrc.php/v3ijpn4/yz/l/en_US/9EKWxBjCEsN.js?_nc_x=uhDiwmKC_B3",nc:1},BEIovKt:{type:"css",src:"https://static.xx.fbcdn.net/rsrc.php/v3/yh/l/0,cross/Xkf1wKC9MDq.css?_nc_x=uhDiwmKC_B3",nc:1},NohOdaB:{type:"css",src:"https://static.xx.fbcdn.net/rsrc.php/v3/yq/l/0,cross/WtBI5JYOQY4.css?_nc_x=uhDiwmKC_B3",nc:1},cK7Msvf:{type:"js",src:"https://static.xx.fbcdn.net/rsrc.php/v3/yy/r/gt3hrgXnAlx.js?_nc_x=uhDiwmKC_B3",nc:1},DyECQor:{type:"js",src:"https://static.xx.fbcdn.net/rsrc.php/v3itTO4/yn/l/en_US/u5t4V_5ZNy1.js?_nc_x=uhDiwmKC_B3",nc:1}},compMap:{NotificationJewelController:{r:["y4s9Al5","4oXfVig","Zmyy3FL","zt8u7WN","u/+QIsG","y/us7KW","98eEx8L","1Iwuzbz","cOfWqri","oU3aOlB","sJfcljR","IZnktcb"],rds:{m:["VisualCompletionGating","FbtLogging","IntlQtEventFalcoEvent","BanzaiScuba_DEPRECATED"],r:["6Xbj/Xg","oUUfk8a","xcEmm9x"]},be:1},MessengerMQTTPresenceReporting:{r:["u/+QIsG","y/us7KW","1Iwuzbz","oU3aOlB","aw9CK9g","sJfcljR"],rds:{m:["MqttLongPollingRunner","BanzaiScuba_DEPRECATED"]},be:1},"BusinessTypeaheadContainer.brands":{r:["egrKNVU","IZnktcb","Py89bWQ","6Xbj/Xg","y4s9Al5","tvXQr1L","OPuOwyu","ao8gNn+","PuZHThr","Zmyy3FL","sIdGXlD","UBpZdcx","oUUfk8a","u/+QIsG","astnvGS","98eEx8L","MIvZcWB","1Iwuzbz","cNPCbfW","cOfWqri","scY1uK9","gsUTRMN","Ld3Y836","vCxI9D4","sJfcljR","fplqcae","xcEmm9x","05S/8dE","shUpYoI","BL4edCG","jKEGJYp"],rds:{m:["ContextualConfig","QuickPerformanceLogger","BladeRunnerClient","SkywalkerUtils","FleetBeaconSubscriptionLauncher","FbtLogging","IntlQtEventFalcoEvent","BanzaiScuba_DEPRECATED","PageTransitions","DGWRequestStreamClient","MqttLongPollingRunner","Animation"],r:["y/us7KW","brocg6p"]},be:1},XUIErrorDialogImpl:{r:["IZnktcb","y4s9Al5","OPuOwyu","Zmyy3FL","18DmiQD","u/+QIsG","cOfWqri","sJfcljR"],rds:{m:["FbtLogging","IntlQtEventFalcoEvent","PageTransitions","BanzaiScuba_DEPRECATED","Animation"]},be:1},NotificationSeenState:{r:["zt8u7WN","u/+QIsG","98eEx8L","IZnktcb"],rds:{m:["FbtLogging","IntlQtEventFalcoEvent"]},be:1},NotificationStore:{r:["zt8u7WN","u/+QIsG","98eEx8L","1Iwuzbz","cOfWqri","sJfcljR","IZnktcb"],rds:{m:["VisualCompletionGating","FbtLogging","IntlQtEventFalcoEvent","BanzaiScuba_DEPRECATED"],r:["y/us7KW","6Xbj/Xg","oUUfk8a","xcEmm9x"]},be:1},ScrollableArea:{r:["OPuOwyu","Zmyy3FL","u/+QIsG","Xzp1fpj","cOfWqri","j8SaFTo","sJfcljR","IZnktcb"],rds:{m:["Animation"]},be:1},adsIntelligentComponentContextSelector:{r:["itTWTAt","B4HHxUF","xy33NRo","OAv9N4B","SQs0iBH","egrKNVU","FhMHrY7","Jc2PDdD","9Wq2DoC","XxGx/sv","+/un+3f","a9gpbK7","e1uuIKW","9o8Lkn3","IghwcLh","5Ul7awn","1UQdqBQ","zNV+CbW","IZnktcb","Z/a3kky","EPSFwQl","cTpsv92","amcjlri","H6ik/YQ","QpS5QSD","JFtO/ct","gXWIEkk","Qt+GN0W","Ew0HUX0","3u+1Nfj","XwEVZxQ","nCAVZmg","r1VmHEn","roCi/kq","R1rmqAb","VAflv4w","kqWTZk6","wip5Y2I","OOQ/1se","aX8uFN+","tYIm5sN","TCu2MOn","+AlUb2O","H2Xvs4V","8PQWp2j","JYtjZv7","3yqkXaf","u6UDJdP","q48XIsH","fN0qLfN","aDKuFvX","Y55qLgx","wxdkaCG","RJLyFW8","DK0Qff/","us14Ijo","2FJC6ha","gqBqtGM","akNZ5LR","dztVreD","eXV/dLK","c6aQYEY","9SjZJdf","WOJKE6q","5Icixt5","6Xbj/Xg","cShc7ES","RnSJRga","aTTnMC+","TzsOdwK","/JA7HoE","lcMECOt","jazX0P8","SQWm0tt","rcCZ5Mw","ESEVtNW","JDWV3Gk","jx+w79s","2U+hazt","hR+L589","0Of/V+U","pL0a5cG","41NlcHe","CFBBURe","Bu9wi9J","tvXQr1L","x3GIvTU","wWxXd3o","+vpn1VG","p8YPFHj","XjS9ZZT","KXmoUN7","jTAJgHa","pXvg4Ay","DLJBCCR","re0ugVe","XgDf5os","Y1mAmVw","gomjN9K","q5M/por","OPuOwyu","c8XEcGh","vjY9oi3","hFUGpV4","fW248JY","NCu8XMw","ihfwBL9","veUV4tY","jadcPuP","pc0AYki","mWuUaPW","tUt/fBg","nZ8/UBL","ZTHArpA","z94lIbe","yrUOfYS","YSo5cHT","eLedijr","Wz17C9w","iFPVeny","SVzvGse","gDQyEwF","Kb1GnP4","9jXpm/v","6EI8RLH","bB1zQcG","uYVKMDP","/F2jNPI","/MREtYF","yIO2viQ","n/sx9ch","okjzeL/","b/81nMG","7r0ceUp","pg3cqA5","sfMZe6X","tEDWkDO","mKd1pkU","Gr12FGF","Tna6Eol","LWbC7SM","xtymCvX","lVAHN6w","VrIYkc6","akVYUrb","OlSdkkN","4UAHn9U","29Kzz2X","W2/8KmC","vDnOkXJ","VujWvIN","JGHbK+m","3iuAfpP","4OWpSCb","ytGBa3G","2en5N7c","RSE30NJ","wlvNiMC","16dI+eU","cRXpSDW","JK4hdUr","fj0D0cf","bdgTWcb","p2H/SYo","M1o7ONX","P1EShw4","Ge52P7s","RjaNI4Z","EkspHqA","7SjDmfw","Zmyy3FL","LULpwhY","kl6MqQ1","+/a4xKB","2Ho0iZt","zt8u7WN","3wtmqMJ","stQUT/3","YKl+Yiy","nsQtr7t","juIDGeA","THKBcfv","gyn3sKd","EDZc0/e","h6irjj3","eVNux5C","/9g2frT","AX60l+v","qOIaJvP","YY+lVes","sIdGXlD","ZkZFFiq","m6jAh3B","TXN17L9","GVsHuKj","T912MTj","gcf45rK","hVCgnVj","w3vFm15","utgjMwv","9JdiT9u","clqIbk5","OwmMivJ","F5ekuwQ","GCvW+pw","UBpZdcx","7t8nIwU","ccExohD","2KJXte1","+uk7NZ7","bwoibph","oUUfk8a","wjuv1r6","1wQhgcR","u/+QIsG","r8GCFNl","jaIZxfZ","YnNGl8N","3qY7h8k","eOIBU7L","m3QCdXI","nFo2bf8","RZWv0ne","1/7Fu0W","w+9cMz7","AcqrOVU","vJ4m2CE","ODJbNIw","ZadPTzY","AdcSFdC","+a3oE0R","HLaX+oz","5LMYELX","bmtLr5S","6j0H9wn","8phPeC/","ceMZDVA","15k5e8+","Vre1IXb","wlKeHu9","yh6dQEZ","pD3NlQr","NgJDk7s","pnSf7f3","DepCOZQ","/6xguSP","UGfs3Y+","NTitv8R","LLOMiy4","kjc6ET/","loIpJ7b","g+sZ56p","DdnY2EU","QBQea4v","MIvZcWB","sJdnsT4","dJOED+O","kyfqr12","ciWVahT","L8lt1Se","5un+m30","hUzC6om","Wl46fpn","J0UxE9O","Vi/mUXz","m+Mk/Fi","gYZvtxe","D0K/l2r","cgiWErN","64/0jLD","P/jAXqA","TLxNQXB","L3misoa","a/HNYeX","3qu8w0V","xy7yUwe","tMWfF+P","i/BWl/k","cWx4jp7","xrSJEVy","xjnGPan","KD6XY82","xMjUkUt","ctfY2yD","1Iwuzbz","cNPCbfW","GDPpaVq","h5o/G2O","9xJLs38","VToqKzU","cOfWqri","ZyPj5EP","PeT29GU","ftj1QlQ","QgP3Eb3","A3reHq9","CbeGSj9","mgfsMok","SDnMYEb","oNmXZ0h","O4cMp5t","9CeUOoz","59/aWtF","baZozGY","7/LwmQn","BnYSUvV","D5F3DgO","Z133vz+","4HtetdF","V5faG6x","7jD/c1D","HEU3jst","B+kXElc","8eyOzH+","kVqkwbX","q035Rje","C1p7/bD","ik4t3j5","pEBSdjx","cLjmHaR","S8s8JeJ","B5Dnl+P","gLghf0/","qC99mEO","J0Vqup0","CplXIS8","ezjwwZ+","xOo9BT8","3OMttny","T3DjupW","yh4MYjV","ak6ogTz","sFYuleh","3+oEfKf","l0Zr903","NDRjx4/","9bmEPxz","4UqRTuV","tuHuMC3","r0DBAI9","e992dc3","BglXqKa","gsUTRMN","eRAnrb6","vr7b7GN","/TNYs0s","ox0oDbW","qdW+nv2","VkMGqNX","FbG/10n","XKcfjKO","7U72CJl","wwe7DTB","RtoODgz","GkpG7dv","FhXIqYD","TvVk6TT","4h4aNlF","WU8y1Yb","VTYACzS","GfWO3Qw","LSH0myS","umy9hJ6","ogrgp0O","I3ndDEg","5z17JwC","+AoYAVn","bu181EA","ZJFGJi4","MBCLCCC","LnZfjLr","I/QE8ks","yK82F5d","z7ZvSpM","zSpYJeK","EOrBdE9","5/tcROw","T9N3D3b","bY1C9rD","JN1GBDo","Ipkcukk","vCxI9D4","lib1yuI","Mlictp+","SoeVmEI","5Wt8dDZ","6CuutOd","u+MPFAg","92ljbxM","34uvkkI","vlLd3qS","PSfPWMu","V5qj5RH","1AinKX3","fdnbnen","RYPSVx+","zBdYtaG","akGGJmO","V+QqGym","3M/f6qL","vgeDo/H","BdwYYTK","eztEHzG","TBb4r62","K2udVRK","3heBB1l","sJfcljR","6QUHIXE","0o+Lr2s","vp2A8CI","CZj1s0p","W11p1Dk","IAh5SK2","/cGV19D","rvAqYNg","NGHzUbr","ym81eWS","A/xwG6J","xcEmm9x","0AjT2+j","ip+rXYb","WHYXN3C","KwjylLZ","hC46dM4","Tcfzjrz","MDqRp43","FpYgPep","eb5h2lR","ggAxlq+","RNdgn3s","05S/8dE","ZghCGHV","TC4wdTw","tRCjSlz","U7ApsBY","BoGr2w5","DY+mWuJ","ihMCZz/","yrh/Koq","VSDhdrK","82V9YeS","MGImUZu","RPn3lNN","G+XcWfO","6TOHd4v","9oRlogK","dxZ+MKw","yrhIA7L","CKON0xq","OfLCTpp","C9IOhzg","shUpYoI","C1F7dDq","FSeCKs1","oNboD+D","6V4OzAd","pCVyS3V","HMELjto","VFJLnI+","QH7GOvE","ZH7xlvb","DgKQdPZ","tR5YQxX","p+8DSck","HudrK4Y","eJghYaB","NECHA/y","WNCHyZJ","Y4kKOSx","kUsR8by","FLDmLhQ","VMiyzLx","CJV16eI","vxGUAac","rdftOeJ","0xpZO2d","drfsv9J","0uHmpg4","GvIo/Yf","taNd4Lh","x0B2NXj","0bna0nD","FwKC2wP","8KkKfdw","/OJeJIp","9iRWYdA","jQswo4K","0iqz52I","+Q886j7","aLu/YjO","w8rdwr6","H815mMb","DEHxY2Y","qrrN7tT","brocg6p","YzzZbpJ"],rds:{m:["QuickPerformanceLogger","AdsBidStrategyLoggingUtils","AdsIntelligentBlueTipContainerVisible.react","FbtLogging","CometSuspenseFalcoEvent","IntlQtEventFalcoEvent","BanzaiScuba_DEPRECATED","ContextualConfig","BladeRunnerClient","SkywalkerUtils","FleetBeaconSubscriptionLauncher","DGWRequestStreamClient","MqttLongPollingRunner"],r:["NXpzv59","y/us7KW"]},be:1},adsCMIntelligentComponentContextSelector:{r:["lmUljkD","6Xbj/Xg","Zmyy3FL","oUUfk8a","u/+QIsG","1Iwuzbz","cOfWqri","vCxI9D4","sJfcljR","xcEmm9x","IZnktcb"],rds:{m:["QuickPerformanceLogger","FbtLogging","IntlQtEventFalcoEvent","BanzaiScuba_DEPRECATED"]},be:1},adsDefaultIntelligentComponentContextSelector:{r:["6Xbj/Xg","Zmyy3FL","u/+QIsG","4okvLvT","cOfWqri","sJfcljR","xcEmm9x"],be:1},adsCrStIntelligentComponentContextSelector:{r:["6Xbj/Xg","Zmyy3FL","oUUfk8a","u/+QIsG","1Iwuzbz","cOfWqri","vCxI9D4","sJfcljR","xcEmm9x","+6+uu8l","IZnktcb"],rds:{m:["QuickPerformanceLogger","FbtLogging","IntlQtEventFalcoEvent","BanzaiScuba_DEPRECATED"]},be:1},adsEMIntelligentComponentContextSelector:{r:["TrP5DUu","6Xbj/Xg","Zmyy3FL","u/+QIsG","wvoD3Th","cOfWqri","vCxI9D4","sJfcljR","xcEmm9x"],be:1},AdsICDeliveryDebugger:{r:["6Xbj/Xg","NXpzv59","Zmyy3FL","sIdGXlD","oUUfk8a","u/+QIsG","1Iwuzbz","cOfWqri","Br5KS3D","vCxI9D4","sJfcljR","xcEmm9x","05S/8dE","IZnktcb","MIvZcWB"],rds:{m:["QuickPerformanceLogger","FbtLogging","IntlQtEventFalcoEvent","BanzaiScuba_DEPRECATED"]},be:1},"AdsIntelligentBlueTipContainerContent.react":{r:["egrKNVU","IZnktcb","in9eIAN","6Xbj/Xg","tvXQr1L","OPuOwyu","llwSVaw","mXVEIqk","Zmyy3FL","sIdGXlD","UBpZdcx","oUUfk8a","u/+QIsG","F6tfkov","/BPwcJh","6zjI9Hh","1Iwuzbz","cOfWqri","vCxI9D4","sJfcljR","fplqcae","xcEmm9x","05S/8dE","DSDH+93","MIvZcWB"],rds:{m:["QuickPerformanceLogger","FbtLogging","IntlQtEventFalcoEvent","BanzaiScuba_DEPRECATED","PageTransitions","Animation"]},be:1},PageInboxEntryPointsTypedLogger:{r:["u/+QIsG","1Iwuzbz","vTILOpW"],rds:{m:["BanzaiScuba_DEPRECATED"]},be:1},PageInboxEntryPoint:{r:["jEPHDCL"],be:1},PageInboxEntryPointEvent:{r:["Vy4H2RL"],be:1},NotificationUpdates:{r:["u/+QIsG","98eEx8L","IZnktcb"],rds:{m:["FbtLogging","IntlQtEventFalcoEvent"]},be:1},"NotificationJewelList.react":{r:["7SOFmSl","IZnktcb","qe91i0S","in9eIAN","6Xbj/Xg","dfXpuIj","OPuOwyu","NXpzv59","PuZHThr","MSDBxzL","Zmyy3FL","zt8u7WN","sIdGXlD","UBpZdcx","oUUfk8a","u/+QIsG","y/us7KW","98eEx8L","/BPwcJh","BEIovKt","1Iwuzbz","cOfWqri","vCxI9D4","6Sn0Pkw","aCMyiHj","sJfcljR","fplqcae","05S/8dE","NohOdaB","shUpYoI","BL4edCG","egrKNVU","dztVreD","y4s9Al5","ao8gNn+","Xzp1fpj","MIvZcWB","VDXMEB3","hQxiOQb","oU3aOlB","j8SaFTo","m4C3C7F","cK7Msvf","brocg6p"],rds:{m:["QuickPerformanceLogger","FbtLogging","IntlQtEventFalcoEvent","BanzaiScuba_DEPRECATED","Animation","PageTransitions","ContextualConfig","BladeRunnerClient","SkywalkerUtils","FleetBeaconSubscriptionLauncher","DGWRequestStreamClient","MqttLongPollingRunner"]},be:1},"NotificationList.react":{r:["Zmyy3FL","zt8u7WN","sIdGXlD","UBpZdcx","oUUfk8a","u/+QIsG","y/us7KW","98eEx8L","1Iwuzbz","cOfWqri","aCMyiHj","sJfcljR","fplqcae","IZnktcb","MIvZcWB"],rds:{m:["VisualCompletionGating","FbtLogging","IntlQtEventFalcoEvent","BanzaiScuba_DEPRECATED"],r:["6Xbj/Xg","xcEmm9x"]},be:1},NotificationAsyncWrapper:{r:["qe91i0S","u/+QIsG"],be:1},"BizNotificationJewelBodyContainer.react":{r:["egrKNVU","IZnktcb","EWJYE7Q","qe91i0S","dztVreD","6Xbj/Xg","TjzJv71","tvXQr1L","OPuOwyu","PuZHThr","DyECQor","Zmyy3FL","zt8u7WN","sIdGXlD","UBpZdcx","oUUfk8a","u/+QIsG","y/us7KW","Xzp1fpj","98eEx8L","BEIovKt","1Iwuzbz","cOfWqri","v0t1Z9F","vCxI9D4","aCMyiHj","sJfcljR","fplqcae","05S/8dE","brocg6p","MIvZcWB"],rds:{m:["VisualCompletionGating","FbtLogging","IntlQtEventFalcoEvent","BanzaiScuba_DEPRECATED","PageTransitions","ContextualConfig","BladeRunnerClient","SkywalkerUtils","FleetBeaconSubscriptionLauncher","DGWRequestStreamClient","MqttLongPollingRunner","Animation"],r:["xcEmm9x"]},be:1},liveQueryFetchWithWWWInitial:{r:["6Xbj/Xg","u/+QIsG","1Iwuzbz"],rds:{m:["ContextualConfig","BladeRunnerClient","BanzaiScuba_DEPRECATED","DGWRequestStreamClient","MqttLongPollingRunner"],r:["y/us7KW","sJfcljR"]},be:1}}}},allResources:["PuZHThr","y4s9Al5","sIdGXlD","ao8gNn+","Zmyy3FL","u/+QIsG","1Iwuzbz","sJfcljR","6Xbj/Xg","vCxI9D4","05S/8dE","OPuOwyu","v0t1Z9F","fplqcae","IZnktcb","UBpZdcx","98eEx8L","dztVreD","MIvZcWB","y/us7KW","oUUfk8a","cOfWqri","zt8u7WN","oU3aOlB","tvXQr1L","xcEmm9x","brocg6p","NXpzv59","in9eIAN"],onload:["requireLazy([\"Toggler\"],function(t){t.listen(\"show\", $(\"u_0_c_oe\"), function() {require('BusinessUnifiedNavigationLogger').log(\"nav_menu_open\", \"app_init\");});});","requireLazy([\"Toggler\"],function(t){t.listen(\"hide\", $(\"u_0_c_oe\"), function() {require('BusinessUnifiedNavigationLogger').log(\"nav_menu_close\", \"nav_menu_open\");});});"]});}));</text:p>
      <text:p text:style-name="P214"><text:tab/>&lt;/script&gt;</text:p>
      <text:p text:style-name="P215"/>
      <text:p text:style-name="P216"><text:tab/>&lt;div class="hidden_elem"&gt;</text:p>
      <text:p text:style-name="P217"><text:tab/><text:tab/>&lt;code id="u_0_x_z2"&gt;&lt;!-- &lt;div class="_48gf fbDockWrapper fbDockWrapperRight" id="u_0_s_t8"&gt;&lt;div class="fbDock clearfix"&gt;&lt;div class="clearfix nubContainer rNubContainer"&gt;&lt;div class="uiToggle _50-v fbNub _rz3 _ur5" id="u_0_p_bz"&gt;&lt;a class="fbNubButton" tabindex="0" aria-label="Keyboard Shortcut Help" title="Keyboard Shortcut Help" href="#" rel="toggle" role="button" data-hover="tooltip" data-tooltip-content="Keyboard Shortcut Help" data-tooltip-alignh="right"&gt;&lt;div&gt;&lt;i class="fbNubButtonIcon img sp_YE5Yry9lb-A_2x sx_a0d4eb"&gt;&lt;u&gt;Keyboard Shortcut Help&lt;/u&gt;&lt;/i&gt;&lt;i class="fbNubButtonIconPressed img sp_YE5Yry9lb-A_2x sx_e7a7aa"&gt;&lt;u&gt;Keyboard Shortcut Help&lt;/u&gt;&lt;/i&gt;&lt;/div&gt;&lt;/a&gt;&lt;div class="fbNubFlyout uiToggleFlyout" role="dialog" aria-label="Keyboard Shortcut Help"&gt;&lt;div class="fbNubFlyoutOuter"&gt;&lt;div class="fbNubFlyoutInner"&gt;&lt;div class="clearfix fbNubFlyoutTitlebar" data-jsid="nubFlyoutTitlebar" data-ft="&amp;#123;&amp;quot;tn&amp;quot;:&amp;quot;+J&amp;quot;&amp;#125;"&gt;&lt;button value="1" class="_42ft _5upp _2dv8" type="submit"&gt;&lt;span class="accessible_elem"&gt;Close&lt;/span&gt;&lt;/button&gt;&lt;div class="titlebarLabel<text:s/>clearfix"&gt;Keyboard Shortcut Help&lt;/div&gt;&lt;/div&gt;&lt;div class="_2v5j"&gt;&lt;div class="fbNubFlyoutBody" data-jsid="scrollingArea" id="u_0_t_tV"&gt;&lt;div class="fbNubFlyoutBodyContent"&gt;&lt;div id="u_0_u_ZV"&gt;&lt;span class="img _55ym _55yq _55yo" aria-busy="true" role="progressbar" aria-valuemin="0" aria-valuemax="100" aria-valuetext="Loading..."&gt;&lt;/span&gt;&lt;/div&gt;&lt;/div&gt;&lt;/div&gt;&lt;/div&gt;&lt;/div&gt;&lt;/div&gt;&lt;/div&gt;&lt;/div&gt;&lt;div id="u_0_v_GC"&gt;&lt;div class="fbNubGroup clearfix"&gt;&lt;div class="uiToggle _50-v fbNub _5qlc" id="fbAdsBugReportNub"&gt;&lt;a class="fbNubButton" tabindex="0" aria-label="Report a problem with this ads tool" href="#" rel="toggle" role="button" data-hover="tooltip" data-tooltip-content="Report a problem with this ads tool" data-tooltip-alignh="right"&gt;Report a Problem&lt;/a&gt;&lt;div class="fbNubFlyout<text:s/>uiToggleFlyout noTitlebar"&gt;&lt;div class="fbNubFlyoutOuter"&gt;&lt;div class="fbNubFlyoutInner"&gt;&lt;div class="_2v5j"&gt;&lt;div class="fbNubFlyoutBody" data-jsid="scrollingArea" id="u_0_w_dV"&gt;&lt;div class="fbNubFlyoutBodyContent"&gt;&lt;div class="_4-u3 pam _1tc_ _57d8"&gt;&lt;ul class="uiList _4kg _6-h _6-j _4kt"&gt;&lt;li&gt;&lt;div&gt;&lt;a class="layerCancel" href="/ads/ajax/bugs/dialog/?product=campaign_manager&amp;amp;account_id=1044541273147139&amp;amp;campaign_group_id=0&amp;amp;campaign_id=0&amp;amp;adgroup_id=0&amp;amp;source=bug_report_nub" rel="dialog" onclick="requireLazy([&amp;quot;Toggler&amp;quot;],function(t)&amp;#123;t.hide();&amp;#125;);" role="button"&gt;Report a problem&lt;/a&gt;&lt;/div&gt;&lt;span class="_50f8"&gt;Send us feedback if something isn&amp;#039;t working&lt;/span&gt;&lt;/li&gt;&lt;li&gt;&lt;div&gt;&lt;a class="bizOK" href="https://www.facebook.com/business/resources/" target="_blank" onclick="requireLazy([&amp;quot;Toggler&amp;quot;],function(t)&amp;#123;t.hide();&amp;#125;);"&gt;Ask a Question or Get Help&lt;/a&gt;&lt;/div&gt;&lt;span class="_50f8"&gt;Get help from the Facebook Ads team or support resources&lt;/span&gt;&lt;/li&gt;&lt;/ul&gt;&lt;/div&gt;&lt;/div&gt;&lt;/div&gt;&lt;/div&gt;&lt;/div&gt;&lt;/div&gt;&lt;/div&gt;&lt;/div&gt;&lt;/div&gt;&lt;/div&gt;&lt;/div&gt;&lt;/div&gt;&lt;/div&gt;&lt;div class="_2xwp"&gt;&lt;div id="sticky-upload-hook"&gt;&lt;/div&gt;&lt;/div&gt; --&gt;&lt;/code&gt;</text:p>
      <text:p text:style-name="P218"><text:tab/>&lt;/div&gt;</text:p>
      <text:p text:style-name="P219"><text:tab/>&lt;script nonce="S7hebPMj"&gt;</text:p>
      <text:p text:style-name="P220"><text:tab/><text:tab/>(function(){var n=now_inl();requireLazy(["__bigPipe"],function(bigPipe){bigPipe.beforePageletArrive("pagelet_dock",n);})})();</text:p>
      <text:p text:style-name="P221"><text:tab/>&lt;/script&gt;</text:p>
      <text:p text:style-name="P222"><text:tab/>&lt;script nonce="S7hebPMj"&gt;</text:p>
      <text:p text:style-name="P223"><text:tab/><text:tab/>requireLazy(["__bigPipe"],(function(bigPipe){bigPipe.onPageletArrive({displayResources:["OPuOwyu","Zmyy3FL","u/+QIsG","IZnktcb","UBpZdcx","05S/8dE"],content:{pagelet_dock:{container_id:"u_0_x_z2"}},id:"pagelet_dock",phase:62,last_in_phase:true,last_pagelet:true,all_phases:[63,1,62],jsmods:{instances:[["__inst_7aaa629a_0_0_44",["ContextualDialog","ContextualDialogArrow","XUIAmbientNUXTheme","LayerFadeOnShow","LayerFadeOnHide","DialogHideOnSuccess","LayerDestroyOnHide","LayerHideOnTransition","LayerRemoveOnHide","ContextualLayerInlineTabOrder","__markup_a588f507_0_0_hL","HTML"],[{width:300,context:null,contextID:"u_0_p_bz",contextSelector:null,dialogRole:"region",labelledBy:"u_0_q_u8",position:"above",alignment:"left",offsetX:0,offsetY:0,arrowBehavior:{__m:"ContextualDialogArrow"},hoverShowDelay:null,hoverHideDelay:null,theme:{__m:"XUIAmbientNUXTheme"},addedBehaviors:[{__m:"LayerFadeOnShow"},{__m:"LayerFadeOnHide"},{__m:"DialogHideOnSuccess"},{__m:"LayerDestroyOnHide"},{__m:"LayerHideOnTransition"},{__m:"LayerRemoveOnHide"},{__m:"ContextualLayerInlineTabOrder"}]},{__m:"__markup_a588f507_0_0_hL"}],2],["__inst_ff9b4259_0_0_QI",["ReactNub","__elem_a588f507_0_7_s5","KeyboardShortcutFlyout.react"],[{__m:"__elem_a588f507_0_7_s5"},{__m:"KeyboardShortcutFlyout.react"}],1]],markup:[["__markup_a588f507_0_0_hL",{__html:"\x3Cdiv&gt;\x3Cdiv class=\"_53iv\"&gt;\x3Cdiv class=\"_21es\"&gt;\x3Cbutton class=\"_42ft _5upp _50zy layerCancel _36gl _50-0 _50z_\" type=\"button\" title=\"Remove\"&gt;Remove\x3C/button&gt;\x3Cdiv class=\"__xn\"&gt;See available keyboard shortcuts here.\x3C/div&gt;\x3C/div&gt;\x3Cdiv aria-label=\"Learn about keyboard shortcuts\" id=\"u_0_q_u8\"&gt;\x3C/div&gt;\x3C/div&gt;\x3Ca aria-label=\"Close\" class=\"layer_close_elem accessible_elem\" href=\"#\" role=\"button\" id=\"u_0_r_Va\" aria-labelledby=\"u_0_r_Va u_0_q_u8\"&gt;\x3C/a&gt;\x3C/div&gt;"},1]],elements:[["__elem_20081362_0_0_T1","u_0_s_t8",1],["__elem_a588f507_0_8_HT","u_0_t_tV",1],["__elem_a588f507_0_7_s5","u_0_u_ZV",1],["__elem_a588f507_0_9_p6","u_0_v_GC",1],["__elem_a588f507_0_a_KE","u_0_w_dV",1]],require:[["__inst_7aaa629a_0_0_44"],["KeyboardShortcuts","initNUXEvent",["__inst_7aaa629a_0_0_44"],[{__m:"__inst_7aaa629a_0_0_44"},5849]],["Dock","init",["__elem_20081362_0_0_T1"],[{__m:"__elem_20081362_0_0_T1"}]],["__inst_ff9b4259_0_0_QI"],["ScrollBoundaryContain","applyToElem",["__elem_a588f507_0_8_HT"],[{__m:"__elem_a588f507_0_8_HT"}]],["DockNubs","init",["__elem_a588f507_0_9_p6"],[{__m:"__elem_a588f507_0_9_p6"}]],["ScrollBoundaryContain","applyToElem",["__elem_a588f507_0_a_KE"],[{__m:"__elem_a588f507_0_a_KE"}]],["RequireDeferredReference","unblock",[],[["FbtLogging","IntlQtEventFalcoEvent","BanzaiScuba_DEPRECATED","PageTransitions","Animation"],"sd"]],["RequireDeferredReference","unblock",[],[["FbtLogging","IntlQtEventFalcoEvent","BanzaiScuba_DEPRECATED","PageTransitions","Animation"],"css"]]]},hsrp:{hblp:{consistency:{rev:1005633626}}},allResources:["OPuOwyu","Zmyy3FL","u/+QIsG","IZnktcb","UBpZdcx","05S/8dE","y/us7KW","1Iwuzbz","sJfcljR","in9eIAN","cOfWqri","MIvZcWB"]});}));</text:p>
      <text:p text:style-name="P224"><text:tab/>&lt;/script&gt;</text:p>
      <text:p text:style-name="P225"><text:tab/>&lt;script nonce="S7hebPMj"&gt;</text:p>
      <text:p text:style-name="P226"><text:tab/><text:tab/>(function(){var<text:s/>n=now_inl();requireLazy(["__bigPipe"],function(bigPipe){bigPipe.beforePageletArrive("last_response",n);})})();</text:p>
      <text:p text:style-name="P227"><text:tab/>&lt;/script&gt;</text:p>
      <text:p text:style-name="P228"><text:tab/>&lt;script nonce="S7hebPMj"&gt;</text:p>
      <text:p text:style-name="Normal"><text:span text:style-name="T229"><text:tab/></text:span><text:span text:style-name="T230"><text:tab/>requireLazy(["__bigPipe"],(function(bigPipe){bigPipe.onPageletArrive({displayResources:["u/+QIsG","Zmyy3F</text:span><text:span text:style-name="T231">L"],id:"last_response",phase:63,last_in_phase:true,the_end:true,jsmods:{define:[["AdsManagerDowntimeProductionFiredrillConfig",[],{isCollectingFakeSignal:false,isActive:true,isSimulatingServerIssue:false},6004],["AdsAMAdvertiserPreemptiveFriendlyErrorMap",</text:span><text:span text:style-name="T232">[],{value:{__map:[[1885800,{summary:"Creative Missing Link URL",desc:"A website URL is required. Complete the field to publish."}],[2446387,{summary:"Ad Creative Incomplete",desc:"A post is required. Select or create a post to publish."}],[1487517,{summary</text:span><text:span text:style-name="T233">:"Ad Headline Missing",desc:"A headline is required. Complete the field to publish."}],[1487897,{summary:"Missing Video",desc:"A video is required. Add or create a video to publish."}],[1815017,{summary:"Missing Product Set ID",desc:"A product set ID is re</text:span><text:span text:style-name="T234">quired. Add a product set ID on the ad set level to publish."}],[1815500,{summary:"Missing Product Set ID",desc:"A product set ID is required. Add a product set ID on the ad set level to publish."}],[2131024,{summary:"Missing Instant Experience",desc:"An I</text:span><text:span text:style-name="T235">nstant Experience is required. Select or create an Instant Experience to publish."}],[1443122,{summary:"Missing Asset",desc:"One of the following is required: image, video, website URL, template link, text or offer. Complete the fields to publish."}],[2310</text:span><text:span text:style-name="T236">093,{summary:"Missing Promoted Object",desc:"Your ad set is missing a promoted object or catalog segment. Please select your partner's catalog segment or shared asset in the \"Conversion\" section of your ad set."}],[1815430,{summary:"No promotion object f</text:span><text:span text:style-name="T237">ound",desc:"Please specify a promoted object for the ad set."}],[2446976,{summary:"Incomplete Ad Set",desc:"Select the app you want people to install and use."}],[2016126,{summary:"Please select an app event",desc:"Select an app event to use as the convers</text:span><text:span text:style-name="T238">ion for this campaign."}],[2446977,{summary:"Incomplete Ad Set",desc:"Conversion Pixel is Required"}],[1487212,{summary:"Missing Image",desc:"Please specify an image to run with this ad."}],[2016125,{summary:"Too few carousel cards",desc:"Add at least 2 ca</text:span><text:span text:style-name="T239">rds."}],[2490373,{summary:"Incomplete Ad Set",desc:"Select an event to use as the conversion for this campaign."}],[1443121,{summary:"Facebook Page Is Missing",desc:"Your ad must be associated with a Facebook Page. Please choose a Page to represent your bu</text:span><text:span text:style-name="T240">siness at the ad level."}],[2446157,{summary:"Facebook Page Missing",desc:"You must select a Facebook Page for your ad set. Go to the \"Page\" section of your ad set to choose one."}],[2016052,{summary:"Ad Headline Missing",desc:"You must enter a headline<text:s/></text:span><text:span text:style-name="T241">for ads with Messenger as the destination. Go to the ad level to enter a headline."}],[1892023,{summary:"Instant Form Missing",desc:"Choose or create an Instant Form for your lead generation campaign."}],[1815807,{summary:"Page is missing in Promoted Objec</text:span><text:span text:style-name="T242">t",desc:"Page is required in Promoted Object for WhatsApp Destination Type"}],[1772103,{summary:"Instagram Account Is Missing",desc:"To place ads on Instagram, please select an Instagram account to represent your business. If you don't have an Instagram ac</text:span><text:span text:style-name="T243">count, you can select your Facebook Page."}],[1815538,{summary:"Ad Creative Incomplete",desc:"A post is required. Select or create a post to publish."}],[1443128,{summary:"Missing or Inconsistent Assets",desc:"Image card must have CTA link"}],[1885364,{sum</text:span><text:span text:style-name="T244">mary:"Location Is Missing",desc:"Please add a location for your audience or use a Custom Audience."}]]}},6239],["AdsAutoCaptionConfig",[],{time_out_in_starting_process:30000,time_out_in_processing:180000,poll_interval:1000},1143],["AdsCFApiSpecFields",[],{</text:span><text:span text:style-name="T245">USER_PAGE_FIELDS:["id","name","global_brand_page_name","category","link","picture","likes","is_published","is_verified","website","business","userpermissions.fields(user,business,business_persona).user(100081299409166)"]},857],["AdsCMInsightsData",[],{mini</text:span><text:span text:style-name="T246">mumDaysForSampling:120,productIDDeprecationDateString:"2016-04-12"},647],["AdsCanvasSV",[],{ads_canvas_user_gks_to_log:["ads_canvas_builder_finish_content","ads_canvas_editor_store_refactoring","canvas_post_click_preview","classify_canvas_template_on_publi</text:span><text:span text:style-name="T247">sh","ig_ads_collection_mobile_preview","deny_ix_user_cannot_see_parent_post","enable_non_storefront_product_set_collection_ads"],ads_canvas_page_gks_to_log:["page_can_use_canvas_editor_template_v1","page_can_allow_incomplete_canvas_elements","page_link_vid</text:span><text:span text:style-name="T248">eo_canvas_creation","canvas_lead_form_page_gk"],ads_canvas_ad_account_gks_to_log:[]},1817],["AdsDefaultBudgetConfig",[],{currencies:{AED:{default_daily_budget:15000,default_lifetime_budget:105000},ARS:{default_daily_budget:390320,default_lifetime_budget:27</text:span><text:span text:style-name="T249">32240},AUD:{default_daily_budget:5000,default_lifetime_budget:35000},BDT:{default_daily_budget:395000,default_lifetime_budget:2765000},BOB:{default_daily_budget:35000,default_lifetime_budget:245000},BRL:{default_daily_budget:5000,default_lifetime_budget:35</text:span><text:span text:style-name="T250">000},CAD:{default_daily_budget:5000,default_lifetime_budget:35000},CHF:{default_daily_budget:5000,default_lifetime_budget:35000},CLP:{default_daily_budget:25000,default_lifetime_budget:175000},CNY:{default_daily_budget:30000,default_lifetime_budget:210000}</text:span><text:span text:style-name="T251">,COP:{default_daily_budget:100000,default_lifetime_budget:700000},CRC:{default_daily_budget:25000,default_lifetime_budget:175000},CZK:{default_daily_budget:50000,default_lifetime_budget:350000},DKK:{default_daily_budget:25000,default_lifetime_budget:175000</text:span><text:span text:style-name="T252">},DZD:{default_daily_budget:550000,default_lifetime_budget:3850000},EGP:{default_daily_budget:45000,default_lifetime_budget:315000},EUR:{default_daily_budget:5000,default_lifetime_budget:35000},GBP:{default_daily_budget:5000,default_lifetime_budget:35000},</text:span><text:span text:style-name="T253">GTQ:{default_daily_budget:35000,default_lifetime_budget:245000},HKD:{default_daily_budget:50000,default_lifetime_budget:350000},HNL:{default_daily_budget:50000,default_lifetime_budget:350000},HUF:{default_daily_budget:5000,default_lifetime_budget:35000},ID</text:span><text:span text:style-name="T254">R:{default_daily_budget:500000,default_lifetime_budget:3500000},ILS:{default_daily_budget:15000,default_lifetime_budget:105000},INR:{default_daily_budget:200000,default_lifetime_budget:1400000},ISK:{default_daily_budget:5000,default_lifetime_budget:35000},</text:span><text:span text:style-name="T255">JPY:{default_daily_budget:5000,default_lifetime_budget:35000},KES:{default_daily_budget:505500,default_lifetime_budget:3538500},KRW:{default_daily_budget:50000,default_lifetime_budget:350000},LKR:{default_daily_budget:767000,default_lifetime_budget:5369000</text:span><text:span text:style-name="T256">},MOP:{default_daily_budget:40000,default_lifetime_budget:280000},MXN:{default_daily_budget:50000,default_lifetime_budget:350000},MYR:{default_daily_budget:15000,default_lifetime_budget:105000},NGN:{default_daily_budget:995000,default_lifetime_budget:69650</text:span><text:span text:style-name="T257">00},NIO:{default_daily_budget:100000,default_lifetime_budget:700000},NOK:{default_daily_budget:40000,default_lifetime_budget:280000},NZD:{default_daily_budget:5000,default_lifetime_budget:35000},PEN:{default_daily_budget:10000,default_lifetime_budget:70000</text:span><text:span text:style-name="T258">},PHP:{default_daily_budget:200000,default_lifetime_budget:1400000},PKR:{default_daily_budget:525000,default_lifetime_budget:3675000},PLN:{default_daily_budget:10000,default_lifetime_budget:70000},PYG:{default_daily_budget:200000,default_lifetime_budget:14</text:span><text:span text:style-name="T259">00000},QAR:{default_daily_budget:15000,default_lifetime_budget:105000},RON:{default_daily_budget:10000,default_lifetime_budget:70000},SAR:{default_daily_budget:15000,default_lifetime_budget:105000},SEK:{default_daily_budget:25000,default_lifetime_budget:17</text:span><text:span text:style-name="T260">5000},SGD:{default_daily_budget:5000,default_lifetime_budget:35000},THB:{default_daily_budget:150000,default_lifetime_budget:1050000},TRY:{default_daily_budget:7500,default_lifetime_budget:52500},TWD:{default_daily_budget:1000,default_lifetime_budget:7000}</text:span><text:span text:style-name="T261">,UAH:{default_daily_budget:100000,default_lifetime_budget:700000},USD:{default_daily_budget:5000,default_lifetime_budget:35000},UYU:{default_daily_budget:50000,default_lifetime_budget:350000},VND:{default_daily_budget:1000000,default_lifetime_budget:700000</text:span><text:span text:style-name="T262">0},ZAR:{default_daily_budget:50000,default_lifetime_budget:350000}}},558],["AdsEditorConfig",[],{empl_show_all_pages:false},1288],["AdsMessengerBidAmountConfig",[],{DEFAULT_BID:{default:3000,country_override:{US:3000,GB:2500,AU:3000,DE:2500,BR:900,CA:2500,</text:span><text:span text:style-name="T263">JP:3500,FR:2000,IT:1500,TW:2000,TH:900,IN:900,KR:2000,MX:800,VN:1000,ES:1500,NL:2500,MY:1100,SE:2500,TR:800,NO:3500,HK:2500,IL:2000,AR:900,ID:700,PH:750,DK:2500,SG:2500,CH:3000,BE:2000,PL:1100,NZ:2500,AE:1300,ZA:1300,AT:2000,CO:750,CL:800,SA:900,FI:2500,PE</text:span><text:span text:style-name="T264">:900,IE:1500,EG:700,RO:900,PT:1000,GR:1000,RU:2500,CZ:1500,PK:700,HU:1000,PR:1100,CR:1000,EC:750,SK:1300,JO:800,IQ:650,MM:650,LB:1000,NG:800,BD:650,BG:900,GT:800,UA:1300,KH:700,HR:900,QA:900,MA:650,KW:900,UY:800,PA:1100,DO:750,KE:800,RS:750,BO:700,LT:1000,</text:span><text:span text:style-name="T265">PY:700,DZ:600,SI:1100,SV:700,LK:700,TN:600,MO:2000,CY:1000,HN:750,MT:1300,GE:750,GH:750,OM:900,IS:2000,VE:600,PS:750,NP:600,TT:1000,BA:650,LA:700,LV:1100,AZ:900,NI:700,BH:900,KZ:1300,LU:1300,EE:1500,JM:800,AL:700,MK:650,TZ:650,CI:700,XK:700,MN:650,RE:1000,</text:span><text:span text:style-name="T266">AM:750,LY:600,AO:600,CN:1100,AF:600,UG:700,MU:750,SN:650,MD:900,BN:900,ZM:750,GP:1100,BS:1000,MQ:1300,ME:750,CM:650,MV:750,ET:600,NA:800,CD:700,HT:650,NC:1300,ZW:900,BY:1300,YE:650,MZ:650,BW:650,AW:1000,UZ:800,JE:1300,BB:1000,ML:650,AN:900,SR:700,GY:750,GU</text:span><text:span text:style-name="T267">:1000,IM:1300,FJ:700,PF:1000,GA:750,MG:600,KY:1300,KG:900,FO:1300,BM:1500,GN:600,GF:900,BF:700,PG:700,BZ:700,BJ:700,SO:600,GI:1300,CW:1100,GL:900,CG:650,VI:1300,LC:750,CV:600,MW:650,TG:650,SL:650,LS:650,AG:750,LR:650,RW:650,AD:900,TL:600,LI:1300,MR:600,GD:</text:span><text:span text:style-name="T268">700,VC:700,KN:700,NE:600,BT:600,WS:700,SC:750,TJ:1000,SZ:650,TC:800,YT:800,BI:600,SS:650,GM:600,DM:700,MC:1300,MP:800,TD:650,DJ:600,SX:900,VU:800,TO:700,AI:800,AS:750,SB:650,VG:1100,CF:650,SM:900,GQ:600,BQ:1000,CK:800,GW:600,MH:650,KM:600,FK:900,PW:900,TM:</text:span><text:span text:style-name="T269">700,KP:600,ST:600,ER:600,FM:650,KI:750,MS:650,SJ:800,EH:600,MF:3500,PM:650,WF:700,NR:600,TV:800,SH:600,AQ:750,NU:600,NF:2000,CX:600}},MIN_BID:{default:2400,country_override:{UK:2000,GB:2000,AU:2500,DE:2000,BR:400,CA:2000,JP:3000,FR:1500,IT:1000,TW:1500,TH:</text:span><text:span text:style-name="T270">400,IN:400,KR:1500,MX:300,VN:500,ES:1000,NL:2000,MY:600,SE:2000,TR:300,NO:3000,HK:2000,IL:1500,AR:400,ID:200,PH:250,DK:2000,SG:2000,CH:2500,BE:1500,PL:600,NZ:2000,AE:800,ZA:800,AT:1500,CO:250,CL:300,SA:400,FI:2000,PE:400,IE:1000,EG:200,RO:400,PT:500,GR:500</text:span><text:span text:style-name="T271">,RU:2000,CZ:1000,PK:200,HU:500,PR:600,CR:500,EC:250,SK:800,JO:300,IQ:150,MM:150,LB:500,NG:300,BD:150,BG:400,GT:300,UA:800,KH:200,HR:400,QA:400,MA:150,KW:400,UY:300,PA:600,DO:250,KE:300,RS:250,BO:200,LT:500,PY:200,DZ:100,SI:600,SV:200,LK:200,TN:100,MO:1500,</text:span><text:span text:style-name="T272">CY:500,HN:250,MT:800,GE:250,GH:250,OM:400,IS:1500,VE:100,PS:250,NP:100,TT:500,BA:150,LA:200,LV:600,AZ:400,NI:200,BH:400,KZ:800,LU:800,EE:1000,JM:300,AL:200,MK:150,TZ:150,CI:200,XK:200,MN:150,RE:500,AM:250,LY:100,AO:100,CN:600,AF:100,UG:200,MU:250,SN:150,MD</text:span><text:span text:style-name="T273">:400,BN:400,ZM:250,GP:600,BS:500,MQ:800,ME:250,CM:150,MV:250,ET:100,NA:300,CD:200,HT:150,NC:800,ZW:400,BY:800,YE:150,MZ:150,BW:150,AW:500,UZ:300,JE:800,BB:500,ML:150,AN:400,SR:200,GY:250,GU:500,IM:800,FJ:200,PF:500,GA:250,MG:100,KY:800,KG:400,FO:800,BM:100</text:span><text:span text:style-name="T274">0,GN:100,GF:400,BF:200,PG:200,BZ:200,BJ:200,SO:100,GI:800,CW:600,GL:400,CG:150,VI:800,LC:250,CV:100,MW:150,TG:150,SL:150,LS:150,AG:250,LR:150,RW:150,AD:400,TL:100,LI:800,MR:100,GD:200,VC:200,KN:200,NE:100,BT:100,WS:200,SC:250,TJ:500,SZ:150,TC:300,YT:300,BI</text:span><text:span text:style-name="T275">:100,SS:150,GM:100,DM:200,MC:800,MP:300,TD:150,DJ:100,SX:400,VU:300,TO:200,AI:300,AS:250,SB:150,VG:600,CF:150,SM:400,GQ:100,BQ:500,CK:300,GW:100,MH:150,KM:100,FK:400,PW:400,TM:200,KP:100,ST:100,ER:100,FM:150,KI:250,MS:150,SJ:300,EH:100,MF:3000,PM:150,WF:20</text:span><text:span text:style-name="T276">0,NR:100,TV:300,SH:100,AQ:250,NU:100,NF:1500,CX:100}}},1431],["AdsTargetingAdvancedDemoConstants",[],{education_status_labels:[{id:1,name:"In high school"},{id:2,name:"In college"},{id:3,name:"College grad"},{id:4,name:"High school grad"},{id:5,name:"Some<text:s/></text:span><text:span text:style-name="T277">college"},{id:6,name:"Associate degree"},{id:7,name:"In grad school"},{id:8,name:"Some grad school"},{id:9,name:"Master's degree"},{id:10,name:"Professional degree"},{id:11,name:"Doctorate degree"},{id:12,name:"Unspecified"},{id:13,name:"Some high school"}</text:span><text:span text:style-name="T278">],education_status:{HIGH_SCHOOL:1,UNDERGRAD:2,ALUM:3,HIGH_SCHOOL_GRAD:4,SOME_COLLEGE:5,ASSOCIATE_DEGREE:6,IN_GRAD_SCHOOL:7,SOME_GRAD_SCHOOL:8,MASTER_DEGREE:9,PROFESSIONAL_DEGREE:10,DOCTORATE_DEGREE:11,UNSPECIFIED:12,SOME_HIGH_SCHOOL:13},relationship_status</text:span><text:span text:style-name="T279">_labels:[{id:1,name:"Single",export_name:"Single"},{id:2,name:"In a relationship",export_name:"In a relationship"},{id:3,name:"Married",export_name:"Married"},{id:4,name:"Engaged",export_name:"Engaged"},{id:6,name:"Unspecified",export_name:"Unspecified"},{</text:span><text:span text:style-name="T280">id:7,name:"Civil Union",export_name:"Civil Union"},{id:8,name:"Domestic Partnership",export_name:"Domestic Partnership"},{id:9,name:"Open Relationship",export_name:"Open Relationship"},{id:10,name:"Complicated",export_name:"Complicated"},{id:11,name:"Separ</text:span><text:span text:style-name="T281">ated",export_name:"Separated"},{id:12,name:"Divorced",export_name:"Divorced"},{id:13,name:"Widowed",export_name:"Widowed"}],interested_in_labels:[{id:1,name:"Men"},{id:2,name:"Women"},{id:3,name:"Men and Women"},{id:4,name:"Unspecified"}],graduationYearBou</text:span><text:span text:style-name="T282">nds:{minGraduationYear:1980,maxGraduationYear:2026},graduation_year_labels:[{id:1980,name:"1980"},{id:1981,name:"1981"},{id:1982,name:"1982"},{id:1983,name:"1983"},{id:1984,name:"1984"},{id:1985,name:"1985"},{id:1986,name:"1986"},{id:1987,name:"1987"},{id:</text:span><text:span text:style-name="T283">1988,name:"1988"},{id:1989,name:"1989"},{id:1990,name:"1990"},{id:1991,name:"1991"},{id:1992,name:"1992"},{id:1993,name:"1993"},{id:1994,name:"1994"},{id:1995,name:"1995"},{id:1996,name:"1996"},{id:1997,name:"1997"},{id:1998,name:"1998"},{id:1999,name:"199</text:span><text:span text:style-name="T284">9"},{id:2000,name:"2000"},{id:2001,name:"2001"},{id:2002,name:"2002"},{id:2003,name:"2003"},{id:2004,name:"2004"},{id:2005,name:"2005"},{id:2006,name:"2006"},{id:2007,name:"2007"},{id:2008,name:"2008"},{id:2009,name:"2009"},{id:2010,name:"2010"},{id:2011,n</text:span><text:span text:style-name="T285">ame:"2011"},{id:2012,name:"2012"},{id:2013,name:"2013"},{id:2014,name:"2014"},{id:2015,name:"2015"},{id:2016,name:"2016"},{id:2017,name:"2017"},{id:2018,name:"2018"},{id:2019,name:"2019"},{id:2020,name:"2020"},{id:2021,name:"2021"},{id:2022,name:"2022"},{i</text:span><text:span text:style-name="T286">d:2023,name:"2023"},{id:2024,name:"2024"},{id:2025,name:"2025"},{id:2026,name:"2026"}],worldwide_available_options:{interestedIn:true,relationshipStatuses:true,educationStatuses:true,educationMajors:true,educationSchools:true,collegeYears:true,workEmployer</text:span><text:span text:style-name="T287">s:true,workPositions:true},toggle_name_to_api_map:{interestedIn:"interested_in",relationshipStatuses:"relationship_statuses",educationStatuses:"education_statuses",educationMajors:"education_majors",educationSchools:"education_schools",collegeYears:"colleg</text:span><text:span text:style-name="T288">e_years",workEmployers:"work_employers",workPositions:"work_positions",officeType:"office_type",familyStatuses:"family_statuses",lifeEvents:"life_events",netWorth:"net_worth",homeType:"home_type",homeOwnership:"home_ownership",homeValue:"home_value",ethnic</text:span><text:span text:style-name="T289">Affinity:"ethnic_affinity",householdComposition:"household_composition",userAdclusters:"user_adclusters"}},333],["AdsTargetingConstraints",[],{MAX_ZIPS:2500,MAX_CITIES:250,MAX_REGIONS:200,MAX_COUNTRIES:250},1451],["AdsTargetingLocationConstants",[],{Countr</text:span><text:span text:style-name="T290">iesWithPostalCodeTargeting:["US","GB","DE","IT","CA","AU","ES","GR","NL","DK","SK","BE","NO","FR","AT","BN","CH","CY","CZ","EE","FI","HU","LT","LV","NZ","PL","PT","RU","SG","SM","SI","SE","TH","TR","TW","UA","MA","MT","BD","BT","KH","FM","PF","GU","ID","JP</text:span><text:span text:style-name="T291">","LA","MY","MV","NC","MP","PG","PH","RE","WS","KR","LK","VN","WF","AR","BR","CL","CO","CR","DO","EC","GF","GP","GT","HT","HN","MQ","NI","PY","PE","PR","VC","UY","VE","AF","DZ","AD","BA","CV","CC","HR","GI","GW","IN","JE","JO","LI","MK","MG","YT","MD","MN"</text:span><text:span text:style-name="T292">,"ME","PW","PN","BL","MF","SN","RS","SJ","TN","VI","VA","ZM"],SuggestRegionsCountryThreshold:3,minPopulationThresholdForCountries:100000,minPopulationThresholdForCountryGroups:500000,maxPopulationThreshold:40000000,populationRanges:[100000,250000,500000,75</text:span><text:span text:style-name="T293">0000,1000000,3000000,40000000],invalidCountries:["CN","PF","MT","GU","MQ","AN","JE","IM","GF","BM","AW","GI","KY","AD","BZ","MC","YT","LC","FO","GL","KN","VC","GD","VI","AG","LI","MP","TC","SC","DM","SB","AS","FM","AI","WS","VU","GQ","SM","TO","MH","AQ","S</text:span><text:span text:style-name="T294">T","MS","KI","KM","KP","CK","VG","SJ","PM","EH","TV","FK","SH","PW","NF","NU","GS","NR","MF","WF","GG","CX","SX","BQ","CC","TK","TF","AX","PN","VA","IO","BL","BV","UM","HM","IR","SY","SD","CU","AL","BB","BI","BS","BT","BW","CF","CV","CW","CY","DJ","EE","ER</text:span><text:span text:style-name="T295">","GM","GW","GY","HK","IS","LA","LR","LS","LU","LV","ME","MK","MO","MR","MV","NA","NC","NI","PA","RE","RW","SG","SI","SL","SR","TD","TG","TL"],canSeeMultiCityNewContent:false,maxSavedLocationsAllowed:500},1166],["AdsUnifiedLoggingConfig",[],{sessionId:"4b1</text:span><text:span text:style-name="T296">f4ecd384f44d0",stack_traces:{"*":1}},1656],["AdsValidationConfig",[],{allowedPunctuationPairs:["(\"","\")","('","')",".)","!)","?)",".\"",",\"","!\"","?\"","\".","\",","\"!","\"?","--",".'",",'","!'","?'","™.",").","\".","++","%.","%!","%?","%,",":,","™!",</text:span><text:span text:style-name="T297">"™,",",-",".™",".*","'!"],assetFeed:{captionTextMaxLength:255,descriptionTextMaxLength:10000,titleTextMaxLength:255},clientOverrideErrorCodes:[1487043,2016017,2016018,1487001,1885489,1885531,2117001,2131001,2016037,2446045,2016084,2016085,2016086,2016087,2</text:span><text:span text:style-name="T298">016112],clientWhitelistErrorCodes:[2061015],serverSuppressErrorCodes:[1815168,1487067,1772103,1487007,1815430,1885086,1885272,1487793,1359101,1885364,1487033,2117001,2131001,1550001],constants:{MAX_BID_MULTIPLIER:2,MAX_LABELS_PER_OBJECT:50},getErrorsSampli</text:span><text:span text:style-name="T299">ngRate:0.01,maxBodyLength:400,maxTitleLength:25,maxDeepLinkLength:65536,maxMultiProductDescriptionLength:20,maxMultiProductHeadlineLength:40,instagramAdsMaxCaptionLength:2200},910],["AdsVideoConfig",[],{CAPTIONS_FILE_KEY_PREFIX:"captions_",CAPTIONS_FILE_KE</text:span><text:span text:style-name="T300">Y_DEFAULT:"captions_default",instreamVideoMaxDurationInSec:16,instreamVideoMaxDurationInSecToShow:15,instreamVideoMinDurationInSec:5,instreamVideoDRLongMaxDurationInSec:121,instreamVideoDRLongMaxDurationInSecToShow:120,instreamVideoDRLongMaxDurationInSecNe</text:span><text:span text:style-name="T301">w:601,instreamVideoDRLongMaxDurationInSecToShowNew:600,instreamPACMinWarningAspectRatio:0.95,instreamPACMaxWarningAspectRatio:2,facebookAdsVideoMaxDurationInMin:240,audienceNetworkInStreamVideoMaxDurationInSec:121,audienceNetworkInStreamVideoMinDurationInS</text:span><text:span text:style-name="T302">ec:5,audienceNetworkInStreamVideoCTVMaxDurationInSec:31,audienceNetworkInStreamVideoCTVMinDurationInSec:5,audienceNetworkOnlyInStreamVideoMaxDurationInSec:31,audienceNetworkRewardedVideoMaxDurationInSec:61,audienceNetworkRewardedVideoMinDurationInSec:3,mes</text:span><text:span text:style-name="T303">sengerInboxVideoMaxDurationInMinutes:240},2117],["AppAdsConfig",[],{deepLinkBlacklist:["/^(db-nbnbw3ex0d95n0o:|aim:|callto:|contactimport:|device:|javascript:|vbscript:|data:|location:|mailto:|news:|sms:|tel:|telprompt:|urn:|xmpp:|ymsgr:|fb:|fblogin:|fb-me</text:span><text:span text:style-name="T304">ssenger-secure:|fbredirect:|feed:|file:|ftp:|gopher:|homeappfeeds:|http:|https:|jar:|irc:|itms:|itms-books:|itms-bookss:|itms-services:|itms-apps:|livescript:|market:|mocha:|svn+ssh:|webcal:|fbcf:|fbrpc:|fbstaging:|otpauth:|ms-app:)/"],mobileOsVersions:{An</text:span><text:span text:style-name="T305">droid:["1.0","1.1","1.5","1.6","2.0","2.1","2.2","2.3","3.0","3.1","3.2","4.0","4.1","4.2","4.3","4.4","5.0","5.1","6.0","7.0","7.1","8.0","8.1","9.0","10.0","11.0","12.0"],Windows:["7.0","8.0","8.1","10.0","11.0"],"Windows Phone":["8.0","8.1"],iOS:["2.0",</text:span><text:span text:style-name="T306">"2.1","2.2","3.0","3.1","3.2","4.0","4.1","4.2","4.3","5.0","5.1","6.0","6.1","7.0","7.1","8.0","8.1","8.2","8.3","8.4","9.0","9.1","9.2","9.3","10.0","10.1","10.2","10.3","11.0","11.1","11.2","11.3","11.4","12.0","12.1","12.2","12.3","12.4","12.5","13.0",</text:span><text:span text:style-name="T307">"13.1","13.2","13.3","13.4","13.5","13.6","13.7","14.0","14.1","14.2","14.3","14.4","14.5","14.6","14.7","14.8","15.0","15.1","15.2","15.3","15.4"]},mobileOsVersionNames:{iOS:{"2.0":"2.0","2.1":"2.1","2.2":"2.2","3.0":"3.0","3.1":"3.1","3.2":"3.2","4.0":"4</text:span><text:span text:style-name="T308">.0","4.1":"4.1","4.2":"4.2","4.3":"4.3","5.0":"5.0","5.1":"5.1","6.0":"6.0","6.1":"6.1","7.0":"7.0","7.1":"7.1","8.0":"8.0","8.1":"8.1","8.2":"8.2","8.3":"8.3","8.4":"8.4","9.0":"9.0","9.1":"9.1","9.2":"9.2","9.3":"9.3","10.0":"10.0","10.1":"10.1","10.2":"</text:span><text:span text:style-name="T309">10.2","10.3":"10.3","11.0":"11.0","11.1":"11.1","11.2":"11.2","11.3":"11.3","11.4":"11.4","12.0":"12.0","12.1":"12.1","12.2":"12.2","12.3":"12.3","12.4":"12.4","12.5":"12.5","13.0":"13.0","13.1":"13.1","13.2":"13.2","13.3":"13.3","13.4":"13.4","13.5":"13.5</text:span><text:span text:style-name="T310">","13.6":"13.6","13.7":"13.7","14.0":"14.0","14.1":"14.1","14.2":"14.2","14.3":"14.3","14.4":"14.4","14.5":"14.5","14.6":"14.6","14.7":"14.7","14.8":"14.8","15.0":"15.0","15.1":"15.1","15.2":"15.2","15.3":"15.3","15.4":"15.4"},Android:{"1.0":"A","1.1":"B",</text:span><text:span text:style-name="T311">"1.5":"Cupcake","1.6":"Donut","2.0":"Eclair","2.1":"Eclair","2.2":"Froyo","2.3":"Gingerbread","3.0":"Honeycomb","3.1":"Honeycomb","3.2":"Honeycomb","4.0":"Ice Cream Sandwich","4.1":"Jelly Bean","4.2":"Jelly Bean","4.3":"Jelly Bean","4.4":"KitKat","5.0":"Lo</text:span><text:span text:style-name="T312">llipop","5.1":"Lollipop","6.0":"Marshmallow","7.0":"Nougat","7.1":"Nougat","8.0":"Oreo","8.1":"Oreo","9.0":"Pie","10.0":"Q","11.0":"R","12.0":"S"},Windows:{"7.0":"7.0","8.0":"8.0","8.1":"8.1","10.0":"10.0","11.0":"11.0"}}},2018],["ArtilleryInAdsInterfaces"</text:span><text:span text:style-name="T313">,[],{actionID:null,activePolicies:null,isEnabled:null,traceID:null},1979],["DateFormatConfig",[],{numericDateOrder:["m","d","y"],numericDateSeparator:"/",shortDayNames:["Mon","Tue","Wed","Thu","Fri","Sat","Sun"],narrowDayNames:["M","T","W","T","F","S","S"]</text:span><text:span text:style-name="T314">,timeSeparator:":",weekStart:6,formats:{D:"D","D g:ia":"D g:ia","D M d":"D M d","D M d, Y":"D M d, Y","D M j":"D M j","D M j, g:ia":"D M j, g:ia","D M j, y":"D M j, y","D M j, Y g:ia":"D M j, Y g:ia","D, M j, Y":"D, M j, Y","F d":"F d","F d, Y":"F d, Y","F</text:span><text:span text:style-name="T315"><text:s/>g":"F g","F j":"F j","F j, Y":"F j, Y","F j, Y @ g:i A":"F j, Y @ g:i A","F j, Y g:i a":"F j, Y g:i a","F jS":"F jS","F jS, g:ia":"F jS, g:ia","F jS, Y":"F jS, Y","F Y":"F Y","g A":"g A","g:i":"g:i","g:i A":"g:i A","g:i a":"g:i a","g:iA":"g:iA","g:ia":"g:</text:span><text:span text:style-name="T316">ia","g:ia F jS, Y":"g:ia F jS, Y","g:iA l, F jS":"g:iA l, F jS","g:ia M j":"g:ia M j","g:ia M jS":"g:ia M jS","g:ia, F jS":"g:ia, F jS","g:iA, l M jS":"g:iA, l M jS","g:sa":"g:sa","H:I - M d, Y":"H:I - M d, Y","h:i a":"h:i a","h:m:s m/d/Y":"h:m:s m/d/Y",j:</text:span><text:span text:style-name="T317">"j","l F d, Y":"l F d, Y","l g:ia":"l g:ia","l, F d, Y":"l, F d, Y","l, F j":"l, F j","l, F j, Y":"l, F j, Y","l, F jS":"l, F jS","l, F jS, g:ia":"l, F jS, g:ia","l, M j":"l, M j","l, M j, Y":"l, M j, Y","l, M j, Y g:ia":"l, M j, Y g:ia","M d":"M d","M d,<text:s/></text:span><text:span text:style-name="T318">Y":"M d, Y","M d, Y g:ia":"M d, Y g:ia","M d, Y ga":"M d, Y ga","M j":"M j","M j, Y":"M j, Y","M j, Y g:i A":"M j, Y g:i A","M j, Y g:ia":"M j, Y g:ia","M jS, g:ia":"M jS, g:ia","M Y":"M Y","M y":"M y","m-d-y":"m-d-y","M. d":"M. d","M. d, Y":"M. d, Y","j F</text:span><text:span text:style-name="T319"><text:s/>Y":"j F Y","m.d.y":"m.d.y","m/d":"m/d","m/d/Y":"m/d/Y","m/d/y":"m/d/y","m/d/Y g:ia":"m/d/Y g:ia","m/d/y H:i:s":"m/d/y H:i:s","m/d/Y h:m":"m/d/Y h:m",n:"n","n</text:span>/j":"n/j","n/j, g:ia":"n/j, g:ia","n/j/y":"n/j/y",Y:"Y","Y-m-d":"Y-m-d","Y/m/d":"Y/m/d","y/m/d":"y/m/d","j / F / Y":"j / F / Y"},ordinalSuffixes:{"1":"st","2":"nd","3":"rd","4":"th","5":"th","6":"th","7":"th","8":"th","9":"th","10":"th","11":"th","12":"th","13":"th","14":"th","15":"th","16":"th","17":"th","18":"th","19":"th","20":"th","21":"st","22":"nd","23":"rd","24":"th","25":"th","26":"th","27":"th","28":"th","29":"th","30":"th","31":"st"}},165],["GraphAPIConfig",[],{adsApiVersion:"v12.0"},851],["JSSDKConfig",[],{features:{allow_non_canvas_app_events:false,error_handling:{rate:4},e2e_ping_tracking:{rate:0.1},xd_timeout:{rate:1,value:60000},use_bundle:false,should_log_response_error:true,popup_blocker_scribe_logging:{rate:100},https_only_enforce_starting:2538809200000,https_only_learn_more:"https://developers.facebook.com/blog/post/2018/06/08/enforce-https-facebook-login/",https_only_scribe_logging:{rate:1},log_perf:{rate:0.001},use_x_xd:{rate:100},cache_auth_response:{rate:100},oauth_funnel_logger_version:1,force_popup_to_canvas_apps_with_id:[],force_popup_to_all_canvas_app:false,max_oauth_dialog_retries:{rate:100,value:10},plugin_tags_blacklist:[],idle_callback_wait_time_ms:3000,chat_plugin_facade_timeout_ms:8000,chat_plugin_facade_enabled_pageids:["102493178867330","107331571710078","1032787970130843","107771111665395","261907812360345","101305975654752","275483104252055","101664622285042","112682113428700","271628573687012","385757598521443","100545935690488"],should_enable_ig_login_status_fetch:true,log_cookies_usage:{rate:0.1},allow_shadow_dom_for_apps_with_id:[520916077950649,152351391599356],allow_shadow_dom:true,xfoa_login_enabled:false}},378],["JSSDKRuntimeConfig",[],{locale:"en_US",revision:"1005633626",rtl:false,sdkab:null,sdkns:"",sdkurl:"https://www.facebook.com/ads/manager/accounts"},384],["PowerEditorConfig",[],{config:{REALTIME_UPDATE_DELAY:30000,TABLE_PAGE_SIZE:200,ADSEARCH_INDEX_CHECK_TIMEOUT:20000,MAX_AUTO_TRACKED_OFFSITE_PIXELS:10,DRAFT:{SYNC_INTERVAL:2000,PUBLISH_INIT_TIME:750,PUBLISH_END_DURATION:30000,PUBLISH_REALTIME_UPDATE_TIMEOUT:1000,VALIDATION_REALTIME_UPDATE_TIMEOUT:15000},IMPORT:{DATA_LOADING_TIMEOUT:100000},LOG_THROTTLING:{MAX_EVENTS_PER_SECOND:20,MIN_THROTTLE_PERIOD:4,THROTTLE_RESET_PERIOD:30},LOGGER:{ENABLE_CLIENT_ERROR_MESSAGE:true,FILTERED_ACTIONS:["AdsConnectionStatus.GRAPH_RETRY_SCHEDULED","UKI.ADGROUP.OBJECT_CACHE_RESET","UKI.CAMPAIGN.OBJECT_CACHE_RESET","PowerEditor.REALTIME.UPDATE_DATA","AdsConnectionStatus.GRAPH_ERROR","adsInsights.table.scroll","FLUSH_INFORMS"]},HIDDEN_LANDING_TABS:["allactivity","info","likes","messages","messages_inbox","messages_other"],PEZ:{LOG_SAMPLE_RATE:1,FRAG_LIST_FETCH_LIMIT:200,FRAG_LIST_FETCH_PAGE_SIZE:20,FRAG_LIST_FETCH_RETRY_COUNT:3,VALIDATION_QUEUE_BATCH_SIZE:20,VALIDATION_QUEUE_DEBOUNCE_MS:500},DUMMY_API_REQUESTS:{count:3,delay:5000,params:[{name:"caesium_sample",value:"1",dev_rate:0,prod_rate:0}]}}},305],["UrlMapConfig",[],{www:"www.facebook.com",m:"m.facebook.com",business:"business.facebook.com",api:"api.facebook.com",api_read:"api-read.facebook.com",graph:"graph.facebook.com",an:"an.facebook.com",fbcdn:"static.xx.fbcdn.net",cdn:"staticxx.facebook.com",graph_facebook:"graph.facebook.com",graph_gaming:"graph.fb.gg",graph_instagram:"graph.instagram.com",www_instagram:"www.instagram.com"},73],["AdsCampaignTargetingDefaultFields",[],{fields:["adgroup_id","age_max","age_min","app_install_state","audience_network_positions","behaviors","brand_safety_content_filter_levels","catalog_based_targeting","cities","college_years","connections","contextual_targeting_categories","countries","country_groups","custom_audiences","device_platforms","direct_install_devices","dynamic_audience_ids","education_majors","education_schools","education_statuses","effective_audience_network_positions","effective_device_platforms","effective_facebook_positions","effective_instagram_positions","effective_messenger_positions","effective_oculus_positions","effective_publisher_platforms","engagement_specs","ethnic_affinity","exclude_reached_since","excluded_brand_safety_content_types","excluded_connections","excluded_custom_audiences","excluded_dynamic_audience_ids","excluded_engagement_specs","excluded_geo_locations","excluded_mobile_device_model","excluded_product_audience_specs","excluded_publisher_categories","excluded_publisher_list_ids","excluded_user_device","exclusions","facebook_positions","family_statuses","fb_deal_id","flexible_spec","follow_profiles","follow_<text:span text:style-name="T320">profiles_negative","friends_of_connections","gatekeepers","genders","generation","geo_locations","home_ownership","home_type","home_value","household_composition","income","industries","instagram_positions"</text:span><text:span text:style-name="T321">,"instream_video_skippable_excluded","interested_in","interests","is_whatsapp_destination_ad","keywords","life_events","locales","messenger_positions","moms","net_worth","oculus_positions","office_type","place_page_set_ids","political_views","politics","pr</text:span><text:span text:style-name="T322">oduct_audience_specs","prospecting_audience","publisher_platforms","relationship_statuses","targeting_optimization","targeting_relaxation_types","user_adclusters","user_device","user_event","user_os","whatsapp_positions","wireless_carrier","work_employers"</text:span><text:span text:style-name="T323">,"work_positions","zips"]},2241],["AdsCampaignGroupLiveStoreDataFields",[],{cheapFields:["account_id","ad_creation_package_config","adlabels","ad_strategy_id","ad_strategy_group_id","bid_strategy","boosted_component_client_app_id","boosted_component_produc</text:span><text:span text:style-name="T324">t","boosted_page_id","brand_lift_studies","budget_remaining","buying_type","can_use_spend_cap","collaborative_ads_partner_info","created_time","daily_budget","effective_status","id","is_autobid","is_average_price_pacing","is_job_openning_post","is_odax_cam</text:span><text:span text:style-name="T325">paign_group","is_skadnetwork_attribution","is_using_l3_schedule","last_budget_toggling_time","lifetime_spent","lifetime_budget","name","naming_template_custom_fields","objective","pacing_type","promoted_object","smart_promotion_type","special_ad_categories</text:span><text:span text:style-name="T326">","special_ad_</text:span><text:span text:style-name="T327">category","special_ad_category_country","spend_cap","split_test_config","split_test_status","start_time","status","stop_time","study_ids","today_spent","topline_id","updated_time","yesterday_spent"]},2243],["AdsCampaignLiveStoreDataFields",[]</text:span><text:span text:style-name="T328">,{cheapFields:["account_id","ad_count","adset_schedule","status",{field:"ad_keywords",subfields:["brands","product_names","product_categories","search_terms","banned_keywords"]},"asset_feed_id","attribution_spec","bid_adjustments","bid_amount","bid_constra</text:span><text:span text:style-name="T329">ints","bid_strategy","billing_event","budget_remaining","campaign_id","created_time","creative_sequence","daily_budget","daily_imps","daily_min_spend_target","daily_spend_cap","destination_type","effective_status","end_time","existing_customer_budget_perce</text:span><text:span text:style-name="T330">ntage","external_bid","frequency_control_specs","full_funnel_exploration_mode","has_active_da_aco_ad","id","instant_checkout_commerce_account_id","instant_checkout_type","io_number","is_autobid","is_average_price_pacing","is_dynamic_creative_optimization",</text:span><text:span text:style-name="T331">"is_dynamic_creative_asset_customization","is_dynamic_creative_format_automation","is_unified_attribution_window","is_using_target_cpa","iterative_split_test_config_id","lifetime_budget","lifetime_imps","lifetime_min_spend_target","lifetime_reach","lifetim</text:span><text:span text:style-name="T332">e_spend_cap","lifetime_spent","line_number","multi_optimization_goal_weight","name","naming_template_custom_fields","negative_keywords","optimization_goal","optimization_sub_event","pacing_type","promoted_object","prorated_daily_budget","recurring_budget_s</text:span><text:span text:style-name="T333">emantics","rf_prediction_id","saved_audience","split_test_config_splits_index","start_time","study_ids",{field:"targeting",subfields:["adgroup_id","age_max","age_min","app_install_state","audience_network_positions","behaviors","brand_safety_content_filter</text:span><text:span text:style-name="T334">_levels","catalog_based_targeting","cities","college_years","connections","contextual_targeting_categories","countries","country_groups","custom_audiences","device_platforms","direct_install_devices","dynamic_audience_ids","education_majors","education_sch</text:span><text:span text:style-name="T335">ools","education_statuses","effective_audience_network_positions","effective_device_platforms","effective_facebook_positions","effective_instagram_positions","effective_messenger_positions","effective_oculus_positions","effective_publisher_platforms","enga</text:span><text:span text:style-name="T336">gement_specs","ethnic_affinity","exclude_reached_since","excluded_brand_safety_content_types","excluded_connections","excluded_custom_audiences","excluded_dynamic_audience_ids","excluded_engagement_specs","excluded_geo_locations","excluded_mobile_device_mo</text:span><text:span text:style-name="T337">del","excluded_product_audience_specs","excluded_publisher_categories","excluded_publisher_list_ids","excluded_user_device","exclusions","facebook_positions","family_statuses","fb_deal_id","flexible_spec","follow_profiles","follow_profiles_negative","frien</text:span><text:span text:style-name="T338">ds_of_connections","gatekeepers","genders","generation","geo_locations","home_ownership","home_type","home_value","household_composition","income","industries","instagram_positions","instream_video_skippable_excluded","interested_in","interests","is_whatsa</text:span><text:span text:style-name="T339">pp_destination_ad","keywords","life_events","locales","messenger_positions","moms","net_worth","oculus_positions","office_type","place_page_set_ids","political_views","politics","product_audience_specs","prospecting_audience","publisher_platforms","relatio</text:span><text:span text:style-name="T340">nship_statuses","targeting_optimization","targeting_relaxation_types","user_adclusters","user_device","user_event","user_os","whatsapp_positions","wireless_carrier","work_employers","work_positions","zips"]},"targeting_as_signal","time_based_ad_rotation_id</text:span><text:span text:style-name="T341">_blocks","time_based_ad_rotation_intervals","topline_id","updated_time"]},2244],["AdsAccountDataLoaderFields",[],{fields:["account_currency_ratio_to_usd","account_id","account_status","ads_creation_saved_state{serialized_store_data}","adtrust_dsl","adverti</text:span><text:span text:style-name="T342">ser_verification_status","archived_adgroup_count","archived_campaign_count","archived_campaign_group_count","attr_window_deprecation_group","attribution_spec","auth_flow_for_trust_tier_state","authorized_country_for_political_ads","average_daily_campaign_b</text:span><text:span text:style-name="T343">udget","average_daily_campaign_group_budget","average_lifetime_campaign_budget","average_lifetime_campaign_group_budget","brand_safety_content_filter_levels","brand_safety_excluded_topics","brand_safety_inherited_content_filter_levels","business","business</text:span><text:span text:style-name="T344">_country_code","business_restriction_reason","business_verification_status","businessprojects{business,name}","can_bypass_fs_check","capabilities","created_time","currency","default_unified_attribution_spec","disable_reason","dynamic_probation_dsl","end_ad</text:span><text:span text:style-name="T345">vertiser_name","funding_source","has_migrated_permissions","incremental_conversion_optimization_ad_studies","io_number","is_attribution_spec_system_default","is_biz_migration_eligible","is_business_allowed_to_advertise","is_business_verification_eligible",</text:span><text:span text:style-name="T346">"is_mi_billing_info_updated","is_new_advertiser","is_tax_id_required","is_tier_0","is_tier_0_full","is_tier_1","is_tier_restricted","is_user_allowed_to_advertise","line_numbers","max_daily_budget_amount","min_campaign_group_spend_cap","min_daily_budget","m</text:span><text:span text:style-name="T347">odeled_reporting_type","moo_default_conversion_bid","name","naming_templates.fields(api_fields,api_version,field_order,template_version,level,separator,value_separator,user_defined_fields)","offsite_pixels_tos_accepted","onbehalf_requests{receiving_busines</text:span><text:span text:style-name="T348">s,status}","page_authorized_country_for_political_ads","pages_in_authorizations","rf_spec","self_resolve_uri","timezone_id","timezone_name","timezone_offset_hours_utc","timezoneoffsets","tos_accepted","user_settings","user_tos_accepted","userpermissions.fi</text:span><text:span text:style-name="T349">elds(role).user(100081299409166)","users"]},2317],["AdsAccountDataLoaderPreloader",["__inst_90857c1e_0_0_ad"],{preloader:{__m:"__inst_90857c1e_0_0_ad"}},2316],["AdsAdgroupLiveStoreDataFields",[],{cheapFields:["account_id","ad_review_feedback","bid_amount",</text:span><text:span text:style-name="T350">"bid_info","bid_type","campaign_id",{field:"adset",subfields:["name"]},"adset_id","conversion_domain","conversion_specs","created_time",{field:"creative.thumbnail_height(46).thumbnail_width(46)",subfields:["actor_type","ad_disclaimer_spec","applink_treatme</text:span><text:span text:style-name="T351">nt","body","call_to_action","call_to_action_type","categorization_criteria","category_media_source","degrees_of_freedom_spec","dynamic_ad_voice","effective_instagram_media_id","effective_instagram_story_id","effective_object_story_id","enable_direct_instal</text:span><text:span text:style-name="T352">l","id","image_crops","image_hash","image_url","instagram_actor_id",{field:"instagram_branded_content",subfields:["sponsor_id"]},{field:"facebook_branded_content",subfields:["sponsor_page_id"]},"instagram_permalink_url","instagram_story_id","instant_checko</text:span><text:span text:style-name="T353">ut_setting","interactive_components_spec","link_url","messenger_sponsored_message","mockup_id","object_id","object_story_id","page_welcome_message",{field:"object_story_spec",subfields:["instagram_actor_id","instant_checkout_ad_type",{field:"link_data",sub</text:span><text:span text:style-name="T354">fields:["additional_image_index","attachment_style","branded_content_sponsor_page_id","call_to_action","caption","child_attachments","collection_thumbnails","custom_overlay_spec","customization_rules_spec","description","event_id","image_crops","image_hash</text:span><text:span text:style-name="T355">","image_overlay_spec","link","message","moment","multi_share_end_card","multi_share_optimized","name","offer_id","page_welcome_message","phone_data_id","picture","post_click_configuration","product_discount_id","retailer_item_ids"]},"page_id","photo_data"</text:span><text:span text:style-name="T356">,"template_data","text_data","video_data"]},"object_type","object_url","place_page_set_id","platform_customizations","portrait_customizations","playable_asset_id","product_set_id",{field:"shop_spec",subfields:["collection_id","landing_view","shop_id"]},"so</text:span><text:span text:style-name="T357">urce_instagram_media_id",{field:"recommender_settings",subfields:["preferred_events","product_sales_channel"]},{field:"omnichannel_link_spec",subfields:[{field:"web",subfields:["url"]},{field:"app",subfields:["application_id",{field:"platform_specs",subfie</text:span><text:span text:style-name="T358">lds:[{field:"android",subfields:["app_name","package_name","url"]},{field:"ios",subfields:["app_name","app_store_id","url"]},{field:"ipad",subfields:["app_name","app_store_id","url"]},{field:"iphone",subfields:["app_name","app_store_id","url"]}]}]}]},"temp</text:span><text:span text:style-name="T359">late_url",{field:"template_url_spec",subfields:[{field:"android",subfields:["app_name","package","url"]},{field:"config",subfields:["app_id"]},{field:"ios",subfields:["app_name","app_store_id","url"]},{field:"ipad",subfields:["app_name","app_store_id","url</text:span><text:span text:style-name="T360">"]},{field:"iphone",subfields:["app_name","app_store_id","url"]},{field:"web",subfields:["should_fallback","url"]},{field:"windows_phone",subfields:["app_id","app_name","url"]}]},"thumbnail_url","title","uca_draft_version","use_page_actor_override","url_ta</text:span><text:span text:style-name="T361">gs","video_id","branded_content_boosting_type","branded_content_sponsor_page_id","asset_feed_spec","authorization_category","effective_authorization_category","whatsapp_business_profile_id"]},"creative_history","creative_link_url","demolink_hash","display_</text:span><text:span text:style-name="T362">sequence","effective_status","engagement_audience","id","name","naming_template_custom_fields","priority","source_app_id","status","tracking_and_conversion_with_defaults","tracking_specs","updated_time","view_tags","can_aggregate_social_feedback_on_edit"],</text:span><text:span text:style-name="T363">creativeFields:["actor_type","ad_disclaimer_spec","applink_treatment","body","call_to_action","call_to_action_type","categorization_criteria","category_media_source","degrees_of_freedom_spec","dynamic_ad_voice","effective_instagram_media_id","effective_ins</text:span><text:span text:style-name="T364">tagram_story_id","effective_object_story_id","enable_direct_install","id","image_crops","image_hash","image_url","instagram_actor_id",{field:"instagram_branded_content",subfields:["sponsor_id"]},{field:"facebook_branded_content",subfields:["sponsor_page_id</text:span><text:span text:style-name="T365">"]},"instagram_permalink_url","instagram_story_id","instant_checkout_setting","interactive_components_spec","link_url","messenger_sponsored_message","mockup_id","object_id","object_story_id","page_welcome_message",{field:"object_story_spec",subfields:["ins</text:span><text:span text:style-name="T366">tagram_actor_id","instant_checkout_ad_type",{field:"link_data",subfields:["additional_image_index","attachment_style","branded_content_sponsor_page_id","call_to_action","caption","child_attachments","collection_thumbnails","custom_overlay_spec","customizat</text:span><text:span text:style-name="T367">ion_rules_spec","description","event_id","image_crops","image_hash","image_overlay_spec","link","message","moment","multi_share_end_card","multi_share_optimized","name","offer_id","page_welcome_message","phone_data_id","picture","post_click_configuration",</text:span><text:span text:style-name="T368">"product_discount_id","retailer_item_ids"]},"page_id","photo_data","template_data","text_data","video_data"]},"object_type","object_url","place_page_set_id","platform_customizations","portrait_customizations","playable_asset_id","product_set_id",{field:"sh</text:span><text:span text:style-name="T369">op_spec",subfields:["collection_id","landing_view","shop_id"]},"source_instagram_media_id",{field:"recommender_settings",subfields:["preferred_events","product_sales_channel"]},{field:"omnichannel_link_spec",subfields:[{field:"web",subfields:["url"]},{fiel</text:span><text:span text:style-name="T370">d:"app",subfields:["application_id",{field:"platform_specs",subfields:[{field:"android",subfields:["app_name","package_name","url"]},{field:"ios",subfields:["app_name","app_store_id","url"]},{field:"ipad",subfields:["app_name","app_store_id","url"]},{field</text:span><text:span text:style-name="T371">:"iphone",subfields:["app_name","app_store_id","url"]}]}]}]},"template_url",{field:"template_url_spec",subfields:[{field:"android",subfields:["app_name","package","url"]},{field:"config",subfields:["app_id"]},{field:"ios",subfields:["app_name","app_store_i</text:span><text:span text:style-name="T372">d","url"]},{field:"ipad",subfields:["app_name","app_store_id","url"]},{field:"iphone",subfields:["app_name","app_store_id","url"]},{field:"web",subfields:["should_fallback","url"]},{field:"windows_phone",subfields:["app_id","app_name","url"]}]},"thumbnail_</text:span><text:span text:style-name="T373">url","title","uca_draft_version","use_page_actor_override","url_tags","video_id","branded_content_boosting_type","branded_content_sponsor_page_id","asset_feed_spec","authorization_category","effective_authorization_category","whatsapp_business_profile_id"]</text:span><text:span text:style-name="T374">,expensiveFields:[{field:"creative.thumbnail_height(46).thumbnail_width(46)",subfields:["thumbnail_url"]},{field:"delivery_info",subfields:{"0":"active_accelerated_campaign_count","1":"active_day_parted_campaign_count","3":"are_all_daily_budgets_spent","5"</text:span><text:span text:style-name="T375">:"credit_needed_ads_count","8":"eligible_for_delivery_insights","9":"end_time","10":"has_account_hit_spend_limit","11":"has_campaign_group_hit_spend_limit","12":"has_no_active_ads","13":"has_no_ads","14":"inactive_ads_count","15":"inactive_campaign_count",</text:span><text:span text:style-name="T376">"16":"is_adgroup_partially_rejected","17":"is_ad_uneconomical","18":"is_campaign_accelerated","19":"is_campaign_completed","20":"is_campaign_day_parted","21":"is_campaign_disabled","22":"is_campaign_group_disabled","25":"is_daily_budget_spent","26":"is_acc</text:span><text:span text:style-name="T377">ount_closed","27":"is_account_disabled","28":"is_reach_and_frequency_misconfigured","29":"pending_review_info","30":"reach_frequency_campaign_underdelivery_reason","31":"is_split_test_active","32":"is_split_test_valid","33":"lift_study_time_period","36":"n</text:span><text:span text:style-name="T378">eeds_credit","37":"needs_tax_number","38":"non_deleted_ads_count","39":"not_delivering_campaign_count","40":"pending_ads_count","41":"rejected_ads_count","43":"signal_diagnostic_issue","44":"start_time","45":"status","46":"text_penalty_level","47":"is_adfa</text:span><text:span text:style-name="T379">rm_penalized","48":"is_clickbait_penalized","49":"is_lqwe_penalized","50":"is_engagement_bait_penalized","51":"is_sensationalism_penalized","52":"ad_penalty_map"}}]},2319],["AdsPaymentsCountryToCurrencyLegalReq",[],{legal_req:{BR:"BRL"}},2435],["AdsPEAdObj</text:span><text:span text:style-name="T380">ectTableDataManagerPreloader",["__inst_7888c3ec_0_0_9U"],{preloader:{__m:"__inst_7888c3ec_0_0_9U"}},2459],["AdsLanguageAssetDialects",[],{supported_dialects:["af_ZA","sq_AL","ar_AR","hy_AM","az_AZ","eu_ES","be_BY","bs_BA","bg_BG","ca_ES","zh_CN","zh_TW","h</text:span><text:span text:style-name="T381">r_HR","cs_CZ","da_DK","nl_XX","en_XX","eo_EO","et_EE","fi_FI","fr_XX","fy_NL","ka_GE","de_DE","el_GR","he_IL","hi_IN","hu_HU","is_IS","id_ID","ga_IE","it_IT","ja_XX","kk_KZ","ko_KR","ku_TR","la_VA","lv_LV","lt_LT","mk_MK","ml_IN","ms_MY","mr_IN","ne_NP","n</text:span><text:span text:style-name="T382">o_XX","fa_IR","pl_PL","pt_XX","ro_RO","ru_RU","sr_RS","sk_SK","sl_SI","es_XX","sw_KE","sv_SE","tl_XX","ta_IN","th_TH","tr_TR","uk_UA","ur_PK","vi_VN","cy_GB","zh_HK"],unsupported_dialects:["bm_ML","bo_CN","ci_IT","dv_MV","gd_GB","kg_AO","q2_KH","q3_CV","qa</text:span><text:span text:style-name="T383">_MM","qd_MM","qf_CM","qh_PH","qj_ML","qm_AO","qn_AO","qp_AO","qq_KE","qw_KE","qx_KE","qy_KE","sd_PK","ti_ET","ug_CN","wy_PH","bp_IN","az_IR","ak_GH","am_ET","as_IN","ay_BO","bn_IN","br_FR","cb_IQ","ck_US","cx_PH","ff_NG","fo_FO","gl_ES","gn_PY","gu_IN","ha</text:span><text:span text:style-name="T384">_NG","ht_HT","ig_NG","iu_CA","jv_ID","km_KH","kn_IN","ky_KG","lg_UG","li_NL","ln_CD","lo_LA","mg_MG","mi_NZ","mn_MN","mt_MT","my_MM","ns_ZA","ny_MW","om_KE","or_IN","pa_IN","ps_AF","qu_PE","rm_CH","rw_RW","sa_IN","sc_IT","se_NO","si_LK","sn_ZW","so_SO","ss</text:span><text:span text:style-name="T385">_SZ","st_ZA","su_ID","sy_SY","sz_PL","te_IN","tg_TJ","tn_BW","ts_ZA","tt_RU","tz_MA","uz_UZ","ve_ZA","wo_SN","xh_ZA","yi_DE","yo_NG","zu_ZA","zz_TR"],dialects_to_locales:{af_ZA:"af_ZA",sq_AL:"sq_AL",ar_AR:"ar_AR",hy_AM:"hy_AM",az_AZ:"az_AZ",eu_ES:"eu_ES",b</text:span><text:span text:style-name="T386">e_BY:"be_BY",bs_BA:"bs_BA",bg_BG:"bg_BG",ca_ES:"ca_ES",zh_CN:"zh_CN",zh_TW:"zh_TW",hr_HR:"hr_HR",cs_CZ:"cs_CZ",da_DK:"da_DK",nl_XX:"nl_NL",en_XX:"en_US",eo_EO:"eo_EO",et_EE:"et_EE",fi_FI:"fi_FI",fr_XX:"fr_FR",fy_NL:"fy_NL",ka_GE:"ka_GE",de_DE:"de_DE",el_GR</text:span><text:span text:style-name="T387">:"el_GR",he_IL:"he_IL",hi_IN:"hi_IN",hu_HU:"hu_HU",is_IS:"is_IS",id_ID:"id_ID",ga_IE:"ga_IE",it_IT:"it_IT",ja_XX:"ja_JP",kk_KZ:"kk_KZ",ko_KR:"ko_KR",ku_TR:"ku_TR",la_VA:"la_VA",lv_LV:"lv_LV",lt_LT:"lt_LT",mk_MK:"mk_MK",ml_IN:"ml_IN",ms_MY:"ms_MY",mr_IN:"mr</text:span><text:span text:style-name="T388">_IN",ne_NP:"ne_NP",no_XX:"nb_NO",fa_IR:"fa_IR",pl_PL:"pl_PL",pt_XX:"pt_PT",ro_RO:"ro_RO",ru_RU:"ru_RU",sr_RS:"sr_RS",sk_SK:"sk_SK",sl_SI:"sl_SI",es_XX:"es_LA",sw_KE:"sw_KE",sv_SE:"sv_SE",tl_XX:"tl_PH",ta_IN:"ta_IN",th_TH:"th_TH",tr_TR:"tr_TR",uk_UA:"uk_UA"</text:span><text:span text:style-name="T389">,ur_PK:"ur_PK",vi_VN:"vi_VN",cy_GB:"cy_GB",zh_HK:"zh_HK"}},2695],["AdsAudienceDirectConfig",[],{isDirectDealsUser:false,isInstreamSponsorshipUser:false,accountType:"REGULAR",isCPBUser:false,isCPBFBDealsUser:false,canUseInvisiblePage:false},2814],["LoadingM</text:span><text:span text:style-name="T390">arkerGated",["LoadingMarkerImpl.react"],{component:{__m:"LoadingMarkerImpl.react"}},2874],["CLDRDateRenderingClientRollout",[],{formatDateClientLoggerSamplingRate:0.0001},3003],["AdsANPlacementSelector",[],{anPlacementSelectorLogos:[{name:"Atari",width:73,</text:span><text:span text:style-name="T391">height:20,image:"atari.svg"},{name:"CNN",width:50,height:20,image:"cnn.svg"},{name:"Hearst",width:110,height:20,image:"hearst.svg"},{name:"Huffpost",width:113,height:20,image:"huffpost.svg"},{name:"Techcrunch",width:42,height:20,image:"techcrunch.svg"},{na</text:span><text:span text:style-name="T392">me:"Timeinc",width:91,height:18,image:"timeinc.svg"},{name:"Usa Today Sports",width:75,height:42,image:"usa_today_sports.svg"},{name:"Vice",width:68,height:20,image:"vice.svg"}]},3450],["AdsLWIRestrictActionsInAdsManager",[],{adsLWIRestrictActionInAdsManag</text:span><text:span text:style-name="T393">erEnabled:false},3640],["CLDRDateFormatConfig",[],{supportedPHPFormatsKeys:{D:"E","D g:ia":"Ejm","D M d":"MMMEd","D M d, Y":"yMMMEd","D M j":"MMMEd","D M j, y":"yMMMEd","D, M j":"MMMEd","D, M j, Y":"yMMMEd","F d":"MMMMd","F d, Y":"date_long","F j":"MMMMd",</text:span><text:span text:style-name="T394">"F j, Y":"date_long","F j, Y @ g:i A":"dateTime_long_short","F j, Y g:i a":"dateTime_long_short","F j, Y @ g:i:s A":"dateTime_long_medium","F jS":"MMMMd","F jS, g:ia":"dateTime_long_short","F jS, Y":"date_long","F Y":"yMMMM","g A":"j","G:i":"time_short","g</text:span><text:span text:style-name="T395">:i":"time_short","g:i a":"time_short","g:i A":"time_short","g:i:s A":"time_medium","g:ia":"time_short","g:iA":"time_short","g:ia F jS, Y":"dateTime_long_short","g:iA l, F jS":"dateTime_full_short","g:ia M jS":"dateTime_medium_short","g:ia, F jS":"dateTime_</text:span><text:span text:style-name="T396">long_short","g:iA, l M jS":"dateTime_full_short","h:i a":"time_short","h:m:s m/d/Y":"dateTime_short_short",j:"d","j F Y":"date_long","l F d, Y":"date_full","l, F d, Y":"date_full","l, F j":"date_full","l, F j, Y":"date_full","l, F jS":"date_full","l, F jS,</text:span><text:span text:style-name="T397"><text:s/>g:ia":"dateTime_full_short","l, M j":"date_full","l, M j, Y":"date_full","l, M j, Y g:ia":"dateTime_full_short","M d":"MMMd","M d, Y":"date_medium","M d, Y g:ia":"dateTime_medium_short","M d, Y ga":"dateTime_medium_short","M j":"MMMd","M j, Y":"date_mediu</text:span><text:span text:style-name="T398">m","M j, Y g:i A":"dateTime_medium_short","M j, Y g:ia":"dateTime_medium_short","M jS, g:ia":"dateTime_medium_short","M y":"yMMM","M Y":"yMMM","M. d":"MMMd","M. d, Y":"date_medium","m/d":"Md","m/d/Y g:ia":"dateTime_short_short","m/d/y H:i:s":"dateTime_shor</text:span><text:span text:style-name="T399">t_short",n:"M","n/j":"Md","n/j, g:ia":"dateTime_short_short","n/j/y":"date_short",Y:"y"},isLocaleInConfigerator:true,CLDRConfigeratorFormats:{dateFormats:{full:"EEEE, MMMM d, y",long:"MMMM d, y",medium:"MMM d, y",short:"M/d/yy"},timeFormats:{full:"h:mm:ss<text:s/></text:span><text:span text:style-name="T400">a zzzz",long:"h:mm:ss a z",medium:"h:mm:ss a",short:"h:mm a"},dateTimeFormats:{full:"{1} 'at' {0}",long:"{1} 'at' {0}",medium:"{1}, {0}",short:"{1}, {0}"},availableFormats:{Bh:"h B",Bhm:"h:mm B",Bhms:"h:mm:ss B",E:"ccc",EBhm:"E h:mm B",EBhms:"E h:mm:ss B",</text:span><text:span text:style-name="T401">EHm:"E HH:mm",EHms:"E HH:mm:ss",Ed:"d E",Ehm:"E h:mm a",Ehms:"E h:mm:ss a",Gy:"y G",GyMMM:"MMM y G",GyMMMEd:"E, MMM d, y G",GyMMMd:"MMM d, y G",H:"HH",Hm:"HH:mm",Hms:"HH:mm:ss",Hmsv:"HH:mm:ss v",Hmv:"HH:mm v",M:"L",MEd:"E, M/d",MMM:"LLL",MMMEd:"E, MMM d","</text:span><text:span text:style-name="T402">MMMMW-count-one":"'week' W 'of' MMMM","MMMMW-count-other":"'week' W 'of' MMMM",MMMMd:"MMMM d",MMMd:"MMM d",Md:"M/d",d:"d",h:"h a",hm:"h:mm a",hms:"h:mm:ss a",hmsv:"h:mm:ss a v",hmv:"h:mm a v",ms:"mm:ss",y:"y",yM:"M/y",yMEd:"E, M/d/y",yMMM:"MMM y",yMMMEd:"E</text:span><text:span text:style-name="T403">, MMM d, y",yMMMM:"MMMM y",yMMMd:"MMM d, y",yMd:"M/d/y",yQQQ:"QQQ y",yQQQQ:"QQQQ y","yw-count-one":"'week' w 'of' Y","yw-count-other":"'week' w 'of' Y"}},CLDRRegionalConfigeratorFormats:{dateFormats:{full:"EEEE, MMMM d, y",long:"MMMM d, y",medium:"MMM d, y</text:span><text:span text:style-name="T404">",short:"M/d/yy"},timeFormats:{full:"h:mm:ss a zzzz",long:"h:mm:ss a z",medium:"h:mm:ss a",short:"h:mm a"},dateTimeFormats:{full:"{1} 'at' {0}",long:"{1} 'at' {0}",medium:"{1}, {0}",short:"{1}, {0}"},availableFormats:{Bh:"h B",Bhm:"h:mm B",Bhms:"h:mm:ss B"</text:span><text:span text:style-name="T405">,E:"ccc",EBhm:"E h:mm B",EBhms:"E h:mm:ss B",EHm:"E HH:mm",EHms:"E HH:mm:ss",Ed:"d E",Ehm:"E h:mm a",Ehms:"E h:mm:ss a",Gy:"y G",GyMMM:"MMM y G",GyMMMEd:"E, MMM d, y G",GyMMMd:"MMM d, y G",H:"HH",Hm:"HH:mm",Hms:"HH:mm:ss",Hmsv:"HH:mm:ss v",Hmv:"HH:mm v",M:</text:span><text:span text:style-name="T406">"L",MEd:"E, M/d",MMM:"LLL",MMMEd:"E, MMM d","MMMMW-count-one":"'week' W 'of' MMMM","MMMMW-count-other":"'week' W 'of' MMMM",MMMMd:"MMMM d",MMMd:"MMM d",Md:"M/d",d:"d",h:"h a",hm:"h:mm a",hms:"h:mm:ss a",hmsv:"h:mm:ss a v",hmv:"h:mm a v",ms:"mm:ss",y:"y",yM</text:span><text:span text:style-name="T407">:"M/y",yMEd:"E, M/d/y",yMMM:"MMM y",yMMMEd:"E, MMM d, y",yMMMM:"MMMM y",yMMMd:"MMM d, y",yMd:"M/d/y",yQQQ:"QQQ y",yQQQQ:"QQQQ y","yw-count-one":"'week' w 'of' Y","yw-count-other":"'week' w 'of' Y"}},CLDRToPHPSymbolConversion:{yyyy:"Y",yy:"y",y:"Y",MMMMM:"M</text:span><text:span text:style-name="T408">",MMMM:"F",MMM:"M",MM:"m",M:"n",dd:"d",d:"j",EEEEE:"D",EEEE:"l",EEE:"D",EE:"D",E:"D",aaaaa:"A",aaaa:"A",aaa:"A",aa:"A",a:"A",bbbbb:"A",bbbb:"A",bbb:"A",bb:"A",b:"A",BBBBB:"A",BBBB:"A",BBB:"A",BB:"A",B:"A",HH:"H",H:"G",hh:"h",h:"g",K:"g",mm:"i",ss:"s",z:"",</text:span><text:span text:style-name="T409">zz:"",zzz:"",ccccc:"D",cccc:"l",ccc:"D",cc:"D",c:"D",LLLLL:"M",LLLL:"f",LLL:"M",LL:"m",L:"n",G:""},intlDateSpecialChars:{cldrDelimiter:"'",singleQuote:"'",singleQuoteHolder:"*"}},3019],["AdsCreativeSingleImageSpecRequirement",[],{adCreativeSingleImageSpecR</text:span><text:span text:style-name="T410">equirements:[{publisherPlatform:"facebook",position:"feed",devicePlatform:"desktop",hardRequirements:[{minImageWidth:null,minImageHeight:null,aspectRatios:[{minAspectRatio:null,maxAspectRatio:null,aspectRatioTolerance:null}]}],recommendedSpecs:[{minImageWi</text:span><text:span text:style-name="T411">dth:null,minImageHeight:null,aspectRatios:[{minAspectRatio:0.8,maxAspectRatio:null,aspectRatioTolerance:null}]}]},{publisherPlatform:"facebook",position:"feed",devicePlatform:"mobile",hardRequirements:[{minImageWidth:null,minImageHeight:null,aspectRatios:[</text:span><text:span text:style-name="T412">{minAspectRatio:null,maxAspectRatio:null,aspectRatioTolerance:null}]}],recommendedSpecs:[{minImageWidth:null,minImageHeight:null,aspectRatios:[{minAspectRatio:0.8,maxAspectRatio:null,aspectRatioTolerance:null}]}]},{publisherPlatform:"facebook",position:"ri</text:span><text:span text:style-name="T413">ght_hand_column",devicePlatform:"desktop",hardRequirements:[{minImageWidth:254,minImageHeight:133,aspectRatios:[{minAspectRatio:null,maxAspectRatio:null,aspectRatioTolerance:null}]}],recommendedSpecs:[{minImageWidth:null,minImageHeight:null,aspectRatios:[{</text:span><text:span text:style-name="T414">minAspectRatio:null,maxAspectRatio:1.91,aspectRatioTolerance:null}]}]},{publisherPlatform:"facebook",position:"instant_article",devicePlatform:"mobile",hardRequirements:[{minImageWidth:null,minImageHeight:null,aspectRatios:[{minAspectRatio:null,maxAspectRa</text:span><text:span text:style-name="T415">tio:null,aspectRatioTolerance:null}]}],recommendedSpecs:[{minImageWidth:null,minImageHeight:null,aspectRatios:[{minAspectRatio:1.91,maxAspectRatio:null,aspectRatioTolerance:null}]}]},{publisherPlatform:"facebook",position:"instream_video",devicePlatform:"d</text:span><text:span text:style-name="T416">esktop",hardRequirements:[],recommendedSpecs:[]},{publisherPlatform:"facebook",position:"instream_video",devicePlatform:"mobile",hardRequirements:[],recommendedSpecs:[]},{publisherPlatform:"facebook",position:"group",devicePlatform:"desktop",hardRequiremen</text:span><text:span text:style-name="T417">ts:[],recommendedSpecs:[]},{publisherPlatform:"facebook",position:"group",devicePlatform:"mobile",hardRequirements:[],recommendedSpecs:[]},{publisherPlatform:"facebook",position:"video_feeds",devicePlatform:"mobile",hardRequirements:[{minImageWidth:null,mi</text:span><text:span text:style-name="T418">nImageHeight:null,aspectRatios:[{minAspectRatio:null,maxAspectRatio:null,aspectRatioTolerance:null}]}],recommendedSpecs:[{minImageWidth:null,minImageHeight:null,aspectRatios:[{minAspectRatio:0.8,maxAspectRatio:null,aspectRatioTolerance:null}]}]},{publisher</text:span><text:span text:style-name="T419">Platform:"facebook",position:"video_feeds",devicePlatform:"desktop",hardRequirements:[],recommendedSpecs:[]},{publisherPlatform:"facebook",position:"marketplace",devicePlatform:"mobile",hardRequirements:[{minImageWidth:null,minImageHeight:null,aspectRatios</text:span><text:span text:style-name="T420">:null},{minImageWidth:null,minImageHeight:null,aspectRatios:null},{minImageWidth:null,minImageHeight:null,aspectRatios:null}],recommendedSpecs:[{minImageWidth:null,minImageHeight:null,aspectRatios:null},{minImageWidth:null,minImageHeight:null,aspectRatios:</text:span><text:span text:style-name="T421">null},{minImageWidth:null,minImageHeight:null,aspectRatios:null}]},{publisherPlatform:"facebook",position:"marketplace",devicePlatform:"desktop",hardRequirements:[{minImageWidth:null,minImageHeight:null,aspectRatios:null},{minImageWidth:null,minImageHeight</text:span><text:span text:style-name="T422">:null,aspectRatios:null},{minImageWidth:null,minImageHeight:null,aspectRatios:null}],recommendedSpecs:[{minImageWidth:null,minImageHeight:null,aspectRatios:null},{minImageWidth:null,minImageHeight:null,aspectRatios:null},{minImageWidth:null,minImageHeight:</text:span><text:span text:style-name="T423">null,aspectRatios:null}]},{publisherPlatform:"facebook",position:"story",devicePlatform:"mobile",hardRequirements:[{minImageWidth:500,minImageHeight:null,aspectRatios:[{minAspectRatio:0.5625,maxAspectRatio:1.91,aspectRatioTolerance:0.01}]}],recommendedSpec</text:span><text:span text:style-name="T424">s:[{minImageWidth:null,minImageHeight:null,aspectRatios:[{minAspectRatio:null,maxAspectRatio:null,aspectRatioTolerance:null}]}]},{publisherPlatform:"facebook",position:"search",devicePlatform:"mobile",hardRequirements:[],recommendedSpecs:[]},{publisherPlat</text:span><text:span text:style-name="T425">form:"facebook",position:"search",devicePlatform:"desktop",hardRequirements:[],recommendedSpecs:[]},{publisherPlatform:"facebook",position:"groups_feed",devicePlatform:"mobile",hardRequirements:[{minImageWidth:320,minImageHeight:null,aspectRatios:[{minAspe</text:span><text:span text:style-name="T426">ctRatio:0.8,maxAspectRatio:1.91,aspectRatioTolerance:0.01}]}],recommendedSpecs:[{minImageWidth:null,minImageHeight:null,aspectRatios:[{minAspectRatio:null,maxAspectRatio:null,aspectRatioTolerance:null}]}]},{publisherPlatform:"facebook",position:"facebook_g</text:span><text:span text:style-name="T427">roups",devicePlatform:"mobile",hardRequirements:[{minImageWidth:320,minImageHeight:null,aspectRatios:[{minAspectRatio:0.8,maxAspectRatio:1.91,aspectRatioTolerance:0.01}]}],recommendedSpecs:[{minImageWidth:null,minImageHeight:null,aspectRatios:[{minAspectRa</text:span><text:span text:style-name="T428">tio:null,maxAspectRatio:null,aspectRatioTolerance:null}]}]},{publisherPlatform:"facebook",position:"jobs_browser",devicePlatform:"desktop",hardRequirements:[],recommendedSpecs:[]},{publisherPlatform:"facebook",position:"jobs_browser",devicePlatform:"mobile</text:span><text:span text:style-name="T429">",hardRequirements:[],recommendedSpecs:[]},{publisherPlatform:"facebook",position:"story_sticker",devicePlatform:"mobile",hardRequirements:[{minImageWidth:null,minImageHeight:null,aspectRatios:[{minAspectRatio:1,maxAspectRatio:1,aspectRatioTolerance:null}]</text:span><text:span text:style-name="T430">}],recommendedSpecs:[{minImageWidth:null,minImageHeight:null,aspectRatios:[{minAspectRatio:null,maxAspectRatio:null,aspectRatioTolerance:null}]}]},{publisherPlatform:"facebook",position:"biz_disco_feed",devicePlatform:"mobile",hardRequirements:[{minImageWi</text:span><text:span text:style-name="T431">dth:320,minImageHeight:null,aspectRatios:[{minAspectRatio:0.8,maxAspectRatio:1.91,aspectRatioTolerance:null}]}],recommendedSpecs:[{minImageWidth:null,minImageHeight:null,aspectRatios:[{minAspectRatio:null,maxAspectRatio:null,aspectRatioTolerance:null}]}]},</text:span><text:span text:style-name="T432">{publisherPlatform:"facebook",position:"facebook_reels",devicePlatform:"mobile",hardRequirements:[],recommendedSpecs:[]},{publisherPlatform:"facebook",position:"facebook_reels_overlay",devicePlatform:"mobile",hardRequirements:[{minImageWidth:null,minImageH</text:span><text:span text:style-name="T433">eight:null,aspectRatios:[{minAspectRatio:1,maxAspectRatio:1,aspectRatioTolerance:null}]},{minImageWidth:null,minImageHeight:null,aspectRatios:[{minAspectRatio:1,maxAspectRatio:1,aspectRatioTolerance:null}]}],recommendedSpecs:[{minImageWidth:null,minImageHe</text:span><text:span text:style-name="T434">ight:null,aspectRatios:[{minAspectRatio:null,maxAspectRatio:null,aspectRatioTolerance:null}]},{minImageWidth:null,minImageHeight:null,aspectRatios:[{minAspectRatio:null,maxAspectRatio:null,aspectRatioTolerance:null}]}]},{publisherPlatform:"audience_network</text:span><text:span text:style-name="T435">",position:"classic",devicePlatform:"mobile",hardRequirements:[{minImageWidth:null,minImageHeight:null,aspectRatios:null},{minImageWidth:398,minImageHeight:208,aspectRatios:[{minAspectRatio:null,maxAspectRatio:null,aspectRatioTolerance:null}]},{minImageWid</text:span><text:span text:style-name="T436">th:398,minImageHeight:208,aspectRatios:null},{minImageWidth:398,minImageHeight:208,aspectRatios:[{minAspectRatio:null,maxAspectRatio:null,aspectRatioTolerance:null}]},{minImageWidth:null,minImageHeight:null,aspectRatios:null},{minImageWidth:398,minImageHei</text:span><text:span text:style-name="T437">ght:208,aspectRatios:null},{minImageWidth:398,minImageHeight:208,aspectRatios:null}],recommendedSpecs:[{minImageWidth:null,minImageHeight:null,aspectRatios:null},{minImageWidth:null,minImageHeight:null,aspectRatios:[{minAspectRatio:0.5625,maxAspectRatio:1.</text:span><text:span text:style-name="T438">91,aspectRatioTolerance:null}]},{minImageWidth:null,minImageHeight:null,aspectRatios:null},{minImageWidth:null,minImageHeight:null,aspectRatios:[{minAspectRatio:null,maxAspectRatio:1.91,aspectRatioTolerance:null}]},{minImageWidth:null,minImageHeight:null,a</text:span><text:span text:style-name="T439">spectRatios:null},{minImageWidth:null,minImageHeight:null,aspectRatios:null},{minImageWidth:null,minImageHeight:null,aspectRatios:null}]},{publisherPlatform:"audience_network",position:"instream_video",devicePlatform:"mobile",hardRequirements:[],recommende</text:span><text:span text:style-name="T440">dSpecs:[]},{publisherPlatform:"audience_network",position:"instream_video",devicePlatform:"desktop",hardRequirements:[],recommendedSpecs:[]},{publisherPlatform:"audience_network",position:"rewarded_video",devicePlatform:"mobile",hardRequirements:[],recomme</text:span><text:span text:style-name="T441">ndedSpecs:[]},{publisherPlatform:"instagram",position:"explore",devicePlatform:"mobile",hardRequirements:[{minImageWidth:500,minImageHeight:null,aspectRatios:[{minAspectRatio:null,maxAspectRatio:null,aspectRatioTolerance:null}]}],recommendedSpecs:[{minImag</text:span><text:span text:style-name="T442">eWidth:null,minImageHeight:null,aspectRatios:[{minAspectRatio:0.8,maxAspectRatio:1.91,aspectRatioTolerance:0.01}]}]},{publisherPlatform:"instagram",position:"igtv",devicePlatform:"mobile",hardRequirements:[],recommendedSpecs:[]},{publisherPlatform:"instagr</text:span><text:span text:style-name="T443">am",position:"reels",devicePlatform:"mobile",hardRequirements:[],recommendedSpecs:[]},{publisherPlatform:"instagram",position:"reels_overlay",devicePlatform:"mobile",hardRequirements:[],recommendedSpecs:[]},{publisherPlatform:"instagram",position:"shop",de</text:span><text:span text:style-name="T444">vicePlatform:"mobile",hardRequirements:[],recommendedSpecs:[]},{publisherPlatform:"instagram",position:"story",devicePlatform:"mobile",hardRequirements:[{minImageWidth:500,minImageHeight:null,aspectRatios:[{minAspectRatio:null,maxAspectRatio:null,aspectRat</text:span><text:span text:style-name="T445">ioTolerance:null}]}],recommendedSpecs:[{minImageWidth:null,minImageHeight:null,aspectRatios:[{minAspectRatio:null,maxAspectRatio:0.5625,aspectRatioTolerance:0.01}]}]},{publisherPlatform:"instagram",position:"stream",devicePlatform:"mobile",hardRequirements</text:span><text:span text:style-name="T446">:[{minImageWidth:500,minImageHeight:null,aspectRatios:[{minAspectRatio:null,maxAspectRatio:null,aspectRatioTolerance:null}]},{minImageWidth:500,minImageHeight:null,aspectRatios:[{minAspectRatio:null,maxAspectRatio:null,aspectRatioTolerance:null}]}],recomme</text:span><text:span text:style-name="T447">ndedSpecs:[{minImageWidth:null,minImageHeight:null,aspectRatios:[{minAspectRatio:0.8,maxAspectRatio:1.91,aspectRatioTolerance:0.01}]},{minImageWidth:null,minImageHeight:null,aspectRatios:[{minAspectRatio:0.8,maxAspectRatio:1.91,aspectRatioTolerance:0.01}]}</text:span><text:span text:style-name="T448">]},{publisherPlatform:"messenger",position:"sponsored_messages",devicePlatform:"desktop",hardRequirements:[],recommendedSpecs:[]},{publisherPlatform:"messenger",position:"sponsored_messages",devicePlatform:"mobile",hardRequirements:[{minImageWidth:null,min</text:span><text:span text:style-name="T449">ImageHeight:null,aspectRatios:null}],recommendedSpecs:[{minImageWidth:null,minImageHeight:null,aspectRatios:null}]},{publisherPlatform:"messenger",position:"messenger_home",devicePlatform:"mobile",hardRequirements:[{minImageWidth:254,minImageHeight:133,asp</text:span><text:span text:style-name="T450">ectRatios:null}],recommendedSpecs:[{minImageWidth:null,minImageHeight:null,aspectRatios:null}]},{publisherPlatform:"messenger",position:"story",devicePlatform:"mobile",hardRequirements:[{minImageWidth:500,minImageHeight:null,aspectRatios:[{minAspectRatio:0</text:span><text:span text:style-name="T451">.5625,maxAspectRatio:1.91,aspectRatioTolerance:0.01}]}],recommendedSpecs:[{minImageWidth:null,minImageHeight:null,aspectRatios:[{minAspectRatio:null,maxAspectRatio:null,aspectRatioTolerance:null}]}]},{publisherPlatform:"whatsapp",position:"status",devicePl</text:span><text:span text:style-name="T452">atform:"mobile",hardRequirements:[{minImageWidth:500,minImageHeight:null,aspectRatios:[{minAspectRatio:null,maxAspectRatio:null,aspectRatioTolerance:null}]}],recommendedSpecs:[{minImageWidth:null,minImageHeight:null,aspectRatios:[{minAspectRatio:null,maxAs</text:span><text:span text:style-name="T453">pectRatio:0.5625,aspectRatioTolerance:0.01}]}]},{publisherPlatform:"oculus",position:"twilight_developer_update",devicePlatform:"mobile",hardRequirements:[],recommendedSpecs:[]},{publisherPlatform:"oculus",position:"twilight_feed",devicePlatform:"mobile",h</text:span><text:span text:style-name="T454">ardRequirements:[],recommendedSpecs:[]},{publisherPlatform:"oculus",position:"twilight_feed_spotlight",devicePlatform:"mobile",hardRequirements:[],recommendedSpecs:[]},{publisherPlatform:"oculus",position:"twilight_search",devicePlatform:"mobile",hardRequi</text:span><text:span text:style-name="T455">rements:[],recommendedSpecs:[]},{publisherPlatform:"oculus",position:"twilight_search_null_state",devicePlatform:"mobile",hardRequirements:[],recommendedSpecs:[]},{publisherPlatform:"oculus",position:"vr_apps",devicePlatform:"mobile",hardRequirements:[],re</text:span><text:span text:style-name="T456">commendedSpecs:[]},{publisherPlatform:"oculus",position:"vr_rewarded_video",devicePlatform:"mobile",hardRequirements:[],recommendedSpecs:[]}]},3740],["AdsCreativeSingleVideoSpecRequirement",[],{adCreativeSingleVideoSpecRequirements:[{publisherPlatform:"fac</text:span><text:span text:style-name="T457">ebook",position:"feed",devicePlatform:"desktop",hardRequirements:[{minVideoWidth:120,minVideoHeight:120,aspectRatios:[{minAspectRatio:0.25,maxAspectRatio:4,aspectRatioTolerance:null}],maxVideoDuration:14460,minVideoDuration:1,maxVideoSize:27306,videoThumbn</text:span><text:span text:style-name="T458">ail:null}],recommendedSpecs:[{minVideoWidth:null,minVideoHeight:null,aspectRatios:[{minAspectRatio:null,maxAspectRatio:null,aspectRatioTolerance:null}],maxVideoDuration:null,minVideoDuration:null,maxVideoSize:null,videoThumbnail:null}]},{publisherPlatform:</text:span><text:span text:style-name="T459">"facebook",position:"feed",devicePlatform:"mobile",hardRequirements:[{minVideoWidth:120,minVideoHeight:120,aspectRatios:[{minAspectRatio:0.25,maxAspectRatio:4,aspectRatioTolerance:null}],maxVideoDuration:14460,minVideoDuration:1,maxVideoSize:27306,videoThu</text:span><text:span text:style-name="T460">mbnail:null}],recommendedSpecs:[{minVideoWidth:null,minVideoHeight:null,aspectRatios:[{minAspectRatio:null,maxAspectRatio:null,aspectRatioTolerance:null}],maxVideoDuration:null,minVideoDuration:null,maxVideoSize:null,videoThumbnail:null}]},{publisherPlatfo</text:span><text:span text:style-name="T461">rm:"facebook",position:"right_hand_column",devicePlatform:"desktop",hardRequirements:[],recommendedSpecs:[]},{publisherPlatform:"facebook",position:"instant_article",devicePlatform:"mobile",hardRequirements:[{minVideoWidth:120,minVideoHeight:120,aspectRati</text:span><text:span text:style-name="T462">os:[{minAspectRatio:0.25,maxAspectRatio:4,aspectRatioTolerance:null}],maxVideoDuration:14460,minVideoDuration:1,maxVideoSize:27306,videoThumbnail:null}],recommendedSpecs:[{minVideoWidth:null,minVideoHeight:null,aspectRatios:[{minAspectRatio:null,maxAspectR</text:span><text:span text:style-name="T463">atio:null,aspectRatioTolerance:null}],maxVideoDuration:null,minVideoDuration:null,maxVideoSize:null,videoThumbnail:null}]},{publisherPlatform:"facebook",position:"instream_video",devicePlatform:"desktop",hardRequirements:[{minVideoWidth:null,minVideoHeight</text:span><text:span text:style-name="T464">:null,aspectRatios:null,maxVideoDuration:16,minVideoDuration:5,maxVideoSize:null,videoThumbnail:null}],recommendedSpecs:[{minVideoWidth:null,minVideoHeight:null,aspectRatios:null,maxVideoDuration:null,minVideoDuration:null,maxVideoSize:null,videoThumbnail:</text:span><text:span text:style-name="T465">null}]},{publisherPlatform:"facebook",position:"instream_video",devicePlatform:"mobile",hardRequirements:[{minVideoWidth:null,minVideoHeight:null,aspectRatios:null,maxVideoDuration:16,minVideoDuration:5,maxVideoSize:null,videoThumbnail:null}],recommendedSp</text:span><text:span text:style-name="T466">ecs:[{minVideoWidth:null,minVideoHeight:null,aspectRatios:null,maxVideoDuration:null,minVideoDuration:null,maxVideoSize:null,videoThumbnail:null}]},{publisherPlatform:"facebook",position:"group",devicePlatform:"desktop",hardRequirements:[],recommendedSpecs</text:span><text:span text:style-name="T467">:[]},{publisherPlatform:"facebook",position:"group",devicePlatform:"mobile",hardRequirements:[],recommendedSpecs:[]},{publisherPlatform:"facebook",position:"video_feeds",devicePlatform:"mobile",hardRequirements:[{minVideoWidth:120,minVideoHeight:120,aspect</text:span><text:span text:style-name="T468">Ratios:[{minAspectRatio:0.25,maxAspectRatio:4,aspectRatioTolerance:null}],maxVideoDuration:14460,minVideoDuration:1,maxVideoSize:27306,videoThumbnail:null},{minVideoWidth:120,minVideoHeight:120,aspectRatios:[{minAspectRatio:0.25,maxAspectRatio:4,aspectRati</text:span><text:span text:style-name="T469">oTolerance:null}],maxVideoDuration:14460,minVideoDuration:1,maxVideoSize:27306,videoThumbnail:null}],recommendedSpecs:[{minVideoWidth:null,minVideoHeight:null,aspectRatios:[{minAspectRatio:null,maxAspectRatio:null,aspectRatioTolerance:null}],maxVideoDurati</text:span><text:span text:style-name="T470">on:null,minVideoDuration:null,maxVideoSize:null,videoThumbnail:null},{minVideoWidth:null,minVideoHeight:null,aspectRatios:[{minAspectRatio:null,maxAspectRatio:null,aspectRatioTolerance:null}],maxVideoDuration:null,minVideoDuration:null,maxVideoSize:null,vi</text:span><text:span text:style-name="T471">deoThumbnail:null}]},{publisherPlatform:"facebook",position:"video_feeds",devicePlatform:"desktop",hardRequirements:[],recommendedSpecs:[]},{publisherPlatform:"facebook",position:"marketplace",devicePlatform:"mobile",hardRequirements:[],recommendedSpecs:[]</text:span><text:span text:style-name="T472">},{publisherPlatform:"facebook",position:"marketplace",devicePlatform:"desktop",hardRequirements:[],recommendedSpecs:[]},{publisherPlatform:"facebook",position:"story",devicePlatform:"mobile",hardRequirements:[{minVideoWidth:500,minVideoHeight:null,aspectR</text:span><text:span text:style-name="T473">atios:[{minAspectRatio:0.5625,maxAspectRatio:1.91,aspectRatioTolerance:0.01}],maxVideoDuration:120,minVideoDuration:null,maxVideoSize:null,videoThumbnail:null}],recommendedSpecs:[{minVideoWidth:null,minVideoHeight:null,aspectRatios:[{minAspectRatio:null,ma</text:span><text:span text:style-name="T474">xAspectRatio:null,aspectRatioTolerance:null}],maxVideoDuration:null,minVideoDuration:null,maxVideoSize:null,videoThumbnail:null}]},{publisherPlatform:"facebook",position:"search",devicePlatform:"mobile",hardRequirements:[],recommendedSpecs:[]},{publisherPl</text:span><text:span text:style-name="T475">atform:"facebook",position:"search",devicePlatform:"desktop",hardRequirements:[],recommendedSpecs:[]},{publisherPlatform:"facebook",position:"groups_feed",devicePlatform:"mobile",hardRequirements:[],recommendedSpecs:[]},{publisherPlatform:"facebook",positi</text:span><text:span text:style-name="T476">on:"facebook_groups",devicePlatform:"mobile",hardRequirements:[],recommendedSpecs:[]},{publisherPlatform:"facebook",position:"jobs_browser",devicePlatform:"desktop",hardRequirements:[],recommendedSpecs:[]},{publisherPlatform:"facebook",position:"jobs_brows</text:span><text:span text:style-name="T477">er",devicePlatform:"mobile",hardRequirements:[],recommendedSpecs:[]},{publisherPlatform:"facebook",position:"story_sticker",devicePlatform:"mobile",hardRequirements:[],recommendedSpecs:[]},{publisherPlatform:"facebook",position:"biz_disco_feed",devicePlatf</text:span><text:span text:style-name="T478">orm:"mobile",hardRequirements:[{minVideoWidth:120,minVideoHeight:120,aspectRatios:[{minAspectRatio:0.25,maxAspectRatio:4,aspectRatioTolerance:null}],maxVideoDuration:14460,minVideoDuration:1,maxVideoSize:27306,videoThumbnail:null}],recommendedSpecs:[{minVi</text:span><text:span text:style-name="T479">deoWidth:null,minVideoHeight:null,aspectRatios:[{minAspectRatio:null,maxAspectRatio:null,aspectRatioTolerance:null}],maxVideoDuration:null,minVideoDuration:null,maxVideoSize:null,videoThumbnail:null}]},{publisherPlatform:"facebook",position:"facebook_reels</text:span><text:span text:style-name="T480">",devicePlatform:"mobile",hardRequirements:[{minVideoWidth:320,minVideoHeight:null,aspectRatios:[{minAspectRatio:0.5625,maxAspectRatio:0.5625,aspectRatioTolerance:0.01}],maxVideoDuration:30,minVideoDuration:null,maxVideoSize:null,videoThumbnail:null}],reco</text:span><text:span text:style-name="T481">mmendedSpecs:[{minVideoWidth:null,minVideoHeight:null,aspectRatios:[{minAspectRatio:null,maxAspectRatio:null,aspectRatioTolerance:null}],maxVideoDuration:null,minVideoDuration:null,maxVideoSize:null,videoThumbnail:null}]},{publisherPlatform:"facebook",posi</text:span><text:span text:style-name="T482">tion:"facebook_reels_overlay",devicePlatform:"mobile",hardRequirements:[{minVideoWidth:null,minVideoHeight:null,aspectRatios:[{minAspectRatio:0.5625,maxAspectRatio:1.7777777777778,aspectRatioTolerance:null}],maxVideoDuration:6,minVideoDuration:null,maxVide</text:span><text:span text:style-name="T483">oSize:null,videoThumbnail:null}],recommendedSpecs:[{minVideoWidth:null,minVideoHeight:null,aspectRatios:[{minAspectRatio:null,maxAspectRatio:null,aspectRatioTolerance:null}],maxVideoDuration:null,minVideoDuration:null,maxVideoSize:null,videoThumbnail:null}</text:span><text:span text:style-name="T484">]},{publisherPlatform:"audience_network",position:"classic",devicePlatform:"mobile",hardRequirements:[{minVideoWidth:null,minVideoHeight:null,aspectRatios:null,maxVideoDuration:null,minVideoDuration:null,maxVideoSize:null,videoThumbnail:null},{minVideoWidt</text:span><text:span text:style-name="T485">h:null,minVideoHeight:null,aspectRatios:null,maxVideoDuration:null,minVideoDuration:null,maxVideoSize:null,videoThumbnail:null},{minVideoWidth:null,minVideoHeight:null,aspectRatios:null,maxVideoDuration:null,minVideoDuration:null,maxVideoSize:null,videoThu</text:span><text:span text:style-name="T486">mbnail:null},{minVideoWidth:null,minVideoHeight:null,aspectRatios:null,maxVideoDuration:null,minVideoDuration:null,maxVideoSize:null,videoThumbnail:null}],recommendedSpecs:[{minVideoWidth:null,minVideoHeight:null,aspectRatios:null,maxVideoDuration:null,min</text:span><text:span text:style-name="T487">VideoDuration:null,maxVideoSize:null,videoThumbnail:null},{minVideoWidth:null,minVideoHeight:null,aspectRatios:null,maxVideoDuration:null,minVideoDuration:null,maxVideoSize:null,videoThumbnail:null},{minVideoWidth:null,minVideoHeight:null,aspectRatios:null</text:span><text:span text:style-name="T488">,maxVideoDuration:null,minVideoDuration:null,maxVideoSize:null,videoThumbnail:null},{minVideoWidth:null,minVideoHeight:null,aspectRatios:null,maxVideoDuration:null,minVideoDuration:null,maxVideoSize:null,videoThumbnail:null}]},{publisherPlatform:"audience_</text:span><text:span text:style-name="T489">network",position:"instream_video",devicePlatform:"mobile",hardRequirements:[{minVideoWidth:null,minVideoHeight:null,aspectRatios:[{minAspectRatio:1.3333333333333,maxAspectRatio:null,aspectRatioTolerance:0.05}],maxVideoDuration:31,minVideoDuration:5,maxVid</text:span><text:span text:style-name="T490">eoSize:null,videoThumbnail:null}],recommendedSpecs:[{minVideoWidth:null,minVideoHeight:null,aspectRatios:[{minAspectRatio:null,maxAspectRatio:null,aspectRatioTolerance:null}],maxVideoDuration:null,minVideoDuration:null,maxVideoSize:null,videoThumbnail:null</text:span><text:span text:style-name="T491">}]},{publisherPlatform:"audience_network",position:"instream_video",devicePlatform:"desktop",hardRequirements:[{minVideoWidth:null,minVideoHeight:null,aspectRatios:[{minAspectRatio:1.3333333333333,maxAspectRatio:null,aspectRatioTolerance:0.05}],maxVideoDur</text:span><text:span text:style-name="T492">ation:31,minVideoDuration:5,maxVideoSize:null,videoThumbnail:null}],recommendedSpecs:[{minVideoWidth:null,minVideoHeight:null,aspectRatios:[{minAspectRatio:null,maxAspectRatio:null,aspectRatioTolerance:null}],maxVideoDuration:null,minVideoDuration:null,max</text:span><text:span text:style-name="T493">VideoSize:null,videoThumbnail:null}]},{publisherPlatform:"audience_network",position:"rewarded_video",devicePlatform:"mobile",hardRequirements:[{minVideoWidth:null,minVideoHeight:null,aspectRatios:null,maxVideoDuration:61,minVideoDuration:3,maxVideoSize:nu</text:span><text:span text:style-name="T494">ll,videoThumbnail:null}],recommendedSpecs:[{minVideoWidth:null,minVideoHeight:null,aspectRatios:null,maxVideoDuration:null,minVideoDuration:null,maxVideoSize:null,videoThumbnail:null}]},{publisherPlatform:"instagram",position:"explore",devicePlatform:"mobi</text:span><text:span text:style-name="T495">le",hardRequirements:[{minVideoWidth:500,minVideoHeight:null,aspectRatios:[{minAspectRatio:0.8,maxAspectRatio:1.91,aspectRatioTolerance:0.01}],maxVideoDuration:3600,minVideoDuration:null,maxVideoSize:225,videoThumbnail:{minImageWidth:500,minImageHeight:nul</text:span><text:span text:style-name="T496">l,aspectRatios:null}},{minVideoWidth:500,minVideoHeight:null,aspectRatios:[{minAspectRatio:0.8,maxAspectRatio:1.91,aspectRatioTolerance:0.01}],maxVideoDuration:3600,minVideoDuration:null,maxVideoSize:225,videoThumbnail:{minImageWidth:500,minImageHeight:nul</text:span><text:span text:style-name="T497">l,aspectRatios:null}},{minVideoWidth:500,minVideoHeight:null,aspectRatios:[{minAspectRatio:0.8,maxAspectRatio:1.91,aspectRatioTolerance:0.01}],maxVideoDuration:3600,minVideoDuration:null,maxVideoSize:225,videoThumbnail:{minImageWidth:500,minImageHeight:nul</text:span><text:span text:style-name="T498">l,aspectRatios:null}}],recommendedSpecs:[{minVideoWidth:null,minVideoHeight:null,aspectRatios:[{minAspectRatio:null,maxAspectRatio:null,aspectRatioTolerance:null}],maxVideoDuration:null,minVideoDuration:null,maxVideoSize:null,videoThumbnail:{minImageWidth:</text:span><text:span text:style-name="T499">null,minImageHeight:null,aspectRatios:null}},{minVideoWidth:null,minVideoHeight:null,aspectRatios:[{minAspectRatio:null,maxAspectRatio:null,aspectRatioTolerance:null}],maxVideoDuration:null,minVideoDuration:null,maxVideoSize:null,videoThumbnail:{minImageWi</text:span><text:span text:style-name="T500">dth:null,minImageHeight:null,aspectRatios:null}},{minVideoWidth:null,minVideoHeight:null,aspectRatios:[{minAspectRatio:null,maxAspectRatio:null,aspectRatioTolerance:null}],maxVideoDuration:null,minVideoDuration:null,maxVideoSize:null,videoThumbnail:{minIma</text:span><text:span text:style-name="T501">geWidth:null,minImageHeight:null,aspectRatios:null}}]},{publisherPlatform:"instagram",position:"igtv",devicePlatform:"mobile",hardRequirements:[],recommendedSpecs:[]},{publisherPlatform:"instagram",position:"reels",devicePlatform:"mobile",hardRequirements:</text:span><text:span text:style-name="T502">[],recommendedSpecs:[]},{publisherPlatform:"instagram",position:"reels_overlay",devicePlatform:"mobile",hardRequirements:[],recommendedSpecs:[]},{publisherPlatform:"instagram",position:"shop",devicePlatform:"mobile",hardRequirements:[],recommendedSpecs:[]}</text:span><text:span text:style-name="T503">,{publisherPlatform:"instagram",position:"story",devicePlatform:"mobile",hardRequirements:[{minVideoWidth:500,minVideoHeight:null,aspectRatios:[{minAspectRatio:0.8,maxAspectRatio:1.91,aspectRatioTolerance:0.01},{minAspectRatio:null,maxAspectRatio:0.5625,as</text:span><text:span text:style-name="T504">pectRatioTolerance:0.01}],maxVideoDuration:3600,minVideoDuration:null,maxVideoSize:225,videoThumbnail:{minImageWidth:500,minImageHeight:null,aspectRatios:null}}],recommendedSpecs:[{minVideoWidth:null,minVideoHeight:null,aspectRatios:[{minAspectRatio:null,m</text:span><text:span text:style-name="T505">axAspectRatio:null,aspectRatioTolerance:null},{minAspectRatio:null,maxAspectRatio:0.5625,aspectRatioTolerance:0.01}],maxVideoDuration:null,minVideoDuration:null,maxVideoSize:null,videoThumbnail:{minImageWidth:null,minImageHeight:null,aspectRatios:null}}]},</text:span><text:span text:style-name="T506">{publisherPlatform:"instagram",position:"stream",devicePlatform:"mobile",hardRequirements:[{minVideoWidth:500,minVideoHeight:null,aspectRatios:[{minAspectRatio:0.8,maxAspectRatio:1.91,aspectRatioTolerance:0.01}],maxVideoDuration:3600,minVideoDuration:null,</text:span><text:span text:style-name="T507">maxVideoSize:225,videoThumbnail:{minImageWidth:500,minImageHeight:null,aspectRatios:null}},{minVideoWidth:500,minVideoHeight:null,aspectRatios:[{minAspectRatio:0.8,maxAspectRatio:1.91,aspectRatioTolerance:0.01}],maxVideoDuration:3600,minVideoDuration:null,</text:span><text:span text:style-name="T508">maxVideoSize:225,videoThumbnail:{minImageWidth:500,minImageHeight:null,aspectRatios:null}}],recommendedSpecs:[{minVideoWidth:null,minVideoHeight:null,aspectRatios:[{minAspectRatio:null,maxAspectRatio:null,aspectRatioTolerance:null}],maxVideoDuration:null,m</text:span><text:span text:style-name="T509">inVideoDuration:null,maxVideoSize:null,videoThumbnail:{minImageWidth:null,minImageHeight:null,aspectRatios:null}},{minVideoWidth:null,minVideoHeight:null,aspectRatios:[{minAspectRatio:null,maxAspectRatio:null,aspectRatioTolerance:null}],maxVideoDuration:nu</text:span><text:span text:style-name="T510">ll,minVideoDuration:null,maxVideoSize:null,videoThumbnail:{minImageWidth:null,minImageHeight:null,aspectRatios:null}}]},{publisherPlatform:"messenger",position:"sponsored_messages",devicePlatform:"desktop",hardRequirements:[],recommendedSpecs:[]},{publishe</text:span><text:span text:style-name="T511">rPlatform:"messenger",position:"sponsored_messages",devicePlatform:"mobile",hardRequirements:[],recommendedSpecs:[]},{publisherPlatform:"messenger",position:"messenger_home",devicePlatform:"mobile",hardRequirements:[{minVideoWidth:null,minVideoHeight:null,</text:span><text:span text:style-name="T512">aspectRatios:[{minAspectRatio:1.7777777777778,maxAspectRatio:1.91,aspectRatioTolerance:0.01}],maxVideoDuration:null,minVideoDuration:null,maxVideoSize:null,videoThumbnail:null}],recommendedSpecs:[{minVideoWidth:null,minVideoHeight:null,aspectRatios:[{minAs</text:span><text:span text:style-name="T513">pectRatio:null,maxAspectRatio:null,aspectRatioTolerance:null}],maxVideoDuration:null,minVideoDuration:null,maxVideoSize:null,videoThumbnail:null}]},{publisherPlatform:"messenger",position:"story",devicePlatform:"mobile",hardRequirements:[{minVideoWidth:500</text:span><text:span text:style-name="T514">,minVideoHeight:null,aspectRatios:[{minAspectRatio:0.5625,maxAspectRatio:1.91,aspectRatioTolerance:0.01}],maxVideoDuration:16,minVideoDuration:null,maxVideoSize:null,videoThumbnail:null}],recommendedSpecs:[{minVideoWidth:null,minVideoHeight:null,aspectRati</text:span><text:span text:style-name="T515">os:[{minAspectRatio:null,maxAspectRatio:null,aspectRatioTolerance:null}],maxVideoDuration:null,minVideoDuration:null,maxVideoSize:null,videoThumbnail:null}]},{publisherPlatform:"whatsapp",position:"status",devicePlatform:"mobile",hardRequirements:[{minVide</text:span><text:span text:style-name="T516">oWidth:500,minVideoHeight:null,aspectRatios:[{minAspectRatio:0.8,maxAspectRatio:1.91,aspectRatioTolerance:0.01},{minAspectRatio:null,maxAspectRatio:0.5625,aspectRatioTolerance:0.01}],maxVideoDuration:3600,minVideoDuration:null,maxVideoSize:225,videoThumbna</text:span><text:span text:style-name="T517">il:{minImageWidth:500,minImageHeight:null,aspectRatios:null}}],recommendedSpecs:[{minVideoWidth:null,minVideoHeight:null,aspectRatios:[{minAspectRatio:null,maxAspectRatio:null,aspectRatioTolerance:null},{minAspectRatio:null,maxAspectRatio:0.5625,aspectRati</text:span><text:span text:style-name="T518">oTolerance:0.01}],maxVideoDuration:null,minVideoDuration:null,maxVideoSize:null,videoThumbnail:{minImageWidth:null,minImageHeight:null,aspectRatios:null}}]},{publisherPlatform:"oculus",position:"twilight_developer_update",devicePlatform:"mobile",hardRequir</text:span><text:span text:style-name="T519">ements:[],recommendedSpecs:[]},{publisherPlatform:"oculus",position:"twilight_feed",devicePlatform:"mobile",hardRequirements:[],recommendedSpecs:[]},{publisherPlatform:"oculus",position:"twilight_feed_spotlight",devicePlatform:"mobile",hardRequirements:[],</text:span><text:span text:style-name="T520">recommendedSpecs:[]},{publisherPlatform:"oculus",position:"twilight_search",devicePlatform:"mobile",hardRequirements:[],recommendedSpecs:[]},{publisherPlatform:"oculus",position:"twilight_search_null_state",devicePlatform:"mobile",hardRequirements:[],recom</text:span><text:span text:style-name="T521">mendedSpecs:[]},{publisherPlatform:"oculus",position:"vr_apps",devicePlatform:"mobile",hardRequirements:[],recommendedSpecs:[]},{publisherPlatform:"oculus",position:"vr_rewarded_video",devicePlatform:"mobile",hardRequirements:[{minVideoWidth:null,minVideoH</text:span><text:span text:style-name="T522">eight:null,aspectRatios:null,maxVideoDuration:61,minVideoDuration:3,maxVideoSize:null,videoThumbnail:null}],recommendedSpecs:[{minVideoWidth:null,minVideoHeight:null,aspectRatios:null,maxVideoDuration:null,minVideoDuration:null,maxVideoSize:null,videoThumb</text:span><text:span text:style-name="T523">nail:null}]}]},3748],["AdsPEAppLoggerEventQueueConfig",[],{MAX_EVENT_QUEUE_SIZE:160,EVENT_QUEUE_FLUSH_INTERVAL:60},3889],["BrowserPaymentHandlerConfig",[],{enabled:false},3904],["AdsWebdriverConfig",[],{is_webdriver_test:0,is_coverage_test_run:0,test_execu</text:span><text:span text:style-name="T524">tion_uuid:"",test_name:"",test_id:""},4148],["AdsDynamicAdgroupDataManagerPreloader",["__inst_741c5df4_0_0_zJ"],{preloader:{__m:"__inst_741c5df4_0_0_zJ"}},4298],["AdsDynamicCampaignDataManagerPreloader",["__inst_069aab9d_0_0_MP"],{preloader:{__m:"__inst_06</text:span><text:span text:style-name="T525">9aab9d_0_0_MP"}},4299],["AdsDynamicCampaignGroupDataManagerPreloader",["__inst_5ebc09fd_0_0_x6"],{preloader:{__m:"__inst_5ebc09fd_0_0_x6"}},4300],["AdsDynamicAdgroupDataManagerFieldsMap",[],{fieldsMap:{delivery_info:"delivery_info{active_accelerated_campai</text:span><text:span text:style-name="T526">gn_count,active_day_parted_campaign_count,are_all_daily_budgets_spent,credit_needed_ads_count,eligible_for_delivery_insights,end_time,has_account_hit_spend_limit,has_campaign_group_hit_spend_limit,has_no_active_ads,has_no_ads,inactive_ads_count,inactive_ca</text:span><text:span text:style-name="T527">mpaign_count,is_adgroup_partially_rejected,is_ad_uneconomical,is_campaign_accelerated,is_campaign_completed,is_campaign_day_parted,is_campaign_disabled,is_campaign_group_disabled,is_daily_budget_spent,is_account_closed,is_account_disabled,is_reach_and_freq</text:span><text:span text:style-name="T528">uency_misconfigured,pending_review_info,reach_frequency_campaign_underdelivery_reason,is_split_test_active,is_split_test_valid,lift_study_time_period,needs_credit,needs_tax_number,non_deleted_ads_count,not_delivering_campaign_count,pending_ads_count,reject</text:span><text:span text:style-name="T529">ed_ads_count,signal_diagnostic_issue,start_time,status,text_penalty_level,is_adfarm_penalized,is_clickbait_penalized,is_lqwe_penalized,is_engagement_bait_penalized,is_sensationalism_penalized,ad_penalty_map}",delivery_status:"delivery_status{extra_data,sta</text:span><text:span text:style-name="T530">tus,substatuses}",effective_status:"effective_status",issues_info:"issues_info{level,error_code,error_summary,error_message,error_type}",optimal_delivery_growth_opportunities:"optimal_delivery_growth_opportunities",preview_link:"preview_link",recommendatio</text:span><text:span text:style-name="T531">ns:"recommendations"}},4461],["AdsDynamicCampaignDataManagerFieldsMap",[],{fieldsMap:{delivery_info:"delivery_info{active_accelerated_campaign_count,active_day_parted_campaign_count,are_all_daily_budgets_spent,credit_needed_ads_count,eligible_for_delivery_</text:span><text:span text:style-name="T532">insights,end_time,has_account_hit_spend_limit,has_campaign_group_hit_spend_limit,has_no_active_ads,has_no_ads,inactive_ads_count,inactive_campaign_count,is_adgroup_partially_rejected,is_ad_uneconomical,is_campaign_accelerated,is_campaign_completed,is_campa</text:span><text:span text:style-name="T533">ign_day_parted,is_campaign_disabled,is_campaign_group_disabled,is_daily_budget_spent,is_account_closed,is_account_disabled,is_reach_and_frequency_misconfigured,pending_review_info,reach_frequency_campaign_underdelivery_reason,is_split_test_active,is_split_</text:span><text:span text:style-name="T534">test_valid,lift_study_time_period,needs_credit,needs_tax_number,non_deleted_ads_count,not_delivering_campaign_count,pending_ads_count,rejected_ads_count,signal_diagnostic_issue,start_time,status,text_penalty_level,is_adfarm_penalized,is_clickbait_penalized</text:span><text:span text:style-name="T535">,is_lqwe_penalized,is_engagement_bait_penalized,is_sensationalism_penalized,ad_penalty_map}",delivery_status:"delivery_status{extra_data,status,substatuses}",delivery_view_unsupported_reasons:"delivery_view_unsupported_reasons",effective_status:"effective_</text:span><text:span text:style-name="T536">status",issues_info:"issues_info{level,error_code,error_summary,error_message,error_type}",is_bid_constrained:"is_bid_constrained",is_cost_constrained:"is_cost_constrained",is_suboptimal_cbo_calibration:"is_suboptimal_cbo_calibration",iterative_split_test_</text:span><text:span text:style-name="T537">configs:"iterative_split_test_configs",learning_stage_info:"learning_stage_info{attribution_windows,conversions,exit_reason,last_sig_edit_ts,status}",lifetime_target_spend:"lifetime_target_spend",optimal_delivery_growth_opportunities:"optimal_delivery_grow</text:span><text:span text:style-name="T538">th_opportunities.request_source(management_campaign)",paced_bid_info:"paced_bid_info{bidding_status}"}},4465],["AdsDynamicCampaignGroupDataManagerFieldsMapV2",[],{fieldsMap:{delivery_info:"delivery_info{active_accelerated_campaign_count,active_day_parted_c</text:span><text:span text:style-name="T539">ampaign_count,are_all_daily_budgets_spent,credit_needed_ads_count,eligible_for_delivery_insights,end_time,has_account_hit_spend_limit,has_campaign_group_hit_spend_limit,has_no_active_ads,has_no_ads,inactive_ads_count,inactive_campaign_count,is_adgroup_part</text:span><text:span text:style-name="T540">ially_rejected,is_ad_uneconomical,is_campaign_accelerated,is_campaign_completed,is_campaign_day_parted,is_campaign_disabled,is_campaign_group_disabled,is_daily_budget_spent,is_account_closed,is_account_disabled,is_reach_and_frequency_misconfigured,pending_</text:span><text:span text:style-name="T541">review_info,reach_frequency_campaign_underdelivery_reason,is_split_test_active,is_split_test_valid,lift_study_time_period,needs_credit,needs_tax_number,non_deleted_ads_count,not_delivering_campaign_count,pending_ads_count,rejected_ads_count,signal_diagnost</text:span><text:span text:style-name="T542">ic_issue,start_time,status,text_penalty_level,is_adfarm_penalized,is_clickbait_penalized,is_lqwe_penalized,is_engagement_bait_penalized,is_sensationalism_penalized,ad_penalty_map}",delivery_status:"delivery_status{extra_data,status,substatuses}",effective_</text:span><text:span text:style-name="T543">status:"effective_status",issues_info:"issues_info{level,error_code,error_summary,error_message,error_type}",lifetime_target_spend:"lifetime_target_spend",optimal_delivery_growth_opportunities:"optimal_delivery_growth_opportunities.request_source(managemen</text:span><text:span text:style-name="T544">t_campaign_group)",split_test_winner:"split_test_winner",incremental_conversion_optimization_config:"incremental_conversion_optimization_config{ad_study_id,ad_study_name,ad_study_start_time,ad_study_end_time,cell_name,cell_id,holdout_size,action_type,ico_t</text:span><text:span text:style-name="T545">ype}",adset_count:"adset_count"}},4413],["AdsTALAccountDataLoaderPreloader",["__inst_79575045_0_0_dc"],{preloader:{__m:"__inst_79575045_0_0_dc"}},4418],["IsInternSite",[],{is_intern_site:false},4517],["AdsDLOSupportedTranslationDirections",[],{supportedTra</text:span><text:span text:style-name="T546">nslationDirections:{__map:[["en_XX",["es_XX","fr_XX","de_DE","pt_XX","it_IT","ar_AR","nl_XX","ms_MY","sv_SE","id_ID","pl_PL","hi_IN","da_DK","tr_TR","tl_XX","ro_RO"]],["de_DE",["en_XX"]],["ar_AR",["en_XX"]],["he_IL",["en_XX"]],["es_XX",["en_XX"]],["ja_XX",</text:span><text:span text:style-name="T547">["en_XX"]],["no_XX",["en_XX"]],["fr_XX",["en_XX"]],["nl_XX",["en_XX"]],["sv_SE",["en_XX"]]]}},4646],["AdsTargetingDevices",[],{allDevices:["iphone 6","ipad","ipad 2","ipad 3rd gen","ipad 4th gen","ipad air","ipad air 2","ipad mini","ipad mini 2","iphone","</text:span><text:span text:style-name="T548">iphone 4","iphone 4s","iphone 5","iphone 5c","iphone 5s","iphone 6 plus","iphone 6s","iphone 6s plus","ipod touch 5th generation","ipod touch 1st generation","ipod touch 2nd generation","ipod touch 3rd generation","ipod touch 4th generation","ipad mini 3",</text:span><text:span text:style-name="T549">"iphone 3gs","ipad pro","iphone se","ipad mini 4","iphone 7","iphone 7 plus","ipad 5th gen","ipod touch 6th generation","ipad 1","ipad pro 2nd gen","iphone 8","iphone 8 plus","iphone x","ipad 6th gen","iphone xs","iphone xs max","iphone xr","ipad pro 11","</text:span><text:span text:style-name="T550">iphone 11","iphone 11 pro","iphone 11 pro max","ipad 7th gen","ipad pro 3rd gen","ipad air 3rd gen (wi-fi only)","ipod","iphone se 2020","iphone 12 mini","apple ipad mini 5th gen (wi-fi only)","ipad 8th gen","ipad air 4th gen","ipad 9.7","iphone 12 pro max</text:span><text:span text:style-name="T551">","iphone 12 pro","iphone 12","iphone 13 mini","iphone 13 pro max","iphone 13","iphone 13 pro","ipad pro 11 (2021)","ipad 10.2 (2021)","ipad pro 12.9 (2021)","iPhone","iPad","iPod","alcatel","one touch pixi 3","one touch pop c1","one touch pop c3","one tou</text:span><text:span text:style-name="T552">ch pop c5","one touch pop c7","asus","zenfone 2","zenfone 4","zenfone 5","zenfone c","zenfone laser 2","google","nexus 5","nexus 7","htc","desire 510","desire 626","desire 626s","desire 816","desire 820","one (m7)","one (m8)","one m9","huawei","ascend g610</text:span><text:span text:style-name="T553">","ascend g7","ascend g730","ascend p7","ascend y330","ascend y360","ascend y520","ascend y530","ascend y600","ascend y625","ascend y635","p8","p8 lite","lg","g pro lite","g stylo","g2","g3","g3 stylus","g4","l fino","l prime dual","l70","leon","magna","op</text:span><text:span text:style-name="T554">timus l1 ii","optimus l3","optimus l3 ii","optimus l4 ii","optimus l5","optimus l5 ii","optimus l7 ii","tribute 5","lava","iris 700","lenovo","a536","a6000","a7000","k3 note","rocstar","micromax","unite 2","motorola","droid maxx","droid turbo","moto e","mo</text:span><text:span text:style-name="T555">to e (2nd gen)","moto g","moto g dtv","moto g2","moto g3","moto x","moto x (2nd gen)","nyx","oppo","joy","joy 3","neo 3","neo 5","neo 7","samsung","galaxy a3","galaxy a5","galaxy a7","galaxy a8","galaxy ace","galaxy ace 2","galaxy ace 3","galaxy ace style"</text:span><text:span text:style-name="T556">,"galaxy alpha","galaxy core","galaxy core 2","galaxy core 2 duos","galaxy core plus","galaxy core prime","galaxy core prime duos","galaxy e5","galaxy e7","galaxy fame","galaxy grand","galaxy grand 2","galaxy grand neo","galaxy grand prime","galaxy grand q</text:span><text:span text:style-name="T557">uattro","galaxy j1","galaxy j1 ace","galaxy j2","galaxy j5","galaxy j7","galaxy mega 6.3","galaxy note","galaxy note 10.1","galaxy note 3","galaxy note 3 neo","galaxy note 4","galaxy note 5","galaxy note edge","galaxy note ii","galaxy pocket neo","galaxy p</text:span><text:span text:style-name="T558">ocket plus","galaxy s advance","galaxy s duos","galaxy s duos 2","galaxy s duos 3","galaxy s ii","galaxy s ii plus","galaxy s iii","galaxy s iii mini","galaxy s iii neo","galaxy s4","galaxy s4 mini","galaxy s4 value edition","galaxy s5","galaxy s5 mini","g</text:span><text:span text:style-name="T559">alaxy s5 neo","galaxy s6","galaxy s6 active","galaxy s6 edge","galaxy s6 edge plus","galaxy s7","galaxy s7 edge","galaxy star","galaxy star advance","galaxy star pro","galaxy tab 2 10.1","galaxy tab 2 7.0","galaxy tab 3 10.1","galaxy tab 3 7.0","galaxy tab</text:span><text:span text:style-name="T560"><text:s/>3 8.0","galaxy tab 3 lite","galaxy tab 3 v","galaxy tab 4 10.1","galaxy tab 4 7.0","galaxy tab 4 8.0","galaxy tab a","galaxy tab s 10.5","galaxy trend","galaxy trend lite","galaxy trend plus","galaxy v","galaxy v plus","galaxy win duos","galaxy y","galaxy</text:span><text:span text:style-name="T561"><text:s/>y duos","galaxy young","galaxy young 2","sony","xperia c","xperia e4","xperia l","xperia m","xperia m2","xperia m4 aqua","xperia z","xperia z1","xperia z1 compact","xperia z2","xperia z3","xperia z3 compact","xiaomi","redmi 2","redmi note 4g","zte","blade</text:span><text:span text:style-name="T562"><text:s/>l2","zenfone 6","ascend y550","oneplus","oneplus one","galaxy mega 5.8","galaxy avant","xperia z5","optimus l90","nexus 6","xperia sp","xperia z5 compact","xperia s","g4 stylus","droid mini","galaxy s4 active","g4 beat","v10","g2 mini","galaxy light","dro</text:span><text:span text:style-name="T563">id razr m","xperia z3+","xperia z5 premium","xperia c5 ultra","xperia c5 ultra dual","optimus l9","galaxy s4 zoom","razr i","xperia p","g4c","xperia z ultra","xperia c4 dual","xperia c4","one x","xperia j","galaxy y plus","galaxy exhibit","xperia e","unite</text:span><text:span text:style-name="T564"><text:s/>3","galaxy ace plus","xperia z3v","droid razr","sony_ericsson","xperia arc s","galaxy w","galaxy s","xperia miro","galaxy mini 2","xperia u","xperia tipo","galaxy note 8.0","galaxy note 10.1 2014","galaxy tab pro 10.1","nexus 10","nexus 9","galaxy tab 10.</text:span><text:span text:style-name="T565">1","transformer pad","galaxy pocket","galaxy chat","amazon","kindle fire hdx 7","kindle fire hd 7 (2012)","kindle fire hd 8.9","kindle fire","kindle fire hd 7 (2013)","kindle fire hdx 8.9","docomo","galaxy s5 active","nexus 6p","one max","one (e8)","one e9</text:span><text:span text:style-name="T566">+","one mini","one sv","one mini 2","one m9+","one xl","one x+","optimus l7 ii dual","optimus l70","optimus l9 ii","volt","g3 vigor","series iii l70","g3 mini","g3 beat","optimus l5 dual","g3 a","optimus l7","g3 prime","g3 s","optimus l5 ii dual","razr d1"</text:span><text:span text:style-name="T567">,"razr","razr d3","droid turbo 2","moto g 2nd generation","moto g forte","moto g (2nd gen)","razr hd","moto x play","moto x pure","droid razr hd","moto g 2nd gen","moto g 4g","droid razr 4g","galaxy trend lite 2","galaxy fame lite","galaxy pocket duos","ga</text:span><text:span text:style-name="T568">laxy pocket 2 duos","galaxy s iii slim","galaxy ace 4 lite duos","galaxy mini","galaxy star trios","pocket neo","galaxy win","galaxy ace duos","galaxy y tv","galaxy star 2","galaxy s5 prime","galaxy ace 4 neo","galaxy y pro","galaxy fame lite duos","galaxy</text:span><text:span text:style-name="T569"><text:s/>note 3 neo duos","galaxy pocket 2","galaxy note 4 duos","galaxy grand 2 duos","galaxy s ii tv","note 3 neo duos","galaxy grand max","galaxy centura","galaxy ace nxt","galaxy pocket neo duos","galaxy ace 4 duos","galaxy young 2 duos","galaxy win 2 duos tv"</text:span><text:span text:style-name="T570">,"galaxy mega 2","galaxy s iii neo plus","galaxy s5 sport","galaxy ace 4","galaxy s5 duos","galaxy young plus tv","galaxy s iii neo+","galaxy s iii alpha","galaxy s ii skyrocket","sharp","aquos phone zeta sh-02e","aquos xx","aquos phone xx mini","aquos eve</text:span><text:span text:style-name="T571">r","aquos crystal","aquos phone serie shl22","aquos crystal x","aquos phone serie shl23","xperia z1s","xperia e4g","xperia e4g dual","xperia e3 dual","xperia ul","xperia tipo dual","xperia e1 dual","xperia mini","xperia z1 f","xperia z2a","xperia z2 tablet</text:span><text:span text:style-name="T572">","xperia e3","xperia z3 dual","xperia e1","xperia e dual","xperia m2 aqua","xperia m5","xperia m5 dual","optimus f60","nexus 5x","a369i","spirit","y6","galaxy a5 (2016)","f1","tab 2 a7-30","infinix","hot note","galaxy j3","ascend y336","zenfone go","redmi</text:span><text:span text:style-name="T573"><text:s/>note 3","galaxy a3 (2016)","ascend y560","a2010","tecno","camon c8","ascend y221","galaxy j1 (2016)","zenfone 2 laser","k10","galaxy tab e 9.6","honor 4c","k7","a1000","galaxy j1 mini","vibe k4 note","galaxy a7 (2016)","galaxy j7 (2016)","moto g (4th gen)</text:span><text:span text:style-name="T574">","vibe k5","p9 lite","galaxy tab a 9.7","g play mini","galaxy j5 (2016)","one touch pop 3 (5)","fire","g5","galaxy on5","zenfone max","galaxy note 7","mediapad t1 7.0","vibe p1m","y5 ii","f1s","galaxy j3 (2016)","galaxy on7","a37","galaxy tab a 8.0","gala</text:span><text:span text:style-name="T575">xy j2 (2016)","redmi 3s","zenfone selfie","y3 ii","vivo","y51l","k8","g8","zenfone 2 deluxe","gr5","zenfone go 4.5","gr3","p9","moto g play","y6 ii","y6 pro",3,"galaxy j2 prime","redmi 3","honor bee","galaxy j7 prime","desire 530","xperia xa","v5","y21","y</text:span><text:span text:style-name="T576">51","vivo 1603","vibe k5 plus","zmax pro","galaxy grand prime plus","redmi note 4","stylo 2",1603,"y21l","y55l","galaxy on5 (2016)","x style","w3","galaxy a5 (2017)","aristo","x power","one touch pixi 4 (5)","galaxy tab a 10.1 (2016)","redmi 4a","galaxy j1</text:span><text:span text:style-name="T577"><text:s/>mini prime","galaxy s8+","galaxy s8","zenfone 3 max","moto g5","a57","y53","y55s","a39","v20","pixel","mate 9","moto z droid","xperia xz",10,"g6","u ultra","one x9","galaxy j5 prime","redmi 4","one touch pixi 3 (3.5)","one touch pixi 3 (4.5)","one touch p</text:span><text:span text:style-name="T578">ixi 4 (4)","one touch pixi 4 (5.0)","one touch pixi 4 (6)","one touch pop 3 (5.5)","zenfone 3","condor","plume p6 pro","gionee","f103 pro","p5l","p5w","desire 526g","desire 620g","desire 728","desire 820g+","ascend g620s","gr5 2017","honor 3c","honor 4a","</text:span><text:span text:style-name="T579">honor 4x","honor 5x","honor 8","honor holly","mate 8","nova lite","p10 lite","y360","hot 2","hot 4","hot 4 lite","k10 (2017)","k4","k5","l bello","l20","l50","spree","stylo 2 plus","zone","a5000","a6010","k5 note","k6 power","vibe b","vibe c","vibe c2","mo</text:span><text:span text:style-name="T580">to e (2016)","moto g (3rd gen)","moto g5 plus","moto z play dual","f1 plus","f3","neo 7s","galaxy a3 (2017)","galaxy a7 (2017)","galaxy a9 pro (2016)","galaxy gran neo duos","galaxy j3 emerge","galaxy s5 plus","galaxy s7 active","galaxy tab a 7.0 (2016)","</text:span><text:span text:style-name="T581">galaxy tab e 8.0","galaxy tab s2 9.7","galaxy xcover 3","smartfren","andromax a","xperia c3 dual","xperia e5","xperia x","xperia xa ultra","w4","y2","true","smart max 4.0 plus","v3","v5s","y15","y66","vodafone","smart kicka","wiko","jerry","lenny 2","lenny</text:span><text:span text:style-name="T582"><text:s/>3","mi 4i","mi max","redmi 1s","redmi 4x","redmi note","redmi note 2","itel","it1508","galaxy j3 prime","blade l5","andromax es","p10","k6 note","k20 plus","galaxy j7 (2017)","zenfone go tv","honor 5c","honor 6x","mi 5","r9s","galaxy on7 (2017)","galaxy j</text:span><text:span text:style-name="T583">7 pro","moto e (4th gen) plus","x230","galaxy j3 pro","galaxy tab s2 8.0","galaxy j5 (2017)","galaxy j7 nxt","moto e (4th gen)",5,"pixel xl","galaxy note 8",1201,"moto c plus","moto c","xperia xa1","smart mini","blackberry","q10","z10","y5 2017","fortune",</text:span><text:span text:style-name="T584">"k8 (2017)","vibe k6","galaxy c9 pro","galaxy j3 (2017)","galaxy j3 prime (2017)","v7+","y69","redmi note 4x","it1409","pixel 2","pixel 2 xl","y3 (2017)","stylo 3","stylo 3 plus","lanix","ilium x210","moto g5s","moto g5s plus","a71","mi a1","blade z max","</text:span><text:span text:style-name="T585">f5","moto z2 play","galaxy c7 pro","spark k7","tab3 7",6,"fire hd 8 (2017)","mate 10 lite","mate 10 pro","y7","y7 prime","note 2","q6","x power 2","vibe k5 note","galaxy j7 core","galaxy j7 neo","xperia l1","wx3","redmi 5a","redmi note 5a","redmi y1","iris</text:span><text:span text:style-name="T586"><text:s/>820","xperia xa1 ultra","v7","nova 2i","f3 plus","u5","hot 5","f5 youth","5t","it1408","zenfone 4 max","y6 pro (2017)","w2","mi max 2","redmi y1 lite","z60","a83","galaxy j2 (2018)","galaxy j3 luna pro","nova young","a6600","a71 (2018)","galaxy s9+","p sm</text:span><text:span text:style-name="T587">art","hot 5 lite","note 4","smart","aristo 2","stylus 3",2,"galaxy a8 (2018)","galaxy j7+","galaxy s9","xperia x compact","xperia x performance","xperia xz premium","redmi note 5","s11","allure a8","k4 (2017)","galaxy j7 max","redmi 5","redmi 5 plus","adva</text:span><text:span text:style-name="T588">n",5060,"v9","redmi note 5 pro","honor 7x","honor 9 lite","k8 note","f7","s4z","p20 lite","y7 prime (2018)","hot 4 pro","galaxy a8+ (2018)","xperia xz1","v5 plus","y71","y6 (2017)","tribute","v30","max xl","p20 pro","moto x4","moto z2 force","galaxy s8 act</text:span><text:span text:style-name="T589">ive","sunny 2 plus","nexus one","p20","phoenix 3","moto g6 play","galaxy j5 pro","galaxy j6","galaxy on7 prime (2018)","honor 9","y6 (2018)","zenfone live","y9 (2018)","galaxy a6+","galaxy j2 (2017)","galaxy j4 (2018)","galaxy j7 prime 2","camon i","redmi<text:s/></text:span><text:span text:style-name="T590">s2","x charge","galaxy a6 (2018)","y83","k8 plus","moto g6","a3s","y7 (2018)","galaxy j8","y5 prime (2018)","y5 pro","iris fuel 50","galaxy note 9","maven 3","zenfone max pro m1","y6 prime (2018)","stylo 4","moto g6 plus","f9","galaxy a6","galaxy j7 duo","</text:span><text:span text:style-name="T591">v9 youth","y81","zenfone 4 selfie","honor 7a","nova 3i","moto e (5th gen)","moto e (5th gen) plus","a59","galaxy a6+ (2018)","y85","y5 (2018)","g7 thinq","bharat 2 plus","redmi 6a","ilium x520","spark 2","redmi 6","v11 pro","redmi 6 pro","a11","p smart plu</text:span><text:span text:style-name="T592">s","y3 (2018)","hot 6",1,"galaxy j4+","mi a2","moto e5 play","galaxy a7 (2018)","galaxy j2 core","galaxy j6+","mate 20 lite","a5","galaxy xcover 4","v11","mi a2 lite","y9 (2019)","galaxy j3 (2018)","redmi note 6 pro","moto e5 cruise","6t","fire hd 10 (2017</text:span><text:span text:style-name="T593">)","honor 10","honor 7c","honor 7s","honor 8x","honor 9i","mate 20 pro","mediapad t3 10","a7","pop 1","y81i","y91","y95","nova 3","premier pro","one","6.1","galaxy a9 (2018)","galaxy j7 (2018)","y93","pixel 3","galaxy j4 core","wx3 pro","smart 2","pixel 3<text:s/></text:span><text:span text:style-name="T594">xl","p smart 2019","k30","2.1","galaxy s10+","mi 8 lite","galaxy j7 refine","galaxy m20","galaxy s10","y5 lite (2018)","a32f","hornor 8x","y7 prime 2019","galaxy a50","redmi note 7","galaxy a30","y91c","f11 pro","galaxy s10e","galaxy a10","p30 pro","moto g</text:span><text:span text:style-name="T595">7 play","moto g7 power","a5s","galaxy a20","v15 pro","redmi note 7 pro","zenfone live (l1)","p30 lite","v15","y6 pro 2019","3.1","6.1 plus","y7 pro 2019","redmi 7","y6 2019","hot 7","f11","redmi go","mediapad t3 7","pouvoir 2","tetra","zenfone max pro (m2)</text:span><text:span text:style-name="T596">","hornor 10 lite","mate 20","p30","y5 (2019)","y6 prime 2019","y7 2019","y9 prime (2019)","s4","smart3 plus","aristo 3","k12+","stylo 5","moto g7","moto g7 plus","3.1 plus","5.1 plus","a1k","ax7","oppo a5 (2020)","oppo a9 (2020)",7,"a20","galaxy a10s","ga</text:span><text:span text:style-name="T597">laxy a10e","galaxy a2 core","galaxy a20e","galaxy a40","galaxy a70","galaxy j3 orbit","galaxy j7 crown","galaxy m10","galaxy note 10","galaxy note 10+","galaxy note 10+ 5g","galaxy s10 5g","camon c11","pop 2 power","spark 3","s1","y12","y17","y91i","z1 pro</text:span><text:span text:style-name="T598">","vivo y90","sunny 3","mi 9t","mi a3","redmi 7a","redmi note 7s","redmi y3","a16","a5 (2020)","redmi note 8 pro","mi 9","honor 8c","a9 (2020)","galaxy a50s","galaxy a20s","y90","rebel 4","y11","redmi note 8","pixel 3a","galaxy m30","xperia xz3","galaxy a3</text:span><text:span text:style-name="T599">0s","galaxy m30s","reno2 f","p smart z","mate 10","pouvoir 3 air","spark 4","a33","one vision","galaxy a80","redmi 8","v17 pro","galaxy tab a 10.5","7 pro","tecno pop 2f","y5","redmi 8a","y19","moto e6 plus","honor 20","hot 8","honor 8a","galaxy tab a 10.1</text:span><text:span text:style-name="T600"><text:s/>(2019)","one action","mi 8","fire hd 8 (2018)","galaxy a51","redmi note 8t","s1 pro","7t","moto g8 play","hot 8 lite","mi 9t pro","moto g8 plus","mediapad t5","p33","2.2","smart 4","s15","a16 plus","vivo 1919","galaxy s20+ 5g","galaxy a71","reno2 z","camo</text:span><text:span text:style-name="T601">n 12 air","a14","pop 2 plus","one macro","spark 4 air","galaxy s20 ultra","blade v10 vita","a31","moto e6","honor 20 lite","galaxy a01","escape plus","galaxy s20 5g","q60 (k12 prime)","zenfone max m1","k20","8a dual","k40s","f15","mi 9 lite","a12","galaxy<text:s/></text:span><text:span text:style-name="T602">m31","u10","redmi note 9s","galaxy a21s","galaxy a31","hot 9 play","galaxy m21","redmi 9","blade l8","y50","y30","p40 lite","a92","blade l130","galaxy s20+","stylo 6","galaxy s20","moto g8 power lite","galaxy m11","redmi note 9 pro","rog phone 2","moto e6<text:s/></text:span><text:span text:style-name="T603">play","galaxy a11","a52","y6p","galaxy note 10 lite","camon 12","moto e6s (2020)","redmi note 9","realme c11","galaxy table a 8 (2019)","v19","galaxy note 20 ultra 5g","hot 9","c1","galaxy a41","nova 7i","moto g8 power","y5p","moto z4","pop 3","a53","redmi</text:span><text:span text:style-name="T604"><text:s/>9a","k50s","poco x2","vision 1","galaxy s10 lite","y7p","redmi note 9 pro max","y12i","galaxy m01","galaxy a01 core","spark 5","note 7","reno 4","8a pro","y20 series","reno 3","nord 5g","galaxy note 20 5g","honor 8s","mi note 10 lite","redmi 9c","galaxy a</text:span><text:span text:style-name="T605">21","poco m2 pro","moto g8","spark 5 air","galaxy m01 core","spark 6 air","spark 5 pro","moto g stylus","camon 15","f17","2.3","galaxy s20 fe 5g","k41s","fire hd 10 (2019)","f17 pro","galaxy m51","galaxy m31s","galaxy a71 5g","smart 5","galaxy s20 fe","poc</text:span><text:span text:style-name="T606">o x3 nfc","k31","poco c3","hot 10 lite","pixel 4a","blade a5 (2020)","spark go 2020","k22","a36","y30i","v20 se","a56","k51","galaxy a51 5g","a15","hot 10","y12s","a93","galaxy tab s6 lite","pouvoir 4","one fusion","y20i","redmi 9i","galaxy f41","poco m2",</text:span><text:span text:style-name="T607">"spark 4 lite","k51s","oppo a72","p36","galaxy a12","galaxy s21 5g","moto e (2020)","pop 4","galaxy tab a7 10.4 (2020)","p smart 2021","y20 2021","galaxy s21 ultra 5g","mi 10t pro","galaxy a02","redmi 9 power","y31","galaxy s21+ 5g","pixel 5","poco m3","on</text:span><text:span text:style-name="T608">e fusion+","redmi 9t","blade a3 2020","reno5 4g","a15s","galaxy a42 5g",8,"y20g","y8p","c2","y20a","moto g9 power","smart hd 2021","poco x3","galaxy a02s","spark 6 go","moto e7 plus","moto g9 play","redmi 9c nfc","y9a","moto g9 plus","galaxy a52","8t","pov</text:span><text:span text:style-name="T609">a","y51a","galaxy a32","y1s","v20 2021","a53s","a48","s16","velvet","mi 10t 5g","galaxy m02","galaxy a52 5g","galaxy a72","galaxy a32 5g","k61","lg k42","galaxy m01s","hot 10 play","vision1 pro","p15","a54","poco x3 pro","a74","galaxy m12","note 8","smart<text:s/></text:span><text:span text:style-name="T610">4 plus","galaxy note 20 ultra","redmi note 10","moto e7","mi 10t lite 5g","moto g play (2021)","y20s [g]","galaxy m02s","y12s 2021","nord n100","redmi note 10 pro","moto g30","mate 30 5g","y12 series","redmi note 10s","nord n10 5g","reno 4f","moto e6i","re</text:span><text:span text:style-name="T611">no5 5g","moto g power (2021)","spark 6","blade l210","camon 16","moto g20","redmi note 10 5g","mi 11 lite","galaxy note 20","moto g10","moto e7i power","galaxy a22","galaxy a22 5g","note 10","y33s","y73","v21 5g","nord ce 5g","hot 10s","y12a","spark 7","1<text:s/></text:span><text:span text:style-name="T612">(2021)","a94","spark 7p","galaxy a12 nacho","reno6 5g","redmi note 10 pro max","galaxy a52s 5g","galaxy a03s","k40(k12+)","redmi note 8 2021","moto e7 power","galaxy z flip3 5g","galaxy z fold3 5g","reno5 lite","camon 17","poco f3","nord 2 5g","redmi 10","</text:span><text:span text:style-name="T613">pop 5","f19 pro","y12g","redmi 9at","f19 pro+ 5g","v21e 5g","galaxy tab a7 lite","y72 5g","note 8i","moto g stylus 5g","9r","y53s","a55","a74 5g","mi 11 lite 5g","pop 2 f","reno6 z","moto g60","spark 7 pro","hot 10i","reno6","redmi 10 prime","y7a","galaxy<text:s/></text:span><text:span text:style-name="T614">m32","11 lite 5g ne","y15s","poco m3 pro 5g","pixel 6","11t","moto e20","p37","a95","pixel 6 pro","f19s","galaxy s21 fe 5g","galaxy a03 core","2.4","spark 7t","v21e","nord n200 5g","a16k","y21s","g pure","galaxy a03","spark 8","galaxy s22 ultra 5g","redmi<text:s/></text:span><text:span text:style-name="T615">note 11","galaxy s22 5g","galaxy s22+ 5g","pova 2","c20","v23 5g","smart 6","11t pro","blade a51","poco c31","y21t","galaxy a13 5g","pop 5 lte","nord ce 2 5g","reno5 z","moto g60s","moto g50 5g","galaxy m52 5g","galaxy a13","hot 11s nfc","y15a","a23 pro","</text:span><text:span text:style-name="T616">galaxy a23","galaxy a53 5g","Android_Smartphone","Android_Tablet"],iosDeviceIndicies:[0,1,2,3,4,5,6,7,8,9,10,11,12,13,14,15,16,17,18,19,20,21,22,23,24,25,26,27,28,29,30,31,32,33,34,35,36,37,38,39,40,41,42,43,44,45,46,47,48,49,50,51,52,53,54,55,56,57,58,59,</text:span><text:span text:style-name="T617">60,61,62,63,64,65,66,67],androidDevicesIndicies:[68,69,70,71,72,73,74,75,76,77,78,79,80,81,82,83,84,85,86,87,88,89,90,91,92,93,94,95,96,97,98,99,100,101,102,103,104,105,106,107,108,109,110,111,112,113,114,115,116,117,118,119,120,121,122,123,124,125,126,127</text:span><text:span text:style-name="T618">,128,129,130,131,132,133,134,135,136,137,138,139,140,141,142,143,144,145,146,147,148,149,150,151,152,153,154,155,156,157,158,159,160,161,162,163,164,165,166,167,168,169,170,171,172,173,174,175,176,177,178,179,180,181,182,183,184,185,186,187,188,189,190,191</text:span><text:span text:style-name="T619">,192,193,194,195,196,197,198,199,200,201,202,203,204,205,206,207,208,209,210,211,212,213,214,215,216,217,218,219,220,221,222,223,224,225,226,227,228,229,230,231,232,233,234,235,236,237,238,239,240,241,242,243,244,245,246,247,248,249,250,251,252,253,254,255</text:span><text:span text:style-name="T620">,256,257,258,259,260,261,262,263,264,265,266,267,268,269,270,271,272,273,274,275,276,277,278,279,280,281,282,283,284,285,286,287,288,289,290,291,292,293,294,295,296,297,298,299,300,301,302,303,304,305,306,307,308,309,310,311,312,313,314,315,316,317,318,319</text:span><text:span text:style-name="T621">,320,321,322,323,324,325,326,327,328,329,330,331,332,333,334,335,336,337,338,339,340,341,342,343,344,345,346,347,348,349,350,351,352,353,354,355,356,357,358,359,360,361,362,363,364,365,366,367,368,369,370,371,372,373,374,375,376,377,378,379,380,381,382,383</text:span><text:span text:style-name="T622">,384,385,386,387,388,389,390,391,392,393,394,395,396,397,398,399,400,401,402,403,404,405,406,407,408,409,410,411,412,413,414,415,416,417,418,419,420,421,422,423,424,425,426,427,428,429,430,431,432,433,434,435,436,437,438,439,440,441,442,443,444,445,446,447</text:span><text:span text:style-name="T623">,448,449,450,451,452,453,454,455,456,457,458,459,460,461,462,463,464,465,466,467,468,469,470,471,472,473,474,475,476,477,478,479,480,481,482,483,484,485,486,487,488,489,490,491,492,493,494,495,496,497,498,499,500,501,502,503,504,505,506,507,508,509,510,511</text:span><text:span text:style-name="T624">,512,513,514,515,516,517,518,519,520,521,522,523,524,525,526,527,528,529,530,531,532,533,534,535,536,537,538,539,540,541,542,543,544,545,546,547,548,549,550,551,552,553,554,555,556,557,558,559,560,561,562,563,564,565,566,567,568,569,570,571,572,573,574,575</text:span><text:span text:style-name="T625">,576,577,578,579,580,581,582,583,584,585,586,587,588,589,590,591,592,593,594,595,596,597,598,599,600,601,602,603,604,605,606,607,608,609,610,611,612,613,614,615,616,617,618,619,620,621,622,623,624,625,626,627,628,629,630,631,632,633,634,635,636,637,638,639</text:span><text:span text:style-name="T626">,640,641,642,643,644,645,646,647,648,649,650,651,652,653,654,655,656,657,658,659,660,661,662,663,664,665,666,667,668,669,670,671,672,673,674,675,676,677,678,679,680,681,682,683,684,685,686,687,688,689,690,691,692,693,694,695,696,697,698,699,700,701,702,703</text:span><text:span text:style-name="T627">,704,705,706,707,708,709,710,711,712,713,714,715,716,717,718,719,720,721,722,723,724,725,726,727,728,729,730,731,732,733,734,735,736,737,738,739,740,741,742,743,744,745,746,747,748,749,750,751,752,753,754,755,756,757,758,759,760,761,762,763,764,765,766,767</text:span><text:span text:style-name="T628">,768,769,770,771,772,773,774,775,776,777,778,779,780,781,782,783,784,785,786,787,788,789,790,791,792,793,794,795,796,797,798,799,800,801,802,803,804,805,806,807,808,809,810,811,812,813,814,815,816,817,818,819,820,821,822,823,824,825,826,827,828,829,830,831</text:span><text:span text:style-name="T629">,832,833,834,835,836,837,838,839,840,841,842,843,844,845,846,847,848,849,850,851,852,853,854,855,856,857,858,859,860,861,862,863,864,865,866,867,868,869,870,871,872,873,874,875,876,877,878,879,880,881,882,883,884,885,886,887,888,889,890,891,892,893,894,895</text:span><text:span text:style-name="T630">,896,897,898,899,900,901,902,903,904,905,906,907,908,909,910,911,912,913,914,915,916,917,918,919,920,921,922,923,924,925,926,927,928,929,930,931,932,933,934,935,936,937,938,939,940,941,942,943,944,945,946,947,948,949,950,951,952,953,954,955,956,957,958,959</text:span><text:span text:style-name="T631">,960,961,962,963,964,965,966,967,968,969,970,971,972,973,974,975,976,977,978,979,980,981,982,983,984,985,986,987,988,989,990,991,992,993,994,995,996,997,998,999,1000,1001,1002,1003,1004,1005,1006,1007,1008,1009,1010,1011,1012,1013,1014,1015,1016,1017,1018,</text:span><text:span text:style-name="T632">1019,1020,1021,1022,1023,1024,1025,1026,1027,1028,1029,1030,1031,1032,1033,1034,1035,1036,1037,1038,1039,1040,1041,1042,1043,1044,1045,1046,1047,1048,1049,1050,1051,1052,1053,1054,1055,1056,1057,1058,1059,1060,1061,1062,1063,1064,1065,1066,1067,1068,1069,1</text:span><text:span text:style-name="T633">070,1071,1072,1073,1074,1075,1076,1077,1078,1079,1080,1081,1082,1083,1084,1085,1086,1087,1088,1089,1090,1091,1092,1093,1094,1095,1096,1097,1098,1099,1100,1101,1102,1103,1104,1105,1106,1107,1108,1109,1110,1111,1112,1113,1114,1115,1116,1117,1118,1119,1120,11</text:span><text:span text:style-name="T634">21,1122,1123,1124,1125,1126,1127,1128,1129,1130,1131,1132,1133,1134,1135,1136,1137,1138,1139,1140,1141,1142,1143,1144,1145,1146,1147,1148,1149,1150,1151,1152,1153,1154,1155,1156,1157,1158,1159,1160,1161,1162,1163,1164,1165,1166,1167,1168,1169,1170,1171,117</text:span><text:span text:style-name="T635">2,1173,1174,1175,1176,1177,1178,1179,1180,1181,1182,1183,1184,1185,1186,1187,1188,1189,1190,1191,1192,1193,1194,1195,1196,1197,1198,1199,1200,1201,1202,1203,1204,1205,1206,1207,1208,1209,1210,1211,1212,1213,1214,1215,1216,1217,1218,1219,1220,1221,1222,1223</text:span><text:span text:style-name="T636">,1224,1225,1226,1227,1228,1229,1230,1231,1232,1233,1234,1235,1236,1237,1238,1239,1240,1241,1242,1243,1244,1245,1246,1247,1248,1249,1250,1251,1252,1253,1254,1255,1256,1257,1258,1259,1260,1261,1262,1263,1264,1265,1266,1267,1268,1269,1270,1271,1272,1273,1274,</text:span><text:span text:style-name="T637">1275,1276,1277,1278,1279,1280,1281,1282,1283,1284,1285,1286,1287,1288,1289,1290,1291,1292,1293,1294,1295,1296,1297,1298,1299,1300,1301,1302,1303,1304,1305,1306,1307,1308,1309,1310,1311,1312,1313,1314,1315,1316,1317,1318,1319,1320,1321,1322,1323,1324,1325,1</text:span><text:span text:style-name="T638">326,1327,1328,1329,1330,1331,1332,1333,1334,1335,1336,1337,1338,1339,1340,1341,1342,1343,1344,1345,1346,1347,1348,1349,1350,1351,1352,1353,1354,1355,1356,1357,1358,1359,1360]},4989],["AdsAccountAdBuilderDataLoaderFields",[],{fields:["account_currency_ratio</text:span><text:span text:style-name="T639">_to_usd","account_id","account_status","business","business_verification_status","capabilities","currency","has_migrated_permissions","is_new_advertiser","is_tier_0","is_tier_0_full","is_tier_1","is_tier_restricted","min_campaign_group_spend_cap","min_dail</text:span><text:span text:style-name="T640">y_budget","moo_default_conversion_bid","name","naming_templates.fields(api_fields,api_version,field_order,template_version,level,separator,value_separator,user_defined_fields)","offsite_pixels_tos_accepted","timezone_id","timezone_name","timezone_offset_ho</text:span><text:span text:style-name="T641">urs_utc","tos_accepted","user_tos_accepted","userpermissions.fields(role,tasks).user(100081299409166)"]},5113],["AdsPureGetStoresConfig",[],{CANARY_SAMPLE_RATE:0.001},5529],["NekoSKANCampaignGroupParamSitevarConfig",[],{campaign_limit:5,skan_campaign_min_i</text:span><text:span text:style-name="T642">os_version:14,non_skan_campaign_max_ios_version:14.4,unsupported_optimization_goal:{__map:[[0,7]]},num_ad_accounts_allowed_with_multi_ad_account_support:9,ad_account_limit_bypass_check_app_list:[960653754290695,251361519848660,2886429264941919,221781429823</text:span><text:span text:style-name="T643">404,888005571804481]},5711],["PhoneCodesMap",[],{PhoneCodes:{AF:{phone_code:93,country_name:"Afghanistan"},AL:{phone_code:355,country_name:"Albania"},DZ:{phone_code:213,country_name:"Algeria"},AS:{phone_code:1,country_name:"American Samoa"},AD:{phone_code:</text:span><text:span text:style-name="T644">376,country_name:"Andorra"},AO:{phone_code:244,country_name:"Angola"},AI:{phone_code:1,country_name:"Anguilla"},AG:{phone_code:1,country_name:"Antigua"},AR:{phone_code:54,country_name:"Argentina"},AM:{phone_code:374,country_name:"Armenia"},AW:{phone_code:2</text:span><text:span text:style-name="T645">97,country_name:"Aruba"},AU:{phone_code:61,country_name:"Australia"},AT:{phone_code:43,country_name:"Austria"},AZ:{phone_code:994,country_name:"Azerbaijan"},BH:{phone_code:973,country_name:"Bahrain"},BD:{phone_code:880,country_name:"Bangladesh"},BB:{phone_</text:span><text:span text:style-name="T646">code:1,country_name:"Barbados"},BY:{phone_code:375,country_name:"Belarus"},BE:{phone_code:32,country_name:"Belgium"},BZ:{phone_code:501,country_name:"Belize"},BJ:{phone_code:229,country_name:"Benin"},BM:{phone_code:1,country_name:"Bermuda"},BT:{phone_code:</text:span><text:span text:style-name="T647">975,country_name:"Bhutan"},BO:{phone_code:591,country_name:"Bolivia"},BQ:{phone_code:599,country_name:"Bonaire, Sint Eustatius and Saba"},BA:{phone_code:387,country_name:"Bosnia and Herzegovina"},BW:{phone_code:267,country_name:"Botswana"},BR:{phone_code:5</text:span><text:span text:style-name="T648">5,country_name:"Brazil"},IO:{phone_code:246,country_name:"British Indian Ocean Territory"},VG:{phone_code:1,country_name:"British Virgin Islands"},BN:{phone_code:673,country_name:"Brunei"},BG:{phone_code:359,country_name:"Bulgaria"},BF:{phone_code:226,coun</text:span><text:span text:style-name="T649">try_name:"Burkina Faso"},BI:{phone_code:257,country_name:"Burundi"},KH:{phone_code:855,country_name:"Cambodia"},CM:{phone_code:237,country_name:"Cameroon"},CA:{phone_code:1,country_name:"Canada"},CV:{phone_code:238,country_name:"Cape Verde"},KY:{phone_code</text:span><text:span text:style-name="T650">:1,country_name:"Cayman Islands"},CI:{phone_code:225,country_name:"Côte d'Ivoire"},CF:{phone_code:236,country_name:"Central African Republic"},TD:{phone_code:235,country_name:"Chad"},CL:{phone_code:56,country_name:"Chile"},CN:{phone_code:86,country_name:"C</text:span><text:span text:style-name="T651">hina"},CO:{phone_code:57,country_name:"Colombia"},KM:{phone_code:269,country_name:"Comoros"},CK:{phone_code:682,country_name:"Cook Islands"},CR:{phone_code:506,country_name:"Costa Rica"},HR:{phone_code:385,country_name:"Croatia"},CU:{phone_code:53,country_</text:span><text:span text:style-name="T652">name:"Cuba"},CW:{phone_code:599,country_name:"Curaçao"},CY:{phone_code:357,country_name:"Cyprus"},CZ:{phone_code:420,country_name:"Czech Republic"},CD:{phone_code:243,country_name:"Democratic Republic of the Congo"},DK:{phone_code:45,country_name:"Denmark"</text:span><text:span text:style-name="T653">},DJ:{phone_code:253,country_name:"Djibouti"},DM:{phone_code:1,country_name:"Dominica"},DO:{phone_code:1,country_name:"Dominican Republic"},EC:{phone_code:593,country_name:"Ecuador"},EG:{phone_code:20,country_name:"Egypt"},SV:{phone_code:503,country_name:"</text:span><text:span text:style-name="T654">El Salvador"},GQ:{phone_code:240,country_name:"Equatorial Guinea"},ER:{phone_code:291,country_name:"Eritrea"},EE:{phone_code:372,country_name:"Estonia"},ET:{phone_code:251,country_name:"Ethiopia"},FK:{phone_code:500,country_name:"Falkland Islands"},FO:{pho</text:span><text:span text:style-name="T655">ne_code:298,country_name:"Faroe Islands"},FM:{phone_code:691,country_name:"Federated States of Micronesia"},FJ:{phone_code:679,country_name:"Fiji"},FI:{phone_code:358,country_name:"Finland"},FR:{phone_code:33,country_name:"France"},GF:{phone_code:594,count</text:span><text:span text:style-name="T656">ry_name:"French Guiana"},PF:{phone_code:689,country_name:"French Polynesia"},GA:{phone_code:241,country_name:"Gabon"},GE:{phone_code:995,country_name:"Georgia"},DE:{phone_code:49,country_name:"Germany"},GH:{phone_code:233,country_name:"Ghana"},GI:{phone_co</text:span><text:span text:style-name="T657">de:350,country_name:"Gibraltar"},GR:{phone_code:30,country_name:"Greece"},GL:{phone_code:299,country_name:"Greenland"},GD:{phone_code:1,country_name:"Grenada"},GP:{phone_code:590,country_name:"Guadeloupe"},GU:{phone_code:1,country_name:"Guam"},GT:{phone_co</text:span><text:span text:style-name="T658">de:502,country_name:"Guatemala"},GG:{phone_code:44,country_name:"Guernsey"},GN:{phone_code:224,country_name:"Guinea"},GW:{phone_code:245,country_name:"Guinea-Bissau"},GY:{phone_code:592,country_name:"Guyana"},HT:{phone_code:509,country_name:"Haiti"},HN:{ph</text:span><text:span text:style-name="T659">one_code:504,country_name:"Honduras"},HK:{phone_code:852,country_name:"Hong Kong"},HU:{phone_code:36,country_name:"Hungary"},IS:{phone_code:354,country_name:"Iceland"},IN:{phone_code:91,country_name:"India"},ID:{phone_code:62,country_name:"Indonesia"},IR:{</text:span><text:span text:style-name="T660">phone_code:98,country_name:"Iran"},IQ:{phone_code:964,country_name:"Iraq"},IE:{phone_code:353,country_name:"Ireland"},IM:{phone_code:44,country_name:"Isle Of Man"},IL:{phone_code:972,country_name:"Israel"},IT:{phone_code:39,country_name:"Italy"},JM:{phone_</text:span><text:span text:style-name="T661">code:1,country_name:"Jamaica"},JP:{phone_code:81,country_name:"Japan"},JE:{phone_code:44,country_name:"Jersey"},JO:{phone_code:962,country_name:"Jordan"},KZ:{phone_code:7,country_name:"Kazakhstan"},KE:{phone_code:254,country_name:"Kenya"},KI:{phone_code:68</text:span><text:span text:style-name="T662">6,country_name:"Kiribati"},XK:{phone_code:383,country_name:"Kosovo"},KW:{phone_code:965,country_name:"Kuwait"},KG:{phone_code:996,country_name:"Kyrgyzstan"},LA:{phone_code:856,country_name:"Laos"},LV:{phone_code:371,country_name:"Latvia"},LB:{phone_code:96</text:span><text:span text:style-name="T663">1,country_name:"Lebanon"},LS:{phone_code:266,country_name:"Lesotho"},LR:{phone_code:231,country_name:"Liberia"},LY:{phone_code:218,country_name:"Libya"},LI:{phone_code:423,country_name:"Liechtenstein"},LT:{phone_code:370,country_name:"Lithuania"},LU:{phone</text:span><text:span text:style-name="T664">_code:352,country_name:"Luxembourg"},MO:{phone_code:853,country_name:"Macau"},MK:{phone_code:389,country_name:"Macedonia"},MG:{phone_code:261,country_name:"Madagascar"},MW:{phone_code:265,country_name:"Malawi"},MY:{phone_code:60,country_name:"Malaysia"},MV</text:span><text:span text:style-name="T665">:{phone_code:960,country_name:"Maldives"},ML:{phone_code:223,country_name:"Mali"},MT:{phone_code:356,country_name:"Malta"},MH:{phone_code:692,country_name:"Marshall Islands"},MQ:{phone_code:596,country_name:"Martinique"},MR:{phone_code:222,country_name:"Ma</text:span><text:span text:style-name="T666">uritania"},MU:{phone_code:230,country_name:"Mauritius"},YT:{phone_code:262,country_name:"Mayotte"},MX:{phone_code:52,country_name:"Mexico"},MD:{phone_code:373,country_name:"Moldova"},MC:{phone_code:377,country_name:"Monaco"},MN:{phone_code:976,country_name</text:span><text:span text:style-name="T667">:"Mongolia"},ME:{phone_code:382,country_name:"Montenegro"},MS:{phone_code:1,country_name:"Montserrat"},MA:{phone_code:212,country_name:"Morocco"},MZ:{phone_code:258,country_name:"Mozambique"},MM:{phone_code:95,country_name:"Myanmar"},NA:{phone_code:264,cou</text:span><text:span text:style-name="T668">ntry_name:"Namibia"},NR:{phone_code:674,country_name:"Nauru"},NP:{phone_code:977,country_name:"Nepal"},NL:{phone_code:31,country_name:"Netherlands"},NC:{phone_code:687,country_name:"New Caledonia"},NZ:{phone_code:64,country_name:"New Zealand"},NI:{phone_co</text:span><text:span text:style-name="T669">de:505,country_name:"Nicaragua"},NE:{phone_code:227,country_name:"Niger"},NG:{phone_code:234,country_name:"Nigeria"},NU:{phone_code:683,country_name:"Niue"},NF:{phone_code:672,country_name:"Norfolk Island"},KP:{phone_code:850,country_name:"North Korea"},MP</text:span><text:span text:style-name="T670">:{phone_code:1,country_name:"Northern Mariana Islands"},NO:{phone_code:47,country_name:"Norway"},OM:{phone_code:968,country_name:"Oman"},PK:{phone_code:92,country_name:"Pakistan"},PW:{phone_code:680,country_name:"Palau"},PS:{phone_code:970,country_name:"Pa</text:span><text:span text:style-name="T671">lestine"},PA:{phone_code:507,country_name:"Panama"},PG:{phone_code:675,country_name:"Papua New Guinea"},PY:{phone_code:595,country_name:"Paraguay"},PE:{phone_code:51,country_name:"Peru"},PH:{phone_code:63,country_name:"Philippines"},PL:{phone_code:48,count</text:span><text:span text:style-name="T672">ry_name:"Poland"},PT:{phone_code:351,country_name:"Portugal"},PR:{phone_code:1,country_name:"Puerto Rico"},QA:{phone_code:974,country_name:"Qatar"},RE:{phone_code:262,country_name:"Réunion"},CG:{phone_code:242,country_name:"Republic of the Congo"},RO:{phon</text:span><text:span text:style-name="T673">e_code:40,country_name:"Romania"},RU:{phone_code:7,country_name:"Russia"},RW:{phone_code:250,country_name:"Rwanda"},BL:{phone_code:590,country_name:"Saint Barthélemy"},SH:{phone_code:290,country_name:"Saint Helena"},KN:{phone_code:1,country_name:"Saint Kit</text:span><text:span text:style-name="T674">ts and Nevis"},MF:{phone_code:590,country_name:"Saint Martin"},PM:{phone_code:508,country_name:"Saint Pierre and Miquelon"},VC:{phone_code:1,country_name:"Saint Vincent and the Grenadines"},WS:{phone_code:685,country_name:"Samoa"},SM:{phone_code:378,countr</text:span><text:span text:style-name="T675">y_name:"San Marino"},ST:{phone_code:239,country_name:"Sao Tome and Principe"},SA:{phone_code:966,country_name:"Saudi Arabia"},SN:{phone_code:221,country_name:"Senegal"},RS:{phone_code:381,country_name:"Serbia"},SC:{phone_code:248,country_name:"Seychelles"}</text:span><text:span text:style-name="T676">,SL:{phone_code:232,country_name:"Sierra Leone"},SG:{phone_code:65,country_name:"Singapore"},SX:{phone_code:1,country_name:"Sint Maarten"},SK:{phone_code:421,country_name:"Slovakia"},SI:{phone_code:386,country_name:"Slovenia"},SB:{phone_code:677,country_na</text:span><text:span text:style-name="T677">me:"Solomon Islands"},SO:{phone_code:252,country_name:"Somalia"},ZA:{phone_code:27,country_name:"South Africa"},KR:{phone_code:82,country_name:"South Korea"},SS:{phone_code:211,country_name:"South Sudan"},ES:{phone_code:34,country_name:"Spain"},LK:{phone_c</text:span><text:span text:style-name="T678">ode:94,country_name:"Sri Lanka"},LC:{phone_code:1,country_name:"St. Lucia"},SD:{phone_code:249,country_name:"Sudan"},SR:{phone_code:597,country_name:"Suriname"},SZ:{phone_code:268,country_name:"Swaziland"},SE:{phone_code:46,country_name:"Sweden"},CH:{phone</text:span><text:span text:style-name="T679">_code:41,country_name:"Switzerland"},SY:{phone_code:963,country_name:"Syria"},TW:{phone_code:886,country_name:"Taiwan"},TJ:{phone_code:992,country_name:"Tajikistan"},TZ:{phone_code:255,country_name:"Tanzania"},TH:{phone_code:66,country_name:"Thailand"},BS:</text:span><text:span text:style-name="T680">{phone_code:1,country_name:"The Bahamas"},GM:{phone_code:220,country_name:"The Gambia"},TL:{phone_code:670,country_name:"Timor-Leste"},TG:{phone_code:228,country_name:"Togo"},TK:{phone_code:690,country_name:"Tokelau"},TO:{phone_code:676,country_name:"Tonga</text:span><text:span text:style-name="T681">"},TT:{phone_code:1,country_name:"Trinidad and Tobago"},TN:{phone_code:216,country_name:"Tunisia"},TR:{phone_code:90,country_name:"Turkey"},TM:{phone_code:993,country_name:"Turkmenistan"},TC:{phone_code:1,country_name:"Turks and Caicos Islands"},TV:{phone_</text:span><text:span text:style-name="T682">code:688,country_name:"Tuvalu"},UG:{phone_code:256,country_name:"Uganda"},UA:{phone_code:380,country_name:"Ukraine"},AE:{phone_code:971,country_name:"United Arab Emirates"},GB:{phone_code:44,country_name:"United Kingdom"},US:{phone_code:1,country_name:"Uni</text:span><text:span text:style-name="T683">ted States"},UY:{phone_code:598,country_name:"Uruguay"},VI:{phone_code:1,country_name:"US Virgin Islands"},UZ:{phone_code:998,country_name:"Uzbekistan"},VU:{phone_code:678,country_name:"Vanuatu"},VA:{phone_code:39,country_name:"Vatican City"},VE:{phone_cod</text:span><text:span text:style-name="T684">e:58,country_name:"Venezuela"},VN:{phone_code:84,country_name:"Vietnam"},WF:{phone_code:681,country_name:"Wallis and Futuna"},EH:{phone_code:212,country_name:"Western Sahara"},YE:{phone_code:967,country_name:"Yemen"},ZM:{phone_code:260,country_name:"Zambia</text:span><text:span text:style-name="T685">"},ZW:{phone_code:263,country_name:"Zimbabwe"}}},5805],["QPLServerClockConfig",[],{requestStartMS:1654537369243.7,rttMS:15},5823],["InstreamOnlyContextualTargetingTopicsConfig",[],{topics_by_country:{__map:[["default",[{id:10001,display_name:"Wildlife",lev</text:span><text:span text:style-name="T686">el:2,parent_topic:10417,topic_name:"Wildlife"},{id:10002,display_name:"Makeup Trends",level:4,parent_topic:10463,topic_name:"Makeup Trends"},{id:10003,display_name:"Airlines",level:3,parent_topic:10449,topic_name:"Airlines"},{id:10004,display_name:"Apps &amp;<text:s/></text:span><text:span text:style-name="T687">Software",level:3,parent_topic:10419,topic_name:"Apps &amp; Software"},{id:10005,display_name:"Musical Instruments",level:2,parent_topic:10329,topic_name:"Instruments (Music)"},{id:10006,display_name:"Film &amp; TV Industry",level:2,parent_topic:10318,topic_name:"</text:span><text:span text:style-name="T688">Film &amp; Television Industry"},{id:10007,display_name:"Romance TV &amp; Movies",level:3,parent_topic:10216,topic_name:"Romance (TV &amp; Movie Genre)"},{id:10008,display_name:"Vehicle Events",level:2,parent_topic:10445,topic_name:"Vehicle Events"},{id:10010,display_</text:span><text:span text:style-name="T689">name:"70s Rock Music",level:4,parent_topic:10193,topic_name:"70's Rock Music"},{id:10023,display_name:"Beauty",level:2,parent_topic:10098,topic_name:"Beauty"},{id:10024,display_name:"Country Pop Music",level:4,parent_topic:10069,topic_name:"Country Pop Mus</text:span><text:span text:style-name="T690">ic"},{id:10025,display_name:"Dating &amp; Relationships Reality TV",level:4,parent_topic:10381,topic_name:"Dating &amp; Relationships Reality TV"},{id:10026,display_name:"String Instruments",level:3,parent_topic:10005,topic_name:"String Instruments"},{id:10027,dis</text:span><text:span text:style-name="T691">play_name:"Choral &amp; Voice Competitions",level:3,parent_topic:10210,topic_name:"Choral &amp; Voice Competitions"},{id:10028,display_name:"TV &amp; Movies by Region",level:2,parent_topic:10318,topic_name:"TV &amp; Movies by Region"},{id:10029,display_name:"Off-Road Raci</text:span><text:span text:style-name="T692">ng",level:3,parent_topic:10554,topic_name:"Off-Road Racing"},{id:10030,display_name:"Dirt Bikes",level:4,parent_topic:10173,topic_name:"Dirt Bikes"},{id:10031,display_name:"Horses",level:4,parent_topic:10208,topic_name:"Horses"},{id:10032,display_name:"Wre</text:span><text:span text:style-name="T693">stling",level:3,parent_topic:10494,topic_name:"Wrestling"},{id:10033,display_name:"Fantasy TV &amp; Movies",level:3,parent_topic:10216,topic_name:"Fantasy (TV &amp; Movie Genre)"},{id:10034,display_name:"Music Genres",level:2,parent_topic:10329,topic_name:"Music b</text:span><text:span text:style-name="T694">y Genre"},{id:10035,display_name:"Sitcoms",level:4,parent_topic:10334,topic_name:"Sitcoms"},{id:10036,display_name:"Vegetables",level:4,parent_topic:10101,topic_name:"Vegetables"},{id:10037,display_name:"Drawing &amp; Sketching",level:3,parent_topic:10476,topi</text:span><text:span text:style-name="T695">c_name:"Drawing &amp; Sketching"},{id:10038,display_name:"Outdoor Living Spaces",level:3,parent_topic:10161,topic_name:"Outdoor Living Spaces"},{id:10039,display_name:"Cricket",level:2,parent_topic:10483,topic_name:"Cricket"},{id:10040,display_name:"Motorcycle</text:span><text:span text:style-name="T696"><text:s/>Events",level:3,parent_topic:10008,topic_name:"Motorcycle Events"},{id:10041,display_name:"Fashion",level:2,parent_topic:10098,topic_name:"Fashion"},{id:10042,display_name:"Game Shows",level:3,parent_topic:10216,topic_name:"Game Shows"},{id:10043,display_</text:span><text:span text:style-name="T697">name:"Singing Competition TV",level:3,parent_topic:10339,topic_name:"Singing Competition TV Shows"},{id:10044,display_name:"Holidays &amp; Celebrations",level:1,parent_topic:0,topic_name:"Holidays &amp; Celebrations"},{id:10045,display_name:"Home Renovation &amp; Cons</text:span><text:span text:style-name="T698">truction",level:2,parent_topic:10501,topic_name:"Home Renovation &amp; Construction"},{id:10046,display_name:"Food Reality TV",level:4,parent_topic:10291,topic_name:"Food Reality TV"},{id:10047,display_name:"Atmospheric Science",level:4,parent_topic:10453,topi</text:span><text:span text:style-name="T699">c_name:"Atmospheric Science"},{id:10048,display_name:"Planning",level:2,parent_topic:10080,topic_name:"Planning"},{id:10049,display_name:"Painting",level:3,parent_topic:10476,topic_name:"Painting"},{id:10050,display_name:"Rodeo",level:3,parent_topic:10523,</text:span><text:span text:style-name="T700">topic_name:"Rodeo"},{id:10051,display_name:"Pool &amp; Billiards",level:2,parent_topic:10483,topic_name:"Pool &amp; Billiards"},{id:10052,display_name:"Computers &amp; Accessories",level:4,parent_topic:10289,topic_name:"Computers, Tablets &amp; Accessories"},{id:10053,dis</text:span><text:span text:style-name="T701">play_name:"Nails",level:3,parent_topic:10023,topic_name:"Nails (Beauty)"},{id:10056,display_name:"Restaurant Reviews &amp; Ratings",level:3,parent_topic:10340,topic_name:"Restaurant Reviews &amp; Ratings"},{id:10057,display_name:"Dessert &amp; Sweets Recipes",level:3,</text:span><text:span text:style-name="T702">parent_topic:10302,topic_name:"Desserts &amp; Sweets Recipes &amp; Techniques"},{id:10058,display_name:"Animation",level:3,parent_topic:10216,topic_name:"Animation (TV &amp; Movie Genre)"},{id:10059,display_name:"Pottery &amp; Ceramics",level:3,parent_topic:10367,topic_na</text:span><text:span text:style-name="T703">me:"Pottery &amp; Ceramics"},{id:10060,display_name:"Bears",level:4,parent_topic:10208,topic_name:"Bears"},{id:10061,display_name:"Late-Night Talk Shows",level:4,parent_topic:10251,topic_name:"Late-Night Comedy Talk Shows"},{id:10062,display_name:"Anime",level</text:span><text:span text:style-name="T704">:4,parent_topic:10058,topic_name:"Anime"},{id:10063,display_name:"Photography",level:3,parent_topic:10476,topic_name:"Photography"},{id:10064,display_name:"Racket Sports",level:2,parent_topic:10483,topic_name:"Racket Sports"},{id:10065,display_name:"Sneake</text:span><text:span text:style-name="T705">rs",level:4,parent_topic:10174,topic_name:"Sneakers"},{id:10067,display_name:"Kitchen Accessories",level:4,parent_topic:10552,topic_name:"Kitchen Accessories &amp; Appliances"},{id:10068,display_name:"Hip Hop &amp; Rap Music",level:3,parent_topic:10034,topic_name:</text:span><text:span text:style-name="T706">"Hip Hop &amp; Rap Music"},{id:10069,display_name:"Country Music",level:3,parent_topic:10034,topic_name:"Country Music"},{id:10070,display_name:"Baked Goods",level:4,parent_topic:10400,topic_name:"Baked Goods"},{id:10071,display_name:"Aquariums, Zoos &amp; Wildlif</text:span><text:span text:style-name="T707">e Parks",level:4,parent_topic:10363,topic_name:"Aquariums, Zoos &amp; Wildlife Parks"},{id:10072,display_name:"Tennis",level:3,parent_topic:10064,topic_name:"Tennis"},{id:10073,display_name:"Performing Arts",level:1,parent_topic:0,topic_name:"Performing Arts"}</text:span><text:span text:style-name="T708">,{id:10074,display_name:"Medical Drama TV &amp; Movies",level:4,parent_topic:10374,topic_name:"Medical Dramas (TV &amp; Movies)"},{id:10075,display_name:"Reptiles",level:3,parent_topic:10336,topic_name:"Reptiles"},{id:10076,display_name:"Hotels &amp; Inns",level:3,par</text:span><text:span text:style-name="T709">ent_topic:10520,topic_name:"Hotels &amp; Inns"},{id:10077,display_name:"Ground Transportation",level:2,parent_topic:10445,topic_name:"Ground Transportation"},{id:10078,display_name:"Home Construction &amp; Maintenance",level:3,parent_topic:10045,topic_name:"Home C</text:span><text:span text:style-name="T710">onstruction &amp; Maintenance Services"},{id:10079,display_name:"Vehicle Repairs &amp; Maintenance",level:4,parent_topic:10087,topic_name:"Vehicle Repairs &amp; Maintenance"},{id:10080,display_name:"Education &amp; Learning",level:1,parent_topic:0,topic_name:"Education &amp;<text:s/></text:span><text:span text:style-name="T711">Learning"},{id:10081,display_name:"Watches",level:3,parent_topic:10118,topic_name:"Watches"},{id:10082,display_name:"Books &amp; Literature",level:1,parent_topic:0,topic_name:"Books &amp; Literature"},{id:10083,display_name:"Superhero TV &amp; Movies",level:4,parent_t</text:span><text:span text:style-name="T712">opic:10188,topic_name:"Superhero TV &amp; Movies"},{id:10084,display_name:"Rice, Grains &amp; Noodles",level:3,parent_topic:10115,topic_name:"Rice, Grains &amp; Noodles"},{id:10085,display_name:"Fruit Recipes",level:3,parent_topic:10302,topic_name:"Fruit Recipes &amp; Tec</text:span><text:span text:style-name="T713">hniques"},{id:10086,display_name:"Card Games",level:2,parent_topic:10280,topic_name:"Card Games"},{id:10087,display_name:"Vehicle Support Services",level:3,parent_topic:10151,topic_name:"Vehicle Support Services"},{id:10088,display_name:"Construction Indus</text:span><text:span text:style-name="T714">try",level:3,parent_topic:10507,topic_name:"Construction Industry"},{id:10089,display_name:"Pool &amp; Billiards",level:3,parent_topic:10450,topic_name:"Pool &amp; Billiards"},{id:10090,display_name:"Cycling",level:2,parent_topic:10483,topic_name:"Cycling"},{id:10</text:span><text:span text:style-name="T715">091,display_name:"Cakes",level:4,parent_topic:10130,topic_name:"Cakes"},{id:10092,display_name:"Running",level:3,parent_topic:10269,topic_name:"Running"},{id:10093,display_name:"Acrylic Painting",level:4,parent_topic:10049,topic_name:"Acrylic Painting"},{i</text:span><text:span text:style-name="T716">d:10094,display_name:"Meat &amp; Seafood",level:3,parent_topic:10115,topic_name:"Meats &amp; Seafood"},{id:10095,display_name:"Cooking Shows",level:4,parent_topic:10341,topic_name:"Cooking Shows"},{id:10096,display_name:"Theater",level:2,parent_topic:10073,topic_n</text:span><text:span text:style-name="T717">ame:"Theater"},{id:10097,display_name:"R&amp;B Music",level:3,parent_topic:10034,topic_name:"R&amp;B Music"},{id:10098,display_name:"Fashion &amp; Style",level:1,parent_topic:0,topic_name:"Fashion &amp; Style"},{id:10099,display_name:"Rodeo",level:3,parent_topic:10238,top</text:span><text:span text:style-name="T718">ic_name:"Rodeo"},{id:10100,display_name:"Adult Alternative Rock Music",level:4,parent_topic:10193,topic_name:"Adult Alternative Rock"},{id:10101,display_name:"Produce",level:3,parent_topic:10115,topic_name:"Produce (Food)"},{id:10102,display_name:"Food Hea</text:span><text:span text:style-name="T719">lth, Nutrition &amp; Safety",level:2,parent_topic:10239,topic_name:"Food Health, Nutrition &amp; Safety"},{id:10103,display_name:"Sports Entertainment",level:2,parent_topic:10483,topic_name:"Sports Entertainment"},{id:10104,display_name:"Sandwiches",level:3,parent</text:span><text:span text:style-name="T720">_topic:10115,topic_name:"Sandwiches"},{id:10105,display_name:"Social Sciences",level:3,parent_topic:10221,topic_name:"Social Sciences"},{id:10106,display_name:"Chocolate",level:4,parent_topic:10168,topic_name:"Chocolate"},{id:10107,display_name:"Vegetable<text:s/></text:span><text:span text:style-name="T721">Recipes",level:3,parent_topic:10302,topic_name:"Vegetable Recipes &amp; Techniques"},{id:10108,display_name:"Fruits",level:4,parent_topic:10101,topic_name:"Fruits"},{id:10110,display_name:"Fish",level:4,parent_topic:10413,topic_name:"Fish (Animal)"},{id:10111,</text:span><text:span text:style-name="T722">display_name:"Aircraft",level:3,parent_topic:10287,topic_name:"Aircraft"},{id:10112,display_name:"Daytime Talk Shows",level:4,parent_topic:10251,topic_name:"Daytime Talk Shows"},{id:10113,display_name:"Motorcycle Racing",level:3,parent_topic:10554,topic_na</text:span><text:span text:style-name="T723">me:"Motorcycle Racing"},{id:10114,display_name:"Stand-Up Comedy",level:3,parent_topic:10502,topic_name:"Stand-Up Comedy"},{id:10115,display_name:"Foods",level:2,parent_topic:10239,topic_name:"Foods"},{id:10116,display_name:"Golf",level:2,parent_topic:10483</text:span><text:span text:style-name="T724">,topic_name:"Golf"},{id:10117,display_name:"Music Role",level:2,parent_topic:10329,topic_name:"Music Role"},{id:10118,display_name:"Jewelry",level:2,parent_topic:10098,topic_name:"Jewelry"},{id:10119,display_name:"Mainstream Rock Music",level:4,parent_topi</text:span><text:span text:style-name="T725">c:10193,topic_name:"Mainstream Rock Music"},{id:10120,display_name:"Swimming",level:3,parent_topic:10421,topic_name:"Swimming"},{id:10121,display_name:"Cars &amp; Trucks",level:3,parent_topic:10077,topic_name:"Cars &amp; Trucks"},{id:10122,display_name:"Cooking Sh</text:span><text:span text:style-name="T726">ows",level:4,parent_topic:10291,topic_name:"Cooking Shows"},{id:10123,display_name:"Pet Grooming",level:3,parent_topic:10380,topic_name:"Pet Grooming"},{id:10124,display_name:"Literary Genres &amp; Book Subjects",level:2,parent_topic:10082,topic_name:"Literary</text:span><text:span text:style-name="T727"><text:s/>Genres"},{id:10125,display_name:"Food Production &amp; Agriculture",level:3,parent_topic:10258,topic_name:"Commercial Food Production &amp; Agriculture"},{id:10126,display_name:"Adult Birthdays",level:4,parent_topic:10167,topic_name:"Birthdays (Adult)"},{id:10127</text:span><text:span text:style-name="T728">,display_name:"Heavy Machinery",level:2,parent_topic:10445,topic_name:"Heavy Machinery"},{id:10129,display_name:"Wilderness Activities",level:4,parent_topic:10551,topic_name:"Wilderness Activities"},{id:10130,display_name:"Baked Goods",level:3,parent_topic</text:span><text:span text:style-name="T729">:10115,topic_name:"Baked Goods"},{id:10131,display_name:"Car Racing",level:4,parent_topic:10481,topic_name:"Car Racing"},{id:10132,display_name:"Art Restoration &amp; Conservation",level:2,parent_topic:10519,topic_name:"Art Restoration &amp; Conservation"},{id:101</text:span><text:span text:style-name="T730">33,display_name:"Classic Country Music",level:4,parent_topic:10069,topic_name:"Classic Country Music"},{id:10134,display_name:"Fast Food",level:4,parent_topic:10516,topic_name:"Fast Food"},{id:10137,display_name:"2010s TV &amp; Movies",level:2,parent_topic:103</text:span><text:span text:style-name="T731">18,topic_name:"2010s (TV &amp; Movies by Decade)"},{id:10138,display_name:"Robotics",level:3,parent_topic:10419,topic_name:"Robotics"},{id:10139,display_name:"Travel Tips",level:2,parent_topic:10212,topic_name:"Travel Advice"},{id:10140,display_name:"Wild Cats</text:span><text:span text:style-name="T732">",level:4,parent_topic:10208,topic_name:"Wild Cats"},{id:10141,display_name:"Mexican TV &amp; Movies",level:3,parent_topic:10028,topic_name:"Mexican TV &amp; Movies"},{id:10142,display_name:"AR &amp; VR Games",level:3,parent_topic:10169,topic_name:"Augmented &amp; Virtual</text:span><text:span text:style-name="T733"><text:s/>Reality Games"},{id:10143,display_name:"Food Reality TV",level:4,parent_topic:10341,topic_name:"Food Reality TV"},{id:10144,display_name:"Bags &amp; Purses",level:3,parent_topic:10317,topic_name:"Bags &amp; Purses"},{id:10145,display_name:"Winter Sports",level:2,</text:span><text:span text:style-name="T734">parent_topic:10483,topic_name:"Winter Sports"},{id:10146,display_name:"Car Mods",level:4,parent_topic:10121,topic_name:"Car Mods"},{id:10147,display_name:"Travel &amp; Tourism in the Americas",level:4,parent_topic:10178,topic_name:"Travel &amp; Tourism in the Amer</text:span><text:span text:style-name="T735">icas"},{id:10148,display_name:"Home Entertaining",level:2,parent_topic:10501,topic_name:"Home Entertaining"},{id:10149,display_name:"Beards &amp; Moustaches",level:4,parent_topic:10537,topic_name:"Beards &amp; Moustaches"},{id:10150,display_name:"Running",level:2,</text:span><text:span text:style-name="T736">parent_topic:10483,topic_name:"Running"},{id:10151,display_name:"Vehicle &amp; Transportation Industry",level:2,parent_topic:10445,topic_name:"Vehicles &amp; Transportation Industry"},{id:10152,display_name:"Biology",level:3,parent_topic:10221,topic_name:"Biology"</text:span><text:span text:style-name="T737">},{id:10153,display_name:"Hockey",level:2,parent_topic:10483,topic_name:"Hockey (Sport Family)"},{id:10154,display_name:"Dogs",level:4,parent_topic:10208,topic_name:"Dogs"},{id:10155,display_name:"Classic R&amp;B &amp; Soul Music",level:4,parent_topic:10097,topic_</text:span><text:span text:style-name="T738">name:"Classic R&amp;B &amp; Soul Music"},{id:10156,display_name:"Fashion Modeling",level:3,parent_topic:10259,topic_name:"Fashion Modeling"},{id:10157,display_name:"Home Safety &amp; Automation",level:3,parent_topic:10249,topic_name:"Home Safety &amp; Automation"},{id:101</text:span><text:span text:style-name="T739">59,display_name:"Singing Competition TV",level:4,parent_topic:10402,topic_name:"Singing Competition TV Shows"},{id:10160,display_name:"Taxis, Limos &amp; Ride Sharing",level:3,parent_topic:10151,topic_name:"Taxis, Limos &amp; Ride Sharing"},{id:10161,display_name:</text:span><text:span text:style-name="T740">"Horticulture &amp; Gardening",level:2,parent_topic:10501,topic_name:"Horticulture &amp; Gardening"},{id:10162,display_name:"Ice Hockey",level:3,parent_topic:10145,topic_name:"Ice Hockey"},{id:10163,display_name:"Classic Hip Hop &amp; Rap Music",level:4,parent_topic:1</text:span><text:span text:style-name="T741">0068,topic_name:"Classic Hip Hop &amp; Rap Music"},{id:10164,display_name:"Social Media",level:4,parent_topic:10499,topic_name:"Social Media"},{id:10165,display_name:"Chemistry",level:3,parent_topic:10221,topic_name:"Chemistry"},{id:10166,display_name:"Parenti</text:span><text:span text:style-name="T742">ng TV &amp; Movies",level:2,parent_topic:10234,topic_name:"Parenting TV &amp; Movies"},{id:10167,display_name:"Birthdays",level:3,parent_topic:10274,topic_name:"Birthdays"},{id:10168,display_name:"Desserts &amp; Sweets",level:3,parent_topic:10115,topic_name:"Desserts<text:s/></text:span><text:span text:style-name="T743">&amp; Sweets"},{id:10169,display_name:"Video Games",level:2,parent_topic:10280,topic_name:"Video Games"},{id:10170,display_name:"Weightlifting",level:4,parent_topic:10404,topic_name:"Weightlifting"},{id:10171,display_name:"Asia Travel &amp; Tourism",level:4,parent</text:span><text:span text:style-name="T744">_topic:10178,topic_name:"Travel &amp; Tourism in Asia"},{id:10172,display_name:"School Stages",level:2,parent_topic:10080,topic_name:"School Stages"},{id:10173,display_name:"Small Motor Vehicles",level:3,parent_topic:10077,topic_name:"Small Motor Vehicles"},{i</text:span><text:span text:style-name="T745">d:10174,display_name:"Shoes",level:3,parent_topic:10317,topic_name:"Shoes"},{id:10175,display_name:"Elephants",level:4,parent_topic:10208,topic_name:"Elephants"},{id:10176,display_name:"Gymnastics",level:2,parent_topic:10483,topic_name:"Gymnastics"},{id:10</text:span><text:span text:style-name="T746">177,display_name:"American TV &amp; Movies",level:3,parent_topic:10028,topic_name:"American TV &amp; Movies"},{id:10178,display_name:"Regional Travel",level:3,parent_topic:10265,topic_name:"Travel by Region"},{id:10179,display_name:"Living Room Furniture",level:4,</text:span><text:span text:style-name="T747">parent_topic:10468,topic_name:"Living Room Furniture"},{id:10180,display_name:"Drink Recipes",level:3,parent_topic:10302,topic_name:"Drink &amp; Cocktail Recipes &amp; Techniques"},{id:10181,display_name:"Kitchen Accessories",level:2,parent_topic:10239,topic_name:</text:span><text:span text:style-name="T748">"Kitchen Accessories &amp; Appliances"},{id:10182,display_name:"Chickens &amp; Roosters",level:4,parent_topic:10366,topic_name:"Chickens &amp; Roosters"},{id:10183,display_name:"Spiders",level:4,parent_topic:10512,topic_name:"Spiders"},{id:10184,display_name:"Aquatic<text:s/></text:span><text:span text:style-name="T749">Fitness",level:3,parent_topic:10269,topic_name:"Aquatic Fitness"},{id:10185,display_name:"Mainstream Electronica Music",level:4,parent_topic:10544,topic_name:"Electronica Mainstream"},{id:10186,display_name:"Sports Entertainment TV Shows",level:4,parent_to</text:span><text:span text:style-name="T750">pic:10389,topic_name:"Sports Entertainment TV Shows"},{id:10187,display_name:"Engineering",level:3,parent_topic:10221,topic_name:"Engineering"},{id:10188,display_name:"Action TV &amp; Movies",level:3,parent_topic:10216,topic_name:"Action (TV &amp; Movie Genre)"},{</text:span><text:span text:style-name="T751">id:10189,display_name:"Bikes",level:3,parent_topic:10077,topic_name:"Bicycles"},{id:10190,display_name:"Film &amp; TV Industry",level:3,parent_topic:10507,topic_name:"Film &amp; Television Industry"},{id:10191,display_name:"Soup, Stew &amp; Chili Recipes",level:4,pare</text:span><text:span text:style-name="T752">nt_topic:10362,topic_name:"Soup, Stew &amp; Chili Recipes &amp; Techniques"},{id:10192,display_name:"Puzzles &amp; Trivia",level:2,parent_topic:10280,topic_name:"Puzzles &amp; Trivia"},{id:10193,display_name:"Rock Music",level:3,parent_topic:10034,topic_name:"Rock Music"}</text:span><text:span text:style-name="T753">,{id:10194,display_name:"Meat Recipes",level:4,parent_topic:10094,topic_name:"Meat Recipes &amp; Techniques"},{id:10195,display_name:"Role-Playing Video Games",level:3,parent_topic:10169,topic_name:"Role-Playing Video Games"},{id:10196,display_name:"Sports Ent</text:span><text:span text:style-name="T754">ertainment TV Shows",level:3,parent_topic:10103,topic_name:"Sports Entertainment TV Shows"},{id:10197,display_name:"1990s TV &amp; Movies",level:2,parent_topic:10318,topic_name:"1990s (TV &amp; Movies by Decade)"},{id:10198,display_name:"Kickboxing",level:4,parent</text:span><text:span text:style-name="T755">_topic:10345,topic_name:"Kickboxing"},{id:10199,display_name:"Relationship TV &amp; Movies",level:3,parent_topic:10246,topic_name:"Relationships, Friends &amp; Family TV &amp; Movies"},{id:10200,display_name:"College &amp; Adult Education",level:3,parent_topic:10172,topic</text:span><text:span text:style-name="T756">_name:"College &amp; Adult Education"},{id:10201,display_name:"Water Transportation",level:2,parent_topic:10445,topic_name:"Water Transportation"},{id:10202,display_name:"Boats",level:3,parent_topic:10201,topic_name:"Boats"},{id:10203,display_name:"East Asian<text:s/></text:span><text:span text:style-name="T757">Cuisine",level:2,parent_topic:10239,topic_name:"Cuisines of East Asia"},{id:10204,display_name:"Strategy Video Games",level:3,parent_topic:10169,topic_name:"Strategy Video Games"},{id:10205,display_name:"Beauty Pageants &amp; Contests",level:3,parent_topic:100</text:span><text:span text:style-name="T758">23,topic_name:"Beauty Pageants &amp; Contests"},{id:10206,display_name:"Pop Music",level:3,parent_topic:10034,topic_name:"Pop Music"},{id:10207,display_name:"Boxing",level:4,parent_topic:10345,topic_name:"Boxing"},{id:10208,display_name:"Mammals",level:3,paren</text:span><text:span text:style-name="T759">t_topic:10336,topic_name:"Mammals"},{id:10209,display_name:"Interior Design",level:2,parent_topic:10501,topic_name:"Interior Design"},{id:10210,display_name:"Music Competitions",level:2,parent_topic:10329,topic_name:"Music Competitions"},{id:10211,display_</text:span><text:span text:style-name="T760">name:"Public Transportation",level:3,parent_topic:10151,topic_name:"Public Transportation"},{id:10212,display_name:"Travel &amp; Leisure Activities",level:1,parent_topic:0,topic_name:"Travel &amp; Leisure Activities"},{id:10213,display_name:"Dessert &amp; Sweets Recip</text:span><text:span text:style-name="T761">es",level:4,parent_topic:10168,topic_name:"Desserts &amp; Sweets Recipes &amp; Techniques"},{id:10214,display_name:"Dining Room Furniture",level:4,parent_topic:10468,topic_name:"Dining Room Furniture"},{id:10215,display_name:"Street Food",level:4,parent_topic:1054</text:span><text:span text:style-name="T762">5,topic_name:"Street Food"},{id:10216,display_name:"TV &amp; Movie Genres",level:2,parent_topic:10318,topic_name:"TV &amp; Movies by Genre"},{id:10217,display_name:"Cute Animals",level:2,parent_topic:10417,topic_name:"Cute Animals"},{id:10218,display_name:"Lizards</text:span><text:span text:style-name="T763">",level:4,parent_topic:10075,topic_name:"Lizards"},{id:10219,display_name:"Archaeology",level:4,parent_topic:10105,topic_name:"Archaeology"},{id:10220,display_name:"Track &amp; Field",level:2,parent_topic:10483,topic_name:"Track &amp; Field"},{id:10221,display_nam</text:span><text:span text:style-name="T764">e:"Science &amp; Engineering Disciplines",level:2,parent_topic:10297,topic_name:"Science &amp; Engineering Disciplines"},{id:10222,display_name:"Contemporary R&amp;B - Soul Music",level:4,parent_topic:10097,topic_name:"Contemporary R&amp;B - Soul Music"},{id:10223,display</text:span><text:span text:style-name="T765">_name:"Car Racing",level:3,parent_topic:10283,topic_name:"Car Racing"},{id:10224,display_name:"Food Reality TV",level:4,parent_topic:10381,topic_name:"Food Reality TV"},{id:10225,display_name:"Performing Arts TV &amp; Movies",level:3,parent_topic:10246,topic_n</text:span><text:span text:style-name="T766">ame:"Performing Arts TV &amp; Movies"},{id:10226,display_name:"Soap Operas",level:4,parent_topic:10374,topic_name:"Soap Operas"},{id:10227,display_name:"Music Videos",level:2,parent_topic:10329,topic_name:"Music Videos"},{id:10228,display_name:"Cars",level:4,p</text:span><text:span text:style-name="T767">arent_topic:10121,topic_name:"Cars"},{id:10229,display_name:"Taxis, Limos &amp; Ride Sharing",level:4,parent_topic:10211,topic_name:"Taxis, Limos &amp; Ride Sharing"},{id:10230,display_name:"Primates",level:4,parent_topic:10208,topic_name:"Primates"},{id:10231,dis</text:span><text:span text:style-name="T768">play_name:"Breakfast &amp; Brunch Recipes",level:3,parent_topic:10302,topic_name:"Breakfast &amp; Brunch Recipes &amp; Techniques"},{id:10232,display_name:"Bathroom Design",level:3,parent_topic:10209,topic_name:"Bathroom Design"},{id:10233,display_name:"Comedy &amp; Parod</text:span><text:span text:style-name="T769">y Music",level:3,parent_topic:10034,topic_name:"Comedy &amp; Parody Music"},{id:10234,display_name:"Children &amp; Parenting",level:1,parent_topic:0,topic_name:"Children &amp; Parenting"},{id:10235,display_name:"Sketch Comedy",level:3,parent_topic:10502,topic_name:"Sk</text:span><text:span text:style-name="T770">etch Comedy"},{id:10236,display_name:"Costume Makeup &amp; Makeup Art",level:4,parent_topic:10463,topic_name:"Costume Makeup &amp; Makeup Art"},{id:10237,display_name:"Airplanes",level:4,parent_topic:10111,topic_name:"Airplanes"},{id:10238,display_name:"Animal Spo</text:span><text:span text:style-name="T771">rts",level:2,parent_topic:10417,topic_name:"Animal Sports"},{id:10239,display_name:"Food &amp; Drink",level:1,parent_topic:0,topic_name:"Food &amp; Drink"},{id:10240,display_name:"Foods of Mexico",level:3,parent_topic:10115,topic_name:"Foods of Mexico"},{id:10241,</text:span><text:span text:style-name="T772">display_name:"50s Rock Music",level:4,parent_topic:10193,topic_name:"50's Rock Music"},{id:10242,display_name:"Restaurant Reviews &amp; Ratings",level:3,parent_topic:10326,topic_name:"Restaurant Reviews &amp; Ratings"},{id:10243,display_name:"Child Development",le</text:span><text:span text:style-name="T773">vel:2,parent_topic:10234,topic_name:"Child Development"},{id:10244,display_name:"Martial Arts",level:2,parent_topic:10483,topic_name:"Martial Arts"},{id:10245,display_name:"Rice",level:4,parent_topic:10084,topic_name:"Rice"},{id:10246,display_name:"TV &amp; Mo</text:span><text:span text:style-name="T774">vie Subjects",level:2,parent_topic:10318,topic_name:"TV &amp; Movies by Subject"},{id:10247,display_name:"Off-Road Racing",level:3,parent_topic:10283,topic_name:"Off-Road Racing"},{id:10248,display_name:"Mechanical Engineering",level:4,parent_topic:10187,topic</text:span><text:span text:style-name="T775">_name:"Mechanical Engineering"},{id:10249,display_name:"Household Management",level:2,parent_topic:10501,topic_name:"Household Management"},{id:10250,display_name:"Business, Finance, &amp; Economics",level:1,parent_topic:0,topic_name:"Business, Finance, &amp; Econ</text:span><text:span text:style-name="T776">omics"},{id:10251,display_name:"Talk Shows",level:3,parent_topic:10216,topic_name:"Talk Shows"},{id:10252,display_name:"Financial Markets",level:2,parent_topic:10250,topic_name:"Financial Markets"},{id:10254,display_name:"Metalworking",level:3,parent_topic</text:span><text:span text:style-name="T777">:10367,topic_name:"Metalworking"},{id:10255,display_name:"Rings",level:3,parent_topic:10118,topic_name:"Rings"},{id:10256,display_name:"Boxing",level:3,parent_topic:10494,topic_name:"Boxing"},{id:10257,display_name:"Holiday Decor &amp; Entertaining",level:3,pa</text:span><text:span text:style-name="T778">rent_topic:10148,topic_name:"Holiday Decor &amp; Entertaining"},{id:10258,display_name:"Growing &amp; Production of Food",level:2,parent_topic:10239,topic_name:"Growing &amp; Production of Food"},{id:10259,display_name:"Modeling &amp; Photography",level:2,parent_topic:100</text:span><text:span text:style-name="T779">98,topic_name:"Modeling &amp; Photography"},{id:10260,display_name:"Cycling",level:3,parent_topic:10269,topic_name:"Cycling"},{id:10261,display_name:"Archaeology",level:2,parent_topic:10278,topic_name:"Archaeology"},{id:10262,display_name:"Aquariums, Zoos &amp; Wi</text:span><text:span text:style-name="T780">ldlife Parks",level:2,parent_topic:10417,topic_name:"Aquariums, Zoos &amp; Wildlife Parks"},{id:10263,display_name:"Football (Soccer)",level:2,parent_topic:10483,topic_name:"Football (Association Rules, Soccer)"},{id:10264,display_name:"Role-Playing Video Game</text:span><text:span text:style-name="T781">s",level:3,parent_topic:10493,topic_name:"Role-Playing Video Games"},{id:10265,display_name:"Travel Destinations",level:2,parent_topic:10212,topic_name:"Travel Destinations &amp; Points of Interest"},{id:10266,display_name:"Sculpture",level:3,parent_topic:1047</text:span><text:span text:style-name="T782">6,topic_name:"Sculpture"},{id:10267,display_name:"Funny Animals",level:2,parent_topic:10417,topic_name:"Funny Animals"},{id:10268,display_name:"TV &amp; Movies Celebrities",level:2,parent_topic:10318,topic_name:"TV &amp; Movies Celebrities"},{id:10269,display_name</text:span><text:span text:style-name="T783">:"Gym Workouts",level:2,parent_topic:10514,topic_name:"Gym Workouts &amp; Fitness Activities"},{id:10270,display_name:"Food &amp; Drink Events",level:2,parent_topic:10239,topic_name:"Food &amp; Drink Events"},{id:10271,display_name:"Europe Travel &amp; Tourism",level:4,pa</text:span><text:span text:style-name="T784">rent_topic:10178,topic_name:"Travel &amp; Tourism in Europe"},{id:10272,display_name:"Urban Farming",level:3,parent_topic:10258,topic_name:"Backyard &amp; Urban Farming"},{id:10273,display_name:"Nail Art",level:4,parent_topic:10053,topic_name:"Nail Art"},{id:10274</text:span><text:span text:style-name="T785">,display_name:"Personal Celebrations",level:2,parent_topic:10044,topic_name:"Personal Celebrations"},{id:10275,display_name:"Bollywood",level:3,parent_topic:10216,topic_name:"Bollywood"},{id:10276,display_name:"NBA",level:3,parent_topic:10474,topic_name:"N</text:span><text:span text:style-name="T786">ational Basketball Association (NBA)"},{id:10277,display_name:"Fishing",level:2,parent_topic:10483,topic_name:"Fishing"},{id:10278,display_name:"History &amp; Philosophy",level:1,parent_topic:0,topic_name:"History &amp; Philosophy"},{id:10279,display_name:"Video G</text:span><text:span text:style-name="T787">ame Streaming",level:3,parent_topic:10169,topic_name:"Video Game Streaming"},{id:10280,display_name:"Games, Puzzles, &amp; Play",level:1,parent_topic:0,topic_name:"Games, Puzzles, &amp; Play"},{id:10281,display_name:"Fitness Tips",level:2,parent_topic:10514,topic_</text:span><text:span text:style-name="T788">name:"Fitness Advice &amp; Tips"},{id:10282,display_name:"Household Tools",level:3,parent_topic:10045,topic_name:"Household Tools"},{id:10283,display_name:"Motorsports",level:2,parent_topic:10445,topic_name:"Motorsports"},{id:10284,display_name:"MMA",level:4,p</text:span><text:span text:style-name="T789">arent_topic:10293,topic_name:"Mixed Martial Arts"},{id:10285,display_name:"Women's Shoes",level:4,parent_topic:10174,topic_name:"Women's Shoes"},{id:10286,display_name:"Skin Care",level:3,parent_topic:10023,topic_name:"Skin Care"},{id:10287,display_name:"A</text:span><text:span text:style-name="T790">ir Travel",level:2,parent_topic:10445,topic_name:"Air Transportation"},{id:10288,display_name:"Baking Recipes",level:3,parent_topic:10302,topic_name:"Baking Recipes &amp; Techniques"},{id:10289,display_name:"Consumer Tech",level:3,parent_topic:10419,topic_name</text:span><text:span text:style-name="T791">:"Consumer Electronics &amp; Tech Gadgets"},{id:10290,display_name:"Construction Industry",level:3,parent_topic:10045,topic_name:"Construction Industry"},{id:10291,display_name:"Food TV &amp; Movies",level:3,parent_topic:10470,topic_name:"Food TV &amp; Movies"},{id:10</text:span><text:span text:style-name="T792">292,display_name:"Indian TV &amp; Movies",level:3,parent_topic:10028,topic_name:"Indian TV &amp; Movies"},{id:10293,display_name:"Martial Arts",level:3,parent_topic:10269,topic_name:"Martial Arts"},{id:10294,display_name:"Meal Types",level:2,parent_topic:10239,top</text:span><text:span text:style-name="T793">ic_name:"Meal Types"},{id:10295,display_name:"Singing &amp; Voice",level:2,parent_topic:10329,topic_name:"Singing &amp; Voice"},{id:10296,display_name:"TV &amp; Movie Reviews",level:2,parent_topic:10318,topic_name:"TV &amp; Movie Reviews"},{id:10297,display_name:"Science<text:s/></text:span><text:span text:style-name="T794">&amp; Tech",level:1,parent_topic:0,topic_name:"Science &amp; Tech"},{id:10298,display_name:"Swimming",level:4,parent_topic:10184,topic_name:"Swimming"},{id:10299,display_name:"Wrestling",level:2,parent_topic:10483,topic_name:"Wrestling"},{id:10300,display_name:"Wa</text:span><text:span text:style-name="T795">ter Activities",level:4,parent_topic:10551,topic_name:"Water Activities"},{id:10301,display_name:"Child Birthdays",level:4,parent_topic:10167,topic_name:"Birthdays (Child)"},{id:10302,display_name:"Recipes",level:2,parent_topic:10239,topic_name:"Recipes &amp;<text:s/></text:span><text:span text:style-name="T796">Techniques"},{id:10303,display_name:"Pet Training",level:3,parent_topic:10380,topic_name:"Pet Training"},{id:10304,display_name:"Pigs",level:4,parent_topic:10208,topic_name:"Pigs"},{id:10305,display_name:"Formal Wear",level:3,parent_topic:10317,topic_name:</text:span><text:span text:style-name="T797">"Formal Wear"},{id:10306,display_name:"Parrots",level:4,parent_topic:10366,topic_name:"Parrots"},{id:10307,display_name:"Hairstylists",level:4,parent_topic:10537,topic_name:"Hairstylists"},{id:10308,display_name:"Aquatic Mammals",level:4,parent_topic:10413</text:span><text:span text:style-name="T798">,topic_name:"Aquatic Mammals"},{id:10309,display_name:"Dance Performances",level:3,parent_topic:10426,topic_name:"Dance Performances"},{id:10310,display_name:"Meat Recipes",level:3,parent_topic:10302,topic_name:"Meat Recipes &amp; Techniques"},{id:10311,displa</text:span><text:span text:style-name="T799">y_name:"Fiction",level:3,parent_topic:10124,topic_name:"Fiction"},{id:10312,display_name:"Kickboxing",level:4,parent_topic:10293,topic_name:"Kickboxing"},{id:10313,display_name:"Airlines",level:4,parent_topic:10368,topic_name:"Airlines"},{id:10314,display_</text:span><text:span text:style-name="T800">name:"Urban Farming",level:3,parent_topic:10161,topic_name:"Backyard &amp; Urban Farming"},{id:10315,display_name:"Kickboxing",level:3,parent_topic:10494,topic_name:"Kickboxing"},{id:10316,display_name:"Business Ops &amp; Procedures",level:2,parent_topic:10250,top</text:span><text:span text:style-name="T801">ic_name:"Business Operations &amp; Procedures"},{id:10317,display_name:"Clothing &amp; Accessories",level:2,parent_topic:10098,topic_name:"Clothing &amp; Accessories"},{id:10318,display_name:"TV &amp; Movies",level:1,parent_topic:0,topic_name:"TV &amp; Movies"},{id:10319,disp</text:span><text:span text:style-name="T802">lay_name:"Fitness Competitions",level:2,parent_topic:10514,topic_name:"Fitness Competitions"},{id:10320,display_name:"Fitness Competitions",level:2,parent_topic:10483,topic_name:"Fitness Competitions"},{id:10321,display_name:"Costumes",level:2,parent_topic</text:span><text:span text:style-name="T803">:10098,topic_name:"Costumes"},{id:10322,display_name:"Soft Drinks",level:3,parent_topic:10349,topic_name:"Sodas"},{id:10323,display_name:"Art Movements &amp; Styles",level:2,parent_topic:10519,topic_name:"Art Movements &amp; Styles"},{id:10324,display_name:"Musica</text:span><text:span text:style-name="T804">l Performances",level:2,parent_topic:10329,topic_name:"Musical Performances"},{id:10325,display_name:"Koalas",level:4,parent_topic:10208,topic_name:"Koalas"},{id:10326,display_name:"Food Awards &amp; Reviews",level:2,parent_topic:10239,topic_name:"Food Awards<text:s/></text:span><text:span text:style-name="T805">&amp; Reviews"},{id:10327,display_name:"Auto Mechanics",level:3,parent_topic:10151,topic_name:"Automobile Mechanics"},{id:10328,display_name:"Car Racing",level:3,parent_topic:10554,topic_name:"Car Racing"},{id:10329,display_name:"Music &amp; Audio",level:1,parent_</text:span><text:span text:style-name="T806">topic:0,topic_name:"Music &amp; Audio"},{id:10330,display_name:"Magic Tricks &amp; Stage Magic",level:2,parent_topic:10073,topic_name:"Magic Tricks &amp; Stage Magic"},{id:10331,display_name:"Boxing",level:2,parent_topic:10483,topic_name:"Boxing"},{id:10332,display_na</text:span><text:span text:style-name="T807">me:"Metal Music",level:4,parent_topic:10193,topic_name:"Heavy Metal Music"},{id:10333,display_name:"MLB",level:3,parent_topic:10508,topic_name:"Major League Baseball (MLB)"},{id:10334,display_name:"Comedy",level:3,parent_topic:10216,topic_name:"Comedy (TV<text:s/></text:span><text:span text:style-name="T808">&amp; Movie Genre)"},{id:10335,display_name:"MMA",level:4,parent_topic:10345,topic_name:"Mixed Martial Arts"},{id:10336,display_name:"Animals",level:2,parent_topic:10417,topic_name:"Animals"},{id:10337,display_name:"Hard Rock Music",level:4,parent_topic:10193,</text:span><text:span text:style-name="T809">topic_name:"Hard Rock Music"},{id:10338,display_name:"Action Video Games",level:3,parent_topic:10169,topic_name:"Action Video Games"},{id:10339,display_name:"Music TV &amp; Movies",level:2,parent_topic:10329,topic_name:"Music TV &amp; Movies"},{id:10340,display_na</text:span><text:span text:style-name="T810">me:"Restaurants &amp; Dining",level:2,parent_topic:10239,topic_name:"Restaurants &amp; Dining"},{id:10341,display_name:"Food TV &amp; Movies",level:3,parent_topic:10246,topic_name:"Food TV &amp; Movies"},{id:10342,display_name:"Folk Music",level:3,parent_topic:10034,topic</text:span><text:span text:style-name="T811">_name:"Folk Music"},{id:10343,display_name:"MMA",level:3,parent_topic:10244,topic_name:"Mixed Martial Arts"},{id:10344,display_name:"Banda Music",level:2,parent_topic:10329,topic_name:"Banda Music"},{id:10345,display_name:"Combat Sports",level:3,parent_top</text:span><text:span text:style-name="T812">ic:10269,topic_name:"Combat Sports"},{id:10346,display_name:"Haircuts &amp; Styles",level:4,parent_topic:10537,topic_name:"Hair Cuts &amp; Styles"},{id:10347,display_name:"Cake Decorating",level:4,parent_topic:10057,topic_name:"Cake Decorating"},{id:10348,display_</text:span><text:span text:style-name="T813">name:"Holiday &amp; Celebration Recipes",level:3,parent_topic:10302,topic_name:"Recipes for Holidays &amp; Celebrations"},{id:10349,display_name:"Beverages",level:2,parent_topic:10239,topic_name:"Beverages"},{id:10350,display_name:"Breakfast &amp; Brunch",level:3,pare</text:span><text:span text:style-name="T814">nt_topic:10294,topic_name:"Breakfast &amp; Brunch"},{id:10351,display_name:"Dance Competitions",level:3,parent_topic:10426,topic_name:"Dance Competitions"},{id:10352,display_name:"Celebrity Style",level:2,parent_topic:10098,topic_name:"Celebrity Style"},{id:10</text:span><text:span text:style-name="T815">353,display_name:"Home Improvement",level:4,parent_topic:10409,topic_name:"Home Improvement"},{id:10355,display_name:"Kickboxing",level:3,parent_topic:10244,topic_name:"Kickboxing"},{id:10356,display_name:"Horror TV &amp; Movies",level:3,parent_topic:10216,top</text:span><text:span text:style-name="T816">ic_name:"Horror (TV &amp; Movie Genre)"},{id:10357,display_name:"Cookies",level:4,parent_topic:10130,topic_name:"Cookies (Food)"},{id:10359,display_name:"Child Birthdays",level:2,parent_topic:10234,topic_name:"Birthdays (Child)"},{id:10360,display_name:"Wrestl</text:span><text:span text:style-name="T817">ing",level:4,parent_topic:10345,topic_name:"Wrestling"},{id:10361,display_name:"Dairy",level:3,parent_topic:10115,topic_name:"Dairy"},{id:10362,display_name:"Soups, Stews &amp; Chili",level:3,parent_topic:10115,topic_name:"Soups, Stews &amp; Chili"},{id:10363,disp</text:span><text:span text:style-name="T818">lay_name:"Tourist Attractions",level:3,parent_topic:10530,topic_name:"Tourist Attractions"},{id:10365,display_name:"Woodworking",level:3,parent_topic:10367,topic_name:"Woodworking"},{id:10366,display_name:"Birds",level:3,parent_topic:10336,topic_name:"Bird</text:span><text:span text:style-name="T819">s"},{id:10367,display_name:"Crafts",level:2,parent_topic:10519,topic_name:"Crafts"},{id:10368,display_name:"Air Travel",level:3,parent_topic:10287,topic_name:"Air Travel"},{id:10369,display_name:"Cakes",level:4,parent_topic:10168,topic_name:"Cakes"},{id:10</text:span><text:span text:style-name="T820">370,display_name:"Ranchera Music",level:4,parent_topic:10342,topic_name:"Ranchera"},{id:10371,display_name:"Yoga",level:3,parent_topic:10269,topic_name:"Yoga"},{id:10372,display_name:"Weightlifting",level:2,parent_topic:10483,topic_name:"Weightlifting"},{i</text:span><text:span text:style-name="T821">d:10373,display_name:"Sci-Fi TV &amp; Movies",level:3,parent_topic:10216,topic_name:"Science Fiction (TV &amp; Movie Genre)"},{id:10374,display_name:"Drama TV &amp; Movies",level:3,parent_topic:10216,topic_name:"Dramas (TV &amp; Movies)"},{id:10375,display_name:"Pedicures</text:span><text:span text:style-name="T822">",level:4,parent_topic:10053,topic_name:"Pedicures"},{id:10376,display_name:"Alternative &amp; Punk Music",level:3,parent_topic:10034,topic_name:"Alternative &amp; Punk Music"},{id:10377,display_name:"Cooking Methods",level:2,parent_topic:10239,topic_name:"Cooking</text:span><text:span text:style-name="T823"><text:s/>Methods"},{id:10378,display_name:"AR &amp; VR Games",level:4,parent_topic:10515,topic_name:"Augmented &amp; Virtual Reality Games"},{id:10380,display_name:"Pet Care",level:2,parent_topic:10417,topic_name:"Pet Ownership"},{id:10381,display_name:"Reality TV",level:</text:span><text:span text:style-name="T824">3,parent_topic:10216,topic_name:"Reality TV"},{id:10382,display_name:"Sketch Comedy TV &amp; Movies",level:4,parent_topic:10334,topic_name:"Sketch Comedies (TV &amp; Movies)"},{id:10383,display_name:"Shirts &amp; Tops",level:3,parent_topic:10317,topic_name:"Shirts &amp; T</text:span><text:span text:style-name="T825">ops"},{id:10384,display_name:"Classical Crossover",level:4,parent_topic:10525,topic_name:"Classical Crossover"},{id:10385,display_name:"Economy &amp; Economics",level:2,parent_topic:10250,topic_name:"Economy &amp; Economics"},{id:10386,display_name:"Markets &amp; Groc</text:span><text:span text:style-name="T826">eries",level:3,parent_topic:10482,topic_name:"Supermarkets &amp; Grocery Stores"},{id:10387,display_name:"Cephalopods",level:4,parent_topic:10413,topic_name:"Cephalopods"},{id:10388,display_name:"Hair Removal",level:4,parent_topic:10286,topic_name:"Hair Remova</text:span><text:span text:style-name="T827">l"},{id:10389,display_name:"Sports TV &amp; Movies",level:3,parent_topic:10246,topic_name:"Sports TV &amp; Movies"},{id:10390,display_name:"Necklaces",level:3,parent_topic:10118,topic_name:"Necklaces"},{id:10391,display_name:"Scale Models &amp; Miniatures",level:2,par</text:span><text:span text:style-name="T828">ent_topic:10280,topic_name:"Scale Models &amp; Miniatures"},{id:10392,display_name:"Performing Arts TV &amp; Movies",level:2,parent_topic:10073,topic_name:"Performing Arts TV &amp; Movies"},{id:10393,display_name:"Flooring Installation &amp; Maintenance",level:4,parent_to</text:span><text:span text:style-name="T829">pic:10078,topic_name:"Flooring Installation &amp; Maintenance Services"},{id:10394,display_name:"Animal Encounters",level:2,parent_topic:10417,topic_name:"Animal Sightings &amp; Encounters"},{id:10395,display_name:"Face Makeup &amp; Cosmetics",level:4,parent_topic:104</text:span><text:span text:style-name="T830">63,topic_name:"Face Makeup &amp; Cosmetics"},{id:10396,display_name:"Documentaries",level:3,parent_topic:10216,topic_name:"Documentary (TV &amp; Movie Genre)"},{id:10397,display_name:"Types of Meat &amp; Seafood",level:4,parent_topic:10094,topic_name:"Types of Meat &amp;<text:s/></text:span><text:span text:style-name="T831">Seafood"},{id:10398,display_name:"Rodents",level:4,parent_topic:10208,topic_name:"Rodents"},{id:10399,display_name:"Cola",level:4,parent_topic:10322,topic_name:"Cola"},{id:10400,display_name:"Baking",level:3,parent_topic:10377,topic_name:"Baking"},{id:1040</text:span><text:span text:style-name="T832">1,display_name:"Jeans &amp; Denim",level:3,parent_topic:10317,topic_name:"Jeans &amp; Denim"},{id:10402,display_name:"Music TV &amp; Movies",level:3,parent_topic:10246,topic_name:"Music TV &amp; Movies"},{id:10403,display_name:"HR Management",level:3,parent_topic:10316,to</text:span><text:span text:style-name="T833">pic_name:"Human Resource Management"},{id:10404,display_name:"Strength Training",level:3,parent_topic:10269,topic_name:"Strength Training"},{id:10405,display_name:"Turtles &amp; Tortoises",level:4,parent_topic:10075,topic_name:"Turtles &amp; Tortoises"},{id:10406,</text:span><text:span text:style-name="T834">display_name:"Cheese",level:4,parent_topic:10361,topic_name:"Cheese"},{id:10408,display_name:"Hunting",level:2,parent_topic:10483,topic_name:"Hunting"},{id:10409,display_name:"DIY Home Repair &amp; Improvement",level:3,parent_topic:10045,topic_name:"DIY Home R</text:span><text:span text:style-name="T835">epair &amp; Improvement"},{id:10410,display_name:"Culinary Figures",level:2,parent_topic:10239,topic_name:"Food Personalities &amp; Chefs"},{id:10411,display_name:"Alternative Rock Music",level:4,parent_topic:10193,topic_name:"Alternative Rock Music"},{id:10412,di</text:span><text:span text:style-name="T836">splay_name:"Dance Styles",level:3,parent_topic:10426,topic_name:"Dance Styles"},{id:10413,display_name:"Aquatic Animals",level:3,parent_topic:10336,topic_name:"Aquatic Animals"},{id:10414,display_name:"Foreign Exchange Markets",level:3,parent_topic:10252,t</text:span><text:span text:style-name="T837">opic_name:"Currency Markets &amp; Foreign Exchange"},{id:10415,display_name:"Football (American)",level:2,parent_topic:10483,topic_name:"Football (American Rules)"},{id:10416,display_name:"Dresses",level:3,parent_topic:10317,topic_name:"Dresses"},{id:10417,dis</text:span><text:span text:style-name="T838">play_name:"Animals &amp; Pets",level:1,parent_topic:0,topic_name:"Animals &amp; Pets"},{id:10418,display_name:"Blogging",level:4,parent_topic:10499,topic_name:"Blogging"},{id:10419,display_name:"Technology",level:2,parent_topic:10297,topic_name:"Technology"},{id:1</text:span><text:span text:style-name="T839">0420,display_name:"BBQ &amp; Grilling",level:3,parent_topic:10377,topic_name:"Barbecue &amp; Grilling"},{id:10421,display_name:"Water Sports",level:2,parent_topic:10483,topic_name:"Water Sports"},{id:10422,display_name:"Energy Production",level:3,parent_topic:1041</text:span><text:span text:style-name="T840">9,topic_name:"Energy Production"},{id:10424,display_name:"Space",level:3,parent_topic:10221,topic_name:"Space"},{id:10425,display_name:"Home Lighting",level:4,parent_topic:10552,topic_name:"Home Lighting"},{id:10426,display_name:"Dance",level:2,parent_topi</text:span><text:span text:style-name="T841">c:10073,topic_name:"Dance"},{id:10427,display_name:"Bread",level:4,parent_topic:10130,topic_name:"Bread"},{id:10428,display_name:"Alligators &amp; Crocodiles",level:4,parent_topic:10075,topic_name:"Alligators, Crocodiles &amp; Caimans"},{id:10429,display_name:"Tra</text:span><text:span text:style-name="T842">vel Videography",level:3,parent_topic:10444,topic_name:"Travel Videography"},{id:10430,display_name:"Late-Night Talk Shows",level:4,parent_topic:10334,topic_name:"Late-Night Comedy Talk Shows"},{id:10431,display_name:"Wigs",level:4,parent_topic:10537,topic</text:span><text:span text:style-name="T843">_name:"Wigs"},{id:10432,display_name:"Life Hacks",level:3,parent_topic:10048,topic_name:"Life Hacks"},{id:10433,display_name:"Podcasts &amp; Radio",level:2,parent_topic:10329,topic_name:"Podcasts &amp; Radio"},{id:10434,display_name:"TV &amp; Movie Carriers",level:2,p</text:span><text:span text:style-name="T844">arent_topic:10318,topic_name:"TV &amp; Movie Carriers"},{id:10435,display_name:"Juices &amp; Smoothies",level:3,parent_topic:10349,topic_name:"Juices &amp; Smoothies"},{id:10436,display_name:"Drink Recipes",level:3,parent_topic:10349,topic_name:"Drink &amp; Cocktail Recip</text:span><text:span text:style-name="T845">es &amp; Techniques"},{id:10437,display_name:"Foxes",level:4,parent_topic:10208,topic_name:"Foxes"},{id:10438,display_name:"Animal Lost &amp; Found",level:2,parent_topic:10417,topic_name:"Animal Lost &amp; Found"},{id:10440,display_name:"Guitar",level:4,parent_topic:1</text:span><text:span text:style-name="T846">0026,topic_name:"Guitars"},{id:10441,display_name:"Sustainable Living",level:2,parent_topic:10501,topic_name:"Sustainable Living"},{id:10442,display_name:"Digital Art",level:3,parent_topic:10476,topic_name:"Digital Art"},{id:10443,display_name:"Lip Makeup<text:s/></text:span><text:span text:style-name="T847">&amp; Cosmetics",level:4,parent_topic:10463,topic_name:"Lip Makeup &amp; Cosmetics"},{id:10444,display_name:"Travel Photography",level:2,parent_topic:10212,topic_name:"Travel Photography"},{id:10445,display_name:"Vehicles &amp; Transportation",level:1,parent_topic:0,t</text:span><text:span text:style-name="T848">opic_name:"Vehicles &amp; Transportation"},{id:10446,display_name:"Business Leaders &amp; Influencers",level:2,parent_topic:10250,topic_name:"Business Leaders &amp; Influencers"},{id:10447,display_name:"Alcoholic Beverages",level:3,parent_topic:10349,topic_name:"Alcoh</text:span><text:span text:style-name="T849">olic Beverages"},{id:10448,display_name:"Textile Arts",level:3,parent_topic:10367,topic_name:"Textile Arts"},{id:10449,display_name:"Air Travel",level:2,parent_topic:10212,topic_name:"Air Travel"},{id:10450,display_name:"Table Games",level:2,parent_topic:1</text:span><text:span text:style-name="T850">0280,topic_name:"Table Games"},{id:10451,display_name:"Deer",level:4,parent_topic:10208,topic_name:"Deer"},{id:10452,display_name:"Makeup Artists",level:4,parent_topic:10463,topic_name:"Makeup Artists"},{id:10453,display_name:"Earth Science",level:3,parent</text:span><text:span text:style-name="T851">_topic:10221,topic_name:"Earth Science"},{id:10454,display_name:"Superhero TV &amp; Movies",level:4,parent_topic:10373,topic_name:"Superhero TV &amp; Movies"},{id:10455,display_name:"Amusement Parks",level:4,parent_topic:10363,topic_name:"Amusement Parks"},{id:104</text:span><text:span text:style-name="T852">56,display_name:"Contemporary Country Music",level:4,parent_topic:10069,topic_name:"Contemporary Country Music"},{id:10457,display_name:"Home &amp; Garden Hacks",level:3,parent_topic:10249,topic_name:"Home &amp; Garden Hacks"},{id:10458,display_name:"Outdoor &amp; Adv</text:span><text:span text:style-name="T853">enture Travel",level:2,parent_topic:10212,topic_name:"Outdoor &amp; Adventure Travel"},{id:10459,display_name:"Cats",level:4,parent_topic:10208,topic_name:"Cats (Domestic Animal)"},{id:10460,display_name:"Pet Supplies",level:3,parent_topic:10380,topic_name:"Pe</text:span><text:span text:style-name="T854">t Supplies"},{id:10461,display_name:"International Holidays &amp; Observances",level:2,parent_topic:10044,topic_name:"International Holidays &amp; Observances"},{id:10463,display_name:"Makeup &amp; Cosmetics",level:3,parent_topic:10023,topic_name:"Makeup &amp; Cosmetics"}</text:span><text:span text:style-name="T855">,{id:10464,display_name:"Snakes",level:4,parent_topic:10075,topic_name:"Snakes"},{id:10465,display_name:"Reality Competition TV",level:4,parent_topic:10381,topic_name:"Reality Competition TV Shows"},{id:10467,display_name:"Motorcycle Racing",level:3,parent</text:span><text:span text:style-name="T856">_topic:10283,topic_name:"Motorcycle Racing"},{id:10468,display_name:"Furniture",level:3,parent_topic:10485,topic_name:"Furniture"},{id:10469,display_name:"Flowers, Plants &amp; Trees",level:4,parent_topic:10538,topic_name:"Flowers, Plants &amp; Trees"},{id:10470,d</text:span><text:span text:style-name="T857">isplay_name:"Food in Media",level:2,parent_topic:10239,topic_name:"Food in Media"},{id:10471,display_name:"Cake Decorating",level:4,parent_topic:10288,topic_name:"Cake Decorating"},{id:10472,display_name:"Cookies",level:4,parent_topic:10168,topic_name:"Coo</text:span><text:span text:style-name="T858">kies (Food)"},{id:10474,display_name:"Basketball",level:2,parent_topic:10483,topic_name:"Basketball"},{id:10475,display_name:"Bread Recipes &amp; Tips",level:4,parent_topic:10288,topic_name:"Bread Recipes &amp; Techniques"},{id:10476,display_name:"Visual Arts",lev</text:span><text:span text:style-name="T859">el:2,parent_topic:10519,topic_name:"Visual Arts"},{id:10477,display_name:"Snacks",level:3,parent_topic:10115,topic_name:"Snacks"},{id:10479,display_name:"Home Decor",level:3,parent_topic:10209,topic_name:"Home Decor &amp; Accents"},{id:10480,display_name:"Goat</text:span><text:span text:style-name="T860">s",level:4,parent_topic:10208,topic_name:"Goats"},{id:10481,display_name:"Car Events",level:3,parent_topic:10008,topic_name:"Car Events"},{id:10482,display_name:"Food Retail",level:2,parent_topic:10239,topic_name:"Food Markets &amp; Grocery Retail"},{id:10483,</text:span><text:span text:style-name="T861">display_name:"Sports",level:1,parent_topic:0,topic_name:"Sports"},{id:10484,display_name:"Patios, Pools &amp; Saunas",level:4,parent_topic:10038,topic_name:"Patios, Pools &amp; Saunas"},{id:10485,display_name:"Home Furnishings &amp; Appliances",level:2,parent_topic:10</text:span><text:span text:style-name="T862">501,topic_name:"Furniture, Appliances &amp; Home Furnishings"},{id:10486,display_name:"Hair Care",level:4,parent_topic:10537,topic_name:"Hair Care"},{id:10487,display_name:"Pizza",level:3,parent_topic:10115,topic_name:"Pizza"},{id:10488,display_name:"Sewing",l</text:span><text:span text:style-name="T863">evel:4,parent_topic:10448,topic_name:"Sewing"},{id:10489,display_name:"Skateboarding",level:2,parent_topic:10483,topic_name:"Skateboarding"},{id:10490,display_name:"Coffee",level:3,parent_topic:10349,topic_name:"Coffee"},{id:10491,display_name:"Ice Cream",</text:span><text:span text:style-name="T864">level:4,parent_topic:10168,topic_name:"Ice Cream"},{id:10492,display_name:"Musical Pastimes",level:2,parent_topic:10329,topic_name:"Informal Musical Activities"},{id:10493,display_name:"Role-Playing Games",level:2,parent_topic:10280,topic_name:"Role-Playin</text:span><text:span text:style-name="T865">g Games"},{id:10494,display_name:"Combat Sports",level:2,parent_topic:10483,topic_name:"Combat Sports"},{id:10495,display_name:"Motorcycles",level:4,parent_topic:10173,topic_name:"Motorcycles"},{id:10496,display_name:"Wine",level:4,parent_topic:10447,topic</text:span><text:span text:style-name="T866">_name:"Wine"},{id:10497,display_name:"Physics",level:3,parent_topic:10221,topic_name:"Physics"},{id:10498,display_name:"Bedroom Furniture",level:4,parent_topic:10468,topic_name:"Bedroom Furniture"},{id:10499,display_name:"Internet",level:3,parent_topic:104</text:span><text:span text:style-name="T867">19,topic_name:"Internet"},{id:10500,display_name:"Parenting TV &amp; Movies",level:3,parent_topic:10246,topic_name:"Parenting TV &amp; Movies"},{id:10501,display_name:"Home &amp; Garden",level:1,parent_topic:0,topic_name:"Home &amp; Garden"},{id:10502,display_name:"Comedy</text:span><text:span text:style-name="T868">",level:2,parent_topic:10073,topic_name:"Comedy (Performing Arts)"},{id:10503,display_name:"Sports Broadcasts &amp; Clips",level:4,parent_topic:10389,topic_name:"Sports Broadcasts &amp; Clips"},{id:10504,display_name:"Hair Styling Tools &amp; Products",level:4,parent_</text:span><text:span text:style-name="T869">topic:10537,topic_name:"Hair Styling Tools &amp; Products"},{id:10505,display_name:"Film &amp; TV Scores &amp; Soundtracks",level:3,parent_topic:10034,topic_name:"TV &amp; Movie Scores &amp; Soundtracks"},{id:10506,display_name:"MMA",level:3,parent_topic:10494,topic_name:"Mix</text:span><text:span text:style-name="T870">ed Martial Arts"},{id:10507,display_name:"Industry &amp; Sectors",level:2,parent_topic:10250,topic_name:"Industry &amp; Sectors"},{id:10508,display_name:"Baseball",level:2,parent_topic:10483,topic_name:"Baseball"},{id:10509,display_name:"Animal-Human Bonding",leve</text:span><text:span text:style-name="T871">l:2,parent_topic:10417,topic_name:"Animal-Human Bonding"},{id:10510,display_name:"Hair Coloring",level:4,parent_topic:10537,topic_name:"Hair Coloring"},{id:10511,display_name:"Baking Recipes",level:4,parent_topic:10400,topic_name:"Baking Recipes &amp; Techniqu</text:span><text:span text:style-name="T872">es"},{id:10512,display_name:"Bugs &amp; Worms",level:3,parent_topic:10336,topic_name:"Insects, Spiders &amp; Worms"},{id:10513,display_name:"Video Streaming Services",level:3,parent_topic:10434,topic_name:"Streaming Video Services"},{id:10514,display_name:"Fitness</text:span><text:span text:style-name="T873"><text:s/>&amp; Workouts",level:1,parent_topic:0,topic_name:"Fitness &amp; Workouts"},{id:10515,display_name:"Augmented &amp; Virtual Reality",level:3,parent_topic:10419,topic_name:"Augmented &amp; Virtual Reality"},{id:10516,display_name:"Restaurant by Type",level:3,parent_topic:</text:span><text:span text:style-name="T874">10340,topic_name:"Restaurant by Type"},{id:10517,display_name:"Eye Makeup &amp; Cosmetics",level:4,parent_topic:10463,topic_name:"Eye Makeup &amp; Cosmetics"},{id:10518,display_name:"Pastries",level:4,parent_topic:10130,topic_name:"Pastries &amp; Pies"},{id:10519,disp</text:span><text:span text:style-name="T875">lay_name:"Visual Arts, Architecture &amp; Crafts",level:1,parent_topic:0,topic_name:"Visual Arts, Architecture &amp; Crafts"},{id:10520,display_name:"Travel Accommodations",level:2,parent_topic:10212,topic_name:"Hotels &amp; Accommodations"},{id:10521,display_name:"So</text:span><text:span text:style-name="T876">up, Stew &amp; Chili Recipes",level:3,parent_topic:10302,topic_name:"Soup, Stew &amp; Chili Recipes &amp; Techniques"},{id:10522,display_name:"Board Games",level:2,parent_topic:10280,topic_name:"Board Games"},{id:10523,display_name:"Animal Sports",level:2,parent_topic</text:span><text:span text:style-name="T877">:10483,topic_name:"Animal Sports"},{id:10524,display_name:"Scale Models &amp; Miniatures",level:3,parent_topic:10367,topic_name:"Scale Models &amp; Miniatures"},{id:10525,display_name:"Classical Music",level:3,parent_topic:10034,topic_name:"Classical Music"},{id:1</text:span><text:span text:style-name="T878">0526,display_name:"Family TV &amp; Movies",level:3,parent_topic:10216,topic_name:"Family TV &amp; Movies"},{id:10528,display_name:"Work Culture",level:2,parent_topic:10250,topic_name:"Work Culture"},{id:10529,display_name:"2000s TV &amp; Movies",level:2,parent_topic:1</text:span><text:span text:style-name="T879">0318,topic_name:"2000s (TV &amp; Movies by Decade)"},{id:10530,display_name:"Travel &amp; Leisure Activities",level:2,parent_topic:10212,topic_name:"Vacation &amp; Leisure Activities"},{id:10531,display_name:"Cows &amp; Bulls",level:4,parent_topic:10208,topic_name:"Cows &amp;</text:span><text:span text:style-name="T880"><text:s/>Bulls"},{id:10532,display_name:"Candy",level:4,parent_topic:10168,topic_name:"Candy"},{id:10533,display_name:"1970s TV &amp; Movies",level:2,parent_topic:10318,topic_name:"1970s (TV &amp; Movies by Decade)"},{id:10534,display_name:"Holiday &amp; Celebration Recipes",</text:span><text:span text:style-name="T881">level:3,parent_topic:10148,topic_name:"Recipes for Holidays &amp; Celebrations"},{id:10535,display_name:"Ice Hockey",level:3,parent_topic:10153,topic_name:"Ice Hockey"},{id:10536,display_name:"Noodles &amp; Pasta",level:4,parent_topic:10084,topic_name:"Noodles &amp; P</text:span><text:span text:style-name="T882">asta"},{id:10537,display_name:"Hair",level:3,parent_topic:10023,topic_name:"Hair"},{id:10538,display_name:"Gardening &amp; Landscaping",level:3,parent_topic:10161,topic_name:"Gardening &amp; Landscaping"},{id:10539,display_name:"Music &amp; Singing Ensembles",level:2,</text:span><text:span text:style-name="T883">parent_topic:10329,topic_name:"Music &amp; Singing Ensembles"},{id:10540,display_name:"Food History &amp; Culture",level:2,parent_topic:10239,topic_name:"Food History &amp; Culture"},{id:10541,display_name:"Slow Cooking",level:3,parent_topic:10377,topic_name:"Slow Coo</text:span><text:span text:style-name="T884">king"},{id:10542,display_name:"Cell Phones &amp; Accessories",level:4,parent_topic:10289,topic_name:"Mobile Phones &amp; Accessories"},{id:10543,display_name:"Costume Makeup &amp; Makeup Art",level:3,parent_topic:10321,topic_name:"Costume Makeup &amp; Makeup Art"},{id:105</text:span><text:span text:style-name="T885">44,display_name:"Electronic &amp; Dance Music",level:3,parent_topic:10034,topic_name:"Electronic &amp; Dance Music"},{id:10545,display_name:"Dining Styles &amp; Trends",level:3,parent_topic:10340,topic_name:"Dining Styles &amp; Trends"},{id:10546,display_name:"Sports Broa</text:span><text:span text:style-name="T886">dcasts &amp; Clips",level:2,parent_topic:10483,topic_name:"Sports Broadcasts &amp; Clips"},{id:10547,display_name:"Party Games",level:2,parent_topic:10280,topic_name:"Party Games"},{id:10548,display_name:"Aquatic Mammals",level:4,parent_topic:10208,topic_name:"Aqu</text:span><text:span text:style-name="T887">atic Mammals"},{id:10549,display_name:"Scale Models &amp; Miniatures",level:2,parent_topic:10234,topic_name:"Scale Models &amp; Miniatures"},{id:10550,display_name:"Face Care",level:4,parent_topic:10286,topic_name:"Face Care"},{id:10551,display_name:"Outdoor Activ</text:span><text:span text:style-name="T888">ities",level:3,parent_topic:10530,topic_name:"Outdoor Vacation Activities"},{id:10552,display_name:"Household Goods",level:3,parent_topic:10485,topic_name:"Household Goods"},{id:10553,display_name:"DIY Crafts",level:3,parent_topic:10367,topic_name:"DIY Cra</text:span><text:span text:style-name="T889">fts"},{id:10554,display_name:"Motorsports",level:2,parent_topic:10483,topic_name:"Motorsports"},{id:10555,display_name:"Raccoons",level:4,parent_topic:10208,topic_name:"Raccoons"}]]]},supported_countries:{__set:["AE","AU","BR","CA","DE","EG","ES","FR","GB"</text:span><text:span text:style-name="T890">,"ID","IN","IT","MX","SA","TH","US","VN","MY","NL","PH","SE","NZ","PL","DK","PE","CH","TW","SG","ZA","BD","CO","SE"]},potential_reach_warning_threshold:41000},5854],["AdsManagerAppConfig",[],{sessionID:"4b1f4ecd384f44d0",bigpipeDomContentEvt:"powereditor_o</text:span><text:span text:style-name="T891">n_dd"},5872],["AdsCountriesConfig",[],{countries:{US:"United States",CA:"Canada",GB:"United Kingdom",AR:"Argentina",AU:"Australia",AT:"Austria",BE:"Belgium",BR:"Brazil",CL:"Chile",CN:"China",CO:"Colombia",HR:"Croatia",DK:"Denmark",DO:"Dominican Republic",E</text:span><text:span text:style-name="T892">G:"Egypt",FI:"Finland",FR:"France",DE:"Germany",GR:"Greece",HK:"Hong Kong",IN:"India",ID:"Indonesia",IE:"Ireland",IL:"Israel",IT:"Italy",JP:"Japan",JO:"Jordan",KW:"Kuwait",LB:"Lebanon",MY:"Malaysia",MX:"Mexico",NL:"Netherlands",NZ:"New Zealand",NG:"Nigeria</text:span><text:span text:style-name="T893">",NO:"Norway",PK:"Pakistan",PA:"Panama",PE:"Peru",PH:"Philippines",PL:"Poland",RU:"Russia",SA:"Saudi Arabia",RS:"Serbia",SG:"Singapore",ZA:"South Africa",KR:"South Korea",ES:"Spain",SE:"Sweden",CH:"Switzerland",TW:"Taiwan",TH:"Thailand",TR:"Turkey",AE:"Uni</text:span><text:span text:style-name="T894">ted Arab Emirates",VE:"Venezuela",PT:"Portugal",LU:"Luxembourg",BG:"Bulgaria",CZ:"Czech Republic",SI:"Slovenia",IS:"Iceland",SK:"Slovakia",LT:"Lithuania",TT:"Trinidad and Tobago",BD:"Bangladesh",LK:"Sri Lanka",KE:"Kenya",HU:"Hungary",MA:"Morocco",CY:"Cypru</text:span><text:span text:style-name="T895">s",JM:"Jamaica",EC:"Ecuador",RO:"Romania",BO:"Bolivia",GT:"Guatemala",CR:"Costa Rica",QA:"Qatar",SV:"El Salvador",HN:"Honduras",NI:"Nicaragua",PY:"Paraguay",UY:"Uruguay",PR:"Puerto Rico",BA:"Bosnia and Herzegovina",PS:"Palestine",TN:"Tunisia",BH:"Bahrain",</text:span><text:span text:style-name="T896">VN:"Vietnam",GH:"Ghana",MU:"Mauritius",UA:"Ukraine",MT:"Malta",BS:"The Bahamas",MV:"Maldives",OM:"Oman",MK:"Macedonia",LV:"Latvia",EE:"Estonia",IQ:"Iraq",DZ:"Algeria",AL:"Albania",NP:"Nepal",MO:"Macau",ME:"Montenegro",SN:"Senegal",GE:"Georgia",BN:"Brunei",</text:span><text:span text:style-name="T897">UG:"Uganda",GP:"Guadeloupe",BB:"Barbados",AZ:"Azerbaijan",TZ:"Tanzania",LY:"Libya",MQ:"Martinique",CM:"Cameroon",BW:"Botswana",ET:"Ethiopia",KZ:"Kazakhstan",NA:"Namibia",MG:"Madagascar",NC:"New Caledonia",MD:"Moldova",FJ:"Fiji",BY:"Belarus",JE:"Jersey",GU:</text:span><text:span text:style-name="T898">"Guam",YE:"Yemen",ZM:"Zambia",IM:"Isle Of Man",HT:"Haiti",KH:"Cambodia",AW:"Aruba",PF:"French Polynesia",AF:"Afghanistan",BM:"Bermuda",GY:"Guyana",AM:"Armenia",MW:"Malawi",AG:"Antigua",RW:"Rwanda",GG:"Guernsey",GM:"The Gambia",FO:"Faroe Islands",LC:"St. Lu</text:span><text:span text:style-name="T899">cia",KY:"Cayman Islands",BJ:"Benin",AD:"Andorra",GD:"Grenada",VI:"US Virgin Islands",BZ:"Belize",VC:"Saint Vincent and the Grenadines",MN:"Mongolia",MZ:"Mozambique",ML:"Mali",AO:"Angola",GF:"French Guiana",UZ:"Uzbekistan",DJ:"Djibouti",BF:"Burkina Faso",MC</text:span><text:span text:style-name="T900">:"Monaco",TG:"Togo",GL:"Greenland",GA:"Gabon",GI:"Gibraltar",CD:"Democratic Republic of the Congo",KG:"Kyrgyzstan",PG:"Papua New Guinea",BT:"Bhutan",KN:"Saint Kitts and Nevis",SZ:"Swaziland",LS:"Lesotho",LA:"Laos",LI:"Liechtenstein",MP:"Northern Mariana Is</text:span><text:span text:style-name="T901">lands",SR:"Suriname",SC:"Seychelles",VG:"British Virgin Islands",TC:"Turks and Caicos Islands",DM:"Dominica",MR:"Mauritania",AX:"Aland Islands",SM:"San Marino",SL:"Sierra Leone",NE:"Niger",CG:"Republic of the Congo",AI:"Anguilla",YT:"Mayotte",CV:"Cape Verd</text:span><text:span text:style-name="T902">e",GN:"Guinea",TM:"Turkmenistan",BI:"Burundi",TJ:"Tajikistan",VU:"Vanuatu",SB:"Solomon Islands",ER:"Eritrea",WS:"Samoa",AS:"American Samoa",FK:"Falkland Islands",GQ:"Equatorial Guinea",TO:"Tonga",KM:"Comoros",PW:"Palau",FM:"Federated States of Micronesia",</text:span><text:span text:style-name="T903">CF:"Central African Republic",SO:"Somalia",MH:"Marshall Islands",VA:"Vatican City",TD:"Chad",KI:"Kiribati",ST:"Sao Tome and Principe",TV:"Tuvalu",NR:"Nauru",RE:"Réunion",LR:"Liberia",ZW:"Zimbabwe",CI:"Côte d'Ivoire",MM:"Myanmar",AN:"Netherlands Antilles",A</text:span><text:span text:style-name="T904">Q:"Antarctica",BQ:"Bonaire, Sint Eustatius and Saba",BV:"Bouvet Island",IO:"British Indian Ocean Territory",CX:"Christmas Island",CC:"Cocos (Keeling) Islands",CK:"Cook Islands",CW:"Curaçao",TF:"French Southern Territories",GW:"Guinea-Bissau",HM:"Heard Isla</text:span><text:span text:style-name="T905">nd and McDonald Islands",XK:"Kosovo",MS:"Montserrat",NU:"Niue",NF:"Norfolk Island",PN:"Pitcairn",BL:"Saint Barthélemy",SH:"Saint Helena",MF:"Saint Martin",PM:"Saint Pierre and Miquelon",SX:"Sint Maarten",GS:"South Georgia and the South Sandwich Islands",SS</text:span><text:span text:style-name="T906">:"South Sudan",SJ:"Svalbard and Jan Mayen",TL:"Timor-Leste",TK:"Tokelau",UM:"United States Minor Outlying Islands",WF:"Wallis and Futuna",EH:"Western Sahara"},countriesWithCities:["US","GB","CA","AU","FR","ES","IT","SW","NO","DK","DE","BE","VE","TR","CO","</text:span><text:span text:style-name="T907">FI","JP","CL","CH","AR","SE","NL","LE","PT","GR","NZ","IE","ID","MY","TH","VN","PL","CZ","RO","RS","BO","BR","CR","DO","EC","SV","GT","HN","MX","NI","PA","PY","PE","PR","UY","AT","IL","IN","TW","RU","ES","EG","SA","AE","AT","CH","PH","ZA","KR","UA","BG","H</text:span><text:span text:style-name="T908">U","NG"],countriesWithRegions:["US","CA","AU","GB","JP","ES","BR","IN","FR","DE","MX","AR","CO","KR","TH","IL","IT","NL","SE","NO","CH","AT","IE"],countriesToCurrencies:{CA:"CAD",GB:"GBP",US:"USD",AF:"USD",AX:"USD",AL:"USD",DZ:"DZD",AS:"USD",AD:"USD",AO:"U</text:span><text:span text:style-name="T909">SD",AI:"USD",AQ:"USD",AG:"USD",AR:"ARS",AM:"USD",AW:"USD",AU:"AUD",AT:"EUR",AZ:"USD",BH:"USD",BD:"BDT",BB:"USD",BY:"USD",BE:"EUR",BZ:"USD",BJ:"USD",BM:"USD",BT:"USD",BO:"BOB",BQ:"USD",BA:"USD",BW:"USD",BV:"USD",BR:"BRL",IO:"USD",VG:"USD",BN:"USD",BG:"USD",</text:span><text:span text:style-name="T910">BF:"USD",BI:"USD",KH:"USD",CM:"USD",CV:"USD",KY:"USD",CI:"USD",CF:"USD",TD:"USD",CL:"CLP",CN:"CNY",CX:"USD",CC:"USD",CO:"COP",KM:"USD",CK:"USD",CR:"CRC",HR:"USD",CU:"USD",CW:"USD",CY:"EUR",CZ:"CZK",CD:"USD",DK:"DKK",DJ:"USD",DM:"USD",DO:"USD",EC:"USD",EG:"</text:span><text:span text:style-name="T911">EGP",SV:"USD",GQ:"USD",ER:"USD",EE:"EUR",ET:"USD",FK:"USD",FO:"USD",FM:"USD",FJ:"USD",FI:"EUR",FR:"EUR",GF:"USD",PF:"USD",TF:"USD",GA:"USD",GE:"USD",DE:"EUR",GH:"USD",GI:"USD",GR:"EUR",GL:"USD",GD:"USD",GP:"USD",GU:"USD",GT:"GTQ",GG:"USD",GN:"USD",GW:"USD"</text:span><text:span text:style-name="T912">,GY:"USD",HT:"USD",HM:"USD",HN:"HNL",HK:"HKD",HU:"HUF",IS:"ISK",IN:"INR",ID:"IDR",IR:"USD",IQ:"USD",IE:"EUR",IM:"USD",IL:"ILS",IT:"EUR",JM:"USD",JP:"JPY",JE:"USD",JO:"USD",KZ:"USD",KE:"KES",KI:"USD",XK:"USD",KW:"USD",KG:"USD",LA:"USD",LV:"USD",LB:"USD",LS:</text:span><text:span text:style-name="T913">"ZAR",LR:"USD",LY:"USD",LI:"USD",LT:"USD",LU:"EUR",MO:"MOP",MK:"USD",MG:"USD",MW:"USD",MY:"MYR",MV:"USD",ML:"USD",MT:"EUR",MH:"USD",MQ:"USD",MR:"USD",MU:"USD",YT:"USD",MX:"MXN",MD:"USD",MC:"EUR",MN:"USD",ME:"USD",MS:"USD",MA:"USD",MZ:"USD",MM:"USD",NA:"ZAR</text:span><text:span text:style-name="T914">",NR:"USD",NP:"USD",NL:"EUR",AN:"USD",NC:"USD",NZ:"NZD",NI:"NIO",NE:"USD",NG:"NGN",NU:"USD",NF:"USD",KP:"USD",MP:"USD",NO:"NOK",OM:"USD",PK:"PKR",PW:"USD",PS:"USD",PA:"USD",PG:"USD",PY:"PYG",PE:"PEN",PH:"PHP",PN:"USD",PL:"PLN",PT:"EUR",PR:"USD",QA:"QAR",RE</text:span><text:span text:style-name="T915">:"USD",CG:"USD",RO:"RON",RU:"RUB",RW:"USD",BL:"USD",SH:"USD",KN:"USD",MF:"USD",PM:"USD",VC:"USD",WS:"USD",SM:"USD",ST:"USD",SA:"SAR",SN:"USD",RS:"USD",SC:"USD",SL:"USD",SG:"SGD",SX:"USD",SK:"EUR",SI:"EUR",SB:"USD",SO:"USD",ZA:"ZAR",GS:"USD",KR:"KRW",SS:"US</text:span><text:span text:style-name="T916">D",ES:"EUR",LK:"USD",LC:"USD",SD:"USD",SR:"USD",SJ:"USD",SZ:"ZAR",SE:"SEK",CH:"CHF",SY:"USD",TW:"TWD",TJ:"USD",TZ:"USD",TH:"THB",BS:"USD",GM:"USD",TL:"USD",TG:"USD",TK:"USD",TO:"USD",TT:"USD",TN:"USD",TR:"TRY",TM:"USD",TC:"USD",TV:"USD",UG:"USD",UA:"USD",A</text:span><text:span text:style-name="T917">E:"AED",UM:"USD",UY:"UYU",VI:"USD",UZ:"USD",VU:"USD",VA:"USD",VE:"USD",VN:"VND",WF:"USD",EH:"USD",YE:"USD",ZM:"USD",ZW:"USD"},countriesToTerritories:{CA:[],GB:[],US:["AS","GU","MP","PR","UM","VI"],AF:[],AX:[],AL:[],DZ:[],AS:[],AD:[],AO:[],AI:[],AQ:[],AG:[]</text:span><text:span text:style-name="T918">,AR:[],AM:[],AW:[],AU:["CX","CC","HM","NF"],AT:[],AZ:[],BH:[],BD:[],BB:[],BY:[],BE:[],BZ:[],BJ:[],BM:[],BT:[],BO:[],BQ:[],BA:[],BW:[],BV:[],BR:[],IO:[],VG:[],BN:[],BG:[],BF:[],BI:[],KH:[],CM:[],CV:[],KY:[],CI:[],CF:[],TD:[],CL:[],CN:[],CX:[],CC:[],CO:[],KM</text:span><text:span text:style-name="T919">:[],CK:[],CR:[],HR:[],CU:[],CW:[],CY:[],CZ:[],CD:[],DK:["FO","GL"],DJ:[],DM:[],DO:[],EC:[],EG:[],SV:[],GQ:[],ER:[],EE:[],ET:[],FK:[],FO:[],FM:[],FJ:[],FI:["AX"],FR:["GP","MQ","MF","BL","PM","RE","YT","GF","PF","TF","NC","WF"],GF:[],PF:[],TF:[],GA:[],GE:[],</text:span><text:span text:style-name="T920">DE:[],GH:[],GI:[],GR:[],GL:[],GD:[],GP:[],GU:[],GT:[],GG:[],GN:[],GW:[],GY:[],HT:[],HM:[],HN:[],HK:[],HU:[],IS:[],IN:[],ID:[],IR:[],IQ:[],IE:[],IM:[],IL:[],IT:[],JM:[],JP:[],JE:[],JO:[],KZ:[],KE:[],KI:[],XK:[],KW:[],KG:[],LA:[],LV:[],LB:[],LS:[],LR:[],LY:[</text:span><text:span text:style-name="T921">],LI:[],LT:[],LU:[],MO:[],MK:[],MG:[],MW:[],MY:[],MV:[],ML:[],MT:[],MH:[],MQ:[],MR:[],MU:[],YT:[],MX:[],MD:[],MC:[],MN:[],ME:[],MS:[],MA:["EH"],MZ:[],MM:[],NA:[],NR:[],NP:[],NL:["AW","BQ","CW","SX"],AN:[],NC:[],NZ:["CK","NU","TK"],NI:[],NE:[],NG:[],NU:[],N</text:span><text:span text:style-name="T922">F:[],KP:[],MP:[],NO:["SJ"],OM:[],PK:[],PW:[],PS:[],PA:[],PG:[],PY:[],PE:[],PH:[],PN:[],PL:[],PT:[],PR:[],QA:[],RE:[],CG:[],RO:[],RU:[],RW:[],BL:[],SH:[],KN:[],MF:[],PM:[],VC:[],WS:[],SM:[],ST:[],SA:[],SN:[],RS:[],SC:[],SL:[],SG:[],SX:[],SK:[],SI:[],SB:[],S</text:span><text:span text:style-name="T923">O:[],ZA:[],GS:[],KR:[],SS:[],ES:[],LK:[],LC:[],SD:[],SR:[],SJ:[],SZ:[],SE:[],CH:[],SY:[],TW:[],TJ:[],TZ:[],TH:[],BS:[],GM:[],TL:[],TG:[],TK:[],TO:[],TT:[],TN:[],TR:[],TM:[],TC:[],TV:[],UG:[],UA:[],AE:[],UM:[],UY:[],VI:[],UZ:[],VU:[],VA:[],VE:[],VN:[],WF:[]</text:span><text:span text:style-name="T924">,EH:[],YE:[],ZM:[],ZW:[]},embargoedCountries:["CU","IR","KP","SD","SY","RU"],legalDrinkingAges:{US:21,CA:19,GB:18,AR:18,AU:18,AT:18,BE:18,BR:18,CL:18,CN:18,CO:18,HR:18,DK:18,DO:18,EG:0,FI:18,FR:18,DE:18,GR:18,HK:18,IN:25,ID:21,IE:18,IL:18,IT:18,JP:20,JO:18</text:span><text:span text:style-name="T925">,KW:0,LB:18,MY:18,MX:18,NL:18,NZ:18,NG:18,NO:0,PK:18,PA:18,PE:18,PH:18,PL:18,RU:18,SA:0,RS:18,SG:18,ZA:18,KR:19,ES:18,SE:25,CH:18,TW:18,TH:20,TR:24,AE:0,VE:18,PT:18,LU:18,BG:18,CZ:18,SI:18,IS:20,SK:18,LT:18,TT:18,BD:0,LK:21,KE:18,HU:18,MA:18,CY:18,JM:18,EC</text:span><text:span text:style-name="T926">:18,RO:18,BO:18,GT:18,CR:18,QA:18,SV:18,HN:18,NI:18,PY:18,UY:18,PR:18,BA:18,PS:18,TN:18,BH:18,VN:18,GH:18,MU:18,UA:18,MT:18,BS:18,MV:18,OM:18,MK:18,LV:18,EE:18,IQ:18,DZ:18,AL:18,NP:18,MO:18,ME:18,SN:18,GE:18,BN:0,UG:18,GP:18,BB:18,AZ:18,TZ:18,LY:18,MQ:18,C</text:span><text:span text:style-name="T927">M:21,BW:18,ET:18,KZ:18,NA:18,MG:18,NC:18,MD:18,FJ:18,BY:18,JE:18,GU:18,YE:0,ZM:18,IM:18,HT:18,KH:18,AW:18,PF:18,AF:0,BM:18,GY:18,AM:18,MW:18,AG:18,RW:18,GG:18,GM:18,FO:18,LC:18,KY:18,BJ:18,AD:18,GD:18,VI:18,BZ:18,VC:18,MN:18,MZ:18,ML:18,AO:18,GF:18,UZ:18,D</text:span><text:span text:style-name="T928">J:18,BF:18,MC:18,TG:18,GL:18,GA:18,GI:18,CD:18,KG:18,PG:18,BT:18,KN:18,SZ:18,LS:18,LA:18,LI:18,MP:18,SR:18,SC:18,VG:18,TC:18,DM:18,MR:18,AX:18,SM:18,SL:18,NE:18,CG:18,AI:18,YT:18,CV:18,GN:18,TM:18,BI:18,TJ:18,VU:18,SB:21,ER:18,WS:18,AS:18,FK:18,GQ:18,TO:18</text:span><text:span text:style-name="T929">,KM:18,PW:21,FM:21,CF:18,SO:18,MH:18,VA:18,TD:18,KI:18,ST:18,TV:18,NR:18,RE:18,LR:18,ZW:18,CI:18,MM:18,AN:18,AQ:18,BQ:18,BV:18,IO:18,CX:18,CC:18,CK:18,CW:18,TF:18,GW:18,HM:18,XK:18,MS:18,NU:18,NF:18,PN:18,BL:18,SH:18,MF:18,PM:18,SX:18,GS:18,SS:18,SJ:18,TL:</text:span><text:span text:style-name="T930">18,TK:18,UM:18,WF:18,EH:18}},151],["AdsPerfScenarioUserConfig",[],{currentCountry:"ES",isRegularUser:true,sv:{SV_ADS_PERF_SCENARIO_TRACES_ACTION_BLACKLIST:{"adsInsights.table.scroll":true,"AdsQE.LOG_EXPOSURE":true,ADS_INSIGHTS_ARTILLERY_SEGMENT_START:true,</text:span><text:span text:style-name="T931">ADS_INSIGHTS_ARTILLERY_SEGMENT_END:true,ADS_CM_TABLE_ROW_HOVERED_OFF:true,ADS_CM_TABLE_ROW_HOVERED_ON:true,FLUSH_INFORMS:true,"PERF_SCENARIO.LOG_CUSTOM_SCENARIO":true}},viewCountry:"ES"},4427],["AdsInterfacesUserConfig",[],{is_big_advertiser:false,is_loadi</text:span><text:span text:style-name="T932">ng_marker_enabled:true,is_wait_time_logger_enabled:false,is_wait_time_logger_lite_enabled:false},3334],["AdsAccountExperimentsPreloader",["__inst_667c30e2_0_0_gz"],{preloader:{__m:"__inst_667c30e2_0_0_gz"},uri:"/adsmanager/1044541273147139/gks/"},4395],["A</text:span><text:span text:style-name="T933">dsCurrentUser",[],{countryCode:"UA",currencyCode:"USD",employeeID:null,employeeName:null,name:"Elena Derrick",timezoneID:55,timezoneName:"Europe/Madrid"},2123],["AdsCallToActionTypesNew",[],{TYPES:{OPEN_LINK:{name:"OPEN_LINK",text:{__html:"Open link"},shor</text:span><text:span text:style-name="T934">t_text:{__html:"Open link"},objectives:["MOBILE_APP_ENGAGEMENT","PRODUCT_CATALOG_SALES","OUTCOME_SALES","WILDCARD_INTERNAL_ONLY"],value_fields:["application","app_link","app_links_data","link_caption","digital_good","link","link_description","link_title","</text:span><text:span text:style-name="T935">link_format","event_id","event_tour_id","product_id","product_set_id","job_opening_id","referral_id","app_destination","app_destination_page_id","is_cta_share_post","is_canvas_video_transition_enabled","retailer_id","service_config_id","object_store_urls",</text:span><text:span text:style-name="T936">"facebook_login_spec"]},LIKE_PAGE:{name:"LIKE_PAGE",text:{__html:"Like Page"},short_text:{__html:"Like Page"},objectives:[],value_fields:["page","link","link_description","link_title"]},SHOP_NOW:{name:"SHOP_NOW",text:{__html:"Shop now"},short_text:{__html:</text:span><text:span text:style-name="T937">"Shop now"},objectives:["MOBILE_APP_INSTALLS","MOBILE_APP_ENGAGEMENT","LINK_CLICKS","WEBSITE_CONVERSIONS","VIDEO_VIEWS","PRODUCT_CATALOG_SALES","OUTCOME_LEADS","BRAND_AWARENESS","STORE_VISITS","REACH","POST_ENGAGEMENT","MESSAGES","OUTCOME_AWARENESS","OUTCO</text:span><text:span text:style-name="T938">ME_ENGAGEMENT","OUTCOME_SALES","CONVERSIONS","WILDCARD_INTERNAL_ONLY"],value_fields:["application","app_link","app_links_data","link_caption","digital_good","job_opening_id","link","link_description","link_title","metadata","sponsorship","advanced_data","p</text:span><text:span text:style-name="T939">roduct_set_id","product_catalog_id","link_format","event_id","event_tour_id","product_id","referral_id","app_destination","app_destination_page_id","is_cta_share_post","is_canvas_video_transition_enabled","retailer_id","service_config_id","object_store_url</text:span><text:span text:style-name="T940">s","whatsapp_number","preinput_text","origins","facebook_login_spec"]},PLAY_GAME:{name:"PLAY_GAME",text:{__html:"Play game"},short_text:{__html:"Play game"},objectives:["MOBILE_APP_INSTALLS","MOBILE_APP_ENGAGEMENT","CANVAS_APP_INSTALLS","CANVAS_APP_ENGAGEM</text:span><text:span text:style-name="T941">ENT","WEBSITE_CONVERSIONS","OUTCOME_LEADS","OUTCOME_ENGAGEMENT","OUTCOME_SALES","CONVERSIONS","WILDCARD_INTERNAL_ONLY"],value_fields:["application","app_link","app_links_data","link_caption","digital_good","link","link_description","link_title","link_forma</text:span><text:span text:style-name="T942">t","event_id","event_tour_id","product_id","product_set_id","job_opening_id","referral_id","app_destination","app_destination_page_id","is_cta_share_post","is_canvas_video_transition_enabled","retailer_id","service_config_id","object_store_urls","facebook_</text:span><text:span text:style-name="T943">login_spec"]},INSTALL_APP:{name:"INSTALL_APP",text:{__html:"Install app"},short_text:{__html:"Install app"},objectives:[],value_fields:["application","app_link","app_links_data","link_caption","digital_good","link","link_description","link_title","link_for</text:span><text:span text:style-name="T944">mat","event_id","event_tour_id","product_id","product_set_id","job_opening_id","referral_id","app_destination","app_destination_page_id","is_cta_share_post","is_canvas_video_transition_enabled","retailer_id","service_config_id","object_store_urls","faceboo</text:span><text:span text:style-name="T945">k_login_spec"]},USE_APP:{name:"USE_APP",text:{__html:"Use app"},short_text:{__html:"Use app"},objectives:["MOBILE_APP_INSTALLS","CANVAS_APP_INSTALLS","CANVAS_APP_ENGAGEMENT"],value_fields:["application","app_link","app_links_data","link_caption","digital_g</text:span><text:span text:style-name="T946">ood","link","link_description","link_title","link_format","event_id","event_tour_id","product_id","product_set_id","job_opening_id","referral_id","app_destination","app_destination_page_id","is_cta_share_post","is_canvas_video_transition_enabled","retailer</text:span><text:span text:style-name="T947">_id","service_config_id","object_store_urls","facebook_login_spec"]},CALL:{name:"CALL",text:{__html:"Call"},short_text:{__html:"Call"},objectives:[],value_fields:["app_links_data","link_caption","link","link_title","link_description","link_format","event_i</text:span><text:span text:style-name="T948">d","app_destination","app_destination_page_id","is_canvas_video_transition_enabled","is_cta_share_post","service_config_id"]},CALL_ME:{name:"CALL_ME",text:{__html:"Free call"},short_text:{__html:"Free call"},objectives:[],value_fields:["app_links_data","li</text:span><text:span text:style-name="T949">nk_caption","link","link_title","link_description","link_format","event_id","app_destination","app_destination_page_id","is_canvas_video_transition_enabled","is_cta_share_post","service_config_id"]},VIDEO_CALL:{name:"VIDEO_CALL",text:{__html:"Video Call"},</text:span><text:span text:style-name="T950">short_text:{__html:"Video Call"},objectives:[],value_fields:["application","app_link","app_links_data","link_caption","digital_good","link","link_description","link_title","link_format","event_id","event_tour_id","product_id","product_set_id","job_opening_</text:span><text:span text:style-name="T951">id","referral_id","app_destination","app_destination_page_id","is_cta_share_post","is_canvas_video_transition_enabled","retailer_id","service_config_id","object_store_urls","facebook_login_spec"]},GET_MOBILE_APP:{name:"GET_MOBILE_APP",text:{__html:"Get app</text:span><text:span text:style-name="T952">"},short_text:{__html:"Get"},objectives:[],value_fields:["application","app_link","app_links_data","link_caption","digital_good","link","link_description","link_title","link_format","event_id","event_tour_id","product_id","product_set_id","job_opening_id",</text:span><text:span text:style-name="T953">"referral_id","app_destination","app_destination_page_id","is_cta_share_post","is_canvas_video_transition_enabled","retailer_id","service_config_id","object_store_urls","facebook_login_spec"]},INSTALL_MOBILE_APP:{name:"INSTALL_MOBILE_APP",text:{__html:"Ins</text:span><text:span text:style-name="T954">tall now"},short_text:{__html:"Install"},objectives:["MOBILE_APP_INSTALLS"],value_fields:["application","app_link","app_links_data","link_caption","digital_good","link","link_description","link_title","link_format","event_id","event_tour_id","product_id","</text:span><text:span text:style-name="T955">product_set_id","job_opening_id","referral_id","app_destination","app_destination_page_id","is_cta_share_post","is_canvas_video_transition_enabled","retailer_id","service_config_id","object_store_urls","facebook_login_spec"]},INSTALL_FREE_MOBILE_APP:{name:</text:span><text:span text:style-name="T956">"INSTALL_FREE_MOBILE_APP",text:{__html:"Install now"},short_text:{__html:"Install"},objectives:[],value_fields:["application","app_link","app_links_data","link_caption","digital_good","link","link_description","link_title","link_format","event_id","event_t</text:span><text:span text:style-name="T957">our_id","product_id","product_set_id","job_opening_id","referral_id","app_destination","app_destination_page_id","is_cta_share_post","is_canvas_video_transition_enabled","retailer_id","service_config_id","object_store_urls","facebook_login_spec"]},USE_MOBI</text:span><text:span text:style-name="T958">LE_APP:{name:"USE_MOBILE_APP",text:{__html:"Use app"},short_text:{__html:"Use app"},objectives:["MOBILE_APP_ENGAGEMENT"],value_fields:["application","app_link","app_links_data","link_caption","digital_good","link","link_description","link_title","link_form</text:span><text:span text:style-name="T959">at","event_id","event_tour_id","product_id","product_set_id","job_opening_id","referral_id","app_destination","app_destination_page_id","is_cta_share_post","is_canvas_video_transition_enabled","retailer_id","service_config_id","object_store_urls","facebook</text:span><text:span text:style-name="T960">_login_spec"]},MOBILE_DOWNLOAD:{name:"MOBILE_DOWNLOAD",text:{__html:"Download"},short_text:{__html:"Download"},objectives:[],value_fields:["application","app_link","app_links_data","link_caption","digital_good","job_opening_id","link","link_description","l</text:span><text:span text:style-name="T961">ink_title","metadata","sponsorship","advanced_data","product_set_id","product_catalog_id","link_format","event_id","event_tour_id","product_id","referral_id","app_destination","app_destination_page_id","is_cta_share_post","is_canvas_video_transition_enable</text:span><text:span text:style-name="T962">d","retailer_id","service_config_id","object_store_urls"]},BOOK_TRAVEL:{name:"BOOK_TRAVEL",text:{__html:"Book now"},short_text:{__html:"Book now"},objectives:["MOBILE_APP_INSTALLS","MOBILE_APP_ENGAGEMENT","LINK_CLICKS","WEBSITE_CONVERSIONS","VIDEO_VIEWS","</text:span><text:span text:style-name="T963">PRODUCT_CATALOG_SALES","LEAD_GENERATION","OUTCOME_LEADS","BRAND_AWARENESS","REACH","MESSAGES","OUTCOME_AWARENESS","OUTCOME_ENGAGEMENT","OUTCOME_SALES","CONVERSIONS","WILDCARD_INTERNAL_ONLY"],value_fields:["application","app_link","app_links_data","link_cap</text:span><text:span text:style-name="T964">tion","digital_good","job_opening_id","link","link_description","link_title","metadata","sponsorship","advanced_data","product_set_id","product_catalog_id","link_format","event_id","event_tour_id","product_id","referral_id","app_destination","app_destinati</text:span><text:span text:style-name="T965">on_page_id","is_cta_share_post","is_canvas_video_transition_enabled","retailer_id","service_config_id","object_store_urls","lead_gen_form_id","whatsapp_number","preinput_text","origins"]},LISTEN_MUSIC:{name:"LISTEN_MUSIC",text:{__html:"Listen now"},short_t</text:span><text:span text:style-name="T966">ext:{__html:"Listen now"},objectives:[],value_fields:["application","app_link","app_links_data","link_caption","digital_good","link","link_description","link_title","link_format","event_id","event_tour_id","product_id","product_set_id","job_opening_id","re</text:span><text:span text:style-name="T967">ferral_id","app_destination","app_destination_page_id","is_cta_share_post","is_canvas_video_transition_enabled","retailer_id","service_config_id","object_store_urls","facebook_login_spec"]},WATCH_VIDEO:{name:"WATCH_VIDEO",text:{__html:"Watch video"},short_</text:span><text:span text:style-name="T968">text:{__html:"Watch video"},objectives:[],value_fields:["application","app_link","app_links_data","link_caption","digital_good","link","link_description","link_title","link_format","event_id","event_tour_id","product_id","product_set_id","job_opening_id","</text:span><text:span text:style-name="T969">referral_id","app_destination","app_destination_page_id","is_cta_share_post","is_canvas_video_transition_enabled","retailer_id","service_config_id","object_store_urls","facebook_login_spec"]},LEARN_MORE:{name:"LEARN_MORE",text:{__html:"Learn more"},short_t</text:span><text:span text:style-name="T970">ext:{__html:"Learn more"},objectives:["MOBILE_APP_INSTALLS","MOBILE_APP_ENGAGEMENT","LOCAL_AWARENESS","LINK_CLICKS","WEBSITE_CONVERSIONS","VIDEO_VIEWS","PRODUCT_CATALOG_SALES","LEAD_GENERATION","OUTCOME_LEADS","BRAND_AWARENESS","STORE_VISITS","REACH","POST</text:span><text:span text:style-name="T971">_ENGAGEMENT","MESSAGES","OUTCOME_AWARENESS","OUTCOME_ENGAGEMENT","OUTCOME_SALES","CONVERSIONS","WILDCARD_INTERNAL_ONLY"],value_fields:["application","app_link","app_links_data","link_caption","digital_good","job_opening_id","link","link_description","link_</text:span><text:span text:style-name="T972">title","metadata","sponsorship","advanced_data","product_set_id","product_catalog_id","link_format","event_id","event_tour_id","product_id","referral_id","app_destination","app_destination_page_id","is_cta_share_post","is_canvas_video_transition_enabled","</text:span><text:span text:style-name="T973">retailer_id","service_config_id","object_store_urls","lead_gen_form_id","whatsapp_number","preinput_text","origins"]},SIGN_UP:{name:"SIGN_UP",text:{__html:"Sign up"},short_text:{__html:"Sign up"},objectives:["MOBILE_APP_INSTALLS","MOBILE_APP_ENGAGEMENT","L</text:span><text:span text:style-name="T974">INK_CLICKS","WEBSITE_CONVERSIONS","VIDEO_VIEWS","PRODUCT_CATALOG_SALES","LEAD_GENERATION","OUTCOME_LEADS","BRAND_AWARENESS","REACH","MESSAGES","OUTCOME_AWARENESS","OUTCOME_ENGAGEMENT","OUTCOME_SALES","CONVERSIONS","WILDCARD_INTERNAL_ONLY"],value_fields:["a</text:span><text:span text:style-name="T975">pplication","app_link","app_links_data","link_caption","digital_good","job_opening_id","link","link_description","link_title","metadata","sponsorship","advanced_data","product_set_id","product_catalog_id","link_format","event_id","event_tour_id","product_i</text:span><text:span text:style-name="T976">d","referral_id","app_destination","app_destination_page_id","is_cta_share_post","is_canvas_video_transition_enabled","retailer_id","service_config_id","object_store_urls","lead_gen_form_id","whatsapp_number","preinput_text","origins","facebook_login_spec"</text:span><text:span text:style-name="T977">]},DOWNLOAD:{name:"DOWNLOAD",text:{__html:"Download"},short_text:{__html:"Download"},objectives:["MOBILE_APP_INSTALLS","MOBILE_APP_ENGAGEMENT","LINK_CLICKS","WEBSITE_CONVERSIONS","VIDEO_VIEWS","PRODUCT_CATALOG_SALES","LEAD_GENERATION","OUTCOME_LEADS","BRAN</text:span><text:span text:style-name="T978">D_AWARENESS","REACH","OUTCOME_AWARENESS","OUTCOME_ENGAGEMENT","OUTCOME_SALES","CONVERSIONS","WILDCARD_INTERNAL_ONLY"],value_fields:["application","app_link","app_links_data","link_caption","digital_good","job_opening_id","link","link_description","link_tit</text:span><text:span text:style-name="T979">le","metadata","sponsorship","advanced_data","product_set_id","product_catalog_id","link_format","event_id","event_tour_id","product_id","referral_id","app_destination","app_destination_page_id","is_cta_share_post","is_canvas_video_transition_enabled","ret</text:span><text:span text:style-name="T980">ailer_id","service_config_id","object_store_urls","lead_gen_form_id"]},WATCH_MORE:{name:"WATCH_MORE",text:{__html:"Watch more"},short_text:{__html:"Watch more"},objectives:["MOBILE_APP_INSTALLS","MOBILE_APP_ENGAGEMENT","LINK_CLICKS","WEBSITE_CONVERSIONS","</text:span><text:span text:style-name="T981">VIDEO_VIEWS","OUTCOME_LEADS","BRAND_AWARENESS","REACH","MESSAGES","OUTCOME_AWARENESS","OUTCOME_ENGAGEMENT","OUTCOME_SALES","CONVERSIONS","WILDCARD_INTERNAL_ONLY"],value_fields:["application","app_link","app_links_data","link_caption","digital_good","job_op</text:span><text:span text:style-name="T982">ening_id","link","link_description","link_title","metadata","sponsorship","advanced_data","product_set_id","product_catalog_id","link_format","event_id","event_tour_id","product_id","referral_id","app_destination","app_destination_page_id","is_cta_share_po</text:span><text:span text:style-name="T983">st","is_canvas_video_transition_enabled","retailer_id","service_config_id","object_store_urls"]},NO_BUTTON:{name:"NO_BUTTON",text:{__html:"No button"},short_text:{__html:"No button"},objectives:[],value_fields:["application","app_link","app_links_data","li</text:span><text:span text:style-name="T984">nk_caption","digital_good","job_opening_id","link","link_description","link_title","metadata","sponsorship","advanced_data","product_set_id","product_catalog_id","link_format","event_id","event_tour_id","product_id","referral_id","app_destination","app_des</text:span><text:span text:style-name="T985">tination_page_id","is_cta_share_post","is_canvas_video_transition_enabled","retailer_id","service_config_id","object_store_urls"]},VISIT_PAGES_FEED:{name:"VISIT_PAGES_FEED",text:{__html:"Visit Pages feed"},short_text:{__html:"Visit Pages feed"},objectives:</text:span><text:span text:style-name="T986">[],value_fields:["link"]},MISSED_CALL:{name:"MISSED_CALL",text:{__html:"Missed call"},short_text:{__html:"Missed call"},objectives:[],value_fields:["app_links_data","link_caption","link","link_title","link_description","link_format","event_id","app_destina</text:span><text:span text:style-name="T987">tion","app_destination_page_id","is_canvas_video_transition_enabled","is_cta_share_post","service_config_id"]},CALL_NOW:{name:"CALL_NOW",text:{__html:"Call now"},short_text:{__html:"Call now"},objectives:["LOCAL_AWARENESS","LINK_CLICKS","VIDEO_VIEWS","LEAD</text:span><text:span text:style-name="T988">_GENERATION","OUTCOME_LEADS","STORE_VISITS","REACH","POST_ENGAGEMENT","OUTCOME_AWARENESS","OUTCOME_SALES"],value_fields:["application","app_link","app_links_data","link_caption","digital_good","link","link_description","link_title","link_format","event_id"</text:span><text:span text:style-name="T989">,"event_tour_id","product_id","product_set_id","job_opening_id","referral_id","app_destination","app_destination_page_id","is_cta_share_post","is_canvas_video_transition_enabled","retailer_id","service_config_id","object_store_urls","facebook_login_spec"]}</text:span><text:span text:style-name="T990">,DIAL_CODE:{name:"DIAL_CODE",text:{__html:"Dial code"},short_text:{__html:"Dial code"},objectives:["REACH","OUTCOME_AWARENESS","WILDCARD_INTERNAL_ONLY"],value_fields:["application","app_link","app_links_data","link_caption","digital_good","link","link_desc</text:span><text:span text:style-name="T991">ription","link_title","link_format","event_id","event_tour_id","product_id","product_set_id","job_opening_id","referral_id","app_destination","app_destination_page_id","is_cta_share_post","is_canvas_video_transition_enabled","retailer_id","service_config_i</text:span><text:span text:style-name="T992">d","object_store_urls","facebook_login_spec"]},APPLY_NOW:{name:"APPLY_NOW",text:{__html:"Apply now"},short_text:{__html:"Apply now"},objectives:["LINK_CLICKS","WEBSITE_CONVERSIONS","LEAD_GENERATION","OUTCOME_LEADS","BRAND_AWARENESS","REACH","MESSAGES","OUT</text:span><text:span text:style-name="T993">COME_AWARENESS","OUTCOME_ENGAGEMENT","OUTCOME_SALES","CONVERSIONS","WILDCARD_INTERNAL_ONLY"],value_fields:["application","app_link","app_links_data","link_caption","digital_good","link","link_description","link_title","link_format","event_id","event_tour_i</text:span><text:span text:style-name="T994">d","product_id","product_set_id","job_opening_id","referral_id","app_destination","app_destination_page_id","is_cta_share_post","is_canvas_video_transition_enabled","retailer_id","service_config_id","object_store_urls","facebook_login_spec","lead_gen_form_</text:span><text:span text:style-name="T995">id","whatsapp_number","preinput_text","origins"]},CONTACT:{name:"CONTACT",text:{__html:"Contact"},short_text:{__html:"Contact"},objectives:[],value_fields:["application","app_link","app_links_data","link_caption","digital_good","link","link_description","l</text:span><text:span text:style-name="T996">ink_title","link_format","event_id","event_tour_id","product_id","product_set_id","job_opening_id","referral_id","app_destination","app_destination_page_id","is_cta_share_post","is_canvas_video_transition_enabled","retailer_id","service_config_id","object_</text:span><text:span text:style-name="T997">store_urls","facebook_login_spec","lead_gen_form_id"]},BUY_NOW:{name:"BUY_NOW",text:{__html:"Buy now"},short_text:{__html:"Buy now"},objectives:["CANVAS_APP_ENGAGEMENT"],value_fields:["application","app_link","app_links_data","link_caption","digital_good",</text:span><text:span text:style-name="T998">"job_opening_id","link","link_description","link_title","metadata","sponsorship","advanced_data","product_set_id","product_catalog_id","link_format","event_id","event_tour_id","product_id","referral_id","app_destination","app_destination_page_id","is_cta_s</text:span><text:span text:style-name="T999">hare_post","is_canvas_video_transition_enabled","retailer_id","service_config_id","object_store_urls","product_link"]},GET_OFFER:{name:"GET_OFFER",text:{__html:"Get offer"},short_text:{__html:"Get offer"},objectives:["CANVAS_APP_ENGAGEMENT","LINK_CLICKS","</text:span><text:span text:style-name="T1000">WEBSITE_CONVERSIONS","LEAD_GENERATION","OUTCOME_LEADS","STORE_VISITS","MESSAGES","OUTCOME_ENGAGEMENT","OUTCOME_SALES","CONVERSIONS","WILDCARD_INTERNAL_ONLY"],value_fields:["application","app_link","app_links_data","link_caption","digital_good","job_opening</text:span><text:span text:style-name="T1001">_id","link","link_description","link_title","metadata","sponsorship","advanced_data","product_set_id","product_catalog_id","link_format","event_id","event_tour_id","product_id","referral_id","app_destination","app_destination_page_id","is_cta_share_post","</text:span><text:span text:style-name="T1002">is_canvas_video_transition_enabled","retailer_id","service_config_id","object_store_urls","product_link","offer_id","lead_gen_form_id","whatsapp_number","preinput_text","origins"]},GET_OFFER_VIEW:{name:"GET_OFFER_VIEW",text:{__html:"Get offer"},short_text:</text:span><text:span text:style-name="T1003">{__html:"Get offer"},objectives:["LINK_CLICKS","WEBSITE_CONVERSIONS","OUTCOME_LEADS","STORE_VISITS","OUTCOME_ENGAGEMENT","OUTCOME_SALES","CONVERSIONS","WILDCARD_INTERNAL_ONLY"],value_fields:["application","app_link","app_links_data","link_caption","digital</text:span><text:span text:style-name="T1004">_good","job_opening_id","link","link_description","link_title","metadata","sponsorship","advanced_data","product_set_id","product_catalog_id","link_format","event_id","event_tour_id","product_id","referral_id","app_destination","app_destination_page_id","i</text:span><text:span text:style-name="T1005">s_cta_share_post","is_canvas_video_transition_enabled","retailer_id","service_config_id","object_store_urls","product_link","offer_view_id"]},BUY_TICKETS:{name:"BUY_TICKETS",text:{__html:"Buy tickets"},short_text:{__html:"Buy tickets"},objectives:["LINK_CL</text:span><text:span text:style-name="T1006">ICKS","WEBSITE_CONVERSIONS","CONVERSIONS","WILDCARD_INTERNAL_ONLY"],value_fields:["application","app_link","app_links_data","link_caption","digital_good","link","link_description","link_title","link_format","event_id","event_tour_id","product_id","product_</text:span><text:span text:style-name="T1007">set_id","job_opening_id","referral_id","app_destination","app_destination_page_id","is_cta_share_post","is_canvas_video_transition_enabled","retailer_id","service_config_id","object_store_urls","facebook_login_spec","get_movie_showtimes"]},UPDATE_APP:{name</text:span><text:span text:style-name="T1008">:"UPDATE_APP",text:{__html:"Update app"},short_text:{__html:"Update app"},objectives:[],value_fields:["application","app_link","app_links_data","link_caption","digital_good","link","link_description","link_title","link_format","event_id","event_tour_id","p</text:span><text:span text:style-name="T1009">roduct_id","product_set_id","job_opening_id","referral_id","app_destination","app_destination_page_id","is_cta_share_post","is_canvas_video_transition_enabled","retailer_id","service_config_id","object_store_urls","facebook_login_spec"]},GET_DIRECTIONS:{na</text:span><text:span text:style-name="T1010">me:"GET_DIRECTIONS",text:{__html:"Get directions"},short_text:{__html:"Get directions"},objectives:["LOCAL_AWARENESS","WEBSITE_CONVERSIONS","OUTCOME_LEADS","STORE_VISITS","REACH","OUTCOME_AWARENESS","OUTCOME_ENGAGEMENT","OUTCOME_SALES","CONVERSIONS"],value</text:span><text:span text:style-name="T1011">_fields:["application","app_link","app_links_data","link_caption","digital_good","link","link_description","link_title","link_format","event_id","event_tour_id","product_id","product_set_id","job_opening_id","referral_id","app_destination","app_destination</text:span><text:span text:style-name="T1012">_page_id","is_cta_share_post","is_canvas_video_transition_enabled","retailer_id","service_config_id","object_store_urls","facebook_login_spec"]},BUY:{name:"BUY",text:{__html:"Buy"},short_text:{__html:"Buy"},objectives:[],value_fields:["app_links_data","lin</text:span><text:span text:style-name="T1013">k_caption","link","link_title","link_description","link_format","event_id","app_destination","app_destination_page_id","is_canvas_video_transition_enabled","is_cta_share_post","service_config_id"]},SEE_DETAILS:{name:"SEE_DETAILS",text:{__html:"See details"</text:span><text:span text:style-name="T1014">},short_text:{__html:"See details"},objectives:[],value_fields:["app_links_data","link_caption","link","link_title","link_description","link_format","event_id","app_destination","app_destination_page_id","is_canvas_video_transition_enabled","is_cta_share_p</text:span><text:span text:style-name="T1015">ost","service_config_id"]},MESSAGE_PAGE:{name:"MESSAGE_PAGE",text:{__html:"Send message"},short_text:{__html:"Send message"},objectives:["LOCAL_AWARENESS","LINK_CLICKS","WEBSITE_CONVERSIONS","VIDEO_VIEWS","PRODUCT_CATALOG_SALES","OUTCOME_LEADS","BRAND_AWAR</text:span><text:span text:style-name="T1016">ENESS","STORE_VISITS","REACH","POST_ENGAGEMENT","MESSAGES","OUTCOME_AWARENESS","OUTCOME_ENGAGEMENT","OUTCOME_SALES","CONVERSIONS","WILDCARD_INTERNAL_ONLY"],value_fields:["application","app_link","app_links_data","link_caption","digital_good","link","link_d</text:span><text:span text:style-name="T1017">escription","link_title","link_format","event_id","event_tour_id","product_id","product_set_id","job_opening_id","referral_id","app_destination","app_destination_page_id","is_cta_share_post","is_canvas_video_transition_enabled","retailer_id","service_confi</text:span><text:span text:style-name="T1018">g_id","object_store_urls","facebook_login_spec","customized_message_page_cta_text"]},MESSAGE_USER:{name:"MESSAGE_USER",text:{__html:"Message"},short_text:{__html:"Message"},objectives:[],value_fields:["application","app_link","app_links_data","link_caption</text:span><text:span text:style-name="T1019">","digital_good","link","link_description","link_title","link_format","event_id","event_tour_id","product_id","product_set_id","job_opening_id","referral_id","app_destination","app_destination_page_id","is_cta_share_post","is_canvas_video_transition_enable</text:span><text:span text:style-name="T1020">d","retailer_id","service_config_id","object_store_urls","facebook_login_spec"]},DONATE:{name:"DONATE",text:{__html:"Donate now"},short_text:{__html:"Donate Now"},objectives:["WEBSITE_CONVERSIONS","OUTCOME_LEADS","OUTCOME_ENGAGEMENT","OUTCOME_SALES","CONVE</text:span><text:span text:style-name="T1021">RSIONS","WILDCARD_INTERNAL_ONLY"],value_fields:["link_caption","link","link_title","link_description","link_format","fundraiser_campaign_id","product_id","app_link"]},SUBSCRIBE:{name:"SUBSCRIBE",text:{__html:"Subscribe"},short_text:{__html:"Subscribe"},obj</text:span><text:span text:style-name="T1022">ectives:["MOBILE_APP_INSTALLS","MOBILE_APP_ENGAGEMENT","LINK_CLICKS","WEBSITE_CONVERSIONS","VIDEO_VIEWS","PRODUCT_CATALOG_SALES","LEAD_GENERATION","OUTCOME_LEADS","BRAND_AWARENESS","REACH","MESSAGES","OUTCOME_AWARENESS","OUTCOME_ENGAGEMENT","OUTCOME_SALES"</text:span><text:span text:style-name="T1023">,"CONVERSIONS","WILDCARD_INTERNAL_ONLY"],value_fields:["application","app_link","app_links_data","link_caption","digital_good","job_opening_id","link","link_description","link_title","metadata","sponsorship","advanced_data","product_set_id","product_catalo</text:span><text:span text:style-name="T1024">g_id","link_format","event_id","event_tour_id","product_id","referral_id","app_destination","app_destination_page_id","is_cta_share_post","is_canvas_video_transition_enabled","retailer_id","service_config_id","object_store_urls","lead_gen_form_id","whatsap</text:span><text:span text:style-name="T1025">p_number","preinput_text","origins"]},SAY_THANKS:{name:"SAY_THANKS",text:{__html:"Make your own"},short_text:{__html:"Make your own"},objectives:[],value_fields:["link","link_caption"]},SELL_NOW:{name:"SELL_NOW",text:{__html:"Sell now"},short_text:{__html:</text:span><text:span text:style-name="T1026">"Sell now"},objectives:[],value_fields:["app_links_data","link_caption","link","link_title","link_description","link_format","event_id","app_destination","app_destination_page_id","is_canvas_video_transition_enabled","is_cta_share_post","service_config_id"</text:span><text:span text:style-name="T1027">,"application","app_link","digital_good","event_tour_id","product_id","product_set_id","job_opening_id","referral_id","retailer_id","object_store_urls","facebook_login_spec"]},SHARE:{name:"SHARE",text:{__html:"Share"},short_text:{__html:"Share"},objectives</text:span><text:span text:style-name="T1028">:[],value_fields:[]},DONATE_NOW:{name:"DONATE_NOW",text:{__html:"Donate now"},short_text:{__html:"Donate now"},objectives:[],value_fields:["app_links_data","link_caption","link","link_title","link_description","link_format","event_id","app_destination","ap</text:span><text:span text:style-name="T1029">p_destination_page_id","is_canvas_video_transition_enabled","is_cta_share_post","service_config_id","fundraiser_campaign_id","product_id","app_link","whatsapp_number","preinput_text","origins"]},GET_QUOTE:{name:"GET_QUOTE",text:{__html:"Get quote"},short_t</text:span><text:span text:style-name="T1030">ext:{__html:"Get quote"},objectives:["LINK_CLICKS","WEBSITE_CONVERSIONS","VIDEO_VIEWS","LEAD_GENERATION","OUTCOME_LEADS","BRAND_AWARENESS","REACH","POST_ENGAGEMENT","MESSAGES","OUTCOME_AWARENESS","OUTCOME_ENGAGEMENT","OUTCOME_SALES","CONVERSIONS","WILDCARD</text:span><text:span text:style-name="T1031">_INTERNAL_ONLY"],value_fields:["application","app_link","app_links_data","link_caption","digital_good","job_opening_id","link","link_description","link_title","metadata","sponsorship","advanced_data","product_set_id","product_catalog_id","link_format","eve</text:span><text:span text:style-name="T1032">nt_id","event_tour_id","product_id","referral_id","app_destination","app_destination_page_id","is_cta_share_post","is_canvas_video_transition_enabled","retailer_id","service_config_id","object_store_urls","lead_gen_form_id","whatsapp_number","preinput_text</text:span><text:span text:style-name="T1033">","origins","get_quote_cta_subtype"]},CONTACT_US:{name:"CONTACT_US",text:{__html:"Contact us"},short_text:{__html:"Contact us"},objectives:["LINK_CLICKS","WEBSITE_CONVERSIONS","OUTCOME_LEADS","BRAND_AWARENESS","REACH","MESSAGES","OUTCOME_AWARENESS","OUTCOM</text:span><text:span text:style-name="T1034">E_ENGAGEMENT","OUTCOME_SALES","CONVERSIONS","WILDCARD_INTERNAL_ONLY"],value_fields:["application","app_link","app_links_data","link_caption","digital_good","link","link_description","link_title","link_format","event_id","event_tour_id","product_id","produc</text:span><text:span text:style-name="T1035">t_set_id","job_opening_id","referral_id","app_destination","app_destination_page_id","is_cta_share_post","is_canvas_video_transition_enabled","retailer_id","service_config_id","object_store_urls","facebook_login_spec","whatsapp_number","preinput_text","ori</text:span><text:span text:style-name="T1036">gins"]},ORDER_NOW:{name:"ORDER_NOW",text:{__html:"Order now"},short_text:{__html:"Order now"},objectives:["MOBILE_APP_INSTALLS","MOBILE_APP_ENGAGEMENT","LINK_CLICKS","WEBSITE_CONVERSIONS","PRODUCT_CATALOG_SALES","OUTCOME_LEADS","STORE_VISITS","REACH","MESS</text:span><text:span text:style-name="T1037">AGES","OUTCOME_AWARENESS","OUTCOME_ENGAGEMENT","OUTCOME_SALES","CONVERSIONS"],value_fields:["application","app_link","app_links_data","link_caption","digital_good","link","link_description","link_title","link_format","event_id","event_tour_id","product_id"</text:span><text:span text:style-name="T1038">,"product_set_id","job_opening_id","referral_id","app_destination","app_destination_page_id","is_cta_share_post","is_canvas_video_transition_enabled","retailer_id","service_config_id","object_store_urls","facebook_login_spec"]},START_ORDER:{name:"START_ORD</text:span><text:span text:style-name="T1039">ER",text:{__html:"Start order"},short_text:{__html:"Start order"},objectives:["MOBILE_APP_ENGAGEMENT","PRODUCT_CATALOG_SALES","OUTCOME_SALES"],value_fields:["application","app_link","app_links_data","link_caption","digital_good","link","link_description","</text:span><text:span text:style-name="T1040">link_title","link_format","event_id","event_tour_id","product_id","product_set_id","job_opening_id","referral_id","app_destination","app_destination_page_id","is_cta_share_post","is_canvas_video_transition_enabled","retailer_id","service_config_id","object</text:span><text:span text:style-name="T1041">_store_urls","facebook_login_spec"]},ADD_TO_CART:{name:"ADD_TO_CART",text:{__html:"Add to cart"},short_text:{__html:"Add to cart"},objectives:[],value_fields:["application","app_link","app_links_data","link_caption","digital_good","link","link_description"</text:span><text:span text:style-name="T1042">,"link_title","link_format","event_id","event_tour_id","product_id","product_set_id","job_opening_id","referral_id","app_destination","app_destination_page_id","is_cta_share_post","is_canvas_video_transition_enabled","retailer_id","service_config_id","obje</text:span><text:span text:style-name="T1043">ct_store_urls","facebook_login_spec"]},VIDEO_ANNOTATION:{name:"VIDEO_ANNOTATION",text:{__html:"Shop now"},short_text:{__html:"Shop now"},objectives:[],value_fields:["link","link_description","link_title","link_format","video_annotation"]},MOMENTS:{name:"MO</text:span><text:span text:style-name="T1044">MENTS",text:{__html:"Make your own movie"},short_text:{__html:"Make your own movie"},objectives:[],value_fields:["application","app_link","app_links_data","link_caption","digital_good","job_opening_id","link","link_description","link_title","metadata","spo</text:span><text:span text:style-name="T1045">nsorship","advanced_data","product_set_id","product_catalog_id","link_format","event_id","event_tour_id","product_id","referral_id","app_destination","app_destination_page_id","is_cta_share_post","is_canvas_video_transition_enabled","retailer_id","service_</text:span><text:span text:style-name="T1046">config_id","object_store_urls","lead_gen_form_id"]},RECORD_NOW:{name:"RECORD_NOW",text:{__html:"Record now"},short_text:{__html:"Record now"},objectives:[],value_fields:["application","app_link","app_links_data","link_caption","digital_good","link","link_d</text:span><text:span text:style-name="T1047">escription","link_title","link_format","event_id","event_tour_id","product_id","product_set_id","job_opening_id","referral_id","app_destination","app_destination_page_id","is_cta_share_post","is_canvas_video_transition_enabled","retailer_id","service_confi</text:span><text:span text:style-name="T1048">g_id","object_store_urls","facebook_login_spec"]},VOTE_NOW:{name:"VOTE_NOW",text:{__html:"Vote now"},short_text:{__html:"Vote now"},objectives:["OUTCOME_LEADS"],value_fields:["application","app_link","app_links_data","link_caption","digital_good","job_open</text:span><text:span text:style-name="T1049">ing_id","link","link_description","link_title","metadata","sponsorship","advanced_data","product_set_id","product_catalog_id","link_format","event_id","event_tour_id","product_id","referral_id","app_destination","app_destination_page_id","is_cta_share_post</text:span><text:span text:style-name="T1050">","is_canvas_video_transition_enabled","retailer_id","service_config_id","object_store_urls","lead_gen_form_id"]},GIVE_FREE_RIDES:{name:"GIVE_FREE_RIDES",text:{__html:"Give Free Rides"},short_text:{__html:"Give Free Rides"},objectives:[],value_fields:["app</text:span><text:span text:style-name="T1051">lication","app_link","app_links_data","link_caption","digital_good","job_opening_id","link","link_description","link_title","metadata","sponsorship","advanced_data","product_set_id","product_catalog_id","link_format","event_id","event_tour_id","product_id"</text:span><text:span text:style-name="T1052">,"referral_id","app_destination","app_destination_page_id","is_cta_share_post","is_canvas_video_transition_enabled","retailer_id","service_config_id","object_store_urls"]},REGISTER_NOW:{name:"REGISTER_NOW",text:{__html:"Register now"},short_text:{__html:"R</text:span><text:span text:style-name="T1053">egister now"},objectives:[],value_fields:["application","app_link","app_links_data","link_caption","digital_good","job_opening_id","link","link_description","link_title","metadata","sponsorship","advanced_data","product_set_id","product_catalog_id","link_f</text:span><text:span text:style-name="T1054">ormat","event_id","event_tour_id","product_id","referral_id","app_destination","app_destination_page_id","is_cta_share_post","is_canvas_video_transition_enabled","retailer_id","service_config_id","object_store_urls"]},OPEN_MESSENGER_EXT:{name:"OPEN_MESSENG</text:span><text:span text:style-name="T1055">ER_EXT",text:{__html:"Learn more in Messenger"},short_text:{__html:"Learn more in Messenger"},objectives:[],value_fields:["application","app_link","app_links_data","link_caption","digital_good","job_opening_id","link","link_description","link_title","metad</text:span><text:span text:style-name="T1056">ata","sponsorship","advanced_data","product_set_id","product_catalog_id","link_format","event_id","event_tour_id","product_id","referral_id","app_destination","app_destination_page_id","is_cta_share_post","is_canvas_video_transition_enabled","retailer_id",</text:span><text:span text:style-name="T1057">"service_config_id","object_store_urls"]},CIVIC_ACTION:{name:"CIVIC_ACTION",text:{__html:"See Discussion"},short_text:{__html:"See Discussion"},objectives:[],value_fields:["application","app_link","app_links_data","link_caption","digital_good","job_opening</text:span><text:span text:style-name="T1058">_id","link","link_description","link_title","metadata","sponsorship","advanced_data","product_set_id","product_catalog_id","link_format","event_id","event_tour_id","product_id","referral_id","app_destination","app_destination_page_id","is_cta_share_post","</text:span><text:span text:style-name="T1059">is_canvas_video_transition_enabled","retailer_id","service_config_id","object_store_urls"]},SEND_INVITES:{name:"SEND_INVITES",text:{__html:"Invite friends"},short_text:{__html:"Invite friends"},objectives:[],value_fields:["application","app_link","app_link</text:span><text:span text:style-name="T1060">s_data","link_caption","digital_good","link","link_description","link_title","link_format","event_id","event_tour_id","product_id","product_set_id","job_opening_id","referral_id","app_destination","app_destination_page_id","is_cta_share_post","is_canvas_vi</text:span><text:span text:style-name="T1061">deo_transition_enabled","retailer_id","service_config_id","object_store_urls","facebook_login_spec"]},REFER_FRIENDS:{name:"REFER_FRIENDS",text:{__html:"Refer Friends"},short_text:{__html:"Refer Friends"},objectives:[],value_fields:["application","app_link"</text:span><text:span text:style-name="T1062">,"app_links_data","link_caption","digital_good","link","link_description","link_title","link_format","event_id","event_tour_id","product_id","product_set_id","job_opening_id","referral_id","app_destination","app_destination_page_id","is_cta_share_post","is</text:span><text:span text:style-name="T1063">_canvas_video_transition_enabled","retailer_id","service_config_id","object_store_urls","facebook_login_spec"]},SAVE:{name:"SAVE",text:{__html:"Save"},short_text:{__html:"Save"},objectives:["LOCAL_AWARENESS","REACH"],value_fields:["application","app_link",</text:span><text:span text:style-name="T1064">"app_links_data","link_caption","digital_good","link","link_description","link_title","link_format","event_id","event_tour_id","product_id","product_set_id","job_opening_id","referral_id","app_destination","app_destination_page_id","is_cta_share_post","is_</text:span><text:span text:style-name="T1065">canvas_video_transition_enabled","retailer_id","service_config_id","object_store_urls","facebook_login_spec"]},REQUEST_TIME:{name:"REQUEST_TIME",text:{__html:"Request time"},short_text:{__html:"Request time"},objectives:["LINK_CLICKS","WEBSITE_CONVERSIONS"</text:span><text:span text:style-name="T1066">,"OUTCOME_LEADS","BRAND_AWARENESS","REACH","MESSAGES","OUTCOME_AWARENESS","OUTCOME_ENGAGEMENT","OUTCOME_SALES","CONVERSIONS","WILDCARD_INTERNAL_ONLY"],value_fields:["app_links_data","link_caption","link","link_title","link_description","link_format","event</text:span><text:span text:style-name="T1067">_id","app_destination","app_destination_page_id","is_canvas_video_transition_enabled","is_cta_share_post","service_config_id"]},SEE_MENU:{name:"SEE_MENU",text:{__html:"See menu"},short_text:{__html:"See menu"},objectives:["MOBILE_APP_ENGAGEMENT","LINK_CLIC</text:span><text:span text:style-name="T1068">KS","WEBSITE_CONVERSIONS","PRODUCT_CATALOG_SALES","OUTCOME_LEADS","BRAND_AWARENESS","REACH","MESSAGES","OUTCOME_AWARENESS","OUTCOME_ENGAGEMENT","OUTCOME_SALES","CONVERSIONS","WILDCARD_INTERNAL_ONLY"],value_fields:["app_links_data","link_caption","link","li</text:span><text:span text:style-name="T1069">nk_title","link_description","link_format","event_id","app_destination","app_destination_page_id","is_canvas_video_transition_enabled","is_cta_share_post","service_config_id"]},EMAIL_NOW:{name:"EMAIL_NOW",text:{__html:"Email Now"},short_text:{__html:"Email</text:span><text:span text:style-name="T1070"><text:s/>Now"},objectives:[],value_fields:["application","app_link","app_links_data","link_caption","digital_good","link","link_description","link_title","link_format","event_id","event_tour_id","product_id","product_set_id","job_opening_id","referral_id","app_des</text:span><text:span text:style-name="T1071">tination","app_destination_page_id","is_cta_share_post","is_canvas_video_transition_enabled","retailer_id","service_config_id","object_store_urls","facebook_login_spec"]},PAY_OR_REQUEST:{name:"PAY_OR_REQUEST",text:{__html:"Pay Or Request"},short_text:{__ht</text:span><text:span text:style-name="T1072">ml:"Pay Or Request"},objectives:[],value_fields:["application","app_link","app_links_data","link_caption","digital_good","link","link_description","link_title","link_format","event_id","event_tour_id","product_id","product_set_id","job_opening_id","referra</text:span><text:span text:style-name="T1073">l_id","app_destination","app_destination_page_id","is_cta_share_post","is_canvas_video_transition_enabled","retailer_id","service_config_id","object_store_urls","facebook_login_spec"]},SEARCH:{name:"SEARCH",text:{__html:"Search"},short_text:{__html:"Search</text:span><text:span text:style-name="T1074">"},objectives:[],value_fields:["app_links_data","link_caption","link","link_title","link_description","link_format","event_id","app_destination","app_destination_page_id","is_canvas_video_transition_enabled","is_cta_share_post","service_config_id","search_</text:span><text:span text:style-name="T1075">dialog_id"]},GET_SHOWTIMES:{name:"GET_SHOWTIMES",text:{__html:"Get showtimes"},short_text:{__html:"Get showtimes"},objectives:["LOCAL_AWARENESS","LINK_CLICKS","WEBSITE_CONVERSIONS","VIDEO_VIEWS","PRODUCT_CATALOG_SALES","OUTCOME_LEADS","BRAND_AWARENESS","RE</text:span><text:span text:style-name="T1076">ACH","MESSAGES","OUTCOME_AWARENESS","OUTCOME_ENGAGEMENT","OUTCOME_SALES","CONVERSIONS","WILDCARD_INTERNAL_ONLY"],value_fields:["application","app_link","app_links_data","link_caption","digital_good","link","link_description","link_title","link_format","eve</text:span><text:span text:style-name="T1077">nt_id","event_tour_id","product_id","product_set_id","job_opening_id","referral_id","app_destination","app_destination_page_id","is_cta_share_post","is_canvas_video_transition_enabled","retailer_id","service_config_id","object_store_urls","facebook_login_s</text:span><text:span text:style-name="T1078">pec","get_showtimes","movie_id"]},TRY_IT:{name:"TRY_IT",text:{__html:"Try it"},short_text:{__html:"Try it"},objectives:[],value_fields:["application","app_link","app_links_data","link_caption","digital_good","job_opening_id","link","link_description","link</text:span><text:span text:style-name="T1079">_title","metadata","sponsorship","advanced_data","product_set_id","product_catalog_id","link_format","event_id","event_tour_id","product_id","referral_id","app_destination","app_destination_page_id","is_cta_share_post","is_canvas_video_transition_enabled",</text:span><text:span text:style-name="T1080">"retailer_id","service_config_id","object_store_urls"]},LISTEN_NOW:{name:"LISTEN_NOW",text:{__html:"Listen now"},short_text:{__html:"Listen now"},objectives:["MOBILE_APP_INSTALLS","MOBILE_APP_ENGAGEMENT","LOCAL_AWARENESS","LINK_CLICKS","WEBSITE_CONVERSIONS</text:span><text:span text:style-name="T1081">","VIDEO_VIEWS","PRODUCT_CATALOG_SALES","OUTCOME_LEADS","BRAND_AWARENESS","REACH","OUTCOME_AWARENESS","OUTCOME_ENGAGEMENT","OUTCOME_SALES","CONVERSIONS","WILDCARD_INTERNAL_ONLY"],value_fields:["application","app_link","app_links_data","link_caption","digit</text:span><text:span text:style-name="T1082">al_good","link","link_description","link_title","link_format","event_id","event_tour_id","product_id","product_set_id","job_opening_id","referral_id","app_destination","app_destination_page_id","is_cta_share_post","is_canvas_video_transition_enabled","reta</text:span><text:span text:style-name="T1083">iler_id","service_config_id","object_store_urls","facebook_login_spec"]},TRY_ON:{name:"TRY_ON",text:{__html:"Try On"},short_text:{__html:"Try On"},objectives:[],value_fields:["application","app_link","app_links_data","link_caption","digital_good","job_open</text:span><text:span text:style-name="T1084">ing_id","link","link_description","link_title","metadata","sponsorship","advanced_data","product_set_id","product_catalog_id","link_format","event_id","event_tour_id","product_id","referral_id","app_destination","app_destination_page_id","is_cta_share_post</text:span><text:span text:style-name="T1085">","is_canvas_video_transition_enabled","retailer_id","service_config_id","object_store_urls"]},WOODHENGE_SUPPORT:{name:"WOODHENGE_SUPPORT",text:{__html:"Subscribe"},short_text:{__html:"Subscribe"},objectives:[],value_fields:["application","app_link","app_l</text:span><text:span text:style-name="T1086">inks_data","link_caption","digital_good","link","link_description","link_title","link_format","event_id","event_tour_id","product_id","product_set_id","job_opening_id","referral_id","app_destination","app_destination_page_id","is_cta_share_post","is_canvas</text:span><text:span text:style-name="T1087">_video_transition_enabled","retailer_id","service_config_id","object_store_urls","facebook_login_spec"]},SOTTO_SUBSCRIBE:{name:"SOTTO_SUBSCRIBE",text:{__html:"Start free trial"},short_text:{__html:"Start free trial"},objectives:[],value_fields:["applicatio</text:span><text:span text:style-name="T1088">n","app_link","app_links_data","link_caption","digital_good","link","link_description","link_title","link_format","event_id","event_tour_id","product_id","product_set_id","job_opening_id","referral_id","app_destination","app_destination_page_id","is_cta_sh</text:span><text:span text:style-name="T1089">are_post","is_canvas_video_transition_enabled","retailer_id","service_config_id","object_store_urls","facebook_login_spec"]},SEARCH_MORE:{name:"SEARCH_MORE",text:{__html:"Search"},short_text:{__html:"Search"},objectives:[],value_fields:["application","app_</text:span><text:span text:style-name="T1090">link","app_links_data","link_caption","digital_good","link","link_description","link_title","link_format","event_id","event_tour_id","product_id","product_set_id","job_opening_id","referral_id","app_destination","app_destination_page_id","is_cta_share_post</text:span><text:span text:style-name="T1091">","is_canvas_video_transition_enabled","retailer_id","service_config_id","object_store_urls","facebook_login_spec"]},FOLLOW_USER:{name:"FOLLOW_USER",text:{__html:"Follow User"},short_text:{__html:"Follow User"},objectives:[],value_fields:["application","ap</text:span><text:span text:style-name="T1092">p_link","app_links_data","link_caption","digital_good","link","link_description","link_title","link_format","event_id","event_tour_id","product_id","product_set_id","job_opening_id","referral_id","app_destination","app_destination_page_id","is_cta_share_po</text:span><text:span text:style-name="T1093">st","is_canvas_video_transition_enabled","retailer_id","service_config_id","object_store_urls","facebook_login_spec"]},BLOOD_DONATIONS:{name:"BLOOD_DONATIONS",text:{__html:"Call"},short_text:{__html:"Call"},objectives:[],value_fields:["app_links_data","lin</text:span><text:span text:style-name="T1094">k_caption","link","link_title","link_description","link_format","event_id","app_destination","app_destination_page_id","is_canvas_video_transition_enabled","is_cta_share_post","service_config_id"]},CLAIM_OFFER:{name:"CLAIM_OFFER",text:{__html:"Claim Offer"</text:span><text:span text:style-name="T1095">},short_text:{__html:"Claim Offer"},objectives:[],value_fields:["application","app_link","app_links_data","link_caption","digital_good","link","link_description","link_title","link_format","event_id","event_tour_id","product_id","product_set_id","job_openi</text:span><text:span text:style-name="T1096">ng_id","referral_id","app_destination","app_destination_page_id","is_cta_share_post","is_canvas_video_transition_enabled","retailer_id","service_config_id","object_store_urls","facebook_login_spec"]},UNLIKE_PAGE:{name:"UNLIKE_PAGE",text:{__html:"Unlike Pag</text:span><text:span text:style-name="T1097">e"},short_text:{__html:"Unlike Page"},objectives:[],value_fields:["page"]},BET_NOW:{name:"BET_NOW",text:{__html:"Bet now"},short_text:{__html:"Bet"},objectives:[],value_fields:["application","app_link","app_links_data","link_caption","digital_good","job_op</text:span><text:span text:style-name="T1098">ening_id","link","link_description","link_title","metadata","sponsorship","advanced_data","product_set_id","product_catalog_id","link_format","event_id","event_tour_id","product_id","referral_id","app_destination","app_destination_page_id","is_cta_share_po</text:span><text:span text:style-name="T1099">st","is_canvas_video_transition_enabled","retailer_id","service_config_id","object_store_urls"]},OPEN_MOVIES:{name:"OPEN_MOVIES",text:{__html:"Create New Slideshow"},short_text:{__html:"Create New Slideshow"},objectives:[],value_fields:["application","app_</text:span><text:span text:style-name="T1100">link","app_links_data","link_caption","digital_good","job_opening_id","link","link_description","link_title","metadata","sponsorship","advanced_data","product_set_id","product_catalog_id","link_format","event_id","event_tour_id","product_id","referral_id",</text:span><text:span text:style-name="T1101">"app_destination","app_destination_page_id","is_cta_share_post","is_canvas_video_transition_enabled","retailer_id","service_config_id","object_store_urls"]},EVENT_RSVP:{name:"EVENT_RSVP",text:{__html:"INTERESTED"},short_text:{__html:"INTERESTED"},objective</text:span><text:span text:style-name="T1102">s:["EVENT_RESPONSES","OUTCOME_ENGAGEMENT"],value_fields:["application","app_link","app_links_data","link_caption","digital_good","job_opening_id","link","link_description","link_title","metadata","sponsorship","advanced_data","product_set_id","product_cata</text:span><text:span text:style-name="T1103">log_id","link_format","event_id","event_tour_id","product_id","referral_id","app_destination","app_destination_page_id","is_cta_share_post","is_canvas_video_transition_enabled","retailer_id","service_config_id","object_store_urls"]},INTERESTED:{name:"INTER</text:span><text:span text:style-name="T1104">ESTED",text:{__html:"Interested"},short_text:{__html:"Interested"},objectives:["VIDEO_VIEWS","OUTCOME_ENGAGEMENT"],value_fields:["application","app_link","app_links_data","link_caption","digital_good","link","link_description","link_title","link_format","e</text:span><text:span text:style-name="T1105">vent_id","event_tour_id","product_id","product_set_id","job_opening_id","referral_id","app_destination","app_destination_page_id","is_cta_share_post","is_canvas_video_transition_enabled","retailer_id","service_config_id","object_store_urls","facebook_login</text:span><text:span text:style-name="T1106">_spec","interested","movie_id"]},GO_LIVE:{name:"GO_LIVE",text:{__html:"Go Live"},short_text:{__html:"Go Live"},objectives:[],value_fields:["app_links_data","link_caption","link","link_title","link_description","link_format","event_id","app_destination","ap</text:span><text:span text:style-name="T1107">p_destination_page_id","is_canvas_video_transition_enabled","is_cta_share_post","service_config_id"]},SEND_TIP:{name:"SEND_TIP",text:{__html:"Send tip"},short_text:{__html:"Send tip"},objectives:[],value_fields:["app_links_data","link_caption","link","link</text:span><text:span text:style-name="T1108">_title","link_description","link_format","event_id","app_destination","app_destination_page_id","is_canvas_video_transition_enabled","is_cta_share_post","service_config_id"]},WHATSAPP_MESSAGE:{name:"WHATSAPP_MESSAGE",text:{__html:"Send WhatsApp message"},s</text:span><text:span text:style-name="T1109">hort_text:{__html:"WhatsApp"},objectives:["LINK_CLICKS","WEBSITE_CONVERSIONS","VIDEO_VIEWS","PRODUCT_CATALOG_SALES","OUTCOME_LEADS","BRAND_AWARENESS","REACH","POST_ENGAGEMENT","MESSAGES","OUTCOME_AWARENESS","OUTCOME_ENGAGEMENT","OUTCOME_SALES","CONVERSIONS</text:span><text:span text:style-name="T1110">","WILDCARD_INTERNAL_ONLY"],value_fields:["is_cta_share_post","link","link_description","link_format","link_title","link_caption","whatsapp_number","preinput_text","origins","app_destination","product_id"]},GET_EVENT_TICKETS:{name:"GET_EVENT_TICKETS",text:</text:span><text:span text:style-name="T1111">{__html:"Get Tickets"},short_text:{__html:"Get Tickets"},objectives:["LINK_CLICKS","WEBSITE_CONVERSIONS","OUTCOME_LEADS","OUTCOME_ENGAGEMENT","OUTCOME_SALES","CONVERSIONS"],value_fields:["application","app_link","app_links_data","link_caption","digital_goo</text:span><text:span text:style-name="T1112">d","link","link_description","link_title","link_format","event_id","event_tour_id","product_id","product_set_id","job_opening_id","referral_id","app_destination","app_destination_page_id","is_cta_share_post","is_canvas_video_transition_enabled","retailer_i</text:span><text:span text:style-name="T1113">d","service_config_id","object_store_urls","facebook_login_spec"]},VIEW_INSTAGRAM_PROFILE:{name:"VIEW_INSTAGRAM_PROFILE",text:{__html:"Visit Instagram profile"},short_text:{__html:"Visit Instagram profile"},objectives:[],value_fields:["application","app_li</text:span><text:span text:style-name="T1114">nk","app_links_data","link_caption","digital_good","link","link_description","link_title","link_format","event_id","event_tour_id","product_id","product_set_id","job_opening_id","referral_id","app_destination","app_destination_page_id","is_cta_share_post",</text:span><text:span text:style-name="T1115">"is_canvas_video_transition_enabled","retailer_id","service_config_id","object_store_urls","facebook_login_spec","instagram_profile_cta_destination"]},INSTAGRAM_MESSAGE:{name:"INSTAGRAM_MESSAGE",text:{__html:"Send message"},short_text:{__html:"Send message</text:span><text:span text:style-name="T1116">"},objectives:["OUTCOME_LEADS","MESSAGES"],value_fields:["application","app_link","app_links_data","link_caption","digital_good","link","link_description","link_title","link_format","event_id","event_tour_id","product_id","product_set_id","job_opening_id",</text:span><text:span text:style-name="T1117">"referral_id","app_destination","app_destination_page_id","is_cta_share_post","is_canvas_video_transition_enabled","retailer_id","service_config_id","object_store_urls","facebook_login_spec"]},FOLLOW_NEWS_STORYLINE:{name:"FOLLOW_NEWS_STORYLINE",text:{__htm</text:span><text:span text:style-name="T1118">l:"Follow"},short_text:{__html:"Follow"},objectives:[],value_fields:["app_links_data","link_caption","link","link_title","link_description","link_format","event_id","app_destination","app_destination_page_id","is_canvas_video_transition_enabled","is_cta_sh</text:span><text:span text:style-name="T1119">are_post","service_config_id"]},LINK_CARD:{name:"LINK_CARD",text:{__html:"Link Card"},short_text:{__html:"Link Card"},objectives:[],value_fields:["app_destination","external_offer_provider_id","link","link_description","link_title"]},PRE_REGISTER:{name:"PR</text:span><text:span text:style-name="T1120">E_REGISTER",text:{__html:"Preregister"},short_text:{__html:"Preregister"},objectives:["OUTCOME_LEADS","MESSAGES","WILDCARD_INTERNAL_ONLY"],value_fields:["application","app_link","app_links_data","link_caption","digital_good","link","link_description","link</text:span><text:span text:style-name="T1121">_title","link_format","event_id","event_tour_id","product_id","product_set_id","job_opening_id","referral_id","app_destination","app_destination_page_id","is_cta_share_post","is_canvas_video_transition_enabled","retailer_id","service_config_id","object_sto</text:span><text:span text:style-name="T1122">re_urls","facebook_login_spec"]},SEE_MORE:{name:"SEE_MORE",text:{__html:"See more"},short_text:{__html:"See more"},objectives:[],value_fields:["application","app_link","app_links_data","link_caption","digital_good","link","link_description","link_title","l</text:span><text:span text:style-name="T1123">ink_format","event_id","event_tour_id","product_id","product_set_id","job_opening_id","referral_id","app_destination","app_destination_page_id","is_cta_share_post","is_canvas_video_transition_enabled","retailer_id","service_config_id","object_store_urls","</text:span><text:span text:style-name="T1124">facebook_login_spec"]},WATCH_APP_UPGRADE:{name:"WATCH_APP_UPGRADE",text:{__html:"Update"},short_text:{__html:"Update"},objectives:[],value_fields:["application","app_link","app_links_data","link_caption","digital_good","link","link_description","link_title</text:span><text:span text:style-name="T1125">","link_format","event_id","event_tour_id","product_id","product_set_id","job_opening_id","referral_id","app_destination","app_destination_page_id","is_cta_share_post","is_canvas_video_transition_enabled","retailer_id","service_config_id","object_store_url</text:span><text:span text:style-name="T1126">s","facebook_login_spec"]},LOYALTY_LEARN_MORE:{name:"LOYALTY_LEARN_MORE",text:{__html:"Learn more"},short_text:{__html:"Learn more"},objectives:[],value_fields:["application","app_link","app_links_data","link_caption","digital_good","job_opening_id","link"</text:span><text:span text:style-name="T1127">,"link_description","link_title","metadata","sponsorship","advanced_data","product_set_id","product_catalog_id","link_format","event_id","event_tour_id","product_id","referral_id","app_destination","app_destination_page_id","is_cta_share_post","is_canvas_v</text:span><text:span text:style-name="T1128">ideo_transition_enabled","retailer_id","service_config_id","object_store_urls","lead_gen_form_id"]},ACTIVATE_OFFER:{name:"ACTIVATE_OFFER",text:{__html:"Activate"},short_text:{__html:"Activate"},objectives:[],value_fields:["product_id","link"]},BOOK_NOW:{na</text:span><text:span text:style-name="T1129">me:"BOOK_NOW",text:{__html:"Book Now"},short_text:{__html:"Book Now"},objectives:[],value_fields:["application","app_link","app_links_data","link_caption","digital_good","link","link_description","link_title","link_format","event_id","event_tour_id","produ</text:span><text:span text:style-name="T1130">ct_id","product_set_id","job_opening_id","referral_id","app_destination","app_destination_page_id","is_cta_share_post","is_canvas_video_transition_enabled","retailer_id","service_config_id","object_store_urls","facebook_login_spec"]},BOOK_TEST_DRIVE:{name:</text:span><text:span text:style-name="T1131">"BOOK_TEST_DRIVE",text:{__html:"Book Test Drive"},short_text:{__html:"Book Test Drive"},objectives:[],value_fields:["application","app_link","app_links_data","link_caption","digital_good","link","link_description","link_title","link_format","event_id","eve</text:span><text:span text:style-name="T1132">nt_tour_id","product_id","product_set_id","job_opening_id","referral_id","app_destination","app_destination_page_id","is_cta_share_post","is_canvas_video_transition_enabled","retailer_id","service_config_id","object_store_urls","facebook_login_spec"]},CHEC</text:span><text:span text:style-name="T1133">K_AVAILABILITY:{name:"CHECK_AVAILABILITY",text:{__html:"Check Availability"},short_text:{__html:"Check Availability"},objectives:["LINK_CLICKS","WEBSITE_CONVERSIONS","PRODUCT_CATALOG_SALES","LEAD_GENERATION","OUTCOME_LEADS","OUTCOME_ENGAGEMENT","OUTCOME_SA</text:span><text:span text:style-name="T1134">LES","CONVERSIONS","WILDCARD_INTERNAL_ONLY"],value_fields:["application","app_link","app_links_data","link_caption","digital_good","link","link_description","link_title","link_format","event_id","event_tour_id","product_id","product_set_id","job_opening_id</text:span><text:span text:style-name="T1135">","referral_id","app_destination","app_destination_page_id","is_cta_share_post","is_canvas_video_transition_enabled","retailer_id","service_config_id","object_store_urls","facebook_login_spec"]},FIND_A_GROUP:{name:"FIND_A_GROUP",text:{__html:"Find a Group"</text:span><text:span text:style-name="T1136">},short_text:{__html:"Find a Group"},objectives:[],value_fields:["application","app_link","app_links_data","link_caption","digital_good","link","link_description","link_title","link_format","event_id","event_tour_id","product_id","product_set_id","job_open</text:span><text:span text:style-name="T1137">ing_id","referral_id","app_destination","app_destination_page_id","is_cta_share_post","is_canvas_video_transition_enabled","retailer_id","service_config_id","object_store_urls","facebook_login_spec"]},FIND_YOUR_GROUPS:{name:"FIND_YOUR_GROUPS",text:{__html:</text:span><text:span text:style-name="T1138">"Find Your Groups"},short_text:{__html:"Find Your Groups"},objectives:["OUTCOME_LEADS","OUTCOME_AWARENESS","OUTCOME_ENGAGEMENT","OUTCOME_SALES","WILDCARD_INTERNAL_ONLY"],value_fields:["application","app_link","app_links_data","link_caption","digital_good",</text:span><text:span text:style-name="T1139">"link","link_description","link_title","link_format","event_id","event_tour_id","product_id","product_set_id","job_opening_id","referral_id","app_destination","app_destination_page_id","is_cta_share_post","is_canvas_video_transition_enabled","retailer_id",</text:span><text:span text:style-name="T1140">"service_config_id","object_store_urls","facebook_login_spec"]},REMIND_ME:{name:"REMIND_ME",text:{__html:"Remind Me"},short_text:{__html:"Remind Me"},objectives:[],value_fields:["application","app_link","app_links_data","link_caption","digital_good","link"</text:span><text:span text:style-name="T1141">,"link_description","link_title","link_format","event_id","event_tour_id","product_id","product_set_id","job_opening_id","referral_id","app_destination","app_destination_page_id","is_cta_share_post","is_canvas_video_transition_enabled","retailer_id","servi</text:span><text:span text:style-name="T1142">ce_config_id","object_store_urls","facebook_login_spec","customized_message_page_cta_text"]},SAVE_OFFER:{name:"SAVE_OFFER",text:{__html:"Save offer"},short_text:{__html:"Save offer"},objectives:[],value_fields:["application","app_link","app_links_data","li</text:span><text:span text:style-name="T1143">nk_caption","digital_good","link","link_description","link_title","link_format","event_id","event_tour_id","product_id","product_set_id","job_opening_id","referral_id","app_destination","app_destination_page_id","is_cta_share_post","is_canvas_video_transit</text:span><text:span text:style-name="T1144">ion_enabled","retailer_id","service_config_id","object_store_urls","facebook_login_spec"]},PAY_TO_ACCESS:{name:"PAY_TO_ACCESS",text:{__html:"Get Access"},short_text:{__html:"Get Access"},objectives:["LINK_CLICKS","WILDCARD_INTERNAL_ONLY"],value_fields:["ap</text:span><text:span text:style-name="T1145">plication","app_link","app_links_data","link_caption","digital_good","link","link_description","link_title","link_format","event_id","event_tour_id","product_id","product_set_id","job_opening_id","referral_id","app_destination","app_destination_page_id","i</text:span><text:span text:style-name="T1146">s_cta_share_post","is_canvas_video_transition_enabled","retailer_id","service_config_id","object_store_urls","facebook_login_spec"]},PURCHASE_GIFT_CARDS:{name:"PURCHASE_GIFT_CARDS",text:{__html:"Buy gift card"},short_text:{__html:"Buy gift card"},objective</text:span><text:span text:style-name="T1147">s:[],value_fields:["application","app_link","app_links_data","link_caption","digital_good","job_opening_id","link","link_description","link_title","metadata","sponsorship","advanced_data","product_set_id","product_catalog_id","link_format","event_id","even</text:span><text:span text:style-name="T1148">t_tour_id","product_id","referral_id","app_destination","app_destination_page_id","is_cta_share_post","is_canvas_video_transition_enabled","retailer_id","service_config_id","object_store_urls"]},FOLLOW_PAGE:{name:"FOLLOW_PAGE",text:{__html:"Follow Page"},s</text:span><text:span text:style-name="T1149">hort_text:{__html:"Follow Page"},objectives:[],value_fields:["page","link","link_description","link_title"]},SEND_A_GIFT:{name:"SEND_A_GIFT",text:{__html:"Send a Gift"},short_text:{__html:"Send a Gift"},objectives:[],value_fields:["application","app_link",</text:span><text:span text:style-name="T1150">"app_links_data","link_caption","digital_good","link","link_description","link_title","link_format","event_id","event_tour_id","product_id","product_set_id","job_opening_id","referral_id","app_destination","app_destination_page_id","is_cta_share_post","is_</text:span><text:span text:style-name="T1151">canvas_video_transition_enabled","retailer_id","service_config_id","object_store_urls","facebook_login_spec"]},JOBS_APPLY_NOW:{name:"JOBS_APPLY_NOW",text:{__html:"Apply Now"},short_text:{__html:"Apply Now"},objectives:["LINK_CLICKS","WEBSITE_CONVERSIONS","</text:span><text:span text:style-name="T1152">LEAD_GENERATION","OUTCOME_LEADS","BRAND_AWARENESS","REACH","MESSAGES","OUTCOME_AWARENESS","OUTCOME_ENGAGEMENT","OUTCOME_SALES","CONVERSIONS","WILDCARD_INTERNAL_ONLY"],value_fields:["application","app_link","app_links_data","link_caption","digital_good","li</text:span><text:span text:style-name="T1153">nk","link_description","link_title","link_format","event_id","event_tour_id","product_id","product_set_id","job_opening_id","referral_id","app_destination","app_destination_page_id","is_cta_share_post","is_canvas_video_transition_enabled","retailer_id","se</text:span><text:span text:style-name="T1154">rvice_config_id","object_store_urls","facebook_login_spec","lead_gen_form_id","whatsapp_number","preinput_text","origins"]},VIEW_RESUME:{name:"VIEW_RESUME",text:{__html:"View Resume"},short_text:{__html:"View Resume"},objectives:[],value_fields:["applicati</text:span><text:span text:style-name="T1155">on","app_link","app_links_data","link_caption","digital_good","link","link_description","link_title","link_format","event_id","event_tour_id","product_id","product_set_id","job_opening_id","referral_id","app_destination","app_destination_page_id","is_cta_s</text:span><text:span text:style-name="T1156">hare_post","is_canvas_video_transition_enabled","retailer_id","service_config_id","object_store_urls","facebook_login_spec"]},SWIPE_UP_SHOP:{name:"SWIPE_UP_SHOP",text:{__html:"View shop"},short_text:{__html:"View shop"},objectives:[],value_fields:["applica</text:span><text:span text:style-name="T1157">tion","app_link","app_links_data","link_caption","digital_good","job_opening_id","link","link_description","link_title","metadata","sponsorship","advanced_data","product_set_id","product_catalog_id","link_format","event_id","event_tour_id","product_id","re</text:span><text:span text:style-name="T1158">ferral_id","app_destination","app_destination_page_id","is_cta_share_post","is_canvas_video_transition_enabled","retailer_id","service_config_id","object_store_urls","page"]},SWIPE_UP_PRODUCT:{name:"SWIPE_UP_PRODUCT",text:{__html:"View Product"},short_text</text:span><text:span text:style-name="T1159">:{__html:"View Product"},objectives:[],value_fields:["application","app_link","app_links_data","link_caption","digital_good","job_opening_id","link","link_description","link_title","metadata","sponsorship","advanced_data","product_set_id","product_catalog_</text:span><text:span text:style-name="T1160">id","link_format","event_id","event_tour_id","product_id","referral_id","app_destination","app_destination_page_id","is_cta_share_post","is_canvas_video_transition_enabled","retailer_id","service_config_id","object_store_urls"]},SEND_GIFT_MONEY:{name:"SEND</text:span><text:span text:style-name="T1161">_GIFT_MONEY",text:{__html:"Send Gift Money"},short_text:{__html:"Send Gift Money"},objectives:[],value_fields:["app_links_data","link_caption","link","link_title","link_description","link_format","event_id","app_destination","app_destination_page_id","is_c</text:span><text:span text:style-name="T1162">anvas_video_transition_enabled","is_cta_share_post","service_config_id","recipient_target_id","session_id"]},SEND_GIFT:{name:"SEND_GIFT",text:{__html:"Send Gift"},short_text:{__html:"Send Gift"},objectives:[],value_fields:["app_links_data","link_caption","</text:span><text:span text:style-name="T1163">link","link_title","link_description","link_format","event_id","app_destination","app_destination_page_id","is_canvas_video_transition_enabled","is_cta_share_post","service_config_id","recipient_target_id","session_id"]},WATCH_MUSIC_VIDEO:{name:"WATCH_MUSI</text:span><text:span text:style-name="T1164">C_VIDEO",text:{__html:"Watch Music Video"},short_text:{__html:"Watch Music Video"},objectives:[],value_fields:["application","app_link","app_links_data","link_caption","digital_good","link","link_description","link_title","link_format","event_id","event_to</text:span><text:span text:style-name="T1165">ur_id","product_id","product_set_id","job_opening_id","referral_id","app_destination","app_destination_page_id","is_cta_share_post","is_canvas_video_transition_enabled","retailer_id","service_config_id","object_store_urls","facebook_login_spec"]},TRY_IN_CA</text:span><text:span text:style-name="T1166">MERA:{name:"TRY_IN_CAMERA",text:{__html:"Try in Camera"},short_text:{__html:"Try in Camera"},objectives:["LINK_CLICKS","WEBSITE_CONVERSIONS","VIDEO_VIEWS","BRAND_AWARENESS","REACH","POST_ENGAGEMENT","OUTCOME_AWARENESS","OUTCOME_ENGAGEMENT","OUTCOME_SALES",</text:span><text:span text:style-name="T1167">"CONVERSIONS","WILDCARD_INTERNAL_ONLY"],value_fields:["application","app_link","app_links_data","link_caption","digital_good","job_opening_id","link","link_description","link_title","metadata","sponsorship","advanced_data","product_set_id","product_catalog</text:span><text:span text:style-name="T1168">_id","link_format","event_id","event_tour_id","product_id","referral_id","app_destination","app_destination_page_id","is_cta_share_post","is_canvas_video_transition_enabled","retailer_id","service_config_id","object_store_urls"]},WHATSAPP_LINK:{name:"WHATS</text:span><text:span text:style-name="T1169">APP_LINK",text:{__html:"Send WhatsApp message"},short_text:{__html:"WhatsApp"},objectives:[],value_fields:["application","app_link","app_links_data","link_caption","digital_good","link","link_description","link_title","link_format","event_id","event_tour_i</text:span><text:span text:style-name="T1170">d","product_id","product_set_id","job_opening_id","referral_id","app_destination","app_destination_page_id","is_cta_share_post","is_canvas_video_transition_enabled","retailer_id","service_config_id","object_store_urls","facebook_login_spec"]},PLAY_GAME_ON_</text:span><text:span text:style-name="T1171">FACEBOOK:{name:"PLAY_GAME_ON_FACEBOOK",text:{__html:"Play Game on Facebook"},short_text:{__html:"Play Game on Facebook"},objectives:["MOBILE_APP_INSTALLS","MOBILE_APP_ENGAGEMENT","CANVAS_APP_INSTALLS","CANVAS_APP_ENGAGEMENT"],value_fields:["application","a</text:span><text:span text:style-name="T1172">pp_link","app_links_data","link_caption","digital_good","link","link_description","link_title","link_format","event_id","event_tour_id","product_id","product_set_id","job_opening_id","referral_id","app_destination","app_destination_page_id","is_cta_share_p</text:span><text:span text:style-name="T1173">ost","is_canvas_video_transition_enabled","retailer_id","service_config_id","object_store_urls","facebook_login_spec"]}}},4730],["CurrentBusinessUser",[],{business_id:null,business_persona_id:null,business_role:null,business_user_id:null,businessAccountNam</text:span><text:span text:style-name="T1174">e:null,email:null,first_name:null,ip_permission:null,isBusinessPerson:false,isFacebookWorkAccount:false,isInstagramBusinessPerson:false,isEnterpriseBusiness:false,shouldHideComponentsByUnsupportedFirstPartyTools:false,shouldShowAccountSwitchComponents:fals</text:span><text:span text:style-name="T1175">e,isUserOptInAccountSwitchInfraUpgrade:false,business_profile_pic_url:null,isTwoFacNewFlow:false,last_name:null,personal_user_id:"100081299409166",is_ads_feature_limited:null,is_business_banhammered:null},2654],["cr:70",["FBInteractionTracingDependencies"]</text:span><text:span text:style-name="T1176">,{__rc:["FBInteractionTracingDependencies","Aa3T_Pg-a1AfgHp_3wYREAMqvVUwps9IeCdBH_OQUqnFSaKjDRVYGNn7O9pSldeIxFwLkf_b5HijWfg28SFvfhiIIIeFTO_q6w"]},-1],["cr:90",["AdsOneTraceSetup"],{__rc:["AdsOneTraceSetup","Aa2x1s6qe507Q-6EsCwLj2fUjawW8hAL_PhNnwumJU_VTVjIx</text:span><text:span text:style-name="T1177">7GnaSQ4tQp5YpnYqVg6CTfNCSJi2PDl"]},-1],["cr:513",["one-trace"],{__rc:["one-trace","Aa2x1s6qe507Q-6EsCwLj2fUjawW8hAL_PhNnwumJU_VTVjIx7GnaSQ4tQp5YpnYqVg6CTfNCSJi2PDl"]},-1],["cr:540",["ReactDOM"],{__rc:["ReactDOM","Aa0HSFL03scXVO6pVrMz51VuRuJXqKPeIhJAAYuxo0P</text:span><text:span text:style-name="T1178">oQNQMUwgxhSQkTbrgr4k9SJa7HZV39d-CZLvmtP-8FBla-Zo"]},-1],["cr:871",[],{__rc:[null,"Aa07lPxS8h7ugs1vM__P5Fb_EfGgR10yaQBj4uYB-ZsY4ifDsRpVkElU-BJonu_e1yzFsIr9IxZS-y6MO4ca5D3aFtI"]},-1],["cr:2099",[],{__rc:[null,"Aa1Px1B-wPsDzD86zatIFBm3z0LgRRhUkpyMJfib_FA6ZEgC</text:span><text:span text:style-name="T1179">2ojHcEPTKFmBEAHb4lXU38BDQIiQT2QBFlrVrHJi3LgIJDe0I2tBV52WfQriLKutworhX3uw"]},-1],["cr:2695",[],{__rc:[null,"Aa3hA9hLKwWHZ5BDlZXJqt1xrdVmF-h5-1N5ZPAFoSDl6OqFEHESb_64UFNZ_GoOreg2t5IRctHyfdMLuVYedX3zK4Ug"]},-1],["cr:3486",[],{__rc:[null,"Aa3FBeFRHiwCXFyQlXSbgQ</text:span><text:span text:style-name="T1180">HiwQpVdDFn_iCsJ4GDvbSc8ONnrWQE5WOnQ6fJsf6fMVXEuQKyeNzxqkl7oxveNOPHJ3Qbq4JZF7Mcmmo5Nds6zQU30VgfMQ"]},-1],["cr:683059",[],{__rc:[null,"Aa0le-ZhTvfmHjx6DJaU4AlpEVrkfzYM2KSmXvvgQXLSpnqvG7GIERlWVNMV7a0mZtQg_WoFUcoBMzzaW1odMTAKLSExpbZVkgvMQFWNWc-c"]},-1],["cr:69</text:span><text:span text:style-name="T1181">4370",["requestIdleCallbackBlue"],{__rc:["requestIdleCallbackBlue","Aa0HSFL03scXVO6pVrMz51VuRuJXqKPeIhJAAYuxo0PoQNQMUwgxhSQkTbrgr4k9SJa7HZV39d-CZLvmtP-8FBla-Zo"]},-1],["cr:896461",["setIntervalBlue"],{__rc:["setIntervalBlue","Aa0HSFL03scXVO6pVrMz51VuRuJXqK</text:span><text:span text:style-name="T1182">PeIhJAAYuxo0PoQNQMUwgxhSQkTbrgr4k9SJa7HZV39d-CZLvmtP-8FBla-Zo"]},-1],["cr:1393242",["AdsPromotablePageListLoader"],{__rc:["AdsPromotablePageListLoader","Aa0v6hu9orcRyFCHapbuPJ0tfrY6WZwDHWqbANJCFB1TFIrN8rpIWKeEUuSJZYLEegQtm9kDSVWIwTZknScZ2y5uBAybIQ"]},-1],[</text:span><text:span text:style-name="T1183">"cr:1612590",[],{__rc:[null,"Aa1puC5BFRQs-kEiStSz_xSWakbxNs3Rl5hDqKTuSqohkI0uOLorD53bIA_KyoxxhIUzfJPTbpJmgWDsYjQk9tNtEXeCPeW9-sKwi9_eX0EJ"]},-1],["cr:1621989",[],{__rc:[null,"Aa3UWbyEGGNkIpfMHxiAdBnIsDupFLO5dMVR6wtWOkU0dTeIoTxHxTA8U4W_B5gWsGoW5dDv0FlgfLzi"</text:span><text:span text:style-name="T1184">]},-1],["cr:1645510",[],{__rc:[null,"Aa3z8eon_D_rEiqtbgV2vHVnj8ne5WH1RGuyZBRGuw_e5rr7A79puYrxxUZphNaQFp0ZsEvRefw9AjcFK02yz8SFJ-50zw"]},-1],["cr:1703077",[],{__rc:[null,"Aa0wu6u4G2C3bKmA5m4Nq41-BJi4Kl7F6KxD_Xqe2U_2uqzjffpu7eI-xjrHcGSjYTX0f0VsnN4WobcQkh3sbn0</text:span><text:span text:style-name="T1185">tY4rgxA"]},-1],["cr:1752405",["QPLAddBlueRequestHeaders"],{__rc:["QPLAddBlueRequestHeaders","Aa0HSFL03scXVO6pVrMz51VuRuJXqKPeIhJAAYuxo0PoQNQMUwgxhSQkTbrgr4k9SJa7HZV39d-CZLvmtP-8FBla-Zo"]},-1],["cr:1791018",[],{__rc:[null,"Aa0le-ZhTvfmHjx6DJaU4AlpEVrkfzYM2K</text:span><text:span text:style-name="T1186">SmXvvgQXLSpnqvG7GIERlWVNMV7a0mZtQg_WoFUcoBMzzaW1odMTAKLSExpbZVkgvMQFWNWc-c"]},-1],["cr:1791501",[],{__rc:[null,"Aa0le-ZhTvfmHjx6DJaU4AlpEVrkfzYM2KSmXvvgQXLSpnqvG7GIERlWVNMV7a0mZtQg_WoFUcoBMzzaW1odMTAKLSExpbZVkgvMQFWNWc-c"]},-1],["cr:1915761",[],{__rc:[null</text:span><text:span text:style-name="T1187">,"Aa07lPxS8h7ugs1vM__P5Fb_EfGgR10yaQBj4uYB-ZsY4ifDsRpVkElU-BJonu_e1yzFsIr9IxZS-y6MO4ca5D3aFtI"]},-1],["cr:1925340",["EnvironmentTimezoneDecisionTree-tz2021a"],{__rc:["EnvironmentTimezoneDecisionTree-tz2021a","Aa1h1HO2KJy_l_Eb3PYvBcn3J6v0dxKgFKrJbZRIIQjoH_Y</text:span><text:span text:style-name="T1188">SMh_IMdKUZyoQJgp1Vr-a3RfdQK01aJsxqkIaQtUSapxj_ZNh"]},-1],["cr:1925341",["TimezoneNamesData-tz2021a"],{__rc:["TimezoneNamesData-tz2021a","Aa1h1HO2KJy_l_Eb3PYvBcn3J6v0dxKgFKrJbZRIIQjoH_YSMh_IMdKUZyoQJgp1Vr-a3RfdQK01aJsxqkIaQtUSapxj_ZNh"]},-1],["cr:1925344",[</text:span><text:span text:style-name="T1189">"TimezoneRulesFrom2009-tz2021a"],{__rc:["TimezoneRulesFrom2009-tz2021a","Aa1h1HO2KJy_l_Eb3PYvBcn3J6v0dxKgFKrJbZRIIQjoH_YSMh_IMdKUZyoQJgp1Vr-a3RfdQK01aJsxqkIaQtUSapxj_ZNh"]},-1],["cr:917439",["PageTransitionsBlue"],{__rc:["PageTransitionsBlue","Aa0HSFL03scX</text:span><text:span text:style-name="T1190">VO6pVrMz51VuRuJXqKPeIhJAAYuxo0PoQNQMUwgxhSQkTbrgr4k9SJa7HZV39d-CZLvmtP-8FBla-Zo"]},-1],["WebLoomConfig",[],{adaptive_config:{interactions:{modules:{"2097":1,"12068":1},events:{}},qpl:{modules:{},events:{}},modules:null,events:null}},4171],["PageTransitions</text:span><text:span text:style-name="T1191">Config",[],{reloadOnBootloadError:true},1067],["cr:955714",[],{__rc:[null,"Aa1BwnIXryIr48cheNdv8TpaUJv4EW04DYlJIWpeKGXwcXwGiLYT-YSqBU2Mf5yDAKCv1imaEfnGYHabCjKB"]},-1],["cr:1094133",[],{__rc:[null,"Aa3xMA4z0jQVvJV5HP6YYYbX2ou37CFW9_0EBjw1pfD0lDWeaPaeNTNWypE</text:span><text:span text:style-name="T1192">MonRRizFJnnrsEg-cdNDjNrmqJUncIGI"]},-1],["cr:1808490",[],{__rc:[null,"Aa0Jud8WlnOelJF0giAZo-QR-1fxhrkX1axzzuWjU_tYtE_6DE3VtIYsKRX_vvUY5Nn8O8hD82wNXODgao3GDZtXiiW_kbY"]},-1],["FantailConfig",[],{FantailLogQueue:null},1258],["PresenceInitialData",[],{cookieP</text:span><text:span text:style-name="T1193">ollInterval:500,cookieVersion:3,serverTime:"1654537369000",shouldSuppress:false,useWebStorage:false},57],["SystemEventsInitialData",[],{ORIGINAL_USER_ID:"100081299409166"},483],["PresenceConfigInitialData",[],{active_cutoff:120,presence_page_green_dot_sub:</text:span><text:span text:style-name="T1194">false,presence_throw_for_malformed_id:false,viewer_presence_capabilities:null},3841],["DesktopWebMessageTypesSitevarConfig",[],{ChatProxySupportedMessageTypes:{__map:[["P2P/CreditCardChanged",true],["P2P/CreditCardDeleted",true],["P2P/PaymentRequestStateCh</text:span><text:span text:style-name="T1195">anged",true],["P2P/TransferStatusChanged",true],["buddylist_overlay",true],["buddylist_overlay_buffered",true],["business_report_progress",true],["chatproxy-presence",true],["delta",true],["deltaflow",true],["deltaflowreject",true],["dismiss_all_missed_cal</text:span><text:span text:style-name="T1196">l_dialog",true],["friend_requests_seen",true],["friending_state_change",true],["jewel_friending_notifs",true],["jewel_requests_add",true],["jewel_requests_remove_old",true],["live_poke",true],["messaging",true],["mobile_requests_count",true],["nav_update_c</text:span><text:span text:style-name="T1197">ounts",true],["notif_sound_pref_changed",true],["notification_hidden",true],["notifications_read",true],["notifications_seen",true],["onevc",true],["page_typing",true],["places_editor_user_stats",true],["privacy_changed",true],["qprimer",true],["reactquery</text:span><text:span text:style-name="T1198">_update",true],["rtc_live_json",true],["rtc_multi_json",true],["setting",true],["sevmanager/edit",true],["sevmanager/escalation_update",true],["sevmanager/new_comment",true],["sevmanager/new_escalation",true],["sevmanager/thread_created",true],["sevmanager</text:span><text:span text:style-name="T1199">/update",true],["skywalker",true],["ttyp",true],["typ",true],["videocall_block_setting",true],["video_encode",true],["webrtc",true]]},MQTTMigrationExcludeMessageTypes:{__map:[["buddylist_overlay",true],["buddylist_overlay_buffered",true],["chatproxy-presen</text:span><text:span text:style-name="T1200">ce",true],["delta",true],["deltaflow",true],["deltaflowreject",true],["messaging",true],["onevc",true],["qprimer",true],["rtc_live_json",true],["rtc_multi_json",true],["skywalker",true],["ttyp",true],["typ",true],["webrtc",true]]}},4269],["MqttPublishTimeo</text:span><text:span text:style-name="T1201">utConfig",[],{mqttPublishTimeoutMs:90000},4266],["MqttWebDeviceID",[],{clientID:"27568aff-2c6f-44f6-96a2-db74e3fc35ef"},5003],["BrandsAppConfigDynamicFields",[],{sv:{BULK_GRAY_ACCOUNT_IMPORT_KILL_SWITCH:0,BUSINESS_IDENTITY_MAX_FAVS:25,AA_MAX_INSTANCE_PARTN</text:span><text:span text:style-name="T1202">ERS_COUNT:15},businessCapabilities:{can_manage_business_in_www_by_default:false,can_only_see_leads_access_people_tab:false,can_use_aac:false,can_use_aac_for_marketplace:false,can_use_aac_request:false,can_use_aac_with_oe:false,can_use_ad_account_transfer:f</text:span><text:span text:style-name="T1203">alse,can_use_advanced_analytics_instance:false,can_use_advanced_analytics_instance_assets:false,can_use_ast_disapproved_ads_section:false,can_use_ast_review_ui:false,bm_can_use_edit_ad_links_permission:false,can_use_manual_review_after_auto_verification:fa</text:span><text:span text:style-name="T1204">lse,can_use_creative_collections_from_media_library:false,can_see_bm_deletion_blocking_reasons_ui_revamp:false,can_see_crm_do_not_call_toggle:false,can_use_bm_deletion_sub_policy_deny_rule_revamp:false,can_see_authorized_to_promote_tab:false,can_use_paymen</text:span><text:span text:style-name="T1205">t_and_billing_section:false,can_use_credit_partition:false,can_use_credit_partition_flow:false,can_use_wa_credit_sharing:false,can_use_billing_2_business_add_pm:false,can_use_direct_debit:false,can_use_wa_biz_payment:false,can_use_pay_invoice:false,can_use</text:span><text:span text:style-name="T1206">_invoice_reporting:false,can_use_billing2_ad_account_add_pm:false,can_use_invoice_report_chronos_switch:false,can_use_invoice_report_email:false,can_use_child_invoice_group_management:false,can_use_bm_unpaid_logic_switch:false,can_see_pending_credit_partit</text:span><text:span text:style-name="T1207">ion:false,can_see_credit_limit:false,can_see_credit_limit_holdout:false,can_see_cc_sharing_nux:false,can_use_cc_repayment:false,can_use_sharing_restriction:false,can_use_system_users:false,business_adaccount_sharing:false,can_see_preferences_pane:false,can</text:span><text:span text:style-name="T1208">_use_search_for_settings:false,can_see_ad_accounts_overview:false,can_search_ads:false,can_use_credit_partition_auth:false,can_use_sequential_liability_partition:false,can_see_offline_audience_creation_new_option:false,can_see_offline_analytics:false,can_s</text:span><text:span text:style-name="T1209">ee_offline_lookalike_audience_creation:false,can_bypass_offline_tos_check:false,can_use_brp:false,can_see_brp_new_application_and_onboard:false,can_see_brp_trademark_section:false,can_see_impersonating_recommendations:false,can_see_impersonating_report:fal</text:span><text:span text:style-name="T1210">se,can_use_brp_superuser:false,can_see_help_center:false,can_see_viewed_notification:false,can_be_auto_redirected_to_brp:false,can_do_only_search_on_brp:false,can_see_caipt_search_warning:false,can_see_caipt_big_launch:false,can_see_caipt_survey:false,can_</text:span><text:span text:style-name="T1211">see_caipt_report_ig_post:false,brp_report_fb_page_post:false,brp_report_fb_profile:false,brp_exact_search:false,brp_group_search_report:false,brp_image_search_organic:false,can_see_eu_tab:false,can_see_c2c_reverse_image_search:false,can_see_offline_custom_</text:span><text:span text:style-name="T1212">conversion:false,can_see_offline_account_and_tracking_dialog_v2:false,business_can_use_ip_roles:false,business_can_see_catalog_claim_ownership:false,business_can_see_invoices:false,business_can_see_business_manager_payments:false,can_use_invoice_email:fals</text:span><text:span text:style-name="T1213">e,can_use_credit_setting:false,can_be_publisher:false,can_use_bulk_request:false,can_see_publisher_delivery_reports:false,can_see_content_delivery_reports:false,can_see_controls_v2:false,can_see_allowlist:false,can_see_allow_list_in_controls_tab:false,can_</text:span><text:span text:style-name="T1214">see_instream_allowlist:false,can_see_igtv_allowlist:false,can_see_brand_safety_geodesic_ui:false,can_see_negative_keywords:false,can_see_keyword_delivery_report:false,can_see_live_rm_in_delivery_reports:false,can_use_bu_to_bu_connection:false,can_use_parti</text:span><text:span text:style-name="T1215">tion_credit_email_report:false,can_preload_users_from_pagelet:false,can_share_owned_domain:false,can_use_domain_ads_restrictions:false,can_see_ad_campaign_label:false,can_use_offline_large_batch_size:false,can_use_offline_new_user_permissions:false,enable_</text:span><text:span text:style-name="T1216">offline_event_source_in_esg:false,enable_instagram_event_source_in_esg:false,enable_adaccount_event_source_in_esg:false,can_use_employee_view_all_toggle:false,can_use_whatsapp_business_account:false,can_use_project_2_ig_perm:false,can_use_business_asset_gr</text:span><text:span text:style-name="T1217">oup_for_creative_folder:false,can_see_oe_beta_ui_biz:false,can_see_caterpillar_agency_launch_ui:false,can_user_vet_oe_requests:false,can_use_webmasters_tool:false,can_use_task_permissions_in_native_ui:false,can_use_task_permissions_nux_tour:false,can_see_p</text:span><text:span text:style-name="T1218">artner_creditline_tab:false,can_use_auto_create_bag_in_cilent_onboarding:false,can_see_developer_business_profile:false,can_see_developer_business_role:false,can_see_monthly_invoicing_transactions:false,can_see_mi_auto_pay_new_flow:false,can_use_po_number_</text:span><text:span text:style-name="T1219">edit:false,can_use_store_sales_optimization:false,can_use_audience_sharing_agreement:false,can_use_app_signal_sharing_agreement:false,can_use_channel_based_offline_custom_conversions:false,can_use_offline_mdfu_v2:false,can_use_offline_extended_ads_manager_</text:span><text:span text:style-name="T1220">attribution_delay_ui:false,can_use_pixel_extended_delay_ui:false,can_use_vietnam_aac_request:false,offline_events_show_custom_data_typeahead:false,offline_conversions_hide_namespace:false,offline_show_action_source_ui:false,offline_show_content_fields_and_</text:span><text:span text:style-name="T1221">product_details:false,offline_show_catalog_info_in_dataset_settings:false,offline_show_capture_rate_in_dataset_settings:false,offline_show_sftp_setup_flow:false,can_see_seller_profiles:false,can_not_use_ad_account_list_business_filter:false,is_asp_business</text:span><text:span text:style-name="T1222">:false,is_banhammered:false,can_see_attribution_sales_access_tab:false,can_see_workset_creation_guide:false,can_use_trust_tiering_offline_sharing_restrictions:false,can_use_trust_tiering_app_sharing_restrictions:false,fss_can_see_caterpillar_agency_launch_</text:span><text:span text:style-name="T1223">ui:false,can_see_partner_center_roles:false,can_see_instagram_permissions:false,can_see_business_app_store_from_media_library:false,can_use_pages_ig_linked_tasks_util:false,can_see_igpcp_flows:false,can_use_business_ads_reporting_on_ios_account:false,can_b</text:span><text:span text:style-name="T1224">usiness_deprecate_28d_attribution_window:false,can_business_use_unified_attribution_window:false,can_business_add_lars_to_profiles:false,can_business_share_profiles_with_agencies:false,should_disable_sort_in_people_tab:false,can_use_aem_wec_edit_page_valid</text:span><text:span text:style-name="T1225">ation_api:false,can_see_aem_edit_domain_sticky_delete_buttons:false,can_show_aem_in_pixel_creation_flow:false,can_see_aem_cc_stats:false,require_integrity_review_for_invite:false,can_business_create_multisource_cc:false,can_business_create_web_app_cc:false</text:span><text:span text:style-name="T1226">,can_use_graphql_business_assigned_ad_accounts_entql_impl:false,can_see_aem_cooldown_mitigation_with_4th_bit:false,is_advanced_analytics_terms_accepted:false,can_use_advanced_analytics_partner_share:false,can_see_events_datasets_assign_to_user:false,can_up</text:span><text:span text:style-name="T1227">date_billing_info_from_bm:false,business_can_see_bm_notice_for_consolidation_test_clients:false,can_see_new_dataset_creation_ux:false,is_web_wec_partial_lockdown_enabled:false,is_web_wec_lockdown_removal_enabled:false,brp_extend_reference_library_assets:fa</text:span><text:span text:style-name="T1228">lse,show_lock_down_removal_nux:false,can_use_ig_reels_overlay_ads_brand_safety:false,is_web_aem_v2_enabled:false,is_web_aem_v2_enabled_for_prep:false,is_web_aem_v2_rolled_back:false,can_see_matching_body_text_recommendation:false,can_see_new_brand_safety_o</text:span><text:span text:style-name="T1229">verview_tab:false},userID:"100081299409166",userFullName:"Elena Derrick",isSuperUser:false,locale:"en_US",rootURI:"/settings",initTime:1654537369,tierID:10,isBusinessAccount:false,businessID:"",businessName:null,isReseller:false,is_name_normal_order:true,s</text:span><text:span text:style-name="T1230">essionID:"4b1f4ecd384f44d0",hasConnectedIGProfileWithCMS:false},4568],["PageletGK",[],{destroyDomAfterEventHandler:false,skipClearingChildrenOnUnmount:true},2327],["NotificationsBucketList",[],{buckets:[{bucket_type:"PRIORITY_INBOX",max_count:15,max_impres</text:span><text:span text:style-name="T1231">sion_count:-1,min_to_expire:-1,sec_to_evict_seen:3600,sec_to_evict_read:-1,seen_filter:"all",sort_key_index:1,title:"NEW"},{bucket_type:"MIXED_STATE_NOTIFICATIONS",max_count:-1,max_impression_count:-1,min_to_expire:-1,sec_to_evict_seen:-1,sec_to_evict_read</text:span><text:span text:style-name="T1232">:-1,seen_filter:"all",sort_key_index:0,title:"EARLIER"},{bucket_type:"FALLBACK",max_count:-1,max_impression_count:-1,min_to_expire:-1,sec_to_evict_seen:-1,sec_to_evict_read:-1,seen_filter:"all",sort_key_index:-1,title:"NOTIFICATIONS"}]},2629],["TransportSe</text:span><text:span text:style-name="T1233">lectingClientContextualConfig",[],{rawConfig:"{\"name\":\"rti/web_rs_transport_selecting_client\",\"cctype\":\"dense\",\"version\":1,\"policy_id\":\"static\",\"sample_rate\":1000,\"contexts\":[{\"name\":\"method\",\"type\":\"STRING\",\"callsite\":true,\"bu</text:span><text:span text:style-name="T1234">ckets\":[{\"name\":\"rollout_group_1\",\"strategy\":\"in\",\"values\":[\"FBGQLS:FEEDBACK_LIKE_SUBSCRIBE\",\"Falco\",\"FBLQ:comet_notifications_live_query_experimental\"]},{\"name\":\"rollout_group_6\",\"strategy\":\"in\",\"values\":[\"FBGQLS:COMMENT_CREATE</text:span><text:span text:style-name="T1235">_SUBSCRIBE\",\"FBGQLS:COMMENT_LIKE_SUBSCRIBE\",\"FBGQLS:FEEDBACK_COMMENT_PERMISSION_TOGGLE_SUBSCRIBE\",\"FBGQLS:FEEDBACK_TYPING_SUBSCRIBE\"]},{\"name\":\"rollout_group_4\",\"strategy\":\"regex\",\"values\":[\"FBGQLS:.*\"]},{\"name\":\"rollout_group_3\",\"s</text:span><text:span text:style-name="T1236">trategy\":\"regex\",\"values\":[\"FBLQ:.*\"]},{\"name\":\"skywalker\",\"strategy\":\"in\",\"values\":[\"SKY:test_topic\",\"live/api/copyright\",\"intern_notify\",\"locplat/ttm\",\"rti_widget_dashboard\",\"srt/user_metrics_counter\",\"media_manager_instagra</text:span><text:span text:style-name="T1237">m_composer_create_update\",\"cubism_annotations/fleet_health\",\"srt/notifications\",\"ads/reporting/snapshot\",\"unidash/widget\",\"cubism_annotations\",\"ads/reporting/export\",\"pubx/notification/update\",\"ads/powereditor/import\",\"lwi_async_create\",</text:span><text:span text:style-name="T1238">\"video_edit\",\"metric_graph_realtime\",\"vcc_video_posting_www\",\"cms/object_archive_copy_created\",\"cms/branch_updated\",\"cms/object_saved\",\"codeless_event_tracking\",\"srt/job_updated\",\"video_broadcast\",\"video/broadcast/error\",\"vcpanel/api\"</text:span><text:span text:style-name="T1239">,\"lwi_everywhere_plugin\",\"commercial_break_v2\",\"advanced_analytics/query\",\"cubism_annotations/ads_mastercook_models\",\"gqls/comment_like_subscribe\",\"live/api/copyright\",\"shiba/mock_bot_error\",\"shiba/save_state\",\"video_list_publishing_progre</text:span><text:span text:style-name="T1240">ss_update\",\"assistant_wizard\",\"gizmo/manage\",\"collab/presentation/request\",\"snaptu/push_notif\"]},{\"name\":\"skywalker_bulletin\",\"strategy\":\"in\",\"values\":[\"www/sr/hot_reload\"]},{\"name\":\"rollout_group_5\",\"strategy\":\"in\",\"values\":</text:span><text:span text:style-name="T1241">[\"Collabri\"]},{\"name\":\"default\",\"strategy\":\"catch_all\"}]}],\"outputs\":[{\"name\":\"group\",\"type\":\"STRING\"},{\"name\":\"dgwUpsampleMultiplier\",\"type\":\"FLOAT\"}],\"vector\":[\"group1\",\"0.01\",\"group6\",\"0.001\",\"group4\",\"1.0\",\"gr</text:span><text:span text:style-name="T1242">oup3\",\"1.0\",\"skywalker\",\"1.0\",\"skywalker_bulletin\",\"1.0\",\"group5\",\"1.0\",\"default_group\",\"1.0\"],\"vectorDefaults\":[\"default_group\",\"1.0\"],\"timestamp\":1652833178}"},5968],["GqlsUseCaseSamplingRateMap",[],{GqlsUseCaseSamplingRateMap:</text:span><text:span text:style-name="T1243">{default:10000,test_blade_runner_actualized_subscribe:1}},6497],["RTISubscriptionManagerConfig",[],{config:{max_subscriptions:150,www_idle_unsubscribe_min_time_ms:600000,www_idle_unsubscribe_times_ms:{feedback_like_subscribe:600000,comment_like_subscribe:6</text:span><text:span text:style-name="T1244">00000,feedback_typing_subscribe:600000,comment_create_subscribe:1800000,video_tip_jar_payment_event_subscribe:14400000},www_unevictable_topic_regexes:["^(graphql|gqls)/web_notification_receive_subscribe","^www/sr/hot_reload/"],autobot_tiers:{latest:"realti</text:span><text:span text:style-name="T1245">me.skywalker.autobot.latest",intern:"realtime.skywalker.autobot.intern",sb:"realtime.skywalker.autobot.sb"},max_subscription_flush_batch_size:100},autobot:{},assimilator:{},unsubscribe_release:true,bladerunner_www_sandbox:null,is_intern:false},1081],["Rela</text:span><text:span text:style-name="T1246">yAPIConfigDefaults",[],{accessToken:"",actorID:"100081299409166",customHeaders:{},enableNetworkLogger:false,fetchTimeout:30000,graphBatchURI:"/api/graphqlbatch/",graphURI:"/api/graphql/",retryDelays:[1000,3000],useXController:true,xhrEncoding:null,subscrip</text:span><text:span text:style-name="T1247">tionTopicURI:"/dlite/skywalker_topic/",withCredentials:false,isProductionEndpoint:false},926],["BizNotificationConfig",[],{hasM2:true,hasBadgeExp:true,notifTypeWhitelist:[]},3872],["InitialServerTime",[],{serverTime:1654537369538},204],["MarauderConfig",[]</text:span><text:span text:style-name="T1248">,{app_version:"1.0.0.0 (1005633626)",gk_enabled:false},31],["RequestStreamE2EClientSamplingConfig",[],{sampleRate:10000,methodToSamplingMultiplier:{RTCSessionMessage:10000,Presence:0.1,"FBGQLS:VOD_TICKER_SUBSCRIBE":0.1,"FBGQLS:FEEDBACK_LIKE_SUBSCRIBE":10,"</text:span><text:span text:style-name="T1249">FBLQ:ios_huddle_listener":1000,"FBGQLS:HUDDLE_USERS_REQUESTED_TO_SPEAK_COUNT_SUBSCRIBE":1000}},4501],["BusinessPersonRolloutPhaseUtil",[],{can_access_tools:null,is_business_person:false},5862],["AdsInProductGuidanceConfigSitevar",[],{whitelisted_messages:[</text:span><text:span text:style-name="T1250">"ads_political_authorization_tip","duplication_optimization_tip","ads_3co_app_destination_wwdc_nux","ads_campaign_placement_wwdc_nux","ads_managment_optimization_pricing_wwdc_nux","da_deeplink_destination_ios14_message","ads_3co_delivery_optimization_wwdc_</text:span><text:span text:style-name="T1251">nux","signal_loss_changes_to_columns_and_breakdowns","ads_placement_ios14_not_available_nux","ads_optimization_attribution_window_wwdc_nux","ads_optimization_app_conversion_wwdc_nux","ads_app_destination_3co_ios14_nux","ads_tracking_signal_loss_pre_launch_</text:span><text:span text:style-name="T1252">nux","ads_tracking_signal_loss_enforcement_phase_nux","signal_loss_changes_to_app_reporting","signal_loss_attribution_settings_app","signal_loss_attribution_settings_web","signal_loss_results_web","signal_loss_results_no_skan_app","incremental_results_dda_</text:span><text:span text:style-name="T1253">tooltip","ads_conversion_pixel_event_ios14_nux","increase_budget_to_optimize_outcomes","ads_optimization_attribution_window_signal_loss_nux"],allowlisted_messages:["ads_political_authorization_tip","duplication_optimization_tip","ads_3co_app_destination_ww</text:span><text:span text:style-name="T1254">dc_nux","ads_campaign_placement_wwdc_nux","ads_managment_optimization_pricing_wwdc_nux","da_deeplink_destination_ios14_message","ads_3co_delivery_optimization_wwdc_nux","signal_loss_changes_to_columns_and_breakdowns","ads_placement_ios14_not_available_nux"</text:span><text:span text:style-name="T1255">,"ads_optimization_attribution_window_wwdc_nux","ads_optimization_app_conversion_wwdc_nux","ads_app_destination_3co_ios14_nux","ads_tracking_signal_loss_pre_launch_nux","ads_tracking_signal_loss_enforcement_phase_nux","signal_loss_changes_to_app_reporting"</text:span><text:span text:style-name="T1256">,"signal_loss_attribution_settings_app","signal_loss_attribution_settings_web","signal_loss_results_web","signal_loss_results_no_skan_app","incremental_results_dda_tooltip","ads_conversion_pixel_event_ios14_nux","increase_budget_to_optimize_outcomes"],hold</text:span><text:span text:style-name="T1257">out_experiment_blacklist:["ads_canvas_collection_duplication_upsell_tip","ads_ix_duplication_autocreate_collection_accountid_selfservice_tip","ads_ix_duplication_bento_autoenable_accountid_selfservice_tip","ads_marketplace_placement_duplication_tip","compl</text:span><text:span text:style-name="T1258">eteview_duplication_promotion_tip","dco_duplication_upsell_tip","fb_stories_ads_duplication_upsell_tip","instagram_feed_story_ads_duplication_upsell_tip","instagram_story_ads_duplication_upsell_tip","vcc_guidance_card_entry_point_duplication_flow_ad_level"</text:span><text:span text:style-name="T1259">,"vcc_guidance_card_entry_point_duplication_flow_ad_set_level","vcc_guidance_card_entry_point_duplication_flow_campaign_level"],holdout_experiment_blocklist:["ads_canvas_collection_duplication_upsell_tip","ads_ix_duplication_autocreate_collection_accountid</text:span><text:span text:style-name="T1260">_selfservice_tip","ads_ix_duplication_bento_autoenable_accountid_selfservice_tip","ads_marketplace_placement_duplication_tip","completeview_duplication_promotion_tip","dco_duplication_upsell_tip","fb_stories_ads_duplication_upsell_tip","instagram_feed_stor</text:span><text:span text:style-name="T1261">y_ads_duplication_upsell_tip","instagram_story_ads_duplication_upsell_tip","vcc_guidance_card_entry_point_duplication_flow_ad_level","vcc_guidance_card_entry_point_duplication_flow_ad_set_level","vcc_guidance_card_entry_point_duplication_flow_campaign_leve</text:span><text:span text:style-name="T1262">l"],holdout_experiment_whitelist:["duplication_optimization_tip","di_landing_page_views_duplication_upsell"],holdout_experiment_allowlist:["duplication_optimization_tip","di_landing_page_views_duplication_upsell"],cap_per_type:{__map:[["BLUES_CLUES",1],["I</text:span><text:span text:style-name="T1263">N_FLOW",4],["BADGES",2],["CREATION_AND_EDITING_L1",4],["CREATION_AND_EDITING_L2",4],["CREATION_AUDIENCE",1],["CREATION_L2_SIDEBAR",1],["CREATION_L3_HEADER",1],["DELIVERY_OPTIMIZATION",2],["DUPLICATION",4],["EDITING_L3",1],["CREATION_AND_EDITING_L3_RIGHT_SI</text:span><text:span text:style-name="T1264">DEBAR",1],["EXPORT",1],["IMPORT",1],["INSIGHTS_TRAY",2],["NOT_IN_ADS_MANAGER",4],["OBJECTIVE",1],["PLACEMENT",1],["PUBLISHING_RECEIPT",1],["QUICK_CREATION",1]]},disabled_relevance_rules:[],skippable_relevance_rules:["AdsICScoringRule","AdsICMessageTallyDyn</text:span><text:span text:style-name="T1265">amicThresholdRule"],score_threshold_enabled_messages:["ads_delivery_growth_turn_on_pixel_tip","ax_ads_adgroup_dco_preview_entry_tip","dco_carousel_upsell","ads_canvas_collection_duplication_upsell_tip","di_landing_page_views_duplication_upsell","instagram_</text:span><text:span text:style-name="T1266">story_ads_duplication_upsell_tip","ads_marketplace_placement_duplication_tip","dco_carousel_new_feature_tip","messenger_ads_upsell_tip"],dynamic_threshold_percentile:0.3,static_threshold_value:0.12822},3005],["AGPBPRecommendationSitevarConfig",[],{new_bp_i</text:span><text:span text:style-name="T1267">ds:["2279552705610454","301445770444921","305637779992589","530925047371600","722115724828939","1372322642908783","2163311313939690","247841419255565","616513102148261","378086982798189","436870210214012","1968848633197251","672925959810474","4287756246005</text:span><text:span text:style-name="T1268">74","705150643369037"]},5340],["AGPWaistMessagesSitevarConfig",[],{messages:[{messageID:"ads_use_auto_placement",version:"INLINE_WAIST_V1"},{messageID:"use_carousel_for_dr_spend_format",version:"INLINE_WAIST_V2"},{messageID:"switch_objective_for_video_ads"</text:span><text:span text:style-name="T1269">,version:"INLINE_WAIST_V2"},{messageID:"conversion_optimization_goal_not_enough_events_delivery_optimization",version:"INLINE_WAIST_V2"},{messageID:"web_value_optimization_recommendation",version:"INLINE_WAIST_V2"}]},5546],["FunnelLoggerConfig",[],{freq:{W</text:span><text:span text:style-name="T1270">WW_MESSENGER_VIDEO_CHAT_LINKS_FUNNEL:1,PIE_MANAGER_HIRING_HUB_FUNNEL:1,WWW_ESCALATION_TOOLS_NOTIFICATIONS_PAGE_FUNNEL:1,WWW_ONCALL_VIEW_FUNNEL:1,WWW_MESSENGER_GROUP_ESCALATION_FUNNEL:10,WWW_SPATIAL_REACTION_PRODUCTION_FUNNEL:1,CREATIVE_STUDIO_CREATION_FUNN</text:span><text:span text:style-name="T1271">EL:1,WWW_CANVAS_AD_CREATION_FUNNEL:1,WWW_CANVAS_EDITOR_FUNNEL:1,WWW_LINK_PICKER_DIALOG_FUNNEL:1,WWW_MEME_PICKER_DIALOG_FUNNEL:1,WWW_LEAD_GEN_FORM_CREATION_FUNNEL:1,WWW_LEAD_GEN_FORM_EDITOR_FUNNEL:1,WWW_LEAD_GEN_DESKTOP_AD_UNIT_FUNNEL:1,WWW_LEAD_GEN_MSITE_A</text:span><text:span text:style-name="T1272">D_UNIT_FUNNEL:1,WWW_CAMPFIRE_COMPOSER_UPSELL_FUNNEL:1,WWW_PMT_FUNNEL:1,WWW_PULSE_FUNNEL:1,WWW_ORGTOOL_FUNNEL:1,WWW_RECRUITING_PRODUCTS_ATTRIBUTION_FUNNEL:1,WWW_RECRUITING_PRODUCTS_FUNNEL:1,WWW_RECRUITING_SEARCH_FUNNEL:1,WWW_RECRUITING_BULK_EMAIL_FUNNEL:1,W</text:span><text:span text:style-name="T1273">WW_RECRUITING_LEAVE_HANDLER_FUNNEL:1,WWW_EXAMPLE_FUNNEL:1,WWW_REACTIONS_BLINGBAR_NUX_FUNNEL:1,WWW_REACTIONS_NUX_FUNNEL:1,WWW_COMMENT_REACTIONS_NUX_FUNNEL:1,WWW_MESSENGER_SHARE_TO_FB_FUNNEL:10,POLYGLOT_MAIN_FUNNEL:1,MSITE_EXAMPLE_FUNNEL:10,WWW_FEED_SHARE_DI</text:span><text:span text:style-name="T1274">ALOG_FUNNEL:100,MSITE_AD_BREAKS_ONBOARDING_FLOW_FUNNEL:1,MSITE_FEED_ALBUM_CTA_FUNNEL:10,MSITE_FEED_SHARE_DIALOG_FUNNEL:100,MSITE_COMMENT_TYPING_FUNNEL:500,MSITE_HASHTAG_PROMPT_FUNNEL:1,WWW_SEARCH_AWARENESS_LEARNING_NUX_FUNNEL:1,WWW_CONSTITUENT_TITLE_UPSELL</text:span><text:span text:style-name="T1275">_FUNNEL:1,MTOUCH_FEED_MISSED_STORIES_FUNNEL:10,WWW_UFI_SHARE_LINK_FUNNEL:1,WWW_CMS_SEARCH_FUNNEL:1,GAMES_QUICKSILVER_FUNNEL:1,SOCIAL_SEARCH_CONVERSION_WWW_FUNNEL:1,SOCIAL_SEARCH_DASHBOARD_WWW_FUNNEL:1,SRT_USER_FLOW_FUNNEL:1,MSITE_PPD_FUNNEL:1,WWW_PAGE_CREA</text:span><text:span text:style-name="T1276">TION_FUNNEL:1,NT_EXAMPLE_FUNNEL:1,WWW_LIVE_VIEWER_TIPJAR_FUNNEL:1,FACECAST_BROADCASTER_FUNNEL:1,WWW_FUNDRAISER_CREATION_FUNNEL:1,WWW_FUNDRAISER_EDIT_FUNNEL:1,WWW_OFFERS_SIMPLE_COMPOSE_FUNNEL:1,QP_TOOL_FUNNEL:1,WWW_OFFERS_SIMPLE_COMPOSE_POST_LIKE_FUNNEL:1,C</text:span><text:span text:style-name="T1277">OLLEGE_COMMUNITY_NUX_ONBOARDING_FUNNEL:1,CASUAL_GROUP_PICKER_FUNNEL:1,TOPICS_TO_FOLLOW_FUNNEL:1,WWW_MESSENGER_SEARCH_SESSION_FUNNEL:1,WWW_LIVE_PRODUCER_FUNNEL:1,FX_PLATFORM_INVITE_JOIN_FUNNEL:1,CREATIVE_STUDIO_HUB_FUNNEL:1,WWW_SEE_OFFERS_CTA_NUX_FUNNEL:1,W</text:span><text:span text:style-name="T1278">WW_ADS_TARGETING_AUDIENCE_MANAGER_FUNNEL:1,WWW_AD_BREAKS_ONBOARDING_FUNNEL:1,WWW_AD_BREAK_HOME_ONBOARDING_FUNNEL:1,WWW_NOTIFS_UP_NEXT_FUNNEL:10,ADS_VIDEO_CAPTION_FUNNEL:1,KEYFRAMES_FUNNEL:500,SEARCH_ADS_WWW_FUNNEL:1,WWW_ALT_TEXT_COMPOSER_FUNNEL:1,BUSINESS_</text:span><text:span text:style-name="T1279">PAYMENTS_MERCHANT_ONBOARDING_FUNNEL:1,MERCHANT_PAYMENTS_MERCHANT_ONBOARDING_FUNNEL:1,SELLER_EXPERIENCE_ONBOARDING_NEW_FUNNEL:1,SELLER_EXPERIENCE_PAYOUT_SETUP_NEW_FUNNEL:1,SELLER_EXPERIENCE_SHOP_MANAGEMENT_FUNNEL:1,WWW_BUSINESS_CREATION_FUNNEL:1,WWW_BUSINES</text:span><text:span text:style-name="T1280">S_VERIFICATION_FUNNEL:1,WWW_APP_REVIEW_BUSINESS_VERIFICATION_FUNNEL:1,SELLER_EXPERIENCE_MIGRATION_FUNNEL:1,SELLER_EXPERIENCE_PAYOUT_SETUP_FUNNEL:1,PAYOUT_ONBOARDING_FUNNEL:1,SERVICES_INSTANT_BOOKING_SETTINGS_FUNNEL:1,SERVICES_FB_APPOINTMENTS_CTA_FULL_SETUP</text:span><text:span text:style-name="T1281">_FUNNEL:1,SERVICES_FB_APPOINTMENTS_CTA_CREATION_FUNNEL:1,FB_NEO_ONBOARDING_FUNNEL:1,FB_NEO_FRIENDING_FUNNEL:1,WWW_MESSENGER_CONTENT_SEARCH_FUNNEL:1,SEARCH_FUNNEL:1,SHADOW_SEARCH_FUNNEL:1,SHADOW_EARLY_END_SEARCH_FUNNEL:1,UNIDASH_EDIT_WIDGET_FUNNEL:1,PRIVATE</text:span><text:span text:style-name="T1282">_COMMENT_COMPOSER_FUNNEL:1,WEB_RTC_SCREEN_SHARING_FUNNEL:1,CHECKOUT_EXPERIENCES_FUNNEL:1,CHECKOUT_EXPERIENCES_SELLER_FUNNEL:1,WWW_SERVICES_INSTANT_BOOKING_CONSUMER_FUNNEL:1,WWW_SERVICES_BOOK_APPOINTMENT_CONSUMER_FUNNEL:10,WWW_SPHERICAL_DIRECTOR_FUNNEL:1,NA</text:span><text:span text:style-name="T1283">TIVE_SUPPORT_FUNNEL:1,WWW_PRESENCE_FUNNEL:1,MESSENGER_UNIVERSAL_SEARCH_FUNNEL:1,MESSENGER_SECONDARY_SEARCH_FUNNEL:1,WORK_CHAT_SEARCH_FUNNEL:1,PRIVACY_SHORTCUTS_FUNNEL:1,PRIVACY_ACCESS_HUB_FUNNEL:1,WWW_POLITICIAN_OFFICE_SETTING_FUNNEL:1,WWW_CIVIC_ACTION_POS</text:span><text:span text:style-name="T1284">T_INVITE_FUNNEL:1,WWW_MESSENGER_SHARE_FILE_PREVIEW_FUNNEL:1,ALL_VOICES_FUNNEL:1,AEC_APPLICATION_FUNNEL:1,INSTANT_EXPERIENCES_MINDBODY_FUNNEL:1,WWW_LAUNCHPAD_ONBOARDING_FUNNEL:1,GIZMO_VCPANEL_CALL_START_FUNNEL:1,WWW_FB_CHAT_NEW_SETTINGS_MENU_FUNNEL:1,KAIOS_</text:span><text:span text:style-name="T1285">REG_CONTACT_IMPORTER_FUNNEL:1,MAP_WEB_FUNNEL:1,SOCIAL_VR_INTERACTIVE_THREE_SIXTY_FUNNEL:1,WWW_SNOWLIFT_ACTIONS_FUNNEL:1,SVC_DEPLOYMENT_ONBOARDING_FUNNEL:1,FHT_FUNNEL:1,default:1000}},1271],["NotificationListConfig",[],{canMarkUnread:true,canMarkUnreadInHub</text:span><text:span text:style-name="T1286">:true,isWork:false,numStoriesFromEndBeforeAFetchIsTriggered:5,jsBootloadTrigger:"bigpipe_display_done",numNotificationsPerPage:15,sessionID:"3f2d279e-c6b4-4691-8698-b3f8486b563f",reactFiberAsyncNotifications:false},2425],["MqttWebConfig",[],{fbid:"10008129</text:span><text:span text:style-name="T1287">9409166",appID:219994525426954,endpoint:"wss://edge-chat.facebook.com/chat?region=cln",pollingEndpoint:"https://edge-chat.facebook.com/mqtt/pull?region=cln",subscribedTopics:[],capabilities:10,clientCapabilities:3,chatVisibility:true,hostNameOverride:""},3</text:span><text:span text:style-name="T1288">790],["SimpleNUXMessageTypesToShow",[],{mapping:{"1043260369419401":"ACCOUNT_QUALITY_LANDING_PAGE_V1","795879794728705":"ACCOUNT_QUALITY_SUPPORT_HUB","564582334354231":"ACCOUNTING_TOOLS_MEGA_MENU_NAV_BUTTON","496020254316350":"ACCRUALS_BUSINESS_PARTNER_GRO</text:span><text:span text:style-name="T1289">UP_BY_PO_SWITCH","788096364993610":"ACCRUALS_BUSINESS_PARTNER_PO_LINE","491495654775789":"ACCRUALS_OVERVIEW_ABOVE_THRESHOLD_PO_LIST_CHART_MESSAGE","482958908970158":"ACCRUALS_OVERVIEW_ACCRUALS_COLUMN_MESSAGE","622692741468647":"ACCRUALS_OVERVIEW_ACTUALS_CO</text:span><text:span text:style-name="T1290">LUMN_MESSAGE","2555255081208533":"ACCRUALS_OVERVIEW_ESTIMATED_COLUMN_MESSAGE","2402615530056236":"ACCRUALS_OVERVIEW_EXPAND_CATEGORIES_MESSAGE","560240461185568":"ACCRUALS_OVERVIEW_FORECAST_COLUMN_MESSAGE","2577804935660829":"ACCRUALS_OVERVIEW_MONTHLY_QTD_D</text:span><text:span text:style-name="T1291">ATA_TOGGLE_MESSAGE","400983340579136":"ACCRUALS_OVERVIEW_POWERSEARCH_BAR_NUX","455483285074176":"ACCRUALS_OVERVIEW_VARIANCE_COLUMN_MESSAGE","2548946618558498":"ACCRUALS_PO_ACTIVITIES_AND_COMMENTS_MESSAGE","594634384408922":"ACCRUALS_PO_BULK_FEATURE_MESSAGE</text:span><text:span text:style-name="T1292">","2600233296666763":"ACCRUALS_PO_BULK_WORKFLOW_ACTIONS_DIALOG_MESSAGE","705285646640832":"ACCRUALS_PO_COLUMNS_SORTABLE_MESSAGE","1170736773121042":"ACCRUALS_PO_COST_CENTER_ASSIGNMENT_POWERSEARCH_SETTINGS_MESSAGE","395397488070541":"ACCRUALS_PO_COST_CENTER</text:span><text:span text:style-name="T1293">_ASSIGNMENT_SETTINGS_MESSAGE","493182117904027":"ACCRUALS_PO_HIDE_COLUMNS_MESSAGE","1355477991278783":"ACCRUALS_PO_INVOICE_ATTACHMENTS_ICON_MESSAGE","2547022355390693":"ACCRUALS_PO_LINE_STATUS_PROGRESSION_MESSAGE","259197221676547":"ACCRUALS_PO_NON_PO_ACCR</text:span><text:span text:style-name="T1294">UAL_LINE_DIALOG_MESSAGE","407372629937916":"ACCRUALS_PO_NON_PO_ACCRUAL_LINE_MESSAGE","414771572540368":"ACCRUALS_PO_SAVE_SEARCH_MESSAGE","504367406811798":"ACCRUALS_PO_SUGGESTED_SEARCHES_MESSAGE","216758452274152":"AD_BREAK_BACKFILL_NUX","1293579247404404"</text:span><text:span text:style-name="T1295">:"AD_BREAK_PORTAL_DISABLE_NUX","1487233744681276":"AD_BREAK_PORTAL_ENABLE_NUX","201947367207528":"AD_BREAK_PREREVIEW_BUTTON","1453283214801217":"AD_BREAK_PREREVIEW_DIALOG","336192277611677":"AD_BREAK_PREREVIEW_PREPUBLISH_OPTION","375904443080239":"AD_BREAK</text:span><text:span text:style-name="T1296">S_CUSTOM_MESSAGE","2425867227654212":"AD_BREAKS_LIVE_GAMING_AUTO_SQUEEZEBACK_MODAL","518404145186372":"AD_BREAKS_NOTICE_NUX","1169264749901274":"AD_BREAKS_NPS","374571690057844":"AD_BREAKS_SCM_COMPOSER_NUX","2561259884123870":"AD_BREAKS_SCM_V2_COMPOSER_NUX</text:span><text:span text:style-name="T1297">","237024374541900":"AD_BREAKS_SCM_V3_COMPOSER_NUX","1088399387945919":"AD_CANVAS_EDITOR_SWIPE_TO_OPEN","1733450480268575":"AD_CANVAS_EDITOR_TOOLBAR_NUX","175599466304273":"AD_CANVAS_INLINE_BUILDER_ACQUISITION_TOUR","727232757449618":"AD_CANVAS_INLINE_BUIL</text:span><text:span text:style-name="T1298">DER_BRAND_RETAIL_TOUR","177120099488520":"AD_CANVAS_INLINE_CREATION_FINISH_NUX","2073342292910976":"AD_CANVAS_INLINE_MERGED_SHOPPING_TYPE_SWITCH_NUX","1074045603123806":"AD_LIBRARY_IMAGE_SEARCH_TIP_MODAL","504109504160931":"AD_LIBRARY_SPEND_TRACKER_NUX","6</text:span><text:span text:style-name="T1299">54963278708602":"AD_LIMITS_ACCOUNT_INSIGHTS_RECOMMENDATION_BUTTON_NUX","612091279721413":"AD_LIMITS_PAGE_VIEW_SET_ADDITIONAL_AD_LIMITS_NUX","1667155843451913":"ADBOARD2_IMPORT_BUTTON","432606034501148":"ADEX_CONVERSION_LIFT_DEPRECATION_WARNING_ONGOING_STUD</text:span><text:span text:style-name="T1300">IES","2978837225665172":"ADEX_EPD_WARNING_BANNER","796171867927887":"ADEX_EPD_WARNING_BANNER_FOR_ONGOING_TEST","681999452569029":"ADEX_SOFT_MATCH_DEPRECATION","1278275002596700":"ADMIN_INSIGHTS_ONBOARDING_NUX","509869796909229":"ADS_AA_EPD_IMPACT_MESSAGE",</text:span><text:span text:style-name="T1301">"756220081612787":"ADS_AA_IOS14_IMPACT_MESSAGE","266250471074826":"ADS_AA_ML_ONBOARDING_INSTANCE","363974851436196":"ADS_AA_ML_ONBOARDING_MAIN","467725228293431":"ADS_AA_SANDBOX_IMPROVEMENTS_BANNER","544241212929472":"ADS_AA_SANDBOX_REDIRECTION_MODAL","142</text:span><text:span text:style-name="T1302">137777961806":"ADS_AA_SHOW_SURVEY_BADGE","909094006318406":"ADS_AA_SOFT_MATCH_IMPACT_MESSAGE","389235809098960":"ADS_AA_UPLOAD_TABLE_DISABLED","458148942057980":"ADS_AD_BUILDER_IMPORT_AVAILABLE_FROM_PREVIEW_SHARING","3350049161745531":"ADS_AD_BUILDER_START</text:span><text:span text:style-name="T1303">_GUIDE_NOTICE","616337149112183":"ADS_AD_BUILDER_WELCOME_MODAL","330547338242105":"ADS_AM_X_LEVEL_FILTERS_L2_NUX","1238884023135185":"ADS_AM_X_LEVEL_FILTERS_L3_NUX","5551744248214337":"ADS_APP_SIGNALS_AEM_CONFIG_72H_COOLDOWN_REMOVAL","774348980084129":"ADS</text:span><text:span text:style-name="T1304">_AUTOMATIC_FLOW_REPORTING_VIEW_CHARTS_NUX","815810298932426":"ADS_CONVERGENCE_CREATION_NUX","1215687395446138":"ADS_CONVERGENCE_HAS_CREATED_AD","1577369782414420":"ADS_COVID_19_STO_NEW_CTA_NUX","2333009646992060":"ADS_COVID_19_STO_NEW_PAGE_FIELDS_NUX","830</text:span><text:span text:style-name="T1305">050494430169":"ADS_CREATIVE_EDITOR_ONBOARDING_MODAL_NUX","840704799830799":"ADS_CUSTOM_METRICS_PUBLIC_DELETION_NUX","2152920788075037":"ADS_DELIVERY_GROWTH_CBO_OPT_OUT_SURVEY","2726420800993611":"ADS_ERRORS_QUICK_FILTER_NUX","261418928370015":"ADS_EVENTS_M</text:span><text:span text:style-name="T1306">ANAGER_NUX","430900890794665":"ADS_EXPERIMENT_PLATFORM_3","174587579760406":"ADS_GUIDE_AD_FORMAT_NUX","1971344056440935":"ADS_GUIDE_PLACEMENT_NUX","207438347656912":"ADS_HELP_TRAY_NEW_SPENDER_NUX","409922286871463":"ADS_HELP_TRAY_NEW_USER_NUX","44249738010</text:span><text:span text:style-name="T1307">6938":"ADS_HELP_TRAY_RETRAIN_EXISTING_USERS_NUX","659155461740159":"ADS_IAX_IA_PERFORMANCE_TRENDS_SPARKLINE_NUX","2916341425361979":"ADS_IAX_IA_QUICK_FILTERS_NUX","658161361201146":"ADS_LWI_BOOSTED_REAL_ESTATE_LISTING_CREATIVE_NUX","263464760889654":"ADS_L</text:span><text:span text:style-name="T1308">WI_DUPLICATE_BUTTON_NEW_USER_NUX","204392073709141":"ADS_LWI_FB_IG_MEDIA_NUX","385710681948361":"ADS_LWI_FREE_STOCK_IMAGE_BUTTON_NUX","564392797622899":"ADS_LWI_POSTS_AS_CREATIVES","201541873991679":"ADS_LWI_PROMOTION_HUB_POST_CREATION_NUX_NEW","7266728910</text:span><text:span text:style-name="T1309">12332":"ADS_LWI_WELCOME_MESSAGE_PREVIEW_BACK_NUX","2126685270916450":"ADS_LWI_WELCOME_MESSAGE_SETUP_NUX","353209489734403":"ADS_MANAGER_ATTRIBUTION_SETTING_COLUMN_NUX","479300413666218":"ADS_MGMT_START_YOUR_DAY_LANDING_WELCOME_NUX","4381401461878580":"ADS_</text:span><text:span text:style-name="T1310">PCE_IX_HAS_MOVED_NUX","976521549545214":"ADS_PCM_ENFORCE_INTERSTITIAL_APP","538112590487248":"ADS_PCM_ENFORCE_INTERSTITIAL_COMBINED","285468716530033":"ADS_PCM_ENFORCE_INTERSTITIAL_CPAS","437958674294209":"ADS_PCM_ENFORCE_INTERSTITIAL_WEB","148995734454581</text:span><text:span text:style-name="T1311">3":"ADS_POLICY_COMPLIANT_SELECTOR","516297940132889":"ADS_RB_ATTRIBUTION_SETTING_INDIVIDUAL_REPORT_NUX","404516718154280":"ADS_RB_ATTRIBUTION_SETTING_NUX","692934578693517":"ADS_REPORT_BUILDER_AM_ACCOUNT_DROPDOWN_AR_ENTRYPOINT","974360703219665":"ADS_REPOR</text:span><text:span text:style-name="T1312">T_BUILDER_AM_REPORT_DROPDOWN_DISCOVERABILITY","2785865218381795":"ADS_REPORT_BUILDER_AR_GUIDANCE_CARD_DISCOVERABILITY","993464584548574":"ADS_REPORT_BUILDER_CONDITIONAL_FORMATTING","937855823426989":"ADS_REPORT_BUILDER_CR_AR_CONSOLIDATION","193157462737301</text:span><text:span text:style-name="T1313">":"ADS_REPORT_BUILDER_CREATIVE_FINGERPRINT_ADS_REPORTING","180537503490401":"ADS_REPORT_BUILDER_DATE_BENCHMARKING_NUX","1989646244521243":"ADS_REPORT_BUILDER_LINK_SHARING_NUX","1006795320215724":"ADS_REPORT_BUILDER_MCR_GUIDANCE_CARD_DISCOVERABILITY","54711</text:span><text:span text:style-name="T1314">1037002713":"ADS_REPORT_BUILDER_ONBOARDING_NUX","2996055140619461":"ADS_REPORT_BUILDER_PERSISTENT_EXPORT_NUX","269223221872470":"ADS_REPORT_MULTI_COMPONENT_REPORT_NUX","301296300267531":"ADS_REPORTING_DATE_COMPARISON_EXPORT_NUX","180406404069319":"ADS_REPO</text:span><text:span text:style-name="T1315">RTING_NAVIGATION_BUTTON_NUX","739629639897020":"ADS_SIBLING_PREVIEWS_CONSOLIDATION_NUX","266394924619465":"ADS_SIGNALS_INTEGRITY_TRAFFIC_PERMISSION_ALLOWLIST_NUX","2701899656797639":"ADS_TAL_TEST_DETAILS_NUX","627419454089322":"ADS_TARGETING_BEST_PERFORMIN</text:span><text:span text:style-name="T1316">G_DESCRIPTOR","951445441641663":"ADS_TARGETING_CUSTOM_AUDIENCE_CREATION_MENU","299103841441967":"ADS_TARGETING_OFFLINE_CA_RETENTION_CHANGE","697578140789110":"ADS_TARGETING_OFFLINE_CA_RETENTION_CHANGE_TMINUS_90","545013159572693":"ADS_TYPEAHEAD_NUX","48618</text:span><text:span text:style-name="T1317">4902592015":"ADS_UNBUNDLING_ATTRIBUTION","560216475145061":"ADS_UNBUNDLING_AUTO_UPGRADE","539744290765558":"ADS_UNBUNDLING_DOMAIN","399637991208054":"ADS_UNBUNDLING_EVENT","2877113099167528":"ADS_UNBUNDLING_L1","4349920048361519":"ADS_UNBUNDLING_L1_UPDATE"</text:span><text:span text:style-name="T1318">,"596318341345945":"ADS_UNBUNDLING_L2","308684527567510":"ADS_UNBUNDLING_NO_AEM","631445681147728":"ADS_UNBUNDLING_NO_COOLDOWN","933939007403203":"ADS_UNBUNDLING_PIXEL","963978391101037":"ADS_UNBUNDLING_RC","767152154008399":"ADS_WEB_SIGNALS_AEM_NUX","2391</text:span><text:span text:style-name="T1319">44601568893":"ADS_WEB_SIGNALS_AEM_PARTNER_CONNECTION_ID_BRAND_OWNER_NUX","5102710253079690":"ADS_WEB_SIGNALS_AEM_PARTNER_CONNECTION_ID_MARKETPLACE_OWNER_NUX","715995803177845":"ADS_WEB_SIGNALS_AEM_V2_NUX","501770271259206":"ADVERTISER_JOURNEY_ADD_SUCCESS_S</text:span><text:span text:style-name="T1320">TORY_NUX","925807598149582":"ADVERTISER_RATINGS_AND_REVIEWS_SHOW_BANNER_NUX","274797998198950":"AFFILIATE_CREATOR_SHOP_MANAGEMENT_SAVE_BUTTON_EDUCATIONAL_NUX","777525089119168":"AHC_BREADCRUMB_NUX","218024596640780":"AIP_FIGMA_SUPPORT","382604769249996":"A</text:span><text:span text:style-name="T1321">IP_INSIGHTS_PAGE","2066216847011691":"AIP_INTERN_ACTIVITY_NUX","927580411404278":"AIP_ITEMS_TO_BE_REVIEWED","2201516583502304":"AIP_PHABRICATOR_FILTER_FIELDS_NUX","684384068685914":"AIP_PROFILE_PAGE","3127828800679149":"AIP_PROJECT_CATEGORY","2336250575212</text:span><text:span text:style-name="T1322">86":"AIP_REVIEWER_DECISION_LOCATION","2469586709721722":"AIP_SAVED_SEARCH_NUX","1219379658190068":"ALBUMSV2_ANY_POST_TYPE_WWW","3515718075169335":"ALOHA_ABILITIES_HUB_NUX","144685186364858":"ALOHA_DEVICE_TOOL_PII","376145007124567":"AMI_STARTED_BIZ_INTAKE"</text:span><text:span text:style-name="T1323">,"1867718276817428":"ANALYTICS_CUSTOM_DASHBOARDS_PIN_NUX","227141734534393":"ANALYTICS_JOURNEY_FIRST_TIME_TOUR","2315955735346669":"ANALYTICS_OUTCOMES_ESG_UPSELL","213464796173524":"ANALYTICS_UNIVERSAL_BUILDER_BREAKDOWN_SECTION_CONTROLS","421394331695654":</text:span><text:span text:style-name="T1324">"ANALYTICS_UNIVERSAL_BUILDER_BREAKDOWN_SECTION_OPTION_MENU","860151250838796":"ANALYTICS_UNIVERSAL_BUILDER_DASHBOARD_SECTION_OPTION_MENU","286313905930649":"ANNOTATIONS_UPSELL_IN_PINPOINT","295806684407990":"APERTURE_LIVE_DIFF_NUX","1791020150944600":"APP_</text:span><text:span text:style-name="T1325">CODELESS_NUX","667048750360569":"APP_EM_UPSELL_NUX","386738931761148":"APP_EVENT_RELABELING_REPORTING_NUX","172802323409235":"APP_EVENT_SETUP_NUX","1704132219649488":"APP_SDK_SETUP_NUX","2052213545041577":"APP_SDK_SETUP_WIZARD_OPEN","610016129548584":"ARC_</text:span><text:span text:style-name="T1326">REBUILD_PHABRICATOR","1497509297268583":"ARP_COMPETITIONS","964580511041391":"ARP_COMPETITIONS_PAGE_COMPETITION_CLOSE_TO_END_NOTICE","225414682754057":"ARP_COMPETITIONS_PAGE_COMPETITION_ENDED_NOTICE","787766341902873":"ARP_COMPETITIONS_PAGE_LEADERBOARD_NOT</text:span><text:span text:style-name="T1327">ICE","1157214591688633":"ARP_EFFECT_DETAIL_INSIGHTS_TAB","1688547591533800":"ARP_EFFECT_INSTAGRAM_LINK_NUX","413137139737605":"ARP_INSIGHTS_AUDIENCE_TAB_LOCATION_SIDE_MENU_NUX","5017363244970763":"ARP_INSIGHTS_EPD_NOTICE_NUX","281161640355302":"ARP_RECOMME</text:span><text:span text:style-name="T1328">NDED_ACTIONS_NUX","563454998273272":"ARP_REMOVE_BUTTON_CHANGES_TOUR","975499012820411":"ASSET_DIALOG_SEE_ALL_VIDEOS_METRICS","308141954021659":"ASSET_LIBRARY_ASSETS_IMPORT_DISCOVERABILITY","2254973144813774":"ASSET_LIBRARY_BUSINESS_CREATIVES","406240387035</text:span><text:span text:style-name="T1329">615":"ASSET_LIBRARY_BUSINESS_CREATIVES_APP_STORE_NUX","814958089208410":"ASSET_LIBRARY_BUSINESS_CREATIVES_CREATIVE_SETS_SIDEBAR_NUX","300716994785655":"ASSET_LIBRARY_COLLECTIONS_ONBOARDING","877974546251125":"ASSET_LIBRARY_IN_MEDIA_PICKER_ONBOARDING","1429</text:span><text:span text:style-name="T1330">684457412906":"ASSET_LIBRARY_MOCKUP_DISCOVERABILITY","962301837882367":"ASSET_LIBRARY_MOCKUP_DISCOVERABILITY_IN_CREATIVE_HUB","593453958341344":"ASSET_LIBRARY_SEARCH_BUSINESS_LEVEL_ONBOARDING","1007075410116885":"ASSET_LIBRARY_SEARCH_FOLDER_LEVEL_ONBOARDIN</text:span><text:span text:style-name="T1331">G","4079387545452722":"ASSET_LIBRARY_TEXT_ASSETS_DISCOVERABILITY","507477543572626":"ASSISTANT_STUDIO_COMPONENTIZED_PUBLISH","448517703182998":"ASSISTANT_STUDIO_EVENT_LOG","350971776212443":"ASSISTANT_STUDIO_PUBLISH_CONFIG_GUIDANCE","975426119851121":"ASSI</text:span><text:span text:style-name="T1332">STANT_STUDIO_TASKS_MANAGEMENT","156859826243041":"ASSISTANT_STUDIO_UNIVERAL_SEARCH","474013263915946":"ASSISTANT_STUDIO_USER_ED_DETAILS","491301148583064":"ASSISTANT_STUDIO_USER_ED_UTTERANCES","422806041608950":"AUCTION_QP_BUDGET_SETTING_NUX","387683724758</text:span><text:span text:style-name="T1333">581":"AUDIENCE_INLINE_SAVE_NUX","211767927262274":"AUTOSCALING_UI_NEW_FEATURE_INTRODUCTION","3219844308251011":"AVATAR_MARKETPLACE_SHOP_BADGE","896060654456427":"BADGING_TOOL_NOTIFTYPES_ORDER","215669349590037":"BCMP_BRAND_INITIATED_TAGGING_DETECTED","3742</text:span><text:span text:style-name="T1334">79447350297":"BCMP_BRAND_INLINE_PERMISSION_EDUCATION_MODAL","532092247215428":"BCMP_BRAND_NEW_FILTERS","278306636203144":"BCMP_BRAND_PROJECT_BRIEFS","309058876999052":"BCMP_BRAND_SUGGESTED_GROUPS_MODULE","891717227919462":"BCMP_BRAND_TAGGED_SUPPORTING_POST</text:span><text:span text:style-name="T1335">","2133051246927387":"BCMP_BRAND_WELCOME_MODAL","252805988710802":"BCMP_CREATOR_PROJECT_BRIEFS","640465809768679":"BCMP_DEALS_BOOST_BUTTON_ADVERTISER","465066570975008":"BCMP_DEALS_BRAND_REQUEST_ACCESS_BUTTON","363218287930525":"BCMP_DEALS_BRAND_TAB","3195</text:span><text:span text:style-name="T1336">17232318595":"BCMP_DEALS_CREATOR_TAB","3250408401648089":"BCMP_GROUP_WELCOME_MODAL","3113257698749188":"BCMP_NUX_TOUR_HOME_BOOST_POSTS","1213550395518853":"BCMP_NUX_TOUR_HOME_CREATE_PROJECT_BRIEF","1277290402444889":"BCMP_NUX_TOUR_HOME_PUBLISH_PROJECT_BRIE</text:span><text:span text:style-name="T1337">F","2631852950207599":"BCMP_NUX_TOUR_INSIGHTS_V2","971586189860492":"BCMP_NUX_TOUR_PROJECT_BRIEF_TAB","497130510866983":"BCMP_NUX_TOUR_SEARCH_FTUX","931425797365234":"BCMP_PORTFOLIO_STARTING_PRICES_MODULE","905514526640892":"BCMP_PORTFOLIO_TAB_PRICING","90</text:span><text:span text:style-name="T1338">6178843166301":"BCMP_PROBONO_PROJECT_BRIEF_OPT_IN","477200949544876":"BCMP_PROJECT_BRIEF_CREATION_MODAL_GS","3381358168613473":"BCMP_PROJECT_BRIEF_SUBMIT_FOR_REVIEW","345020249927389":"BCMP_PROJECTS_ONBOARDING_MODAL","484614315678250":"BCMP_RATINGS_CREATOR</text:span><text:span text:style-name="T1339">_RATINGS","2627356747294694":"BCMP_RATINGS_CREATOR_RECOMMENDATION","201523500965049":"BCMP_SETTINGS_PORTFOLIO_APPEARANCE","310969229428588":"BCMP_VIEW_AS_ADVERTISER","2191366781155921":"BIPI_VIEW_ON_BOARDING","343635866656862":"BISTORE_COLLAPSE_SEARCH_BAR"</text:span><text:span text:style-name="T1340">,"716730852440496":"BISTORE_EXPAND_SEARCH_BAR","403073853998793":"BISTORE_LEFT_NAV_WORKSPACES_NUX","2722614251284975":"BISTORE_PRESET_SEARCH","307115980629974":"BISTORE_SAVED_SEARCH_BUTTON","934880793801851":"BIZ_IG_XPOST_AUTO_SETTING_OFF_REMEDY","14767949</text:span><text:span text:style-name="T1341">26041671":"BIZ_SHARING_COMPOSER_PPT_EXPERIMENT","680836479080828":"BIZAPPS_TASK_VIEW_POWERSEARCH_SEARCH_BUTTON_NUX","676297173414099":"BIZKIT_PAID_PARTNERSHIP_ONBOARDING_TOOLTIP","1042748689836796":"BIZWEB_COMPOSER_RECOMMENDED_SCHEDULING_TIMES_NUX","106143</text:span><text:span text:style-name="T1342">2464611874":"BIZWEB_IG_COMMENTS_SAVED_REPLIES","727257127943626":"BIZWEB_MCOM_OMS_GUIDANCE_CARD","334765684813793":"BLOKS_SUPPORT_TOOL_NUX","417402919372272":"BM_MI_AUTO_PAYMENT_TOGGLE","388177045408286":"BM_MI_BULK_DOWNLOAD_BUTTON","1578694749164212":"BM_</text:span><text:span text:style-name="T1343">MI_PAYMENTS_TABLE","1338527426514186":"BM_SHARE_CREDIT_CARD_BUTTON","204983641494345":"BMM_PG_FBURL","486778045772695":"BMM_TRANSFER_WORKFLOW","866244414014778":"BOARDS_SCHEDULE_DELIVERY","456252482769053":"BOARDS_SEND_THANKS","1123576301036863":"BOOST_POS</text:span><text:span text:style-name="T1344">T_DELIVERY_TYPE_NUX","576628766128868":"BOOST_POST_SHOW_REQUIRE_WHATSAPP_BUSINESS_NUMBER_NOTICE","149361148834083":"BOOSTED_COMPONENT_CTA_SELECTOR_NUX","1109521299111498":"BOOSTED_COMPONENT_INSTAGRAM_LIBRARY","189586748439386":"BOOSTED_COMPONENT_POLITICAL_</text:span><text:span text:style-name="T1345">AD_NUX","118992258780777":"BOOSTED_COMPONENT_WHATSAPP_CTA_NUX","176805122743554":"BOOSTED_LOCAL_AWARENESS_SAVE_CTA_NUX","566131753767601":"BOOSTED_POST_GET_TICKETS_CTA_NUX","859484491504862":"BOOTCAMP_TASKS_LAUNCH_NUX","3445816228875893":"BOP_NEW_ASKEMPLOY</text:span><text:span text:style-name="T1346">EE","1053813922117095":"BOP_NEW_INBOUNDS_EXPERIENCE_COMMUNICATION_SCREEN","415716496612190":"BOP_NEW_INBOUNDS_EXPERIENCE_LANDING","400413498649562":"BOP_REMEDIATION_EXPERIENCE_TOUR","554020336031839":"BRAND_SAFETY_CONTROLS_V2","329216155089606":"BRAND_SAFE</text:span><text:span text:style-name="T1347">TY_EDUCATION_WIZARD_DROPDOWN_NUX","990127408041681":"BRANDED_CONTENT_HANDSHAKE_TOOL_TOUR_NUX","2157250547838660":"BRANDED_CONTENT_SPONSORSHIP_USE_CASE_NUX","949619855475898":"BRANDED_CONTENT_TAG_UNPAID_PROMOTION_NUX","664082628207341":"BRP_426_LAUNCH","350</text:span><text:span text:style-name="T1348">589433780962":"BRP_ADDITIONAL_DETAILS","402994124811907":"BRP_BRAND_SAFETY_NAV_NUX","666155284432414":"BRP_IMPERSONATION_REPORT_FROM_TRADEMARK","591817982178922":"BRP_ONBOARDING_NUX","455679285024847":"BUILDS_PAGE_UNTRUSTED_ENTERPRISE_DEVELOPER","582529159</text:span><text:span text:style-name="T1349">551487":"BUSINESS_INTEGRITY_MODEL_NUX","384513395761879":"BUSINESS_MANAGER_BAG_FBA_NUX","912071322585120":"BUSINESS_MANAGER_BAG_V3_NUX","429020527854969":"BUSINESS_MANAGER_PROJECT_2_NUX","2295911443995904":"BUSINESS_MANAGER_PROJECT_2_NUX_DIALOG","248373000</text:span><text:span text:style-name="T1350">221002":"BUY_AT_GUIDED_BUYING_NUX","604910773237636":"BUY_AT_INSIGHTS_NAV_ITEM_NUX","2229110023977706":"BUY_AT_INSIGHTS_PURCHASE_REQUEST_LINE_ACTION_NUX","682457235738256":"BUY_AT_REMOTE_CREDIT_BALANCE","253916129093722":"BUY_AT_V2_WELCOME_MESSAGE","282053</text:span><text:span text:style-name="T1351">395769104":"C3_CREATE_CONVERSATION_BTN","250694653125963":"CAIPT_GUIDANCE","845280116341384":"CAIPT_IN_PRODUCT_NOTIFICATION_C2C_RIS_LAUNCH","852430555337432":"CAIPT_IN_PRODUCT_NOTIFICATION_DETAILED_VIEW_AND_TIME_RANGE","1116473402098810":"CAIPT_ONBOARDING_</text:span><text:span text:style-name="T1352">MODAL","439372460456839":"CAIPT_ONBOARDING_MODAL_V2","306260811003691":"CAIPT_REPORT_DRAFT_TAB_DIALOG","400708244279445":"CAIPT_SURVEY","1063213704023345":"CALENDAR_BOOKING_WEEKVIEW_ARROW","1843805822471162":"CALENDAR_FLEXIBILITY_NUX","186749279850808":"CA</text:span><text:span text:style-name="T1353">LENDAR_MEETING_PREFERENCES_FIRST_SEEN","110490779666789":"CALENDAR_WAITLIST_FILTER_NUX","485952911766371":"CALENDAR_WAITLIST_SUGGESTED_NUX","954816088507017":"CAMPUS_HUB_UPCOMING_FEATURES_MESSAGE","672214543545762":"CANDIDATE_SHARING_AT_REJECTION","9993848</text:span><text:span text:style-name="T1354">43884952":"CAPACITY_PORTAL_SIDEBAR_ACTION_BUTTON","1193746867734931":"CASES_ADMIN_DATA_CONFIGURATION","347287272646221":"CATALOG_ONE_CLICK_PIXEL_UPDATES_SETUP_FLOW","259380618828152":"CATALOG_OPPORTUNITIES_TAB","1541942849327863":"CATALOG_SET_CREATION_INTR</text:span><text:span text:style-name="T1355">ODUCTION_CARD","1891422247647618":"CATALYST_BOOST_CONTENT_NUX","546992022996110":"CDM_OVERVIEW_NUX","1790188474462232":"CEA_CRP_NEW_FEATURE_INTRODUCTION","483968799575961":"CEA_W8V2_SHOW_INFO","868161653874243":"CENTRA_EVIDENCE_SYSTEM_NUX","164080822279014</text:span><text:span text:style-name="T1356">8":"CENTRA_FIND_MORE_INFO_BUTTON_NUX","731242420671264":"CENTRA_GRAPH_DYNAMIC_MENU_NUX","370255780560344":"CENTRA_INVESTIGATION_TYPE_NUX","407664520134996":"CENTRA_SIGNAL_CONFIG_BUTTON_NUX","478924179640675":"CEP_DCV_DISABLED_REACHOUT_STATUS","492721121319</text:span><text:span text:style-name="T1357">807":"CEP_DCV_TRIGGERED_CHANGE_REACHOUT_STATUS","292544665593286":"CEP_FIP_REMOTE_LOCATION_FILTER_NUX","386153219021036":"CEP_HH_LEVEL_BUCKET_SPLIT","206426887139676":"CEP_HTROT_ADD_TO_LEADS_NUX","525027971746517":"CEP_HTROT_EDIT_TEAM_AND_POSITION_NUX","24</text:span><text:span text:style-name="T1358">81602568764801":"CEP_HTROT_GUARDRAILS_FIP_BANNER_NUX","236632944053141":"CEP_HTROT_GUARDRIALS_NUX_TOUR","3282646771752011":"CEP_HTROT_INITIAL_TOUR_NUX","241546390342782":"CEP_HTROT_OVERFLOW_MENU_NUX","1067556833597745":"CEP_HTROT_REACHOUT_COMPOSER_QUICK_FE</text:span><text:span text:style-name="T1359">EDBACK","549604865978186":"CEP_HTROT_REACHOUT_MESSAGE_TEMPLATE","546557705989202":"CEP_HTROT_TABLE_QUICK_FEEDBACK","3383976864992911":"CEP_INTERN_PROFILE_CAREER_TAB","298911160622975":"CEP_INTERN_PROFILE_CAREER_TAB_INTRO_GUIDE","745107072626859":"CEP_JSROT</text:span><text:span text:style-name="T1360">_EVAL_TAB_NUX","467572824140915":"CEP_JSROT_EVALUATE_AND_COMPARE_FEEDBACK","490825758430979":"CEP_JSROT_INITIAL_TOUR","482607872139050":"CEP_PROFILE_EXPERIENCE_SECTION_CHECKLIST_ITEM","2365896900178529":"CEP_PROFILE_HEADER_RECOMMEND_BUTTON","53498084352846</text:span><text:span text:style-name="T1361">8":"CEP_PROFILE_SEARCH_DRAWER_REACHOUTS_TAB","1869426150052875":"CEP_PROFILE_SKILLS_SECTION_CHECKLIST_ITEM","520137911672179":"CEP_PROFILE_STATUS_SECTION_CHECKLIST_ITEM","168654350379562":"CEP_PROFILE_SUMMARY_SECTION_CHECKLIST_ITEM","1810528908987809":"CEP</text:span><text:span text:style-name="T1362">_PROFILE_SURVEY_SECTION_CHECKLIST_ITEM","386768019450669":"CHRONOS_JOB_INFO_TOUR_NUX","3184644125115375":"CHRONOS_JOB_INSTANCE_CHILDREN_LIST_TOUR_NUX","3005115049779930":"CHRONOS_JOB_INSTANCE_DAG_TOUR_NUX","263520589298021":"CHRONOS_JOB_INSTANCE_JOB_INFO_T</text:span><text:span text:style-name="T1363">OUR_NUX","708398050159726":"CHRONOS_JOB_INSTANCE_LIST_TOUR_NUX","1287736068386326":"CHRONOS_JOB_INSTANCE_LOG_TOUR_NUX","1202525487151731":"CHRONOS_JOB_INSTANCE_RETRIES_TOUR_NUX","1188741705225214":"CHRONOS_JOB_INSTANCE_SPARK_DEBUG_TOUR_NUX","83108729781825</text:span><text:span text:style-name="T1364">5":"CHRONOS_JOB_INSTANCE_SPARK_INFO_TOUR_NUX","411175607478773":"CHRONOS_JOB_INSTANCE_TOUR_NUX","1086930985463024":"CHRONOS_JOB_INTRO_TOUR_NUX","1109263682891778":"CI_PRIME_HUB_BUNNYLOL_SHORTCUT_NUX","608719952964434":"CMS_EDITOR_DESIGN_MODE_DROPDOWN_NUX",</text:span><text:span text:style-name="T1365">"1204201476282432":"CMS_EDITOR_MEDIA_GROUP_MANAGER_BUTTON","403928113338093":"CMS_EDITOR_V3_INTRO_DIALOG","651145288381986":"CMS_HISTORY_REVERT_LINK_NUX","113172297618796":"CMS_MARKETPLACE_DISTRO_ENABLED_NUX","760443084289468":"CMS_RIGHT_SIDEBAR_NUX","4074</text:span><text:span text:style-name="T1366">88016284957":"CMS_SEARCH_AND_REPLACE_IGNORE_CASE_CHECKBOX","1064871376962611":"CMS_TAG_EXPLORER_NUX_TOUR","481030302424584":"CODE_QUALITY_CONTRIBUTIONS_PAGE","213675189910291":"CODE_QUALITY_DOCS_TAB","706699023041475":"CODE_QUALITY_SUGGESTIONS_FILTER_SEARC</text:span><text:span text:style-name="T1367">H","372976364223965":"CODEHUB_DETAILED_BLAME_NUX","207226867236675":"CODESEARCH_AROMA_EXAMPLE","2534091996708157":"CODESEARCH_EXPLORATION_LINK","1344672379375083":"COLLABORATION_CENTER_ONBOARDING_NUX","243097363888839":"COLLABORATION_CENTER_OVERVIEW_TAB_NU</text:span><text:span text:style-name="T1368">X","315294866596851":"COLLABORATION_CENTER_PARTNERSHIP_TYPE_PAGE","566661121354081":"COLLECTION_AD_FORMAT_CHANGES_NUX","555572152480037":"COLLECTION_AD_FORMAT_CHANGES_POST_LAUNCH_NUX","383649772783922":"COLLECTIONS_RECOMENDED_ARTIFACTS","3172618916177836":</text:span><text:span text:style-name="T1369">"COLLECTIONS_RECOMMENDATION_RELATED_TEAMS","5061217653998736":"COLUMN_MASKING_INTRO_NUX","2788266921464756":"COMMERCE_MANAGER_AUTO_SCHEDULED_POSTS_MODAL","348652497249632":"COMMERCE_MANAGER_BULK_APPEAL_NUX","2919730351575773":"COMMERCE_MANAGER_DROPS_SHOW_E</text:span><text:span text:style-name="T1370">DIT_WARNING_MODAL","2899944010117326":"COMMERCE_MANAGER_DYNAMIC_RANKING_NUX","2165098626983774":"COMMERCE_MANAGER_EASY_RETURN_CM_OVERVIEW_BANNER","991800825063407":"COMMERCE_MANAGER_EASY_RETURN_ILLUSTRATION","3158215681084185":"COMMERCE_MANAGER_INSIGHTS_AU</text:span><text:span text:style-name="T1371">DIENCE_SEGMENTATION_NUX","987524942196764":"COMMERCE_MANAGER_INSIGHTS_DATE_PICKER_NUX","185240920236166":"COMMERCE_MANAGER_INSIGHTS_EPD_3RD_PARTY_BANNER","416376802869985":"COMMERCE_MANAGER_INSIGHTS_EPD_BANNER","3159777127566991":"COMMERCE_MANAGER_INSIGHTS</text:span><text:span text:style-name="T1372">_FUNNEL_NUX","267414787798423":"COMMERCE_MANAGER_INSIGHTS_IN_DEV_BANNER","4436656166410937":"COMMERCE_MANAGER_INSIGHTS_OVERVIEW_TAB_CTD_NUX","259821636060327":"COMMERCE_MANAGER_INSIGHTS_OVERVIEW_TAB_OFFSITE_CONVERSIONS_NUX","1277292469426033":"COMMERCE_MAN</text:span><text:span text:style-name="T1373">AGER_INSIGHTS_PERFORMANCE_TAB_GRANULARITY_NUX","373423517238044":"COMMERCE_MANAGER_INSIGHTS_S227935_BANNER","261365159498216":"COMMERCE_MANAGER_INSIGHTS_S269716_BANNER","780355809517435":"COMMERCE_MANAGER_INSIGHTS_SIGNAL_LOSS_BANNER","179454744077372":"COM</text:span><text:span text:style-name="T1374">MERCE_MANAGER_INSIGHTS_SOFT_MATCH_DEPRECATE","4743086899051275":"COMMERCE_MANAGER_INSIGHTS_TAGGED_CONTENT_DETAIL_NUX","314211296837669":"COMMERCE_MANAGER_INSIGHTS_TAGGED_CONTENT_NUX","469930764459736":"COMMERCE_MANAGER_KYC_DROPS_NUX","1833186523493830":"CO</text:span><text:span text:style-name="T1375">MMERCE_MANAGER_MANAGED_RETURN_NUX","774122273547381":"COMMERCE_MANAGER_MARKETPLACE_AFTER_ONSITE_CONVERSION_MODAL","220526269448741":"COMMERCE_MANAGER_MERGE_STOREFRONTS","2380103758750624":"COMMERCE_MANAGER_MULTI_ITEM_NUX","779957902636504":"COMMERCE_MANAGE</text:span><text:span text:style-name="T1376">R_PARTIAL_ONSITE_SELLER_FIRST_ORDER_NUX","364644031886653":"COMMERCE_MANAGER_REVIEW_SHOP_PAY_STATUS_MESSAGE","1249167568813588":"COMMERCE_MANAGER_SELLER_BYO_RETURNS_EDUCATION_MODAL","671473443647560":"COMMERCE_MANAGER_SELLER_INBOX_WELCOME","236599537580192</text:span><text:span text:style-name="T1377">":"COMMERCE_MANAGER_SHIPPING_LABEL_EDUCATION_TOUR","3828224080536596":"COMMERCE_MANAGER_SHIPPING_LABEL_NUX","811410546918069":"COMMERCE_MANAGER_SHOPS_ADD_OFFER_SECTION_NUX","738708400041305":"COMMERCE_MANAGER_SHOPS_ADD_SECTION_NUX","366508671261503":"COMME</text:span><text:span text:style-name="T1378">RCE_MANAGER_SHOPS_COLLECTION_LIST_GHOST_TILE","983575725755614":"COMMERCE_MANAGER_SHOPS_DYNAMIC_PRODUCT_GRID","3089902931138460":"COMMERCE_MANAGER_SHOPS_EMAIL_CAPTURE_INTRO_NUX","1189717278188950":"COMMERCE_MANAGER_SHOPS_EMAIL_CAPTURE_MARKETING_LIST_TAB_NU</text:span><text:span text:style-name="T1379">X","246033557401021":"COMMERCE_MANAGER_SHOPS_FB_CREATED_INFO_CARD","3309879432436682":"COMMERCE_MANAGER_SHOPS_FIRST_RUN_INVENTORY_NUX","2434308243545654":"COMMERCE_MANAGER_SHOPS_HOMEPAGE_GHOST_SECTION_TILE","183867320416079":"COMMERCE_MANAGER_SHOPS_HOMEPAG</text:span><text:span text:style-name="T1380">E_HSCROLL_NUX","564005064815493":"COMMERCE_MANAGER_SHOPS_HOMEPAGE_HSCROLL_PREVIEW_NUX","320900102272334":"COMMERCE_MANAGER_SHOPS_ONBOARDING_NUX","399699414923127":"COMMERCE_MANAGER_SHOPS_OPTIMIZED_LAYOUT_MODAL_NUX","487485715936027":"COMMERCE_MANAGER_SHOPS</text:span><text:span text:style-name="T1381">_PREVIEW_INTERNATIONAL_NUX","2747052212229910":"COMMERCE_MANAGER_SHOPS_PROMO_BANNER_NUX","321536876806490":"COMMERCE_MANAGER_SHOPS_PUBLISH_UPSELL","1621474651393541":"COMMERCE_MANAGER_SHOPS_SMART_3PP_UPSELL_GHOST_TILE","2967636693495522":"COMMERCE_MANAGER_</text:span><text:span text:style-name="T1382">SHOPS_STYLE_DEPRECATION_NUX","931330447407279":"COMMERCE_MANAGER_SHOPS_TAB_BADGE_DOT","162986775681155":"COMMERCE_MANAGER_SHOPS_TAB_COLLECTION_CREATION_UPSELL","826355478756631":"COMMERCE_MANAGER_SHOPS_VALIDATION_FRAMEWORK_NUX","2046466908817283":"COMMERCE</text:span><text:span text:style-name="T1383">_MANAGER_SHOPS_VIEW_VISITOR_NUX","1141934496208394":"COMMERCE_POST_XPOST_BANNER","577351520349417":"COMMUNITY_CONTENT_BULK_REQUEST_PILL","132447945575121":"COMMUNITY_CONTENT_GUIDANCE","937711793728831":"COMMUNITY_CONTENT_NUX","926122897996994":"COMMUNITY_C</text:span><text:span text:style-name="T1384">ONTENT_SHOP_SELECTOR_NUX","320851509558353":"COMMUNITY_CONTENT_UPSELL_NUX","337723460395191":"COMPOSER_VIDEO_LENGTH_SHORT_LAUNCHPAD_BONUS_NUX","267500327210608":"COMPOSER_VIDEO_LENGTH_SHORT_NUX","434002046758336":"CONNECTIONS_SECTION","1540728442877433":"C</text:span><text:span text:style-name="T1385">ONNECTIONS_SECTION_WITHOUT_VIDEO","344688543687788":"CONSENTIFY_CREATE_NEW_ENTRY","1523691177971393":"CONSENTIFY_EDIT_ACCESS","797710667605556":"CONSENTIFY_GET_PROD_ACCESS","121649038700818":"CONSIDERATION_SIGNALS_SCORE_EXPLAINER_ADMIN_FEEDBACK","289420429</text:span><text:span text:style-name="T1386">172574":"CONTINUOUS_CLOSE_APPROVAL_SUBMITTED_MODAL","1508527089524524":"CONTINUOUS_CLOSE_BUG_NUB_LAUNCH","529429652143971":"CONTINUOUS_CLOSE_RECON_ITEM_CONFIG_REENABLE_BUTTON","1019651708552447":"CONTINUOUS_CLOSE_WELCOME_BANNER","383387789394504":"CONVERSI</text:span><text:span text:style-name="T1387">ON_BITS_CONFIG_ONBOARD","623233532396550":"CONVERSIONS_API_SAVE4LATER_CAPI_FLOW_TIP","665698757456767":"COPLAY_ENTRYPOINT_NUX","249239736867578":"CORE_DATA_TEAM_HEADER_SELECTOR","228057951079376":"CORE_DATA_UI_NAV_NUX","2594973670522055":"COUPON_MAKE_PAGE_</text:span><text:span text:style-name="T1388">POST_AND_BOOST_OFFER_TRACKING_NUX","262407744411928":"COUPON_SPEND_TRACKING_NUX","2754353504784999":"COVID19_RESOURCES","2144350915732037":"COWORKING_ONBOARDING_NEW_PARTICIPANT_NUX","654794038913896":"COWORKING_ONBOARDING_NEW_ROOM_NUX","774740873488096":"C</text:span><text:span text:style-name="T1389">OWORKING_ONBOARDING_TOUR_NUX","543755257173106":"COWORKING_ONBOARDING_TRAY_NUX","3748142171866177":"CPAS_ADVERTISER_DISCOVERY_WELCOME","147621480897172":"CPAS_BRAND_INACTIVE_BASKET_INSIGHTS_UPSELL","4494234553965155":"CPAS_BRAND_INACTIVE_EAR_UPSELL","40133</text:span><text:span text:style-name="T1390">5601725039":"CPAS_BRAND_INACTIVE_RCA_UPSELL","597077231606217":"CPAS_BRAND_NEW_PREMIUM_OPTIONS_UPSELL","366640901211278":"CPAS_BRAND_REPORTING_BASKET_INSIGHTS","147548593630395":"CPAS_CATALOG_MANAGER_REPORT_SIGNAL_LOSS_MODAL","1392035337632927":"CPAS_COLLA</text:span><text:span text:style-name="T1391">BORATION_CENTER","2537593179682139":"CPAS_COLLABORATION_CENTER_BANNER","408920324163143":"CPAS_COLLABORATION_CENTER_BRAND_ADS_GALLERY","565558634668002":"CPAS_COLLABORATION_CENTER_BRAND_ADS_GALLERY_EMPTY_MODAL","2937981189623326":"CPAS_COLLABORATION_CENTER</text:span><text:span text:style-name="T1392">_BRAND_OPPORTUNITIES_FILTER","1344994442368862":"CPAS_COLLABORATION_CENTER_BRAND_OPPORTUNITY_ITEM","495138644778661":"CPAS_COLLABORATION_CENTER_BRAND_WELCOME_PAGE","1165983790567368":"CPAS_COLLABORATION_CENTER_BRANDED_CONTENT_ADS_SETUP","708018143114157":"</text:span><text:span text:style-name="T1393">CPAS_COLLABORATION_CENTER_CATEGORY_TARGETING_GUIDANCE","344029606945861":"CPAS_COLLABORATION_CENTER_CREATE_CUSTOM_TEMPLATE_NUX","611260639866340":"CPAS_COLLABORATION_CENTER_DIGITAL_CIRCULARS","670150597265298":"CPAS_COLLABORATION_CENTER_PARTNER_OPTION_BASK</text:span><text:span text:style-name="T1394">ET_INSIGHTS","1276774839364299":"CPAS_COLLABORATION_CENTER_PARTNER_OPTION_SAFE_AUDIENCE_SHARING","993509551173756":"CPAS_COLLABORATION_CENTER_PARTNER_SIGNAL_LOSS_MODAL","2607005319515910":"CPAS_COLLABORATION_CENTER_PARTNERS_AGGREGATION","2620835831565126":</text:span><text:span text:style-name="T1395">"CPAS_COLLABORATION_CENTER_PARTNERS_CASS_AVAILABLE","372353564158175":"CPAS_COLLABORATION_CENTER_PARTNERS_CASV_AVAILABLE","261774985245654":"CPAS_COLLABORATION_CENTER_SELLER_CUSTOM_TEMPLATE_CONFIGURATION_NUX","603825016959694":"CPAS_EXTENDED_TARGETING_GUID</text:span><text:span text:style-name="T1396">ANCE_CARD","1143061972557332":"CPAS_MERCHANT_REPORTING_REDESIGN","1046963096101807":"CPX_BACKGROUND_TESTING_UI_BANNER_NUX","334162751514583":"CPX_COMPOSER_OPT_OUT_STATUS","505933046503690":"CREATE_CUSTOM_GROUP_NUX","886513371441875":"CREATE_SLIDESHOW_ADS_N</text:span><text:span text:style-name="T1397">UX","186964999998912":"CREATOR_COMMERCE_IN_COLLAB_CENTER","212948030688292":"CREATOR_PORTAL_ONBOARDING","584190572069585":"CREATOR_STUDIO_1MIN_DISTRIBUTION_NUX","2337457089610746":"CREATOR_STUDIO_1MIN_LOYALTY_INSIGHTS_COMPLETION_PANEL_NUX","158747252108880</text:span><text:span text:style-name="T1398">":"CREATOR_STUDIO_BULK_EDIT_CONTENT_LIBRARY_NUX","1341245232726901":"CREATOR_STUDIO_BULK_EDIT_PLAYLISTS_SERIES_NUX","449603902578807":"CREATOR_STUDIO_BULK_VIDEO_UPLOAD_V2","176143300347545":"CREATOR_STUDIO_BULK_VIDEO_UPLOAD_V2_NUX_ON_PAGES_COMPOSER","49348</text:span><text:span text:style-name="T1399">35433305286":"CREATOR_STUDIO_BUSINESS_SUITE_METRICS_VARIANCE_MBS_NUX","398933465458900":"CREATOR_STUDIO_BUSINESS_SUITE_METRICS_VARIANCE_NUX","938908226470015":"CREATOR_STUDIO_COMPOSER_BULK_UPLOAD_MULTIPLE_PUBLISH_NOW_TOOLTIP","522998878276213":"CREATOR_STU</text:span><text:span text:style-name="T1400">DIO_COMPOSER_BULK_VIDEO_UPLOAD_HOTSPOT_NUX","1105846959757983":"CREATOR_STUDIO_CONTENT_LIBRARY_PLAYLIST_NUX","132096021579129":"CREATOR_STUDIO_CONTENT_LIBRARY_SERIES_NUX","2283164255294818":"CREATOR_STUDIO_CONTENT_LIBRARY_VIEWS_SORTING","434238911861469":"</text:span><text:span text:style-name="T1401">CREATOR_STUDIO_CREATE_MENU_SINGLE_REEL_NUX","440769260529701":"CREATOR_STUDIO_EDUCATION_CENTER_RELEASE_NOTES_LINK","479716356519798":"CREATOR_STUDIO_EXPORT_INSIGHTS_MIX_NUX","219256553085065":"CREATOR_STUDIO_EXPORT_INSIGHTS_NON_VIDEO_NUX","1135211126959048</text:span><text:span text:style-name="T1402">":"CREATOR_STUDIO_EXPORT_INSIGHTS_PUBLISHED_TAB_NUX","753672855316848":"CREATOR_STUDIO_FACEBOOK_CALENDAR_LEFT_NAV_FOOTER_ENTRY_POINT","220336876188262":"CREATOR_STUDIO_FACEBOOK_CALENDAR_PREPUBLISHED_TAB_ENTRY_POINT","328997895295674":"CREATOR_STUDIO_FACEBO</text:span><text:span text:style-name="T1403">OK_CALENDAR_PUBLISHED_TAB_ENTRY_POINT","974581546579966":"CREATOR_STUDIO_INSIGHTS_AB_TESTING_COMET_LITE_COMPOSER_SEV_COMMS","391926329498519":"CREATOR_STUDIO_INSIGHTS_AB_TESTING_COMPOSER_SEV_COMMS","887553981832164":"CREATOR_STUDIO_INSIGHTS_ADVANCED_NOTICE</text:span><text:span text:style-name="T1404">_SABER_MIGRATION_NUX","1032619987570174":"CREATOR_STUDIO_INSIGHTS_ARTIST_BREAKDOWN_NUX","706027523367370":"CREATOR_STUDIO_INSIGHTS_AUDIENCE_TAB_ALL_FOLLOWERS_SUBTAB_NUX","408090230367097":"CREATOR_STUDIO_INSIGHTS_AUDIENCE_TAB_MOVED_TO_PAGES_NUX","524666612</text:span><text:span text:style-name="T1405">594515":"CREATOR_STUDIO_INSIGHTS_AUTO_DUBBING_CARD_NUX","284204536961756":"CREATOR_STUDIO_INSIGHTS_AUTO_DUBBING_NUX","504136733953368":"CREATOR_STUDIO_INSIGHTS_BENCHMARKING_PAGE_VIDEO_DEFAULT_CATEGORY_NUX","687292341892787":"CREATOR_STUDIO_INSIGHTS_BENCHMA</text:span><text:span text:style-name="T1406">RKING_TAB_NUX","503485137340211":"CREATOR_STUDIO_INSIGHTS_BENCHMARKING_TAB_PAGE_PICKER_NUX","314369710381334":"CREATOR_STUDIO_INSIGHTS_IN_PROGRESS_NOTICE_SABER_MIGRATION_NUX","537334151367031":"CREATOR_STUDIO_INSIGHTS_NEW_AUDIENCE_GROWTH_TAB_NUX","64640173</text:span><text:span text:style-name="T1407">9360028":"CREATOR_STUDIO_INSIGHTS_PAGES_OVERVIEW_TAB_NUX","997443950915743":"CREATOR_STUDIO_INSIGHTS_RECOMMENDATION_OVER_PRODUCTION_NUX","893461714862447":"CREATOR_STUDIO_INSIGHTS_TOP_SEGMENTS","1711901582484072":"CREATOR_STUDIO_INSIGHTS_VIDEO_COMPOSER_AB_</text:span><text:span text:style-name="T1408">TESTING_SEV_COMMS","369296781157365":"CREATOR_STUDIO_INSIGHTS_WHEN_FOLLOWERS_ONLINE_PANEL_MOVED_NUX","415998316567532":"CREATOR_STUDIO_INSPIRATION_HOME_NUX","416839863312755":"CREATOR_STUDIO_INSPIRATION_HUB_NUX","253715566635105":"CREATOR_STUDIO_INSPIRATIO</text:span><text:span text:style-name="T1409">N_LEFT_NAV_NUX","387490272309527":"CREATOR_STUDIO_INSTAGRAM_CALENDAR_VIEW_CHROME_BAR_NUX","199535181668015":"CREATOR_STUDIO_INSTAGRAM_CALENDAR_VIEW_TAB_NUX","563941300957781":"CREATOR_STUDIO_INSTAGRAM_COMPOSER_ALT_TEXT_NUX","581839089186712":"CREATOR_STUDI</text:span><text:span text:style-name="T1410">O_INSTAGRAM_IG_FEED_COMPOSER_THUMBNAIL_TAB_NUX","752757002161349":"CREATOR_STUDIO_INSTAGRAM_IGTV_COMPOSER_THUMBNAIL_TAB_NUX","276787370193950":"CREATOR_STUDIO_INSTAGRAM_VIDEO_TAGGING_NUX","952754028518455":"CREATOR_STUDIO_INSTANT_ARTICLE_EARNINGS_INSIGHTS_</text:span><text:span text:style-name="T1411">NUX","217489999618947":"CREATOR_STUDIO_INSTANT_ARTICLE_MONETIZATION_NUX","336058971130388":"CREATOR_STUDIO_INSTANT_ARTICLE_PERFORMANCE_INSIGHTS_NUX","1611811955869424":"CREATOR_STUDIO_MBS_UPSELL_BANNER","598345697324584":"CREATOR_STUDIO_MONETIZATION_HOME_A</text:span><text:span text:style-name="T1412">YMT_DISMISS_NUX","707527709627103":"CREATOR_STUDIO_MULTIPOST_NUX","1975930816042991":"CREATOR_STUDIO_MULTIPOST_UPSELL_NUX_ON_PAGES_COMPOSER","581171062316449":"CREATOR_STUDIO_MULTIPOST_UPSELL_NUX_ON_VIDEO_COMPOSER","4018077918212375":"CREATOR_STUDIO_NONVID</text:span><text:span text:style-name="T1413">EO_INSIGHTS_EXISTING_USER_PROMOTION","330971164851382":"CREATOR_STUDIO_ONBOARDING_COMPLETED","416785276417445":"CREATOR_STUDIO_PAGES_COMPOSER_SCHEDULING_OPTIONS_NUX","1183215328519870":"CREATOR_STUDIO_PLAYLISTS_NUX","1786792928163094":"CREATOR_STUDIO_POST_</text:span><text:span text:style-name="T1414">TESTING_COMPOSER_INTEGRATION_BANNER","363608184990722":"CREATOR_STUDIO_POST_TESTING_COMPOSER_INTEGRATION_TITLE_SECTION","422682312030131":"CREATOR_STUDIO_POST_TESTING_COMPOSER_STEP_ONE_BANNER","321128785621111":"CREATOR_STUDIO_POST_TESTING_CREATION_BUTTON_</text:span><text:span text:style-name="T1415">NUX","1624454904572626":"CREATOR_STUDIO_POST_TESTING_EXISTING_USER_RETENTION_PROMOTION","116806250382628":"CREATOR_STUDIO_POST_TESTING_NON_VIDEO_ONBOARDING_TOUR","668130210721195":"CREATOR_STUDIO_POST_TESTING_ONBOARDING_TOUR","824008561337193":"CREATOR_STU</text:span><text:span text:style-name="T1416">DIO_POST_TESTING_TAB_PULSE_NUX","422068642206211":"CREATOR_STUDIO_PUBLISHER_TAGGING_NUX","834148360454487":"CREATOR_STUDIO_PUBLISHING_VIDEO_UNDERSTAND_REFRAMING_EXPERIMENT_NUX","2127999480834310":"CREATOR_STUDIO_RELATIVE_RETENTION_TOGGLE","2085532831747891</text:span><text:span text:style-name="T1417">":"CREATOR_STUDIO_SERIES_INSIGHTS_TABLE","499420567474195":"CREATOR_STUDIO_SERIES_INSIGHTS_TRAY_TAB","369769374744098":"CREATOR_STUDIO_SF_FILE_MANAGEMENT_SOUND_COLLECTION","3023642324559825":"CREATOR_STUDIO_SF_FILE_MANAGEMENT_VIDEOS_YOU_CAN_CROSSPOST","284</text:span><text:span text:style-name="T1418">784679667275":"CREATOR_STUDIO_SF_FILE_MANAGEMENT_YOUR_ASSETS","251621403480917":"CREATOR_STUDIO_SF_HOME_GAMING_DASHBOARD","900323697529554":"CREATOR_STUDIO_SF_PUBLISHED_TIMELINE","1019842558845866":"CREATOR_STUDIO_SF_TOOLS_PLAYLISTS","201376268577514":"CRE</text:span><text:span text:style-name="T1419">ATOR_STUDIO_SF_TOOLS_POST_TESTING","545302953466031":"CREATOR_STUDIO_SF_TOOLS_SERIES","201879288757057":"CREATOR_STUDIO_TEXT_BASED_VIDEO_EDITOR_INTRO_NUX","629086701586890":"CREATOR_STUDIO_TEXT_BASED_VIDEO_EDITOR_TOUR_NUX","2264937476987953":"CREATOR_STUDI</text:span><text:span text:style-name="T1420">O_TEXT_BASED_VIDEO_EDITOR_V2_INTRO_NUX","270998741819310":"CREATOR_STUDIO_TEXT_BASED_VIDEO_EDITOR_V2_TOUR_NUX","511894516509094":"CREATOR_STUDIO_VIDEO_COMPOSER_CAPTIONS_TAB_AUTOGEN_BLUE_NUX","301897928215203":"CREATOR_STUDIO_VIDEO_COMPOSER_CAPTIONS_TAB_BLU</text:span><text:span text:style-name="T1421">E_NUX","303729730942819":"CREATOR_STUDIO_VIDEOS_TAB_DEPRECATION_INTRO_MODAL","303318094311558":"CREATOR_STUDIO_VIDEOS_TAB_DEPRECATION_VIDEOS_TAB_NUX","2359931420968345":"CREATOR_STUDIO_VIDEOS_TAB_DEPRECATION_VIDEOS_YOU_CAN_CROSSPOST_TAB_NUX","2592642614191</text:span><text:span text:style-name="T1422">73":"CREDIT_AT_ACCOUNT_SEARCH_NUX","482796872211460":"CREDIT_AT_ADD_CREDIT_CHILD_NUX","568676553557487":"CREDIT_AT_KPI_NUX","583495615441460":"CREDIT_AT_PARENT_CHILD_REALLOCATE_NUX","229521604669786":"CRISIS_UPSELL_DISMISS","1151859458321782":"CRISIS_UPSEL</text:span><text:span text:style-name="T1423">L_POST_SHARE","2234503603539405":"CRM_ACCOUNT_PLAN_2","526548438791672":"CRM_ACTION_HUB","814583162375045":"CRM_AD_ACCOUNT_TABLE_AD_STUDIES_COLUMN","611706102843790":"CRM_CONTACTS_ALPHA","258871664612559":"CRM_CONTACTS_IMPORT_EXPORT_NUX","491929671863239":</text:span><text:span text:style-name="T1424">"CRM_CONTACTS_MERGE_AND_FIX_TOUR","291220849408771":"CRM_CONTACTS_MERGE_AND_FIX_TOUR_START","329952298595431":"CRM_CONTACTS_MERGE_IN_CONTACT_TABLE","369119854496913":"CRM_CONTACTS_NAV_CTA_NUX","671441416847099":"CRM_CONTACTS_TABLE_NUX","276876897305699":"C</text:span><text:span text:style-name="T1425">RM_DESTINATION_ONBOARDING_EDUCATION_MODAL","410631310521292":"CRM_DESTINATION_SEGMENT_DETAIL_EDUCATION","216139460286041":"CRM_DESTINATION_SEGMENTS_EDUCATION_TOUR","613063989695690":"CRM_DESTINATION_STATIC_SEGMENT_CREATION_EDUCATION","362379935575898":"CRM</text:span><text:span text:style-name="T1426">_DO_NOT_CALL_NUX","182426375619911":"CRM_EMAIL_SIGNATURE_UPDATE","310049402756165":"CRM_FEED_ACTIONS_NUX","564197960894030":"CRM_FEEDBACK_BUTTON","198935152141697":"CRM_GBG_MEETING_RECORDING_NUX","239885251204599":"CRM_GOALS_MANAGEMENT_COMMISSION_SPLIT_TOG</text:span><text:span text:style-name="T1427">GLE_NUX","4598792166861506":"CRM_GOALS_MANAGEMENT_FILTERS_NUX","4243700208981460":"CRM_GOALS_MANAGEMENT_MANAGE_COLUMNS_NUX","3829094897184277":"CRM_GOALS_MANAGEMENT_OPTIMAL_REVENUE_GOALS_DEPRECATION_NUX","299872174441433":"CRM_GOALS_MANAGEMENT_SUBSCRIPTION</text:span><text:span text:style-name="T1428">_NUX","882735018588225":"CRM_HV_PLAYBOOKS","566625733919689":"CRM_INSIGHTS_APP_VIEW_TOGGLE","613404002808141":"CRM_INSIGHTS_COMPARISON_DATE_RANGES","2970599076547875":"CRM_ME_AGENT_STATUS_TOP_BAR_NUX","2588695461381835":"CRM_NOTES_TOUR","1632171076941667":</text:span><text:span text:style-name="T1429">"CRM_NOTES_UPSELL","4468113929927467":"CRM_NOTIFICATION_PRIORITY_NUX","235062870566848":"CRM_OPTIMAL_SOLUTIONS_EXPORT","292768895245527":"CRM_PERFORMANCE_EXPORT_TOUR","1224937264377122":"CRM_PERFORMANCE_FILTER_SECTION","325220368047612":"CRM_PERFORMANCE_NU</text:span><text:span text:style-name="T1430">X","376480210017097":"CRM_PERFORMANCE_TEMPLATE_VIEWS","452544572315198":"CRM_PERFORMANCE_TIME_SERIES_GRANULARITY","362686001533614":"CRM_PERMISSION_NUX","1175931575926767":"CRM_PLANNING_DASH_EXCLUDE","2413189178778932":"CRM_PLANNING_DASH_KEY_INITIATIVE","2</text:span><text:span text:style-name="T1431">78898014165546":"CRM_RESILIENT_SOLUTIONS_FILTERS_NUX","879122579414460":"CRM_RESILIENT_SOLUTIONS_ULTIMATE_PARENT_NUX","553340642459628":"CRM_REVENUE_INDICATOR","831095404436987":"CRM_SBG_ENTITY_OVERVIEW_NUX","632995454487452":"CRM_SMART_BOOK_CTX_NUX","6019</text:span><text:span text:style-name="T1432">36407913951":"CRM_SMART_BOOK_NUX","3053559988263386":"CRM_SMART_LIST_CAPI_STATUS_NUX","507649547323821":"CRM_SMART_LIST_CTX_OPPORTUNITY_NUX","401172634300712":"CRM_SMART_LIST_NUX","769787790420590":"CRM_STRATEGY_MANAGER_INITIATIVE_PAGE_NUX","91307140593931</text:span><text:span text:style-name="T1433">0":"CRM_SUGGESTED_CLIENT_INTERACTIONS_NUX_TOUR","192675106349298":"CRM_SURVEY_BANNER_TOUR","4557658547660295":"CRM_SURVEY_INTRO","530375100857123":"CRM_TASK_LIST_CREATE_BUTTON","476912229588948":"CRM_TASKS_CREATE_IN_INITIATIVE","464665701061515":"CRM_TASKS</text:span><text:span text:style-name="T1434">_NAV_ICON","342128080401846":"CRM_TERRITORY_ADMIN_TIMEFRAME_UI_NUX","201491537842156":"CROWDSOURCING_QUESTIONS_NEARBY_UPSELL","1747146378889382":"CRST_MOBILE_PREVIEW","415912556384286":"CS_ORIENTATION_PUBLISHING_OPTIONS_PAGE","793112054749251":"CS_ORIENTAT</text:span><text:span text:style-name="T1435">ION_VIDEO_UPLOAD_BUTTON","202739794876796":"CS_ORIENTATION_VIDEO_UPLOAD_INPUTS","2140100059470222":"CSPV_LAUNCH","281997924058374":"CTM_ADS_OPTIMIZATION_CONVERSION_GOAL_CARD","153369220293409":"CURE_EMAIL_MARKETING_INITIAL_CREATE_PRODUCT_TOUR","35545002538</text:span><text:span text:style-name="T1436">8481":"CUSTOM_CREATOR_MESSAGE_ANNOUNCEMENT_CARD","1213951058799862":"CUSTOM_CREATOR_MESSAGE_NUX","406537170524732":"CUSTOMER_CARE_ONBOARDING","262279814705655":"CUSTOMER_SUPPORT_SMART_KB_NUX","600949390715568":"CV2_ADD_FAVORITE_SCENARIO","1047975512006804"</text:span><text:span text:style-name="T1437">:"CV2_FOCUS_ANCHOR_NEIGHBORHOOD","679477236425417":"DAGUI_INTERN_PREFERENCE_LINK","441571150578831":"DAIQUERY_MULTISTEP_INTRO_TOUR","1542261469492110":"DAPR_DEFAULT_DAIQUERY_WORKSPACE_NOTICE","248642700593748":"DAPR_MICROAPP_NUX_BENTO","649174109384751":"D</text:span><text:span text:style-name="T1438">APR_MICROAPP_NUX_DAIQUERY","264725765512927":"DAPR_MICROAPP_NUX_SCUBA","164317858490918":"DATA_DIRECTORY_REFERRALS","136254964981873":"DATA_FEED_BUTTON","747431662351242":"DATA_HUB_NEW_USERS","1467394713409244":"DATA_HUB_UI_IN_IDATA","1345718472267536":"DA</text:span><text:span text:style-name="T1439">TA_HUB_UI_IN_SCUBA","2428653357387794":"DATA_HUB_UI_IN_UNIDASH","523308135412828":"DATA_PROTECTION_ASSESSMENT_IMPORT","2108760072726030":"DDT_SCHEDULED_DASHBOARD","364316781130295":"DEBUGGER_MUTATION_EXECUTIONS_EPHEMERAL","2364111323861947":"DEBUGGER_SESSI</text:span><text:span text:style-name="T1440">ONS_EPHEMERAL","619663045231230":"DEPRECATED_DATASWARM_DASHBOARD","3287639194856459":"DEVELOPER_COMMUNITY_FORUM_ONLINE_HACKATHON_CATEGORY","460075828187859":"DEVELOPER_COMMUNITY_POST_MARK_AS_SELECTED_ANSWER","950705755843882":"DEVELOPER_COMMUNITY_POST_UPVO</text:span><text:span text:style-name="T1441">TE_PROMPT_FOR_ANSWER","1222450314946150":"DEVELOPER_COMMUNITY_POST_UPVOTE_PROMPT_FOR_QUESTION","357223241693846":"DEVELOPER_COMMUNITY_THREAD_SUBSCRIBE_BUTTON","772951722838986":"DEVICE_LOGIN_CLOSE_BUTTON_NUX","1907978229256239":"DEVSITE_APP_APPEAL_LOCALIZE</text:span><text:span text:style-name="T1442">D","281852702812649":"DEVSITE_APP_REVIEW_BUSINESS_ACCESS_LEVEL_BANNER","309310650556522":"DEVSITE_APP_REVIEW_CONSUMER_PRIVILEGE_TIER_GEO_NUX_TOUR","581046562831703":"DEVSITE_APP_REVIEW_PRIVILEGE_TIER_GEO_NUX_TOUR","1103088809711938":"DEVSITE_BUGS_DETAILS_S</text:span><text:span text:style-name="T1443">UBSCRIBE_BUTTON","452091918521208":"DEVSITE_PURCHASE_AUTO_LOGGING_FEATURE_NUX","795016750933299":"DFCA_EXCLUSION_OPT_OUT_BLOCK","643785619485360":"DFCA_INCLUSION_OPT_OUT_BLOCK","3050724945003085":"DGW_NUX_TOUR","120802435963061":"DGW_NUX_TOUR_CODE_PANE","5</text:span><text:span text:style-name="T1444">16388502318539":"DGW_NUX_TOUR_CREATE_FBURL","2572094699727514":"DGW_NUX_TOUR_GRAPH_TOO_LARGE","2739311759459715":"DGW_NUX_TOUR_GRAPH_VIEW","446304129593565":"DGW_NUX_TOUR_GRAPHVIZ_SUPERMODULE_TRANSITIVE_DEPS_ERROR","1025760344448718":"DGW_NUX_TOUR_LAYOUT",</text:span><text:span text:style-name="T1445">"542356963018238":"DGW_NUX_TOUR_LEGEND","556476471868880":"DGW_NUX_TOUR_NODE_SEARCH","2785751061517262":"DGW_NUX_TOUR_OPEN_GRAPH_SETTINGS","625248444917810":"DGW_NUX_TOUR_OPEN_VOLTRON_MODULE_EDITOR","1010355165969439":"DGW_NUX_TOUR_POWER_SEARCH","122130834</text:span><text:span text:style-name="T1446">4731301":"DGW_NUX_TOUR_RERUN","627881574421208":"DGW_NUX_TOUR_TABLE_VIEW","1066130620471893":"DIFF_TOOL_ACTION_SELECTOR","716343945693508":"DIFF_TOOL_APPROVE_CONTENT_DESIGN","291736234959459":"DIFF_TOOL_APPROVE_DESIGN","574518246254400":"DIFF_TOOL_COMMENT_</text:span><text:span text:style-name="T1447">BOX","249897165903750":"DIFF_TOOL_COMMENT_MIGRATION","2106638592899546":"DIFF_TOOL_FIELD_VISIBILITY","304449580087616":"DIFF_TOOL_FIELDS","184077332236407":"DIFF_TOOL_FILEPATH_FILTER","476999153403498":"DIFF_TOOL_MULTIPLAYER_FOLLOW_MODE","236950751212476":</text:span><text:span text:style-name="T1448">"DIFF_TOOL_MULTIPLAYER_LOCATOR_CARD","350109603432431":"DIFF_TOOL_MULTIPLAYER_START_ONE_ON_ONE","325981975598803":"DIFF_TOOL_MULTIPLAYER_START_SESSION","290543112530921":"DIFF_TOOL_NEEDS_FINAL_REVIEW","1463331190683218":"DIFF_TOOL_NUDGING","242783004393069</text:span><text:span text:style-name="T1449">":"DIFF_TOOL_OWNER_REVIEW","279974206169693":"DIFF_TOOL_PIXELCLOUD_SPECS","6914731118552661":"DIFF_TOOL_REVIEW_JOURNEY_CORE_TOUR","318968640318405":"DIFF_TOOL_REVIEWER_ROLES_AUTHOR_NUX","406881081044462":"DIFF_TOOL_REVIEWER_ROLES_REVIEWER_NUX","86324438128</text:span><text:span text:style-name="T1450">4480":"DIFF_TOOL_SEARCH_CATALOG_ENTRY_POINT","486874085751115":"DIFF_TOOL_SEARCH_CATALOG_TOUR","977612622886260":"DIFF_TOOL_SPLIT_SAVE_NRD","2028591067181562":"DIFF_TOOL_STACKS","171412807499754":"DIFF_TOOL_TEST_PLAN","1744261648968701":"DIFF_TOOL_VERSION_</text:span><text:span text:style-name="T1451">COMPARISON","1216159971908918":"DIFFS_ACTION_QUEUE","1791711000965247":"DIFFS_BROWSE","817535141925721":"DIFFS_FIELD_SETTINGS","1121751838251767":"DIFFS_NEED_FINAL_REVIEW","270261868087895":"DIFFS_NEED_OWNER_REVIEW","662698891693415":"DIFFS_OVERDUE_SEARCH_</text:span><text:span text:style-name="T1452">NUX","278192215961935":"DIFFS_UNREAD_NUX","385500635607348":"DIGITAL_CONTENT_FLEXIBLE_STARS_V2_WWW_NUX","277442986297498":"DIGITAL_CONTENT_WALLET_PROMOTION_SPEND_MATCH","2210110582583556":"DIGITAL_CONTENT_WALLET_PROMOTION_SPEND_MATCH_DISCLAIMER","395529541</text:span><text:span text:style-name="T1453">033779":"DIGITAL_CONTENT_WALLET_SHORTCUT_TIPPING","301320016925123":"DIRECT_SUPPORT_SUBSCRIBE_MESSENGER","1050667288437442":"DISCOVERY_DEAL_DESK_UX_CHANGES","549248252187195":"DISCOVERY_INSTANT_INSIGHTS_LIQUIDITY_TAB","1736053493184534":"DISCOVERY_INSTANT_</text:span><text:span text:style-name="T1454">INSIGHTS_TABS","615522439473450":"DOVETAIL_SYNC_SETTINGS_HINT","240397938030638":"DOVETAIL_WELCOME_HINTS","390212726082035":"DP_PLAYGROUND_COLUMN_OVERVIEW_TOGGLE_BUTTON","266583675328436":"DP_PLAYGROUND_QUERY_COMPARISON_TOGGLE_BUTTON","386619794795638":"DR</text:span><text:span text:style-name="T1455">_RUNBOOK_ADD_STEP","198823671936484":"DR_RUNBOOK_OPEN_TEMPLATE","247547186866381":"DR_RUNBOOK_SUBSCRIBE_FEATURE","594913164871652":"DSC_DEAL_HOME_DEAL_LIST_PAGE","1453875234977126":"DSC_DEAL_HOME_HOME_PAGE","1356043968126446":"DSC_DEAL_HOME_LEGAL_NOTE","28</text:span><text:span text:style-name="T1456">3497263208039":"DTE_CHANGE_SET_POPOVER_CARD_NUX","813826066156246":"DTE_EDIT_HISTORY_BUTTON_NUX","728995827646592":"DTE_INITIAL_WELCOME_TOUR","283901496174974":"DTE_MODULAR_TREE_NUX","408899157465601":"DUET_SANKEY_PAGE_ONBOARDING_TOUR","1104047426393891":"</text:span><text:span text:style-name="T1457">DYNAMIC_CATEGORY_ADS_GUIDANCE_TOUR","1138499086664156":"EDGE_NPP_EDGE_INSIGHTS_TOUR_PROMPT","845506972975282":"EDGE_NPP_FNA_SELF_SERVICE_CACHING_PAGE_INTRODUCTION","333206598484564":"EDGE_NPP_FNA_SELF_SERVICE_OVERVIEW_PAGE_INTRODUCTION","819311882295847":"</text:span><text:span text:style-name="T1458">EDGE_NPP_NAV_SIDEBAR_PERFORMANCE","3116300788614328":"EDGE_NPP_NAV_SIDEBAR_PREFIX","265250081975010":"EDGE_REPORT_EXPORT","859027284771428":"EDGE_REPORT_HEADER_DATE_RANGE","599374434730098":"EDGE_REPORT_PARTNER_ACTION_QUEUE_INTRODUCTION","277923080670156":</text:span><text:span text:style-name="T1459">"EDGE_REPORT_WIDGET_EXPORT","715704275905589":"EDGE_REPORTING_REPORT_HEADER_SUBPAGE_NAVIGATION","232199078226731":"EDGE_REPORTING_SIDE_BAR_SUBPAGE_NAVIGATION","534843104556360":"ELIGIBILITY_EXCEPTIONS_INTRODUCTION","425042034566623":"EMPLOYEE_CHECKUP_INTRO</text:span><text:span text:style-name="T1460">_SCREEN","266014254325376":"ENM_CAMPAIGN_WELCOME_BANNER","461295721331841":"ENM_CREATION_PROMPT_TO_USE_BREADCRUMB_TO_EDIT","2008493722520365":"ENT_MUTATOR_DEBUGGER_ENT_UI_MUTATOR","240683390177603":"ENT_MUTATOR_DEBUGGER_ENT_UI_NOTICE","395680621245608":"EN</text:span><text:span text:style-name="T1461">T_RANKER_DEBUGGER_ROW_HIGHLIGHT","420382963005549":"EP_RESOURCE_MANAGEMENT_SOLUTION_PID_DETAILS_TOUR","1666689210346063":"EP_RESOURCE_MANAGEMENT_SOLUTION_SUMMARY_PAGE_NUX","1709997575716187":"EVENT_LINEUPS","2348859858513681":"EVENT_TICKETING_POWEREDBY_CRE</text:span><text:span text:style-name="T1462">DIT_REDEEMED","378649306319379":"EVENT_TICKETING_POWEREDBY_FIRST_USE","1227992504222917":"EVENTS_ADMIN_TOOL_POE_TAB","684033921782380":"EVENTS_IN_PUBTOOLS","483287258698911":"EVENTS_IN_PUBTOOLS_UPSELL","485912825861166":"EVENTS_POST2EVENT_UPSELL_CTA","2169</text:span><text:span text:style-name="T1463">49355491766":"EVENTS_REGISTRATION_ADMIN_TOOLBAR","1745687688806863":"EVENTS_REGISTRATION_NUX","1438688649581020":"EVENTS_TICKET_LINK_ON_SALE","190245358351840":"EVENTS_TOUR_ADS_IN_PERMALINK","1499876763428847":"EVENTS_TOUR_CREATE","472683263095412":"EVENTS</text:span><text:span text:style-name="T1464">_UPLOAD_VIDEO","280666819328942":"EVENTS_VMS_ADD_ATTENDEE","264837544684183":"EVIDENCE_MANAGER_MITIGATION_DETAILS_TOUR","6638904019467916":"EVIDENCE_MANAGER_MITIGATION_PEER_REVIEWER","731050267476331":"EVIDENCE_MANAGER_WELCOME_TOUR","290337278257571":"EXPE</text:span><text:span text:style-name="T1465">RIMENT_SHARE_TO_WORKPLACE","114560222574855":"FACET_DIVE_GROUP","150791403907573":"FAN_FUNDING_ADD_SUBSCRIPTION_SPROUT","748029409019403":"FAN_FUNDING_FREE_SUBSCRIPTIONS","569720380152818":"FAS_DEEP_ANALYSIS","477163859461367":"FAS_INSIGHTS","2685982306837</text:span><text:span text:style-name="T1466">98":"FAS_STATE_DIAGRAM_EDGE_NUX","855943178131693":"FAS_STATE_DIAGRAM_NODE_NUX","469128783560926":"FAS_VALIDATION","280117877323046":"FBDETECT_HIGHLIGHT_SETTINGS","887881681422274":"FBFIDDLE_BETA_WELCOME","874591682650805":"FBLEARNER_CLONE_HISTORY","155570</text:span><text:span text:style-name="T1467">1701416433":"FBLEARNER_DAG","1037460092995696":"FBLN_ACARD_HOME","612422352445135":"FBLN_BETTER_POWERSEARCH","298123270679872":"FBLN_BUG_BUTTON","1771536866409625":"FBLN_CARD","247925048905303":"FBLN_CHILDREN_SEARCH","193391661935762":"FBLN_CLONE_BUTTON","</text:span><text:span text:style-name="T1468">1535579660071386":"FBLN_COMPOSITION","1729257784010524":"FBLN_CUSTOM_FIELDS","2335426360088589":"FBLN_EXPERIMENT_BUTTON","1036165669806999":"FBLN_MODEL_TYPE","133504727315128":"FBLN_OPERATOR_FILTER","198931380674409":"FBLN_OPERATOR_GROUPING","1711182809156</text:span><text:span text:style-name="T1469">646":"FBLN_PROGRESS","1554116508221625":"FBLN_RECURRING","253510125104293":"FBLN_RECURRING_DURATION","1275284069191480":"FBLN_RECURRING_DURATION_TYPE","369557563426687":"FBLN_RECURRING_HEALTH","271011959998196":"FBLN_RECURRING_JOB_DETAILS","163804157954529</text:span><text:span text:style-name="T1470">9":"FBLN_RECURRING_JOB_LINK","186324198522086":"FBLN_RECURRING_LOAD_MORE","211921519225088":"FBLN_RESUME_BUTTON","1696859960638051":"FBLN_RESUME_CHECK","164036084194275":"FBLN_RUN_STATUS_UPDATE","1720975784858689":"FBLN_SEARCH","1530641490579146":"FBLN_SID</text:span><text:span text:style-name="T1471">EBAR","1150719571744245":"FBLN_TABBED_DETAILS","877963632364796":"FBLN_TASKS","474252306099876":"FBLN_UNSEEN","474761756807034":"FBR_HOME_MINIMUM_EXPECTATION_HOVERCARD","245618586422549":"FBR_HOME_MINIMUM_EXPECTATION_HOVERCARD_TEAM_TABLE","756482781710639"</text:span><text:span text:style-name="T1472">:"FBR_OUTREACH_CAMPAIGN_NUX_EMAIL_COMPOSER","642918820078853":"FBR_OUTREACH_QUEUE_FBR_HOME_NUX","1050473375784402":"FBR_OUTREACH_QUEUE_ONBOARDING_NUX","224498885891732":"FBR_PERFORMANCE_2021_PROGRESS_BAR_UPDATE","2954327791262126":"FBR_PROFILE_HEADER_COMBI</text:span><text:span text:style-name="T1473">NED_SUMMARIES","640820786725611":"FBR_PROFILE_HEADER_OVERFLOW_MENU","381770197051462":"FBR_PSC_GOAL_DETAILS","2870894732930065":"FBR_SEARCH_CADIDATES_SELECTED","1365538290280993":"FBR_SEARCH_RECOMMENDATION_REASONS","1909990835837269":"FBS_COMPOSER_AB_TESTI</text:span><text:span text:style-name="T1474">NG_PROMOTION","2767722320193304":"FBS_COMPOSER_AB_TESTING_TOUR","6220951504642918":"FBS_MARKETING_EXPERT_BUTTON","351138152253861":"FBSLA_MANAGEMENT_TOOL_ANCHOR_FILTER","702072556976738":"FEED_NT_FEATURE_TRACKER","680881663087970":"FIBER_UI_NUX","972874706</text:span><text:span text:style-name="T1475">575929":"FIGMA_QUALITY_CHICK","298128584504654":"FILEWORKS_BUG_REPORT_TEXT","2790815711008271":"FILEWORKS_FILE_CONTENT_INTRODUCTION_TEXT","161250565005380":"FILEWORKS_POWERSEARCH_TOGGLE_TEXT","761462974711627":"FIXATHON_SAMPLE_NUX","658200934843546":"FIXAT</text:span><text:span text:style-name="T1476">HON_TOOL_ROOT_NUX_TOUR","915622738633335":"FLEX_SCHEDULER_HELP_LINK","833032883476599":"FLEXIBLE_TARGETING_PRESENTER_TIP","1141386109674726":"FLOW_FEEDBACK_NUX","806866959957357":"FLOW_HOME_NUX","1409571662752548":"FLOW_NEW_PROJECT_NUX","604993079907580":"</text:span><text:span text:style-name="T1477">FORECASTER_START_UP_PAGE_BANNER","423446794853910":"FUNDRAISER_CHECKOUT_SHOW_NOTICE_FOR_EXPOSING_DONATION_AMOUNT","2935051809904237":"FUNDRAISER_DONATIONS_SUPPORT_CS","2045579005504101":"FUNDRAISER_UPSELL","967459770042560":"FUNDRAISER_UPSELL_DISMISS","494</text:span><text:span text:style-name="T1478">106771625112":"GAMES_AUTOGENERATED_HIGHLIGHT_VIDEO_BANNER","529441004249145":"GAMES_COLORFUL_COMMENTS","190501704786642":"GAMES_CREATE_SHORTCUT","402095057265193":"GAMES_CUSTOM_STICKERS_WWW_V2","385999885267351":"GAMES_FLEXIBLE_STARS_WWW_NUX","184210109261</text:span><text:span text:style-name="T1479">7886":"GAMES_HIGHLIGHT_VIDEO_BANNER","360592992047092":"GAMES_HIGHLIGHT_VIDEO_ONBOARDING_ADD","450972615878794":"GAMES_HIGHLIGHT_VIDEO_ONBOARDING_DRAFT","239846266720558":"GAMES_LEVEL_UP_REFERRAL","182793675708745":"GAMES_LUP_AFFILIATE_ELIGIBILITY_NUX","23</text:span><text:span text:style-name="T1480">1341290763954":"GAMES_NATIVE_SUPPORT_GLYPH","191550845077999":"GAMES_SCHEDULE_EVENTS_NUX","826090861115369":"GAMES_STREAMER_DASHBOARD_GOALS_PANEL_NUX","2271556623101317":"GAMES_STREAMER_DASHBOARD_GOALS_THANKS_MESSAGE_NUX","2347081232068455":"GAMES_STREAMER</text:span><text:span text:style-name="T1481">_DASHBOARD_LEARN_MORE_INCENTIVE_NUX","2277637559154525":"GAMES_STREAMER_DASHBOARD_MARKETPLACE_PANEL_NUX","2085300685040993":"GAMES_STREAMER_DASHBOARD_SETUP_STARS_NUX","249583433361658":"GAMES_STREAMER_DASHBOARD_STARS_GOALS_NUX","430345265078788":"GAMES_STR</text:span><text:span text:style-name="T1482">EAMER_DASHBOARD_STARS_SETTING_NUX","194026965362926":"GAMES_STREAMER_DASHBOARD_STAY_LIVE_IN_LIVE_PRODUCER_ENABLED_NUX","699331434035458":"GAMES_STREAMER_DASHBOARD_STREAMER_SCHEDULES_NUX","549868885758354":"GAMES_TOURNAMENTS_ADMIN_PRIVACY_TOOLTIP_PRIVATE","</text:span><text:span text:style-name="T1483">2525676264145848":"GAMES_TOURNAMENTS_ADMIN_PRIVACY_TOOLTIP_PUBLIC","994616407598547":"GAMES_TOURNAMENTS_BRACKET_TAB_WWW","811853809255756":"GAMES_TOURNAMENTS_EDIT_SCORE_TOOLTIP_WWW","522612268514893":"GAMES_TOURNAMENTS_PARTICIPANTS_PRIVACY_TOOLTIP_PRIVATE"</text:span><text:span text:style-name="T1484">,"2374694442859710":"GAMES_TOURNAMENTS_PARTICIPANTS_PRIVACY_TOOLTIP_PUBLIC","532251104041326":"GAMES_TOURNAMENTS_REGISTER_BUTTON_WWW","573599763216202":"GAMES_TOURNAMENTS_START_TOURNAMENT_TOOLTIP_WWW","129816685697946":"GAMES_VIDEO_COMMUNITY_MANAGER_SETTIN</text:span><text:span text:style-name="T1485">GS","497476840847162":"GAMES_VIDEO_GENERIC_WELCOME_MAT","784722998772835":"GBM_GOALS_MANAGE_MULTIPLE_BUSINESSES","2958951807541610":"GBM_GOALS_MARK_STEP_COMPLETE","177263157398845":"GBM_GOALS_MY_GOALS","701141203846315":"GBM_GOALS_PICK_FAVORITE","377737673</text:span><text:span text:style-name="T1486">499387":"GBM_GOALS_SUGGESTED_GOALS","210402633903263":"GBM_MY_PLAN_WELCOME_MESSAGE","385460526784007":"GEMINI_COMPOSER_POST_PREVIEW_NUX","523608931147539":"GEO_TARGETING_BULK_INPUT","771095616319245":"GEO_TARGETING_V2","458782584939816":"GESTALT_REDESIGN",</text:span><text:span text:style-name="T1487">"639122893317818":"GK_PRIVACY_ASSESSMENT","1122354347965677":"GK_REVIEW_REQUIRED_NUX","803786590166322":"GLASS_COLLECTIONS_EXPLORER_EDIT_NUX","675224989806450":"GLASS_COLLECTIONS_NAV_NUX","213641534002098":"GLASS_HIVE_TABLE_JOIN_RECOMMENDATION_COLUMN_LIST_</text:span><text:span text:style-name="T1488">NUX","3008080399316927":"GLASS_HIVE_TABLE_SLA_NUX","521823824901070":"GMS_HUB_EDUCATIONAL_MODAL","106411973368671":"GMS_HUB_EXTERNAL_MESSAGING_ADMIN_BODY","368261210256099":"GMS_HUB_EXTERNAL_MESSAGING_ADMIN_TITLE","116933658950734":"GMS_HUB_EXTERNAL_MESSAG</text:span><text:span text:style-name="T1489">ING_SHARE_DIALOG","264598944196551":"GMS_HUB_FEEDBACK_ANNOUNCEMENT","349455435627699":"GMS_HUB_FEEDBACK_CASE_STUDY","516787952127971":"GMS_HUB_FEEDBACK_COLLATERAL","920587088146042":"GMS_HUB_FEEDBACK_FAQ","265187651007208":"GMS_HUB_FEEDBACK_RESOURCE","3738</text:span><text:span text:style-name="T1490">90962970878":"GMS_HUB_PERMALINKS","344774935943243":"GMS_HUB_PREVIEW_DIALOG","1487762467999170":"GMS_SRT_MJV_ON_BOARDING","2078708742342315":"GMS_SRT_TOGGLE_LEFT_PANE","968276917369081":"GOALS_PMT_LANDING_CARD","310606377776741":"GOALS_PMT_LANDING_MODAL","</text:span><text:span text:style-name="T1491">664543671554010":"GOALS_PMT_MANAGER_LANDING_MODAL","855966415795556":"GOALS_VIDEO_TOUR_MODAL","337853113854863":"GOE_PORTAL_CLF_FAQ_SUBTAB","336371530690075":"GOE_PORTAL_VP_EVENTS_CALENDAR_SUBTAB","317884366174995":"GOE_PORTAL_VP_EVENTS_TAB","2698199853832</text:span><text:span text:style-name="T1492">919":"GOE_PORTAL_VP_EVENTS_TABLE_SUBTAB","643030116995881":"GOE_PORTAL_VP_FORECAST_SHORT_TERM_SUBTAB","741921453415617":"GOE_PORTAL_VP_FORECAST_TAB","208919687094795":"GOE_PORTAL_WEC_CALENDAR_VIEW_AFFECTED_MARKETS","298599618008298":"GOE_PORTAL_WEC_CALENDA</text:span><text:span text:style-name="T1493">R_VIEW_WORLD_REGION","1444828015665464":"GOODWILL_DOGFOODING_TOOL_TAB_NUX","328072595716793":"GOOGLE_DOCS_IMPORT_CALLOUT","555160114885271":"GRAPH_API_EXPLORER_APP","1676117929104313":"GRAPH_API_EXPLORER_DRAGGABLE_COLUMN","236632393736996":"GRAPH_API_EXPLO</text:span><text:span text:style-name="T1494">RER_JSON","222028981859968":"GRAPH_API_EXPLORER_PERMISSIONS","2104933793124521":"GRAPH_API_EXPLORER_TOKEN","427207922135987":"GROUPS_EXPERTS_SHOW_EXPERTISE_BADGE_NUX","595721780628097":"GROUPS_GAMES_NUX","408536964254855":"GROUPS_INSIGHTS_ADMIN_DASHBOARD_N</text:span><text:span text:style-name="T1495">UX","576121416663741":"GROW_FIRST_ACTION_ITEM_COMPLETION_NUX","305969821144470":"GROW_MICRO_CONNECTIONS_SEEKER_WELCOME_NUX","683282715934825":"GROW_SHARE_PLAN_NUX","3033014786798993":"GROW_SHARE_REFLECTIONS_NUX","954556312084813":"GROW_SUMMARY_COMPLETION_N</text:span><text:span text:style-name="T1496">UX","2561352220805296":"GROW_WELCOME_NUX","644207569905176":"GURGLE_NEW_HOME_PAGE_NUX","266398038718020":"HALO_INCALL_NUX_WWW","228350369209790":"HALO_JOIN_REQUEST_NUX_WWW","3961363760585311":"HALO_NEW_POPUP_FEATURE","1522284001343972":"HAS_MIGRATED_SAVED_</text:span><text:span text:style-name="T1497">AUDIENCE_NUX","576543230336625":"HAS_SEEN_SHOPS_SELLERS_CHECKLIST","413759316035147":"HEALTHCOMPASS_ONBOARD_SAMPLE_SELECTION_FILTERS","250488712353769":"HELP_AT_PORTAL_HOME_WELCOME_NUX","624194078490783":"HEPIUS_CREATION_NUX","673306263242362":"HIPSTER_SEA</text:span><text:span text:style-name="T1498">RCH_BANNER","1009172086249054":"HIRING_HUB_CAMPER_PIPELINE_IN_PRODUCT_TOUR","415385359334555":"HIRING_HUB_CAMPER_PIPELINE_LINK","384644652661941":"HIRING_HUB_CAMPER_PIPELINE_TAB","238487171307032":"HIRING_HUB_HIRING_OVERVIEW_TOUR","2244298699200526":"HIRIN</text:span><text:span text:style-name="T1499">G_HUB_PID_BOMB_REACHOUT_WARNING","1455415154846068":"HIRING_HUB_REACHOUT_ANALYTICS_IN_PRODUCT_TOUR","394823975281811":"HIRING_HUB_UNIVERSAL_ACTIONS_TOUR","2145237272373577":"HIRING_SEARCH_ADD_FILTERS_GEAR","1203581919741285":"HIT_HACKAMONTH_INTRO_GUIDE","8</text:span><text:span text:style-name="T1500">31839137161444":"HIVE_ANON_BULK_EDIT","851133595227626":"HIVE_ANON_COMPLIANCE_STATUS","4017615601675794":"HPT_ALLOCATION_VIEW","715405655721646":"HPT_OVERVIEW_TABLE","464687214267158":"HWSPEC_PLM_SAVED_SEARCH","362406814408472":"HWSPEC_PROGRAM_SAVED_SEARCH</text:span><text:span text:style-name="T1501">","219806339673872":"ICC_MEASUREMENT_METRIC_CONFIG_METADATA","465500351074971":"ID_TOOL_HOVER_CARD_NOTICE","473190950175059":"IDATA_SCHEMA_TABLE_BULK_ACTION_DROPDOWN","909129029424435":"IDATA_SCHEMA_TABLE_FILTER","1554767761326294":"IDATA_SCHEMA_TABLE_LONG</text:span><text:span text:style-name="T1502">_TABLE_TOGGLE","488150015275208":"IDATA_SCHEMA_TABLE_PERMISSION_CHECK","983213978924537":"IDC_ONBOARDING_CII_NEW_TEAM_MEMBER_CTA","731198461172734":"IDC_ONBOARDING_CII_SUPPORT_TEAM_NUX","220931409816327":"IDC_ONBOARDING_DIFF_VIEW","371393837268753":"IDC_ON</text:span><text:span text:style-name="T1503">BOARDING_FILTER_MODULE_COLUMNS","767524780869242":"IDC_ONBOARDING_FILTER_PLAN_COLUMNS","538583290601127":"IDC_ONBOARDING_GER_STATUS_WELCOME_CARD","712633052536291":"IDC_ONBOARDING_HIREMANAGER_CHECKLIST","568339163576212":"IDC_ONBOARDING_MANAGER_DASHBOARD",</text:span><text:span text:style-name="T1504">"618047978714038":"IDC_ONBOARDING_MANAGER_PLAN_EDITING","254348026329627":"IDC_ONBOARDING_MODULE_BOOKMARK","263990104593751":"IDC_ONBOARDING_N00B_MODULE_FILTER_AFTER_CAMP_GRADUATION","678563596190038":"IDC_ONBOARDING_NEW_HIRE_PROGRAM_VIEW_SUPPORT_TEAM","49</text:span><text:span text:style-name="T1505">6669327867930":"IDC_ONBOARDING_PLAN_OR_MODULE_SETTINGS","689915664767813":"IDC_ONBOARDING_TASK_EDIT_TIME_PERIOD","665392660533070":"IDC_ONBOARDING_TODO_TYPE","1240574886339696":"IDC_ONBOARDING_TOGGLE_CARD_VIEW","284764747134219":"IDD_DEBUG_PAGE_SHOWCASE","</text:span><text:span text:style-name="T1506">1599772893746069":"IDD_JOLTEON_NUX","237750701202078":"IDD_NEWS_TROUBLESHOOTING","2884906498240886":"IDD_ONBOARDING_VIDEO","2872811912940732":"IDD_RELEVANT_ONGOING_SEVS","782068902740445":"IDD_SAVED_SEARCH","721167938676820":"IDS_DASHBOARD_NAVIGATION_FEATU</text:span><text:span text:style-name="T1507">RE","290498829170028":"INDEPENDENT_WORK_RECOMMENDATION_UNIT_IN_GROUP_POST","1058329101628955":"INFO_PAGE_TOUR_NUX","140295941150966":"INFORMATION_HUB_NEW_USER_EXPERIENCE_NUX","709303889489214":"INFRAPLANNING_DEMAND_SAVED_SEARCH","617199492126034":"INFRAPLA</text:span><text:span text:style-name="T1508">NNING_GLOBAL_RULES_SAVED_SEARCH","275294532983711":"INSTALL_BASE_POWERSEARCH_NUX","195902777697354":"INSTANT_ARTICLE_PRIVACY_BANNER","247720875717948":"INSTANT_ARTICLES_TRAFFIC_LIFT_MODAL","434104191735781":"INSTANT_GAMES_ASSET_GUIDELINES","388393761540878</text:span><text:span text:style-name="T1509">":"INSTANT_GAMES_WWW_ENTRY_NUX","2012987658947660":"INSTANT_GAMES_WWW_GAMES_COMPOSER","295467241966572":"INSTREAM_ADDITIONAL_EARNINGS","295905730937567":"INSTREAM_RESERVED_BUYING","477009567123756":"INTERN_CALENDAR_PROMOTE_DESKTOP_APP_MEETINGS","4612143353</text:span><text:span text:style-name="T1510">64897":"INTERN_CASES_ASSETS_ONBOARDING","271917661366352":"INTERN_CASES_DRAFTS","708122263552169":"INTERN_CASES_SEARCH_METRICS_DASHBOARD","651673366071240":"INTERN_CASES_SEARCH_METRICS_DASHBOARD_CONFIGURE","1002463843921400":"INTERN_CASES_SRT_CASE_TYPES","</text:span><text:span text:style-name="T1511">409683109830608":"INTERN_CONVERSATIONS_LAYOUT_OPTION","2887460498179502":"INTERN_CONVERSATIONS_MID_CYCLE_NUX","517995179291949":"INTERN_CV_FAVORITE_ITEMS","231342261635072":"INTERN_HOME_INTRO_BANNER","294386571953765":"INTERN_HOME_SURVEY_BANNER","787163695</text:span><text:span text:style-name="T1512">579341":"INTERN_IEX_HOME_BANNER","722179115889752":"INTERN_IEX_REDESIGN_SURVEY","334535355471649":"INTERN_INBOX_SETTINGS_DISCOVERY","385164378914425":"INTERN_JS_GRAPH_TABLE_VIEW_LEGEND_NUX","1388791921223025":"INTERN_MCOMPASS_BETA_ACCURACY","17013935932842</text:span><text:span text:style-name="T1513">70":"INTERN_MCOMPASS_METRIC_MORE_LINK","233842490751959":"INTERN_MCOMPASS_TREE_VIEW","201312687186140":"INTERN_MCOMPASS_UNIDASH_EXPORT","908093112695893":"INTERN_MCOMPASS_VERSION_MORE_LINK","475896360182969":"INTERN_MPOV_SETTINGS_NUX","154976265117505":"IN</text:span><text:span text:style-name="T1514">TERN_NOTIFY_JEWEL_NUX_TO_SETTINGS","265694430730215":"INTERN_NOTIFY_MOVE_ALL_TOAST","153950908676025":"INTERN_NOTIFY_RECOMMENDED_MODE","2209716109080651":"INTERN_NOTIFY_XOUT_MENU","464707357937351":"INTERN_PARTNER_ACTION","285285470051087":"INTERN_PARTNER_</text:span><text:span text:style-name="T1515">ACTION_DETAILS_PAGE","290067862517424":"INTERN_PARTNER_HOME_HOME_PAGE","4344666705592906":"INTERN_PARTNER_HOME_REDESIGN_ACTIONS_TABLE","584087252061309":"INTERN_QA_ANSWER_ACCEPT","304213867089327":"INTERN_QA_ANSWER_VOTE","310178109505906":"INTERN_SEARCH_PI</text:span><text:span text:style-name="T1516">NNING_TOP_RESULTS_NUX","417681098815922":"INTERN_TAGGING_TREE_EDITOR","282886302233190":"INTERN_TASKS_DEFAULT_VIEW","270861233789145":"INTERN_TASKS_PROGRESS_GROUP_BY_TOGGLE","172543598146245":"INTERN_TESSA_DIAGNOSTICS_STEP_CLICK","550877936046283":"INTERN_</text:span><text:span text:style-name="T1517">TESSA_RELAUNCH_INFO_PROMPT","571789010519279":"INTERNAL_ACCESS_HAS_ANDROID_MI_CLOUD","188009216727495":"INTERNAL_ACCESS_HAS_IOS_MI_CLOUD","532055228018766":"INTERNAL_ACCESS_MANAGED_OPT_IN","887551308843263":"INTERNAL_ACCESS_MANAGED_OPT_OUT","26973316730432</text:span><text:span text:style-name="T1518">1":"INTERNAL_ACCESS_ONBOARD_FLOW_CHROME_ANDROID","969876123176639":"INTERNAL_ACCESS_ONBOARD_FLOW_CHROME_LINUX","146844139321667":"INTERNAL_ACCESS_ONBOARD_FLOW_CHROME_MACOS","349668788873212":"INTERNAL_ACCESS_ONBOARD_FLOW_CHROME_WINDOWS","1819461345021379":</text:span><text:span text:style-name="T1519">"INTERNAL_ACCESS_ONBOARD_FLOW_EDGE_WINDOWS","412180929222408":"INTERNAL_ACCESS_ONBOARD_FLOW_SAFARI_IOS","2031276373819089":"INTERNAL_ACCESS_ONBOARD_FLOW_SAFARI_MACOS","2005402193047653":"INTERNAL_ACCESS_ONBOARD_FLOW_UNKNOWN_CLIENT","128328721352244":"INTER</text:span><text:span text:style-name="T1520">NAL_ACCESS_ONBOARD_FLOW_UNSUPPORTED_CLIENT","678389229878514":"INTERNAL_EVENTS_STAGES_INTRODUCTION","155465036086020":"INTERNAL_PROFILE_ACTIVITY_NUX","338175367164891":"INTERNAL_PROFILE_CAREER_NUX","857458845032304":"INTERNAL_PROFILE_INTRO_NUX","8256555646</text:span><text:span text:style-name="T1521">47786":"INTERNAL_PROFILE_JOB_STATUS_NUX","1124720677982007":"INTERNAL_PROFILE_NEW_THEMES_PULSE","1502508183280734":"INTERNAL_PROFILE_NUDGE_NUX","354112802156267":"INTERVIEW_FEEDBACK_TEMPLATES_AWARENESS","741180916858084":"INTERVIEW_HOME_DEBRIEF_THREAD_NUX_</text:span><text:span text:style-name="T1522">TOUR","587470081668772":"INTL_BUGNUB_PROMPT","686712578510425":"INTL_FBT_PROJECTS_WIKI","771027636676811":"INTL_FBT_STRINGS_DIFFUSION","287962258543641":"INTL_HELP_HOME_WELCOME_NUX","512727116109800":"INTL_LOCPLAT_PERMISSIONS_MANAGER","238243580201206":"IN</text:span><text:span text:style-name="T1523">TL_LOCPLAT_RELEASE_NOTES","376022314205514":"IPH_GOALS_DASHBOARD_BUTTON","207868721373907":"IPH_HEALTH_HOME","398685151680336":"IPH_PRODUCT_EDIT","378593063819861":"IPH_PRODUCT_VIEW","2775005196143338":"ISP_TOOLBOX_BBN","894176238072811":"ISP_TOOLBOX_BUILD</text:span><text:span text:style-name="T1524">ING_FILTER","534302171283543":"ISP_TOOLBOX_CENSUS_BLOCKS","486260158812552":"ITEMS_FEEDBACK_SURVEY","170559627181036":"IX_IG_COLLECTION_PREVIEW_NOTICE","363611600712479":"JOB_COMPOSER_UPSELL_HEADER","2294862057498049":"JOBS_ALERTS_CREATE_ALERT_NUX","289931</text:span><text:span text:style-name="T1525">8653641012":"JOBS_TOOL_REPORTING_TEAM_NUX","2162043344016782":"JOBS_UNIFIED_SEARCH_UNSEEN_FIRST_SORT_OPTION_NUX","232193894089810":"JOBS_UNIFIED_SEARCH_VIEW_STATE_TOGGLE_BAR_NUX","3129385714046477":"JOBSX_TRACK_NUX","1036313993874585":"JOBSX_WELCOME_NUX","</text:span><text:span text:style-name="T1526">3160275770870829":"KAYAK_INITIAL_RELEASE_BANNER","3927249524063271":"KAYAK_TOUR","553715368783943":"KM_BOOKMARK_AREA","431735077516053":"KM_BOOKMARK_FROM_NAV","2426264077455005":"KM_COLLAPSED_SIDEBAR_SHORTCUTS_NUX","234327354153015":"KM_NUX_TEST","21616934</text:span><text:span text:style-name="T1527">10609337":"KM_NUX_TEST_2","390298388545377":"KM_RELATED_QUERIES_NUX","822208908233803":"KM_VIEW_RECENT_UPDATES","1097051437788394":"KNOWLEDGE_LIBRARY_INTRO_TOUR","550383649314122":"KNOWLEDGE_LIBRARY_PRELOADED_CONTENT_MAIN_NAV","325455642399427":"KNOWLEDGE_</text:span><text:span text:style-name="T1528">NOTE_TASK_EMBED","931236801065912":"KNOWLEDGE_NOTE_TASK_HOVERCARD","349317259635611":"KNOWLEDGE_NOTES_EDITOR","550828646361918":"KNOWLEDGE_NOTES_TEMPLATE_CREATION","478680866763843":"KNOWLEDGE_NOTES_TEMPLATES_USE","607377749854077":"KONG_EXPERIMENT_PAGE_LI</text:span><text:span text:style-name="T1529">NT_ERROR_BUTTON","653442772124233":"KONG_EXPERIMENT_PAGE_MODULES_AND_DATASETS","2606383462820921":"KONG_EXPERIMENT_PAGE_SAVE_BUTTON","1157562424586140":"KONG_MODULE_DIFF_SUBMIT_BUTTON","500399141240492":"KONG_MODULE_GROUP_LOOPING","700959293997588":"KONG_M</text:span><text:span text:style-name="T1530">ODULE_OFFICIAL_PROMOTION_BUTTON","2889886781127603":"KPI_DASHBOARD_CUSTOMIZATION_NUX","257764295239845":"LABNET_NEW_UI_FEATURES_NUX","507472690073975":"LAMA_CUSTOM_COLUMNS","226623682033885":"LAMA_MITIGATION_BUILDER","542545019945291":"LAMA_MITIGATION_CATE</text:span><text:span text:style-name="T1531">GORIZATION","398766764575042":"LAMA_NOTES_SIDEBAR","2813022449006056":"LAMA_ON_HOLD_BUTTON","1172556866429371":"LAMA_PD_PRECEDENTS","2996205197259812":"LAMA_PRIVACY_ASSESSMENT_FBFORM_INTRO","2325774644226719":"LAMA_PRIVACY_INTAKE_FBFORM_INTRO","30294619748</text:span><text:span text:style-name="T1532">9366":"LAMA_PRIVACY_NEW_REVIEW_GUIDANCE","466040333987568":"LAMA_PRIVACY_PHASES","492972021609760":"LAMA_PRIVACY_REVIEW_ASSIGNEE","310720810406949":"LAMA_PRIVACY_TAGS_ACTIVE_TAGS","1133300980521548":"LAMA_PRIVACY_TAGS_ADMIN_SIDEBAR_MENU_ITEM","386298588715</text:span><text:span text:style-name="T1533">2822":"LAMA_PRIVACY_TAGS_ARCHIVED_TAGS","268214054978128":"LAMA_PRIVACY_TAGS_BATCH_TAGGING_BTN","378333150022332":"LAMA_PRIVACY_TAGS_REVIEW_DETAILS_SIDEBAR","938628353174193":"LAMA_PROFILES","347197849840510":"LAMA_QUEUE_VISIBILITY","1239592743040431":"LAM</text:span><text:span text:style-name="T1534">A_RELATED_REVIEWS","426665761605304":"LAMA_REVIEW_NAME","339993041568070":"LAMA_REVIEW_PATHWAY_INTRO","550685983251117":"LAMA_REVIEW_PATHWAY_TOUR","277676051099101":"LAMA_SECURITY_REVIEW_FORM_EDIT_BUTTON","491247742511511":"LAMA_SECURITY_REVIEW_OUTCOME_TRA</text:span><text:span text:style-name="T1535">CKER_REQUEST_SIR_BUTTON","242639807820993":"LAMA_SECURITY_REVIEW_REVIEW_SUMMARY_TEMPLATE","3261615230832509":"LAMA_SECURITY_REVIEW_SELF_SERVICE_IS_COMPLETED_BUTTON","483820959418119":"LASER_NAV_ONCALL_VIEW","3730812506966489":"LASER_UNIT_VIEW_ACTIONS","282</text:span><text:span text:style-name="T1536">9503460646262":"LASER_UNIT_VIEW_DEBUG_STATS","1006353689725921":"LAUNCH_CALENDAR","5274374742644417":"LAUNCH_EXP_ACTION_ITEMS","1040767109878248":"LAUNCH_EXP_LAUNCH_DASHBOARD","1660354914292411":"LEAD_GEN_FORM_ARCHIVING_NOW_AVAILABLE_NUX","932526123943856"</text:span><text:span text:style-name="T1537">:"LEADERSHIP_HIRING_SOURCING_TIPS_NUX","536709026735589":"LEON_CR_PREVIEW_FEATURE","3201107623250508":"LEON_DATA_TAGGING_MANUAL_CREATION","423940981817733":"LEON_DATA_TAGGING_OCR_TAGS","1179193885577275":"LEON_DELIVERY_AUTOMATED_MESSAGE_ROW","3019318603990</text:span><text:span text:style-name="T1538">86":"LETTERBOX_WORKPLACE_DESKTOP_BOOKMARK_NUX","419963615467961":"LIFT_ADVANCED_MODE","1252613664937536":"LIVE_COMPOSER_SHOPPING_OPTIONS_NUX","299549161546691":"LIVE_EVENT_IMPROVE_EXPERIENCE","109990646237903":"LIVE_VIDEO_PERSISTENT_STREAM_KEY","2625161609</text:span><text:span text:style-name="T1539">11120":"LIVE_VIDEO_RESET_PERSISTENT_STREAM_KEY","314764125770491":"LIVE_VIDEO_TAB_MOVED","148399912782128":"LIVING_ROOM_PUB_TOOLS_MEGAPHONE","1803266369965541":"LM_EDIT_BUTTON_NUX","133083510632974":"LM_JOB_STATUS_INDICATOR_NUX","439956646800746":"LOCAL_BR</text:span><text:span text:style-name="T1540">EAKING_NEWS_WELCOME_NUX","470054383830347":"LOCATION_NUX_TOUR","945149918980527":"LOMO_EVENT_ADS_PERMALINK_NUX","690782025500216":"LWI_ACO_TOGGLE_NUX","579913086686478":"LWI_CONSOLIDATED_PRODUCT_PICKER_BOOST_POST_NUX","579081236764858":"LWI_CONSOLIDATED_PR</text:span><text:span text:style-name="T1541">ODUCT_PICKER_POST_PICKER_NUX","5025127067509818":"LWI_MEDIA_PICKER_ASSET_BANK_TAB_NUX","657095928609562":"M_ADS_MANAGER_AM_UPSELL_INSIGHT_SCREEN","398744498567277":"M_ADS_MANAGER_AM_UPSELL_PAYMENTS","279748820679730":"M_ADS_MANAGER_AM_UPSELL_POST_CREATION"</text:span><text:span text:style-name="T1542">,"393670405587507":"M_ADS_MANAGER_AM_UPSELL_START_YOUR_DAY","1499779126920941":"M_ADS_MANAGER_SPLASH","188145096040943":"M_ADS_MANAGER_UNIVERSAL_AMA_UPSELL_BANNER","153154530112798":"MANAGER_LANDING_INTRO","4203436079768911":"MARKAB_PROFILE_EDIT_NUX","2632</text:span><text:span text:style-name="T1543">76605798969":"MARKETING_EXPERT_ENTRYPOINT_ADS_CREATION","424405905732798":"MARKETING_PORTAL_ONP_QA_NEW_MULTI_CAMPAIGNS","593192504854024":"MARKETPLACE_EXTERNAL_LINK_SHARE_POST_HEADER_UPSELL","685482006012622":"MARKETPLACE_INSIGHTS_SHOPS_MODULES","451450862</text:span><text:span text:style-name="T1544">248456":"MARKETPLACE_MOTORS_VIN_PREFILL_WWW","807817413005566":"MARKETPLACE_WWW_PAGE_VOICE_CHOOSER","319065032097219":"MARKETPLACE_WWW_PDP_DEEP_BROWSE","1723490847992009":"MBS_SETTINGS_PAID_PARTNERSHIPS_RECOMMENDED_PARTNERSHIPS_NUX","556395975638065":"MBS_</text:span><text:span text:style-name="T1545">SIMPLIFIED_COMPOSER_NUX","417029912803824":"MC_INSIGHTS_NUX_TOUR","214290855937191":"MDF_DAG_CARD_TOGGLE_LINEAGE_VIEW","211946356164815":"MDF_EDITOR_CREATE_EDIT_NODES","193149634891034":"MDF_EDITOR_DRAFT_ITEM_ACTION_MENU","1972867019418404":"MDF_EDITOR_PUB</text:span><text:span text:style-name="T1546">LISH_NODES","498111373970053":"MDF_EDITOR_SESSION_MANAGEMENT","525399791236358":"MEDIA_EFFECT_HUB_EFFECT_DISABLED_TAKEN_DOWN_WARNING","652392141874527":"MEDIA_MANAGER_ADAPTIVE_PICKER_COLLECTION_TRAY_NUX","2423528387974200":"MEDIA_MANAGER_BANNER_REMOVAL_NOT</text:span><text:span text:style-name="T1547">ICE_INSIGHTS_LOYALTY","310821723146747":"MEDIA_MANAGER_COLLECTION_TRAY_LOCKED_SECTION","772169113213728":"MEDIA_MANAGER_RETURNING_VIEWER_PANEL_METRIC_UPDATE_NOTICE","3444941832264645":"MEDIA_MANAGER_STARS_INSIGHTS_MIGRATION","1889228774604091":"MEDIA_MANAG</text:span><text:span text:style-name="T1548">ER_STARS_INSIGHTS_MIGRATION_NPX","348824879709960":"MEDIA_MANAGER_STARS_UPSELL_LIVE_PIN_COMMENT","1213473528859299":"MEDIA_MANAGER_TOP_3_VIDEOS_RETURNING_VIEWERS_BAR_CHART","1901316516713805":"MEDIA_PLUS_COMPOSER_LEGACY_COMPOSER_DEPRECATION_NUX","340659767</text:span><text:span text:style-name="T1549">710991":"MEDIA_PORTAL_ONBOARDING","1142685795860507":"MEDIA_TOOL_MEDIA_GROUP_TAGGING_NUX","300388721984105":"MEETING_CENTRAL_OVERVIEW","124366828363268":"MERGE_INPUT_COMPOSER_NUX","591153255192264":"METRIC_360_UPSERT_SUCCESS_NEXT_STEPS_NUX","16465699353963</text:span><text:span text:style-name="T1550">22":"METRIC_MONITOR_ANNOTATION","204946630375098":"METRIC_OPERATION_ACTION_ITEM_TASK_INTEGRATION_NUX","111721020939869":"METRIC_OPERATION_TOOL_CATALOG_KNOWLEDGE_LIBRARY_TAB_NUX","244626566836119":"METRIC_OPERATION_TOOL_LINEAGE_BUTTON_NUX","702753300678209"</text:span><text:span text:style-name="T1551">:"METRIC_OPERATION_TOOL_LINEAGE_GRAPH_DATA_OVERLAY_NUX","395183248089898":"METRIC_OPERATION_TOOL_LINEAGE_GRAPH_KEYBOARD_NUX","574119696854630":"METRIC_OPERATION_TOOL_LINEAGE_GRAPH_MENU_NUX","1142618576134452":"METRIC_REVIEW_TOOL_V4_TABLE_TRANSITION_NUX","1</text:span><text:span text:style-name="T1552">592285397563516":"MFS_CASH_IN_NUX","2450102985019048":"MFS_FH_TOPUP_JEWEL","320370619379359":"MGR_LANDING_GMB","164302351659487":"MGR_LANDING_INTRO","258281301934729":"MGR_LANDING_ONE_ONE_EXTENSION_BANNER","338320150534887":"MGR_LANDING_TEAM_INSIGHTS_BANNE</text:span><text:span text:style-name="T1553">R","570550270264909":"MGR_LANDING_TOAST_ACTIVITY","544413216247387":"MGR_LANDING_TOAST_AVAILABILITY","2756368561136494":"MGR_LANDING_TOAST_CARE","577394319567249":"MGR_LANDING_TOAST_ONEONE","820568461684919":"MGR_LANDING_TOAST_OVERVIEW","266352701194872":"</text:span><text:span text:style-name="T1554">MGR_LANDING_TOAST_RESOURCES","2805215029547675":"MGR_LANDING_TOAST_TRAINING","240507800696831":"MGR_LANDING_TOAST_WORK","384294732149071":"MID_ROLL_OPT_OUT_AD_BREAK_TAB_UPSELL","289715175040867":"MID_ROLL_OPT_OUT_COMPOSER_NUX","354867032195930":"MINIMUM_RO</text:span><text:span text:style-name="T1555">AS_IOS14_INFO_CARD","1031498023895017":"MINT_OPT_IN_DOGFOODING","551155738939063":"MINT_ORG_LINK_FROM_APP_CARD","1470575226637464":"MISINFO_3PFC_SEEN_STATE_FILTER_NUX","4369907399790224":"MISINFO_3PFC_STANDARDIZED_CLAIM_SUGGESTIONS","420919795635467":"MISI</text:span><text:span text:style-name="T1556">NFO_3PFC_START_MAIN_QUEUE_NUX_TUTORIAL_MESSAGE","1366145386820746":"MJV_AS_DEFAULT_EXPERIMENT","1015241501982956":"MLEX_ADVERTISER_DASHBOARD_CUSTOMER_ISSUE_NUX","2531772933753602":"MLHUB_ADD_TRIALS_TO_EXPERIMENT_BATCH_ACTION_NUX","328567671743722":"MLHUB_C</text:span><text:span text:style-name="T1557">OMPARE_TRIAL","641955759871252":"MLHUB_EXPERIMENT_SINGLE_TRIAL_NOTICE","221556003054299":"MLHUB_FLM_PRODUCT_AREA_SWITCHER_NUX","2677230959072202":"MLHUB_FLOW_COMPARE_RUN_NOTICE","729062714629350":"MLHUB_LEFT_NAV_DEPLOYMENTS_NUX","219026419406656":"MLHUB_LE</text:span><text:span text:style-name="T1558">FT_NAV_EXPERIMENTS_NUX","2042120245921372":"MLHUB_LEFT_NAV_MODEL_LINES_NUX","659156494880314":"MLHUB_LEFT_NAV_MODEL_TYPES_NUX","697060571102139":"MLHUB_LEFT_NAV_WORKFLOWS_NUX","591601018119810":"MLHUB_LEFT_NAV_WORKSPACES_NUX","667763694016195":"MLHUB_MODEL</text:span><text:span text:style-name="T1559">_TYPE_ENFORCEMENT_INFO_MODEL_TYPE_TAB","211386000142871":"MLHUB_MODEL_TYPE_ENFORCEMENT_INFO_NEW_RUN_TAB","228974985040285":"MLHUB_MODEL_TYPE_ENFORCEMENT_INFO_RUN_DETAIL_TAB","228043585096926":"MLHUB_MODEL_TYPE_ENFORCEMENT_INFO_WORKFLOW_RUN_TAB","2296527881</text:span><text:span text:style-name="T1560">01302":"MLHUB_MODEL_TYPE_ENFORCEMENT_WARNING","236258114240828":"MLHUB_NOTEBOOK_ANALYZE","525592618331100":"MLHUB_NOTEBOOK_CLONE","881521635635093":"MLHUB_NUX_EXAMPLE_1","967192607012096":"MLHUB_NUX_EXAMPLE_2","2515766408739912":"MLHUB_NUX_EXAMPLE_3","2623</text:span><text:span text:style-name="T1561">52731093405":"MOBILE_CONFIG_ACTUALIZER","2274838502547159":"MONETIZATION_STATUS_ICONS_V2_PUB_TOOLS_AYMT","351984009037245":"MPP_SUPPORT_BOT_NUX","375231920726266":"MSCS_ONBOARDING_NUX","2181519208781248":"MUFFIN_NUX_TOUR","1641614852827045":"MULTIKEY_CUSTO</text:span><text:span text:style-name="T1562">M_AUDIENCE_UPLOADER_DATA_FORMATTING_GUIDE_NUX","1752411864808289":"MULTILINGUAL_COMPOSER_NUX","1269425486404153":"MULTIMEDIA_ATTACHMENTS_NUX","1071543203676606":"MUSIC_RECOMMENDATION_UPSELL_DISMISS","305142587713006":"NATIVE_ANALYTICS_IN_DATA_EXPLORER","25</text:span><text:span text:style-name="T1563">65919623719937":"NEW_CANDIDATE_TRACKER_NUX","766195447408984":"NEW_SUPPLIER_KEYWORD_SEARCH","127320279341623":"NEWS_COMPASS_EDITOR_GENERAL","163984899007074":"NEWS_COMPASS_EDITOR_GUIDED_STEPS","321088516083370":"NEWS_COMPASS_EDITOR_NAVIGATION","38327382979</text:span><text:span text:style-name="T1564">4997":"NEWS_COMPASS_PERFORMANCE_METRICS","529419935088210":"NEWS_COMPASS_SUGGESTIONS_EDITOR","1222796441450989":"NEXT_ACTION_NUMBER_NUX","187735908848802":"NEXT_ATTACHMENT_SAVE_NUX","2277663369205484":"NEXT_DEPLOYMENT_MODAL_NUX","825261328332560":"NEXT_DEP</text:span><text:span text:style-name="T1565">LOYMENT_NUMBER_NUX","169791054480338":"NEXT_PROJECT_NUMBER_NUX","554607418766324":"NEXT_PROJECT_TITLE_NUX","2871224689562821":"NEXT_PUSH_REPORT_NUX","478562529938379":"NHO_SCHEDULE","2065290257066750":"NLP_CONSOLE_PARSE_NUX","614190249082211":"NOTIF_MANAGE</text:span><text:span text:style-name="T1566">R_CAPACITY_SYSTEM","475016679931159":"NOTIF_MANAGER_HOME_INSIGHTS_NOTIF_TYPE_FILTER","201275358002764":"NOTIF_MANAGER_NEW_HEALTH_SCORE_CARD","515046942302088":"NOTIF_MANAGER_TOUR","436246993988448":"OCM_TW_ENT_RESERVATION_VIEW_DELIGHT","639211573975942":"O</text:span><text:span text:style-name="T1567">DAX_DUPLICATION_INTERSTITIAL","546099349296972":"OFFER_REDEMPTION_REPORT_NUX","682152789332258":"OMH_SHIFT_SUMMARY_V2_NUX","439081810364918":"OMNI_INTRODUCTION_NUX","2403670076597912":"ON_DEMAND_REBASE_THEN_UPDATE_NUX","1903356583252389":"ONAVO_CONFIDENTIA</text:span><text:span text:style-name="T1568">LITY_WARNING","712997825562767":"ONAVO_POWER_SEARCH_MSG","673650362824096":"ONAVO_QUALITY_THEATRE_MODE","1272891486178221":"ONAVO_SEGMENTS_DROPDOWN_MSG","768390816890835":"ONBOARDING_CUSTOM_MODULE_PROMO","384415422531961":"ONE_ONE_AGENDA_NOTIFICATIONS","53</text:span><text:span text:style-name="T1569">1471051460825":"ONE_ONE_CHROME_EXTENSION_NOTIFICATION_UPSELL","664762057447482":"ONE_ONE_CHROME_EXTENSION_NUX","312157449805699":"ONE_ONE_CHROME_EXTENSION_OPT_OUT","1190101138007739":"ONE_ONE_FOLLOW_UPS","624100301541131":"ONE_ONE_PRIVATE_NOTES","289281887</text:span><text:span text:style-name="T1570">7486258":"ONE_ONE_PROMPTS","751278895840185":"ONEDETECTION_ALERT_INVESTIGATION_TAB_NUX","2166185670300012":"OPENSOURCE_PRCC_ACTIVE_REPO_NUX","740109506327103":"OPENSOURCE_PRCC_FILTER_NUX","312013156277196":"OPENSOURCE_PRCC_REFRESH_NUX","1305960966230427":"</text:span><text:span text:style-name="T1571">OPENSOURCE_PROJECT_FLOW_REVIEW_TASK_NUX","1261256920745087":"OPENSOURCE_REPOSITORY_METRICS","608328769784779":"OPP_HELP_TAB","641239587261244":"OPSCENTER_ITEM_DETAILS_PANE_KAYAK_TAB","645091563192432":"OPSCENTER_PAPERCUTS_BUTTON","1223207408098736":"OPSCEN</text:span><text:span text:style-name="T1572">TER_TOUR_CUSTOMER_ISSUES","805096783697323":"OPSCENTER_TOUR_SUPPORT_REQUESTS","2143129372390509":"OPT_FORECAST_TOTAL_KPI","1859538580818471":"OPT_HEADCOUNT_NET_ADDS_VIEW_MORE_BUTTON","398119111009934":"OPT_INSIGHTS_TAB","412467736183675":"OPT_PS_TEMP_CW_SE</text:span><text:span text:style-name="T1573">ATS_ALLOCATION_COLUMN","392768227945960":"OPT_PUSH_TO_ESSBASE_BUTTON","425906217977454":"OPT_SETTINGS_TAB","2302302686719299":"OPT_TE_ACTIONS_DROPDOWN","225302018612617":"ORG_TOOL_DRAFT_TRANSACTIONS_SURFACE_UPSELL","2826497620707499":"ORG_TOOL_HCP_REFRESH_</text:span><text:span text:style-name="T1574">WELCOME","605667767413630":"ORG_TOOL_HEADCOUNT_PROGRESS_V2_BETA_DISCLAIMER","985785928943689":"ORG_TOOL_HEADCOUNT_PROGRESS_V2_NUX","422858736127973":"ORG_TOOL_MANAGE_ORG_OVERVIEW_NUX","1095880783933074":"ORG_TOOL_MANAGE_ORG_REQUEST_BACKFILL","1324906240971</text:span><text:span text:style-name="T1575">336":"ORG_TOOL_MANAGER_SELF_SERVICE_INFERRED_FIELD_NUX","343937897266963":"ORG_TOOL_OVERVIEW_UNIFIED_APPROVALS","642673859856527":"ORG_TOOL_PIVOT_VIEW_NUX","457284761671388":"ORG_TOOL_POSITION_MOVEMENT_NUX","2940484489406742":"ORG_TOOL_REMOTE_WORK_REQUESTS</text:span><text:span text:style-name="T1576">_NUX","536161084112902":"ORG_TOOL_SEARCH_TRANSACTION_NUX","520311789212849":"ORG_TOOL_UNIFIED_APPROVALS_SURFACE","333079671922357":"ORG_TOOL_UNIVERSAL_ACTIONS_TOUR","301416755449931":"OVERSIGHT_IN_THE_MOMENT_EXPERIMENT_NUX","708858406969127":"OXSIGHTS_ME_C</text:span><text:span text:style-name="T1577">ELL_LEVEL_DOWNLOADING","778725259310251":"OXSIGHTS_ME_FBC_TOS_MODAL","848384429238514":"OXSIGHTS_ME_ONBOARDING_NUX","374452197874089":"OXSIGHTS_ME_SHORTER_PRE_PERIOD_NUX","370123085070180":"OXSIGHTS_ME_SUMMARY_UNDER_NI_OVERVIEW","777408046207049":"OXSIGHTS</text:span><text:span text:style-name="T1578">_PREDICTION_NEW_MODEL_NUX","209955527450979":"OXSIGHTS_RULE_BASED_ALERTS_NUX","2677905042353325":"OXSIGHTS_TUTORIALS_HELP_WIDGET","1978855879079002":"PAGE_CTA_STICKY_SETTING_NUX","153852418589016":"PAGE_QR_CODE_ADMIN_SETTING_TAB_NUX","290161645875967":"PAG</text:span><text:span text:style-name="T1579">E_THREAD_ACTION_SYSTEM_MOVE_UP_ACTIVITY_SECTION_NUX","241186616320377":"PAGES_ASSIGN_BROADCASTER_ROLE_NUX","1142866742508388":"PAGES_COMMERCE_BUYER_NUX","173356680049758":"PAGES_COMPOSER_MENTIONS_INPUT_NUX","312563085834620":"PAGES_COVER_DESCRIPTION_CREATI</text:span><text:span text:style-name="T1580">ON_NUX","2411288202318940":"PAGES_INBOX_BULK_ACTIONS","1034475604014376":"PAGES_INSIGHTS_AB_TEST_VIDEO_TITLE_NUX","1450808308305735":"PAGES_MARK_AS_PAID_BUTTON","990494057798876":"PAGES_MESSAGING_PERSONAS_FOR_VIEWER","182836642821973":"PAGES_NEWS_FEED_TAB_</text:span><text:span text:style-name="T1581">NUX","264900604144339":"PAGES_ORGANIC_PIXEL_NUX","1770605273025714":"PAGES_SHARING_LINK_POST_WARNING_NUX","1060972647779775":"PARTNER_CENTER_BULK_OPERATIONS_TOOL_NUX","139130488324886":"PARTNER_CENTER_RECOMMENDATIONS_WELCOME_CARD","739931506806520":"PAY_TO</text:span><text:span text:style-name="T1582">_ACCESS_ENABLE_PAID_ACCESS_NUX","608800583521708":"PCI_LINE_CHART_MESSAGE","360166219242823":"PCI_OVERVIEW_MESSAGE","505609597766139":"PCI_SHOW_DECOM_SITES","1620776878267429":"PCI_TREE_VIZ_MESSAGE","1148142452646636":"PCI_TREE_VIZ_SHOW_BOTTLENECK_DEVICE",</text:span><text:span text:style-name="T1583">"322318689811753":"PCS_HOME_PAGE_TAB","160530855988895":"PDP_PORTAL_DEMO_SWITCH","526076488413182":"PDP_PORTAL_DEMO_UIG_RESULT_CARD","313190794102036":"PDP_PRIVACY_PORTAL_REMEDIATE_BUTTON_NUX","363940995245064":"PDP_PRIVACY_PORTAL_VERIFY_BUTTON_NUX","47259</text:span><text:span text:style-name="T1584">5260799358":"PELICAN_ANALYSIS_CHART_SETTINGS","323766355375380":"PEOPLE_DATA_CENTRAL_DASHBOARD_HELP_MENU","439897503384902":"PEOPLE_DATA_CENTRAL_DASHBOARD_PREVIEW_CARD","814273219002026":"PEOPLE_DATA_CENTRAL_DASHBOARD_SIDEBAR","472546480023575":"PEOPLE_DAT</text:span><text:span text:style-name="T1585">A_CENTRAL_FAVORITES","2531264337109446":"PEOPLE_DATA_CENTRAL_GET_STARTED","536124523841235":"PEOPLE_DATA_CENTRAL_GLOBAL_SEARCH","956978001367195":"PEOPLE_DATA_CENTRAL_TOPIC_SECTION_SIDEBAR","756678838608607":"PEOPLE_DATA_CENTRAL_TOPIC_SECTION_SIDEBAR_FAVOR</text:span><text:span text:style-name="T1586">ITES","964478427597923":"PEOPLE_DATA_CENTRAL_TOPIC_SECTION_SIDEBAR_RECOMMENDATIONS","990027965049397":"PEOPLE_PORTAL_ASK_PEOPLE_TEAM_NUX","1452300924969937":"PEOPLE_PORTAL_CASE_INTAKE","715608742617298":"PEOPLE_PORTAL_CASE_VIEW","2159945447643019":"PEOPLE_</text:span><text:span text:style-name="T1587">PORTAL_COLLECTIONS_NUX","896520007542722":"PEOPLE_PORTAL_KB_ARTICLE_LOCATION_FILTER_NUX","2732786266970004":"PEOPLE_PORTAL_KB_ARTICLE_MANAGEMENT_NUX","335980987503583":"PEOPLE_PORTAL_KB_ARTICLE_PP_LOCATION_NUX","393610028620481":"PEOPLE_PORTAL_KB_ARTICLE_R</text:span><text:span text:style-name="T1588">ESOURCE_LOCATION_NUX","353605295770522":"PEOPLE_PORTAL_KB_ARTICLE_VERSION_NUX","1001425910367651":"PEOPLE_PORTAL_KB_BOOKMARK_NUX","191418725973271":"PEOPLE_PORTAL_KB_LIVE_EDIT_BUTTON","740644426491989":"PEOPLE_PORTAL_KB_LIVE_EDIT_HEADER_JUMPLINK","38090622</text:span><text:span text:style-name="T1589">9878849":"PEOPLE_PORTAL_KB_LIVE_EDIT_NOTE","752571038900708":"PEOPLE_PORTAL_KB_REGION_SELECTOR_NUX","3617874458243765":"PEOPLE_PORTAL_KB_SEARCH_NUX","691118884824002":"PEOPLE_PORTAL_KB_TOPICS_MENU_NUX","386473816618975":"PEOPLE_PORTAL_MY_LEAVES_FIRST_TIME_</text:span><text:span text:style-name="T1590">ACCESS_NUX","105154133552066":"PEOPLE_PORTAL_NUX","396254155604725":"PEOPLE_PORTAL_QUICK_LINKS_NUX","677165622811919":"PEOPLE_PORTAL_SITE_MAP_NUX","2522226934767644":"PEOPLE_PORTAL_WORKPLACE_INTEGRATION_NUX","1743231122446371":"PERFDATA_SUGGESTIONS_NUX","4</text:span><text:span text:style-name="T1591">56179664966342":"PERIOD_CLOSE_REACON_TABLE_REFRESH_NUX","365738711006248":"PERIOD_CLOSE_RECON_TABLE_EXPORT_NUX","2899438363464796":"PERIOD_CLOSE_RECON_TABLE_MASS_DOWNLOAD_NUX","920380868319904":"PERIOD_CLOSE_TASK_TABLE_EXPORT_NUX","478655872980930":"PERIOD</text:span><text:span text:style-name="T1592">_CLOSE_TASK_TABLE_MASS_DOWNLOAD_NUX","4152400911453849":"PIE_CPR_PACKET_INTERVIEW_FEEDBACK_HIGHLIGHTS","215109947183244":"PIE_PEOPLE_HEADER_POWERED_BY_PP_NUX","832850530962866":"PIE_SIFT_FINAL_DECISION_NUX","1068366744004694":"PIE_SIFT_QUESTIONS_AND_NOTES_</text:span><text:span text:style-name="T1593">PAGE_NUX","459325149070256":"PIE_SIFT_REVIEW_NOTES_AND_WRITE_FEEDBACK_PAGE_NUX","753334302036652":"PIE_SIFT_REVIEW_NOTES_NUX","361874335253124":"PIE_SIFT_SELECT_QUESTION_NUX","841326643122601":"PIE_SIFT_TAKE_NOTES_NUX","791970777971350":"PIE_SLR_AUTO_CANDI</text:span><text:span text:style-name="T1594">DATE_AVAILABILITY_NUX","906128606472829":"PIE_SLR_PREFILL_FOLLOW_UP_INTERVIEW_LOOP","1144712235713431":"PIE_SLR_TAG_HOVERCARD_NUX","359679421908840":"PIE_STRUCUTRED_INTERVIEW_FEEDBACK","1196088297448924":"PINPOINT_START_UP_PAGE_BANNER","1400590933405257":"</text:span><text:span text:style-name="T1595">PIXELCLOUD_DESIGNER_DIFF_REVIEW_FIRST_TIME","327038544755995":"PIXELCLOUD_DESIGNER_DIFF_REVIEW_INTRO","535936853422624":"PIXELCLOUD_POST_COMMENTS_NUX","2111653145734461":"PIXELCLOUD_POST_STATUS","293073621216697":"PIXELCLOUD_PROJECT_PRESENTATION_SEMAPHORE_</text:span><text:span text:style-name="T1596">NUX","391348961366158":"PIXELCLOUD_REVIEWERS","339862670427959":"PIXELCLOUD_SCREENS_TO_REVIEW_NUX","2255002161208239":"PMP_DESIGN_V2","466881293806574":"PMP_HOLIDAY_NUX","1522953807856876":"PMT_CALIBRATION_TEMPLATE_REQUIRED_NUX","190196553089998":"PMT_CARE</text:span><text:span text:style-name="T1597">ER_EXPECTATIONS","423842371552710":"PMT_DOWNWARD_PREVIEW_AND_SHARE","2516478621745608":"PMT_FEEDBACK_THEMES","452267125588227":"PMT_FLAG_PAGE","400754604326367":"PMT_HRBP_CALIBRATION_FACILITATE_SESSION_NUX","1464837583685169":"PMT_HRBP_CALIBRATION_PLAN_NUX</text:span><text:span text:style-name="T1598">","1092492067845765":"PMT_HRBP_LIGHTBOX_NUX","526656815591480":"PMT_INSIGHTS_PRODUCT_TOUR_NUX","470336514023781":"PMT_LIGHTWEIGHT_MIDCYCLE_NUX","303789711003730":"PMT_MANAGER_FEEDBACK_NUX","433214147607754":"PMT_MANAGER_FEEDBACK_THEMES","4415438495138630":</text:span><text:span text:style-name="T1599">"PMT_MANAGER_LIGHTBOX_NUX","386827662385540":"PMT_NEW_CALIBRATIONS_FEATURES_NUX","630180024121104":"PMT_PENDING_FEEDBACK_SELF_REVIEWS_V2","1057493455169791":"PMT_TOUCHPOINTS","358962921645208":"PMT_WHATS_NEW","2798866160345870":"PMV_CREATOR_STUDIO_BACK_CAT</text:span><text:span text:style-name="T1600">ALOG_NUX","1905539216397834":"POLITICAL_DISTRICT_TARGETING_COMPOSER_OPTION","1045493562565584":"POT_SEARCH_PAGINATION_NUX","692520515274624":"PRA_LANDING_PAGE","402954671401012":"PRA_QUESTIONNAIRE_FORM_PAGE","1501430510251328":"PRA_QUESTIONNAIRE_PAGE","310</text:span><text:span text:style-name="T1601">1910550024023":"PRA_QUESTIONNAIRE_PAGE_INTRO","2927254967513208":"PRAYER_POST_GROUP_CONVERSION_HEADER","894201794643538":"PRAYER_POST_UPDATE_PROMO_BUMPER","2962729007275824":"PREFERRED_SHOP_IG_STOREFRONT_NUX","4388272734587534":"PREFERRED_SHOP_IG_STOREFRON</text:span><text:span text:style-name="T1602">T_NUX_V2","1015101412163242":"PREFILL_NO_UII","344736316291381":"PRESENCE_AND_CONVERSATION_NUX","2547430168814773":"PRESTOSCOPE_HOST_CLICK_HINT","645938799201719":"PREVENTIVE_HEALTH","391764421790699":"PROD_MATRIX_ABSTRACTIONS_METRICS_LIST","44363872006541</text:span><text:span text:style-name="T1603">8":"PROD_MATRIX_QUERY_SETTINGS_MODAL","791731688432019":"PROD_MATRIX_QUERY_SETTINGS_SELECTIONS","1582961918508354":"PRODUCT_TAGGING_AI_SUGGESTION","471139944560430":"PRODUCT_TAGGING_POST_INSIGHTS_TAB","252349521992495":"PROFILE_FUN_FACTS_ASK_NUX","20530413</text:span><text:span text:style-name="T1604">7390441":"PROGRAMS_CUSTOM_PRESET_SAVED_SEARCHES","484935142598265":"PROSPECT_PUBLISHERS_SEARCH","3941135986004613":"PROSPECT_PUBLISHERS_SEARCH_TABLE","2839887536109136":"PROTON_IMPORT_LIBRARIES_NUX","401256521150268":"PROTON_INSPECT_TOOLS_NUX","36780636070</text:span><text:span text:style-name="T1605">3152":"PROVISIONING_NEW_UI_ALPHA_NUX","888257661645048":"PT_PHOTO_EDITOR_NUX","1128975211260469":"PTM_OBLIGATION_TOP_PRI_SUBSCRIPTION_CREATION_NUX","921784228724032":"PTM_SUBSTREAM_CREATION_NUX","439062327862538":"PTM_WORKSTREAM_CREATION_NUX","502151410942</text:span><text:span text:style-name="T1606">066":"PTM_WORKSTREAM_DETAIL_INTRO_NUX","1353326994736969":"PUB_TOOLS_SEASONS_NUX","866026090664982":"PULSE_ACTIONABILITY_NUX","2882807428648085":"PULSE_AVERAGES_NUX","4255765671153112":"PULSE_DIRECTS_ACTIONABILITY_NUX","372024563823976":"PULSE_SUMMARY_WELC</text:span><text:span text:style-name="T1607">OME_MODAL","123521224904410":"PUMA_WIZARD_DIALOG","3944561585572831":"PUSH_BLOCKING_BADGE_NUX","431936945106448":"QE_NEW_SCHEDULING_METRICS","456060521619846":"QRTV2_TOGGLE_QUERY_SETTING","1228088534376318":"QUICK_CAMPAIGN_PROMOTION_CATEGORY_NUX","14518070</text:span><text:span text:style-name="T1608">18522429":"QUIP_2_GOOGLE_INTRO_TOUR_NUX","441254074136694":"QUIP_2_GOOGLE_RECOPY_TOUR_NUX","229774068856416":"REAL_ESTATE_PROJECT_ORGANIZATION","321234118784266":"RECRUITING_AUTO_PRESCREEN_CANDIDATE_SPECIFIC_CALENDAR_LINK","368091517242311":"RECRUITING_AUT</text:span><text:span text:style-name="T1609">O_PRESCREEN_GENERIC_CALENDAR_LINK","2343561045938712":"RECRUITING_CPR_DECISION_MAKER_SUBMIT_DECISION","160221292612322":"RECRUITING_EMAIL_SMART_COMPOSE","501900417894701":"RECRUITING_HOME_MY_SELECTED_CANDIDATES_TABLE_NOTIFY_USER_OF_CLICK_THRU_FEATURE","117</text:span><text:span text:style-name="T1610">3677056173126":"RECRUITING_IMMIGRATION_CONSIDERATION_BADGE","524998488245964":"RECRUITING_IMMIGRATION_CONSIDERATION_MENU","602063967580686":"RECRUITING_INTERVIEW_MARKETPLACE_MOCK_INTERVIEWS","904164910241603":"RECRUITING_INTERVIEW_MARKETPLACE_REVERSE_SHADO</text:span><text:span text:style-name="T1611">W_INTERVIEWS","4670128813006618":"RECRUITING_INTERVIEW_MARKETPLACE_WORK_HOUR_FILTER","436127871605692":"RECRUITING_INTERVIEW_PREFERENCE_OPPORTUNITY_CHATS","444853476312192":"RECRUITING_MANAGER_HIRING_CANDIDATE_NOTES_AND_SUMMARY","453320405244828":"RECRUITI</text:span><text:span text:style-name="T1612">NG_MANAGER_HIRING_HIRING_GROUPS","470007463745931":"RECRUITING_MANAGER_HIRING_INDIVIDUAL_HIRING_MANAGERS","332410640993557":"RECRUITING_MANAGER_HIRING_TRACK_EXTERNAL_CANDIDATES","231451864265165":"RECRUITING_MORE_RECOMMENDATIONS","288980201656367":"RECRUIT</text:span><text:span text:style-name="T1613">ING_PRESCREEN_PANEL_MEETING_TYPES","427069161077000":"RECRUITING_RC_EDIT_REQUISITION","2057283117818715":"RECRUITING_RC_PIPELINE","1270824933050938":"RECRUITING_RC_REQUISITION_EXAMPLE","447231456212609":"RECRUITING_REQUISITION_NEW_COMPANY_DESCRIPTION_LOCAT</text:span><text:span text:style-name="T1614">ION","2989516604642980":"RECRUITING_SCHEDULR_3_WAY_SPLIT_LOOP_OPTION","2380816335474370":"RECRUITING_SCHEDULR_LOOP_STRUCTURE_DIRECTORY_INTRODUCE","1062533594177507":"RECRUITING_SCHEDULR_QUICK_SCHEDULE_REVIEW_PAGE_ACTIONS","3132891426991375":"RECRUITING_SLR</text:span><text:span text:style-name="T1615">_AUTOMATED_ASSESSMENT_CHECKBOX","447051440473425":"RECRUITING_SLR_HOMEWORK_LOOP_SELECTOR","1113971839400064":"RECRUITING_STRUCTURED_FEEDBACK_NOTES","1194294951143227":"REEL_WEB_COMPOSER_REMIX_NUX_BANNER","546820632989327":"REMEDIATION_ACTIONABLE_INSIGHTS_T</text:span><text:span text:style-name="T1616">OUR","209258341221795":"REMEDIATION_DEBUG_INSTANCES_PAGE_TOUR","2033552150116893":"REMEDIATION_MANAGE_WAVES_AUTOMATED_NUDGE_TOUR","921381935325564":"REMEDIATION_MANAGE_WAVES_TOUR","664679261540643":"REMEDIATION_RUN_DEBUG_DETAILS_SUMMARY_TOUR","602947817420</text:span><text:span text:style-name="T1617">559":"RESEARCH_WORKPLACE_INTEGRATION_NUX","342964447093074":"RESET_SWITCH_VALUES_BUTTON","297857368267334":"RESORT_NWT_ADD_DIAGNOSIS_NUX","468221567470365":"RESORT_NWT_ROBOTICS_NUX","2351902918259776":"REVERSE_SHADOW_FEEDBACK_IN_INTERVIEW_FEEDBACK_TOOL","3</text:span><text:span text:style-name="T1618">58896485219460":"RIGHTS_MANAGER_BULK_ACTION_ACTIVITY_LOG_NUX","362264758330013":"RIGHTS_MANAGER_BULK_ACTION_CONFIRMATION_NUX","421523984890906":"RIGHTS_MANAGER_CHANGE_LOG","1852082035116349":"RIGHTS_MANAGER_CONTACT_NUX","2270627086385210":"RIGHTS_MANAGER_D</text:span><text:span text:style-name="T1619">IRECT_TO_RM_TAB_IN_CS_FROM_PUBTOOL","2684437185176350":"RIGHTS_MANAGER_INSIGHTS_NUX","460068625004302":"RIGHTS_MANAGER_LITE_CAE_NUX_MATCHING_DETAILS","147171505967594":"RIGHTS_MANAGER_LITE_TOUR","287084792431735":"RIGHTS_MANAGER_MELODY_MATCH_NUX","43067104</text:span><text:span text:style-name="T1620">8334993":"RIGHTS_MANAGER_OVERVIEW_INSIGHTS_NUX","871858276892148":"RIGHTS_MANAGER_REFERENCE_FILE_INSIGHTS_NUX","676974362491931":"RIGHTS_MANAGER_REFERENCE_FILE_PAGE_TAB","1092589874526423":"RIGHTS_MANAGER_REFERENCE_LIBRARY_INSIGHTS_NUX","202503754940879":"</text:span><text:span text:style-name="T1621">RIGHTS_MANAGER_SOFT_MATCHING_DEPRECATION_MESSAGE_NUX","277590699792144":"RLLS_LOOP_STRUCTURE_DESCRIPTION","338296414324170":"RM4C_CAE_UPSELL_MONETIZABLE_MATCHES_IN_CS_COMPOSER_RIGHTS_TAB","4325804487518114":"RM_AUTO_PROTECTION_FOR_BULK_VIDEO_UPLOADS","4596</text:span><text:span text:style-name="T1622">773473761197":"RM_COMBINED_CONFLICTS_AND_RESOLUTIONS_TABS","280502890677143":"RM_EFFORTLESS_RF_UPSELL_IN_COMPOSER_RIGHTS_TAB","140097018140873":"ROOMS_COUNTDOWN_TIMER_TOOLTIP","1181217122063213":"RTC_CALL_DIVE_V3","661570724251856":"RTC_CALL_DIVE_V3_CLIENT</text:span><text:span text:style-name="T1623">_SESSIONS","181376079838917":"RTI_PORTAL_USE_CASE_TOUR","143978057930635":"SANDCASTLE_PHABRICATOR_INTERNAL_PUSH_STATUS_FAVORITE","846795042870264":"SCH_VISUAL_DEBUGGER_NUX","346540509113231":"SCHEDULE_RECOVERY_MODE","1500727363389786":"SCHEDULED_LIVE_SUBSC</text:span><text:span text:style-name="T1624">RIBE_NUX","308984260853120":"SCREEN_CAPTURE_EVAL_INSTRUCTIONS_NUX","2051319068312966":"SCREENSHOT_TESTS_SETTINGS_NUX","1124466511060164":"SCRIBE_ENTITLEMENT_DASHBOARD_NUX","3169397319750465":"SCRIBE_MESSAGE_KEY_NUX","511142306023984":"SCUBA_MODERN_UI_NUX",</text:span><text:span text:style-name="T1625">"469576190048926":"SEARCH_NLP_CONSOLE_NUX","226593651381309":"SECRT_DECISION_MULTI","1067658760064981":"SECRT_DECISION_NEXT","263991807541857":"SECRT_DECISION_SINGLE","274444210016750":"SECRT_DECISION_VIEWER","927481191227775":"SELLER_CC_SHARE_TO_STORY_ANN</text:span><text:span text:style-name="T1626">OUNCEMENT_BANNER","252830863542656":"SELLER_CC_SHARE_TO_STORY_NUX","392283368176091":"SERVICE_CONSOLE_PUSH_LOG_FILTER","202427597361676":"SERVICE_CONSOLE_PUSH_PLAN_TAB","312517189591951":"SERVICE_CONSOLE_PUSH_UNIT_FILTER","373688140054040":"SERVICE_CONSOLE</text:span><text:span text:style-name="T1627">_PUSH_UNIT_HEALTHCHECKS","260521925767240":"SERVICE_CONSOLE_PUSH_V2_UI","414544387099559":"SERVICE_LAB_EXPERIMENT_DETAILS_EXECUTION_SUMMARY","354061539628272":"SET_ASIDE_EXPLORATION_ADD_STATE_NUX","1034717857430011":"SEV_PAGE_HEADER_EDITOR_TOGGLE","3845289</text:span><text:span text:style-name="T1628">512181866":"SEV_REVIEW_CREATE_SERIES","725288038360634":"SEV_REVIEW_CREATION_INTRODUCTION","270341067760536":"SEV_REVIEW_FOLDERS_NAV","1573878846146898":"SEV_REVIEW_LIST_ALL_SERIES","347114529394900":"SHADOWDB_CANARY_PHABRICATOR_NUX","2757361171200597":"SH</text:span><text:span text:style-name="T1629">ARDMANAGER_SEARCH_SERVICE_TOGGLE","532708958490137":"SHARDMANAGER_UI_DRAIN_STATUS_PAGE_MENU_NUX","991575941497811":"SHARDMANAGER_UI_DRAIN_STATUS_PAGE_TOUR_NUX","1169197526944812":"SHARDMANAGER_UI_HISTORICAL_NUX","435684771282712":"SHARDMANAGER_UI_SHARD_SER</text:span><text:span text:style-name="T1630">VERS_SELECT_COLUMN_NUX","1250293018507295":"SHARING_COMPOSER_OPT_IN_OUT_EXPERIMENT","407662000960862":"SHOP_CONTEXTUAL_HELP_NUX","940120633530153":"SHOP_MANAGER_PUBLISH_SHOP","3539895286139103":"SHOP_TAB_MARKETPLACE_CHANNEL_ACTIVATION_BANNER","240648767826</text:span><text:span text:style-name="T1631">033":"SHOP_TAB_PRODUCT_CREATION_ENTRYPOINT_NUX","1908984722461582":"SHOWMARK_CREATION_TOOL_NUX","1086784398521694":"SHUTTLE_MAP_OPTIONS","1074156392994544":"SIDEBAND_BANNER_NUX","2781875795429166":"SIDEBAND_RECEIVED_WAVE_NUX","1135405100214669":"SIDEBAND_S</text:span><text:span text:style-name="T1632">END_WAVE_NUX","3493901477406038":"SIGNALBOX_FUNCTION_STATUS_TOGGLE","456540755818857":"SIGNALBOX_LAND_SIGNALS","522115602273888":"SIGNALBOX_SECTION_HEADERS","344353266026522":"SIGNALS_EM_APP_EVENTS_REMAPPING_NUX","109908416310495":"SIGNALS_EM_KPI_DETAILS_B</text:span><text:span text:style-name="T1633">UTTON_DS","1863199647279159":"SIGNALS_EM_KPI_DETAILS_BUTTON_PIXEL","251778202637645":"SIGNALS_EM_OFFLINE_CONVERSIONS_ACTION_SOURCE_RULES_NUX","165462870722150":"SIGNALS_EM_UPLOADER_MAPPER_HEADER","114819065646369":"SIGNALS_OEM_GET_STARTED","223753119613365</text:span><text:span text:style-name="T1634">":"SIMON_FLOW_BUILDER_COPY_NODE_CLICK","273409333691486":"SIMS_APPLICATION_ACTIONS_HIGHLIGHTS","2632502103645162":"SIMS_VIRTUAL_MACHINE_ACTIONS_HIGHLIGHTS","827618977337954":"SLIDESHOW_FRAMES_TAB_NUX","1800156596939976":"SLIDESHOW_MUSIC_TAB_NUX","130361454</text:span><text:span text:style-name="T1635">297638":"SMC_HOSTS_TABLE_COLUMN","2753437751610315":"SNIVY_EXPLORER_ENTRYPOINT_LINK_NUX","657987808226918":"SNIVY_EXPLORER_ENTRYPOINT_NUX","634110163714326":"SNIVY_NUX","2560144037631403":"SOCIAL_LEARNING_GATHER_POST_UPSELL","376261689505910":"SOCIAL_LEARN</text:span><text:span text:style-name="T1636">ING_INSIGHTS_TOOLTIP","1890026654581366":"SOCIAL_LEARNING_UNIT_TOOLTIP","1004531363062075":"SOUND_COLLECTION_CARD_PAGES_MANAGER","143886896286763":"SOUND_COLLECTION_NEW_CONTENT_NUX","1622419514744181":"SPHERICAL_SINGLETON_NUX","120791645176236":"SPHERICAL_</text:span><text:span text:style-name="T1637">VIDEO_DETECTOR_EDIT_VIDEO_CHECKBOX_OPT_IN","160665517821724":"SPHERICAL_VIDEO_DETECTOR_EDIT_VIDEO_CHECKBOX_OPT_OUT","954114138092095":"SRT_CHS_DEFAULT_FOLDER_NUX","2133394933543521":"SRT_CORE_HELP_ME_OPTION_SELECTOR_NUX","255522372287894":"SRT_COVID_CENTER</text:span><text:span text:style-name="T1638">_NUX_ID","1395261380626318":"SRT_DEBUGGER_ICC_TAB","1550945605070008":"SRT_DUPLICATE_PHOTOS_NUX_ID","217753298661464":"SRT_FEEDBACK","690341658080471":"SRT_HEALTH_TOOL_STACK_TRACE_LINE_NUMBER","180619522872448":"SRT_HOTKEY_NUX_ID","302923597150649":"SRT_IN</text:span><text:span text:style-name="T1639">FO_FIRST_BLAST","404741863632581":"SRT_INFO_FIRST_NUX_ID","229811171802181":"SRT_KB_POLICY_NUX","158683444572274":"SRT_LIVE_COUNTER_INTRODUCTION","229445601531143":"SRT_PA_ACTIVITY_LOG_IN_COMMENTS","639169326834059":"SRT_PA_ADD_ADDITIONAL_INFORMATION","703</text:span><text:span text:style-name="T1640">508710055954":"SRT_PA_REFRESH_AND_SEND_ASSESSMENT_LINK","1091969341148811":"SRT_PA_WITHDRAW_CASE","371964333674848":"SRT_POLICY_PANE_NUX_ID","316914749915458":"SRT_PRIOR_EXPECTATIONS_NUX_ID","191254837978371":"SRT_REVIEW_QUEUE_ACTIONED_JOB_STATUS","1278838</text:span><text:span text:style-name="T1641">435895824":"SRT_SME_QUICK_CONSULT_REVIEWER_SIDE_NUX_ID","269900931654468":"SRT_SME_QUICK_CONSULT_SME_SIDE_NUX_ID","1050969562038820":"SRT_TETRIS_NUX_ID","336079190767464":"SRT_WARNING_SCREENS_NUX_ID","279412316750819":"SRT_WELLBEING_CENTER_NUX_ID","3605530</text:span><text:span text:style-name="T1642">35273653":"STARS_MILESTONES_MHOME_NUX","209630773793984":"STARS_MILESTONES_PROGRAM_RULES","657898554955042":"STARS_TAGGER_NUX","347701169775783":"STATIC_DOCS_PORTAL_LOCAL_SEARCH_BOX_ADDED","1623670844432810":"STICKER_POLL_OPTIONS","353912888472519":"STORY_</text:span><text:span text:style-name="T1643">SEEN_HERE_WWW","747567136626519":"STORY_UNIFIED_POST_INSIGHTS_ICON_NUX_ID","506139751027882":"STORY_UNIFIED_POST_INSIGHTS_MENU_NUX_ID","236576544953051":"STORY_WWW_ANONYMOUS_VIEWS_VIEWER_INTERSTITIAL","350977229561127":"STUDIO_NLG_CONSOLE","713242839301499</text:span><text:span text:style-name="T1644">":"STUDIO_NLG_TASK","1123817654699386":"SUBS_GOAL_COUNT_UPDATE","324996658094884":"SUPPORT_NOW_CTA_NUX","2203013776686305":"SUPPORT_NOW_CTA_SPROUT_NUX","384496832713274":"SURVEYINSIGHTS_APPLY_BUTTON","709266459630192":"TA_ADD_TIMELINE_NUX","282920459811131</text:span><text:span text:style-name="T1645">":"TA_ATTRIBUTES_LIST_NUX","859599371239383":"TA_ATTRIBUTES_LIST_SEARCH_NUX","723896631796368":"TA_BACK_TO_MULTI_NUX","168338458367677":"TA_EDIT_TRACE","581010582581097":"TA_FILTER_TREE_NUX","1023478521462892":"TA_INSPECTOR_ADD_TABLE","731229244295728":"TA</text:span><text:span text:style-name="T1646">_OPEN_TRACE_NUX","1207403506263488":"TA_PROJECTIONS_NUX","626024014675688":"TA_PROJECTOR_NUX","280667296362600":"TA_SINGLE_TRACE_NUX","1585866828247215":"TA_SUMMARY_NUX","201903704588351":"TA_TOGGLER_NUX","1762395017262020":"TA_WORKSPACE_ITEMS_NAV_BAR","30</text:span><text:span text:style-name="T1647">13850592166414":"TASK_GRAPH_NUX","171079830876484":"TASKS_EDIT_MODE","340289691488712":"TASKS_GSD_FILTERS","291385229354441":"TASKS_SIZE","690612324737790":"TASKS_SPRINTS_SHOW_IMPORT_LIST_ON_LOAD","2989948027710583":"TASKS_TYPE_FEEDBACK","1716558485400190"</text:span><text:span text:style-name="T1648">:"TESSA_CONFIG_CREATION_SETUP_STEP_COMPLETE","932913240945152":"TESSA_SURVEY_BUDGET_MANAGEMENT_TOOL_INTRO","794941161671329":"TEST_INFRA_TEST_FAILURE_TASKS_GROUP_ISSUES_BY_TEST_DEFINITION","443509369110145":"TEST_MESSAGE","474546222905917":"THUMBNAIL_SCRUB</text:span><text:span text:style-name="T1649">BER_NUX","924598424819954":"TIL_CHROME_EXTENSION_NUX","289757402632108":"TOPIC_AS_CHANNEL_HASHTAG_SETTING_NUX","1931893877132925":"TRAJECTORY_INTRO_NUX","583035538726803":"TRAJECTORY_INTRO_PT2_NUX","470392853464237":"TRAJECTORY_TAB_NUX","123097569135686":"</text:span><text:span text:style-name="T1650">TW_UI_LOG_SCROLL_NUX","623646138846992":"TW_UI_LOG_TIME_RANGE_NUX","2858187707627564":"UBD_INTRO_MODAL_NUX","515566326312751":"UBD_RELEASE_NOTES_NUX","291542495340158":"UBD_SRT_GUIDANCE_CARD_NUX","2751264921830684":"UBT_NEW_USER_TOUR_NUX","3705785326187076</text:span><text:span text:style-name="T1651">":"UDT_TREE_DELETE_NUX","1222121964851558":"UDT_TREE_DEPRECATE_NUX","382387875897012":"UIDOCS_SAVED_SEARCH","463083667558104":"UIDOCS_SEARCH_FILTERS","452421395292311":"UIDOCS_SET_HOME_SEARCH","555596385098831":"UIQR_REVIEW_PAGE","251402766805342":"UNICONF</text:span><text:span text:style-name="T1652">IG_LAND_TYPE_SELECTOR","516970350106259":"UNIDASH_SHARE_IN_WORKPLACE_DIALOG","522372092947885":"UNIFIED_COMPOSER_TITLE_AB_TESTING_NUX","573085953906202":"UPCOMING_MOMENTS_CREATIVE_TEMPLATES_NUX","1849324512025217":"USER_SCHEDULE_POST","896543754199497":"VD</text:span><text:span text:style-name="T1653">E_CLOSE_BUTTON_EDUCATION","656918038497738":"VDE_LIVE_REPLAY_GUIDANCE","1174210369577798":"VDE_ONBOARDING_MODAL","359317705039930":"VENDOR_PORTAL_BUG_NUB","809020126574694":"VENDOR_PORTAL_CASE_TYPE_SELECTOR","1165666960460393":"VENDOR_PORTAL_VERTICAL_SELEC</text:span><text:span text:style-name="T1654">TOR","622188575147626":"VERTICALS_PAGE_POST_CONVERSION_CTA","3582448065150108":"VIDEO_COMPOSER_AUTO_REFRAME_BANNER","1067708140326095":"VIDEO_COMPOSER_CAPTIONS_AUTOGENERATE_UPSELL","229397178825183":"VIDEO_COMPOSER_CAPTIONS_TAB_BLUE_NUX","2538858703010809"</text:span><text:span text:style-name="T1655">:"VIDEO_COMPOSER_CLIPPING_TAB_NUX","516715312858820":"VIDEO_COMPOSER_CONTENT_ENHANCEMENTS_TAB_NUX","323592119486302":"VIDEO_COMPOSER_CONTENT_ENHANCEMENTS_TAB_TRY_NOW_NUX","494541195198562":"VIDEO_COMPOSER_CONTENT_OPTIMIZATION_TAB_NUX","1289851081431953":"V</text:span><text:span text:style-name="T1656">IDEO_COMPOSER_HASHTAG_DIALOG_CTA_NUX","1904366399862572":"VIDEO_COMPOSER_MATURE_CONTENT_RATING","410772869466154":"VIDEO_COMPOSER_POLLS_SCRUBBER_NUX","2257040901075682":"VIDEO_COMPOSER_QUESTIONS_NUX","2535718866438716":"VIDEO_COMPOSER_QUESTIONS_SCRUBBER_NU</text:span><text:span text:style-name="T1657">X","1017602568751617":"VIDEO_COMPOSER_SMART_CROP_VIDEO_BUTTON_NUX","462838235041252":"VIDEO_COMPOSER_SMART_PREVIEW_BANNER","659081834665083":"VIDEO_COMPOSER_STARS_TAB_NUX","882505715915638":"VIDEO_COMPOSER_TRIM_VIDEO_BUTTON_NUX","1047736009502722":"VIDEO_C</text:span><text:span text:style-name="T1658">OMPOSER_VIDEO_AUTO_DUBBING_M1_TRY_NOW_NUX","510112456027051":"VIDEO_COPYRIGHT_ATTRIBUTION","1931842533799417":"VIDEO_COPYRIGHT_ATTRIBUTION_BANNER","210695056081827":"VIDEO_COPYRIGHT_AUTO_BLOCK","664681487071414":"VIDEO_COPYRIGHT_AUTO_MONETIZE","71893814497</text:span><text:span text:style-name="T1659">3535":"VIDEO_COPYRIGHT_BULK_DELETION","108929459724596":"VIDEO_COPYRIGHT_CONTENT_CATEGORY","763227730504481":"VIDEO_COPYRIGHT_KEYBOARD_SHORTCUTS","1611149752230319":"VIDEO_COPYRIGHT_MANUAL_BLOCK","1468124473223979":"VIDEO_COPYRIGHT_MANUAL_CLAIM","168566960</text:span><text:span text:style-name="T1660">5061064":"VIDEO_COPYRIGHT_MANUAL_MONETIZE","1073478882995296":"VIDEO_INFRA_LIVE_TRACE_DIAGNOSTIC_SECTION","571916886988270":"VIDEO_INFRA_LIVE_TRACE_PERFORMANCE_SCORES","286855062800380":"VIDEO_INFRA_LIVE_TRACE_PLAYBACK_DELIVERY_EGRESS_TAB","293839544900291</text:span><text:span text:style-name="T1661">":"VIDEO_INFRA_LIVE_TRACE_STREAM_TRACES","3451697621538062":"VIDEO_INFRA_LIVE_TRACE_STREAM_TYPE","821401328307555":"VIDEO_INFRA_LIVE_TRACE_VERSION","233981934639939":"VIDEO_INFRA_VPDB_INPUT","2871830589574928":"VIDEO_INFRA_VPDB_KEY_STATS","236889974360727"</text:span><text:span text:style-name="T1662">:"VIDEO_INFRA_VPDB_TIMELINE_SECTION","1072871656432569":"VIDEO_INFRA_VPDB_TIMELINE_ZOOM_LEVEL","608949676183461":"VIDEO_METRICS_DEBUGGER_CONFIG_SELECTOR","817399538635000":"VIDEO_METRICS_DEBUGGER_COPY_URL","447634685990159":"VIDEO_METRICS_DEBUGGER_ENTER_CO</text:span><text:span text:style-name="T1663">NFIG_NAME","410137292910071":"VIDEO_METRICS_DEBUGGER_SELECTED","602409110264922":"VIDEO_METRICS_DEBUGGER_TOGGLE_SWITCHES","366770710623847":"VIDEO_METRICS_DEBUGGER_WELCOME_MESSAGE","389317764855224":"VIDEO_SOUND_COLLECTION_NUX","3115874288637348":"VII_LIVE</text:span><text:span text:style-name="T1664">_TRACE_LAUNCH","1008999903089980":"VII_REDIRECTION_FROM_FACECAST","729163634201581":"VOLTRON_GRAPH_EXPAND_EDGE_NUX","304776094863633":"VOLUNTEERING_AUTO_CONVERT","432522074024270":"VOTING_POST_UPSELL","262553891756404":"VULN_TOOL_VULN_FIX_ACTIONS_RESCAN","</text:span><text:span text:style-name="T1665">1070478796654856":"VULN_TOOL_VULN_FIX_ACTIONS_SET_STATUS","656779231567835":"VULN_TOOL_VULN_FIX_BULK_CHECKBOX","470649144210145":"WARNING_BEFORE_SAVE_TASK","280060962569148":"WAS_LIVE_VOTING_TOGGLE","1496852667398902":"WEB_TABLE_CONFIGURATOR","118694760812</text:span><text:span text:style-name="T1666">1192":"WHATSAPP_BUSINESS_ACCOUNT_MANAGER_ANALYTICS_CSV_DOWNLOAD","994768311464420":"WHATSAPP_BUSINESS_MANAGER_ACCOUNT_OVERVIEW_LIMITS_MESSAGE","781383072351593":"WIKI_CODE_EDITOR","478878950648562":"WIKI_FEEDBACK_NUX","817939331952130":"WIKI_NAVIGATION_ELE</text:span><text:span text:style-name="T1667">MENT_MOVE_HANDLE","281733173295110":"WIT_ASSISTANT_STUDIO_QUICKTEST_GUIDANCE","4003588869704577":"WIT_ASSISTANT_STUDIO_TASKVIEW_SAVE_GUIDANCE","162395668908293":"WIT_ASSISTANT_STUDIO_TRY_BUNNYLOL_GUIDANCE","703428870454940":"WIT_INBOX","627982624455498":"W</text:span><text:span text:style-name="T1668">IT_REFRESH_UX","1353970058326101":"WORK_ACTIVATION_GROUP_PREFILL","979014079181182":"WORK_ACTIVATION_VC_ROOMS_CHAT_ENTRYPOINT_NUX","501390477424667":"WORK_ACTIVATION_WORK_CHAT_PREFILL","589233264795079":"WORK_CHAT_PINNING_THREADS_INFO_PANEL","8863307281791</text:span><text:span text:style-name="T1669">19":"WORK_COMMUNITY_CENTER","340912039962363":"WORK_DEMO_WELCOME_NUX","1454348691285259":"WORK_DIRECT_SUPPORT_SET_EXPECTATIONS","3112239645682680":"WORK_GALILEO_NAV_NUX","421780342736150":"WORK_GALILEO_UNIFIED_PEOPLE_NUX","1444796789032070":"WORK_GROUP_COM</text:span><text:span text:style-name="T1670">POSER_DRAFT_FOR","1864896927100725":"WORK_GROUP_POST_TO_GROUP_NUX","214623029967498":"WORK_KNOWLEDGE_RESOURCES_MIGRATED_NOTE","247472049652518":"WORK_KNOWLEDGE_SHOW_GHOST","337014004619097":"WORK_LIGHTSPEED_TOGGLE","421532992143361":"WORK_MEETING_CONNECT_C</text:span><text:span text:style-name="T1671">ALENDAR","898242100958826":"WORK_POST_SUMMARY_UPSELL","2035437590024582":"WORK_PREMIUM_UPGRADE_NUX","874169989441253":"WORK_PROMOTED_POSTS_USER_NUX","180375370692234":"WORK_ROOMS_NOTES_NUX","1672576546237514":"WORK_ROOMS_WHITEBOARD_NUX","954177281590862":"</text:span><text:span text:style-name="T1672">WORK_SEE_FIRST_GROUPS_NEVER_SEEN_BEFORE","2490121204562568":"WORK_SEE_FIRST_GROUPS_TOP_FEED_MARKER","373507639991756":"WORK_SEE_FIRST_GROUPS_UPSELL","305143960382537":"WORK_SKIP_ONBOARDING","791114418017607":"WORK_SMART_COMPOSE_NUX","2166504533638674":"WOR</text:span><text:span text:style-name="T1673">K_SMB_HELP_SIDEBAR_UNIT","2097970883624394":"WORK_TRACKING","677404869290175":"WORKFORCE_BULK_EDITS","332300300692157":"WORKFORCE_FRICTIONLESS_EDITING_SUMMARY","397111454151708":"WORKFORCE_INSTANT_UPDATE","719675325086271":"WORKFORCE_MANAGE_ORG","239317721</text:span><text:span text:style-name="T1674">4091618":"WORKFORCE_MESSENGER_BOT","365572497325067":"WORKFORCE_OVERVIEW","520821058462969":"WORKFORCE_POSITION_MOVEMENT_PAGE","3082538275352060":"WORKPLACE_ACTIVITY_TAB_NUX","3102980233298852":"WORKPLACE_POST_CANDIDATE_TO_RECRUITING_GROUP","48200197346433</text:span><text:span text:style-name="T1675">1":"WORKPLACE_VIDEO_AUTO_CAPTIONS_BY_DEFAULT_NUX","1268028953711420":"WP_ROOMS_BREAKOUT_NUX","686646192469439":"WP_ROOMS_PROMOTE_DESKTOP_APP_MEETINGS_V2","1232544117157836":"XDS_TOUR_EXAMPLE","424997648695829":"XFN_HOME_GROWTH_PLAN_NUX","339016384050624":"</text:span><text:span text:style-name="T1676">XFN_SUPPORT_SURVEY_NUX","2642051992785833":"XFN_WORKFLOWS_NUX","4115067378573578":"XPP_AP_STATUS_NAME_CHANGE_ANNOUNCE","2903823666549314":"XPP_CUSTOMER_SEARCH_NUX","381293296487598":"XPP_MONETIZATION_ANALYTICS_FEATURE_TOUR","435349574340933":"XPP_MONITOR_T</text:span><text:span text:style-name="T1677">AB_FEATURE_TOUR","206106344139796":"XPP_THANKS_FOR_SETTING_HOTSPOT_LOCATION","424831474592979":"XWF_XPP_APPLY_SAVE_SEGMENT","705013330196176":"XWF_XPP_APS_WITH_NO_DATA_USAGE","865192583883697":"XWF_XPP_AREA_SELECTION_FEATURE_TOUR","168000407959885":"XWF_XP</text:span><text:span text:style-name="T1678">P_AREA_SELECTION_FEEDBACK","2404852399798290":"XWF_XPP_AREA_SELECTION_SEARCH","441937883190869":"XWF_XPP_CONFIGURE_LOCATIONS_ADD_REGION_TOOLTIP","1811187075642486":"XWF_XPP_CREATE_EDIT_HOTSPOT_SEGMENT","1341323962893564":"XWF_XPP_CUSTOMER_TAB_REDESIGN_NUX"</text:span><text:span text:style-name="T1679">,"784096948729871":"XWF_XPP_CUSTOMERS_DIALOG_TROUBLSHOOTING","945707212723998":"XWF_XPP_FIND_WIFI_CONFIGURE_NUX","287349420065366":"XWF_XPP_FIND_WIFI_OVERVIEW_TOUR","697140330629640":"XWF_XPP_HOTSPOT_SEGMENT_FILTER_DESC","175902027488152":"XWF_XPP_INSIGHTS</text:span><text:span text:style-name="T1680">_LOCATIONS_APS_NO_DATA_USAGE_CTA_NUX","492657201292390":"XWF_XPP_LIVE_HOTSPOTS_SEARCH_BAR_NUX","869891813387983":"XWF_XPP_LOCATIONS_V2_MAP_SELECT_BUTTON_NUX","833551093663564":"XWF_XPP_MAPS_SEARCH","2380164995404630":"XWF_XPP_MAPS_SEARCH_BAR_FOCUSED_FEATUR</text:span><text:span text:style-name="T1681">E_NUX","365531794656039":"XWF_XPP_NETWORK_ONBOARDING_NUX","2990690894579759":"XWF_XPP_NEW_NAVIGATION_INTRO","878574165854953":"XWF_XPP_OVERVIEW_TAB_SEGMENTATION_HEADER_HOTSPOT_NUX","656214811428218":"XWF_XPP_PREDEFINED_SEGMENTS_DESC","2534764699920119":"XW</text:span><text:span text:style-name="T1682">F_XPP_RETAILER_INSIGHTS_INFO_PANEL_NUX_ITEM","310358556572547":"XWF_XPP_RETAILER_INSIGHTS_INFO_PANEL_NUX_MAIN","1182427685262996":"XWF_XPP_SESSIONS_TAB_SEGMENTATION_HEADER_HOTSPOT_NUX","360507401567261":"XWF_XPP_SLA_TAB_SEGMENTATION_HEADER_HOTSPOT_NUX","13</text:span><text:span text:style-name="T1683">08331656253671":"XWF_XPP_VENUE_PRIVACY_THRESHOLD_GUIDANCE_CARD","2714861381872254":"ZIPPYDB_ERROR_DEBUGGING_TUTORIAL_NUX","1981255745276281":"ZIPPYDB_LATENCY_DEBUGGING_TUTORIAL_NUX"}},1203],["PresencePrivacyInitialData",[],{onlinePolicy:1,privacyData:{},vi</text:span><text:span text:style-name="T1684">sibility:1},58],["ChannelInitialData",[],{channelConfig:{IFRAME_LOAD_TIMEOUT:30000,P_TIMEOUT:30000,STREAMING_TIMEOUT:70000,PROBE_HEARTBEATS_INTERVAL_LOW:1000,PROBE_HEARTBEATS_INTERVAL_HIGH:3000,MTOUCH_SEND_CLIENT_ID:1,user_channel:"p_100081299409166",seq:-</text:span><text:span text:style-name="T1685">1,retry_interval:0,max_conn:2,msgr_region:"CLN",viewerUid:"100081299409166",domain:"facebook.com",tryStreaming:false,trySSEStreaming:false,skipTimeTravel:false,uid:"100081299409166",sequenceId:112},state:"reconnect!",reason:6},143],["cr:1351741",["CometEve</text:span><text:span text:style-name="T1686">ntListener"],{__rc:["CometEventListener","Aa3IFnzjX8vqfqIwx-pyc93wSqyLXXw0PnL742XY0Yja-cvLbx8Xl1QCj9ohe7WQJMQ_CSygUpvcpxsLULLJc4w-39lpuOFoS4IJNjBx8PePtqbEBPGX"]},-1],["cr:1579987",["PresenceState"],{__rc:["PresenceState","Aa0HSFL03scXVO6pVrMz51VuRuJXqKPeIh</text:span><text:span text:style-name="T1687">JAAYuxo0PoQNQMUwgxhSQkTbrgr4k9SJa7HZV39d-CZLvmtP-8FBla-Zo"]},-1],["cr:1634616",["UserActivityBlue"],{__rc:["UserActivityBlue","Aa0HSFL03scXVO6pVrMz51VuRuJXqKPeIhJAAYuxo0PoQNQMUwgxhSQkTbrgr4k9SJa7HZV39d-CZLvmtP-8FBla-Zo"]},-1],["cr:1385201",["RelayFBDefault</text:span><text:span text:style-name="T1688">Environment"],{__rc:["RelayFBDefaultEnvironment","Aa3fQ3KurTSQCyfuJF-BpjGiHpJoouvHfrEyAWFQYFab-bJOQXokpdvERKflBRS4HyBren6iisrYqXcY1i6qfvQjSgWmIQ"]},-1],["cr:1987488",["DGWRequestStreamDeferredClient"],{__rc:["DGWRequestStreamDeferredClient","Aa00U8JTSmk9lE</text:span><text:span text:style-name="T1689">3I-THoG9EgLgO0QGYmSm_5VylBZ4zSD8_vhwfQtn3qa5HwdSnChUYUKXzqOvfK9hKgiNDlPg"]},-1],["cr:1823187",["GeoPrivateTourLayerTunnel.react"],{__rc:["GeoPrivateTourLayerTunnel.react","Aa3-La2DUHlaSXzhcYT9InDN1Yi4_NwHcYOMloTUZ2foYDCW4GG7w7eoNDy9j0ZiSWEYiNubKReRxOwvR5j-</text:span><text:span text:style-name="T1690">pBtrQd6d6VjE2-E"]},-1],["cr:2957",["createGeoPrivateSidebarNavigationFlatTheme"],{__rc:["createGeoPrivateSidebarNavigationFlatTheme","Aa1WVz0kxiMb1UtWCFchvJrxb7AKJXhtVjh2duAUSp613X6z0a5B_dz75jGa6LPMK6Q1VS4QYVZPnioHBylt_A0ZcBn3EbtR9xOrcZOV47flBWw8vNtyeVsBC1</text:span><text:span text:style-name="T1691">C7sWI8sA"]},-1],["cr:3024",[],{__rc:[null,"Aa0PPCFoehU22RPR6zHdjhxafkzvFa5yPHRHN7hTUn24x8D59GghEHLqNXKfaxoRc_8ABZX3Wvml0KM"]},-1],["cr:2046346",[],{__rc:[null,null]},-1],["cr:1053",["RelayFBMutations"],{__rc:["RelayFBMutations","Aa0HSFL03scXVO6pVrMz51VuRuJ</text:span><text:span text:style-name="T1692">XqKPeIhJAAYuxo0PoQNQMUwgxhSQkTbrgr4k9SJa7HZV39d-CZLvmtP-8FBla-Zo"]},-1],["cr:1900494",[],{__rc:[null,"Aa22XBe4g_rmpYZl2uhFocdBOlA2o11JMSMIRwzWlRAkJ9REB-X7a3s4fVl281G6oFyFB1kZt_U1QUjdAQeajqUahKkcJ-ISpGyaLDk"]},-1],["GQLSHeartbeatConfig",[],{heartbeat_interv</text:span><text:span text:style-name="T1693">al:5000},3674],["LiveQueryWebClientPollingSwitchList",[],{liveQueryWebClientPollingSwitchList:{example_config_id_to_be_switched:10000}},5842],["DGWWebConfig",[],{appId:"256281040558",appVersion:"0",dgwVersion:"2",endpoint:"",fbId:"100081299409166",authType</text:span><text:span text:style-name="T1694">:""},5508],["cr:267",[],{__rc:[null,"Aa08SUWZ46Dbd0DxEKNkAlQEPnEGK8lbE4c7nWhm6tI8eeGxItw44cHq3sFE4b1fw7_xUtlu6F0n2HfcLXtT7mysNjDDSCzSjNFz9w"]},-1],["cr:1110430",[],{__rc:[null,"Aa3h7QsbOu9IeGVRg3DGTx8wR9NLWlSzOAlpvJ-s_oCEEd4WB3qML7W4RESnnKCvUC5LQVbVxlGuEY4</text:span><text:span text:style-name="T1695">6RA"]},-1],["cr:1121434",[],{__rc:[null,"Aa3h7QsbOu9IeGVRg3DGTx8wR9NLWlSzOAlpvJ-s_oCEEd4WB3qML7W4RESnnKCvUC5LQVbVxlGuEY46RA"]},-1],["WorkUserSettings",[],{hideDock:false},3610],["KillabyteProfilerConfig",[],{htmlProfilerModule:null,profilerModule:null,depT</text:span><text:span text:style-name="T1696">ypes:{BL:"bl",NON_BL:"non-bl"}},1145],["QuicklingConfig",[],{version:"1005633626;0;",sessionLength:10,inactivePageRegex:"^/(fr/u\\.php|ads/|advertising|ac\\.php|ae\\.php|a\\.php|ajax/emu/(end|f|h)\\.php|badges/|comments\\.php|connect/uiserver\\.php|editalb</text:span><text:span text:style-name="T1697">um\\.php.+add=1|ext/|feeds/|help([/?]|$)|identity_switch\\.php|isconnectivityahumanright/|intern/|login\\.php|logout\\.php|sitetour/homepage_tour\\.php|sorry\\.php|syndication\\.php|webmessenger|/plugins/subscribe|lookback|brandpermissions|gameday|pxlcld|c</text:span><text:span text:style-name="T1698">omet|worldcup/map|livemap|work/reseller|([^/]+/)?dialog|legal|.+\\.pdf$|.+/settings/)",badRequestKeys:["nonce","access_token","oauth_token","xs","checkpoint_data","code"],logRefreshOverhead:false},60],["TrackingConfig",[],{domain:"https://pixel.facebook.co</text:span><text:span text:style-name="T1699">m"},325],["WebDevicePerfInfoData",[],{needsFullUpdate:false,needsPartialUpdate:false,shouldLogResourcePerf:false},3977],["WebStorageMonsterLoggingURI",[],{uri:"/ajax/webstorage/process_keys/?state=0"},3032],["TimeSpentConfig",[],{"0_delay":0,"0_timeout":8,</text:span><text:span text:style-name="T1700">delay:1000,timeout:64},142],["cr:844180",["TimeSpentImmediateActiveSecondsLoggerBlue"],{__rc:["TimeSpentImmediateActiveSecondsLoggerBlue","Aa0HSFL03scXVO6pVrMz51VuRuJXqKPeIhJAAYuxo0PoQNQMUwgxhSQkTbrgr4k9SJa7HZV39d-CZLvmtP-8FBla-Zo"]},-1],["cr:1187159",["Bl</text:span><text:span text:style-name="T1701">ueCompatBroker"],{__rc:["BlueCompatBroker","Aa0HSFL03scXVO6pVrMz51VuRuJXqKPeIhJAAYuxo0PoQNQMUwgxhSQkTbrgr4k9SJa7HZV39d-CZLvmtP-8FBla-Zo"]},-1],["ImmediateActiveSecondsConfig",[],{sampling_rate:2003,ias_bucket:946},423]],require:[["BDClientSignalCollectionT</text:span><text:span text:style-name="T1702">rigger","startSignalCollection",[],[{sc:"{\"t\":1637128278,\"c\":[[30000,838801],[30001,838801],[30002,838801],[30003,838801],[30004,838801],[30005,838801],[30006,573585],[30007,838801],[30008,838801],[30012,838801],[30013,838801],[30015,806033],[30018,806</text:span><text:span text:style-name="T1703">033],[30040,806033],[30093,806033],[30094,806033],[30095,806033],[30101,541591],[30102,541591],[30103,541591],[30104,541591],[30106,806039],[30107,806039],[38000,541427],[38001,806643]]}",fds:60,fda:60,i:60,sbs:1,dbs:100,bbs:100,hbi:60,rt:262144,hbcbc:2,hb</text:span><text:span text:style-name="T1704">vbc:0,hbbi:30,sid:35,hbv:"6153340683828768574"}]],["CavalryLoggerImpl","startInstrumentation",[],[]],["NavigationMetrics","setPage",[],[{page:"XAdsCMAccountsPageController",page_type:"normal",page_uri:"https://www.facebook.com/ads/manager/accounts",serverL</text:span><text:span text:style-name="T1705">ID:"7106183891701862752-0"}]],["FalcoLoggerTransports","attach",[],[]],["DimensionTracking"],["ClickRefLogger"],["DetectBrokenProxyCache","run",[],[100081299409166,"c_user"]],["NavigationClickPointHandler"],["WebDevicePerfInfoLogging","doLog",[],[]],["WebS</text:span><text:span text:style-name="T1706">torageMonster","schedule",[],[]],["Artillery","disable",[],[]],["ScriptPathLogger","startLogging",[],[]],["TimeSpentBitArrayLogger","init",[],[]],["RequireDeferredReference","unblock",[],[["VisualCompletionGating"],"sd"]],["RequireDeferredReference","unblo</text:span><text:span text:style-name="T1707">ck",[],[["VisualCompletionGating"],"css"]]],pre_display_requires:[["AsyncData","resolve",[],["adp_AdsAccountDataLoaderPreloader_629e3c996d0bc9710619915",{}],4],["AsyncData","resolve",[],["adp_AdsPEAdObjectTableDataManagerPreloader_629e3c996d1d86469833159",</text:span><text:span text:style-name="T1708">{}],4],["AsyncData","resolve",[],["adp_AdsDynamicAdgroupDataManagerPreloader_629e3c996dd722e04430433",{}],4],["AsyncData","resolve",[],["adp_AdsDynamicCampaignDataManagerPreloader_629e3c996dd933f67226775",{}],4],["AsyncData","resolve",[],["adp_AdsDynamicCa</text:span><text:span text:style-name="T1709">mpaignGroupDataManagerPreloader_629e3c996dda17578776072",{}],4],["AsyncData","resolve",[],["adp_AdsTALAccountDataLoaderPreloader_629e3c996e0598361713258",{}],4],["AsyncData","resolve",[],["adp_AdsAccountExperimentsPreloader_629e3c99725671340272106",{data:{</text:span><text:span text:style-name="T1710">gks2:{ad_account:{id:"1044541273147139",mac:"AeMXMa-vqCMxVA6Z68HYt3PAKXmMADmK1rl-lr-BCoNMoc8Q",gks:["5E9TDD5Nc","bD9rg3z65","1tThNyQBP","2rQt4DQLP","1EoUE9VW2","1Gr4TZjG9","1YgUf3kO1","3KvMdEAoQ","dVoMSqVuV","y4qdjgYp","Ce3tIgm0","2nzbdMh4G","370VGJ8lj","7</text:span><text:span text:style-name="T1711">3uIRFg6d","noTMfYyEL","1ODBuTCWG","3Sk0pdZYv","1FpfPS12G","1UDjledwO","8M1T1HoYa","49IYHoJnF","1qwdCTYwU","6iOL7EAxM","2c6CeCYsh","1rRUvdpLv","wmzO3rs9","9fqYQqSOQ","4ZUN8DkdD","1aefAY7Ag","1vZbg9NKW","1clsNx5IJ","1r5S1swiQ","1ukNkyctu","3cpj2eGeX","343Icx</text:span><text:span text:style-name="T1712">7dE","27vLbgSmG","3kIGrDPvk","38SRGVBum","28SofOfXP","1r6wgFTu2","1W8xsnbS7","6zS2WFeK6","1xRGB2ExH","1B1SFWStw","DFnpxxq4","2FI8CldvX","1ImJGcwQ1","1GF2IRYce","20fKx8ZKo","8Pg0uJkhv","sDBNFthW","31vrFZuXY","aySHvRlOk","3yTKzg7ZS","5VdR3ZZlB","1E3XXzI7H","</text:span><text:span text:style-name="T1713">7loHhf17T","2ehnV9039","4fyHGhl7l","7574IgvXe","2XrPBhbfa","1LcTWItwz","2WlwfC2Vh","TEwdvRhr","1t7dvwa3o","331n7nCVd","2rcfnj1rH","4CU7DG5YT","2nLBU11TG","n8XBROK6P","3SzNJGCob","eDKQRTDjN","19ftIwG8b","18dK7D3Hc","2oYTGj78M","aYcUQ2aWG","1Au11jAia","2qHQ0</text:span><text:span text:style-name="T1714">MOwS","nYXbZ97Ud","eqd61pDHh","l7CF8viFH","1qQWOkOTE","lPQgCaysS","1e95m0qIK","1jI926VDj","2w6ssvNRH","1Xfw0Kj6A","36IDFtSrP","HfvJIjDX","4RSNhe1vY","1FZ53kqIq","1ZmoAXGJF","3lATCVNvN","8FPGQbQ92","4w6oMZo60","1CVnpyKKf","9642M4RW4","2UI3PCxdZ","3Q9gbLmTA"</text:span><text:span text:style-name="T1715">,"dinLaSCBI","4DZ9wz8Wy","4WJnLG4fa","1MUWEz4ou","51zYzNLTx","6X3f24dEd","16sZjdLJh","3EMb74gG8","vUmlqWEO","4pjD5DP5r","2FBpOAMhc","HsBtHGwu","1q4bb5YXA","3rqy9vm5D","1ld9X1Tux","JKhgGCFc","2js0Q30ZT","3ZKKUmb3r","AUZ8Lyqd","25DLQ7Mj9","3EsMAVyln","2s9DWP</text:span><text:span text:style-name="T1716">4XR","2Kvw3EPdp","8MDFQ0Htd","KM70RVui","YORHukiX","5o7BQJ6ZK","1GAbVYi9z","1E0hFpYFa","61sRl98gg","1B5cbqbEG","6BBrDyF5D","3twPykhHM","6wJkNcugX","Bb9GRHQT","Xu8k2ocl","1nDOuuIlA","dTC8TrRos","19fPhwXcD","fYbSfCXhs","ICBinsKJ","8qCr01TgS","1sqkNRiVD","bTK</text:span><text:span text:style-name="T1717">BiAlGi","3IqUpwqhH","X8Ku8b7n","IYBzuy92","KQZjlPhs","3R9wyydTO","3oFVV7owC","1AyoSotF9","2slUBnhqp","23A8ceyTt","1keIzKJxG","1duLw79FG","1gSYCA2y1","1EdWlTBqY","kcUR0tazm","16MA3NuCJ","FiQcNxLk","41arn6g7w","2WnSe8gbW","l0vNMVngG","1ykzscFlP","2AfrybpHo",</text:span><text:span text:style-name="T1718">"DcD6ljl6","2aI7US0gk","2a5GgOiU7","2LcfPkeol","jiKZTO3RL","QCBulhRY","4gXmnazNQ","mKYp6BAsC","5nt1q8vnX","5HYrpHHZP","2mb5HjDZS","22FgRQWnV","23BSBIEDK","1mnXiynGA","1OflPTnip","ivRK96vMs","2BDNWC8Vp"],gkablog:null}},qes2:{"0":{id:"1044541273147139",log:[</text:span><text:span text:style-name="T1719">"6mwyryRpF:14quIqisKso","22SmvKkD0:5HzjuHKjZwq","53aaq2JCA:4JD98OkScEz","30NFZvBB7:aFB7ijbAVX0","7BfToRr5U:13SbxWaUCEj","6HtC1iPb5:8K4jzT8zfel","32bDYI6Y0:87Iq6n7SkWj","1tZQRvOzU:qDh63zMPzo","30q31Ejvx:2mlnYAnGva3","kw0oDE5Hl:3UFcG5eHlsY","1E72831r0:8Fr5Hy</text:span><text:span text:style-name="T1720">Iiy54","h8hPcUqOP:HgzdaSyLKY","8yqeJ7JFo:7hhYTubF4Ku","2q2eRYt9u:3McdZKLbr5U","1oZYQ6fQ8:8Afun9NdtND","tNfn1CnTl:66nyLVKfiux","cbRBWTWNw:1lLA3vvy9o0","31YN57dVq:46w7TxRtoz0","160vU2JfT:avf21IxxEgP","2b7ZTfi3j:7RY6mnYVozN","1RQapk2y3:1peUplCnJtA","kCKXzFcDu</text:span><text:span text:style-name="T1721">:SGsJrt1Jx","2fREOBBPb:6PW85HdY5q8","1wnHVwux0:7DOVZPQXMKr","1LbM9LytV:8eKR8frY5l7","2Yzkc0Xvv:8e2IZAiAmsM","1bMpqL6ou:9eKpQKnUKfk","1aMl9MDI0:1zJjDvnAw05","58ZPnrWen:4ciqnos2sYv","1In9NML0u:9n4JyTSEPTT","1jDRoK5CM:2pvWEQfObkW","2PGxxrBZo:4UMetpQYlzz","1F2</text:span><text:span text:style-name="T1722">yMTiuR:9nbx5QgEcKZ","8KWk8L8Jr:8QLNsaa0jGh","3jpMHmPWL:6QqhbLidrOu","H5W8fl5R:Z2tQdmr5Sh","52YQWr8TW:2itcPOyQbSi","2XKNpS6tY:3njnXeJBRuI","m1ZkE0Nbf:9WjC1gKhOg8","1HR86HIsn:7qKKU55goKk","cweWv8Sc2:9Q2W1itWm5N","pqBPyynIc:8s0mfTJcgFI","my0B7xkuo:1ZmKUjwrJks</text:span><text:span text:style-name="T1723">","my0B7xkuo:SxI0aUOKW2","2XMNz3hcj:6wAbDeaTZaG","9Y7ARH5KL:7g7pao7h62D"],mac:"AeMXMa-vqCMxVA6Z68HYt3PAKXmMADmK1rl-lr-BCoNMoWdv",qes:{"bRG9tOqFO:4cV7sTlHb21":false,"13quaiQle:2SIRAOOiPIa":"da_aco_1ad_per_adset_pause_none","3qf3rltcH:9kf671w6Th2":"eligible"</text:span><text:span text:style-name="T1724">,"1NQ9H5kRp:5nlRqiiXp8u":"not_eligible","V0EqEFz2:Bb9mQi71hQ":"waist_v2","6mwyryRpF:14quIqisKso":null,"22SmvKkD0:5HzjuHKjZwq":true,"53aaq2JCA:4JD98OkScEz":true,"30NFZvBB7:aFB7ijbAVX0":true,"7BfToRr5U:13SbxWaUCEj":true,"6HtC1iPb5:8K4jzT8zfel":true,"2lFms1zm</text:span><text:span text:style-name="T1725">z:a8P7JrBLNv5":true,"32bDYI6Y0:87Iq6n7SkWj":false,"1tZQRvOzU:qDh63zMPzo":false,"30q31Ejvx:2mlnYAnGva3":false,"kw0oDE5Hl:3UFcG5eHlsY":false,"4lHf0wuTK:1fZMWaCdebw":true,"22WGtalT2:1sfJSdy54yB":false,"PFC10OVd:67BaHOvW9TJ":false,"1gAK0KJNE:6XW5FKcHI1X":true,</text:span><text:span text:style-name="T1726">"1PYflUiPA:9g4daGupBhh":true,"25jStFQbS:1KnCol5WKBI":true,"XHMB6pjv:77SCht1ao9L":true,"1rZipbEXN:52u9yh6e2i1":true,"3XSP5pR5W:9GMh6hF7tNS":true,"1E72831r0:8Fr5HyIiy54":false,"h8hPcUqOP:HgzdaSyLKY":true,"3J2cF9sTQ:aba29N8nkcQ":true,"8yqeJ7JFo:7hhYTubF4Ku":f</text:span><text:span text:style-name="T1727">alse,"17GZtcAvc:3aqi5HKCnr":true,"17GZtcAvc:6LAA9uzNvii":true,"4IaQYjiqo:9J2rGD0LDbt":true,"1CLexesUX:3en4kvMNKjG":false,"2q2eRYt9u:3McdZKLbr5U":true,"1oZYQ6fQ8:8Afun9NdtND":true,"29TEOVV4H:9d226Yv1fY8":true,"tNfn1CnTl:66nyLVKfiux":false,"cbRBWTWNw:1lLA3vv</text:span><text:span text:style-name="T1728">y9o0":false,"31YN57dVq:46w7TxRtoz0":false,"160vU2JfT:avf21IxxEgP":false,"2b7ZTfi3j:7RY6mnYVozN":null,"1RQapk2y3:1peUplCnJtA":false,"kCKXzFcDu:SGsJrt1Jx":false,"2fREOBBPb:6PW85HdY5q8":1,"1wnHVwux0:7DOVZPQXMKr":false,"1LbM9LytV:8eKR8frY5l7":true,"2Yzkc0Xvv:8</text:span><text:span text:style-name="T1729">e2IZAiAmsM":true,"1bMpqL6ou:9eKpQKnUKfk":true,"1aMl9MDI0:1zJjDvnAw05":true,"58ZPnrWen:4ciqnos2sYv":true,"1In9NML0u:9n4JyTSEPTT":true,"25akgr43Q:2FwxullZfu2":true,"2eiHZWLVr:2ZaswLEw8fr":"prereqs_capi","1jDRoK5CM:2pvWEQfObkW":true,"2PGxxrBZo:4UMetpQYlzz":fa</text:span><text:span text:style-name="T1730">lse,"1F2yMTiuR:9nbx5QgEcKZ":false,"8KWk8L8Jr:8QLNsaa0jGh":true,"3jpMHmPWL:6QqhbLidrOu":true,"8Jk5HsvSd:9B2L9whE66m":true,"4jxwkG8P5:15FNX3bc5L3":"control","1vwLTJixN:k4TJKyMyA7":true,"2FfHgoOMr:8yQnl1rzAw4":false,"H5W8fl5R:Z2tQdmr5Sh":true,"2qqAzd7Gx:7ip7q</text:span><text:span text:style-name="T1731">GyCpE4":true,"N2tp6hKq:6YrKvtthgJB":true,"52YQWr8TW:2itcPOyQbSi":true,"fMfjefVZN:8MD9yTJMgvY":true,"4kawUQmRv:7Jcrhj59uky":true,"4lv3ylL5J:yLHxAAgrc7":null,"b15s24jNY:5XgxHMQRL69":false,"2XKNpS6tY:3njnXeJBRuI":true,"m1ZkE0Nbf:9WjC1gKhOg8":true,"2TpXTc7gO:6</text:span><text:span text:style-name="T1732">WqR9pRMra9":true,"42ojkEs5I:37M0TJLYb3B":true,"1HR86HIsn:7qKKU55goKk":true,"cweWv8Sc2:9Q2W1itWm5N":true,"pqBPyynIc:8s0mfTJcgFI":true,"1orTA7MO4:8asCZGh7i2n":true,"ZPG5Pn1A:5ir0aQmA4j9":true,"my0B7xkuo:1ZmKUjwrJks":false,"my0B7xkuo:SxI0aUOKW2":false,"2XMNz3</text:span><text:span text:style-name="T1733">hcj:6wAbDeaTZaG":false,"8y1uBYYaz:4MbCmVNsLz4":true,"5twKnFahD:3lhLR9Y0qUc":true,"1CFWwdSO5:hXh52hrH6A":true,"1ab5L9icb:aTgmFmixE7M":"control_lpv_object_id","aHdfsILCM:5RvHceEaTG2":true,"14YDITCXa:6FA5ly9Jdhv":false,"14YDITCXa:6oGWGneLjOQ":false,"14YDITCXa</text:span><text:span text:style-name="T1734">:6rMAuTX9LJ0":5,"9Y7ARH5KL:7g7pao7h62D":true,"OuPPWUJc:5H5J2ZPe61s":false,"197lFS80I:7rnhOhDt2iv":false,"15t6jIqcr:7rXPfdyI8O0":false}},"49":{id:"1044541273147139",log:[],mac:"AeMXMa-vqCMxVA6Z68HYt3PAKXmMADmK1rl-lr-BCoNMoWgU",qes:{}}}}}],4]]},hsrp:{hsdp:{c</text:span><text:span text:style-name="T1735">lpData:{"1743095":{r:1,s:1},"1871697":{r:1,s:1},"1829319":{r:1},"1829320":{r:1},"1843988":{r:1}},gkxData:{"1652843":{result:false,hash:"AT6uh9NWRY4QEQoYcVQ"}}},hblp:{consistency:{rev:1005633626},rsrcMap:{CTyqZDt:{type:"js",src:"https://static.xx.fbcdn.net/</text:span><text:span text:style-name="T1736">rsrc.php/v3/yw/r/mkKjSW-AC62.js?_nc_x=uhDiwmKC_B3",nc:1},FEt5GzN:{type:"js",src:"https://static.xx.fbcdn.net/rsrc.php/v3/yn/r/KWY7Edb5_DT.js?_nc_x=uhDiwmKC_B3",nc:1}},compMap:{TransportSelectingClientSingleton:{r:["u/+QIsG","1Iwuzbz"],rds:{m:["ContextualCo</text:span><text:span text:style-name="T1737">nfig","BladeRunnerClient","DGWRequestStreamClient","MqttLongPollingRunner","BanzaiScuba_DEPRECATED"],r:["y/us7KW","sJfcljR"]},be:1},RequestStreamCommonRequestStreamCommonTypes:{r:["1Iwuzbz"],be:1}}}},allResources:["u/+QIsG","Zmyy3FL","1Iwuzbz","CTyqZDt","i</text:span><text:span text:style-name="T1738">n9eIAN","FEt5GzN","sJfcljR","MIvZcWB","y/us7KW","6Xbj/Xg","oUUfk8a","xcEmm9x"],onload:["CavalryLogger.getInstance(\"7106183891701862752-0\").setTTIEvent(\"t_domcontent\");"],onafterload:["CavalryLogger.getInstance(\"7106183891701862752-0\").collectBrowserT</text:span><text:span text:style-name="T1739">iming(window)","window.CavalryLogger&amp;&amp;CavalryLogger.getInstance().setTimeStamp(\"t_paint\");","if (window.ExitTime){CavalryLogger.getInstance(\"7106183891701862752-0\").setValue(\"t_exit\", window.ExitTime);};"]});}));</text:span></text:p>
      <text:p text:style-name="P1740"><text:tab/>&lt;/script&gt;</text:p>
      <text:p text:style-name="P1741">&lt;/body&gt;</text:p>
      <text:p text:style-name="P1742"/>
      <text:p text:style-name="Normal"><text:span text:style-name="T1743">&lt;/html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uznetsov Danila</meta:initial-creator>
    <dc:creator>Kuznetsov Danila</dc:creator>
    <meta:creation-date>2022-06-06T16:33:00Z</meta:creation-date>
    <dc:date>2022-06-10T14:39:00Z</dc:date>
    <meta:template xlink:href="Normal.dotm" xlink:type="simple"/>
    <meta:editing-cycles>5</meta:editing-cycles>
    <meta:editing-duration>PT6720S</meta:editing-duration>
    <meta:document-statistic meta:page-count="1" meta:paragraph-count="1352" meta:word-count="104238" meta:character-count="676196" meta:row-count="4777" meta:non-whitespace-character-count="573310"/>
  </office:meta>
</office:document-meta>
</file>